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71mm"/>
    </style:style>
    <style:style style:name="co2" style:family="table-column">
      <style:table-column-properties fo:break-before="auto" style:column-width="202.16mm"/>
    </style:style>
    <style:style style:name="co3" style:family="table-column">
      <style:table-column-properties fo:break-before="auto" style:column-width="332.92mm"/>
    </style:style>
    <style:style style:name="co4" style:family="table-column">
      <style:table-column-properties fo:break-before="auto" style:column-width="495.44mm"/>
    </style:style>
    <style:style style:name="co5" style:family="table-column">
      <style:table-column-properties fo:break-before="auto" style:column-width="356.27mm"/>
    </style:style>
    <style:style style:name="co6" style:family="table-column">
      <style:table-column-properties fo:break-before="auto" style:column-width="439.72mm"/>
    </style:style>
    <style:style style:name="co7" style:family="table-column">
      <style:table-column-properties fo:break-before="auto" style:column-width="647.15mm"/>
    </style:style>
    <style:style style:name="co8" style:family="table-column">
      <style:table-column-properties fo:break-before="auto" style:column-width="171.93mm"/>
    </style:style>
    <style:style style:name="co9" style:family="table-column">
      <style:table-column-properties fo:break-before="auto" style:column-width="232.11mm"/>
    </style:style>
    <style:style style:name="co10" style:family="table-column">
      <style:table-column-properties fo:break-before="auto" style:column-width="536.58mm"/>
    </style:style>
    <style:style style:name="co11" style:family="table-column">
      <style:table-column-properties fo:break-before="auto" style:column-width="116.79mm"/>
    </style:style>
    <style:style style:name="co12" style:family="table-column">
      <style:table-column-properties fo:break-before="auto" style:column-width="280.86mm"/>
    </style:style>
    <style:style style:name="co1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none"/>
    </style:style>
    <style:style style:name="ce2" style:family="table-cell" style:parent-style-name="Default">
      <style:text-properties style:font-name="Liberation Sans" style:font-name-asian="Droid Sans Fallback" style:font-name-complex="FreeSans"/>
    </style:style>
  </office:automatic-styles>
  <office:body>
    <office:spreadsheet>
      <table:table table:name="dataEntrenamien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
        <table:table-column table:style-name="co11" table:default-cell-style-name="Default"/>
        <table:table-column table:style-name="co12" table:default-cell-style-name="Default"/>
        <table:table-column table:style-name="co13" table:number-columns-repeated="2"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column table:style-name="co13" table:default-cell-style-name="ce1"/>
        <table:table-column table:style-name="co13" table:number-columns-repeated="4" table:default-cell-style-name="Default"/>
        <table:table-row table:style-name="ro1">
          <table:table-cell office:value-type="string" calcext:value-type="string">
            <text:p>Job Id</text:p>
          </table:table-cell>
          <table:table-cell table:style-name="ce1" office:value-type="string" calcext:value-type="string">
            <text:p>Job Title</text:p>
          </table:table-cell>
          <table:table-cell office:value-type="string" calcext:value-type="string">
            <text:p>Job Description</text:p>
          </table:table-cell>
          <table:table-cell office:value-type="string" calcext:value-type="string">
            <text:p>Job Qualifications</text:p>
          </table:table-cell>
          <table:table-cell table:style-name="Default" office:value-type="string" calcext:value-type="string">
            <text:p>Job Category</text:p>
          </table:table-cell>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cell table:style-name="Default"/>
          <table:table-cell/>
          <table:table-cell table:style-name="ce1"/>
          <table:table-cell table:number-columns-repeated="2"/>
        </table:table-row>
        <table:table-row table:style-name="ro1">
          <table:table-cell office:value-type="float" office:value="1003" calcext:value-type="float">
            <text:p>1003</text:p>
          </table:table-cell>
          <table:table-cell office:value-type="string" calcext:value-type="string">
            <text:p>Practicante FI</text:p>
          </table:table-cell>
          <table:table-cell office:value-type="string" calcext:value-type="string">
            <text:p>Atención de los tickets de mesa de ayuda previa orientación del procedimiento a seguir. <text:s/>Realizar el control de calidad de los requerimientos de cambio y/o adiciones de las aplicaciones <text:s/>realizando pruebas técnicas y de usuario. <text:s/>Documentación técnica de los cambios. <text:s/>Preparar informes específicos según requerimientos y orientaciones recibidas.</text:p>
          </table:table-cell>
          <table:table-cell office:value-type="string" calcext:value-type="string">
            <text:p>Nivel avanzado en MS Office (Excel Word <text:s/>Power Point) e Internet. <text:s/>Dominio del inglés (Intermedio).</text:p>
          </table:table-cell>
          <table:table-cell table:number-columns-repeated="1020"/>
        </table:table-row>
        <table:table-row table:style-name="ro1">
          <table:table-cell office:value-type="float" office:value="1117" calcext:value-type="float">
            <text:p>1117</text:p>
          </table:table-cell>
          <table:table-cell office:value-type="string" calcext:value-type="string">
            <text:p>Practicante de Compensaciones</text:p>
          </table:table-cell>
          <table:table-cell office:value-type="string" calcext:value-type="string">
            <text:p>1) Apoyo en el diseño <text:s/>optimización y ejecución de los procesos involucrados en la gestión de las compensaciones en la empresa. <text:s/>2) Apoyo en la formulación y elaboración de tableros de control <text:s/>reportes estadísticos <text:s/>proyecciones <text:s/>simulaciones diversas referidas a la gestión de compensaciones en la empresa. <text:s/>3) Apoyo en los controles de auditoría <text:s/>4) Apoyo en el seguimiento del cumplimiento del presupuesto de las cuentas de compensaciones y mantenimiento del orden en las cuentas contables correspondientes. <text:s/>5) Apoyo en el diseño de nuevos proyectos de Gestión de información de Compensaciones.</text:p>
          </table:table-cell>
          <table:table-cell office:value-type="string" calcext:value-type="string">
            <text:p>3 MESES.</text:p>
          </table:table-cell>
          <table:table-cell table:number-columns-repeated="1020"/>
        </table:table-row>
        <table:table-row table:style-name="ro1">
          <table:table-cell office:value-type="float" office:value="1137" calcext:value-type="float">
            <text:p>1137</text:p>
          </table:table-cell>
          <table:table-cell office:value-type="string" calcext:value-type="string">
            <text:p>Asistente de Sistemas</text:p>
          </table:table-cell>
          <table:table-cell office:value-type="string" calcext:value-type="string">
            <text:p>Elaboración de diagramas de flujo en Visio <text:s/>apoyo en proceso de desarrollo de software: ing. de requerimientos. <text:s/>Análisis de elaboración de prototipos <text:s/>aseguramiento de calidad. <text:s/>Apoyar en la Gestión de proyectos. Apoyo en documentación / entregables de proyectos.</text:p>
          </table:table-cell>
          <table:table-cell office:value-type="string" calcext:value-type="string">
            <text:p>Gestión de proyectos e ingeniería de Sofware es preferible que tenga experiencia <text:s/>pero no indispensable. <text:s/>El postulante debe tener conocimientos avanzados de ofimática y debe conocer Camtasia en nivel avanzado. <text:s/>Conocimiento: <text:s/>Ingeniería del Sotfware. </text:p>
          </table:table-cell>
          <table:table-cell table:number-columns-repeated="1020"/>
        </table:table-row>
        <table:table-row table:style-name="ro1">
          <table:table-cell office:value-type="float" office:value="1164" calcext:value-type="float">
            <text:p>1164</text:p>
          </table:table-cell>
          <table:table-cell office:value-type="string" calcext:value-type="string">
            <text:p>Practicante</text:p>
          </table:table-cell>
          <table:table-cell office:value-type="string" calcext:value-type="string">
            <text:p>Actividades de apoyo como practicante según la especialidad y unidad organizacional.</text:p>
          </table:table-cell>
          <table:table-cell office:value-type="string" calcext:value-type="string">
            <text:p>No es necesaria la experiencia.</text:p>
          </table:table-cell>
          <table:table-cell table:number-columns-repeated="1020"/>
        </table:table-row>
        <table:table-row table:style-name="ro1">
          <table:table-cell office:value-type="float" office:value="1193" calcext:value-type="float">
            <text:p>1193</text:p>
          </table:table-cell>
          <table:table-cell office:value-type="string" calcext:value-type="string">
            <text:p>Recíen egresados en Ingeniería Informática para Consultoría de Negocio</text:p>
          </table:table-cell>
          <table:table-cell office:value-type="string" calcext:value-type="string">
            <text:p>Participación en el diseño de soluciones de negocio <text:s/>en su desarrollo e implantación <text:s/>desde la vertiente tecnológica. Integración de Sistemas <text:s/>Sistemas de Información de Gestión <text:s/>Implantación de herramientas especialistas. <text:s/>Desarrollo de aplicaciones. <text:s/>Estrategia de Sistemas. Evolución profesional hacia la gestión de equipos tecnológicos en entornos multidisciplinares trabajando de manera integrada con equipos funcionales.</text:p>
          </table:table-cell>
          <table:table-cell office:value-type="string" calcext:value-type="string">
            <text:p>Buscamos personas dinámicas <text:s/>responsables <text:s/>con capacidad de trabajo y facilidad de integración en equipos multidisciplinares <text:s/>para incorporarse a nuestras áreas de conocimiento: industrias (Entidades Financieras <text:s/>Energía y Utilities <text:s/>y Telecomunicaciones) o líneas de actividad (Negocios Mayoristas <text:s/>Negocios Minoristas <text:s/>CRM <text:s/>Riesgos <text:s/>Operaciones <text:s/>Información para la Gestión <text:s/>Nuevas Tecnologías).</text:p>
          </table:table-cell>
          <table:table-cell table:number-columns-repeated="1020"/>
        </table:table-row>
        <table:table-row table:style-name="ro1">
          <table:table-cell office:value-type="float" office:value="1197" calcext:value-type="float">
            <text:p>1197</text:p>
          </table:table-cell>
          <table:table-cell office:value-type="string" calcext:value-type="string">
            <text:p>Java Software Engineer</text:p>
          </table:table-cell>
          <table:table-cell office:value-type="string" calcext:value-type="string">
            <text:p>Avantica Technologies <text:s/>Empresa transnacional dedicada al desarrollo de software <text:s/>trabaja con tecnología de punta y cuenta con una cartera de clientes en Norte y Centroamérica <text:s/>y en Perú <text:s/>con grandes oportunidades de desarrollo y capacitación constante <text:s/>se encuentra en búsqueda de profesionales destacados para incorporarlos a su equipo de trabajo. <text:s/>Funciones: <text:s text:c="2"/>Responsable de manejar la integración y la entrega continua utilizando técnicas de automatización.</text:p>
          </table:table-cell>
          <table:table-cell office:value-type="string" calcext:value-type="string">
            <text:p><text:s/>Experiencia de 2 a 4 años en desarrollo de software en Java. <text:s text:c="2"/>Sólida experiencia en las siguientes tecnologías y herramientas: Java <text:s/>JavaScript <text:s/>Web Programming <text:s/>Database <text:s/>Web Apps. Agile/Scrum methodology.</text:p>
          </table:table-cell>
          <table:table-cell table:number-columns-repeated="1020"/>
        </table:table-row>
        <table:table-row table:style-name="ro1">
          <table:table-cell office:value-type="float" office:value="1203" calcext:value-type="float">
            <text:p>1203</text:p>
          </table:table-cell>
          <table:table-cell office:value-type="string" calcext:value-type="string">
            <text:p>Practicante Programador</text:p>
          </table:table-cell>
          <table:table-cell office:value-type="string" calcext:value-type="string">
            <text:p>Desarrollar los diferentes proyectos y requerimientos solicitados por la empresa. <text:s/>Apoyar en el soporte tecnológico a las diferentes aplicaciones de la empresa <text:s/>Brindar apoyo en las diferentes actividades del Analista de Sistemas. <text:s/>Crear manuales y documentos referidos a los proyectos y requerimientos desarrollados en la compañía. <text:s/>Apoyar en las capacitaciones de los usuarios finales.</text:p>
          </table:table-cell>
          <table:table-cell office:value-type="string" calcext:value-type="string">
            <text:p>Indispensable: Experiencia en Visual Studio.Net <text:s/>C# <text:s/>Vb.net <text:s text:c="2"/>SQL Server 2008. Deseable conocimiento en Excel <text:s/>Reporting Services. <text:s/>Mínimo de 3 a 6 meses en puestos similares</text:p>
          </table:table-cell>
          <table:table-cell table:number-columns-repeated="1020"/>
        </table:table-row>
        <table:table-row table:style-name="ro1">
          <table:table-cell office:value-type="float" office:value="1207" calcext:value-type="float">
            <text:p>1207</text:p>
          </table:table-cell>
          <table:table-cell office:value-type="string" calcext:value-type="string">
            <text:p>Practicante de Automatización de Procesos de TI</text:p>
          </table:table-cell>
          <table:table-cell office:value-type="string" calcext:value-type="string">
            <text:p>1) Brindar soporte y adecuada atención de solicitudes de 1er nivel que llegan al buzón de Automatización. <text:s/>2) Atiende soporte y solicitudes de 1er nivel vía buzón de IDTAutomatización <text:s/>3) Capacita a usuarios nuevos sobre las herramientas del ciclo de vida de un requerimiento <text:s/>4) Apoya en tareas operativas a los proyectos e iniciativas del equipo</text:p>
          </table:table-cell>
          <table:table-cell office:value-type="string" calcext:value-type="string">
            <text:p>Conocimiento de macros en Excel <text:s/>conocimiento intermedio en SQL</text:p>
          </table:table-cell>
          <table:table-cell table:number-columns-repeated="1020"/>
        </table:table-row>
        <table:table-row table:style-name="ro1">
          <table:table-cell office:value-type="float" office:value="1226" calcext:value-type="float">
            <text:p>1226</text:p>
          </table:table-cell>
          <table:table-cell office:value-type="string" calcext:value-type="string">
            <text:p>Administrador de RED y Comunicaciones</text:p>
          </table:table-cell>
          <table:table-cell office:value-type="string" calcext:value-type="string">
            <text:p>El cargo consiste en administrar la infraestructura informática <text:s/>centro de datos y la red de datos <text:s/>telefonía y comunicaciones en KOBSA. Las funciones a desarrollar son las siguientes: <text:s text:c="3"/>Administrar el centro de cómputo de KOBSA. <text:s/>Administrar la red de datos. <text:s/>Administrar el servicio de telefonía PBX Asterisk. <text:s/>Velar por la seguridad informática y de comunicaciones. <text:s/>Asegurar la disponibilidad de los servicios relacionados a las TI. <text:s/>Definir y mantener la infraestructura tecnológica más adecuada para la empresa. <text:s/>Otras que le asigne el Gerente General.</text:p>
          </table:table-cell>
          <table:table-cell office:value-type="string" calcext:value-type="string">
            <text:p>Experiencia laboral mínima de 04 años relacionado con las Tecnologías de la información o Sistemas. <text:s text:c="3"/>Experiencia laboral especifica mínima de 02 años en puestos similares. <text:s text:c="3"/>Conocimiento de servidores Linux CentOS. <text:s text:c="3"/>Conocimiento de servidores Asterisk.</text:p>
          </table:table-cell>
          <table:table-cell table:number-columns-repeated="1020"/>
        </table:table-row>
        <table:table-row table:style-name="ro1">
          <table:table-cell office:value-type="float" office:value="1237" calcext:value-type="float">
            <text:p>1237</text:p>
          </table:table-cell>
          <table:table-cell office:value-type="string" calcext:value-type="string">
            <text:p>Analista Programador Web Junior en .Net (C#)</text:p>
          </table:table-cell>
          <table:table-cell office:value-type="string" calcext:value-type="string">
            <text:p><text:s/>Desarrollo de aplicaciones web y servicios en ncapas usando C# <text:s/>MS –SQL Server <text:s/>Web services (SOAP/XML <text:s/>Restful/JSON). <text:s text:c="2"/>Creación de diagramas de clases <text:s/>DER's <text:s/>casos de uso y casos de prueba. <text:s text:c="2"/>Trabajo en equipo en desarrollos desacoplados con C#. <text:s text:c="2"/>Garantizar la calidad del proyecto final.</text:p>
          </table:table-cell>
          <table:table-cell office:value-type="string" calcext:value-type="string">
            <text:p>Conocimientos: <text:s text:c="2"/>Conocimiento intermedio en desarrollos web con C# <text:s text:c="2"/>Conocimientos a nivel intermedio de las siguientes tecnologías: ASP.net <text:s/>WCF <text:s/>RestFul <text:s/>JSon <text:s/>JQuery <text:s/>HTML <text:s/>CSS <text:s/>SOAP/XML <text:s text:c="2"/>SQL Server nivel intermedio (implementación de consultas <text:s/>funciones y store procedures). <text:s/>Requisitos <text:s text:c="2"/>Profesional de la carrera de Ingeniería de Sistemas <text:s/>Informática o Computación. <text:s text:c="2"/>Mínimo 2 años de experiencia como Analista Programador Web en C#.net. <text:s text:c="2"/>Deseable: experiencia en pruebas unitarias automatizadas <text:s/>experiencia en metodologías ágiles de desarrollo (Scrum). <text:s text:c="2"/>Inglés: Nivel Intermedio <text:s/>capacidad de entender y redactar información técnica de tecnologías de información. <text:s text:c="2"/>Capacidad de trabajo en equipo <text:s/>orientado al resultado <text:s/>proactivo <text:s/>responsable <text:s/>capacidad de trabajo bajo presión <text:s/>alta capacidad de análisis e investigación personal <text:s/>capacidad de autoaprendizaje <text:s/>autogestionable <text:s/>analítico.</text:p>
          </table:table-cell>
          <table:table-cell table:number-columns-repeated="1020"/>
        </table:table-row>
        <table:table-row table:style-name="ro1">
          <table:table-cell office:value-type="float" office:value="1254" calcext:value-type="float">
            <text:p>1254</text:p>
          </table:table-cell>
          <table:table-cell office:value-type="string" calcext:value-type="string">
            <text:p>Ingeniero de Software</text:p>
          </table:table-cell>
          <table:table-cell office:value-type="string" calcext:value-type="string">
            <text:p><text:s/>Responsable de liderar varios equipos de desarrollo concentrados en cualquiera de los siguientes aspectos: desarrollo de nuevos proyecto <text:s/>mantenimiento y/o actividades de soporte a producción. <text:s text:c="2"/>Responsable por la entrega técnica a tiempo <text:s/>innovación y bajo nivel de defectos en las soluciones computacionales provistas. <text:s text:c="2"/>Diseño del modelo de la arquitectura. <text:s text:c="2"/>Codificación y modificaciones de la base de datos. <text:s text:c="2"/>Manejo de ramas <text:s/>y estrategias de sincronización del código de diferentes equipos simultáneos (merging). <text:s text:c="2"/>Realizar modelado basado en UML atado en el modelo de negocio de la empresa. <text:s text:c="2"/>Pruebas unitarias e Implementación de patrones de diseño. <text:s text:c="2"/>Interacción con Analistas del Negocio e Ingenieros de Calidad <text:s/>incluyendo la entrega del código. <text:s text:c="2"/>Promover y asegurar el cumplimiento de las mejores prácticas de ingeniería.</text:p>
          </table:table-cell>
          <table:table-cell office:value-type="string" calcext:value-type="string">
            <text:p><text:s/>Certificación en Java (Deseable). <text:s text:c="2"/>Experiencia mínima de 5 años como ingeniero de sistemas / desarrollador de aplicaciones para usuarios finales y servicios base del negocio. <text:s text:c="2"/>Experiencia mínima de 2 años desarrollando Aplicaciones Web Java J2EE o software de código libre. <text:s text:c="2"/>Experiencia trabajando con: <text:s/>Tecnologías como: JSP <text:s/>JSTL <text:s/>Servlets <text:s/>Spring <text:s/>JavaBeans <text:s/>ORM <text:s/>JMS . <text:s text:c="2"/>Bases de datos como: MySQL <text:s/>Oracle o PostgreSQL. <text:s text:c="2"/>Ciclo de vida del desarrollo de sistemas <text:s/>como: KanBan <text:s/>SCRUM o algún otro SDLC ágil. <text:s text:c="2"/>Conocimiento de Patrones de Negocios Empresariales y prácticas de ingeniería de software tal como: Integración Continua <text:s/>Pruebas Unitarias (TDD) y Análisis de código estático. <text:s text:c="2"/>Experiencia con herramientas de control de versiones tales como SVN y con Java IDE (Eclipse). <text:s text:c="2"/>Experiencia trabajando con Hibernate <text:s/>Mule <text:s/>VFabric es preferible y Herramientas para colaboración y <text:s/>comunicación tales como VOIP <text:s/>Chat <text:s/>Email <text:s/>Wikis y PBX. <text:s text:c="2"/>Competente en el seguimiento de errores <text:s/>wikis y herramientas de administración en metodologías agiles. <text:s text:c="2"/>Experiencia en SOA y Desarrollo para dispositivos móviles <text:s text:c="2"/>Arquitectura basada para correr en un ambiente de Cloud Computing. <text:s text:c="2"/>Nivel Intermedio de Inglés. <text:s text:c="3"/>Beneficios: <text:s text:c="2"/>Grato clima laboral. <text:s text:c="2"/>Oportunidad de desarrollo laboral. <text:s text:c="2"/>Planilla con todos los beneficios de ley y EPS.</text:p>
          </table:table-cell>
          <table:table-cell table:number-columns-repeated="1020"/>
        </table:table-row>
        <table:table-row table:style-name="ro1">
          <table:table-cell office:value-type="float" office:value="1268" calcext:value-type="float">
            <text:p>1268</text:p>
          </table:table-cell>
          <table:table-cell office:value-type="string" calcext:value-type="string">
            <text:p>Analista Funcional de Sistemas</text:p>
          </table:table-cell>
          <table:table-cell office:value-type="string" calcext:value-type="string">
            <text:p>1. Administrador a nivel usuario y funcional del ERP interno de la empresa <text:s/>el cual incluye la resolución de incidentes y/o problemas y escalamiento a nivel local y regional. <text:s/>2. Responsable del proceso de migración del ERP actual: gestionar y coordinar los cambios necesarios para asegurar una migración exitosa. <text:s/>3. Creación y administración de módulos de usuarios ( Finanzas <text:s/>Distribución <text:s/>Ventas <text:s/>otros). <text:s/>4. Desarrollo de interfaces en el AX. <text:s/>5. Manejo de base de datos. <text:s/>6. Administrador de desarrollo de Web.</text:p>
          </table:table-cell>
          <table:table-cell office:value-type="string" calcext:value-type="string">
            <text:p><text:s/>Mínima de 3 años en gestión de proyectos de sistemas y migración. <text:s text:c="2"/>Experiencia en manejo de AXPTA 12 nivel usuario y soporte. <text:s text:c="2"/>Experiencia de programación de Interfaces (archivos planos). <text:s text:c="2"/>Manejo de Base de Datos. <text:s text:c="2"/>Conocimiento de FILE SERVER <text:s/>WEB SERVER (asignación de permisos <text:s/>creación de cuotas <text:s/>entre otros) <text:s text:c="2"/>Conocimiento de Desarrollo Web.</text:p>
          </table:table-cell>
          <table:table-cell table:number-columns-repeated="1020"/>
        </table:table-row>
        <table:table-row table:style-name="ro1">
          <table:table-cell office:value-type="float" office:value="1270" calcext:value-type="float">
            <text:p>1270</text:p>
          </table:table-cell>
          <table:table-cell office:value-type="string" calcext:value-type="string">
            <text:p>Profesional en análisis de procesos y funcional</text:p>
          </table:table-cell>
          <table:table-cell office:value-type="string" calcext:value-type="string">
            <text:p>Preparar el modelo de negocio <text:s/>compararlo con la versión actual existente e identificar las brechas señaladas. <text:s/>Elaborar la propuesta técnica de la solución y prototipos de las brechas identificadas. <text:s/>Realizar la presentación de las propuestas de solución a los usuarios quienes deberá aprobar formalmente con un documento que dichas propuestas serán implementadas.</text:p>
          </table:table-cell>
          <table:table-cell office:value-type="string" calcext:value-type="string">
            <text:p>Bachiller en sistemas <text:s/>informática o carreras afines. Experiencia laboral mínima de dos (02) años <text:s/>los cuales serán contados a partir del egreso de la Universidad. Experiencia mínima de 1 año en el análisis y documentación de procesos.Experiencia mínima de 1 año en la elaboración de prototipos de sistemas informáticos. Deseable experiencia en el uso de software de análisis de procesos. Deseable experiencia en herramientas de prototipos de software. Deseable experiencia en programación de software. Deseable experiencia en documentación y/o pruebas de calidad en sistemas. <text:s/>Deseable capacitación en gestión de Procesos <text:s/>Deseable capacitación en metodologías de desarrollo RUP <text:s/>SCRUM u otras. <text:s/>Deseable capacitación en herramientas de modelamiento de procesos (Bizagi <text:s/>Rational <text:s/>etc). <text:s/>Deseable capacitación en programación de software. <text:s/>Deseable capacitación en Base de Datos. <text:s/>Características Personales y Profesionales <text:s/>Capacidad de análisis y de síntesis. <text:s/>Capacidad de trabajo en equipo y bajo presión. <text:s/>Habilidad en la conducción y entrevistas con usuarios. <text:s/>Habilidad de trabajo con grupos interdisciplinarios de profesionales. <text:s/>Aprendizaje de nuevas tecnologías. <text:s/>Consecución de objetivos. <text:s text:c="3"/>El plazo de la consultoría será de 4 meses.</text:p>
          </table:table-cell>
          <table:table-cell table:number-columns-repeated="1020"/>
        </table:table-row>
        <table:table-row table:style-name="ro1">
          <table:table-cell office:value-type="float" office:value="1277" calcext:value-type="float">
            <text:p>1277</text:p>
          </table:table-cell>
          <table:table-cell office:value-type="string" calcext:value-type="string">
            <text:p>Practicante</text:p>
          </table:table-cell>
          <table:table-cell office:value-type="string" calcext:value-type="string">
            <text:p>Apoyo en la sistematización de los procesos de homologación de los equipos y aparatos de telecomunicaciones. <text:s/>Apoyo en establecer y completar las matrices de información para base de datos. <text:s/>Apoyo en efectuar seguimiento a los plazos establecidos para subsanar las observaciones a las solicitudes de homologación. <text:s/>Apoyo en otras actividades de la Coordinación General.</text:p>
          </table:table-cell>
          <table:table-cell office:value-type="string" calcext:value-type="string">
            <text:p>Ser estudiante del último ciclo de estudios superiores.</text:p>
          </table:table-cell>
          <table:table-cell table:number-columns-repeated="1020"/>
        </table:table-row>
        <table:table-row table:style-name="ro1">
          <table:table-cell office:value-type="float" office:value="1286" calcext:value-type="float">
            <text:p>1286</text:p>
          </table:table-cell>
          <table:table-cell office:value-type="string" calcext:value-type="string">
            <text:p>Analista de Procesos TI</text:p>
          </table:table-cell>
          <table:table-cell office:value-type="string" calcext:value-type="string">
            <text:p>a. Coordinar y monitorear el sistema de gestión de gobierno de los servicios TI. <text:s/>b. Preparar diagramas de procedimientos de la Organización. <text:s/>c. Analizar información obtenida en el levantamiento de los procesos y actividades de la Organización. <text:s/>d. Elaborar <text:s/>actualizar revisar manuales de procedimientos de las unidades de negocio así como controlar los formatos y formularios que se utilizan. <text:s/>e. Asesorar a las unidades de negocio en lo relativo al desarrollo de planes de mejoramiento de sus procesos. <text:s/>f. Analizar <text:s/>Identificar e implementar oportunidades de mejora en los procesos de negocio y de soporte <text:s/>a fin de obtener mejores niveles de efectividad <text:s/>tiempos de respuesta al cliente y niveles de riesgo. <text:s/>g. Desarrollar y participar en la planificación <text:s/>implementación y seguimiento de proyectos de mejora que aporten soluciones administrativas u operativas de los procesos de la Organización. <text:s/>h. Definir conceptual y funcionalmente las oportunidades de mejora de los procesos identificadas en las unidades o gerencias para evaluar su viabilidad de implementación. <text:s/>i. Documentar las mejoras y cambios efectuados en los procesos.</text:p>
          </table:table-cell>
          <table:table-cell office:value-type="string" calcext:value-type="string">
            <text:p><text:s/>Conocimiento de estándares de Procesos en unidades de servicio. <text:s text:c="2"/>Conocimiento avanzado de ITIL. <text:s text:c="2"/>Conocimiento sobre infraestructura Tecnológica y de comunicaciones. <text:s text:c="2"/>Manejo de office a nivel intermedio <text:s text:c="2"/>Experiencia mínima de 2 años como Analista de Procesos y/ ó 1 a 2 años como Analista de Proyectos. <text:s text:c="2"/>Conocimientos de Avanzados en: Gestión de Procesos</text:p>
          </table:table-cell>
          <table:table-cell table:number-columns-repeated="1020"/>
        </table:table-row>
        <table:table-row table:style-name="ro1">
          <table:table-cell office:value-type="float" office:value="1296" calcext:value-type="float">
            <text:p>1296</text:p>
          </table:table-cell>
          <table:table-cell office:value-type="string" calcext:value-type="string">
            <text:p>Analista Funcional Junior</text:p>
          </table:table-cell>
          <table:table-cell office:value-type="string" calcext:value-type="string">
            <text:p><text:s/>Participar en la etapa de análisis y diseño de Sistemas de Información. <text:s text:c="2"/>Generación de entregables (Documentos de Especificación Funcional <text:s/>Técnico y Casos de Prueba). <text:s text:c="2"/>Participar en el desarrollo de las aplicaciones (programación). <text:s text:c="2"/>Participar en</text:p>
          </table:table-cell>
          <table:table-cell office:value-type="string" calcext:value-type="string">
            <text:p><text:s/>Experiencia comprobada de 4 años mínimos desarrollando aplicaciones empresariales con Java <text:s/>Oracle y/o .NET. <text:s text:c="2"/>Experiencia indispensable en desarrollo de sistemas de Planillas (deseable). <text:s text:c="2"/>Sólidos conocimientos en metodologías de Análisis y Diseño de</text:p>
          </table:table-cell>
          <table:table-cell table:number-columns-repeated="1020"/>
        </table:table-row>
        <table:table-row table:style-name="ro1">
          <table:table-cell office:value-type="float" office:value="1301" calcext:value-type="float">
            <text:p>1301</text:p>
          </table:table-cell>
          <table:table-cell office:value-type="string" calcext:value-type="string">
            <text:p>Consultor SAP Business One I+D</text:p>
          </table:table-cell>
          <table:table-cell office:value-type="string" calcext:value-type="string">
            <text:p><text:s/>Análisis y Configuración de procesos de negocio en SAP BO. <text:s text:c="2"/>Evaluación Funcional Técnica de Addons. <text:s text:c="2"/>Investigación de Addons en el mercado. <text:s text:c="2"/>Implementación y configuración de Addons para SAP Business One. <text:s text:c="2"/>Desarrollo en SDK. <text:s text:c="2"/>Asesoría y soporte a usuarios SAP Business One.</text:p>
          </table:table-cell>
          <table:table-cell office:value-type="string" calcext:value-type="string">
            <text:p><text:s/>Experiencia mínima de 2 años en implementación de Proyectos SAP Business One. <text:s text:c="2"/>Experiencia mínima de 2 años en soporte a usuarios SAP Business One. <text:s text:c="2"/>Experiencia en la elaboración de reportes en lenguaje SQL con Crystal Reports. <text:s text:c="2"/>Conocimientos de SQL Server. <text:s text:c="2"/>Conocimientos de lenguaje C# bajo entorno .NET (Deseable) <text:s text:c="3"/>Competencias: <text:s text:c="2"/>Actitud de servicio al cliente. <text:s text:c="2"/>Comunicación efectiva. <text:s text:c="2"/>Proactivo/a y capaz de asumir compromisos (cumplir plazos de entrega). <text:s text:c="2"/>Aptitud para la investigación y autoaprendizaje.</text:p>
          </table:table-cell>
          <table:table-cell table:number-columns-repeated="1020"/>
        </table:table-row>
        <table:table-row table:style-name="ro1">
          <table:table-cell office:value-type="float" office:value="1302" calcext:value-type="float">
            <text:p>1302</text:p>
          </table:table-cell>
          <table:table-cell office:value-type="string" calcext:value-type="string">
            <text:p>Cotizador de Telefonía</text:p>
          </table:table-cell>
          <table:table-cell office:value-type="string" calcext:value-type="string">
            <text:p>Preparar cotizaciones para clientes a solicitud de los asesores comerciales. <text:s/>Recibirlos diseños de los Ingenieros de Preventas y elaboraren base a ellos los documentos de cotización y propuesta técnica. <text:s/>Capacitar a la fuerza de ventas y preventas en el empleo de los sistemas de cotización. <text:s/>Participaren la elaboración de licitaciones y propuestas complejas. <text:s/>Participaren la integración de propuestas de múltiples productos o soluciones.</text:p>
          </table:table-cell>
          <table:table-cell office:value-type="string" calcext:value-type="string">
            <text:p>Experiencia de 6 meses en puestos similares. <text:s/>Disponibilidad para trabajar en horarios de oficina. <text:s/>Conocimientos de ofimática a nivel usuario (microsoft word <text:s/>excel <text:s/>ppt). <text:s/>Ingles nivel intermedio (lectura).</text:p>
          </table:table-cell>
          <table:table-cell table:number-columns-repeated="1020"/>
        </table:table-row>
        <table:table-row table:style-name="ro1">
          <table:table-cell office:value-type="float" office:value="1303" calcext:value-type="float">
            <text:p>1303</text:p>
          </table:table-cell>
          <table:table-cell office:value-type="string" calcext:value-type="string">
            <text:p>Analista de Continuidad del Negocio</text:p>
          </table:table-cell>
          <table:table-cell office:value-type="string" calcext:value-type="string">
            <text:p>Promover la implementación de la metodología de Gestión de Continuidad del Negocio en las áreas <text:s/>procesos y servicios de la compañía, <text:s/>así como velar por la adecuada gestión y control de cambios de los componentes del Sistema de Gestión de Continuidad. <text:s/>Coordinar con los responsables de los procesos para llevar a cabo las acciones de implementación del plan de Continuidad del Negocio. <text:s/>Monitorear la ejecución del análisis de impacto al Negocio. <text:s/>Elaborar y presentar informes de Continuidad del Negocio en base a la información recopilada con los líderes de los procesos. <text:s/>Emitir informes del estado actual <text:s/>resultados de pruebas y mantenimiento de los planes de Continuidad del Negocio. <text:s/>Revisar y verificar de forma periódica la efectividad y cumplimiento de los principios <text:s/>método <text:s/>políticas y procedimientos para la Continuidad del Negocio. <text:s/>Monitorear y analizar los cambios en el ambiente de negocio y procesos de la empresa a través de la identificación de los factores de cambio. <text:s/>Coordinar el control y distribución de los documentos que soportan la gestión de Continuidad del Negocio. Experiencia mínima de 2 años como Analista de Continuidad del Negocio en empresas reguladas por la SBS. <text:s/>Experiencia demostrable en la implementación de un SGCN y/o BCP <text:s/>Planes de Contingencia <text:s/>Gestión de Crisis y Emergencias <text:s/>Gestión de Continuidad de Negocios. <text:s text:c="3"/>Formación: <text:s/>Deseable contar con al menos una de las siguientes certificaciones: ISO 22301 Lead Auditor <text:s/>ISO 22301 Lead Implementer <text:s/>CBCP <text:s/>CBCI o similares. <text:s text:c="3"/>Conocimientos: <text:s/>Sólidos conocimientos de ISO 25999 <text:s/>22301 <text:s/>DRI <text:s/>ITIL <text:s/>COBIT <text:s/>u otros estándares para Continuidad del Negocios. <text:s/>Deseable: Gestión de proyectos bajo el enfoque del PMI</text:p>
          </table:table-cell>
          <table:table-cell office:value-type="string" calcext:value-type="string">
            <text:p>Experiencia mínima de 2 años como Analista de Continuidad del Negocio en empresas reguladas por la SBS. <text:s/>Experiencia demostrable en la implementación de un SGCN y/o BCP <text:s/>Planes de Contingencia <text:s/>Gestión de Crisis y Emergencias <text:s/>Gestión de Continuidad de Negocios. <text:s text:c="3"/>Formación: <text:s/>Deseable contar con al menos una de las siguientes certificaciones: ISO 22301 Lead Auditor <text:s/>ISO 22301 Lead Implementer <text:s/>CBCP <text:s/>CBCI o similares. <text:s text:c="3"/>Conocimientos: <text:s/>Sólidos conocimientos de ISO 25999 <text:s/>22301 <text:s/>DRI <text:s/>ITIL <text:s/>COBIT <text:s/>u otros estándares para Continuidad del Negocios. <text:s/>Deseable: Gestión de proyectos bajo el enfoque del PMI</text:p>
          </table:table-cell>
          <table:table-cell table:number-columns-repeated="1020"/>
        </table:table-row>
        <table:table-row table:style-name="ro1">
          <table:table-cell office:value-type="float" office:value="1308" calcext:value-type="float">
            <text:p>1308</text:p>
          </table:table-cell>
          <table:table-cell office:value-type="string" calcext:value-type="string">
            <text:p>Analista Funcional / Analista Senior Visual Basic 6.0</text:p>
          </table:table-cell>
          <table:table-cell office:value-type="string" calcext:value-type="string">
            <text:p>Mínimo contar con 4 a 5 años realizando analizar de requerimientos <text:s/>diseño de soluciones de desarrollo e implementación y reportar los avances con herramienta Microsoft Visual Basic 6. <text:s/>Conocimiento en Visual Basic 6 y base de datos SQL Server. <text:s/>Se valorará experiencia en el rubro de Banco y/o Seguros. <text:s text:c="3"/>Beneficios:Ingreso a planilla con beneficios de ley.EPS al 100%.Línea de carrera.</text:p>
          </table:table-cell>
          <table:table-cell office:value-type="string" calcext:value-type="string">
            <text:p>Mínimo contar con 4 a 5 años realizando analizar de requerimientos <text:s/>diseño de soluciones de desarrollo e implementación y reportar los avances con herramienta Microsoft Visual Basic 6. <text:s/>Conocimiento en Visual Basic 6 y base de datos SQL Server. <text:s/>Se valorará experiencia en el rubro de Banco y/o Seguros. <text:s/>Beneficios:Ingreso a planilla con beneficios de ley.EPS al 100%.Línea de carrera.</text:p>
          </table:table-cell>
          <table:table-cell table:number-columns-repeated="1020"/>
        </table:table-row>
        <table:table-row table:style-name="ro1">
          <table:table-cell office:value-type="float" office:value="1327" calcext:value-type="float">
            <text:p>1327</text:p>
          </table:table-cell>
          <table:table-cell office:value-type="string" calcext:value-type="string">
            <text:p>Analista Programador CI3</text:p>
          </table:table-cell>
          <table:table-cell office:value-type="string" calcext:value-type="string">
            <text:p>Deseable certificación .Net. <text:s/>Deseable capacitación en tecnología HTML5 <text:s/>Ajax <text:s/>JQuery <text:s/>Bootstrap <text:s/>CSS3. <text:s/>Deseable capacitación en tecnologías MVC <text:s/>SOA y/o WCF. <text:s/>Deseable capacitación en Oracle 9i o superior. <text:s/>Deseable capacitación en metodologías de desarrollo RUP o SCRUM. <text:s/>Experiencia Laboral General. <text:s/>Experiencia laboral mínima de tres (03) años. <text:s/>Experiencia laboral especifica. <text:s/>Experiencia mínima de dos (02) años en el desarrollo de software. <text:s/>Experiencia mínima de un (01) año en desarrollo Web con tecnología .NET. <text:s/>Deseable experiencia en soluciones basadas en Patrón MVC y/o WCF. <text:s/>Deseable experiencia en base de datos Oracle. <text:s/>Deseable experiencia en el uso de Team Foundation Server.</text:p>
          </table:table-cell>
          <table:table-cell office:value-type="string" calcext:value-type="string">
            <text:p>Deseable certificación .Net <text:s/>Deseable capacitación en tecnología HTML5 <text:s/>Ajax <text:s/>JQuery <text:s/>Bootstrap <text:s/>CSS3 <text:s/>Deseable capacitación en tecnologías MVC <text:s/>SOA y/o WCF <text:s/>Deseable capacitación en Oracle 9i o superior <text:s/>Deseable capacitación en metodologías de desarrollo RUP o SCRUM <text:s/>Experiencia Laboral General <text:s/>Experiencia laboral mínima de tres (03) años. <text:s/>Experiencia laboral especifica <text:s/>Experiencia mínima de dos (02) años en el desarrollo de software <text:s/>Experiencia mínima de un (01) año en desarrollo Web con tecnología .NET <text:s/>Deseable experiencia en soluciones basadas en Patrón MVC y/o WCF <text:s/>Deseable experiencia en base de datos Oracle <text:s/>Deseable experiencia en el uso de Team Foundation Server</text:p>
          </table:table-cell>
          <table:table-cell table:number-columns-repeated="1020"/>
        </table:table-row>
        <table:table-row table:style-name="ro1">
          <table:table-cell office:value-type="float" office:value="1329" calcext:value-type="float">
            <text:p>1329</text:p>
          </table:table-cell>
          <table:table-cell office:value-type="string" calcext:value-type="string">
            <text:p>Practicante de Planificación de Experiencia del Cliente</text:p>
          </table:table-cell>
          <table:table-cell office:value-type="string" calcext:value-type="string">
            <text:p>1) Automatizar el reporteador de estadísticas de reclamos. Emitir reportes con controles de calidad adecuados. <text:s/>2) Realizar distintos monitoreos de servicio para identificar cumplimiento de protocolos (cartas <text:s/>llamadas) y temas críticos que afecten la satisfacción de los clientes. <text:s/>3)Apoyo en el control de calidad integral del proceso de atención de reclamos <text:s/>validando el cumplimiento de pautas de atención de políticas implementadas a través de los diferentes proyectos del equipo. <text:s/>4) Apoyo en análisis de monitoreo presentado por GOPV y BXT para validar efectivo cumplimiento del modelo de servicio implementado. <text:s/>5) Análisis de causas raíz específicas que pudieran estar generando los principales reclamos.</text:p>
          </table:table-cell>
          <table:table-cell office:value-type="string" calcext:value-type="string">
            <text:p>Manejo de excel a nivel avanzado.</text:p>
          </table:table-cell>
          <table:table-cell table:number-columns-repeated="1020"/>
        </table:table-row>
        <table:table-row table:style-name="ro1">
          <table:table-cell office:value-type="float" office:value="1337" calcext:value-type="float">
            <text:p>1337</text:p>
          </table:table-cell>
          <table:table-cell office:value-type="string" calcext:value-type="string">
            <text:p>Analista Programador Java Junior</text:p>
          </table:table-cell>
          <table:table-cell office:value-type="string" calcext:value-type="string">
            <text:p>*Programación <text:s/>desarrollo en java y oracle pl/sql. <text:s/>*análisis de sistemas. <text:s/>*Realizar documentación de sistemas.</text:p>
          </table:table-cell>
          <table:table-cell office:value-type="string" calcext:value-type="string">
            <text:p>mínima experiencia en programación 6 meses en java y oracle pl/sql.</text:p>
          </table:table-cell>
          <table:table-cell table:number-columns-repeated="1020"/>
        </table:table-row>
        <table:table-row table:style-name="ro1">
          <table:table-cell office:value-type="float" office:value="1338" calcext:value-type="float">
            <text:p>1338</text:p>
          </table:table-cell>
          <table:table-cell office:value-type="string" calcext:value-type="string">
            <text:p>Analista Técnico Arquitectura de Software</text:p>
          </table:table-cell>
          <table:table-cell office:value-type="string" calcext:value-type="string">
            <text:p>Investigar el uso de nuevas tecnologías. <text:s/>Implementar pruebas de concepto y proyectos piloto. <text:s/>Participar en la definición de los estándares técnicos. <text:s/>Verificar que se cumplan los estándares técnicos. <text:s/>Implementar herramientas que automaticen tareas repetitivas: Casos de prueba <text:s/>Pruebas de integración <text:s/>Instalación de ambientes <text:s/>Documentación. <text:s/>Se ofrece: <text:s/>Sueldo atractivo de acuerdo a la experiencia. <text:s/>Posibilidades de desarrollo profesional. <text:s/>Entrenamiento en temas relacionados a arquitectura de Software.</text:p>
          </table:table-cell>
          <table:table-cell office:value-type="string" calcext:value-type="string">
            <text:p>Empresa con proyección internacional y en proceso de expansión está implementando el área de arquitectura de software para lo cual requiere la participación de 03 personas interesadas en implementar prácticas maduras de ingeniería de software y aplicar/investigar el uso de nuevas tecnologías.</text:p>
          </table:table-cell>
          <table:table-cell table:number-columns-repeated="1020"/>
        </table:table-row>
        <table:table-row table:style-name="ro1">
          <table:table-cell office:value-type="float" office:value="1342" calcext:value-type="float">
            <text:p>1342</text:p>
          </table:table-cell>
          <table:table-cell office:value-type="string" calcext:value-type="string">
            <text:p>Practicante en Logística Informática</text:p>
          </table:table-cell>
          <table:table-cell office:value-type="string" calcext:value-type="string">
            <text:p>Manejo de herramientas Ofimáticas <text:s/>Inventario de equipos y partes <text:s/>Registros en base de datos</text:p>
          </table:table-cell>
          <table:table-cell office:value-type="string" calcext:value-type="string">
            <text:p>De preferencia en manejo.</text:p>
          </table:table-cell>
          <table:table-cell table:number-columns-repeated="1020"/>
        </table:table-row>
        <table:table-row table:style-name="ro1">
          <table:table-cell office:value-type="float" office:value="1350" calcext:value-type="float">
            <text:p>1350</text:p>
          </table:table-cell>
          <table:table-cell office:value-type="string" calcext:value-type="string">
            <text:p>Practicante de Riesgos</text:p>
          </table:table-cell>
          <table:table-cell office:value-type="string" calcext:value-type="string">
            <text:p><text:s/>Análisis de riesgos de los sistemas de comunicación y bases de datos. <text:s text:c="4"/>Desarmar y ensamblar los equipos para la identificación de información y conexiones durante la investigación de fraude. <text:s text:c="4"/>Manejo de información de distintas fuentes (redes soc</text:p>
          </table:table-cell>
          <table:table-cell office:value-type="string" calcext:value-type="string">
            <text:p>Experiencia mínima previa de 6 meses en el área de IT y soporte en comunicaciones o en el área de negocios y mejora de procesos.</text:p>
          </table:table-cell>
          <table:table-cell table:number-columns-repeated="1020"/>
        </table:table-row>
        <table:table-row table:style-name="ro1">
          <table:table-cell office:value-type="float" office:value="1351" calcext:value-type="float">
            <text:p>1351</text:p>
          </table:table-cell>
          <table:table-cell office:value-type="string" calcext:value-type="string">
            <text:p>Analista Junior de Sistemas</text:p>
          </table:table-cell>
          <table:table-cell office:value-type="string" calcext:value-type="string">
            <text:p><text:s/>Mantenimiento de software existente en la empresa (EXACTUS <text:s/>MicroStrategy <text:s/>Otros). <text:s text:c="2"/>Soporte en la implementación de otros sistemas y mejoras. <text:s text:c="2"/>Apoyar en la Integración de bases de datos y programas <text:s text:c="2"/>Dar soporte de Help Desk o atención para las diferentes sedes de las empresas <text:s/>llevando bitácora de las ocurrencias para corregir errores constantes. <text:s text:c="2"/>Formalizar guías prácticas o manuales de uso de los principales sistemas de la empresa <text:s/>orientado a los usuarios finales. <text:s text:c="2"/>Asegurar la permanente difusión y entrenamiento de los usuarios de la empresa en el correcto uso de los sistemas <text:s/>eliminando probabilidades de errores por mal uso y optimizando el uso de las bondades (opciones) del sistema. <text:s text:c="2"/>Garantizar la seguridad de la información almacenada en los distintos dispositivos en toda la empresa <text:s/>a través de respaldos oportunos y sistemáticos que aseguren la integridad de la red, siguiendo las políticas y protocolos Corporativos. <text:s text:c="2"/>Garantizar el óptimo funcionamiento de los sistemas informáticos <text:s/>incluyendo los servicios de Internet y comunicaciones. <text:s text:c="2"/>Realizar mantenimiento preventivo y correctivo de los equipos informáticos y de los equipos de comunicaciones de las empresas a nivel nacional. <text:s text:c="2"/>Dar soporte a la gestión de la red local y/o remota <text:s/>así como las diferentes bases de datos de la Compañía. <text:s text:c="2"/>Supervisar el desarrollo e implementación de proyectos informáticos encargados a terceros. <text:s/>. Asegurar la correcta especificación de los requerimientos de los usuarios.</text:p>
          </table:table-cell>
          <table:table-cell table:style-name="ce2" office:value-type="string" calcext:value-type="string">
            <text:p>Experiencia de 2 años en el área de IT. <text:s/>Disponibilidad a TIEMPO COMPLETO. (Indispensable).</text:p>
          </table:table-cell>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row>
        <table:table-row table:style-name="ro1">
          <table:table-cell office:value-type="float" office:value="1363" calcext:value-type="float">
            <text:p>1363</text:p>
          </table:table-cell>
          <table:table-cell office:value-type="string" calcext:value-type="string">
            <text:p>Analista Sr Visual Basic 6</text:p>
          </table:table-cell>
          <table:table-cell office:value-type="string" calcext:value-type="string">
            <text:p>Mínimo contar con 3 a 4 años realizando analizar de requerimientos <text:s/>diseño de soluciones de desarrollo e implementación y reportar los avances con herramienta Microsoft Visual Basic 6. <text:s text:c="3"/>Conocimiento en Visual Basic 6 y base de datos SQL Server. <text:s text:c="3"/>Se valorará experiencia en el rubro de Banco y/o Seguros. <text:s text:c="3"/>Beneficios:Ingreso a planilla con beneficios de ley.EPS al 100%.Línea de carrera.</text:p>
          </table:table-cell>
          <table:table-cell office:value-type="string" calcext:value-type="string">
            <text:p>Mínimo contar con 2 a 3 años realizando analizar de requerimientos <text:s/>diseño de soluciones de desarrollo e implementación y reportar los avances con herramienta Microsoft Visual Basic 6. <text:s text:c="3"/>Conocimiento en Visual Basic 6 y base de datos SQL Server. <text:s text:c="3"/>Se valorará experiencia en el rubro de Banco y/o Seguros. <text:s text:c="3"/>Beneficios:Ingreso a planilla con beneficios de ley.EPS al 100%.Línea de carrera.</text:p>
          </table:table-cell>
          <table:table-cell table:number-columns-repeated="1020"/>
        </table:table-row>
        <table:table-row table:style-name="ro1">
          <table:table-cell office:value-type="float" office:value="1371" calcext:value-type="float">
            <text:p>1371</text:p>
          </table:table-cell>
          <table:table-cell office:value-type="string" calcext:value-type="string">
            <text:p>Analista de Calidad</text:p>
          </table:table-cell>
          <table:table-cell office:value-type="string" calcext:value-type="string">
            <text:p>Planificar <text:s/>desplegar y gestionar el esfuerzo de pruebas para cualquier requerimiento <text:s/>Ejecutar las funciones de pruebas que se le asignen considerando las necesidades del cliente <text:s/>la metodología de pruebas y gestión de proyectos</text:p>
          </table:table-cell>
          <table:table-cell office:value-type="string" calcext:value-type="string">
            <text:p>Herramientas: <text:s/>Gestión de Proyectos <text:s/>Gestión de pruebas <text:s/>Gestión de proyectos <text:s/>Dominio de herramientas de pruebas de software <text:s/>herramientas de automatización de pruebas. (clienteservidor y entornos web). <text:s text:c="3"/>Otros Estudios: <text:s/>Pruebas de Software. <text:s/>Gestión de Proyectos (de preferencia). <text:s/>Metodología de Desarrollo de Software (RUP</text:p>
          </table:table-cell>
          <table:table-cell table:number-columns-repeated="1020"/>
        </table:table-row>
        <table:table-row table:style-name="ro1">
          <table:table-cell office:value-type="float" office:value="1381" calcext:value-type="float">
            <text:p>1381</text:p>
          </table:table-cell>
          <table:table-cell office:value-type="string" calcext:value-type="string">
            <text:p>Encargado de Sistemas</text:p>
          </table:table-cell>
          <table:table-cell office:value-type="string" calcext:value-type="string">
            <text:p>Analizar y desarrollar los requerimientos de los usuarios. <text:s/>Realizar actividades de Mantenimiento del área <text:s/>llevar un control ordenado de estos. <text:s/>Desarrollo de programas y aplicativos. <text:s/>Desarrollo de Sistemas de Soporte a la Toma de Decisiones (SSTD).</text:p>
          </table:table-cell>
          <table:table-cell office:value-type="string" calcext:value-type="string">
            <text:p>Conocimientos:Visual Basic <text:s/>AutoCAD <text:s text:c="2"/>programación en AutoCAD y Software 3D. UML <text:s/>etc). <text:s text:c="3"/>Experiencia Laboral: <text:s/>5 años general y 3 años en áreas o cargos similares.</text:p>
          </table:table-cell>
          <table:table-cell table:number-columns-repeated="1020"/>
        </table:table-row>
        <table:table-row table:style-name="ro1">
          <table:table-cell office:value-type="float" office:value="1383" calcext:value-type="float">
            <text:p>1383</text:p>
          </table:table-cell>
          <table:table-cell office:value-type="string" calcext:value-type="string">
            <text:p>Analista de Reclutamiento y Selección</text:p>
          </table:table-cell>
          <table:table-cell office:value-type="string" calcext:value-type="string">
            <text:p>Publicación de puestos. <text:s/>Coordinación de entrevistas. <text:s/>Apoyo con las evaluaciones de selección. <text:s/>Mantener actualizado los registros del área. <text:s/>Manejo de documentación.</text:p>
          </table:table-cell>
          <table:table-cell office:value-type="string" calcext:value-type="string">
            <text:p>Experiencia laboral en empresas de TI mínima de 2 años. <text:s/>Manejo de Office 2007. <text:s/>Conocimientos en herramientas de desarrollo con respecto al área de TI.</text:p>
          </table:table-cell>
          <table:table-cell table:number-columns-repeated="1020"/>
        </table:table-row>
        <table:table-row table:style-name="ro1">
          <table:table-cell office:value-type="float" office:value="1388" calcext:value-type="float">
            <text:p>1388</text:p>
          </table:table-cell>
          <table:table-cell office:value-type="string" calcext:value-type="string">
            <text:p>Analista Funcional <text:s/>Conocimientos en Programacion</text:p>
          </table:table-cell>
          <table:table-cell office:value-type="string" calcext:value-type="string">
            <text:p><text:s/>Programar en Java <text:s/>exp. y conocimientos. <text:s text:c="2"/>Programar en .Net <text:s text:c="2"/>Levantamiento de Procesos <text:s text:c="2"/>Mejora de Procesos <text:s text:c="2"/>Manejar Base de datos <text:s text:c="2"/>Análisis del tema.</text:p>
          </table:table-cell>
          <table:table-cell office:value-type="string" calcext:value-type="string">
            <text:p>Experiencia mínima de 2 años como analista funcional de sistemas. Preferentemente en procesos comerciales de empresas de distribución eléctrica <text:s/>agua o gas. <text:s text:c="2"/>Conocimiento de metodologías de levantamiento de procesos y mejora de procesos. <text:s text:c="2"/>Conocimientos de UML y RUP. <text:s text:c="2"/>Conocimiento y experiencia en Programación Java y/o .NET <text:s/>de preferencia con conocimiento de Pro*C y S.O. Linux. <text:s text:c="2"/>Conocimiento y experiencia manejando Bases de Datos Oracle <text:s/>PL/SQL. <text:s text:c="3"/>REQUISITOS: <text:s text:c="2"/>Debe ser proactivo <text:s/>responsable y comprometido <text:s/>con alta capacidad de análisis. Excelente capacidad de comunicación y trabajo en equipo. <text:s text:c="2"/>Necesariamente debió haber programado en JAVA. <text:s text:c="2"/>Indicar Pretensiones Economica y Disponibilidad.</text:p>
          </table:table-cell>
          <table:table-cell table:number-columns-repeated="1020"/>
        </table:table-row>
        <table:table-row table:style-name="ro1">
          <table:table-cell office:value-type="float" office:value="1401" calcext:value-type="float">
            <text:p>1401</text:p>
          </table:table-cell>
          <table:table-cell office:value-type="string" calcext:value-type="string">
            <text:p>Analista Funcional SAP <text:s/>PM</text:p>
          </table:table-cell>
          <table:table-cell office:value-type="string" calcext:value-type="string">
            <text:p>Por encargo de nuestro cliente <text:s/>empresa distribuidora de gas natural <text:s/>nos encontramos en la búsqueda de un profesional altamente calificado para ocupar el puesto de Analista Funcional SAP PM. <text:s text:c="3"/>Funciones: <text:s/>Analizar <text:s/>diseñar y plantear propuestas de solución en el sistema SAP de la compañía. Así mismo participar en la implementación de proyectos de SAP <text:s/>brindando el soporte y la asesoría oportuna a las demás áreas. <text:s/>Gestionar y administrar soluciones técnicas y funcionales en los módulos SAP R3 y ISU que se encuentren dentro de su responsabilidad. <text:s/>Brindar soporte en los módulos SAP R3 y ISU que se encuentren dentro de su ámbito de responsabilidad. <text:s/>Aplicar innovación tecnológica en los sistemas Core de la Compañía <text:s/>promoviendo soluciones óptimas a los procesos de negocio mediante herramientas de portabilidad <text:s/>Organizar el entrenamiento para los usuarios y mantener el uso productivo de los sistemas actuales y nuevos. <text:s/>Cumplir lo establecido en la documentación de los Sistemas de Gestión. <text:s/>Dar soporte a incidentes en los sistemas de información. <text:s/>Analizar nuevos requerimientos y/o necesidades tecnológicas de software.</text:p>
          </table:table-cell>
          <table:table-cell office:value-type="string" calcext:value-type="string">
            <text:p>Experiencia de 6 años como Analista SAP en áreas de TI. <text:s/>Experiencia de 4 años como analista funcional y de soporte en SAP. <text:s/>Experiencia de 2 años en proyectos de implementación SAP ERP. <text:s/>Conocimiento de ERP’S (SAP) a nivel funcional en los siguientes módulos: PM <text:s/>Mantenimiento de Planta (indispensable) <text:s/>WM <text:s/>Work Management <text:s/>Work flow (indispensable) <text:s/>MM <text:s/>Gestión de Materiales <text:s/>PS <text:s/>Gestión de Proyectos <text:s/>SD – Ventas <text:s/>CRM <text:s/>Gestión de la relación de clientes. <text:s/>Academias realizadas de ABAP. <text:s/>Certificado en el modulo de PM. <text:s/>Manejo de herramientas para el control y seguimiento de proyectos. <text:s/>Conocimiento de MS Office a nivel avanzado (Word Excel <text:s/>Power Point). <text:s/>Conocimiento en el manejo de herramientas gestoras de base de datos a nivel intermedio (SQL Server <text:s/>DB2 <text:s/>Oracle). <text:s/>Conocimientos técnicos en lenguajes de programación Web (.Net <text:s/>Java).</text:p>
          </table:table-cell>
          <table:table-cell table:number-columns-repeated="1020"/>
        </table:table-row>
        <table:table-row table:style-name="ro1">
          <table:table-cell office:value-type="float" office:value="1419" calcext:value-type="float">
            <text:p>1419</text:p>
          </table:table-cell>
          <table:table-cell office:value-type="string" calcext:value-type="string">
            <text:p>Analista Programador Móvil</text:p>
          </table:table-cell>
          <table:table-cell office:value-type="string" calcext:value-type="string">
            <text:p>Analizar requerimientos detallados en las Especificaciones Funcionales <text:s/>Coordinar y confirmar satisfacción de Especificaciones Funcionales con los Analistas <text:s/>Crear el modelo en Workspace de SAP Mobile Platform (Mobile Business Objects <text:s/>Cache Groups <text:s/>Synchronization Parameters). <text:s/>Coordinar políticas de sincronización con los Analistas Funcionales <text:s/>Desplegar el paquete al Servidor SAP Mobile Platform. <text:s/>Generar los códigos nativos Android y aplicaciones híbridas. <text:s/>Integrar código nativo al proyecto Android. <text:s/>Codificar lógica para la utilización de los Mobile Business Objects en el proyecto Android. <text:s/>Realizar pruebas unitarias <text:s/>funcionales / integrales. <text:s/>Realizar pruebas funcionales / integrales. <text:s/>Levantar observaciones tanto en el Modelo SAP Mobile Platform como en el código nativo. Asimismo en las soluciones híbridas. <text:s/>Generar entregables: APK <text:s/>Proyecto SAP Mobile Platform. <text:s/>Crear flujo de pantallas en el Workspace SAP Mobile Platform. <text:s/>Instalación y Configuración de Hybrid Web Container en los dispositivos. <text:s/>Instalación de aplicativos híbridos en los dispositivos. <text:s/>Levantar observaciones en la solución híbridas.</text:p>
          </table:table-cell>
          <table:table-cell office:value-type="string" calcext:value-type="string">
            <text:p><text:s/>Un año como mínimo en desarrollos móviles con Android y/o iOS <text:s text:c="2"/>SAP Mobile Platform (SMP) 2.3 y/o 3.0 (deseable) <text:s text:c="2"/>Desarrollos móviles SMP: aplicaciones híbridas y nativas en iOS y Android (deseable) <text:s text:c="2"/>Proyectos de desarrollo de aplicaciones de negocios (deseable) <text:s text:c="2"/>Entornos de desarrollo servidor open source (Apache <text:s/>PHP <text:s/>MySQL) (deseable). <text:s text:c="3"/>Conocimientos <text:s text:c="4"/>HTML5 <text:s/>Javascript <text:s/>WebServices <text:s/>XML. <text:s text:c="2"/>Conocimientos sólidos en SQL <text:s/>Sencha Touch o Dreamweaver <text:s/>Phonegap (deseable). <text:s text:c="2"/>Nociones de desarrollo ABAP (deseable)</text:p>
          </table:table-cell>
          <table:table-cell table:number-columns-repeated="1020"/>
        </table:table-row>
        <table:table-row table:style-name="ro1">
          <table:table-cell office:value-type="float" office:value="1438" calcext:value-type="float">
            <text:p>1438</text:p>
          </table:table-cell>
          <table:table-cell office:value-type="string" calcext:value-type="string">
            <text:p>Programador</text:p>
          </table:table-cell>
          <table:table-cell office:value-type="string" calcext:value-type="string">
            <text:p>Programación de páginas Webs. Desarrollo de plugins <text:s/>componentes y módulos especiales en PHP para distintas plataformas web.</text:p>
          </table:table-cell>
          <table:table-cell office:value-type="string" calcext:value-type="string">
            <text:p>Conocimientos de PHP <text:s/>HTML5 <text:s/>CSS3 <text:s/>Javascript <text:s/>jQuery <text:s/>Git. Experiencia con plataformas Moodle y Wordpress.</text:p>
          </table:table-cell>
          <table:table-cell table:number-columns-repeated="1020"/>
        </table:table-row>
        <table:table-row table:style-name="ro1">
          <table:table-cell office:value-type="float" office:value="1467" calcext:value-type="float">
            <text:p>1467</text:p>
          </table:table-cell>
          <table:table-cell office:value-type="string" calcext:value-type="string">
            <text:p>Practicante de Sistemas</text:p>
          </table:table-cell>
          <table:table-cell office:value-type="string" calcext:value-type="string">
            <text:p>Mantenimiento de los equipos <text:s/>detección y resolución de averías. <text:s/>Instalación Windows 7 y optimización del rendimiento. <text:s/>Instalación y actualización de software. <text:s/>Atención a usuarios (consultas <text:s/>preguntas frecuentes <text:s/>información general <text:s/>resolución de problemas <text:s/>asesoramiento).</text:p>
          </table:table-cell>
          <table:table-cell office:value-type="string" calcext:value-type="string">
            <text:p>Contar con experiencia mínima de 3 meses realizando prácticas.</text:p>
          </table:table-cell>
          <table:table-cell table:number-columns-repeated="1020"/>
        </table:table-row>
        <table:table-row table:style-name="ro1">
          <table:table-cell office:value-type="float" office:value="1469" calcext:value-type="float">
            <text:p>1469</text:p>
          </table:table-cell>
          <table:table-cell office:value-type="string" calcext:value-type="string">
            <text:p>CONSULTOR SAP BASIS</text:p>
          </table:table-cell>
          <table:table-cell office:value-type="string" calcext:value-type="string">
            <text:p>Administrar los Recursos de Hardware y Software <text:s/>relacionados con los Servicios de Outsourcing SAP para nuestros Clientes <text:s/>con el fin de garantizar la Continuidad Operacional y el cumplimiento de los Acuerdos de Niveles de Servicio contratados. <text:s text:c="4"/>Ejecutar las tareas de Ingeniería SAP <text:s/>para el cumplimiento de los Acuerdos de Niveles de Servicio <text:s/>contratados por los Clientes para la administración de Plataformas SAP. <text:s text:c="2"/>Controlar los Costos Operacionales en la Provisión de Servicios de Ingeniería y Hosting SAP de los Clientes asignados a su Responsabilidad. <text:s text:c="2"/>Apoyar a los Ingenieros de Sistemas SAP Senior <text:s/>en la Gestión de la Continuidad Operacional de los Clientes asignados. <text:s text:c="2"/>Cumplir Turnos de Ingeniería de Sistemas 24x7 onsite y oncall <text:s/>para la Gestión de Incidencias <text:s/>Peticiones y Cambios de los servicios de Outsourcing SAP.</text:p>
          </table:table-cell>
          <table:table-cell office:value-type="string" calcext:value-type="string">
            <text:p>Experiencia mínima cuatro (04) años comprobada en implantaciones de proyectos exitosos (deseable en empresas de rubro consumo masivo) en administración y migración de soluciones SAP. <text:s text:c="3"/>Certificación OS/DB Migration for SAP Systems. <text:s/>Especialista en Soluciones Tecnológicas basadas en SAP <text:s/>incluyendo Sistemas Operativos UNIX <text:s/>Bases de Datos ORACLE y la suite SAP Netweaver. <text:s/>Experiencia en Administración de soluciones SAP ERP <text:s/>BW <text:s/>Solution Manager <text:s/>PI <text:s/>Portal <text:s/>HANA. <text:s/>Conocimientos y Experiencia en la Gestión de Servicios de TI <text:s/>basada en ITIL. <text:s/>Disponibilidad para turnos atención al cliente.</text:p>
          </table:table-cell>
          <table:table-cell table:number-columns-repeated="1020"/>
        </table:table-row>
        <table:table-row table:style-name="ro1">
          <table:table-cell office:value-type="float" office:value="1470" calcext:value-type="float">
            <text:p>1470</text:p>
          </table:table-cell>
          <table:table-cell office:value-type="string" calcext:value-type="string">
            <text:p>Analista de Gestion de Informacion <text:s/>Riesgos</text:p>
          </table:table-cell>
          <table:table-cell office:value-type="string" calcext:value-type="string">
            <text:p>En Financiera Uno <text:s/>empresa del grupo Intercorp <text:s/>nos encontramos en busca de una persona proactiva y comprometida para desempeñar el cargo de Analista de Gestión de Información en el área de Riesgos. <text:s text:c="3"/>Funciones: <text:s text:c="2"/>Realizar reportes de datos agregados con periodicidad diaria y mensual. <text:s text:c="2"/>Analizar la información (cambios de tendencia <text:s/>cambios en la tasa de aprobación/rechazo <text:s/>cambios en el perfil de admisión <text:s/>entre otros) y desarrollar análisis que permitan explicar los cambios en las tendencias. <text:s text:c="2"/>Realizar el seguimiento de los indicadores a nivel agregado <text:s/>por plaza y canal de colocación de tarjetas. <text:s text:c="2"/>Apoyo en la automatización de informes. <text:s text:c="2"/>Cumplir con solicitudes de la Sub Gerencia de Riesgos dentro del campo de su competencia.</text:p>
          </table:table-cell>
          <table:table-cell office:value-type="string" calcext:value-type="string">
            <text:p><text:s/>Ser egresado universitario de las carreras de Ingeniería de Sistemas o Ingeniería Industrial. <text:s text:c="2"/>Capacidad de análisis y conocimiento de estadística. <text:s text:c="2"/>Dominio de SQL y manejo de Bases de Datos. <text:s text:c="2"/>Conocimiento de Excel Avanzado (Tablas dinámicas <text:s/>Macr</text:p>
          </table:table-cell>
          <table:table-cell table:number-columns-repeated="1020"/>
        </table:table-row>
        <table:table-row table:style-name="ro1">
          <table:table-cell office:value-type="float" office:value="1474" calcext:value-type="float">
            <text:p>1474</text:p>
          </table:table-cell>
          <table:table-cell office:value-type="string" calcext:value-type="string">
            <text:p>Practicante de Planificación</text:p>
          </table:table-cell>
          <table:table-cell office:value-type="string" calcext:value-type="string">
            <text:p>Apoyo seguimiento Metodología de atención de requerimientos y planificación trimestral. <text:s/>Actualizar <text:s/>seguimiento de proyectos <text:s/>estado de proyectos y recursos. <text:s/>Administración de bases de datos de información de proyectos entrantes y recursos.</text:p>
          </table:table-cell>
          <table:table-cell office:value-type="string" calcext:value-type="string">
            <text:p>Experiencia <text:s/>en las funciones señaladas (De Preferencia). <text:s/>Conocimientos: <text:s/>Excel <text:s/>project.</text:p>
          </table:table-cell>
          <table:table-cell table:number-columns-repeated="1020"/>
        </table:table-row>
        <table:table-row table:style-name="ro1">
          <table:table-cell office:value-type="float" office:value="1481" calcext:value-type="float">
            <text:p>1481</text:p>
          </table:table-cell>
          <table:table-cell office:value-type="string" calcext:value-type="string">
            <text:p>Desarrollador Android</text:p>
          </table:table-cell>
          <table:table-cell office:value-type="string" calcext:value-type="string">
            <text:p>Asistir a Desarrolladores Senior en proyectos de gran envergadura. <text:s/>Administrar y manejar proyectos asignados dentro de los plazos establecidos. <text:s/>Apoyar a nuestros desarrolladores en el área de investigación y desarrollo.</text:p>
          </table:table-cell>
          <table:table-cell office:value-type="string" calcext:value-type="string">
            <text:p>Conocimientos intermedios en Java (paquetes <text:s/>clases <text:s/>Serlvet <text:s/>Frameworks) <text:s/>2 años de experiencia en Desarrollo Android (Activity). <text:s/>Conocimientos en SQLite <text:s/>Presentar algún proyecto desarrollado en android. <text:s/>Deseable conocimiento en otros motores de base de datos. <text:s/>Opcionales: conocimientos Php y Mysql <text:s/>Google Dev <text:s/>Facebook api <text:s/>etc</text:p>
          </table:table-cell>
          <table:table-cell table:number-columns-repeated="1020"/>
        </table:table-row>
        <table:table-row table:style-name="ro1">
          <table:table-cell office:value-type="float" office:value="1506" calcext:value-type="float">
            <text:p>1506</text:p>
          </table:table-cell>
          <table:table-cell office:value-type="string" calcext:value-type="string">
            <text:p>Supervisor de Sistemas de Control de Equipos (Maquinarias)</text:p>
          </table:table-cell>
          <table:table-cell office:value-type="string" calcext:value-type="string">
            <text:p>Experiencia liderando equipos de desarrollo de redes estructuradas <text:s/>desarrollo de soluciones integrales de sistemas de control en empresas del rubro. <text:s/>Experiencia en el diseño de herramientas remotas telemáticas a medida para: <text:s/>Gestión de productividad de equipos. <text:s/>Control de estadísticas de sistemas de equipos. <text:s/>GPS y monitoreo de unidades.</text:p>
          </table:table-cell>
          <table:table-cell office:value-type="string" calcext:value-type="string">
            <text:p>Experiencia en la Gestión inteligente del mantenimiento a través de dispositivos telemáticos y de análisis detallado de datos de maquinaria. <text:s/>Tiempo de experiencia: Entre 2 y 3 años llevando a cabo proyectos de diseño de sistemas remotos para empresas de gran envergadura (rubro construcción <text:s/>minería <text:s/>metalmecánica). <text:s/>Conocimiento de gestión de proyectos con Proyect Management <text:s text:c="2"/>PMI. <text:s/>Conocimiento de MCTS SQL Server 2008 Implementación &amp; Mantenimiento. <text:s/>Conocimiento de Cisco CCNA.</text:p>
          </table:table-cell>
          <table:table-cell table:number-columns-repeated="1020"/>
        </table:table-row>
        <table:table-row table:style-name="ro1">
          <table:table-cell office:value-type="float" office:value="1508" calcext:value-type="float">
            <text:p>1508</text:p>
          </table:table-cell>
          <table:table-cell office:value-type="string" calcext:value-type="string">
            <text:p>Analista de Productos Móviles</text:p>
          </table:table-cell>
          <table:table-cell office:value-type="string" calcext:value-type="string">
            <text:p>Desarrollo <text:s/>implementación <text:s/>lanzamiento y seguimiento de productos y servicios de contenidos móviles. <text:s/>Identificar oportunidades de negocio y desarrollar e implementar nuevos productos o modelos de negocio. <text:s/>Evaluación y análisis de los KPI's del negoc</text:p>
          </table:table-cell>
          <table:table-cell office:value-type="string" calcext:value-type="string">
            <text:p>En productos tecnológicos. <text:s/>Mínimo 1 año en el sector de telecomunicaciones <text:s/>telefonía celular o proveedores de contenido.</text:p>
          </table:table-cell>
          <table:table-cell table:number-columns-repeated="1020"/>
        </table:table-row>
        <table:table-row table:style-name="ro1">
          <table:table-cell office:value-type="float" office:value="1524" calcext:value-type="float">
            <text:p>1524</text:p>
          </table:table-cell>
          <table:table-cell office:value-type="string" calcext:value-type="string">
            <text:p>Coordinador de Ingeniería de Soluciones Tecnológicas</text:p>
          </table:table-cell>
          <table:table-cell office:value-type="string" calcext:value-type="string">
            <text:p>1. Diseñar la arquitectura de las plataformas de soporte a las operaciones de red(OSS) y controlar su evolución. <text:s/>2. Elaborar el plan de crecimiento anual de los sistemas de soporte de red a fin asegurar la continuidad de los servicios ofrecidos. <text:s/>3. Monitorear <text:s/>controlar <text:s/>estimar y dimensionar las capacidades de los sistemas de soporte de las operaciones de red con el objetivo de establecer acciones de mejora. <text:s/>4. Coordinar con proveedores de equipamiento de red y con casa matriz con el objetivo de definir una arquitectura flexible <text:s/>escalable y de alta disponibilidad para soportar las nuevas plataformas de soporte de red.</text:p>
          </table:table-cell>
          <table:table-cell office:value-type="string" calcext:value-type="string">
            <text:p>Hasta 3 años de experiencia en puestos similares. <text:s text:c="3"/>Con conocimiento en: <text:s/>Redes Móviles <text:s/>Plataformas OSS <text:s/>Redes IP <text:s/>Gestión de proyectos.</text:p>
          </table:table-cell>
          <table:table-cell table:number-columns-repeated="1020"/>
        </table:table-row>
        <table:table-row table:style-name="ro1">
          <table:table-cell office:value-type="float" office:value="1528" calcext:value-type="float">
            <text:p>1528</text:p>
          </table:table-cell>
          <table:table-cell office:value-type="string" calcext:value-type="string">
            <text:p>Ingeniero de Soporte Técnico (Equipos Médicos)</text:p>
          </table:table-cell>
          <table:table-cell office:value-type="string" calcext:value-type="string">
            <text:p>1.Realizar la instalación y el mantenimiento preventivo y correctivo de los equipos médicos. <text:s/>2.Brindar capacitación a los usuarios finales de los equipos médicos. <text:s/>3.Cumplir con los cronogramas de mantenimiento ya establecidos (diagnóstico <text:s/>correctivos o preventivos) y realizar los informes correspondientes. <text:s/>4.Informar el estado final al superior inmediato y mantener al día el sistema de información. registrando eventos <text:s/>casos <text:s/>fallas y soporte realizado. <text:s/>5.Participar en las actividades que disponga la empresa: capacitaciones (fuera de Perú) <text:s/>conferencias (en oficina).</text:p>
          </table:table-cell>
          <table:table-cell office:value-type="string" calcext:value-type="string">
            <text:p>Experiencia en el rubro de equipos de diagnóstico por imágenes <text:s/>rubro eléctrico <text:s/>aire acondicionado o laboratorio durante 6 meses (Deseable).</text:p>
          </table:table-cell>
          <table:table-cell table:number-columns-repeated="1020"/>
        </table:table-row>
        <table:table-row table:style-name="ro1">
          <table:table-cell office:value-type="float" office:value="1529" calcext:value-type="float">
            <text:p>1529</text:p>
          </table:table-cell>
          <table:table-cell office:value-type="string" calcext:value-type="string">
            <text:p>Practicante</text:p>
          </table:table-cell>
          <table:table-cell office:value-type="string" calcext:value-type="string">
            <text:p>Apoyo a la Jefatura de Desarrollo Institucional y de Sistemas. <text:s/>Conocimientos: <text:s text:c="2"/>Deseable en VWare VSphere. <text:s text:c="2"/>Windows Server. <text:s text:c="2"/>Ofimática <text:s text:c="2"/>Conocimiento en redes y telecomunicaciones. <text:s text:c="3"/>Funciones: <text:s text:c="2"/>Apoyo de Soporte Técnico. <text:s text:c="2"/>Apoyo al administrador del Data Center.</text:p>
          </table:table-cell>
          <table:table-cell office:value-type="string" calcext:value-type="string">
            <text:p>Características Personales: <text:s text:c="2"/>Entusiasta y con iniciativa propia. <text:s text:c="2"/>Que sepa trabajar en equipo. <text:s text:c="2"/>Persona rigurosa <text:s/>responsable y con valores (comportamiento ético).</text:p>
          </table:table-cell>
          <table:table-cell table:number-columns-repeated="1020"/>
        </table:table-row>
        <table:table-row table:style-name="ro1">
          <table:table-cell office:value-type="float" office:value="1531" calcext:value-type="float">
            <text:p>1531</text:p>
          </table:table-cell>
          <table:table-cell office:value-type="string" calcext:value-type="string">
            <text:p>Ingeniero Senior de Redes</text:p>
          </table:table-cell>
          <table:table-cell office:value-type="string" calcext:value-type="string">
            <text:p>Axcess Financial <text:s/>empresa transnacional perteneciente al Grupo CNG Financial Corporation en EE.UU en brindar productos y servicios financieros <text:s/>requiere para su área tecnológica un Ingeniero Senior de Redes. <text:s text:c="5"/>Funciones: <text:s/>Mantener una compleja red de apoyo a las redes de distribución <text:s/>basada en el sistema de producción Cloud <text:s/>la infraestructura de VoIP y las redes de comunicaciones de video. <text:s/>Planificar <text:s/>diseñar e implementar una red de alta calidad QoS habilitando una infraestructura backoffice. <text:s/>Evaluar <text:s/>recomendar y seleccionar los equipos de red <text:s/>servicios y proveedores <text:s/>Analizar y solucionar fallas de las redes de comunicación y los bottlenecks. <text:s/>Establecer políticas <text:s/>procedimientos <text:s/>programas de seguimiento y administrativas necesarias para garantizar el objetivo de la operación del ‘99.99% de disponibilidad'. <text:s/>Mantener y gestionar una infraestructura de red en toda la empresa <text:s/>tales como la producción cloud multinodo <text:s/>la huella global de tienda al por menor <text:s/>sitios de comercio electrónico <text:s/>redes B2B <text:s/>la informática móvil <text:s/>los centros de llamadas <text:s/>VoIP complejo y de vídeo. <text:s/>Mantener la documentación detallada y precisa de todos los entornos de red <text:s/>que incluye la documentación conceptual <text:s/>lógica y física. <text:s/>Participar en el programa de soporte on call 7x24 de apoyo a las operaciones.</text:p>
          </table:table-cell>
          <table:table-cell office:value-type="string" calcext:value-type="string">
            <text:p>5 + o más años de experiencia en diseño y ejecución de enrutamiento de redes de VoIP <text:s/>incluyendo la experiencia práctica trabajando con OSPF <text:s/>EIGRP o BGP HSRP. <text:s/>5 + o más años de experiencia en diseño y ejecución de redes L2 incluyendo experiencia de trabajo con STP <text:s/>RSTP <text:s/>PAgP o LACP <text:s/>3 + o más años de experiencia práctica con el sistema de monitoreo a nivel empresarial como SolarWinds <text:s/>Zenoss <text:s/>etc <text:s/>Sólida comprensión de tecnologías LAN / WAN y herramientas de software para monitorear el desempeño y resolución de problemas. <text:s/>Redes TCP / IP y la experiencia para solucionar problemas en varios entornos de sistema operativo <text:s/>Experiencia con MGCP <text:s/>H323 <text:s/>SIP <text:s/>línea de productos Cisco y fluidez en el lenguaje de secuencias de comandos <text:s/>al menos uno. <text:s/>Conocimiento experto en Frame Relay <text:s/>MPLS <text:s/>VPN <text:s/>ATM <text:s/>ISDN. <text:s/>Sólida comprensión de la infraestructura de red que ejecute VoIP <text:s/>QoS <text:s/>SIP <text:s/>MGCP <text:s/>H323 <text:s/>videoconferencia y video streaming. <text:s/>Experiencia en el establecimiento de políticas <text:s/>procedimientos <text:s/>software de red y los estándares de hardware <text:s/>estándares de documentación <text:s/>La experiencia con variantes Asterisk PBX <text:s/>por ejemplo Trixbox <text:s/>etc <text:s/>Experiencia en la administración y el despliegue de red de balanceadores de carga <text:s/>las soluciones comerciales <text:s/>tales como Cisco CSS <text:s/>BigIP F5 <text:s/>y Citrix NetScaler y soluciones de código abierto como NGNIX <text:s/>barniz <text:s/>y Zen. <text:s/>La exposición a algunas de las siguientes herramientas: Snort <text:s/>Nessus <text:s/>nmap <text:s/>ntop <text:s/>Pro NA / Sniffer <text:s/>snoop <text:s/>tcpdump <text:s/>Ethereal y otras redes de código abierto y aplicaciones de seguridad. <text:s/>Dominio del Inglés a nivel Avanzado.</text:p>
          </table:table-cell>
          <table:table-cell table:number-columns-repeated="1020"/>
        </table:table-row>
        <table:table-row table:style-name="ro1">
          <table:table-cell office:value-type="float" office:value="1532" calcext:value-type="float">
            <text:p>1532</text:p>
          </table:table-cell>
          <table:table-cell office:value-type="string" calcext:value-type="string">
            <text:p>Ingeniero de Software</text:p>
          </table:table-cell>
          <table:table-cell office:value-type="string" calcext:value-type="string">
            <text:p>Responsable por la entrega técnica a tiempo <text:s/>innovación y bajo nivel de defectos en las soluciones computacionales provistas. <text:s/>Diseño del modelo de la arquitectura. <text:s/>Codificación y modificaciones de la base de datos. <text:s/>Manejo de ramas y estrategias de sincronización del código de diferentes equipos simultáneos (merging). <text:s/>Realizar modelado basado en UML atado en el modelo de negocio de la empresa. <text:s/>Realizar pruebas unitarias e implementación de patrones de diseño. <text:s/>Automatización e integración continua y revisión del código <text:s/>para promover y cumplir las buenas prácticas y políticas de ingeniería. <text:s/>Interacción con los analistas del negocio y con los Ingenieros de Calidad <text:s/>incluyendo la entrega del código. <text:s/>Múltiples iniciativas en paralelo. <text:s/>Supervisar a los trabajadores a su cargo. <text:s/>Evaluar los programas / objetivos del trabajo <text:s/>la eficacia y volverla a alinear al trabajo <text:s/>según sea necesario. <text:s/>Aplicar las directrices técnicas <text:s/>interpretación de los resultados <text:s/>asignación y seguimiento del trabajo a los demás.</text:p>
          </table:table-cell>
          <table:table-cell office:value-type="string" calcext:value-type="string">
            <text:p>Certificación en Java (Deseable). <text:s/>Experiencia mínima de 7 años como ingeniero de sistemas / desarrollador de aplicaciones para usuarios finales y servicios base del negocio y Exp. mínima de 3+ años desarrollando Aplicaciones Web Java J2EE y/o usando software de código libre. <text:s/>Experiencia trabajando con: Tecnologías como: JSP <text:s/>JSTL <text:s/>Servlets <text:s/>Spring <text:s/>JavaBeans <text:s/>ORM <text:s/>JMS y JBoss. <text:s/>Bases de datos tales como: MySQL <text:s/>Oracle o PostgreSQL y Ciclo de vida del desarrollo de sistemas <text:s/>como: KanBan <text:s/>SCRUM o algún otro SDLC ágil. <text:s/>Experiencia en Análisis y Diseño Orientado a Objetos usando UML 2.X. <text:s/>Experiencia con Patrones de Negocios Empresariales y con prácticas de ingeniería de software como: Integración Continua <text:s/>Pruebas Unitarias (TDD) y Análisis de código estático. <text:s/>Ser competente en el seguimiento de errores <text:s/>wikis y herramientas de administración en metodologías agiles. <text:s/>Experiencia con Java IDE (Eclipse) y herramientas de control de versiones tales como SVN. <text:s/>Experiencia trabajando con Hibernate <text:s/>Mule <text:s/>VFabric (Deseable). <text:s/>Conocimiento de herramientas para colaboración y comunicación tales como VOIP <text:s/>Chat <text:s/>Email <text:s/>Wikis y PBX. <text:s/>Experiencia en SOA y desarrollo para dispositivos móviles. <text:s/>Arquitectura basada para correr en un ambiente de Cloud Computing. <text:s text:c="5"/>Beneficios: <text:s/>Grato clima laboral <text:s/>Oportunidad de desarrollo laboral <text:s/>Planilla con todos los beneficios de ley y EPS.</text:p>
          </table:table-cell>
          <table:table-cell table:number-columns-repeated="1020"/>
        </table:table-row>
        <table:table-row table:style-name="ro1">
          <table:table-cell office:value-type="float" office:value="1538" calcext:value-type="float">
            <text:p>1538</text:p>
          </table:table-cell>
          <table:table-cell office:value-type="string" calcext:value-type="string">
            <text:p>Arquitecto de Sistemas (JAVA)</text:p>
          </table:table-cell>
          <table:table-cell office:value-type="string" calcext:value-type="string">
            <text:p><text:s/>Responsable de coordinar el despliegue de la solución de las incidencias presentadas en las pruebas. <text:s text:c="2"/>Elaborar la arquitectura de la solución. <text:s text:c="2"/>Desarrollar pruebas de concepto de arquitectura. <text:s text:c="2"/>Diseño de servicios SOA. <text:s text:c="2"/>Apoyo en la administración de las versiones de los aplicativos. <text:s text:c="2"/>Elaborar los entregables asociadas a su rol. <text:s text:c="2"/>Elaborar los entregables de la Arquitectura de Referencia BPM/SOA asociadas a su rol. <text:s text:c="2"/>Lenguaje de Programación: JDK 1.6 <text:s text:c="2"/>IDE: Eclipse <text:s/>Netbeans u otra que no utilicen objetos o librerías propietarias de un solo producto. <text:s text:c="2"/>Herramientas para la construcción y soporte del proyecto: Maven 2 <text:s/>Subversion <text:s text:c="2"/>Frameworks de integración: Spring 3.2.0 <text:s text:c="2"/>Frameworks de Acceso a Datos: Java Persistence API (JPA 2.0) <text:s text:c="2"/>Frameworks para implementación de Servicios Web: Apache CXF 2.7.5 (JAXWS) <text:s text:c="2"/>Frameworks desarrollo Web: Spring MVC 3.2 <text:s text:c="2"/>JavaScript: JQuery 1.7.2 <text:s/>YUI 2.8.2. <text:s text:c="2"/>Trazabilidad (logs): SLFJ4 1.7.2 + Log4J. <text:s text:c="2"/>Pruebas unitarias: JUnit 4.8.2. <text:s text:c="2"/>Reportes: Jasper/iReports 5.0 <text:s text:c="2"/>Servidor de Aplicaciones: Tomcat 7.0.41/ Oracle WebLogic Server 12c</text:p>
          </table:table-cell>
          <table:table-cell office:value-type="string" calcext:value-type="string">
            <text:p><text:s/>Experiencia comprobada mínima de tres (03) años como Arquitecto de Sistemas <text:s text:c="2"/>dentro de los cuales debe haber tenido experiencia en: <text:s text:c="2"/>Administración de WebLogic. <text:s text:c="2"/>Diseño de arquitecturas y desarrollo de sistemas de información web con java <text:s/>servicios web y Oracle 11g. <text:s text:c="2"/>Diseño de arquitecturas de sistemas de información orientadas a servicio (SOA). <text:s text:c="2"/>Experiencia mínima de un (1) año en el uso de herramientas y metodología de desarrollo de proyectos (RUP <text:s/>UML <text:s/>Microsoft Project) y en el manejo de herramientas de gestión de proyectos.</text:p>
          </table:table-cell>
          <table:table-cell table:number-columns-repeated="1020"/>
        </table:table-row>
        <table:table-row table:style-name="ro1">
          <table:table-cell office:value-type="float" office:value="1541" calcext:value-type="float">
            <text:p>1541</text:p>
          </table:table-cell>
          <table:table-cell office:value-type="string" calcext:value-type="string">
            <text:p>Analista Programador .NET / Soporte</text:p>
          </table:table-cell>
          <table:table-cell office:value-type="string" calcext:value-type="string">
            <text:p><text:s/>Codificar y ejecutar pruebas unitarias. <text:s text:c="2"/>Corregir <text:s/>documentar programas y modificaciones de programas a partir de especificaciones suministradas. <text:s text:c="2"/>Integrar el código fuente. <text:s text:c="2"/>Participar del análisis de impacto <text:s/>en los cambios sobre entregables que se encuentren en línea base.</text:p>
          </table:table-cell>
          <table:table-cell office:value-type="string" calcext:value-type="string">
            <text:p><text:s/>Diseño de sistemas <text:s/>interfaces de usuario <text:s text:c="2"/>Herramientas de SQL (manejo de queries) <text:s text:c="2"/>Lenguaje transaccional del BD (TSQL PL/SQL etc) <text:s text:c="2"/>Moldeamiento de Casos de Uso <text:s text:c="2"/>Net/Visual Studio 2010/2012 entorno Web y Mobile <text:s text:c="2"/>Patrones de diseño y de programación <text:s text:c="2"/>Programación orientada a objetos <text:s text:c="2"/>Técnicas de pruebas unitarias (Orientado a la calidad) <text:s text:c="2"/>UML <text:s text:c="2"/>Ajax <text:s/>jQuery. <text:s text:c="2"/>Hardware. <text:s text:c="2"/>Soporte de infraestructura. <text:s text:c="2"/>SCRUM (Opcional).</text:p>
          </table:table-cell>
          <table:table-cell table:number-columns-repeated="1020"/>
        </table:table-row>
        <table:table-row table:style-name="ro1">
          <table:table-cell office:value-type="float" office:value="1545" calcext:value-type="float">
            <text:p>1545</text:p>
          </table:table-cell>
          <table:table-cell office:value-type="string" calcext:value-type="string">
            <text:p>Programador AS 400</text:p>
          </table:table-cell>
          <table:table-cell office:value-type="string" calcext:value-type="string">
            <text:p>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text:p>
          </table:table-cell>
          <table:table-cell office:value-type="string" calcext:value-type="string">
            <text:p>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 <text:s/>Experiencia mínima de 1 año viendo temas ligados a la programación <text:s/>Manejo de base de datos en DB2. <text:s/>Interés por desarrollarse en una empresa de TI.</text:p>
          </table:table-cell>
          <table:table-cell table:number-columns-repeated="1020"/>
        </table:table-row>
        <table:table-row table:style-name="ro1">
          <table:table-cell office:value-type="float" office:value="1554" calcext:value-type="float">
            <text:p>1554</text:p>
          </table:table-cell>
          <table:table-cell office:value-type="string" calcext:value-type="string">
            <text:p>Jefe de Sección de Servicio Técnico</text:p>
          </table:table-cell>
          <table:table-cell office:value-type="string" calcext:value-type="string">
            <text:p><text:s/>Supervisar labores de mantenimiento <text:s/>traslado e instalación de equipos. <text:s text:c="4"/>Coordinar con las secciones del departamento y usuarios las acciones de mantenimiento respectivas. <text:s text:c="4"/>Elaborar el Plan de Mantenimiento del hardware de equipos. <text:s text:c="4"/>Revisar y visar la solicitud de partes <text:s/>repuestos y suministros para mantenimientos correctivos y preventivos de equipos. <text:s text:c="3"/>Proponer políticas de seguridad de la información de los equipos de cómputo en mantenimiento.</text:p>
          </table:table-cell>
          <table:table-cell office:value-type="string" calcext:value-type="string">
            <text:p>3 años de experiencia en puestos similares.</text:p>
          </table:table-cell>
          <table:table-cell table:number-columns-repeated="1020"/>
        </table:table-row>
        <table:table-row table:style-name="ro1">
          <table:table-cell office:value-type="float" office:value="1557" calcext:value-type="float">
            <text:p>1557</text:p>
          </table:table-cell>
          <table:table-cell office:value-type="string" calcext:value-type="string">
            <text:p>Administrador de Servidores y Redes</text:p>
          </table:table-cell>
          <table:table-cell office:value-type="string" calcext:value-type="string">
            <text:p>Administración <text:s/>configuración y soporte de la infraestructura de virtualización VMware VSPhere. <text:s/>Administración de los servicios Microsoft. <text:s/>Administración <text:s/>y soporte de la plataforma Microsoft Exchange 2010. <text:s/>Administración y configuración de la infraestructura de Networking CISCO encapa 2 y 3. <text:s/>Soporte y operación de la soluciones de respaldo de información. <text:s/>Administración y configuración de solución de seguridad perimetral Checkpoint. <text:s/>Diagnóstico y solución de incidencias (Soporte de nivel 2 y 3) y escalamiento de inconvenientes. <text:s/>Administración de la infraestructura de servidores y soluciones de almacenamiento físicos. <text:s/>Administración de la solución de Telefonía IP corporativa. <text:s/>Gestionar proyectos de mejora en la infraestructura IT.</text:p>
          </table:table-cell>
          <table:table-cell office:value-type="string" calcext:value-type="string">
            <text:p>Administración y mantenimiento de servidores Windows y Linux. <text:s/>Administración e implementación de servidores Proxy <text:s/>Web servers <text:s/>correo electrónico Exchange Server 2010 <text:s/>y sistemas de colaboración Microsoft SHAREPOINT (Deseable). <text:s/>Configuración y mantenimiento de redes Ethernet <text:s/>incluyendo el diseño y programación de routers CISCO (capa 2 y 3) LAN y WAN. <text:s/>Conocimientos de programación en lenguajes script <text:s/>configuración de servidores web (ej. Apache). <text:s/>Conocimientos básicos de telefonía IP. <text:s/>Dominio de servicios Directorio activo <text:s/>DNS <text:s/>DHCP <text:s/>VPN <text:s/>IIS <text:s/>Apache <text:s/>DFS <text:s/>virtualización y consolidación de servidores. <text:s/>Conocimientos de Hardware de servidores DELL <text:s/>e IBM Blade y SAN (Deseable). <text:s/>Conocimientos en ITIL <text:s/>seguridad informática <text:s/>Cobit (Deseable). <text:s/>Dos años en implementación de servicios basados en Windows y Linux (Exchange <text:s/>Active Directory <text:s/>Sharepoint <text:s/>File System). <text:s/>En administración de plataformas de virtualización. <text:s/>En configuración y administración de redes (de preferencia con CISCO).</text:p>
          </table:table-cell>
          <table:table-cell table:number-columns-repeated="1020"/>
        </table:table-row>
        <table:table-row table:style-name="ro1">
          <table:table-cell office:value-type="float" office:value="1561" calcext:value-type="float">
            <text:p>1561</text:p>
          </table:table-cell>
          <table:table-cell office:value-type="string" calcext:value-type="string">
            <text:p>Product Manager</text:p>
          </table:table-cell>
          <table:table-cell office:value-type="string" calcext:value-type="string">
            <text:p><text:s/>Responsable de la gestión comercial (ventas <text:s/>márgenes <text:s/>planificación y desarrollo). <text:s text:c="2"/>Ayudar al canal de distribución <text:s/>potenciarlo para que incremente las ventas. <text:s text:c="2"/>Encargado de acompañar al partner a detectar oportunidades de negocio. <text:s text:c="2"/>Manejar planes de venta. <text:s text:c="2"/>Responsable de armar el plan de mercadeo y de negocio. <text:s text:c="2"/>Estudio de la competencia y elaboración de cuadros comparativos.</text:p>
          </table:table-cell>
          <table:table-cell office:value-type="string" calcext:value-type="string">
            <text:p><text:s/>Experiencia mínima de 3 años en el sector. <text:s text:c="2"/>Manejo y experiencia en Fireeye <text:s/>Fortinet y Arbor Networks. <text:s text:c="2"/>Disponibilidad para viajar. <text:s text:c="2"/>Nivel de inglés intermedio – avanzado.</text:p>
          </table:table-cell>
          <table:table-cell table:number-columns-repeated="1020"/>
        </table:table-row>
        <table:table-row table:style-name="ro1">
          <table:table-cell office:value-type="float" office:value="1568" calcext:value-type="float">
            <text:p>1568</text:p>
          </table:table-cell>
          <table:table-cell office:value-type="string" calcext:value-type="string">
            <text:p>Practicante de Arquitectura Empresarial</text:p>
          </table:table-cell>
          <table:table-cell office:value-type="string" calcext:value-type="string">
            <text:p>Apoyar en el levantamiento de información de activos de TI dentro de la empresa. <text:s/>Revisar y aprender a explorar aplicaciones empresariales <text:s/>e integración construidas con WebShere Message Broker <text:s/>SAP PI <text:s/>servicios SOAP <text:s/>REST en Java y DotNet y JEE. <text:s/>Constante investigación de nuevas herramientas y tecnología <text:s/>contactar con proveedores para obtener información sobre tecnología. <text:s/>Documentar los proyectos <text:s/>procedimientos <text:s/>estándares y lineamientos de TI y desarrollos existentes y nuevos. <text:s/>Hacer los diseños de los proyectos de Arquitectura de Arquitectura empresarial. <text:s/>Coordinar con otras áreas sobre cambios y actualizaciones realizadas sobre los estándares y lineamientos definidos.</text:p>
          </table:table-cell>
          <table:table-cell office:value-type="string" calcext:value-type="string">
            <text:p>Conocimientos Indispensables: <text:s/>Conocimiento básico en Java EE o DotNet <text:s/>Office Intermedio. <text:s text:c="2"/>Inglés Intermedio. <text:s/>Project. <text:s/>Visio (deseable)</text:p>
          </table:table-cell>
          <table:table-cell table:number-columns-repeated="1020"/>
        </table:table-row>
        <table:table-row table:style-name="ro1">
          <table:table-cell office:value-type="float" office:value="1598" calcext:value-type="float">
            <text:p>1598</text:p>
          </table:table-cell>
          <table:table-cell office:value-type="string" calcext:value-type="string">
            <text:p>Programador .Net</text:p>
          </table:table-cell>
          <table:table-cell office:value-type="string" calcext:value-type="string">
            <text:p>Programación de aplicaciones Web ASP .NET con Visual Studio 2010 ó 2012. <text:s/>Conocimiento de ASP .NET Web Services con Visual Studio 2010 ó 2012. <text:s/>Experiencia en generación de formatos XML. <text:s/>Conocimiento en base de datos SQL Server 2008 ó 2012.</text:p>
          </table:table-cell>
          <table:table-cell office:value-type="string" calcext:value-type="string">
            <text:p>Buen nivel de comunicación oral y escrita.</text:p>
          </table:table-cell>
          <table:table-cell table:number-columns-repeated="1020"/>
        </table:table-row>
        <table:table-row table:style-name="ro1">
          <table:table-cell office:value-type="float" office:value="1600" calcext:value-type="float">
            <text:p>1600</text:p>
          </table:table-cell>
          <table:table-cell office:value-type="string" calcext:value-type="string">
            <text:p>Consultor de Proyectos SAP: SD</text:p>
          </table:table-cell>
          <table:table-cell office:value-type="string" calcext:value-type="string">
            <text:p>Los profesionales de Ingeniería de Software de trabajo en todo el ciclo de vida de la prestación de servicios para analizar <text:s/>diseñar <text:s/>construir <text:s/>probar <text:s/>implementar y / o mantener varios componentes del sistema o aplicaciones para Accenture o nuestros clientes.</text:p>
          </table:table-cell>
          <table:table-cell office:value-type="string" calcext:value-type="string">
            <text:p>Experiencia mínima de 3 años gestionando proyectos en implementación de SAP SD. <text:s/>Ingles a nivel avanzado. <text:s/>Amplia experiencia funcional en procesos de ventas tales como lead y cotizaciones. <text:s/>Participacion en los procesos de implementacion desde la etapa de blueprint del proyecto. <text:s/>Capacidad demostrada para construir <text:s/>gestionar y fomentar un entorno orientado al equipo. <text:s/>Capacidad para trabajar de forma creativa y analítica en un contexto de resolución de problemas. <text:s/>Deseo de trabajar en un entorno de sistemas de información. <text:s/>Excelente comunicación (escrita y oral) y habilidades interpersonales.</text:p>
          </table:table-cell>
          <table:table-cell table:number-columns-repeated="1020"/>
        </table:table-row>
        <table:table-row table:style-name="ro1">
          <table:table-cell office:value-type="float" office:value="1607" calcext:value-type="float">
            <text:p>1607</text:p>
          </table:table-cell>
          <table:table-cell office:value-type="string" calcext:value-type="string">
            <text:p>Ejecutivos de Cuentas Corporativas</text:p>
          </table:table-cell>
          <table:table-cell office:value-type="string" calcext:value-type="string">
            <text:p>Gerenciamiento cartera de clientes. <text:s/>Prospecciones por zona geográfica. <text:s/>Levantamiento de información <text:s/>análisis y planteamiento de soluciones <text:s/>armado de proyecto técnico y económico (ROI) presentación del proyecto ante la gerencia y cierres. <text:s/>80% Trab</text:p>
          </table:table-cell>
          <table:table-cell office:value-type="string" calcext:value-type="string">
            <text:p>Mínima de 3 años en empresas del sector de la industria de impresión y tecnología en venta consultiva de impresoras <text:s/>multifuncionales <text:s/>WF <text:s/>proyectores <text:s/>soluciones de gestión documental y software relacionados</text:p>
          </table:table-cell>
          <table:table-cell table:number-columns-repeated="1020"/>
        </table:table-row>
        <table:table-row table:style-name="ro1">
          <table:table-cell office:value-type="float" office:value="1640" calcext:value-type="float">
            <text:p>1640</text:p>
          </table:table-cell>
          <table:table-cell office:value-type="string" calcext:value-type="string">
            <text:p>Administrador de Oracle</text:p>
          </table:table-cell>
          <table:table-cell office:value-type="string" calcext:value-type="string">
            <text:p><text:s/>Profesionales en la carrera de ingeniería de sistemas o informática universitaria o técnica. <text:s text:c="2"/>Estudios en especialización en DBA <text:s text:c="2"/>Cursos de Administración de base de datos Oracle y SQL Server <text:s text:c="2"/>Conocimientos de Sistemas Operativos UNIX (Linux <text:s/>HPUX o AIX <text:s/>etc.) <text:s text:c="2"/>Deseable Certificación OCA y/o MCTS <text:s text:c="2"/>Deseable Experiencia en gestión incidental y de requerimientos</text:p>
          </table:table-cell>
          <table:table-cell office:value-type="string" calcext:value-type="string">
            <text:p><text:s/>Mínimo 3 años como Administrador de base de datos Oracle y SQL Server.</text:p>
          </table:table-cell>
          <table:table-cell table:number-columns-repeated="1020"/>
        </table:table-row>
        <table:table-row table:style-name="ro1">
          <table:table-cell office:value-type="float" office:value="1643" calcext:value-type="float">
            <text:p>1643</text:p>
          </table:table-cell>
          <table:table-cell office:value-type="string" calcext:value-type="string">
            <text:p>Practicante de Sistemas.</text:p>
          </table:table-cell>
          <table:table-cell office:value-type="string" calcext:value-type="string">
            <text:p><text:s/>Brindar soporte técnico de computo y sistemas a los usuarios administrativos de la empresa. <text:s text:c="2"/>Apoyo en la documentación y archivo. <text:s/>Atender requerimiento de soporte a usuarios administrativos <text:s text:c="2"/>Instalación software diversos en PC de la sede <text:s text:c="2"/>Manejo </text:p>
          </table:table-cell>
          <table:table-cell office:value-type="string" calcext:value-type="string">
            <text:p><text:s/>Conocimiento en Soporte de Hardware de PC’s <text:s/>Laptops e Impresoras. <text:s/>Experiencia mínima 6 meses a más. <text:s text:c="2"/>Experiencia brindando soporte en empresas de similar rubro deseable.</text:p>
          </table:table-cell>
          <table:table-cell table:number-columns-repeated="1020"/>
        </table:table-row>
        <table:table-row table:style-name="ro1">
          <table:table-cell office:value-type="float" office:value="1644" calcext:value-type="float">
            <text:p>1644</text:p>
          </table:table-cell>
          <table:table-cell office:value-type="string" calcext:value-type="string">
            <text:p>Practicante Pre Profesional Dominio</text:p>
          </table:table-cell>
          <table:table-cell office:value-type="string" calcext:value-type="string">
            <text:p>Apoyar a los analistas de soporte en sus tareas diarias <text:s/>Documentar procedimientos de atención de casos de soporte <text:s/>Participar en reuniones de análisis funcional con los expertos y los analistas de sistemas <text:s/>Apoyar a los analistas funcionales en labores de documentación de casos de prueba y prototipos de pantallas. <text:s/>Participar de la resolución de casos de soporte y comprender la metodología de atención</text:p>
          </table:table-cell>
          <table:table-cell office:value-type="string" calcext:value-type="string">
            <text:p>Requisitos: <text:s/>6 meses de experiencia mínimo <text:s/>apoyando en labores de análisis funcional y/o análisis programación de aplicaciones. <text:s text:c="3"/>Conocimientos: <text:s/>Metodología de análisis <text:s/>Programación en VB Net <text:s/>Conocimiento de modelamiento de datos <text:s/>Conocimientos de manejador de bases de datos – Preferentemente DB2 <text:s/>SQL Server y Oracle <text:s/>Conocimiento de metodologías de programación a tres capas <text:s/>de preferencia con herramientas de Microsoft</text:p>
          </table:table-cell>
          <table:table-cell table:number-columns-repeated="1020"/>
        </table:table-row>
        <table:table-row table:style-name="ro1">
          <table:table-cell office:value-type="float" office:value="1651" calcext:value-type="float">
            <text:p>1651</text:p>
          </table:table-cell>
          <table:table-cell office:value-type="string" calcext:value-type="string">
            <text:p>Desarrollador Java y android</text:p>
          </table:table-cell>
          <table:table-cell office:value-type="string" calcext:value-type="string">
            <text:p>Levantar y validar información de las áreas funcionales. <text:s/>Desarrollar <text:s/>construir e implementar los componentes diseñando. <text:s/>Ejecutar el plan de pruebas para las aplicaciones desarrolladas.</text:p>
          </table:table-cell>
          <table:table-cell office:value-type="string" calcext:value-type="string">
            <text:p>Desarrollo de aplicaciones WEB con J2EE. <text:s/>Desarrollo de aplicaciones móviles para Android e IOS. <text:s/>Desarrollo de WEB SERVICES. <text:s/>Manejo de Frameworks: Spring <text:s/>Mybatis <text:s/>JSF <text:s/>Struts <text:s/>Hibernate. <text:s/>Conocimiento de base de datos SQL SERVER <text:s/>ORACLE y MYSQL. <text:s/>Conocimiento de RUPUML <text:s/>XML. <text:s/>Conocimiento en gestión de proyectos.</text:p>
          </table:table-cell>
          <table:table-cell table:number-columns-repeated="1020"/>
        </table:table-row>
        <table:table-row table:style-name="ro1">
          <table:table-cell office:value-type="float" office:value="1652" calcext:value-type="float">
            <text:p>1652</text:p>
          </table:table-cell>
          <table:table-cell office:value-type="string" calcext:value-type="string">
            <text:p>Analista de Sistemas</text:p>
          </table:table-cell>
          <table:table-cell office:value-type="string" calcext:value-type="string">
            <text:p>Diseñar sistemas informáticos que cubran los requerimientos de los usuarios <text:s/>optimizando hardware y software. Realizar seguimiento y mantenimiento de los mismos con el fin de verificar su operatividad <text:s/>calidad y seguridad de la información.</text:p>
          </table:table-cell>
          <table:table-cell office:value-type="string" calcext:value-type="string">
            <text:p>Conocimientos a Nivel Intermedio de: <text:s/>Java <text:s/>.NET <text:s/>Power Builder <text:s/>Bizagui <text:s/>SQL Server <text:s/>Javascript <text:s/>WebSphere <text:s/>Visual SourceSafe (similares). <text:s text:c="3"/>Tecnologías: <text:s/>JSP <text:s/>JSTL <text:s/>Servlets <text:s/>Spring <text:s/>EJB <text:s/>de ORM <text:s/>Hibernate <text:s/>Mule <text:s/>JMS y Jboss. <text:s text:c="3"/>Otros Estudios: <text:s/>Diseño de bases de datos <text:s/>técnicas de desarrollo orientada a objetos. <text:s/>Técnicas de lenguaje de modelamiento unificado <text:s/>UML. <text:s/>Metodología RUP. <text:s/>Marco de trabajo CMMI. <text:s/>Organización y métodos. <text:s/>Modelamiento de procesos <text:s/>técnica BPMN. <text:s text:c="3"/>Experiencia Laboral: <text:s/>8 años general y 4 años en áreas o cargos similares.</text:p>
          </table:table-cell>
          <table:table-cell table:number-columns-repeated="1020"/>
        </table:table-row>
        <table:table-row table:style-name="ro1">
          <table:table-cell office:value-type="float" office:value="1659" calcext:value-type="float">
            <text:p>1659</text:p>
          </table:table-cell>
          <table:table-cell office:value-type="string" calcext:value-type="string">
            <text:p>Practicante Administrativo para BPO</text:p>
          </table:table-cell>
          <table:table-cell office:value-type="string" calcext:value-type="string">
            <text:p>Recibir archivos excel de clientes. <text:s/>Validacion de datos <text:s/>Procesarlos <text:s text:c="2"/>imprimir y distribución con el courrier. <text:s/>Seguimiento al courrier y a proveedores. <text:s/>Solicitará cotizaciones.</text:p>
          </table:table-cell>
          <table:table-cell office:value-type="string" calcext:value-type="string">
            <text:p>Con conocimiento de Excel a nivel intermedio. <text:s/>Con conocimientos administrativos.</text:p>
          </table:table-cell>
          <table:table-cell table:number-columns-repeated="1020"/>
        </table:table-row>
        <table:table-row table:style-name="ro1">
          <table:table-cell office:value-type="float" office:value="1660" calcext:value-type="float">
            <text:p>1660</text:p>
          </table:table-cell>
          <table:table-cell office:value-type="string" calcext:value-type="string">
            <text:p>Analista de Sistemas Senior</text:p>
          </table:table-cell>
          <table:table-cell office:value-type="string" calcext:value-type="string">
            <text:p>Ejecutar los proyectos asignados <text:s/>orientados a la automatización y control de procesos <text:s/>explotación de información y adecuaciones a los sistemas de soporte a la organización</text:p>
          </table:table-cell>
          <table:table-cell office:value-type="string" calcext:value-type="string">
            <text:p><text:s/>asegurando su culminación dentro de los plazos <text:s/>recursos y calidad planteados. Participar en la implementación del RollOut de SAP y la migración de datos a SAP. <text:s/>Realizar el levantamiento de requerimientos <text:s/>detallando con los usuarios el alcance. Elaborar documentación funcional y de procesos para la implementación. <text:s/>Realizar el análisis de riesgo operativo de los proyectos a ejecutar. Incluir los requerimientos de seguridad en las aplicaciones que se implementen. <text:s/>Diseñar el plan de pruebas y supervisar su ejecución. <text:s/>Recopilar y mantener índices de productividad y calidad de los servicios informáticos soportados. <text:s/>Asegurar la documentación actualizada de los procesos y sistemas críticos de la organización y aspectos relacionados con la seguridad y confiabilidad de la información. <text:s/>Consolidad la información de los indicadores de gestión <text:s/>acciones correctivas y preventivas. <text:s/>Empleo de herramientas estadísticas y de explotación de datos. <text:s/>Apoyo en la elaboración de la documentación de los sistemas implementados (Manuales <text:s/>Técnico y de Operación). <text:s/>Entrenar en los sistemas entrenados. <text:s/>Coordinar y verificar con proveedores la implementación de sistemas a fines.</text:p>
          </table:table-cell>
          <table:table-cell table:number-columns-repeated="1020"/>
        </table:table-row>
        <table:table-row table:style-name="ro1">
          <table:table-cell office:value-type="float" office:value="1662" calcext:value-type="float">
            <text:p>1662</text:p>
          </table:table-cell>
          <table:table-cell office:value-type="string" calcext:value-type="string">
            <text:p>Jefe de Programación FrontEnd</text:p>
          </table:table-cell>
          <table:table-cell office:value-type="string" calcext:value-type="string">
            <text:p>Phantasia <text:s/>empresa de Marketing Digital <text:s/>está en la búsqueda del mejor capital humano para incorporarse a su staff de profesionales. Actualmente nos encontramos en la búsqueda de un JEFE DE PROGRAMACIÓN FRONTEND que cumpla con el siguiente perfil: <text:s text:c="3"/>Funciones: <text:s text:c="2"/>Coordinar con el Jefe de Tecnología todos los procesos. <text:s text:c="2"/>Liderar el equipo de FrontEnd y coordinar con el jefe de BackEnd logrando integraciones exitosas. <text:s text:c="2"/>Guiar a los líderes de equipo en su rol de control. <text:s text:c="2"/>Brindar iniciativas novedosas con nuevas tecnologías. <text:s text:c="2"/>Validar código FrontEnd y revisar que se cumpla el estándar. <text:s text:c="2"/>Revisar la finalización de los proyectos y coordinar su pase por Control de Calidad (QA). <text:s text:c="2"/>Supervisar el desarrollo y el desempeño del equipo FrontEnd. <text:s text:c="2"/>Validar los diseños y recomendar mejoras realizables. <text:s text:c="2"/>Responsable del desempeño del equipo en la etapa de pruebas <text:s/>debe lograr que su equipo optimice la cantidad de tickets detectados por QA. <text:s text:c="2"/>Responsable de la integración y mejora del desempeño de los desarrolladores juniors. <text:s text:c="2"/>Establecer estandares de desarrollo. <text:s text:c="2"/>Establecer y validar tiempos de desarrollo para su equipo. <text:s text:c="2"/>Participación parcial de acuerdo a disponibilidad en desarrollo de aplicaciones. <text:s text:c="2"/>Elaborar informes mensuales de los proyectos del equipo y evaluar el rendimiento del mismo. <text:s text:c="2"/>Coordinar con otros equipos de trabajo de la organización el estado de los proyectos. <text:s text:c="2"/>Evaluar factibilidad de proyectos de parte de FrontEnd.</text:p>
          </table:table-cell>
          <table:table-cell office:value-type="string" calcext:value-type="string">
            <text:p>Conocimientos: <text:s text:c="2"/>Conocimientos especiales: Interpretar especificaciones de Diseño <text:s/>diagramas y documentos funcionales para realizar programas o componentes de sistemas. <text:s text:c="2"/>Conocimientos de computación: distintos sitemas operativos (Linux <text:s/>OSX <text:s/>Windows) <text:s/>CSS/CSS3 y HTML/HTML5 <text:s/>maquetación de crosbrowsing <text:s/>JQuery y uso de plugins <text:s/>Ajax <text:s/>Json <text:s/>Adobe Photoshop o Adobe Fireworks <text:s/>Wordpress(configuración y creación de plantillas uso de plugins) <text:s/>SEO <text:s/>Responsive Web Desing y API's de Facebook <text:s/>Twitter <text:s/>Youtube <text:s/>Google Maps <text:s/>Instagram (por lo menos Facebook). <text:s text:c="3"/>Competencias: <text:s text:c="2"/>Trabajo en equipo. <text:s text:c="2"/>Tolerancia a la presión. <text:s text:c="2"/>Liderazgo. <text:s text:c="2"/>Proactividad. <text:s text:c="2"/>Solución de problemas. <text:s text:c="2"/>Puntualidad. <text:s text:c="2"/>Responsabilidad. <text:s text:c="2"/>Compromiso. <text:s text:c="3"/>Requisitos: <text:s text:c="2"/>Experiencia mínima de 5 años. <text:s text:c="2"/>De preferencia tener experiencia trabajando en agencias digitales. <text:s text:c="2"/>Disponibilidad inmediata. <text:s text:c="3"/>*Se ofrece buena remuneración.</text:p>
          </table:table-cell>
          <table:table-cell table:number-columns-repeated="1020"/>
        </table:table-row>
        <table:table-row table:style-name="ro1">
          <table:table-cell office:value-type="float" office:value="1677" calcext:value-type="float">
            <text:p>1677</text:p>
          </table:table-cell>
          <table:table-cell office:value-type="string" calcext:value-type="string">
            <text:p>Analista de Información</text:p>
          </table:table-cell>
          <table:table-cell office:value-type="string" calcext:value-type="string">
            <text:p>En Interbank nos encontramos en la búsqueda de un Analista de Información para nuestra área de Gestión de Clientes. Está persona se encargara de generar información relevante para la toma de decisiones a través del análisis de las bases de datos con las que el banco cuenta. El desarrollo de diversos reportes de monitoreo (análisis de tendencias y control de indicadores <text:s/>KPI’s). Ejecutar modelos de gestión <text:s/>análisis hasta la propuesta e implementación.</text:p>
          </table:table-cell>
          <table:table-cell office:value-type="string" calcext:value-type="string">
            <text:p>Experiencia mínima de 1 año en la posición actual. <text:s/>Deberá mostrar una buena capacidad de análisis <text:s/>organización y planificación <text:s/>y contar con habilidad de comunicación. <text:s/>Conocimiento de sistemas:Indispensable manejo de SQL y Excel a nivel avanzado.</text:p>
          </table:table-cell>
          <table:table-cell table:number-columns-repeated="1020"/>
        </table:table-row>
        <table:table-row table:style-name="ro1">
          <table:table-cell office:value-type="float" office:value="1678" calcext:value-type="float">
            <text:p>1678</text:p>
          </table:table-cell>
          <table:table-cell office:value-type="string" calcext:value-type="string">
            <text:p>Ejecutivo Comercial de Canales Alternativos</text:p>
          </table:table-cell>
          <table:table-cell office:value-type="string" calcext:value-type="string">
            <text:p>Nos encontramos en la búsqueda de un Ejecutivo Comercial de Canales Alternativos para nuestra área de Banca Electrónica. Esta persona se encargará diseñar y ejecutar estrategias para captar y retener clientes que adopten y utilicen nuevas tecnologías relacionadas a pagos electrónicos y/o móviles a través del desarrollo de nuevos productos/servicios.</text:p>
          </table:table-cell>
          <table:table-cell office:value-type="string" calcext:value-type="string">
            <text:p>Experiencia mínima de 2 años en áreas similares. <text:s/>Certificación PMI – Project Management (No indispensable). <text:s/>Conocimiento de sistemas: Paquete Office a nivel Avanzado. <text:s/>Manejo de MS Project.</text:p>
          </table:table-cell>
          <table:table-cell table:number-columns-repeated="1020"/>
        </table:table-row>
        <table:table-row table:style-name="ro1">
          <table:table-cell office:value-type="float" office:value="1681" calcext:value-type="float">
            <text:p>1681</text:p>
          </table:table-cell>
          <table:table-cell office:value-type="string" calcext:value-type="string">
            <text:p>Auditor de Sistemas</text:p>
          </table:table-cell>
          <table:table-cell office:value-type="string" calcext:value-type="string">
            <text:p><text:s/>Apoyo en la ejecución de auditorías internas a las diferentes áreas de la Compañía tanto en Lima como en provincia de acuerdo con normas de auditoría generalmente aceptadas. <text:s text:c="2"/>Documentar y proponer mejoras y dar seguimiento a las recomendaciones efectuadas. <text:s text:c="2"/>Administrar la base de datos ACL y dar soporte al equipo en procedimientos y pruebas relacionadas a sistemas. <text:s text:c="2"/>Supervisar proyectos de mejora y automatización del proceso de Auditoría Interna (auditoría continua). <text:s text:c="2"/>Supervisar auditoría COBIT para cumplimiento SOX.</text:p>
          </table:table-cell>
          <table:table-cell office:value-type="string" calcext:value-type="string">
            <text:p>Experiencia mínima de 3 años en puestos similares. <text:s/>Deseable: Experiencia en minería.</text:p>
          </table:table-cell>
          <table:table-cell table:number-columns-repeated="1020"/>
        </table:table-row>
        <table:table-row table:style-name="ro1">
          <table:table-cell office:value-type="float" office:value="1685" calcext:value-type="float">
            <text:p>1685</text:p>
          </table:table-cell>
          <table:table-cell office:value-type="string" calcext:value-type="string">
            <text:p>Analista de Sistemas (JAVA)</text:p>
          </table:table-cell>
          <table:table-cell office:value-type="string" calcext:value-type="string">
            <text:p>Ciclus Group es una firma de consultoría con 9 años de experiencia en el mercado <text:s/>especializada en gestión de negocios y tecnologías de información cuyo objetivo es ayudar a las empresas a generar mayor valor a partir de la rentabilización de sus operaciones. Es decir <text:s/>contribuyendo a mejorar la operación en todos los ámbitos de la empresa <text:s/>brindando soluciones de negocios integrales a la medida. <text:s/>CICLUS GROUP invita a los profesionales con grandes expectativas de crecimiento <text:s/>dispuestos a desarrollar su talento y capacidades <text:s/>y con fuertes valores a formar parte de su equipo de colaboradores. <text:s/>Actualmente requiere de ANALISTAS DE SISTEMAS (JAVA) para el servicio de BPO en una de las empresas de telecomunicaciones del país. <text:s text:c="3"/>Objetivo y Funciones: <text:s text:c="2"/>Responsable de realizar tareas de análisis <text:s/>diseño <text:s/>pruebas y despliegue de aplicaciones <text:s/>y de la elaboración de los entregables. <text:s text:c="2"/>Validar el diseño de los casos de prueba elaborados por la Línea de Calidad de la OS. <text:s text:c="2"/>Validar los resultados de la pruebas ejecutadas por la Línea de Calidad de la OS. <text:s text:c="2"/>Responsable de coordinar el despliegue de la solución de las incidencias presentadas en las pruebas.</text:p>
          </table:table-cell>
          <table:table-cell office:value-type="string" calcext:value-type="string">
            <text:p>Experiencia comprobada mínima de tres (03) años como Analista de Sistemas, dentro de los cuales como mínimo dos (02) años en proyectos de sistemas de información web con java <text:s/>servicios web y Oracle 11g. <text:s text:c="2"/>Lenguaje de Programación: JDK 1.6. <text:s text:c="2"/>IDE: Eclipse <text:s/>Netbeans u otra que no utilicen objetos o librerías propietarias de un solo producto. <text:s text:c="2"/>Herramientas para la construcción y soporte del proyecto: Maven 2 <text:s/>Subversion. <text:s text:c="2"/>Frameworks de integración: Spring 3.2.0. <text:s text:c="2"/>Frameworks de Acceso a Datos: Java Persistence API (JPA 2.0). <text:s text:c="2"/>Frameworks para implementación de Servicios Web: Apache CXF 2.7.5 (JAXWS). <text:s text:c="2"/>Frameworks desarrollo Web: Spring MVC 3.2. <text:s text:c="2"/>JavaScript: JQuery 1.7.2 <text:s/>YUI 2.8.2. <text:s text:c="2"/>Trazabilidad (logs): SLFJ4 1.7.2 + Log4J. <text:s text:c="2"/>Pruebas unitarias: JUnit 4.8.2. <text:s text:c="2"/>Reportes: Jasper/iReports 5.0. <text:s text:c="2"/>Servidor de Aplicaciones: Tomcat 7.0.41/ Oracle WebLogic Server 12c. <text:s text:c="2"/>Experiencia mínima de un (1) año en el uso de herramientas y metodología de desarrollo de proyectos (RUP <text:s/>UML <text:s/>Microsoft Project) y en el manejo de herramientas de gestión de proyectos.</text:p>
          </table:table-cell>
          <table:table-cell table:number-columns-repeated="1020"/>
        </table:table-row>
        <table:table-row table:style-name="ro1">
          <table:table-cell office:value-type="float" office:value="1686" calcext:value-type="float">
            <text:p>1686</text:p>
          </table:table-cell>
          <table:table-cell office:value-type="string" calcext:value-type="string">
            <text:p>Analista Funcional</text:p>
          </table:table-cell>
          <table:table-cell office:value-type="string" calcext:value-type="string">
            <text:p>Gestionar la atención de los requerimientos de Tecnología de Información de la cartera de clientes a la cual está asignado para el desarrollo de los procesos y operaciones de negocios <text:s/>generando valor agregado en la implantación de las soluciones <text:s/>cumpliendo las políticas y normativas establecidas al interno y por los Clientes.</text:p>
          </table:table-cell>
          <table:table-cell office:value-type="string" calcext:value-type="string">
            <text:p><text:s/>Conocimiento de estándares y/o modelos de calidad tales como: CMMI <text:s/>ISO <text:s/>ITIL. <text:s text:c="2"/>Conocimiento de metodologías para gestión e implantación de proyectos <text:s/>como PMI <text:s/>COBIT <text:s/>RUP. <text:s text:c="2"/>Conocimiento del desarrollo en diferentes plataformas <text:s/>según se requiera. <text:s text:c="2"/>Conocimiento de herramientas de modelamiento de procesos y sistemas. <text:s text:c="2"/>Conocimiento y experiencia de manejadores de Base de Datos. <text:s text:c="2"/>Conocimiento y experiencia en herramientas de desarrollo. <text:s text:c="2"/>Conocimiento en sistemas operativos. <text:s text:c="2"/>Experiencia mínima de tres (3) años como analista en proyectos de Tecnologías de Información.</text:p>
          </table:table-cell>
          <table:table-cell table:number-columns-repeated="1020"/>
        </table:table-row>
        <table:table-row table:style-name="ro1">
          <table:table-cell office:value-type="float" office:value="1688" calcext:value-type="float">
            <text:p>1688</text:p>
          </table:table-cell>
          <table:table-cell office:value-type="string" calcext:value-type="string">
            <text:p>Programador Senior (JAVA)</text:p>
          </table:table-cell>
          <table:table-cell office:value-type="string" calcext:value-type="string">
            <text:p>Responsable de realizar tareas de análisis <text:s/>diseño <text:s/>construcción <text:s/>pruebas y despliegue de aplicaciones <text:s/>y de la elaboración de los entregables. <text:s/>Ofrecemos: <text:s text:c="2"/>Ingreso a planilla y EPS. <text:s text:c="2"/>Buen clima laboral <text:s/>capacitaciones constantes y reconocimientos de logros. <text:s text:c="2"/>Estabilidad laboral y puntualidad en los pagos. <text:s text:c="2"/>Plan de desarrollo de carrera <text:s/>grandes oportunidades para crecimiento profesional a futuro. <text:s text:c="2"/>Constantes retos y novedades en el mundo de la tecnología que permitirán desarrollar su talento e incrementar su experiencia.</text:p>
          </table:table-cell>
          <table:table-cell office:value-type="string" calcext:value-type="string">
            <text:p><text:s/>Experiencia comprobada mínima de cuatro (04) años realizando tareas de programación y despliegue de aplicaciones dentro de los cuales como mínimo tres (03) años en proyectos de sistemas de información web con java <text:s/>servicios web y Oracle 11g. <text:s text:c="2"/>Lenguaje de Programación: JDK 1.6 <text:s text:c="2"/>IDE: Eclipse <text:s/>Netbeans u otra que no utilicen objetos o librerías propietarias de un solo producto. <text:s text:c="2"/>Herramientas para la construcción y soporte del proyecto: Maven 2 <text:s/>Subversion <text:s text:c="2"/>Frameworks de integración: Spring 3.2.0 <text:s text:c="2"/>Frameworks de Acceso a Datos: Java Persistence API (JPA 2.0) <text:s text:c="2"/>Frameworks para implementación de Servicios Web: Apache CXF 2.7.5 (JAXWS) <text:s text:c="2"/>Frameworks desarrollo Web: Spring MVC 3.2 <text:s text:c="2"/>JavaScript: JQuery 1.7.2 <text:s/>YUI 2.8.2. <text:s text:c="2"/>Trazabilidad (logs): SLFJ4 1.7.2 + Log4J. <text:s text:c="2"/>Pruebas unitarias: JUnit 4.8.2. <text:s text:c="2"/>Reportes: Jasper/iReports 5.0 <text:s text:c="2"/>Servidor de Aplicaciones: Tomcat 7.0.41/ Oracle WebLogic Server 12c <text:s text:c="2"/>Experiencia mínima de un (1) año en el uso de herramientas y metodología de desarrollo de proyectos (RUP <text:s/>UML <text:s/>Microsoft Project) y en el manejo de herramientas de gestión de proyectos. <text:s text:c="2"/>Experiencia en desarrollo de aplicaciones y servicios SOA con java.</text:p>
          </table:table-cell>
          <table:table-cell table:number-columns-repeated="1020"/>
        </table:table-row>
        <table:table-row table:style-name="ro1">
          <table:table-cell office:value-type="float" office:value="1708" calcext:value-type="float">
            <text:p>1708</text:p>
          </table:table-cell>
          <table:table-cell office:value-type="string" calcext:value-type="string">
            <text:p>Analista en Tecnología COBOL VAX</text:p>
          </table:table-cell>
          <table:table-cell office:value-type="string" calcext:value-type="string">
            <text:p>Te invitamos a sumarte a una organización que ofrece mayores desafíos <text:s/>mejores oportunidades y más satisfacción. 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 <text:s/>Nos encontramos en la búsqueda de un Analista en Tecnología COBOL VAX.</text:p>
          </table:table-cell>
          <table:table-cell office:value-type="string" calcext:value-type="string">
            <text:p>Experiencia mínima de 2 a 4 años como programador en Cobol <text:s/>de preferencia Cobol VAX. Base de datos DB2.</text:p>
          </table:table-cell>
          <table:table-cell table:number-columns-repeated="1020"/>
        </table:table-row>
        <table:table-row table:style-name="ro1">
          <table:table-cell office:value-type="float" office:value="1718" calcext:value-type="float">
            <text:p>1718</text:p>
          </table:table-cell>
          <table:table-cell office:value-type="string" calcext:value-type="string">
            <text:p>Administrador de Proyectos</text:p>
          </table:table-cell>
          <table:table-cell office:value-type="string" calcext:value-type="string">
            <text:p>Levantar y analizar información sobre necesidades y requerimientos de la institución. <text:s/>Desarrollar los planes de implementacion de proyectos (actividades <text:s/>responsables y tiempos). <text:s/>Realizar el seguimiento al desarrollo e implementacion de proyectos. <text:s/>Coordinar con el personal encargado en cada proyecto. <text:s/>Otras que asigne su Jefe inmediato.</text:p>
          </table:table-cell>
          <table:table-cell office:value-type="string" calcext:value-type="string">
            <text:p>Experiencia de tres (03) años como Coordinador en Gestión de Proyectos de TI. <text:s/>Cursos y/o estudios de especialización: <text:s/>* Curso de Gestión de Proyectos PMBOK. <text:s/>* Conocimientos de ITIL y/o CMMI.</text:p>
          </table:table-cell>
          <table:table-cell table:number-columns-repeated="1020"/>
        </table:table-row>
        <table:table-row table:style-name="ro1">
          <table:table-cell office:value-type="float" office:value="1721" calcext:value-type="float">
            <text:p>1721</text:p>
          </table:table-cell>
          <table:table-cell office:value-type="string" calcext:value-type="string">
            <text:p>Certificador de Software</text:p>
          </table:table-cell>
          <table:table-cell office:value-type="string" calcext:value-type="string">
            <text:p>1. Reuniones de coordinación para validación y entendimiento del alcance del requerimiento y estrategia de pruebas a aplicar. <text:s/>2. Realizar las actividades del proceso de certificación. <text:s/>3. Revisar la calidad de los sistemas y comunicar a los responsables los resultados. <text:s/>4. Gestión de riesgos y problemas. <text:s/>5. Comunicar avances del plan de trabajo y problemas presentados. <text:s/>6. Aplicar pruebas especialesno funcionales (rendimiento <text:s/>carga <text:s/>seguridad <text:s/>etc). <text:s/>7. Análisis de resultados y elaboración de informe. <text:s/>8. Apoyar en la revisión de los cambios realizados en los sistema. <text:s/>9. Asesorar y apoyar a las unidades de soporte en la identificación de errores frente a una falla reportada.</text:p>
          </table:table-cell>
          <table:table-cell office:value-type="string" calcext:value-type="string">
            <text:p><text:s/>Conocimientos básicos de base de datos (Oracle <text:s/>SQL) <text:s text:c="2"/>Experiencia mínima de 1 año y 3 meses como Certificador.</text:p>
          </table:table-cell>
          <table:table-cell table:number-columns-repeated="1020"/>
        </table:table-row>
        <table:table-row table:style-name="ro1">
          <table:table-cell office:value-type="float" office:value="1724" calcext:value-type="float">
            <text:p>1724</text:p>
          </table:table-cell>
          <table:table-cell office:value-type="string" calcext:value-type="string">
            <text:p>Programador Power Builder 8.0</text:p>
          </table:table-cell>
          <table:table-cell office:value-type="string" calcext:value-type="string">
            <text:p>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text:p>
          </table:table-cell>
          <table:table-cell office:value-type="string" calcext:value-type="string">
            <text:p>Egresados de las carreras Técnicas o Universitarias Titulado de la carrera de Ing. De Sistemas <text:s/>Informática o Software. <text:s/>Experiencia mínima de 1 año en programación algún lenguaje de POWER BUILDER. <text:s/>Manejo de base de datos SQL SERVER. <text:s/>Disponibilidad inmediata.</text:p>
          </table:table-cell>
          <table:table-cell table:number-columns-repeated="1020"/>
        </table:table-row>
        <table:table-row table:style-name="ro1">
          <table:table-cell office:value-type="float" office:value="1726" calcext:value-type="float">
            <text:p>1726</text:p>
          </table:table-cell>
          <table:table-cell office:value-type="string" calcext:value-type="string">
            <text:p>Programador COBOL VAX</text:p>
          </table:table-cell>
          <table:table-cell office:value-type="string" calcext:value-type="string">
            <text:p>Te invitamos a sumarte a una organización que ofrece mayores desafíos <text:s/>mejores oportunidades y más satisfacción. 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 <text:s/>Nos encontramos en la búsqueda de un Programador COBOL VAX.</text:p>
          </table:table-cell>
          <table:table-cell office:value-type="string" calcext:value-type="string">
            <text:p>Desarrollo de aplicativos bajo está plataforma.</text:p>
          </table:table-cell>
          <table:table-cell table:number-columns-repeated="1020"/>
        </table:table-row>
        <table:table-row table:style-name="ro1">
          <table:table-cell office:value-type="float" office:value="1734" calcext:value-type="float">
            <text:p>1734</text:p>
          </table:table-cell>
          <table:table-cell office:value-type="string" calcext:value-type="string">
            <text:p>Soporte Técnico de Hardware y Software</text:p>
          </table:table-cell>
          <table:table-cell office:value-type="string" calcext:value-type="string">
            <text:p>Brindar soporte a los usuarios internos de la compañía en problemas de hardware y software. Dentro de sus responsabilidades es estar siempre dispuesto a aprender y enseñar temas que estén relacionados con el departamento <text:s/>configurar hardware a los usuarios que lo requieran <text:s/>instalar y configurar software <text:s/>hacer backup de servidores <text:s/>computadoras de escritorio <text:s/>software <text:s/>etc <text:s/>tener actualizados los inventarios de software y Hardware que están asignados a los usuarios finales y trato a proveedores.</text:p>
          </table:table-cell>
          <table:table-cell office:value-type="string" calcext:value-type="string">
            <text:p>Experiencia: Como mínimo 6 meses en el área. <text:s text:c="3"/>Conocimientos: Sistemas Operativos Windows <text:s/>Linux <text:s/>Unix <text:s/>Mantenimiento de computadoras <text:s/>conocimientos de lenguajes de desarrollo <text:s/>cursos de redes <text:s/>TCP/IP <text:s/>Internet <text:s/>Oracle <text:s/>SQL <text:s/>Server <text:s/>etc. <text:s text:c="3"/>Comptencias: Identificación de problemas <text:s/>detección de averías <text:s/>reparación <text:s/>instalación <text:s/>etc. <text:s text:c="3"/>Requisitos Especiales: Disponibilidad para trabajar fuera de horario <text:s/>disponibilidad para brindar apoyo en fines de semana.</text:p>
          </table:table-cell>
          <table:table-cell table:number-columns-repeated="1020"/>
        </table:table-row>
        <table:table-row table:style-name="ro1">
          <table:table-cell office:value-type="float" office:value="1746" calcext:value-type="float">
            <text:p>1746</text:p>
          </table:table-cell>
          <table:table-cell office:value-type="string" calcext:value-type="string">
            <text:p>Especialista II <text:s/>cod. 1278 (Ger. del procedimiento sancionador)</text:p>
          </table:table-cell>
          <table:table-cell office:value-type="string" calcext:value-type="string">
            <text:p>Para conocer más detalles y postular <text:s/>ingresa a nuestro portal institucional www.contraloria.gob.pe enlace “Únete a nuestro equipo” <text:s/>opción “Convocatorias CAP/ Vigentes” a partir del 10 de Agosto hasta el 25 de Agosto del 2014.</text:p>
          </table:table-cell>
          <table:table-cell office:value-type="string" calcext:value-type="string">
            <text:p>Titulado <text:s/>colegiado y habilitado. Experiencia comprobable en el ejercicio de su profesión en el sector público y/o privado <text:s/>mínima de cinco (05) años (*). Experiencia en elaboración de planes <text:s/>presupuestos <text:s/>programas de trabajo o seguimiento de los mismos <text:s/>mínima de dos (02) años (*). Especialización o Diplomado acreditado en Gestión Pública <text:s/>Control Gubernamental o Auditoría Gubernamental u otros relacionados a su profesión. Capacitación acreditada en Presupuesto Público <text:s/>Gestión Pública o Administración Pública. (*) Se considera experiencia <text:s/>desde la fecha que el postulante adquiere la condición de egresado.</text:p>
          </table:table-cell>
          <table:table-cell table:number-columns-repeated="1020"/>
        </table:table-row>
        <table:table-row table:style-name="ro1">
          <table:table-cell office:value-type="float" office:value="1747" calcext:value-type="float">
            <text:p>1747</text:p>
          </table:table-cell>
          <table:table-cell office:value-type="string" calcext:value-type="string">
            <text:p>Consultor CO</text:p>
          </table:table-cell>
          <table:table-cell office:value-type="string" calcext:value-type="string">
            <text:p>Conocimiento del módulo CO. Específicamente PA y ML.</text:p>
          </table:table-cell>
          <table:table-cell office:value-type="string" calcext:value-type="string">
            <text:p>Mínimo dos implementaciones. <text:s text:c="3"/>Disponibilidad Inmediata. Con facilidad para iniciar en proyecto fuera de Perú.</text:p>
          </table:table-cell>
          <table:table-cell table:number-columns-repeated="1020"/>
        </table:table-row>
        <table:table-row table:style-name="ro1">
          <table:table-cell office:value-type="float" office:value="1752" calcext:value-type="float">
            <text:p>1752</text:p>
          </table:table-cell>
          <table:table-cell office:value-type="string" calcext:value-type="string">
            <text:p>Practicante de Frontend</text:p>
          </table:table-cell>
          <table:table-cell office:value-type="string" calcext:value-type="string">
            <text:p>Empresa especializada en desarrollos integrales de marketing online <text:s/>realización de activos digitales <text:s/>gestión de comunidades sociales y programas de relacionamiento busca incorporar a su equipo a un Practicante Profesional Frontend.</text:p>
          </table:table-cell>
          <table:table-cell office:value-type="string" calcext:value-type="string">
            <text:p>Experiencia mínima de 5 meses en implementación de Aplicaciones Web <text:s/>administradores de contenidos <text:s/>intranets <text:s/>etc. <text:s text:c="2"/>Conocimiento de HTML5 <text:s/>CSS2 <text:s/>CSS3 <text:s text:c="2"/>Conocimiento de librerías Javascript (jquery <text:s/>angular). <text:s text:c="2"/>Dominio de Frameworks CSS (BOOTSTRAP)</text:p>
          </table:table-cell>
          <table:table-cell table:number-columns-repeated="1020"/>
        </table:table-row>
        <table:table-row table:style-name="ro1">
          <table:table-cell office:value-type="float" office:value="1759" calcext:value-type="float">
            <text:p>1759</text:p>
          </table:table-cell>
          <table:table-cell office:value-type="string" calcext:value-type="string">
            <text:p>Analista Programador</text:p>
          </table:table-cell>
          <table:table-cell office:value-type="string" calcext:value-type="string">
            <text:p>Analista Programador en un proyecto de desarrollo informático para la Administración.</text:p>
          </table:table-cell>
          <table:table-cell office:value-type="string" calcext:value-type="string">
            <text:p>Experiencia profesional de 5 años como Analista de Sistema <text:s/>Analista Programador o afín. <text:s/>Certificado en Oracle y .NET o capacitado con un mínimo de 40 horas en dichas herramientas. <text:s/>Participación como mínimo en 4 proyectos de sistemas de información. <text:s/>Conocimiento en desarrollo de software ISO/IEC 27000 <text:s/>UML 2.0 <text:s/>BPMN u otras similares o compatibles. <text:s/>Capacitación en desarrollo sobre base de datos espaciales o geográficas con herramientas ESRI.</text:p>
          </table:table-cell>
          <table:table-cell table:number-columns-repeated="1020"/>
        </table:table-row>
        <table:table-row table:style-name="ro1">
          <table:table-cell office:value-type="float" office:value="1766" calcext:value-type="float">
            <text:p>1766</text:p>
          </table:table-cell>
          <table:table-cell office:value-type="string" calcext:value-type="string">
            <text:p>Analista Funcional con experiencia en programación</text:p>
          </table:table-cell>
          <table:table-cell office:value-type="string" calcext:value-type="string">
            <text:p><text:s/>Programar en Java <text:s/>exp. y conocimientos. <text:s text:c="2"/>Programar en .Net. <text:s text:c="2"/>Levantamiento de Procesos. <text:s text:c="2"/>Mejora de Procesos. <text:s text:c="2"/>Manejar Base de datos. <text:s text:c="2"/>Análisis del tema.</text:p>
          </table:table-cell>
          <table:table-cell office:value-type="string" calcext:value-type="string">
            <text:p>Experiencia mínima de 2 años como analista funcional de sistemas. Preferentemente en procesos comerciales de empresas de distribución eléctrica <text:s/>agua o gas. <text:s text:c="2"/>Conocimiento de metodologías de levantamiento de procesos y mejora de procesos. <text:s text:c="2"/>Conocimientos de UML y RUP. <text:s text:c="2"/>Conocimiento y experiencia en Programación Java y/o .NET <text:s/>de preferencia con conocimiento de Pro*C y S.O. Linux. <text:s text:c="2"/>Conocimiento y experiencia manejando Bases de Datos Oracle <text:s/>PL/SQL. <text:s text:c="2"/>Debe ser proactivo <text:s/>responsable y comprometido <text:s/>con alta capacidad de análisis. Excelente capacidad de comunicación y trabajo en equipo.</text:p>
          </table:table-cell>
          <table:table-cell table:number-columns-repeated="1020"/>
        </table:table-row>
        <table:table-row table:style-name="ro1">
          <table:table-cell office:value-type="float" office:value="1770" calcext:value-type="float">
            <text:p>1770</text:p>
          </table:table-cell>
          <table:table-cell office:value-type="string" calcext:value-type="string">
            <text:p>Programador Visual Basic 6</text:p>
          </table:table-cell>
          <table:table-cell office:value-type="string" calcext:value-type="string">
            <text:p>Accenture es una empresa global de consultoría en management <text:s/>servicios de tecnología y outsourcing. Combinando una experiencia incomparable <text:s/>amplias capacidades en todas las industrias y funciones de negocio <text:s/>y una amplia investigación respecto de las empresas más exitosas del mundo <text:s/>Accenture colabora con sus clientes para ayudarles a convertirse en empresas de alto desempeño. <text:s/>En Accenture podrás unirte a más de 266.000 profesionales en 120 países y trabajar con clientes en casi todas las industrias más importantes del mundo. <text:s/>En la actualidad nos encontramos en la búsqueda de un Programador Visual Basic 6.</text:p>
          </table:table-cell>
          <table:table-cell office:value-type="string" calcext:value-type="string">
            <text:p>Mínimo contar con 1 año realizando analizar de requerimientos y diseño de soluciones de desarrollo con herramienta Visual Basic 6. <text:s/>Conocimiento en Visual Basic 6 y base de datos SQL Server. <text:s/>Se valorará experiencia en el rubro de Banco y/o Seguros.</text:p>
          </table:table-cell>
          <table:table-cell table:number-columns-repeated="1020"/>
        </table:table-row>
        <table:table-row table:style-name="ro1">
          <table:table-cell office:value-type="float" office:value="1778" calcext:value-type="float">
            <text:p>1778</text:p>
          </table:table-cell>
          <table:table-cell office:value-type="string" calcext:value-type="string">
            <text:p>Practicante de Marketing</text:p>
          </table:table-cell>
          <table:table-cell office:value-type="string" calcext:value-type="string">
            <text:p>Soporte y Asistencia. <text:s/>Levantamiento de información. <text:s/>Gestión y Seguimiento de Canales externos. <text:s/>Gestión de saldos. <text:s/>Gestión de BBDD. <text:s/>Gestión de CRM. <text:s/>Elaboración y automatización de reportes operativos y comerciales.</text:p>
          </table:table-cell>
          <table:table-cell office:value-type="string" calcext:value-type="string">
            <text:p><text:s/>Manejo de Excel (Indispensable dominio de Macros). <text:s text:c="2"/>Deseable experiencia preprofesional de 6 meses en el área de Marketing.</text:p>
          </table:table-cell>
          <table:table-cell table:number-columns-repeated="1020"/>
        </table:table-row>
        <table:table-row table:style-name="ro1">
          <table:table-cell office:value-type="float" office:value="1781" calcext:value-type="float">
            <text:p>1781</text:p>
          </table:table-cell>
          <table:table-cell office:value-type="string" calcext:value-type="string">
            <text:p>Sub Gerente Adjunto de Gobierno de Outsourcing</text:p>
          </table:table-cell>
          <table:table-cell office:value-type="string" calcext:value-type="string">
            <text:p>1. Negociar <text:s/>monitorear e informar los Acuerdos de Nivel de Servicio (SLA) y KPIs y velar por su cumplimiento. <text:s/>2. Asegurar que todas las herramientas y políticas de System Management y monitoreo se encuentren integradas. <text:s/>3. Gestionar y supervisar el cumplimiento del ciclo de vida de todos los problemas. <text:s/>4. Gestionar y supervisar el cumplimiento del proceso de Gestión de Incidentes. <text:s/>5. Evaluar <text:s/>planificar y controlar el ciclo de vida de todos los cambios.</text:p>
          </table:table-cell>
          <table:table-cell office:value-type="string" calcext:value-type="string">
            <text:p><text:s/>Experiencia mínima de 1 año como Analista de Procesos y 1 año en Gestión de Proyectos.</text:p>
          </table:table-cell>
          <table:table-cell table:number-columns-repeated="1020"/>
        </table:table-row>
        <table:table-row table:style-name="ro1">
          <table:table-cell office:value-type="float" office:value="1784" calcext:value-type="float">
            <text:p>1784</text:p>
          </table:table-cell>
          <table:table-cell office:value-type="string" calcext:value-type="string">
            <text:p>Practicante Arquitectura de Comunicaciones</text:p>
          </table:table-cell>
          <table:table-cell office:value-type="string" calcext:value-type="string">
            <text:p>Apoyar en el levantamiento de información de comunicaciones dentro de la empresa. <text:s/>Ordenar toda la información de comunicaciones en tablas dinámicas para poder filtrar adecuadamente. Este trabajo lo realizará dentro de la empresa. <text:s/>Contactar con proveedores para obtener información sobre tecnología. <text:s/>Documentar los proyectos de Arquitectura. <text:s/>Hacer los diseños de los proyectos de Arquitectura de comunicaciones. <text:s/>Apoyar al superior en proyectos puntuales de Arquitectura de comunicaciones. <text:s/>Coordinar con otras áreas sobre cambios y actualizaciones realizadas en las redes.</text:p>
          </table:table-cell>
          <table:table-cell office:value-type="string" calcext:value-type="string">
            <text:p>Experiencia <text:s/>en las funciones señaladas (De Preferencia). <text:s/>Conocimientos: <text:s/>MS Office Intermedio. <text:s/>Inglés Intermedio. <text:s/>Project. <text:s/>Visio (deseable).</text:p>
          </table:table-cell>
          <table:table-cell table:number-columns-repeated="1020"/>
        </table:table-row>
        <table:table-row table:style-name="ro1">
          <table:table-cell office:value-type="float" office:value="1785" calcext:value-type="float">
            <text:p>1785</text:p>
          </table:table-cell>
          <table:table-cell office:value-type="string" calcext:value-type="string">
            <text:p>Practicante Arquitectura de Comunicaciones</text:p>
          </table:table-cell>
          <table:table-cell office:value-type="string" calcext:value-type="string">
            <text:p>Apoyar en el levantamiento de información de comunicaciones dentro de la empresa. <text:s/>Ordenar toda la información de comunicaciones en tablas dinámicas para poder filtrar adecuadamente. Este trabajo lo realizará dentro de la empresa. <text:s/>Contactar con proveedores para obtener información sobre tecnología. <text:s/>Documentar los proyectos de Arquitectura. <text:s/>Hacer los diseños de los proyectos de Arquitectura de comunicaciones. <text:s/>Apoyar al superior en proyectos puntuales de Arquitectura de comunicaciones. <text:s/>Coordinar con otras áreas sobre cambios y actualizaciones realizadas en las redes.</text:p>
          </table:table-cell>
          <table:table-cell office:value-type="string" calcext:value-type="string">
            <text:p>Experiencia en áreas de infraestructura o comunicaciones. <text:s text:c="3"/>Conocimientos: <text:s/>MS Office Intermedio. <text:s/>Inglés Intermedio. <text:s/>Project. <text:s/>Visio (deseable).</text:p>
          </table:table-cell>
          <table:table-cell table:number-columns-repeated="1020"/>
        </table:table-row>
        <table:table-row table:style-name="ro1">
          <table:table-cell office:value-type="float" office:value="1786" calcext:value-type="float">
            <text:p>1786</text:p>
          </table:table-cell>
          <table:table-cell office:value-type="string" calcext:value-type="string">
            <text:p>Analista de Infraestructura TI</text:p>
          </table:table-cell>
          <table:table-cell office:value-type="string" calcext:value-type="string">
            <text:p>Administrar <text:s/>gestionar y configurar la red informática de la Empresa a nivel nacional e internacional. <text:s/>Administrar y configurar los servidores y servicios asociados de la Empresa. <text:s/>Administrar los servicios en nube de la Empresa a nivel nacional e internacional. <text:s/>Administrar la plataforma de equipos de seguridad de la información de la Empresa. <text:s/>Coordinar y controlar los servicios contratados a proveedores externos de infraestructura TI. <text:s/>Ejecutar los proyectos de infraestructura TI. <text:s/>Ejecutar proyectos pilotos de infraestructura TI y/o evaluación tecnológica.</text:p>
          </table:table-cell>
          <table:table-cell office:value-type="string" calcext:value-type="string">
            <text:p>Mínimo contar con 02 años de experiencia laboral comprobada ocupando cargos similares. <text:s/>Conocimiento en Administración en virtualización de servidores Windows con VMWare <text:s/>Administración de Active Directory Windows 2008/2012. <text:s/>Conocimiento en Administración de servicio de correo en nube <text:s/>Google Apps <text:s/>Administración de firewalls y switches Cisco <text:s/>Administración de dispositivos móviles. <text:s/>Conocimiento en Configuración de hardware de servidores y equipos de almacenamiento <text:s/>SAN <text:s/>Software de oficina.</text:p>
          </table:table-cell>
          <table:table-cell table:number-columns-repeated="1020"/>
        </table:table-row>
        <table:table-row table:style-name="ro1">
          <table:table-cell office:value-type="float" office:value="1787" calcext:value-type="float">
            <text:p>1787</text:p>
          </table:table-cell>
          <table:table-cell office:value-type="string" calcext:value-type="string">
            <text:p>Analista de Estrategia y Desempeño de Cobranzas</text:p>
          </table:table-cell>
          <table:table-cell office:value-type="string" calcext:value-type="string">
            <text:p>Diseñar y optimizar estrategias de cobranzas para los productos de la banca minorista y segmentos de clientes. <text:s/>Hacer seguimiento de la evolución de los indicadores operativos y de negocio. <text:s/>Gestionar proyectos de cobranza de distinta complejidad. <text:s/>Coordinar con áreas operativas y de gestión al cliente las estrategias que se están aplicando. <text:s/>Hacer seguimiento a implementación de proyectos. <text:s/>Crear reportes de seguimiento de los productos de refinanciamiento.</text:p>
          </table:table-cell>
          <table:table-cell office:value-type="string" calcext:value-type="string">
            <text:p>Experiencia mínima de 3 meses de Practicas en Bancos o empresa financiera donde se desempeñe trabajando con grandes volúmenes de información. <text:s/>Dominio de SQL.</text:p>
          </table:table-cell>
          <table:table-cell table:number-columns-repeated="1020"/>
        </table:table-row>
        <table:table-row table:style-name="ro1">
          <table:table-cell office:value-type="float" office:value="1793" calcext:value-type="float">
            <text:p>1793</text:p>
          </table:table-cell>
          <table:table-cell office:value-type="string" calcext:value-type="string">
            <text:p>Desallorador de Java</text:p>
          </table:table-cell>
          <table:table-cell office:value-type="string" calcext:value-type="string">
            <text:p>Analizar y Desarrollar software de acuerdo a las especificaciones <text:s/>plazos y calidad establecidos por la empresa.</text:p>
          </table:table-cell>
          <table:table-cell office:value-type="string" calcext:value-type="string">
            <text:p>Conocimientos: <text:s text:c="2"/>Desarrollo de los siguientes lenguajes: Java <text:s/>Javascript <text:s/>Jquery y SQL. <text:s text:c="2"/>Patrones de diseño y experiencia bajo el patrón MVC. <text:s text:c="2"/>Servidores de aplicaciones: Apache Tomcat y/o Glassfish y/o WebLogic. <text:s text:c="2"/>Web Services SOAP <text:s/>REST <text:s text:c="2"/>Jasper <text:s/>iReport. <text:s text:c="2"/>Experiencia con base de datos Oracle <text:s/>MySQL. <text:s text:c="2"/>Conocimientos de algún sistema de control de versiones: Subversion y/o Git. <text:s text:c="3"/>Deseable: <text:s text:c="2"/>Un año de experiencia <text:s text:c="2"/>Experiencia PHP <text:s/>HTML5 <text:s/>CSS3. <text:s text:c="2"/>Experiencia con alguna distribución Linux. <text:s text:c="2"/>Experiencia en Android <text:s/>iOS.</text:p>
          </table:table-cell>
          <table:table-cell table:number-columns-repeated="1020"/>
        </table:table-row>
        <table:table-row table:style-name="ro1">
          <table:table-cell office:value-type="float" office:value="1794" calcext:value-type="float">
            <text:p>1794</text:p>
          </table:table-cell>
          <table:table-cell office:value-type="string" calcext:value-type="string">
            <text:p>Analista de Infraestructura TI <text:s/>Temporal (3 meses)</text:p>
          </table:table-cell>
          <table:table-cell office:value-type="string" calcext:value-type="string">
            <text:p>Administrar <text:s/>gestionar y configurar la red informática de la Empresa a nivel nacional e internacional. <text:s/>Administrar y configurar los servidores y servicios asociados de la Empresa. <text:s/>Administrar los servicios en nube de la Empresa a nivel nacional e internacional. <text:s/>Administrar la plataforma de equipos de seguridad de la información de la Empresa. <text:s/>Coordinar y controlar los servicios contratados a proveedores externos de infraestructura TI. <text:s/>Ejecutar los proyectos de infraestructura TI. <text:s/>Ejecutar proyectos pilotos de infraestructura TI y/o evaluación tecnológica.</text:p>
          </table:table-cell>
          <table:table-cell office:value-type="string" calcext:value-type="string">
            <text:p>Mínimo contar con 02 años de experiencia laboral comprobada ocupando cargos similares. <text:s/>Conocimiento en Administración en virtualización de servidores Windows con VMWare <text:s/>Administración de Active Directory Windows 2008/2012. <text:s/>Conocimiento en Administración de servicio de correo en nube <text:s/>Google Apps <text:s/>Administración de firewalls y switches Cisco <text:s/>Administración de dispositivos móviles. <text:s/>Conocimiento en Configuración de hardware de servidores y equipos de almacenamiento <text:s/>SAN <text:s/>Software de oficina.</text:p>
          </table:table-cell>
          <table:table-cell table:number-columns-repeated="1020"/>
        </table:table-row>
        <table:table-row table:style-name="ro1">
          <table:table-cell office:value-type="float" office:value="1796" calcext:value-type="float">
            <text:p>1796</text:p>
          </table:table-cell>
          <table:table-cell office:value-type="string" calcext:value-type="string">
            <text:p>Arquitecto de Proyectos de Sistemas</text:p>
          </table:table-cell>
          <table:table-cell office:value-type="string" calcext:value-type="string">
            <text:p><text:s/>Definición y validación de la arquitectura de los proyectos <text:s/>velando porque se respeten los lineamientos y estándares locales y corporativos <text:s/>así como los procesos de gobierno. <text:s text:c="2"/>Definir en coordinación con Arquitectura Local y Corporativa <text:s/>los principios <text:s/>lineamientos <text:s/>patrones necesarios para la solución los proyectos asignados y traducirlos a entregables para los proyectos. <text:s text:c="2"/>Validar y apoyar en la definición <text:s/>en conjunto con los equipos de proyecto <text:s/>proveedores y especialistas de aplicaciones <text:s/>la arquitectura de la solución del proyecto. <text:s text:c="2"/>Definir y acordar en conjunto con los jefes de proyecto <text:s/>los entregables y fechas de los mismos. <text:s text:c="2"/>Presentar al proyecto las definiciones de arquitectura y asegurar el acuerdo y firma de estos como compromisos del proyecto. <text:s text:c="2"/>Asegurar la calidad y el cumplimiento de los entregables especificados <text:s/>gestionando las excepciones y desalineamientos que se identifiquen. <text:s text:c="2"/>Coordinar al interno del equipo del Arquitectura la retroalimentación de los lineamientos <text:s/>patrones y estándares.</text:p>
          </table:table-cell>
          <table:table-cell office:value-type="string" calcext:value-type="string">
            <text:p><text:s/>Experiencia mínima de 5 años en Arquitectura de Sistemas <text:s/>de preferencia en el sector bancario. <text:s text:c="3"/>Conocimientos Técnicos: <text:s text:c="2"/>Conocimiento de los elementos de Enterprise Service Bus (OSB) Business Process Management, Service Oriented Architecture y Web Services, Bases de Datos (Oracle), Herramientas como CRM <text:s/>ERP <text:s/>y tecnologías de desarrollo a nivel de implementación como J2EE y .NET, UML. <text:s text:c="2"/>Certificación Arquitectura TOGAF <text:s/>Capacidad de entender los conceptos <text:s/>métodos y tecnologías para definir los modelos de arquitectura.</text:p>
          </table:table-cell>
          <table:table-cell table:number-columns-repeated="1020"/>
        </table:table-row>
        <table:table-row table:style-name="ro1">
          <table:table-cell office:value-type="float" office:value="1798" calcext:value-type="float">
            <text:p>1798</text:p>
          </table:table-cell>
          <table:table-cell office:value-type="string" calcext:value-type="string">
            <text:p>Consultor Funcional</text:p>
          </table:table-cell>
          <table:table-cell office:value-type="string" calcext:value-type="string">
            <text:p>El grupo Seidor esta en busqueda de un consultor funcional con experiencia minima de 6 meses <text:s/>deseable de 1 año.</text:p>
          </table:table-cell>
          <table:table-cell office:value-type="string" calcext:value-type="string">
            <text:p>Experiencia laboral mínima de 1 año utilizando los siguientes módulos de SAP ECC: FI <text:s/>CO <text:s/>MM y SD <text:s/>realizando labores de consultoría y/o de usuario clave dentro de un cliente o empresa consultora.</text:p>
          </table:table-cell>
          <table:table-cell table:number-columns-repeated="1020"/>
        </table:table-row>
        <table:table-row table:style-name="ro1">
          <table:table-cell office:value-type="float" office:value="1799" calcext:value-type="float">
            <text:p>1799</text:p>
          </table:table-cell>
          <table:table-cell office:value-type="string" calcext:value-type="string">
            <text:p>Analista de Configuración</text:p>
          </table:table-cell>
          <table:table-cell office:value-type="string" calcext:value-type="string">
            <text:p>* Ejecutar las tareas de configuración de planes en el Sistema de Administración de Seguros (SAS). <text:s/>* Coordinar con Soporte SAS <text:s/>sobre la atención de requerimientos relacionados a la herramienta de configuración. <text:s/>* Coordinar con las unidades de negocio <text:s/>la revisión de las notas técnicas utilizadas para la configuración de planes. <text:s/>* Coordinar soluciones ante incidencias y problemas relacionados con la configuración de planes en el sistema SAS. <text:s/>* Coordinar con las áreas involucradas <text:s/>los eventos y el correcto funcionamiento del sistema de configuración. <text:s/>* Coordinar inconsistencias de datos con el equipo de TI.</text:p>
          </table:table-cell>
          <table:table-cell office:value-type="string" calcext:value-type="string">
            <text:p>* Deseable 2 años de experiencia en el puesto <text:s/>en las áreas de seguros <text:s/>banca <text:s/>operaciones <text:s/>telecomunicaciones o afines. <text:s/>* Conocimientos específicos en el manejo de aplicativos integrados. <text:s/>* Habilidad técnica con el uso de software aplicativo.</text:p>
          </table:table-cell>
          <table:table-cell table:number-columns-repeated="1020"/>
        </table:table-row>
        <table:table-row table:style-name="ro1">
          <table:table-cell office:value-type="float" office:value="1801" calcext:value-type="float">
            <text:p>1801</text:p>
          </table:table-cell>
          <table:table-cell office:value-type="string" calcext:value-type="string">
            <text:p>Analista de Procesos</text:p>
          </table:table-cell>
          <table:table-cell office:value-type="string" calcext:value-type="string">
            <text:p>* Crear y analizar requerimientos funcionales para la construcción o mejoramiento de los procesos del negocio. <text:s/>* Levantamiento <text:s/>Diseño <text:s/>Modelamiento y Rediseño de Procesos.</text:p>
          </table:table-cell>
          <table:table-cell office:value-type="string" calcext:value-type="string">
            <text:p>Experiencia: <text:s text:c="2"/>Experiencia comprobada de más de 2 años en diseño <text:s/>modelamiento o rediseño de procesos. <text:s text:c="2"/>Experiencia comprobada trabajando en Compañías de Seguros o Corredores (Brokers) <text:s text:c="2"/>Mínimo 2 años de experiencia comprobada con herramientas BPM. <text:s text:c="3"/>Conocimientos: <text:s/>* Conocimientos de modeladores de procesos Bizagi <text:s/>Bonita Soft <text:s/>Visio <text:s/>* Conocimiento de Notación BPMN. <text:s/>*Deseable conocimiento de Microsoft Project.</text:p>
          </table:table-cell>
          <table:table-cell table:number-columns-repeated="1020"/>
        </table:table-row>
        <table:table-row table:style-name="ro1">
          <table:table-cell office:value-type="float" office:value="1807" calcext:value-type="float">
            <text:p>1807</text:p>
          </table:table-cell>
          <table:table-cell office:value-type="string" calcext:value-type="string">
            <text:p>Analista de Procesos</text:p>
          </table:table-cell>
          <table:table-cell office:value-type="string" calcext:value-type="string">
            <text:p><text:s/>Elaborar de modelos de procesos del negocios. <text:s text:c="2"/>Identificación de Servicios. <text:s text:c="2"/>Diseño técnico del proceso en caso de automatización. <text:s text:c="2"/>Preventa recopilando información. <text:s text:c="2"/>Definición <text:s/>diseño y elaboración de demos. <text:s text:c="3"/>Deseable <text:s text:c="2"/>Experiencia como Analista de Procesos. <text:s text:c="2"/>Haber participado en proyectos de automatización de procesos de negocio. <text:s text:c="2"/>Conocimiento de plataformas BPM. <text:s text:c="2"/>Curso en Gestión de Procesos de Negocio (Business Process ManagementBPM). <text:s text:c="2"/>Modelamiento de procesos con BPMN. <text:s text:c="2"/>Conocimiento en Arquitectura Orientada a Servicios SOA. <text:s text:c="2"/>Inglés.</text:p>
          </table:table-cell>
          <table:table-cell office:value-type="string" calcext:value-type="string">
            <text:p>java.</text:p>
          </table:table-cell>
          <table:table-cell table:number-columns-repeated="1020"/>
        </table:table-row>
        <table:table-row table:style-name="ro1">
          <table:table-cell office:value-type="float" office:value="1817" calcext:value-type="float">
            <text:p>1817</text:p>
          </table:table-cell>
          <table:table-cell office:value-type="string" calcext:value-type="string">
            <text:p>Consultor de Proyectos SAP: MM</text:p>
          </table:table-cell>
          <table:table-cell office:value-type="string" calcext:value-type="string">
            <text:p>Los profesionales de Ingeniería de Software de trabajo en todo el ciclo de vida de la prestación de servicios para analizar <text:s/>diseñar <text:s/>construir <text:s/>probar <text:s/>implementar y / o mantener varios componentes del sistema o aplicaciones para Accenture o nuestros clientes. <text:s/>Te invitamos a sumarte a una organización que ofrece mayores desafíos <text:s/>mejores oportunidades y más satisfacción.</text:p>
          </table:table-cell>
          <table:table-cell office:value-type="string" calcext:value-type="string">
            <text:p>Experiencia mínima de 3 años gestionando proyectos en implementación de SAP MM. <text:s/>Ingles a nivel avanzado. <text:s/>Amplia experiencia funcional en procesos de ventas tales como lead y cotizaciones. <text:s/>Participacion en los procesos de implementacion desde la etapa de blueprint del proyecto. <text:s/>De preferencia <text:s/>con experiencia en el rubro industrial. <text:s/>Capacidad demostrada para construir <text:s/>gestionar y fomentar un entorno orientado al equipo. <text:s/>Capacidad para trabajar de forma creativa y analítica en un contexto de resolución de problemas.</text:p>
          </table:table-cell>
          <table:table-cell table:number-columns-repeated="1020"/>
        </table:table-row>
        <table:table-row table:style-name="ro1">
          <table:table-cell office:value-type="float" office:value="1820" calcext:value-type="float">
            <text:p>1820</text:p>
          </table:table-cell>
          <table:table-cell office:value-type="string" calcext:value-type="string">
            <text:p>Jefe de Proyectos Senior</text:p>
          </table:table-cell>
          <table:table-cell office:value-type="string" calcext:value-type="string">
            <text:p>Gestionar la formulación e implementaciones de los proyectos de telecomunicaciones respetando el marco metodológico de la pmp <text:s/>Gestionar stakeholders. <text:s/>Manejo de modelos de negocio y escenarios de trabajo. <text:s/>Estimaciones de demanda. <text:s/>Optimizar costos de formulación e implementación de los proyectos. <text:s/>Análisis de riesgos.</text:p>
          </table:table-cell>
          <table:table-cell office:value-type="string" calcext:value-type="string">
            <text:p>Desarrollo de proyectos de empresas de Telecom. <text:s/>5 años en desarrollo de proyectos en telecomunicaciones <text:s/>de preferencia en licitaciones con el estado.</text:p>
          </table:table-cell>
          <table:table-cell table:number-columns-repeated="1020"/>
        </table:table-row>
        <table:table-row table:style-name="ro1">
          <table:table-cell office:value-type="float" office:value="1823" calcext:value-type="float">
            <text:p>1823</text:p>
          </table:table-cell>
          <table:table-cell office:value-type="string" calcext:value-type="string">
            <text:p>Ejecutivo Comercial Sénior</text:p>
          </table:table-cell>
          <table:table-cell office:value-type="string" calcext:value-type="string">
            <text:p>Elaboración de propuestas Técnico económicas. <text:s/>Evaluación de los proyectos a proponer así como también el soporte técnico de estas nuevas oportunidades. <text:s/>Seguimiento de las oportunidades de negocios. <text:s/>Soporte pre venta y post venta al canal <text:s/>Cumplir con los lineamientos del programa de TRADE COMPLIANCE y lineamientos de la casa matriz referidos a comercio internacional.</text:p>
          </table:table-cell>
          <table:table-cell office:value-type="string" calcext:value-type="string">
            <text:p>Mínimo 3 años de experiencia en el área de ventas tecnología y/o distribuidores en empresas de rubros similares (INDISPENSABLE). <text:s/>De preferencias contar con Formación en Aire Acondicionado o Energía.</text:p>
          </table:table-cell>
          <table:table-cell table:number-columns-repeated="1020"/>
        </table:table-row>
        <table:table-row table:style-name="ro1">
          <table:table-cell office:value-type="float" office:value="1824" calcext:value-type="float">
            <text:p>1824</text:p>
          </table:table-cell>
          <table:table-cell office:value-type="string" calcext:value-type="string">
            <text:p>Pogramador FRONT END</text:p>
          </table:table-cell>
          <table:table-cell office:value-type="string" calcext:value-type="string">
            <text:p><text:s/>Colabora en el análisis y levantamiento de requerimientos. <text:s text:c="2"/>Colabora en el diseño del sistema y definición del plan de proyecto. <text:s text:c="2"/>Distribuye su tiempo para cumplir con las tareas asignadas en el cronograma. <text:s text:c="2"/>Brinda soporte y mantenimiento del programa. <text:s text:c="2"/>Colabora en investigaciones con el fin de mejorar los procesos <text:s/>identifica tecnologías que se pueden utilizar y brinda soluciones a problemas. <text:s text:c="2"/>Ejecuta plan de pruebas y corrección de defectos con el fin de asegurar el correcto funcionamiento de los componentes desarrollados.</text:p>
          </table:table-cell>
          <table:table-cell office:value-type="string" calcext:value-type="string">
            <text:p><text:s/>Experiencia de 4 a 6 años en desarrollo de software en Java EE (Web <text:s/>Web Services). <text:s text:c="2"/>Disponibilidad inmediata. <text:s/>Conocimientos indispensables: <text:s text:c="2"/>Javasript. <text:s text:c="2"/>PHP . <text:s text:c="2"/>Mysql . <text:s text:c="2"/>Ajax . <text:s text:c="2"/>Jquery . <text:s text:c="2"/>Html / CSS . <text:s text:c="2"/>Xml. <text:s text:c="2"/>Json. <text:s text:c="2"/>Base de Datos .</text:p>
          </table:table-cell>
          <table:table-cell table:number-columns-repeated="1020"/>
        </table:table-row>
        <table:table-row table:style-name="ro1">
          <table:table-cell office:value-type="float" office:value="1831" calcext:value-type="float">
            <text:p>1831</text:p>
          </table:table-cell>
          <table:table-cell office:value-type="string" calcext:value-type="string">
            <text:p>Desarrollador <text:s/>Aplicaciones Web</text:p>
          </table:table-cell>
          <table:table-cell office:value-type="string" calcext:value-type="string">
            <text:p>Se requiere profesional egresado especializado en proyectos de ingeniería de software <text:s/>para apoyar proyectos corporativos a nivel nacional e internacional. Tendrá las siguientes funciones: <text:s text:c="4"/>Elaborar arquitectura de software. <text:s text:c="2"/>Elaborar especificaciones funcionales y técnicas. <text:s text:c="2"/>Construcción y testing de Software en .NET <text:s/>PHP <text:s/>JAVA. <text:s text:c="2"/>Diseño y programación de base de datos: Oracle <text:s/>SQL Server <text:s/>MySQL. <text:s text:c="2"/>Despliegue de aplicativos en ambientes de producción. <text:s text:c="2"/>Documentación funcional y técnica.</text:p>
          </table:table-cell>
          <table:table-cell office:value-type="string" calcext:value-type="string">
            <text:p>Experiencia de 1 año en programación en .NET <text:s/>PHP ó Java. <text:s/>Experiencia de 1 año en programación en Oracle / MS SQL Server <text:s/>MySQL.</text:p>
          </table:table-cell>
          <table:table-cell table:number-columns-repeated="1020"/>
        </table:table-row>
        <table:table-row table:style-name="ro1">
          <table:table-cell office:value-type="float" office:value="1839" calcext:value-type="float">
            <text:p>1839</text:p>
          </table:table-cell>
          <table:table-cell office:value-type="string" calcext:value-type="string">
            <text:p>Lider de Proyectos SAP: MM</text:p>
          </table:table-cell>
          <table:table-cell office:value-type="string" calcext:value-type="string">
            <text:p>Empleados de Accenture a forjarse una carrera en cuatro áreas diferentes de nuestro negocio: Consultoría <text:s/>Tecnología <text:s/>Outsourcing y funciones corporativas internas. Cada zona ofrece una experiencia de carreras única y una atractiva mezcla de trabajo y oportunidades de capacitación <text:s/>ambiente de trabajo y la estructura de promoción profesional. <text:s/>Los profesionales de Ingeniería de Software de trabajo en todo el ciclo de vida de la prestación de servicios para analizar <text:s/>diseñar <text:s/>construir <text:s/>probar <text:s/>implementar y / o mantener varios componentes del sistema o aplicaciones para Accenture o nuestros clientes.</text:p>
          </table:table-cell>
          <table:table-cell office:value-type="string" calcext:value-type="string">
            <text:p>Experiencia mínima de 3 años gestionando proyectos en implementación de SAP MM. <text:s/>Ingles a nivel avanzado. <text:s/>Amplia experiencia funcional en procesos de ventas tales como lead y cotizaciones. <text:s/>Participacion en los procesos de implementacion desde la etapa de blueprint del proyecto. <text:s/>De preferencia <text:s/>con experiencia en el rubro industrial. <text:s/>Capacidad demostrada para construir <text:s/>gestionar y fomentar un entorno orientado al equipo <text:s/>Capacidad para trabajar de forma creativa y analítica en un contexto de resolución de problemas <text:s/>Deseo de trabajar en un entorno de sistemas de información</text:p>
          </table:table-cell>
          <table:table-cell table:number-columns-repeated="1020"/>
        </table:table-row>
        <table:table-row table:style-name="ro1">
          <table:table-cell office:value-type="float" office:value="1856" calcext:value-type="float">
            <text:p>1856</text:p>
          </table:table-cell>
          <table:table-cell office:value-type="string" calcext:value-type="string">
            <text:p>Senior Developer</text:p>
          </table:table-cell>
          <table:table-cell office:value-type="string" calcext:value-type="string">
            <text:p>The Engineering Team is dedicated to manage ecommerce frontend <text:s/>backend and support of DEV/UAT/Production environment for the web applications. The Senior Software developer liaises with Manager of development <text:s/>Product Managers on a daily basis to provide support and technical expertise. The role of Senior Software developer is to develop ecommerce improve web solutions and backend processes as per requirement using Java and Oracle Server and support the production and testing environments. <text:s text:c="3"/>Specific Responsibilities <text:s text:c="2"/>Develop web applications and services as required. <text:s text:c="2"/>Trouble shoot production issues and resolve them quickly. <text:s text:c="2"/>Research and development for new technologies to improve existing platform.</text:p>
          </table:table-cell>
          <table:table-cell office:value-type="string" calcext:value-type="string">
            <text:p><text:s/>Strong objectoriented analysis and design skills. <text:s text:c="2"/>Extensive working knowledge of Java <text:s/>J2EE technologies. <text:s text:c="2"/>Successful track records in building large scale platform components in a commercial software company. <text:s text:c="2"/>Experiences in a SaaS software product company. <text:s text:c="2"/>Working knowledge in one or more of the following areas: scalable server infrastructure <text:s/>OR mappings <text:s/>integration frameworks and common business object framework. <text:s text:c="2"/>Excellent English skills.</text:p>
          </table:table-cell>
          <table:table-cell table:number-columns-repeated="1020"/>
        </table:table-row>
        <table:table-row table:style-name="ro1">
          <table:table-cell office:value-type="float" office:value="1857" calcext:value-type="float">
            <text:p>1857</text:p>
          </table:table-cell>
          <table:table-cell office:value-type="string" calcext:value-type="string">
            <text:p>Quality Specialist</text:p>
          </table:table-cell>
          <table:table-cell office:value-type="string" calcext:value-type="string">
            <text:p>Specific Responsibilities <text:s text:c="2"/>Develop and maintain software components <text:s/>including unit and integration testing of Quadrem/Ariba applications. <text:s text:c="2"/>Identify Use Cases/Test Cases for change control enhancements and convert them into regression scripts using Selenium or QTP <text:s text:c="2"/>Contribute to the implementation <text:s/>maintenance and execution of the release functional/regression testing plan. <text:s text:c="2"/>Perform the functional testing based on test cases for change control enhancements and defects. <text:s text:c="2"/>Execute regression scripts <text:s/>and report results as per the regression testing plan as part of software code promotion. <text:s text:c="2"/>Engage necessary Ariba and customer team members to resolve critical product issues identified through functional/regression testing and reporting. <text:s text:c="2"/>Recommend methods to improve and automate product regression testing procedures.</text:p>
          </table:table-cell>
          <table:table-cell office:value-type="string" calcext:value-type="string">
            <text:p>Experience &amp; Skills <text:s text:c="2"/>Bachelor’s degree in Computer Science <text:s/>Information Systems <text:s/>Engineering <text:s/>or other technologyrelated discipline preferred <text:s text:c="2"/>Demonstrated 5 years+ experience in Information Systems teams. <text:s text:c="2"/>Demonstrated 5 years+ experience in Quality Assurance Teams. <text:s text:c="2"/>Demonstrated 2 years+ experience in Java using WEB LOGIC <text:s/>JBOSS <text:s/>HIBERNATE <text:s/>SPRING <text:s/>and STRUTS. <text:s text:c="2"/>Demonstrated 2 years+ experience in Automation tools (Selenium/Web Driver <text:s/>QTP) <text:s text:c="2"/>Demonstrated 2 years+ experience in SQL databases <text:s text:c="2"/>Proven experience working with offshore teams. <text:s text:c="2"/>Good level of Written and Read English is highly valued. <text:s text:c="2"/>Strong Internet and computer literacy skills <text:s/>including the latest windows operating systems and MS office suites <text:s/>and other office productivity applications. <text:s text:c="2"/>Exposure to webbased applications <text:s/>.Net technologies and SQL databases is desirable. <text:s text:c="2"/>Exposure to Agile (Scrum teams) and PMI practices. <text:s text:c="2"/>Demonstrated knowledge of UML standard. <text:s text:c="2"/>Demonstrated ability to manage multiple tasks across functions. <text:s text:c="2"/>Creative <text:s/>selfstarter <text:s/>teamplayer. <text:s text:c="2"/>Effective communicator with a strong customer service focus. <text:s text:c="2"/>Strong analytical capabilities <text:s/>detailoriented <text:s/>great documentation and followthough. <text:s text:c="2"/>General knowledge of the procurement process with experience in emarketplaces or eprocurement highly desirable.</text:p>
          </table:table-cell>
          <table:table-cell table:number-columns-repeated="1020"/>
        </table:table-row>
        <table:table-row table:style-name="ro1">
          <table:table-cell office:value-type="float" office:value="1860" calcext:value-type="float">
            <text:p>1860</text:p>
          </table:table-cell>
          <table:table-cell office:value-type="string" calcext:value-type="string">
            <text:p>Analista Programador Web</text:p>
          </table:table-cell>
          <table:table-cell office:value-type="string" calcext:value-type="string">
            <text:p>*Comunicación con los clientes finales. <text:s text:c="3"/>* Control de versiones de Sistemas con GIT. <text:s text:c="3"/>*Manejo de entorno Linux a modo usuario. <text:s text:c="3"/>*Manejo de PHP <text:s text:c="3"/>*Administración de Base de datos MYSQL. <text:s text:c="3"/>*Instalación y Personalización de CMS’s</text:p>
          </table:table-cell>
          <table:table-cell office:value-type="string" calcext:value-type="string">
            <text:p>*Experiencia en PHP <text:s/>MySQL <text:s/>Java HTML <text:s/>AJAX <text:s/>Javascript <text:s/>Linux Windows <text:s/>Apache IIS. <text:s text:c="3"/>*Haber instalado CMS ecommerce (no de contenido) Magento Opencart <text:s/>Prestashop <text:s/>Drupal <text:s text:c="3"/>*Conocimiento en desarrollo de componentes (APIS) <text:s text:c="3"/>*Conocimiento en comunicación e interfaces. WebService</text:p>
          </table:table-cell>
          <table:table-cell table:number-columns-repeated="1020"/>
        </table:table-row>
        <table:table-row table:style-name="ro1">
          <table:table-cell office:value-type="float" office:value="1870" calcext:value-type="float">
            <text:p>1870</text:p>
          </table:table-cell>
          <table:table-cell office:value-type="string" calcext:value-type="string">
            <text:p>Arquitecto SOA/BPM</text:p>
          </table:table-cell>
          <table:table-cell office:value-type="string" calcext:value-type="string">
            <text:p>Análisis <text:s/>definición y desarrollo de arquitecturas de integración. <text:s/>Acostumbrado con el trato con el cliente. <text:s/>Referente técnico. <text:s/>Soporte técnico a equipos.</text:p>
          </table:table-cell>
          <table:table-cell office:value-type="string" calcext:value-type="string">
            <text:p>Arquitecto con más 6 años de experiencia en el diseño y desarrollo de sistemas web complejos. <text:s/>Experiencia demostrable de más de 5 años en SOA <text:s/>integración <text:s/>ESB <text:s/>ws <text:s/>en herramientas de IBM (MB). <text:s/>Experiencia de más de 3 años en Servidores de aplicaciones WAS o Weblogic. <text:s/>Experiencia de más de 3 años en la gestión de equipos <text:s/>seguimiento de proyectos <text:s/>control y supervisión de trabajos. <text:s/>Deseable Experiencia y conocimientos en BRMS <text:s/>Portales <text:s/>WCM <text:s/>BPM.</text:p>
          </table:table-cell>
          <table:table-cell table:number-columns-repeated="1020"/>
        </table:table-row>
        <table:table-row table:style-name="ro1">
          <table:table-cell office:value-type="float" office:value="1875" calcext:value-type="float">
            <text:p>1875</text:p>
          </table:table-cell>
          <table:table-cell office:value-type="string" calcext:value-type="string">
            <text:p>Lider de Proyecto SAP SD</text:p>
          </table:table-cell>
          <table:table-cell office:value-type="string" calcext:value-type="string">
            <text:p>Los profesionales de Ingeniería de Software de trabajo en todo el ciclo de vida de la prestación de servicios para analizar <text:s/>diseñar <text:s text:c="2"/>construir <text:s/>probar <text:s/>implementar y / o mantener varios componentes del sistema o aplicaciones para Accenture o nuestros clientes. <text:s/>Te invitamos a sumarte a una organización que ofrece mayores desafíos <text:s/>mejores oportunidades y más satisfacción. <text:s/>Nos encontramos en la búsqueda de Consultor SAP SD con más de 3 años de experiencia en blueprint e implementación con metodología ASAP <text:s/>inglés intermedio oral y escrito y con experiencia en empresas del rubro de Industria.</text:p>
          </table:table-cell>
          <table:table-cell office:value-type="string" calcext:value-type="string">
            <text:p>3 años de experiencia como Consultor SAP SD. <text:s/>Inglés intermedio oral y escrito. <text:s/>Con experiencia en empresas del rubro de Industria. <text:s/>Habilidades Profesionales Requeridas. <text:s/>Capacidad demostrada para construir <text:s/>gestionar y fomentar un entorno orientado al equipo. <text:s/>Capacidad para trabajar de forma creativa y analítica en un contexto de resolución de problemas . <text:s/>Deseo de trabajar en un entorno de sistemas de información.</text:p>
          </table:table-cell>
          <table:table-cell table:number-columns-repeated="1020"/>
        </table:table-row>
        <table:table-row table:style-name="ro1">
          <table:table-cell office:value-type="float" office:value="1881" calcext:value-type="float">
            <text:p>1881</text:p>
          </table:table-cell>
          <table:table-cell office:value-type="string" calcext:value-type="string">
            <text:p>Analista Canales Alternativos</text:p>
          </table:table-cell>
          <table:table-cell office:value-type="string" calcext:value-type="string">
            <text:p>Gestionar los Canales Virtuales a su cargo buscando cubrir gaps de funcionalidad <text:s/>conveniencia en la ampliación de cobertura <text:s/>implementación de mecanismos de venta en los canales y campañas de promoción y /o difusión para incrementar los niveles de uso y conocimiento. <text:s/>Presentar y dirigir los proyectos relacionados a las iniciativas de los Canales Virtuales contemplados dentro del Plan Estratégico Anual <text:s/>revisando reportes periódicos con los avances de los proyectos y uso de los presupuestos asignados. <text:s/>Desarrollar campañas de marketing orientadas a incrementar el conocimiento y usabilidad de los Canales Virtuales. <text:s/>Revisar estadísticas <text:s/>estudios de mercado y reportes de las áreas internas relacionados a los canales virtuales a fin de mejorar la oferta comercial. <text:s/>Asegurar la eficiencia en costos de los canales y cuts competitivos. <text:s/>Velar por una adecuada presentación y difusión de los canales virtuales. <text:s/>Asegurar la implementación de alternativas de solución a los problemas presentados por comportamientos anómalos de los canales virtuales mediante la coordinación de procedimientos y acuerdos de servicio. <text:s/>Investigar sobre nuevas tecnologías y tendencias relacionadas a los canales virtuales <text:s/>tanto en el mercado local como en el internacional <text:s/>proponiendo la adopción de cambios que se estimen necesarios.</text:p>
          </table:table-cell>
          <table:table-cell office:value-type="string" calcext:value-type="string">
            <text:p>Egresado de las carreras de Marketing <text:s/>Administración <text:s/>Ingeniería de Sistemas o Industrial. <text:s/>Experiencia en áreas Productos y/o áreas relacionadas a Canales Virtuales: Banca Internet <text:s/>Banca Móvil y otros. <text:s/>Experiencia en campañas de promoción y difusión de productos o servicios bancarios. <text:s/>Conocimientos de Marketing Digital <text:s/>Mobile Marketing e ECommerce. <text:s/>Experiencia en negociación con clientes internos y externos. <text:s/>Capacidad analítica y de organización. <text:s/>Conocimiento en Gestión de Proyectos <text:s/>Gestión de Presupuestos y control de gastos (CDR).</text:p>
          </table:table-cell>
          <table:table-cell table:number-columns-repeated="1020"/>
        </table:table-row>
        <table:table-row table:style-name="ro1">
          <table:table-cell office:value-type="float" office:value="1886" calcext:value-type="float">
            <text:p>1886</text:p>
          </table:table-cell>
          <table:table-cell office:value-type="string" calcext:value-type="string">
            <text:p>QA Engineer</text:p>
          </table:table-cell>
          <table:table-cell office:value-type="string" calcext:value-type="string">
            <text:p>Belatrix’s QA Engineers play a vital part in codeveloping innovative software for our clients. Using an Agile approach <text:s/>QA engineers participate in all phases of the development effort <text:s/>including design <text:s/>requirements gathering <text:s/>and end stage testing. <text:s text:c="3"/>Responsibilities: <text:s/>To skillfully work to achieve the client’s and team needs and goals <text:s/>with total quality orientation. <text:s/>To be a team player working remotely for a project <text:s/>defining <text:s/>developing and implementing test plans and test cases/scripts</text:p>
          </table:table-cell>
          <table:table-cell office:value-type="string" calcext:value-type="string">
            <text:p><text:s/>also reporting defects and suggesting improvements. <text:s/>To create a professional relationship with clients and teammates <text:s/>based on a good communication skills and practices. A blend of creative and logical skills with particular focus on detailed oriented. <text:s/>Strong research and communicative skills. <text:s/>Ability to troubleshoot issues effectively. Correctly label and report bugs for tracking purposes. <text:s/>Expertise in functional/manual and regression testing <text:s/>test case management <text:s/>automation testing tools <text:s/>performance testing tools <text:s/>etc. <text:s/>Intermediate/Advanced English language level.</text:p>
          </table:table-cell>
          <table:table-cell table:number-columns-repeated="1020"/>
        </table:table-row>
        <table:table-row table:style-name="ro1">
          <table:table-cell office:value-type="float" office:value="1888" calcext:value-type="float">
            <text:p>1888</text:p>
          </table:table-cell>
          <table:table-cell office:value-type="string" calcext:value-type="string">
            <text:p>Lead Scrum Master</text:p>
          </table:table-cell>
          <table:table-cell office:value-type="string" calcext:value-type="string">
            <text:p>Belatrix Software´s Scrum Masters play a vital role in helping our global clients to innovate and produce game changing software products. Using an Agile approach <text:s/>they encourage our Engineers to be outspoken <text:s/>bringing creative ideas to the table <text:s/>and ultimately delivering high quality products and a superior experience to our clients. Lead Scrum Masters are responsible for the project success and they propose and accomplish consensus about the Project standards <text:s/>methodologies and guidelines. <text:s text:c="3"/>Responsibilities: <text:s/>Collaborate with team work definition and supervise the management. <text:s/>Understand and plan high complexity software requirements. <text:s/>Plan <text:s/>coordinate and follow up the team activities. <text:s/>To advice <text:s/>coach <text:s/>tutorship and motivate the team members. <text:s/>Obtain and Manage the necessary resources and tools for the Project development. <text:s/>Update and administrate the Project plan execution. <text:s/>Follow the organization procedures and established rules. Implement them and review them in order to satisfy the client and project requirements.</text:p>
          </table:table-cell>
          <table:table-cell office:value-type="string" calcext:value-type="string">
            <text:p>Advanced knowledge of Problem Solving and decisions making. <text:s/>Experience in Managing people. <text:s/>Experience in Development Methodologies. <text:s/>Advanced English language skills.</text:p>
          </table:table-cell>
          <table:table-cell table:number-columns-repeated="1020"/>
        </table:table-row>
        <table:table-row table:style-name="ro1">
          <table:table-cell office:value-type="float" office:value="1889" calcext:value-type="float">
            <text:p>1889</text:p>
          </table:table-cell>
          <table:table-cell office:value-type="string" calcext:value-type="string">
            <text:p>Analista de Continuidad Operativa</text:p>
          </table:table-cell>
          <table:table-cell office:value-type="string" calcext:value-type="string">
            <text:p>Administrar las herramientas de gestión de servicios TI de continuidad operativa. <text:s/>Dar seguimiento a los indicadores definidos en continuidad de negocio <text:s/>a través del diseño <text:s/>implementación y monitoreo de reportes. <text:s/>Definir <text:s/>desarrollar e implementar procesos que aseguren la operatividad de continuidad de negocio a través de su alineamiento a las buenas practicas ITIL.</text:p>
          </table:table-cell>
          <table:table-cell office:value-type="string" calcext:value-type="string">
            <text:p>03 años de experiencia desempeñando funciones similares <text:s/>cargos similares. 02 de ellos trabajando con ITIL <text:s/>implementación de procesos.</text:p>
          </table:table-cell>
          <table:table-cell table:number-columns-repeated="1020"/>
        </table:table-row>
        <table:table-row table:style-name="ro1">
          <table:table-cell office:value-type="float" office:value="1898" calcext:value-type="float">
            <text:p>1898</text:p>
          </table:table-cell>
          <table:table-cell office:value-type="string" calcext:value-type="string">
            <text:p>Analista de CVM Pre Pago</text:p>
          </table:table-cell>
          <table:table-cell office:value-type="string" calcext:value-type="string">
            <text:p>1) Análisis de indicadores (KPIS) <text:s/>comportamiento <text:s/>ciclo de vida <text:s/>niveles de recarga <text:s/>frecuencia <text:s/>correlaciones a nivel de suscriptor <text:s/>cliente <text:s/>tecnología <text:s/>producto <text:s/>segmentos. <text:s/>2) Responsable del Mining de datos que permita identificar los segmentos de clientes <text:s/>encontrar y prevenir comportamientos no deseados (fraude) <text:s/>descubrir los atributos más influyentes que afectan los indicadores (KPIs) de Pre Pago para ser reforzados vía campaña. <text:s/>3) Buscar e Identificar información valiosa <text:s/>patrones de comportamiento <text:s/>atributos clave para perfilar los usuarios para campaña <text:s/>descubrir nuevos clusters y asociaciones que permitan la mejora continua de los resultados de las campañas. <text:s/>4) Coordinar <text:s/>planificar y monitorear potenciales problemas que puede enfrentar el negocio con los servicios otorgados por el proveedor de soluciones en perfilamiento y motor de promociones Pre Pago que trabaje los algoritmos que permitan analizar los datos y descubrir patrones y relaciones que permitan medir la sostenibilidad de las campañas.</text:p>
          </table:table-cell>
          <table:table-cell office:value-type="string" calcext:value-type="string">
            <text:p>Especialización en Dataminning (Deseable) <text:s/>Business Inteligence. <text:s/>Conocimiento en Manejo de Base de Datos <text:s/>Conocimientos en PL/SQL o SQL Transac. <text:s/>Hasta 2 años de experiencia en puestos similares.</text:p>
          </table:table-cell>
          <table:table-cell table:number-columns-repeated="1020"/>
        </table:table-row>
        <table:table-row table:style-name="ro1">
          <table:table-cell office:value-type="float" office:value="1902" calcext:value-type="float">
            <text:p>1902</text:p>
          </table:table-cell>
          <table:table-cell office:value-type="string" calcext:value-type="string">
            <text:p>Analista de Control de Gestión</text:p>
          </table:table-cell>
          <table:table-cell office:value-type="string" calcext:value-type="string">
            <text:p><text:s/>Diseñar los reportes necesarios para realizar la medición del desempeño individual buscando productividad. <text:s text:c="2"/>Elaborar el BSC para cada posición de las agencias <text:s/>además de elaborar <text:s/>definir y coordinar con las áreas correspondientes el Plan de Incentivos para cada posición. <text:s text:c="2"/>Elaborar periódicamente el estudio de tiempos del personal de agencia a fin de conocer la distribución de la carga de sus actividades e identificar oportunidades de mejora. <text:s text:c="2"/>Brindar soporte al proceso de gestión de campañas coordinando con las Bancas <text:s/>Canales y Productos para aterrizar la información que se necesita para realizar una adecuada gestión. <text:s text:c="2"/>Medir la Gestión Comercial de campañas y pasar el proceso al área de métricas. <text:s text:c="2"/>Realizar focus con diferentes áreas para recabar feedback sobre mejoras al proceso de gestión de campañas. <text:s text:c="2"/>Capacitaciones en las diversas herramientas de gestión comercial <text:s/>orientadas a mejorar el conocimiento de las mismas.</text:p>
          </table:table-cell>
          <table:table-cell office:value-type="string" calcext:value-type="string">
            <text:p><text:s/>Manejo de Bantotal <text:s/>Excel <text:s/>SQL <text:s/>Server <text:s/>Microsoft Project y Visual Basic a nivel avanzado. <text:s text:c="2"/>Conocimiento en Gestión de Proyectos <text:s/>análisis de requerimientos y CRM a nivel avanzado. <text:s text:c="2"/>Deseable especialización en Gestión de Proyectos (PMI).</text:p>
          </table:table-cell>
          <table:table-cell table:number-columns-repeated="1020"/>
        </table:table-row>
        <table:table-row table:style-name="ro1">
          <table:table-cell office:value-type="float" office:value="1903" calcext:value-type="float">
            <text:p>1903</text:p>
          </table:table-cell>
          <table:table-cell office:value-type="string" calcext:value-type="string">
            <text:p>Practicante Pre Profesional</text:p>
          </table:table-cell>
          <table:table-cell office:value-type="string" calcext:value-type="string">
            <text:p>Apoyo en el desarrollo de metodologías de valuación de instrumentos financieros. <text:s/>Apoyo en la elaboración de reportes y presentaciones. <text:s/>Apoyo en el desarrollo de herramientas de automatización de procesos. <text:s/>Otras a solicitud de la Gerencia.</text:p>
          </table:table-cell>
          <table:table-cell office:value-type="string" calcext:value-type="string">
            <text:p><text:s/>Programación en Macros de Excel. <text:s text:c="2"/>SQL <text:s/>MatLab (Opcional). <text:s text:c="2"/>Conocimientos y/o disposición para la programación (Macros en Excel). <text:s text:c="2"/>Dominio de Matemática Financiera. <text:s text:c="2"/>Conocimientos o interés en el Mercado de Capitales. <text:s text:c="2"/>Habilidad matemática. <text:s text:c="2"/></text:p>
          </table:table-cell>
          <table:table-cell table:number-columns-repeated="1020"/>
        </table:table-row>
        <table:table-row table:style-name="ro1">
          <table:table-cell office:value-type="float" office:value="1904" calcext:value-type="float">
            <text:p>1904</text:p>
          </table:table-cell>
          <table:table-cell office:value-type="string" calcext:value-type="string">
            <text:p>Senior Developer</text:p>
          </table:table-cell>
          <table:table-cell office:value-type="string" calcext:value-type="string">
            <text:p>Responsibilities: <text:s text:c="4"/>Develop web applications and services as required. <text:s text:c="2"/>Trouble shoot production issues and resolve them quickly. <text:s text:c="2"/>Research and development for new technologies to improve existing platform.</text:p>
          </table:table-cell>
          <table:table-cell office:value-type="string" calcext:value-type="string">
            <text:p>Experience &amp; Skills: <text:s text:c="4"/>Strong objectoriented analysis and design skills. <text:s text:c="2"/>Extensive working knowledge of Java <text:s/>J2EE technologies. <text:s text:c="2"/>Successful track records in building large scale platform components in a commercial software company. <text:s text:c="2"/>Experiences in a SaaS software product company. <text:s text:c="2"/>Working knowledge in one or more of the following areas: scalable server infrastructure <text:s/>OR mappings <text:s/>integration frameworks and common business object framework. <text:s text:c="2"/>Excellent English skills. <text:s text:c="3"/>Please send your CV in english.</text:p>
          </table:table-cell>
          <table:table-cell table:number-columns-repeated="1020"/>
        </table:table-row>
        <table:table-row table:style-name="ro1">
          <table:table-cell office:value-type="float" office:value="1907" calcext:value-type="float">
            <text:p>1907</text:p>
          </table:table-cell>
          <table:table-cell office:value-type="string" calcext:value-type="string">
            <text:p>Soporte Técnico</text:p>
          </table:table-cell>
          <table:table-cell office:value-type="string" calcext:value-type="string">
            <text:p><text:s/>Configuración <text:s/>Mantenimiento <text:s/>Solución de Problemas y Control de Inventario de laptops /PC's en las oficinas. <text:s text:c="2"/>Administración <text:s/>Configuración <text:s/>Mantenimiento <text:s/>Solución de Problemas e Inventario de Equipos Electrónicos diferentes a Computadoras y Servidores como: Puertas de Acceso <text:s/>Alarmas <text:s/>Acceso Biométrico <text:s/>Impresoras <text:s/>Escáner <text:s/>Fuentes de Poder. <text:s text:c="2"/>Administración <text:s/>Configuración <text:s/>Mantenimiento <text:s/>Solución de Problemas e Inventario de telefonía fija y central telefónica. <text:s text:c="2"/>Administración <text:s/>Configuración <text:s/>Validación y Control de todos los Backups en cada computadora <text:s/>servidores. <text:s text:c="2"/>Servir de enlace con OP respecto a equipos de infraestructura tecnológica <text:s/>Backups <text:s/>Antivirus <text:s/>Web Filtering <text:s/>Políticas y otros. <text:s text:c="2"/>Administración y configuración de Microsoft Lync. <text:s text:c="2"/>Conocimiento y experiencia en la administración y mantenimiento de Servidores <text:s/>Firewall <text:s/>Redes <text:s/>Seguridad y Equipos (Access Point).</text:p>
          </table:table-cell>
          <table:table-cell office:value-type="string" calcext:value-type="string">
            <text:p><text:s/>Conocimiento y experiencia en la administración y mantenimiento de Servidores <text:s/>Firewall <text:s/>Redes <text:s/>Seguridad y Equipos (Access Point). <text:s text:c="2"/>Conocimiento en Microsoft Windows Server 2012. <text:s text:c="2"/>Conocimiento y Experiencia en Seguridad de Redes <text:s text:c="2"/>Contar con 2 años de experiencia en puesto similar.</text:p>
          </table:table-cell>
          <table:table-cell table:number-columns-repeated="1020"/>
        </table:table-row>
        <table:table-row table:style-name="ro1">
          <table:table-cell office:value-type="float" office:value="1917" calcext:value-type="float">
            <text:p>1917</text:p>
          </table:table-cell>
          <table:table-cell office:value-type="string" calcext:value-type="string">
            <text:p>Analista Programador Senior</text:p>
          </table:table-cell>
          <table:table-cell office:value-type="string" calcext:value-type="string">
            <text:p>Descripción del Puesto: Analizar y elaborar las especificaciones funcionales de los proyectos de Software. Asimismo <text:s/>supervisar la programación y obtener la validación del control de calidad de los proyectos asignados <text:s/>según las especificaciones del proyecto <text:s/>cronogramas establecidos y procesos internos.</text:p>
          </table:table-cell>
          <table:table-cell office:value-type="string" calcext:value-type="string">
            <text:p>EXPERIENCIA PROFESIONAL: De preferencia 3 años de experiencia Laboral en el puesto y 2 años como Programador. <text:s/>CONOCIMIENTOS INFORMATICOS: Conocimientos de UML <text:s/>procesos de desarrollo <text:s/>herramienta de Análisis (Enterprise Architect). <text:s/>Conocimiento de mejores prácticas en el desarrollo de software basado en la metodología RUP. <text:s/>Conocimientos de patrones Singleton <text:s/>Thread Safe <text:s/>Sincronización de objetos. <text:s/>Conocimientos en Plataformas Web y Web Services. <text:s/>Lenguaje de Programación: Java o .NET <text:s/>Frameworks Java para entornos Web <text:s/>TransactSQL. <text:s/>SE OFRECE: <text:s/>Línea de carrera. <text:s/>Ser parte de una empresa en franco crecimiento <text:s/>con soluciones instaladas en Latinoamérica y Estados Unidos <text:s/>en más de 16 países. <text:s/>Capacitación constante en las líneas de productos y soluciones que ofrece la empresa.</text:p>
          </table:table-cell>
          <table:table-cell table:number-columns-repeated="1020"/>
        </table:table-row>
        <table:table-row table:style-name="ro1">
          <table:table-cell office:value-type="float" office:value="1924" calcext:value-type="float">
            <text:p>1924</text:p>
          </table:table-cell>
          <table:table-cell office:value-type="string" calcext:value-type="string">
            <text:p>Analista Sap CO</text:p>
          </table:table-cell>
          <table:table-cell office:value-type="string" calcext:value-type="string">
            <text:p>Experiencia mínima de 2 años gestionando proyectos en implementación de SAP CO. <text:s/>Ingles a nivel avanzado. <text:s/>Amplia experiencia funcional en procesos de ventas tales como lead y cotizaciones. <text:s/>Participacion en los procesos de implementacion desde la etapa de blueprint del proyecto. <text:s/>De preferencia <text:s/>con experiencia en el rubro industrial. <text:s/>Capacidad para trabajar de forma creativa y analítica en un contexto de resolución de problemas. <text:s/>Deseo de trabajar en un entorno de sistemas de información. <text:s/>Excelente comunicación (escrita y oral) y habilidades interpersonales.</text:p>
          </table:table-cell>
          <table:table-cell office:value-type="string" calcext:value-type="string">
            <text:p>Deseo de trabajar en un entorno de sistemas de información. <text:s/>Excelente comunicación (escrita y oral) y habilidades interpersonales.</text:p>
          </table:table-cell>
          <table:table-cell table:number-columns-repeated="1020"/>
        </table:table-row>
        <table:table-row table:style-name="ro1">
          <table:table-cell office:value-type="float" office:value="1926" calcext:value-type="float">
            <text:p>1926</text:p>
          </table:table-cell>
          <table:table-cell office:value-type="string" calcext:value-type="string">
            <text:p>Analista de Gestión de la Información</text:p>
          </table:table-cell>
          <table:table-cell office:value-type="string" calcext:value-type="string">
            <text:p><text:s/>Supervisión del cumplimiento y seguimiento de la herramienta de gestión BalanceScoreCard. <text:s text:c="2"/>Seguimiento del recupero de cartera castigada y judicial. <text:s text:c="2"/>Coordinar con el equipo de estrategias de cobranza <text:s/>la recepción de tareas para su automatización y/o ejecución diaria. <text:s text:c="2"/>Responsable de brindar la información diaria a las diferentes áreas de cobranza. <text:s text:c="2"/>Preparar reportes para la gestión de cobranzas <text:s/>para el comité <text:s/>y/o pedidos de información diaria. <text:s text:c="2"/>Elaborar tablero de control para cobranzas. <text:s text:c="2"/>Seguimiento del avance de la productividad de los gestores y empresas de estudio externo. <text:s text:c="2"/>Revisión de sistemas internos y documentación.</text:p>
          </table:table-cell>
          <table:table-cell office:value-type="string" calcext:value-type="string">
            <text:p><text:s/>2 años de experiencia en puestos de análisis de información de cobranzas (Banca o Empresas de Consumo Masivo). <text:s text:c="2"/>Manejo de volumen de información: SQL <text:s/>MS Access <text:s/>Bussiness Objects y SPSS. Manejo de MS Office y Excel Avanzado (VBA).</text:p>
          </table:table-cell>
          <table:table-cell table:number-columns-repeated="1020"/>
        </table:table-row>
        <table:table-row table:style-name="ro1">
          <table:table-cell office:value-type="float" office:value="1927" calcext:value-type="float">
            <text:p>1927</text:p>
          </table:table-cell>
          <table:table-cell office:value-type="string" calcext:value-type="string">
            <text:p>Analista Tecnología de Información – Proyectos BI</text:p>
          </table:table-cell>
          <table:table-cell office:value-type="string" calcext:value-type="string">
            <text:p><text:s/>Analizar los modelos lógico y físico de los sistemas a crear o modificar. <text:s text:c="2"/>Construir los componentes de software respetando el modelo lógico y físico <text:s/>de forma segura y evitando vulnerabilidades <text:s/>así como aportar en el proceso de desarrollo de software de los proyectos asignados. <text:s text:c="2"/>Realizar las pruebas unitarias e integrales del producto <text:s/>así como responder por la calidad de los componentes construidos. <text:s text:c="2"/>Respetar los estándares de construcción de componentes de software <text:s/>así como actualizar la documentación asociada a la definición técnica del proyecto. <text:s text:c="2"/>Generar las solicitudes e instrucciones de pases a UAT. <text:s text:c="2"/>Cumplir con los tiempos establecidos de las actividades asignadas y comprometidas en los proyectos.</text:p>
          </table:table-cell>
          <table:table-cell office:value-type="string" calcext:value-type="string">
            <text:p><text:s/>Egresados de las carreras de Ingeniería de Sistemas <text:s/>Informática <text:s/>Software o Afines. <text:s text:c="2"/>MS Office a nivel avanzado. <text:s text:c="2"/>Inglés Intermedio/Avanzado <text:s text:c="2"/>Conocimiento de Business Intelligence <text:s/>Arquitectura de Datos o Datawarehouse. <text:s text:c="2"/>Bases de datos en SQL Server <text:s text:c="2"/>Conocimientos de Diseño y construcción en SQL Server Integration.</text:p>
          </table:table-cell>
          <table:table-cell table:number-columns-repeated="1020"/>
        </table:table-row>
        <table:table-row table:style-name="ro1">
          <table:table-cell office:value-type="float" office:value="1930" calcext:value-type="float">
            <text:p>1930</text:p>
          </table:table-cell>
          <table:table-cell office:value-type="string" calcext:value-type="string">
            <text:p>Analista Técnico (Suscripción</text:p>
          </table:table-cell>
          <table:table-cell office:value-type="string" calcext:value-type="string">
            <text:p>Cálculo de cotizaciones de Vida (Todos los ramos). <text:s/>Elaboración de contenidos técnicos para los condicionados de pólizas. <text:s/>Elaboración de notas técnicas. <text:s/>Elaboración de fichas técnicas de productos. <text:s/>Cálculo de reservas de productos de vida.</text:p>
          </table:table-cell>
          <table:table-cell office:value-type="string" calcext:value-type="string">
            <text:p>Experiencia de 3 años desempeñando las funciones mencionadas. <text:s/>Experiencia de 3 años en tarificación de producto.</text:p>
          </table:table-cell>
          <table:table-cell table:number-columns-repeated="1020"/>
        </table:table-row>
        <table:table-row table:style-name="ro1">
          <table:table-cell office:value-type="float" office:value="1931" calcext:value-type="float">
            <text:p>1931</text:p>
          </table:table-cell>
          <table:table-cell office:value-type="string" calcext:value-type="string">
            <text:p>Asistente de Procesos</text:p>
          </table:table-cell>
          <table:table-cell office:value-type="string" calcext:value-type="string">
            <text:p>Elaborar o actualizar de manera conjunta con las áreas los documentos normativos de la empresa. <text:s/>Analizar el mapeo de procesos e identificar oportunidades de mejora aplicando metodologías y herramientas de mejora de procesos. <text:s/>Apoyo en el monitoreo de indicadores. <text:s/>Administración del sistema documentario.</text:p>
          </table:table-cell>
          <table:table-cell office:value-type="string" calcext:value-type="string">
            <text:p>Experiencia de 1 año en análisis y mejora de procesos. <text:s/>Deseable conocimiento de modelado de procesos.</text:p>
          </table:table-cell>
          <table:table-cell table:number-columns-repeated="1020"/>
        </table:table-row>
        <table:table-row table:style-name="ro1">
          <table:table-cell office:value-type="float" office:value="1934" calcext:value-type="float">
            <text:p>1934</text:p>
          </table:table-cell>
          <table:table-cell office:value-type="string" calcext:value-type="string">
            <text:p>Analista Programador .NET</text:p>
          </table:table-cell>
          <table:table-cell office:value-type="string" calcext:value-type="string">
            <text:p><text:s/>Analizar a nivel técnico de los requerimientos funcionales propuestos. <text:s text:c="2"/>Desarrollar las soluciones propuestas en los requerimientos funcionales analizados. <text:s text:c="2"/>Documentar los desarrollos realizados. <text:s text:c="2"/>Implementar soluciones de software. <text:s text:c="2"/>Desarrollo y mantenimiento de aplicativos de uso interno o externo. <text:s text:c="2"/>Pruebas Unitarias. <text:s text:c="2"/>Soporte al pase a producción. <text:s text:c="2"/>Responsable por cumplimiento de tiempos acordados.</text:p>
          </table:table-cell>
          <table:table-cell office:value-type="string" calcext:value-type="string">
            <text:p><text:s/>Experiencia previa de 1 a 3 años en programación .Net. <text:s/>Conocimientos en las siguientes Tecnologías: <text:s text:c="2"/>ASP Net <text:s text:c="2"/>Integration Server <text:s text:c="2"/>JQuery <text:s/>HTML <text:s/>CSS <text:s/>SOAP/XML <text:s/>SQL Server. <text:s text:c="2"/>SO Windows 2008/2012 server <text:s/>SQL SERVER 2008 <text:s/>Visual Studio .net 2012.</text:p>
          </table:table-cell>
          <table:table-cell table:number-columns-repeated="1020"/>
        </table:table-row>
        <table:table-row table:style-name="ro1">
          <table:table-cell office:value-type="float" office:value="1939" calcext:value-type="float">
            <text:p>1939</text:p>
          </table:table-cell>
          <table:table-cell office:value-type="string" calcext:value-type="string">
            <text:p>Analista programador senior</text:p>
          </table:table-cell>
          <table:table-cell office:value-type="string" calcext:value-type="string">
            <text:p>Es responsable del proceso de desarrollo y mantenimiento de los sistemas <text:s/>su integración de sistemas y migración de datos. <text:s/>Realiza tareas de análisis y diseño de los sistemas informáticos. <text:s/>Elabora propuestas de soluciones informáticas. <text:s/>Realiza la programación <text:s/>documentación <text:s/>actualización y mantenimiento de los sistemas informáticos. <text:s/>Levantamiento y gestión de requerimientos. <text:s/>Diseño del sistema. <text:s/>Documentación: Manual de usuario y del diseño del sistema. <text:s/>Elaboración de casos de prueba y su ejecución. <text:s/>Supervisar y apoyar las pruebas usuarias del sistema.</text:p>
          </table:table-cell>
          <table:table-cell office:value-type="string" calcext:value-type="string">
            <text:p>2 años laborando en posiciones similares. <text:s/>Experiencia en implementaciones de Sistemas Académicos (Deseable). <text:s/>Experiencia en implementación de Sistemas Financieros para Institución Académica (Deseable). <text:s/>Experiencia en migraciones de datos históricos e integraciones (Deseable).</text:p>
          </table:table-cell>
          <table:table-cell table:number-columns-repeated="1020"/>
        </table:table-row>
        <table:table-row table:style-name="ro1">
          <table:table-cell office:value-type="float" office:value="1952" calcext:value-type="float">
            <text:p>1952</text:p>
          </table:table-cell>
          <table:table-cell office:value-type="string" calcext:value-type="string">
            <text:p>Supervisor de Gestion de Procesos y Proyectos</text:p>
          </table:table-cell>
          <table:table-cell office:value-type="string" calcext:value-type="string">
            <text:p>1. Planificación y gestionar proyectos de mejora que involucran el rediseño de procesos y/0 implementación de nuevos productos y servicio. <text:s/>2. Organizar y efectuar seguimiento al portafolio de proyectos de mejora. <text:s/>3. Evaluar e implementar modelos <text:s/>metodologías <text:s/>herramientas de gestión de proceso y proyectos para la mejora continua. <text:s/>4. Liderar el diseño <text:s text:c="2"/>análisis y modelamiento de proceso de negocio <text:s text:c="2"/>así como supervisar la elaboración de los documentos. <text:s/>5. Establecer los lineamientos y disponer la atención de los requerimientos de mejora de procesos del personal a cargo. <text:s/>6. Participar en los proyectos de mejora <text:s text:c="2"/>comisiones o grupos de trabajo.</text:p>
          </table:table-cell>
          <table:table-cell office:value-type="string" calcext:value-type="string">
            <text:p>Dominio de Visioy Ms Project a nivel avanzado. <text:s/>Conocimiento de Minitab y modeladores de procesos (BMP). <text:s/>Experiencia mínima de 5 años en empresas de sector <text:s text:c="2"/>banco <text:s text:c="2"/>financiera o de servicios.</text:p>
          </table:table-cell>
          <table:table-cell table:number-columns-repeated="1020"/>
        </table:table-row>
        <table:table-row table:style-name="ro1">
          <table:table-cell office:value-type="float" office:value="1957" calcext:value-type="float">
            <text:p>1957</text:p>
          </table:table-cell>
          <table:table-cell office:value-type="string" calcext:value-type="string">
            <text:p>Consultor Junior Oracle</text:p>
          </table:table-cell>
          <table:table-cell office:value-type="string" calcext:value-type="string">
            <text:p><text:s/>Instalación de aplicativos visuales. <text:s text:c="2"/>Generación de formularios / formatos. <text:s text:c="2"/>Creación de Web services. <text:s text:c="2"/>Desarrollo de nuevos programas usando la herramienta Oracle.</text:p>
          </table:table-cell>
          <table:table-cell office:value-type="string" calcext:value-type="string">
            <text:p>Experiencia: Mínimo 1 año de prácticas pre profesionales de experiencia desempeñándose en funciones similares. <text:s/>Se ofrece la posibilidad de integrarse a una sólida Firma trasnacional reconocida por brindar oportunidades de aprendizaje continuo <text:s/>integrar equipos multidisciplinarios y altamente reconocidos en el medio. Al ser miembro de Deloitte cuentas con <text:s/>descuentos corporativos. El pago es en planilla con todos los beneficios de ley y EPS al 100% cubierto.</text:p>
          </table:table-cell>
          <table:table-cell table:number-columns-repeated="1020"/>
        </table:table-row>
        <table:table-row table:style-name="ro1">
          <table:table-cell office:value-type="float" office:value="1959" calcext:value-type="float">
            <text:p>1959</text:p>
          </table:table-cell>
          <table:table-cell office:value-type="string" calcext:value-type="string">
            <text:p>Jefe de Proyectos</text:p>
          </table:table-cell>
          <table:table-cell office:value-type="string" calcext:value-type="string">
            <text:p>Ciclus Group es una firma de consultoría con 9 años de experiencia en el mercado <text:s/>especializada en gestión de negocios y tecnologías de información cuyo objetivo es ayudar a las empresas a generar mayor valor a partir de la rentabilización de sus operaciones. Es decir <text:s/>contribuyendo a mejorar la operación en todos los ámbitos de la empresa <text:s/>brindando soluciones de negocios integrales a la medida. <text:s/>CICLUS GROUP invita a los profesionales con grandes expectativas de crecimiento <text:s/>dispuestos a desarrollar su talento y capacidades <text:s/>y con fuertes valores a formar parte de su equipo de colaboradores. <text:s/>Actualmente requiere de JEFE DE PROYECTOS para el servicio de BPO en una de las empresas de telecomunicaciones más importantes del país. <text:s text:c="3"/>Objetivo y Funciones: <text:s/>Profesional con experiencia en dirigir <text:s/>gestionar y ejecutar proyectos en diferentes tipos de plataforma. Deberá de elaborar y supervisar el cumplimiento del plan de trabajo y los cronogramas para el cumplimiento del servicio y de implementar el plan de gestión de calidad propuesto. Adicionalmente deberá de coordinar la ejecución del servicio con el Jefe del Dpto. de Desarrollo de Proyectos y presentar informes periódicos.</text:p>
          </table:table-cell>
          <table:table-cell office:value-type="string" calcext:value-type="string">
            <text:p>Deseable certificación PMP <text:s/>Project Management Professional. <text:s text:c="2"/>Conocimiento del desarrollo en diferentes plataformas. <text:s text:c="2"/>Conocimiento y experiencia del modelo de madurez CMMI N3 mínimo <text:s text:c="2"/>Experiencia mínima de tres (3) años como jefe de proyectos a cargo de equipos de desarrollo de proyectos de Tecnologías de Información. <text:s text:c="2"/>Conocimientos y experiencia mínima de tres (3) años en el uso de herramientas y metodología de desarrollo de proyectos y el manejo de herramientas de gestión de proyectos. <text:s text:c="3"/>Requisitos Adicionales: <text:s text:c="3"/>Copia de constancias o certificados del Jefe de Proyecto <text:s/>como Jefe Supervisor <text:s/>o coordinador de proyectos en desarrollo e implementación de sistemas web <text:s/>sitios web <text:s/>intranets o extranets <text:s/>o especialista en gestión de servicios de TI <text:s/>acreditando una experiencia mínima de tres (03) años. El Jefe de Proyecto podrá ser acreditado con certificación PMP. <text:s text:c="3"/>Ofrecemos: <text:s text:c="2"/>Ingreso a planilla y EPS. <text:s text:c="2"/>Buen clima laboral <text:s/>capacitaciones constantes y reconocimientos de logros. <text:s text:c="2"/>Estabilidad laboral y puntualidad en los pagos. <text:s text:c="2"/>Plan de desarrollo de carrera <text:s/>grandes oportunidades para crecimiento profesional a futuro. <text:s text:c="2"/>Constantes retos y novedades en el mundo de la tecnología que permitirán desarrollar su talento e incrementar su experiencia. <text:s text:c="2"/>Trabajar en una de las empresas de telecomunicaciones más importantes del país.</text:p>
          </table:table-cell>
          <table:table-cell table:number-columns-repeated="1020"/>
        </table:table-row>
        <table:table-row table:style-name="ro1">
          <table:table-cell office:value-type="float" office:value="1968" calcext:value-type="float">
            <text:p>1968</text:p>
          </table:table-cell>
          <table:table-cell office:value-type="string" calcext:value-type="string">
            <text:p>Jefe de TI</text:p>
          </table:table-cell>
          <table:table-cell office:value-type="string" calcext:value-type="string">
            <text:p>Dirigir la operación de todos los equipos de TI. <text:s/>Supervisar al personal bajo su cargo (trabajos). <text:s/>Supervisar proyectos para sistemas de información nuevos o modificados. <text:s/>Dirigir el diseño <text:s/>programación y mantenimiento de software especializado utilizado en soporte de aplicaciones y control de sistemas. <text:s/>Determinar las configuraciones óptimas para los interfaces entre el hardware y los sistemas de aplicación. <text:s/>Controlar las modificaciones o mejoras de software para asegurar un mínimo impacto en la producción y sistemas bajo desarrollo. <text:s/>Establecer y reforzar los estándares relativos al uso del software. <text:s/>Documentar procedimientos y técnicas de operación. <text:s/>Participar en la selección de equipamiento y proveedores aportando parámetros técnicos a la toma de decisiones <text:s/>Supervisar el mantenimiento y eficiencia de las redes de comunicaciones. <text:s/>Supervisar las actividades de preparación de entrada de datos. <text:s/>Diseñar el plan de contingencias y seguridad de información de la empresa <text:s/>implementarlo y ensayarlo periódicamente. <text:s/>Brinda Información de Análisis a la gerencia y las diversas áreas. <text:s/>Realizar otras funciones que la gerencia le pueda asignar.</text:p>
          </table:table-cell>
          <table:table-cell office:value-type="string" calcext:value-type="string">
            <text:p>Experiencia mínima de 3 años en el cargo o 5 de consultor /implementador de sistemas ERP en empresas Medianas. <text:s text:c="2"/>Idioma Inglés a nivel Técnico.</text:p>
          </table:table-cell>
          <table:table-cell table:number-columns-repeated="1020"/>
        </table:table-row>
        <table:table-row table:style-name="ro1">
          <table:table-cell office:value-type="float" office:value="1971" calcext:value-type="float">
            <text:p>1971</text:p>
          </table:table-cell>
          <table:table-cell office:value-type="string" calcext:value-type="string">
            <text:p>Infrastructure System Engineer (Constancia)</text:p>
          </table:table-cell>
          <table:table-cell office:value-type="string" calcext:value-type="string">
            <text:p>Brindar soporte administrativo de redes de IT y comunicaciones en los proyectos en curso. <text:s/>Brindar soporte técnico a servidores y equipos de comunicaciones <text:s/>cuando sea necesario. <text:s/>Proporciona soporte de niveles 1 y 2 a los empleados <text:s/>instala y proporciona el mantenimiento del hardware <text:s/>software <text:s/>impresoras y periféricos cuando le sea requerido.</text:p>
          </table:table-cell>
          <table:table-cell table:style-name="ce2" office:value-type="string" calcext:value-type="string">
            <text:p>Experiencia mínima de 4 años preferiblemente en empresas del sector. <text:s/>Experiencia en proyectos de infraestructura de telecomunicaciones y redes de datos. <text:s/>Familiarización con sistema de mesa de ayuda <text:s/>deseable. <text:s/>Habilidad para analizar y manejar problemas complejos para posteriormente plantear soluciones creativas. <text:s/>Disponibilidad inmediata para trabajar por un plazo de 3 meses.</text:p>
          </table:table-cell>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row>
        <table:table-row table:style-name="ro1">
          <table:table-cell office:value-type="float" office:value="1972" calcext:value-type="float">
            <text:p>1972</text:p>
          </table:table-cell>
          <table:table-cell office:value-type="string" calcext:value-type="string">
            <text:p>Administrador de Red y Seguridad Perimétrica</text:p>
          </table:table-cell>
          <table:table-cell office:value-type="string" calcext:value-type="string">
            <text:p>Administrar la seguridad Perimétrica <text:s/>Switches Core <text:s/>Acceso WiFi <text:s/>Acceso Internet <text:s/>desarrollo de proyectos y Monitoreo.</text:p>
          </table:table-cell>
          <table:table-cell office:value-type="string" calcext:value-type="string">
            <text:p>Un (01) Año de experiencia en puestos similares. <text:s/>Un (01) Año Administración de redes Cisco de preferencia. <text:s/>Administración de Firewalls <text:s/>VPNs <text:s/>Proxy. <text:s/>Administración de switches Cisco. <text:s/>Administración de equipos WiFi. <text:s/>Monitoreo de red. <text:s/>Sistema operativo LINUX. <text:s/>Estudios de CCNA I II III ó IV y también será considerado otras certificaciones (Opcional).</text:p>
          </table:table-cell>
          <table:table-cell table:number-columns-repeated="1020"/>
        </table:table-row>
        <table:table-row table:style-name="ro1">
          <table:table-cell office:value-type="float" office:value="1977" calcext:value-type="float">
            <text:p>1977</text:p>
          </table:table-cell>
          <table:table-cell office:value-type="string" calcext:value-type="string">
            <text:p>Asistente Administrativo</text:p>
          </table:table-cell>
          <table:table-cell office:value-type="string" calcext:value-type="string">
            <text:p>Identificar procesos automatizables/mejorables en el marco de eficiencia. <text:s/>Realizar seguimiento constante de los procesos y pautas administrativas a fin de asegurar el cumplimiento de estándares establecidos <text:s/>identificando oportunidades de mejora y proponiendo soluciones. <text:s/>Actualiza el Sistema de Administración Documentaria (SAD) con la información de: garantías <text:s/>contratos <text:s/>cartas fianza <text:s/>levantamientos <text:s/>oficios <text:s/>notificaciones y otros. <text:s/>Efectúa el estadístico mensual de la carga documentaria de la División Legal: contratos <text:s/>cartas fianza <text:s/>levantamientos <text:s/>oficios <text:s/>notificaciones y otros. <text:s/>Absuelve las consultas formuladas por clientes internos en relación a los procesos del área legal.</text:p>
          </table:table-cell>
          <table:table-cell office:value-type="string" calcext:value-type="string">
            <text:p>Experiencia de trabajo <text:s/>mínima de 1 año post egreso. <text:s/>Experiencia en: mejora de procesos <text:s/>procesamiento de información. <text:s text:c="3"/>Nivel avanzado de Excel y/o software de base de datos <text:s/>como para manejar grandes volúmenes de información.</text:p>
          </table:table-cell>
          <table:table-cell table:number-columns-repeated="1020"/>
        </table:table-row>
        <table:table-row table:style-name="ro1">
          <table:table-cell office:value-type="float" office:value="1982" calcext:value-type="float">
            <text:p>1982</text:p>
          </table:table-cell>
          <table:table-cell office:value-type="string" calcext:value-type="string">
            <text:p>RE N°0542014 ANALISTA SEGURIDAD INFORM CONTINUIDAD OPERACIONAL</text:p>
          </table:table-cell>
          <table:table-cell office:value-type="string" calcext:value-type="string">
            <text:p><text:s/>Participar en la elaboración <text:s/>ejecución y mantenimiento de las políticas <text:s/>procedimientos y normas internas del Sistema de Gestión de Seguridad de la Información (SGSI). <text:s text:c="2"/>Promover y ejecutar la metodología de SGSI. <text:s text:c="2"/>Apoyar en la clasificación de la información de la Institución según su uso <text:s/>nivel de confidencialidad <text:s/>medio en que se alojan <text:s/>entre otros <text:s/>en coordinación con el Oficial de Seguridad de Información y Continuidad Operacional. <text:s text:c="2"/>Coordinar y desarrollar con las diversas áreas involucradas la implementación incremental de la NTPISO IEC 27001:2008. <text:s text:c="2"/>Ejecutar revisiones periódicas de la efectividad y cumplimiento de los controles de Seguridad de la Información de acuerdo con los dominios definidos en el SGSI. <text:s text:c="2"/>Elaborar informes <text:s/>métricas e indicadores de control. <text:s text:c="2"/>Otras funciones inherentes al cargo <text:s/>o que le sean asignadas.</text:p>
          </table:table-cell>
          <table:table-cell office:value-type="string" calcext:value-type="string">
            <text:p>Experiencia comprobada mínima de tres (3) años <text:s/>en puestos y funciones similares. <text:s text:c="2"/>Deseable experiencia en Gestión de Proyectos utilizando la metodología PMI. <text:s text:c="2"/>Conocimiento del idioma inglés <text:s/>mínimo a nivel intermedio. <text:s text:c="2"/>No registrar deudas vigentes con calificación negativa en el sistema financiero. <text:s text:c="2"/>No estar incurso en la Directiva N° 0012007PCM/SG <text:s/>Registro Nacional de Sanciones de Destitución y Despido. <text:s text:c="2"/>El puesto requiere capacidad analítica <text:s/>alto sentido de responsabilidad <text:s/>disposición para trabajar en equipo y bajo presión. Facilidad para la expresión oral y escrita <text:s/>así como demostradas habilidades para trabajar en interrelacionarse con profesionales de la institución y fuera de ella. <text:s/>Conocimientos mínimos requeridos: <text:s text:c="4"/>Estándares ISO 27001 <text:s/>27002 <text:s/>27005 <text:s text:c="2"/>Gestión de Riesgos <text:s/>así como en la norma ISO 31000. <text:s text:c="2"/>Manejo intermedio de Microsoft Office a nivel usuario. <text:s text:c="3"/>Conocimientos deseables: <text:s text:c="4"/>Normativa regulatoria bancaria <text:s/>ITIL <text:s/>COBIT <text:s text:c="2"/>Certificaciones y/o cursos referentes a Seguridad de la Información <text:s text:c="2"/>Estándares relacionados al Sistema de Gestión de Continuidad del Negocio. <text:s/>NOTA: Los postulantes preseleccionados deberán pasar una evaluación escrita <text:s/>a fin de evaluar su nivel de redacción <text:s/>presentación de informes y conocimiento técnico en los temas relacionados con las funciones básicas a realizar <text:s/>así como otras evaluaciones que la posición requiera <text:s/>para lo cual se les comunicará oportunamente</text:p>
          </table:table-cell>
          <table:table-cell table:number-columns-repeated="1020"/>
        </table:table-row>
        <table:table-row table:style-name="ro1">
          <table:table-cell office:value-type="float" office:value="1983" calcext:value-type="float">
            <text:p>1983</text:p>
          </table:table-cell>
          <table:table-cell office:value-type="string" calcext:value-type="string">
            <text:p>Analista de Proyectos de Mejora de Procesos</text:p>
          </table:table-cell>
          <table:table-cell office:value-type="string" calcext:value-type="string">
            <text:p>Clínica Internacional <text:s/>primera Red de Servicios de Salud del Perú acreditada por Joint Comission International <text:s/>que cuenta con una oferta de valor renovada <text:s/>con infraestructura médica moderna en tecnología y todas las facilidades que puedan requerir nuestros pacientes <text:s/>con procedimientos eficientes que complementan plenamente la calidad de nuestro Staff Médico y Asistencial. <text:s text:c="3"/>Principales funciones: <text:s text:c="4"/>Determinación de los procesos del Sistema de Gestión MGCI. <text:s text:c="2"/>Analizar problemas y proponer soluciones. Incluye análisis de datos mediante el uso de tablas y gráficos. <text:s text:c="2"/>Controlar e informar avances en costos <text:s/>tiempos y performance usando herramientas que ayuden a visualizar los niveles de progreso.</text:p>
          </table:table-cell>
          <table:table-cell office:value-type="string" calcext:value-type="string">
            <text:p><text:s/>Mínimo de 2 años de experiencia (no considerar prácticas preprofesionales) en áreas como: Operaciones <text:s/>Calidad <text:s/>Procesos <text:s/>Sistemas de Gestión <text:s/>ISO9001 <text:s/>Productividad <text:s/>Proyectos. <text:s text:c="2"/>Experiencia en el sector salud (Se valorará).</text:p>
          </table:table-cell>
          <table:table-cell table:number-columns-repeated="1020"/>
        </table:table-row>
        <table:table-row table:style-name="ro1">
          <table:table-cell office:value-type="float" office:value="1984" calcext:value-type="float">
            <text:p>1984</text:p>
          </table:table-cell>
          <table:table-cell office:value-type="string" calcext:value-type="string">
            <text:p>Asistente de Tecnología y Sistemas</text:p>
          </table:table-cell>
          <table:table-cell office:value-type="string" calcext:value-type="string">
            <text:p>En Corporación Grupo Romero nos encontramos en la búsqueda de personas talentosas que nos ayuden a seguir desarrollándonos como uno de los grupos empresariales líderes del Perú. Te invitamos a postular a la posición de Asistente de Tecnología y Sistemas para la empresa RANSA COMERCIAL (www.ransa.net). <text:s text:c="3"/>Objetivo principal: <text:s/>Participar en el análisis de necesidades y requerimientos sistémicos para contribuir con el desarrollo de soluciones en las diferentes áreas de trabajo. <text:s text:c="3"/>Funciones: <text:s/>Realizar análisis y revisión de los procesos y/o requerimientos de los usuarios. <text:s/>Participar en la elaboración <text:s/>diseño y análisis de servicios para el cliente interno y externo. <text:s/>Realizar coordinaciones con los usuarios internos y el TI Corporativo <text:s/>para la gestión de requerimientos.</text:p>
          </table:table-cell>
          <table:table-cell office:value-type="string" calcext:value-type="string">
            <text:p>Experiencia mínima de 1 año realizando funciones similares. <text:s/>Conocimiento de la metodología Business Process Management (BPM) y uso de herramientas para modelación de flujos de procesos. <text:s/>Deseable con manejo de programación (.net <text:s/>Java) y/o conocimiento de Project. <text:s text:c="3"/>Requisitos Adicionales: <text:s/>Horario: L <text:s/>V de 8:30am a 6:00pm. <text:s/>Lugar: Av. Argentina 2833 <text:s/>Callao.</text:p>
          </table:table-cell>
          <table:table-cell table:number-columns-repeated="1020"/>
        </table:table-row>
        <table:table-row table:style-name="ro1">
          <table:table-cell office:value-type="float" office:value="1989" calcext:value-type="float">
            <text:p>1989</text:p>
          </table:table-cell>
          <table:table-cell office:value-type="string" calcext:value-type="string">
            <text:p>Analista Programador en Java</text:p>
          </table:table-cell>
          <table:table-cell office:value-type="string" calcext:value-type="string">
            <text:p>Con conocimientos en Eclipse <text:s/>Framework de Persistencia <text:s/>Web Services <text:s/>Inyección de dependencia <text:s/>Entity Java Bean <text:s/>Rich Faces <text:s/>Android <text:s/>SQL Server 2008. <text:s/>Experiencia no menor a 6 meses programando en Eclipse. <text:s/>Disponibilidad inmediata.</text:p>
          </table:table-cell>
          <table:table-cell office:value-type="string" calcext:value-type="string">
            <text:p>Capacidad para el trabajo en equipo <text:s/>organizado <text:s/>dinámico <text:s/>comprometido con sus funciones <text:s/>responsable y proactivo.</text:p>
          </table:table-cell>
          <table:table-cell table:number-columns-repeated="1020"/>
        </table:table-row>
        <table:table-row table:style-name="ro1">
          <table:table-cell office:value-type="float" office:value="1991" calcext:value-type="float">
            <text:p>1991</text:p>
          </table:table-cell>
          <table:table-cell office:value-type="string" calcext:value-type="string">
            <text:p>SUPERVISOR DE ALMACÉN</text:p>
          </table:table-cell>
          <table:table-cell office:value-type="string" calcext:value-type="string">
            <text:p>* Supersivar el control de las operaciones de almacenamiento <text:s/>control entrante <text:s/>reempaque y recogida de material. <text:s/>* Supervisar el control de inventarios en el almacén central y en el almacén de los subcontratistas. <text:s/>* Supervisar el control de los costos de almacenamiento relacionados.</text:p>
          </table:table-cell>
          <table:table-cell office:value-type="string" calcext:value-type="string">
            <text:p>* 3 años de experiencia en administración de almacén <text:s/>inventario o costos y transporte. <text:s/>* Sólidos conocimientos en almacenamiento <text:s/>inventario <text:s/>transporte y gestión de contratos. <text:s/>* Ingles avanzado concluido. <text:s/>* La experiencia en una empresa internacional será considerada como un plus.</text:p>
          </table:table-cell>
          <table:table-cell table:number-columns-repeated="1020"/>
        </table:table-row>
        <table:table-row table:style-name="ro1">
          <table:table-cell office:value-type="float" office:value="2004" calcext:value-type="float">
            <text:p>2004</text:p>
          </table:table-cell>
          <table:table-cell office:value-type="string" calcext:value-type="string">
            <text:p>Especialista Teradata</text:p>
          </table:table-cell>
          <table:table-cell office:value-type="string" calcext:value-type="string">
            <text:p>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text:p>
          </table:table-cell>
          <table:table-cell office:value-type="string" calcext:value-type="string">
            <text:p>Experiencia mínima de 5 años en proyectos de implementación de sistemas utilizando la herramienta Teradata. <text:s/>Ingles a nivel intermedio – avanzado. <text:s/>De preferencia <text:s/>con experiencia en el rubro de telecomunicaciones. <text:s/>Funciones: <text:s/>Dar soporte a las aplicaciones realizadas bajo esta herramienta. <text:s/>Tener conocimientos tanto en BI – BO. <text:s/>Manejar los proyectos desde el levantamiento de necesidades hasta la implementación <text:s/>además del mantenimiento correcitvo.</text:p>
          </table:table-cell>
          <table:table-cell table:number-columns-repeated="1020"/>
        </table:table-row>
        <table:table-row table:style-name="ro1">
          <table:table-cell office:value-type="float" office:value="2007" calcext:value-type="float">
            <text:p>2007</text:p>
          </table:table-cell>
          <table:table-cell office:value-type="string" calcext:value-type="string">
            <text:p>Cajeros Entidad Bancaria <text:s/>Los Olivos</text:p>
          </table:table-cell>
          <table:table-cell office:value-type="string" calcext:value-type="string">
            <text:p><text:s/>Realización de transacciones bancarias. <text:s text:c="2"/>Brindar un adecuado servicio e información al cliente. <text:s text:c="2"/>Ofrecer los productos del banco que se le asignen.</text:p>
          </table:table-cell>
          <table:table-cell office:value-type="string" calcext:value-type="string">
            <text:p><text:s/>Con disponibilidad para laborar en jornada completa: De Lunes a Viernes de 8:30am <text:s/>7pm y Sábado de 8:30am <text:s/>2pm (Código de Postulación JCCOMAS) <text:s/>.Sede: Agencia oficina Comas <text:s/>.INDISPENSABLE: Vivir o estudiar en Comas. <text:s/>Interesados enviar cv actualizado incluyendo el código del cargo al cual postula al correo seleccion@sgaconsultores.com.pe</text:p>
          </table:table-cell>
          <table:table-cell table:number-columns-repeated="1020"/>
        </table:table-row>
        <table:table-row table:style-name="ro1">
          <table:table-cell office:value-type="float" office:value="2012" calcext:value-type="float">
            <text:p>2012</text:p>
          </table:table-cell>
          <table:table-cell office:value-type="string" calcext:value-type="string">
            <text:p>Project Manager Senior</text:p>
          </table:table-cell>
          <table:table-cell office:value-type="string" calcext:value-type="string">
            <text:p>Gestionar la formulación e implementaciones de los proyectos de telecomunicaciones respetando el marco metodológico de la pmp <text:s/>Gestionar stakeholders. <text:s/>Manejo de modelos de negocio y escenarios de trabajo. <text:s/>Estimaciones de demanda. <text:s/>Optimizar costos de formulación e implementación de los proyectos. <text:s/>Análisis de riesgos. <text:s text:c="3"/>Conocimientos: <text:s/>Gestionando proyectos de redes con tecnología de fibra <text:s/>microondas y celular. <text:s/>Desarrollo de proyectos de empresas de Telecom <text:s/>Licitaciones con el Estado (preferencia). <text:s/>Inglés avanzado. <text:s text:c="3"/>Requisitos: <text:s/>Contar con certificación PMP.</text:p>
          </table:table-cell>
          <table:table-cell office:value-type="string" calcext:value-type="string">
            <text:p>Desarrollo de proyectos de empresas de Telecom. <text:s/>Desarrollo de proyectos en telecomunicaciones <text:s/>de preferencia en licitaciones con el estado.</text:p>
          </table:table-cell>
          <table:table-cell table:number-columns-repeated="1020"/>
        </table:table-row>
        <table:table-row table:style-name="ro1">
          <table:table-cell office:value-type="float" office:value="2014" calcext:value-type="float">
            <text:p>2014</text:p>
          </table:table-cell>
          <table:table-cell office:value-type="string" calcext:value-type="string">
            <text:p>Project Leader Telecom</text:p>
          </table:table-cell>
          <table:table-cell office:value-type="string" calcext:value-type="string">
            <text:p>Planificación y control del proyecto a cargo. <text:s/>Dirección y coordinación de todos los recursos empleados en el proyecto. <text:s/>Coordinación e interlocución con equipos y personas de grandes proveedores de software. <text:s/>Coordinación con el cliente. <text:s/>Responsable del cumplimiento de los objetivos establecidos. <text:s/>Alto nivel de síntesis y simplificación de ideas.</text:p>
          </table:table-cell>
          <table:table-cell office:value-type="string" calcext:value-type="string">
            <text:p>Experiencia de 10 años en proyectos de consultoría de procesos de negocios: diagnóstico y reingeniería de procesos <text:s/>Experiencia de 5 años liderando equipos de mínimo de 15 personas. <text:s/>Conocimiento en el sector de telecomunicaciones <text:s/>red de distribución <text:s/>facturación <text:s/>atención al cliente o provisión.</text:p>
          </table:table-cell>
          <table:table-cell table:number-columns-repeated="1020"/>
        </table:table-row>
        <table:table-row table:style-name="ro1">
          <table:table-cell office:value-type="float" office:value="2024" calcext:value-type="float">
            <text:p>2024</text:p>
          </table:table-cell>
          <table:table-cell office:value-type="string" calcext:value-type="string">
            <text:p>Especialista Teradata</text:p>
          </table:table-cell>
          <table:table-cell office:value-type="string" calcext:value-type="string">
            <text:p>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text:p>
          </table:table-cell>
          <table:table-cell office:value-type="string" calcext:value-type="string">
            <text:p>Experiencia mínima de 5 años en proyectos de implementación de sistemas utilizando la herramienta Teradata. <text:s/>Ingles a nivel intermedio – avanzado. <text:s/>De preferencia <text:s/>con experiencia en el rubro de telecomunicaciones. <text:s/>Funciones: <text:s/>Dar soporte a las aplicaciones realizadas bajo esta herramienta. <text:s/>Tener conocimientos tanto en BI – BO. <text:s/>Manejar los proyectos desde el levantamiento de necesidades hasta la implementación <text:s/>además del mantenimiento correcitvo.</text:p>
          </table:table-cell>
          <table:table-cell table:number-columns-repeated="1020"/>
        </table:table-row>
        <table:table-row table:style-name="ro1">
          <table:table-cell office:value-type="float" office:value="2033" calcext:value-type="float">
            <text:p>2033</text:p>
          </table:table-cell>
          <table:table-cell office:value-type="string" calcext:value-type="string">
            <text:p>Ejecutivo Calificado Oficial de Seguridad de Datacenter</text:p>
          </table:table-cell>
          <table:table-cell office:value-type="string" calcext:value-type="string">
            <text:p>Establecer <text:s/>mantener <text:s/>implementar <text:s/>administrar e interpretar las Políticas de Seguridad del Datacenter <text:s/>así como los estándares <text:s/>guías y procedimientos <text:s/>gestionando el sistema de Gestión de Seguridad de Información (SGSI). <text:s text:c="3"/>Atender y supervisar las actividades de auditoría efectuadas en el Datacenter por entidades de auditoría <text:s/>internas <text:s/>externas y de regulación. <text:s text:c="3"/>Dirigir y supervisar el mantenimiento de las certificaciones de Seguridad asociadas al Datacenter que complementen el SGSI (ISO27001 <text:s/>SAP Hosting Partner y PCI). <text:s text:c="3"/>Interpretar normativas regulatorias que puedan afectar el cumplimiento de las actividades del Datacenter y entrega de servicios. <text:s text:c="3"/>Apoyar en las actividades de auditorías solicitadas por las diversa áreas (Auditorias cruzadas). <text:s text:c="3"/>Dirigir el desarrollo e implementación de mejoras y propuestas de Seguridad Corporativa en el Datacenter <text:s/>así como ser el punto de contacto y comunicación entre las entidades. <text:s text:c="3"/>Apoyar como juicio experto en el proceso de implementación de servicios cuando es requerido por los Jefes de Proyecto. <text:s text:c="3"/>Investigación en tecnología y procesos que aplicados en el Datacenter mejoren las actividades Operativas.</text:p>
          </table:table-cell>
          <table:table-cell office:value-type="string" calcext:value-type="string">
            <text:p>Experiencia mínima de 5 años desarrollando las funciones anteriormente descritas. <text:s/>Conocimientos: <text:s/>Especialista en sistemas. <text:s/>Conocimiento de Normativa. <text:s/>Formación ITIL. <text:s/>ISO 27001. <text:s/>ISO 20000.</text:p>
          </table:table-cell>
          <table:table-cell table:number-columns-repeated="1020"/>
        </table:table-row>
        <table:table-row table:style-name="ro1">
          <table:table-cell office:value-type="float" office:value="2035" calcext:value-type="float">
            <text:p>2035</text:p>
          </table:table-cell>
          <table:table-cell office:value-type="string" calcext:value-type="string">
            <text:p>Practicante de Soporte TI</text:p>
          </table:table-cell>
          <table:table-cell office:value-type="string" calcext:value-type="string">
            <text:p>Apoyo en el soporte tipo Help Desk a personal administrativo <text:s/>docentes y estudiantes de la organización. <text:s/>Apoyar en la realización de mantenimiento <text:s/>soporte e inventario de los equipos informáticos de la organización. <text:s/>Apoyo en la atención de eventos dentro y fuera del campus. <text:s/>Realizar otras funciones inherentes al área.</text:p>
          </table:table-cell>
          <table:table-cell office:value-type="string" calcext:value-type="string">
            <text:p>Egresado o estudiantes de últimos ciclos de las carreras de Ingeniería Informática <text:s/>Sistemas <text:s/>Redes <text:s/>entre otras. <text:s/>Manejo de Sistemas operativos Windows <text:s/>Office. <text:s/>Conocimiento de Ensamblaje de computadoras. <text:s/>Dominio del ingles a nivel básico. <text:s/>Capacidad para trabajar bajo presión y orientación al cliente interno y externo. <text:s text:c="3"/>Lugar de trabajo: CENTRUM CATÓLICA (Santiago de Surco). <text:s/>Horario: 30 ó 40 horas semanales (dependiendo si es Practicante Pre o Profesional)</text:p>
          </table:table-cell>
          <table:table-cell table:number-columns-repeated="1020"/>
        </table:table-row>
        <table:table-row table:style-name="ro1">
          <table:table-cell office:value-type="float" office:value="2044" calcext:value-type="float">
            <text:p>2044</text:p>
          </table:table-cell>
          <table:table-cell office:value-type="string" calcext:value-type="string">
            <text:p>Ejecutivo Comercial</text:p>
          </table:table-cell>
          <table:table-cell office:value-type="string" calcext:value-type="string">
            <text:p>Análisis de indicadores claves de la gestión comercial <text:s/>cumplimiento del presupuesto asignado a su cartera. <text:s/>Elaboración de plan estratégico orientado al desarrollo de corredores y/o agentes pequeños. <text:s/>Scoring de brokers con prospección interesante de crecimiento. <text:s/>Elaboración de propuestas comerciales. <text:s/>Promover las herramientas tecnológicas existentes a los brokers <text:s/>logrando sean autosuficientes <text:s/>mediante procesos ordenados y siguiendo las políticas establecidas.</text:p>
          </table:table-cell>
          <table:table-cell office:value-type="string" calcext:value-type="string">
            <text:p>Manejo avanzado de bases de datos. <text:s/>Experiencia en control de gestión y planeamiento comercial <text:s/>Conocimiento en Sistemas de Gestión de la información.</text:p>
          </table:table-cell>
          <table:table-cell table:number-columns-repeated="1020"/>
        </table:table-row>
        <table:table-row table:style-name="ro1">
          <table:table-cell office:value-type="float" office:value="2047" calcext:value-type="float">
            <text:p>2047</text:p>
          </table:table-cell>
          <table:table-cell office:value-type="string" calcext:value-type="string">
            <text:p>Practicante de Aplicaciones de IT</text:p>
          </table:table-cell>
          <table:table-cell office:value-type="string" calcext:value-type="string">
            <text:p>Brindar soporte informático en la elaboración de proyectos e implementación y mantenimiento de nuestras herramientas informáticas brindadas a nuestros clientes en coordinación con los demás integrantes del área de Lab Advance. <text:s/>Instalar las soluciones informáticas y desarrollos de software coordinando con nuestros clientes los pasos previos para su instalación. <text:s/>Realizar los desarrollos informáticos necesarios previstos para el cliente</text:p>
          </table:table-cell>
          <table:table-cell office:value-type="string" calcext:value-type="string">
            <text:p>Estudiante de los últimos ciclos o recién egresado de las carreras de Ing. De Sistemas <text:s/>Ing. Informática o Ing. De Software <text:s/>Conocimiento y experiencia con los siguientes lenguajes <text:s/>base de datos y sistemas operativos: Visual Studio <text:s/>.Net <text:s/>Java, SQL <text:s/>Oracle <text:s/>Caché, Windows <text:s/>Linux <text:s/>Unix para PC y servidores. <text:s/>Eres un joven profesional dinámico <text:s/>motivado por el cumplimiento de logros <text:s/>el trabajo en equipo y altamente orientado al servicio al cliente <text:s/>con buenas habilidades de comunicación <text:s/>que se siente atraído por una industria en crecimiento exponencial.</text:p>
          </table:table-cell>
          <table:table-cell table:number-columns-repeated="1020"/>
        </table:table-row>
        <table:table-row table:style-name="ro1">
          <table:table-cell office:value-type="float" office:value="2059" calcext:value-type="float">
            <text:p>2059</text:p>
          </table:table-cell>
          <table:table-cell office:value-type="string" calcext:value-type="string">
            <text:p>Arquitecto de Software .NET</text:p>
          </table:table-cell>
          <table:table-cell office:value-type="string" calcext:value-type="string">
            <text:p>Apoyo y asesoría en la definición de la arquitectura de los sistemas y mejoras a las existentes. Además <text:s/>proponer tecnologías <text:s/>servidores <text:s/>comunicaciones <text:s/>interacciones <text:s/>plataformas de desarrollo y modelos. <text:s text:c="4"/>Seleccionar la mejor pila de aplicaciones sobre la base de los requisitos funcionales y no funcionales. <text:s text:c="2"/>Dar soporte al personal de TI en la selección de sistemas operativos <text:s/>redes <text:s/>bases de datos y servidores para soportar una aplicación dada. <text:s text:c="2"/>Seleccionar las prácticas y normas adecuadas para un proyecto determinado <text:s/>debe ser capaz de contribuir <text:s/>definir y hacer cumplir las normas y prácticas. <text:s text:c="2"/>Comprender a profundidad los requisitos no funcionales como el rendimiento <text:s/>la escalabilidad <text:s/>la seguridad <text:s/>etc. incluyendo la capacidad de proponer y defender una arquitectura que cumple esos requisitos.</text:p>
          </table:table-cell>
          <table:table-cell office:value-type="string" calcext:value-type="string">
            <text:p><text:s/>Deseable Maestría en el área de Sistemas de Información <text:s/>Informática <text:s/>Computación o Desarrollo de software que le faculte para el cargo. <text:s text:c="2"/>Amplia y probada experiencia práctica en el diseño <text:s/>codificación y pruebas de código usando las mejores prácticas tales como los patrones de diseño <text:s/>buenas prácticas de código <text:s/>pruebas unitarias <text:s/>etc. <text:s text:c="2"/>Nivel de inglés AVANZADO.</text:p>
          </table:table-cell>
          <table:table-cell table:number-columns-repeated="1020"/>
        </table:table-row>
        <table:table-row table:style-name="ro1">
          <table:table-cell office:value-type="float" office:value="2066" calcext:value-type="float">
            <text:p>2066</text:p>
          </table:table-cell>
          <table:table-cell office:value-type="string" calcext:value-type="string">
            <text:p>Analista de Business Intelligence</text:p>
          </table:table-cell>
          <table:table-cell office:value-type="string" calcext:value-type="string">
            <text:p>Participar en el desarrollo e implementación de los proyectos Churn Attrition y CRM2 (levantamiento de información de procesos <text:s/>funcionalidades <text:s/>verificación de avances) y ser soporte de cualquier proyecto estratégico futuro. <text:s/>Ubicar y extraer de forma oportuna la información de diversas fuentes y utilizarlas en el análisis de problemas y en la toma de decisiones. <text:s/>Investigar minuciosa y profundamente los datos de los clientes. Asimismo <text:s/>preparar toda la infraestructura externa necesaria para el análisis de los Datos. <text:s/>Trabajar en los procesos de aseguramiento de calidad de la información de los estudiantes que requiere el proceso de retención. <text:s/>Analizar la información histórica de los estudiantes desertores para encontrar patrones de riesgo que identifique potenciales nuevos desertores. <text:s/>Diseñar y calendarizar modelos de reportes nacionales de monitoreo <text:s/>análisis de tendencias y control de indicadores de deserción. <text:s/>Tener una visión analítica para desarrollar tableros de control e indicadores de gestión y resultados claves del área que permita a los líderes de negocio visualizar información relevante del mismo y facilitar la toma de decisiones. <text:s/>Analizar los procesos existentes y diseñar propuestas de mejora <text:s/>buscando la optimización de procesos y la satisfacción del cliente. <text:s/>Otras funciones que le sean asignadas por su Jefe inmediato.</text:p>
          </table:table-cell>
          <table:table-cell office:value-type="string" calcext:value-type="string">
            <text:p>Experiencia en el manejo de procesos <text:s/>análisis estadístico y manejo de base de datos. Desarrollo de proyectos. <text:s/>Deseable: Especialización en Inteligencia de Negocio y que haya participado en la implementación de proyectos tipo ERP.</text:p>
          </table:table-cell>
          <table:table-cell table:number-columns-repeated="1020"/>
        </table:table-row>
        <table:table-row table:style-name="ro1">
          <table:table-cell office:value-type="float" office:value="2075" calcext:value-type="float">
            <text:p>2075</text:p>
          </table:table-cell>
          <table:table-cell office:value-type="string" calcext:value-type="string">
            <text:p>Desarrollador WEB</text:p>
          </table:table-cell>
          <table:table-cell office:value-type="string" calcext:value-type="string">
            <text:p>Programación de base de datos. <text:s/>Construcción de aplicaciones en ambiente web. <text:s/>Pruebas de aplicaciones desarrolladas.</text:p>
          </table:table-cell>
          <table:table-cell office:value-type="string" calcext:value-type="string">
            <text:p>Manejo a nivel avanzado de Técnicas de programación de sistemas.</text:p>
          </table:table-cell>
          <table:table-cell table:number-columns-repeated="1020"/>
        </table:table-row>
        <table:table-row table:style-name="ro1">
          <table:table-cell office:value-type="float" office:value="2076" calcext:value-type="float">
            <text:p>2076</text:p>
          </table:table-cell>
          <table:table-cell office:value-type="string" calcext:value-type="string">
            <text:p>Analista Programador PRO C / Oracle</text:p>
          </table:table-cell>
          <table:table-cell office:value-type="string" calcext:value-type="string">
            <text:p><text:s/>Programación en Pro*C sobre Linux o Unix. <text:s text:c="2"/>conocimientos de .Net <text:s/>Java <text:s text:c="2"/>Manejar Base de datos Oracle <text:s/>PL/SQL.</text:p>
          </table:table-cell>
          <table:table-cell office:value-type="string" calcext:value-type="string">
            <text:p>Experiencia en programación mínimo 2 años que haya manejado visto facturación y manejo de herramientas con el siguiente perfil: <text:s text:c="2"/>Pro*C necesariamente. <text:s text:c="2"/>.Net o java (Cualquiera). <text:s text:c="2"/>SQL Server.</text:p>
          </table:table-cell>
          <table:table-cell table:number-columns-repeated="1020"/>
        </table:table-row>
        <table:table-row table:style-name="ro1">
          <table:table-cell office:value-type="float" office:value="2077" calcext:value-type="float">
            <text:p>2077</text:p>
          </table:table-cell>
          <table:table-cell office:value-type="string" calcext:value-type="string">
            <text:p>Analista de Proyectos de Sistemas</text:p>
          </table:table-cell>
          <table:table-cell office:value-type="string" calcext:value-type="string">
            <text:p>Evaluar los requerimientos priorizados por los usuarios del Banco y determinar en base a estimaciones cuantitativas <text:s text:c="2"/>las actividades a desarrollas. <text:s/>Especificar los requerimientos a nivel funcional y/o técnico para que puedan ser entregados a los diversos proveedores y/o áreas de sistemas de CENCOSUD. <text:s/>Asegurar que los proyectos a su cargo se implementen respetando el cronograma <text:s/>alcance y presupuesto acordado inicialmente con el usuario y el sponsor del proyecto. <text:s/>Proponer y apoyar al equipo de Desarrollo tomando decisiones que ayuden a solucionar problemas bloqueantes en el avance del proyecto <text:s/>atender la gestión de Riesgos y problemas liderando la solución de los mismos.</text:p>
          </table:table-cell>
          <table:table-cell office:value-type="string" calcext:value-type="string">
            <text:p>Conocimiento en Banca relacionadas a la actividad del puesto. <text:s/>Conocimientos en productos y servicios financieros. <text:s/>Conocimiento en Gestión de Proyectos <text:s/>lenguajes de programación orientado al manejo de base de datos Oracle. <text:s/>Deseable conocimiento de CRM SIEBEL y haber llevado cursos de Gestión de Proyectos. <text:s/>Experiencia mínima de 03 años liderando proyectos de Sistemas. <text:s/>Experiencia mínima de 01 año en posiciones similares y trabajando con proveedores</text:p>
          </table:table-cell>
          <table:table-cell table:number-columns-repeated="1020"/>
        </table:table-row>
        <table:table-row table:style-name="ro1">
          <table:table-cell office:value-type="float" office:value="2079" calcext:value-type="float">
            <text:p>2079</text:p>
          </table:table-cell>
          <table:table-cell office:value-type="string" calcext:value-type="string">
            <text:p>Analista de Arquitectura de Sofware</text:p>
          </table:table-cell>
          <table:table-cell office:value-type="string" calcext:value-type="string">
            <text:p>Planificar el proyecto de convivencia durante la migración de datos del sistema antiguo al nuevo. <text:s/>Definir las interfaces entre aplicaciones a utilizar y complementar el proceso de arquitectura para la convivencia de sistemas (anterior y nuevo. <text:s/>Identificar el 100% de interfaces y aplicaciones impactadas por la migración de datos al nuevo sistema. <text:s/>Analizar y diseñar la herramienta traductora que permitirá definir que clientes están en qué sistema. <text:s/>Coordinación con proveedores.</text:p>
          </table:table-cell>
          <table:table-cell office:value-type="string" calcext:value-type="string">
            <text:p>Experiencia mínima de 1 año viendo temas de Arquitectura de Software.</text:p>
          </table:table-cell>
          <table:table-cell table:number-columns-repeated="1020"/>
        </table:table-row>
        <table:table-row table:style-name="ro1">
          <table:table-cell office:value-type="float" office:value="2099" calcext:value-type="float">
            <text:p>2099</text:p>
          </table:table-cell>
          <table:table-cell office:value-type="string" calcext:value-type="string">
            <text:p>Desarrollador web Phyton <text:s/>Mongo DB</text:p>
          </table:table-cell>
          <table:table-cell office:value-type="string" calcext:value-type="string">
            <text:p><text:s/>Desarrollar Páginas Web. <text:s text:c="2"/>Realizar Formularios de Base de Datos. <text:s text:c="2"/>Realizar un Sistema de Administración que unifique las webs. <text:s text:c="2"/>Interactuar con API’s de Redes Sociales.</text:p>
          </table:table-cell>
          <table:table-cell office:value-type="string" calcext:value-type="string">
            <text:p><text:s/>Experiencia y conocimientos en Django <text:s/>Phyton y MongoDB. <text:s text:c="2"/>Conocimientos en PHP/SQL <text:s/>Javascript / AJAX y CSS. <text:s text:c="2"/>Uso de Estándares Web y Criterios de Accesibilidad. <text:s text:c="2"/>Dominio de Validaciones XHTML <text:s/>CSS. <text:s/>PHP y MYSQL. <text:s text:c="2"/>Programación Orientada a Objetos <text:s/>Experiencia en Desarrollo Web 2.0 <text:s text:c="2"/>Base de Datos. <text:s text:c="2"/>Experiencia: en el área de Medios Digitales / Internet con 2 años de experiencia.</text:p>
          </table:table-cell>
          <table:table-cell table:number-columns-repeated="1020"/>
        </table:table-row>
        <table:table-row table:style-name="ro1">
          <table:table-cell office:value-type="float" office:value="2102" calcext:value-type="float">
            <text:p>2102</text:p>
          </table:table-cell>
          <table:table-cell office:value-type="string" calcext:value-type="string">
            <text:p>Analista senior de Mejoras de Procesos</text:p>
          </table:table-cell>
          <table:table-cell office:value-type="string" calcext:value-type="string">
            <text:p>Identificar y proponer oportunidades de mejora en los procesos de la organización <text:s/>análisis de datos. <text:s/>Participar en el desarrollo <text:s/>mantenimiento y mejoramiento continuo del sistema de gestión de calidad. <text:s/>Asegurar la estandarización y normalización de los documentos de la empresa como políticas. <text:s/>Elaborar planes de trabajo <text:s/>implementar y monitorear los proyectos de mejora. <text:s/>Responsable del acompañamiento que se debe realizar a los proyectos de mejora. <text:s/>Coordinar <text:s/>planificar <text:s/>supervisar y reportar estatus de los proyectos del equipo de mejora. <text:s/>Participar en el control y seguimiento de los procesos a través de auditorías de calidad interna y externa. <text:s/>Elaborar informes y presentaciones <text:s/>relacionado a la gestión de procesos. <text:s/>Coordinar planes de capacitación necesarios y realizar la difusión. <text:s/>Generar indicadores de avance e los proyectos.</text:p>
          </table:table-cell>
          <table:table-cell office:value-type="string" calcext:value-type="string">
            <text:p>Experiencia mínima de 2 años en proyectos de mejora de procesos <text:s/>necesariamente haber participado directamente en la implementación. <text:s/>Conocimientos comprobados en Normas ISO 9001 O 9004 levantamiento de procesos <text:s/>uso de herramientas estadísticas básicas para análisis de procesos <text:s/>metodología de gestión de proyectos <text:s/>calidad total <text:s/>en materia de control y gestión de documentación.</text:p>
          </table:table-cell>
          <table:table-cell table:number-columns-repeated="1020"/>
        </table:table-row>
        <table:table-row table:style-name="ro1">
          <table:table-cell office:value-type="float" office:value="2103" calcext:value-type="float">
            <text:p>2103</text:p>
          </table:table-cell>
          <table:table-cell office:value-type="string" calcext:value-type="string">
            <text:p>Practicante de gestión de proyectos y procesos</text:p>
          </table:table-cell>
          <table:table-cell office:value-type="string" calcext:value-type="string">
            <text:p>1) Apoyar en la elaboración de informes de gestión <text:s/>mantenimiento del BSC. Trabajos de: relevamiento <text:s/>investigación y procesamiento de información para la elaboración del Plan Estratégico del Banco. <text:s/>2) Coordinar reuniones de trabajo <text:s/>elaborar Actas de Reunión. <text:s/>3) Apoyar en los talleres de capacitación entre otras funciones que se le asigne.</text:p>
          </table:table-cell>
          <table:table-cell office:value-type="string" calcext:value-type="string">
            <text:p>No es necesaria</text:p>
          </table:table-cell>
          <table:table-cell table:number-columns-repeated="1020"/>
        </table:table-row>
        <table:table-row table:style-name="ro1">
          <table:table-cell office:value-type="float" office:value="2109" calcext:value-type="float">
            <text:p>2109</text:p>
          </table:table-cell>
          <table:table-cell office:value-type="string" calcext:value-type="string">
            <text:p>Desarrollador Web .Net Senior</text:p>
          </table:table-cell>
          <table:table-cell office:value-type="string" calcext:value-type="string">
            <text:p>Desarrollo de soluciones empresariales utilizando la tecnología .NET <text:s/>Análisis <text:s/>diseño <text:s/>desarrollo e implementación de soluciones. <text:s/>Construcción de casos de negocio para las soluciones propuestas. <text:s/>Documentación técnica de datos y fuentes de información.</text:p>
          </table:table-cell>
          <table:table-cell office:value-type="string" calcext:value-type="string">
            <text:p>2 a 3 años de experiencia en desarrollo con .Net (Aplicaciones Web) y SQL. <text:s/>Programación en Visual Studio .Net 2012 (C#) <text:s text:c="2"/>Conocimiento de procesos <text:s/>UML y SQL2008. <text:s/>Conocimiento Deseable en: JQUERY <text:s/>WCF <text:s/>TFS. <text:s/>Desarrollo sobre metodología Agile.</text:p>
          </table:table-cell>
          <table:table-cell table:number-columns-repeated="1020"/>
        </table:table-row>
        <table:table-row table:style-name="ro1">
          <table:table-cell office:value-type="float" office:value="2110" calcext:value-type="float">
            <text:p>2110</text:p>
          </table:table-cell>
          <table:table-cell office:value-type="string" calcext:value-type="string">
            <text:p>Analista de Infraestructura</text:p>
          </table:table-cell>
          <table:table-cell office:value-type="string" calcext:value-type="string">
            <text:p>Administración de infraestructura. <text:s/>Gestión de las comunicaciones. <text:s/>Administración de equipos <text:s/>cuentas y servicios de cómputo. <text:s/>Mantenimiento de Hardware. <text:s/>Habilitación de plataforma de comunicaciones y servicios.</text:p>
          </table:table-cell>
          <table:table-cell office:value-type="string" calcext:value-type="string">
            <text:p>Conocimiento requerido: <text:s text:c="2"/>Conocimientos básicos en MS Windows Server 2008R2. <text:s text:c="2"/>Conocimientos básicos en MS Exchange 2010/2013 <text:s text:c="2"/>Conocimientos básicos en IIS y Comunications Services. <text:s text:c="2"/>Deseable contar con certificación MCSE <text:s text:c="2"/>Se le brindará capacitación en MS Office 365 y Azure. <text:s text:c="2"/>Gestión de usuarios y grupos de Active Directory <text:s/>avanzado <text:s text:c="2"/>Redes (protocolos TCP <text:s/>DNS <text:s/>entendimiento de firewalls) <text:s/>intermedio <text:s text:c="2"/>ADFS <text:s/>avanzado <text:s/>Conocimiento deseado: <text:s text:c="2"/>PowerShell <text:s/>básico <text:s text:c="2"/>Exchange Server <text:s/>básico <text:s text:c="2"/>Lync <text:s/>básico</text:p>
          </table:table-cell>
          <table:table-cell table:number-columns-repeated="1020"/>
        </table:table-row>
        <table:table-row table:style-name="ro1">
          <table:table-cell office:value-type="float" office:value="2111" calcext:value-type="float">
            <text:p>2111</text:p>
          </table:table-cell>
          <table:table-cell office:value-type="string" calcext:value-type="string">
            <text:p>Practicante Sistemas Gestion Agricola</text:p>
          </table:table-cell>
          <table:table-cell office:value-type="string" calcext:value-type="string">
            <text:p>Documentación de los tickets atendidos. <text:s/>Apoyo al analista de soporte en la atención de los tickets recibidos. <text:s/>Documentación de los procesos agrícolas.</text:p>
          </table:table-cell>
          <table:table-cell office:value-type="string" calcext:value-type="string">
            <text:p>Como mínimo un trabajo en temas de sistemas <text:s/>de procesos o proyectos. <text:s/>Conocimientos Indispensables: <text:s/>Microsoft Office. <text:s/>Sistemas de Información. <text:s/>Sistemas de Gestión agrícola (deseable).</text:p>
          </table:table-cell>
          <table:table-cell table:number-columns-repeated="1020"/>
        </table:table-row>
        <table:table-row table:style-name="ro1">
          <table:table-cell office:value-type="float" office:value="2114" calcext:value-type="float">
            <text:p>2114</text:p>
          </table:table-cell>
          <table:table-cell office:value-type="string" calcext:value-type="string">
            <text:p>Consultor Individual: análisis y diseño del Nuevo Sistema del Tribunal de Contrataciones del Estado del Organismo Supervisor</text:p>
          </table:table-cell>
          <table:table-cell office:value-type="string" calcext:value-type="string">
            <text:p>El Organismo Supervisor de las Contrataciones del Estado requiere de tres (3) profesionales en Ingeniería Informática <text:s/>Ingeniería de Sistemas <text:s/>Ingeniería de Sistemas e Informática <text:s/>Ingeniería de Sistemas de Información o Ingeniería de Software o afines con conocimientos en Oracle <text:s/>Java <text:s/>UML y/o RUP <text:s/>quienes deberán contar con una experiencia mínima de un (01) año en el análisis <text:s/>diseño <text:s/>programación y/o implementación de sistemas de información. <text:s text:c="3"/>Actividades: <text:s/>a) Elaborar el Cronograma de Trabajo con el detalle de las actividades a desarrollar <text:s/>utilizando la Metodología de Dirección y Gestión de Proyectos elaborada por la Dirección del SEACE <text:s/>según lo precisado en el Anexo 1 de los Términos de Referencia adjuntos. <text:s/>b) Actualizar el Documento Listado de Requerimientos elaborado a partir del TO BE que será proporcionado por el OSCE. <text:s/>c) Elaborar el Listado de Casos de Uso <text:s/>guardando correlación entre los requerimientos y los casos de uso identificados. <text:s/>d) Elaborar el Documento Especificación de Casos de Uso <text:s/>el cual documenta todos los casos de uso identificados en el Documento Listado de Casos de Uso. <text:s/>e) Elaborar el Documento Diseño Técnico <text:s/>el cual debe contener los artefactos de modelado <text:s/>modelo lógico y físico de la base de datos <text:s/>y diccionario de objetos de base de datos. Es importante el empleo de conceptos y/o herramientas de ingeniería reversa. <text:s/>f) Realizar y/o atender cualquier actividad requerida por el Supervisor de la Sub Dirección de Desarrollo de Proyectos que tengan relación con la consultoría. <text:s/>g) Elaborar los informes que correspondan y sean requeridos por el Supervisor de la Sub Dirección de Desarrollo de Proyectos. <text:s/>h) Realizar cualquier actividad requerida por la Sub Dirección de Desarrollo de Proyectos que coadyuven a cumplir con el alcance definido. <text:s text:c="3"/>Plazo: <text:s/>El tiempo asignado para esta contratación es de 185 días <text:s/>aproximadamente del 03 de noviembre de 2014 al 07 de mayo de 2015. <text:s text:c="3"/>Presupuesto: <text:s/>El monto para la presente consultoría individual asciende a S/44 912.00 (cuarenta y cuatro mil novecientos doce y 00/100) <text:s/>incluidos todos los impuestos.</text:p>
          </table:table-cell>
          <table:table-cell office:value-type="string" calcext:value-type="string">
            <text:p>Conocimientos en Oracle <text:s/>Java <text:s/>UML y/o RUP. <text:s/>La formación académica se acreditará mediante diplomas o constancias o certificados u otro documento relacionado. <text:s/>Para los cursos de Oracle <text:s/>Java <text:s/>UML y RUP se podrá aceptar una declaración jurada. <text:s/>Experiencia mínima de un (01) año en el análisis <text:s/>diseño <text:s/>programación y/o implementación de sistemas de información. <text:s/>Experiencia mínima de al menos seis (06) meses en análisis <text:s/>diseño y/o desarrollo de sistemas de información con metodologías basadas en PMI <text:s/>RUP <text:s/>UML y/o Calidad en entidades públicas o privadas. <text:s/>La experiencia general se acreditará mediante constancias o certificados o contratos u órdenes de servicio con sus conformidades o comprobantes de pago debidamente cancelados.</text:p>
          </table:table-cell>
          <table:table-cell table:number-columns-repeated="1020"/>
        </table:table-row>
        <table:table-row table:style-name="ro1">
          <table:table-cell office:value-type="float" office:value="2119" calcext:value-type="float">
            <text:p>2119</text:p>
          </table:table-cell>
          <table:table-cell office:value-type="string" calcext:value-type="string">
            <text:p>Ejecutivo de Ventas Senior <text:s/>Digital</text:p>
          </table:table-cell>
          <table:table-cell office:value-type="string" calcext:value-type="string">
            <text:p>Buscar activamente nuevos clientes <text:s/>generando entrevistas y visitas para discutir sus necesidades. <text:s/>Realizar presentaciones de productos y servicios de la empresa. <text:s/>Gestionar seguimiento de las ventas. <text:s/>Preparar cotizaciones de pedido con el área correspondiente. <text:s/>Manejar el proceso de ventas para de los proyectos <text:s/>desde el contacto inicial hasta el cierre. <text:s/>Trabajar en estrecha colaboración con el equipo de desarrollo para cubrir y analizar en su totalidad las necesidades del cliente. <text:s/>Mantenerse informado de las nuevas tendencias y necesidades del mercado. <text:s/>Desarrollar y mantener exitosas relaciones comerciales con los clientes y con futuros clientes.</text:p>
          </table:table-cell>
          <table:table-cell office:value-type="string" calcext:value-type="string">
            <text:p>Mínimo contar con 3 años de experiencia laboral comprobada <text:s/>en gestión de proyectos de desarrollo de tecnología. <text:s/>Mínimo contar con 3 años de experiencia en venta de aplicativos web (marketing digital). <text:s/>Manejo de herramientas MS Office a nivel Intermedio. <text:s/>Manejo de Inglés a nivel intermedio. <text:s/>Conocimientos y experiencia a nivel de usuario de tecnologías como: Lenguaje de programación (HTML 5) <text:s/>tipo de plataforma, últimas tendencias en web y desarrollo, etc.</text:p>
          </table:table-cell>
          <table:table-cell table:number-columns-repeated="1020"/>
        </table:table-row>
        <table:table-row table:style-name="ro1">
          <table:table-cell office:value-type="float" office:value="2122" calcext:value-type="float">
            <text:p>2122</text:p>
          </table:table-cell>
          <table:table-cell office:value-type="string" calcext:value-type="string">
            <text:p>Analista de continuidad de TI (Infraestructura)</text:p>
          </table:table-cell>
          <table:table-cell office:value-type="string" calcext:value-type="string">
            <text:p>Planificar <text:s/>coordinar y ejecutar el DRP (Disaster recovery plan). <text:s/>Dar soporte al plan de continuidad de negocios en las aristas relacionadas al área de tecnología. <text:s/>Realizar seguimiento a la implementación de las recomendaciones brindadas por auditoría interna. <text:s/>Administrar y controlar el nivel de servicio de los proveedores. <text:s/>Realizar reportes y presentaciones sobre la gestión del área.</text:p>
          </table:table-cell>
          <table:table-cell office:value-type="string" calcext:value-type="string">
            <text:p>Contar con 2 años de experiencia en áreas de infraestructura <text:s/>continuidad de negocio <text:s/>seguridad de la información o afines, de preferencia en labores orientadas a la gestión. <text:s/>De preferencia con conocimientos de continuidad de negocio o recuperación en casos de desastres.</text:p>
          </table:table-cell>
          <table:table-cell table:number-columns-repeated="1020"/>
        </table:table-row>
        <table:table-row table:style-name="ro1">
          <table:table-cell office:value-type="float" office:value="2129" calcext:value-type="float">
            <text:p>2129</text:p>
          </table:table-cell>
          <table:table-cell office:value-type="string" calcext:value-type="string">
            <text:p>Practicante de TI</text:p>
          </table:table-cell>
          <table:table-cell office:value-type="string" calcext:value-type="string">
            <text:p>Apoyar en la implementación de nuevo software de reclutamiento. <text:s/>Comunicarse por teléfono y/o email con proveedor en E.E.U.U. <text:s/>Ser el nexo entre E.E.U.U. y el creador peruano del software actual <text:s/>Capacitar a los usuarios en el manejo del sistema. <text:s/>Administrar la base de datos. <text:s/>Apoyar en la adaptación de la base a las necesidades de la empresa.</text:p>
          </table:table-cell>
          <table:table-cell office:value-type="string" calcext:value-type="string">
            <text:p>Capaz de comunicarse en inglés con colaboradores de E.E.U.U.</text:p>
          </table:table-cell>
          <table:table-cell table:number-columns-repeated="1020"/>
        </table:table-row>
        <table:table-row table:style-name="ro1">
          <table:table-cell office:value-type="float" office:value="2130" calcext:value-type="float">
            <text:p>2130</text:p>
          </table:table-cell>
          <table:table-cell office:value-type="string" calcext:value-type="string">
            <text:p>Consultor TI Especializado en Banca</text:p>
          </table:table-cell>
          <table:table-cell office:value-type="string" calcext:value-type="string">
            <text:p><text:s/>Asesorar al cliente interno en la elaboración de sus iniciativas de negocio que incluyen participación de TI. <text:s text:c="2"/>Efectuar una estimación de tiempo y costos de las iniciativas a nivel de orden de magnitud. <text:s text:c="2"/>Mantener comunicado al cliente interno del estado de sus iniciativas <text:s/>así como efectuar una evaluación continua su satisfacción con el servicio prestado.</text:p>
          </table:table-cell>
          <table:table-cell office:value-type="string" calcext:value-type="string">
            <text:p><text:s/>Egresado/Bachiller en Sistemas <text:s/>Informática <text:s/>Computación o afines. <text:s text:c="2"/>Deseable Maestría en Sistemas o Administración. <text:s text:c="2"/>Experiencia de Tres años como Experto TI o dos años como Gestor de Proyectos TI. <text:s text:c="2"/>Conocimientos a nivel avanzado de metodologías para el análisis de sistemas <text:s/>plataformas informáticas con las que cuenta el Banco <text:s/>Técnicas de estimación de esfuerzo de desarrollo <text:s/>ingeniería de requerimientos <text:s/>gestión del suministro de servicios TI <text:s/>técnicas de negociación <text:s/>modelamiento de procesos <text:s/>entre otros. <text:s text:c="2"/>Dominio de las técnicas de programación y sólidos conocimientos en todo lo relacionado con la computación. <text:s text:c="2"/>Conocimientos avanzados de Microsoft Office. <text:s text:c="2"/>Nivel Intermedio de inglés</text:p>
          </table:table-cell>
          <table:table-cell table:number-columns-repeated="1020"/>
        </table:table-row>
        <table:table-row table:style-name="ro1">
          <table:table-cell office:value-type="float" office:value="2139" calcext:value-type="float">
            <text:p>2139</text:p>
          </table:table-cell>
          <table:table-cell office:value-type="string" calcext:value-type="string">
            <text:p>Analista de Sistemas</text:p>
          </table:table-cell>
          <table:table-cell office:value-type="string" calcext:value-type="string">
            <text:p>Analizar <text:s/>diseñar <text:s/>desarrollar <text:s/>dar mantenimiento y soporte de los Sistemas de Información según la metodología establecida. <text:s/>Participar en el establecimiento del uso y aplicación de las metodologías <text:s/>estándares y procedimientos para Proyectos de Implementación de Sistemas. <text:s/>Participar en el establecimiento y aplicación de los estándares y procedimiento para la administración y la optimización de la Base de Datos. <text:s/>Realizar el planeamiento de la información de los sistemas <text:s/>organización <text:s/>desarrollo <text:s/>implementación y soporte. <text:s/>Coordinar de cerca con los usuarios y dar soporte a los clientes internos a través de una retroalimentación constante para asegurar el máximo rendimiento y contenido que se pueda obtener de los sistemas. <text:s/>Coordinar de cerca con los Proveedores de Sistemas para proporcionar soluciones idóneas. <text:s/>Realizar labores de programación de aplicaciones donde sea necesario. <text:s/>Ayudar en el desarrollo y monitoreo de los planes de contingencia según se requiera. <text:s/>Recomendar cambios y mejoras a los sistemas a su cargo y a la plataforma de infraestructura. <text:s/>Reemplazar a alguno de los puestos de igual o menor nivel dentro de su área así como al puesto inmediato superior <text:s/>cuando le sea solicitado.</text:p>
          </table:table-cell>
          <table:table-cell office:value-type="string" calcext:value-type="string">
            <text:p>Análisis y Diseño de Sistemas <text:s text:c="2"/>Técnicas de Programación y Modelamiento de datos <text:s/>Lenguajes de Programación de Cuarta Generación <text:s/>Gestores de Bases de datos <text:s/>Administración de Proyectos <text:s/>Inglés – Intermedio <text:s/>MS Office –Avanzado <text:s/>02 años en Programación de Sistemas. <text:s/>Uso y aplicación de Metodologías de Desarrollo. <text:s/>Documentación de Sistemas. <text:s/>Definiciones de escenarios de pruebas. <text:s/>Uso de Herramientas de Análisis y Diseño</text:p>
          </table:table-cell>
          <table:table-cell table:number-columns-repeated="1020"/>
        </table:table-row>
        <table:table-row table:style-name="ro1">
          <table:table-cell office:value-type="float" office:value="2141" calcext:value-type="float">
            <text:p>2141</text:p>
          </table:table-cell>
          <table:table-cell office:value-type="string" calcext:value-type="string">
            <text:p>Analista de soporte de sistemas</text:p>
          </table:table-cell>
          <table:table-cell office:value-type="string" calcext:value-type="string">
            <text:p>1. Función Principal <text:s text:c="3"/>Administrar los servicios de telecomunicaciones velando por la atención de las necesidades de las diferentes áreas y la coordinación con los diferentes proveedores. <text:s text:c="3"/>2. Principales Responsabilidades Profesionales según rol que desempeñe: <text:s text:c="3"/>a. Especialista en Redes y ComunicacionesMesa de Ayuda/Helpdesk <text:s/>Revisar y controlar el presupuesto de inversión y presupuesto de gastos <text:s/>así como reportar oportunamente a la Gerencia de cualquier distorsión. <text:s/>Coordinar el registro y atención de requerimientos y aprobaciones en SAP realizados por usuarios del área y hacerles seguimiento. <text:s/>Controlar los contratos del área y gestionar la renovación de los mismos. <text:s/>Redactar y registrar la correspondencia y archivo del área. <text:s/>Asegurar la confiabilidad y operatividad de las aplicaciones a cargo <text:s/>ofrecer soporte y realizar pruebas para mejoras de configuraciones y actualizaciones de las aplicaciones según los requerimientos de usuarios y áreas <text:s/>así como coordinar con los proveedores de sistemas y clientes internos para proporcionar soluciones óptimas de manera segura y efectiva en cuanto a tiempos <text:s/>costos y uso de recursos. <text:s/>Administrar el servicio de soporte a usuarios del sistema HD <text:s/>coordinando la atención con el personal del área. <text:s/>Analizar <text:s/>diseñar <text:s/>desarrollar y dar mantenimiento a los sistemas de información a su cargo <text:s/>así como brindar soporte técnico y funcional a los usuarios de dichos sistemas. <text:s/>Atender directamente los casos de seguridad y accesos <text:s/>back office <text:s/>Sistema de Gestión de Contenidos <text:s/>Sistema Documentum y la creación de usuarios. <text:s/>Atender los requerimientos de nuevos servicios y equipos de telefonía móvil. <text:s/>Coordinar con los proveedores por falla de equipos. <text:s/>Hacer seguimiento mensual al presupuesto anual en SAP para ver sus saldos y proyectar ampliación por gastos mayores en casos se requieran. <text:s/>Revisar los términos y condiciones de contratos para la preparación de las FEC correspondientes. <text:s/>Realizar la revisión periódica de las fechas de renovación de contratos <text:s/>así como del vencimiento de cartas fianzas <text:s/>pólizas y todo tipo de seguros. <text:s text:c="3"/>b. Especialista de SoporteSistemas <text:s/>Realizar la inspección de los equipos de sistemas en base a las alertas generadas por los sistemas de monitoreo. <text:s/>Realizar la administración y personalización del UNICENTER. <text:s/>Brindar soporte técnico a usuarios (ofimática <text:s/>redes <text:s/>hardware <text:s/>problemas de impresión <text:s/>software). <text:s/>Dar mantenimiento del inventario de hardware. <text:s/>Realizar el registro y actualización de casos en el sistema SAP. <text:s/>Controlar el contrato de Impresiones (proveedor actual HP). <text:s/>Gestionar la compra de repuestos <text:s/>partes <text:s/>adquisición de servicios para mantenimientos correctivos y preventivos. <text:s/>Realizar el seguimiento y registro de los planes de mantenimiento preventivo. <text:s/>Generar los reportes de impresión para auditorías. <text:s/>Actualizar los planes de mantenimiento. <text:s/>Generar <text:s/>modificar o eliminar las claves de fotocopiado. <text:s/>Apoyar en el desarrollo <text:s/>implementación y monitoreo de nuevos sistemas. <text:s/>Apoyar con trabajos requeridos en el aeropuerto o en instalaciones externas. <text:s/>Apoyar en la generación de reportes. <text:s text:c="3"/>c. Especialista en Redes y Comunicaciones <text:s/>Revisar expedientes técnicos presentados por concesionarios <text:s/>entidades del gobierno <text:s/>operadoras de telecomunicaciones <text:s/>aerolíneas e Infraestructura de la empresa. Recomendar la aprobación o desaprobación de acuerdo a los estándares técnicos establecidos. <text:s/>Administrar el sistema de almacenamiento de discos (Eva 4000 y 6300) <text:s/>Switches de Fibra Canal <text:s/>Enclosure Blade HP). <text:s/>Administrar el master Clock <text:s/>Administrar el Sistema de Cámaras NETBOTZ y AXIS en los Cuartos de Comunicaciones. Administrar el Servicio de radio troncalizado TETRA. <text:s/>Administrar el Servicio Internet inalámbrico WIFI <text:s/>Brindar soporte técnico de segundo nivel a usuarios de la empresa (Redes <text:s/>Telecomunicaciones <text:s/>Sistemas Operativos <text:s/>Infraestructura de Servidores). <text:s/>Brindar mantenimiento preventivo y correctivo a la infraestructura de Servidores <text:s/>Redes y Telecomunicaciones de la empresa. <text:s/>Administrar los proyectos de Telecomunicaciones que le sean asignados como parte del Plan Anual de la Gerencia de TI . <text:s/>Brindar soporte a la infraestructura física del Servicio TUUA. (Molinetes <text:s/>PCs <text:s text:c="3"/>PLCs. Tarjetas de Control) <text:s text:c="3"/>Brindar soporte a la infraestructura física del Servicio de Catering. (Gabinete <text:s/>Antenas <text:s/>Molinetes <text:s/>PCs <text:s text:c="3"/>PLCs. Tarjetas de Control). <text:s/>Realizar inspecciones de rutina y programadas de todos los equipos IT de LAP (Laptops <text:s/>PCs <text:s/>Teléfonos). <text:s/>Realizar la cotización <text:s/>revisión <text:s/>selección de elementos de sistemas / comunicaciones necesarios para algún proyecto de comunicaciones. <text:s/>Asistir a reuniones de coordinación con usuarios / clientes del aeropuerto ante la habilitación <text:s/>modificación y retiro de áreas del AIJCH (concesionarios <text:s/>aerolíneas <text:s/>gobierno). <text:s/>Usar los sistemas SAP <text:s/>Spectrum <text:s/>HelpDesk como parte de sus herramientas de control y análisis. Realizar/revisar informes de gestión mensual sobre los servicios que están a su cargo. <text:s/>Cumplir el programa de mantenimiento anual de equipos aprobado en el sistema SAP. <text:s/>Desarrollar <text:s/>implementar y soportar elementos electrónicos y/o tarjetas y/o hardware y software para generar más eficiencia y eficacia en los servicios brindados por la Gerencia de TI.</text:p>
          </table:table-cell>
          <table:table-cell office:value-type="string" calcext:value-type="string">
            <text:p>Análisis y Desarrollo de Sistemas <text:s/>Lenguajes de Programación <text:s/>Conocimientos de instalación <text:s/>configuración de equipos de comunicaciones <text:s/>informática y periféricos. <text:s/>Desarrollo e Instalación de Software <text:s text:c="2"/>Conocimiento de Hardware y Software de Backup <text:s/>Habilidades para la organización y motivación. <text:s/>SISTEMA SAP – PM <text:s/>HelpDesk <text:s/>Itil <text:s/>SAP a nivel de usuario <text:s/>Sistema de Gestión de Contenidos <text:s/>4 años en un área de Sistemas realizando tareas similares a las descritas.</text:p>
          </table:table-cell>
          <table:table-cell table:number-columns-repeated="1020"/>
        </table:table-row>
        <table:table-row table:style-name="ro1">
          <table:table-cell office:value-type="float" office:value="2142" calcext:value-type="float">
            <text:p>2142</text:p>
          </table:table-cell>
          <table:table-cell office:value-type="string" calcext:value-type="string">
            <text:p>Practicante de Planeamiento Comercial</text:p>
          </table:table-cell>
          <table:table-cell office:value-type="string" calcext:value-type="string">
            <text:p>Generar reportes históricos y de proyección de las ventas. <text:s/>Seguimiento al proceso de abastecimiento de equipos móviles del canal. <text:s/>Administrar los principales KPI's del canal de ventas. <text:s/>Coordinar con las distintas áreas la presentación del plan de ventas <text:s/>así como las herramientas parwa su cumplimiento.</text:p>
          </table:table-cell>
          <table:table-cell office:value-type="string" calcext:value-type="string">
            <text:p>No indispensable.</text:p>
          </table:table-cell>
          <table:table-cell table:number-columns-repeated="1020"/>
        </table:table-row>
        <table:table-row table:style-name="ro1">
          <table:table-cell office:value-type="float" office:value="2145" calcext:value-type="float">
            <text:p>2145</text:p>
          </table:table-cell>
          <table:table-cell office:value-type="string" calcext:value-type="string">
            <text:p>Practicante de Sistemas</text:p>
          </table:table-cell>
          <table:table-cell office:value-type="string" calcext:value-type="string">
            <text:p>Las experiencias que tendrán los practicantes del área de Tecnología de la información estarán enfocadas a contribuir al desarrollo del negocio y proyectos estratégicos mediante el entendimiento de los procesos claves de la organización para transformarlos <text:s/>optimizarlos y mejorar la toma de decisiones. IT es considerada un área estratégica para la compañía. Una de las principales prioridades que tendrán nuestros practicantes <text:s/>será aportar a mejorar los resultados del negocio mediante la implementación de las más avanzadas herramientas tecnológicas y sistemas globales que soportan procesos claves de P&amp;G. Desde el primer día estarán involucrados en proyectos formando parte de grupos multifuncionales y haciendo contribuciones fundamentales a todas las áreas de la compañía.</text:p>
          </table:table-cell>
          <table:table-cell office:value-type="string" calcext:value-type="string">
            <text:p>Estudiante 5to a 8vo ciclo (INDISPENSABLE) <text:s/>Inglés Nivel Intermedio o Avanzado (INDISPENSABLE) <text:s/>Fuertes habilidades de Liderazgo y Comunicación <text:s/>Interés de carrera en Sistemas de Información e Inteligencia de Negocios <text:s/>Buen ambiente laboral <text:s/>30 horas a la semana / horario flexible <text:s/>Remuneración competitiva <text:s/>Bonificaciones completas (2 sueldos extras al año) <text:s/>Postular en el siguiente link : <text:s/>https://pg.taleo.net/careersection/10000/jobdetail.ftl?job=IDS00001288</text:p>
          </table:table-cell>
          <table:table-cell table:number-columns-repeated="1020"/>
        </table:table-row>
        <table:table-row table:style-name="ro1">
          <table:table-cell office:value-type="float" office:value="2153" calcext:value-type="float">
            <text:p>2153</text:p>
          </table:table-cell>
          <table:table-cell office:value-type="string" calcext:value-type="string">
            <text:p>Practicante de Inteligencia Comercial</text:p>
          </table:table-cell>
          <table:table-cell office:value-type="string" calcext:value-type="string">
            <text:p>Realizar la explotaciónde información de los sistemas de la compañía para uso comercial y estratégicode la compañía <text:s/>a través del SQL. <text:s text:c="3"/>Participación en tareascomo Segmentación de la Base de Clientes <text:s/>Automatización de reportes <text:s/>generación de perfiles <text:s/>análisis de mercado.</text:p>
          </table:table-cell>
          <table:table-cell office:value-type="string" calcext:value-type="string">
            <text:p>Conocimientos sólidos en: <text:s text:c="3"/>· MS Excel (nivel avanzado) <text:s/>MS SQL (nivel intermedio) <text:s/>Office 2007 (Word <text:s/>Visio Access). <text:s text:c="3"/>Deseable: <text:s text:c="3"/>· Erwin <text:s/>QlikView <text:s/>Spss.</text:p>
          </table:table-cell>
          <table:table-cell table:number-columns-repeated="1020"/>
        </table:table-row>
        <table:table-row table:style-name="ro1">
          <table:table-cell office:value-type="float" office:value="2157" calcext:value-type="float">
            <text:p>2157</text:p>
          </table:table-cell>
          <table:table-cell office:value-type="string" calcext:value-type="string">
            <text:p>Analista Programador SENIOR <text:s/>Proyectos WEB</text:p>
          </table:table-cell>
          <table:table-cell office:value-type="string" calcext:value-type="string">
            <text:p>Nuestra consultora cuenta con presencia internacional por lo que requiere incorporar profesionales (bachilleres <text:s/>titulados <text:s/>o egresados con experiencia) en carreras de informática o de sistemas. <text:s text:c="3"/>Experiencia para las siguientes funciones: <text:s/>Diseño y arquitectura de sistemas Programación en lenguajes PHP <text:s/>JAVA <text:s/>.NET <text:s/>C++ <text:s/>Programación en bases de datos MYSQL <text:s/>SQL SERVER <text:s/>Control de calidad <text:s/>Documentación de sistemas Conocimientos en: UML <text:s/>RUP SCRUM <text:s/>Inglés intermedio (para el trato con clientes) <text:s text:c="3"/>Competencias: Capacidad analítica de investigación trabajo en equipo <text:s/>comunicación a todo nivel <text:s/>proactividad <text:s/>responsabilidad para el cumplimiento de metas y proyectos. <text:s/>Nuestras propuestas salariales son competitivas dentro del mercado profesional y según la calificación de experiencia. <text:s text:c="3"/>Horario de Oficina .INDIQUE en su Hoja de vida sus EXPECTATIVAS salariales</text:p>
          </table:table-cell>
          <table:table-cell office:value-type="string" calcext:value-type="string">
            <text:p>3 años de experiencia en las funciones descritas. <text:s/>Inglés Intermedio INDISPENSABLE <text:s/>Disponibilidad inmediata.</text:p>
          </table:table-cell>
          <table:table-cell table:number-columns-repeated="1020"/>
        </table:table-row>
        <table:table-row table:style-name="ro1">
          <table:table-cell office:value-type="float" office:value="2161" calcext:value-type="float">
            <text:p>2161</text:p>
          </table:table-cell>
          <table:table-cell office:value-type="string" calcext:value-type="string">
            <text:p>TRAINEE TI</text:p>
          </table:table-cell>
          <table:table-cell office:value-type="string" calcext:value-type="string">
            <text:p><text:s/>Seguir la arquitectura de software definida para la construcción de los componentes de software que conforman el proyecto <text:s/>asegurando la calidad de producto <text:s/>considerando los lineamientos de seguridad y los estándares de desarrollo definidos. <text:s text:c="2"/>Entender los modelos lógico y físico de los sistemas a crear o modificar <text:s/>así como realizar las pruebas unitarias. <text:s text:c="2"/>Apoyar la construcción de los componentes de software. <text:s text:c="2"/>Respetar los estándares de construcción de componentes de software relacionados al proyecto. <text:s text:c="2"/>Actualizar la documentación asociada a la definición técnica del proyecto.</text:p>
          </table:table-cell>
          <table:table-cell office:value-type="string" calcext:value-type="string">
            <text:p><text:s/>Estudiante de último ciclo (10° ciclo) de las carreras de Ingeniería de Sistemas <text:s/>Informática <text:s/>Software o Afines. <text:s text:c="2"/>Prácticas en tecnología de información. <text:s text:c="2"/>Conocimientos de Metodologías de Desarrollo de Software. <text:s text:c="2"/>Lenguaje de Programación Java o .Net. <text:s text:c="2"/>Deseable conocimientos de UML <text:s text:c="2"/>MS Office a nivel avanzado y dominio de inglés Intermedio/Avanzado.</text:p>
          </table:table-cell>
          <table:table-cell table:number-columns-repeated="1020"/>
        </table:table-row>
        <table:table-row table:style-name="ro1">
          <table:table-cell office:value-type="float" office:value="2163" calcext:value-type="float">
            <text:p>2163</text:p>
          </table:table-cell>
          <table:table-cell office:value-type="string" calcext:value-type="string">
            <text:p>Coordinador Regional de Distribución</text:p>
          </table:table-cell>
          <table:table-cell office:value-type="string" calcext:value-type="string">
            <text:p>§ Evaluar el desempeño de los procesos de distribución de las distintas gerencias de la región y proponer al Director alternativas de mejora en la gestión de los mismos para garantizar los niveles de servicio requeridos. <text:s/>§ Soportar a los Gerentes de Distribución en la formulación y desarrollo de proyectos en los centros de distribución de la región. <text:s/>§ Analizar continuamente las variaciones en los pronósticos y demandas del mercado con la finalidad de evaluar y proponer alternativas en la asignación de los recursos necesarios para las operaciones de los centros de distribución con el menor costo posible. <text:s/>§ Evaluar y proponer alternativas de reestructuración de zonas de venta <text:s/>rutas de reparto y territorios de CD <text:s/>optimizando los costos de distribución. <text:s/>§ Coordinar el cumplimiento del plan de inversiones (Capex) y costos fijos de la Dirección <text:s/>para garantizar eficiencias en la utilización de los recursos asignados. <text:s/>§ Coordinar con las áreas de la compañía las acciones necesarias que soporten a los Gerentes de Distribución en el cumplimiento de sus funciones.</text:p>
          </table:table-cell>
          <table:table-cell office:value-type="string" calcext:value-type="string">
            <text:p>§ 5 años de experiencia profesional en áreas comerciales. <text:s/>§ Manejo de MS Office a nivel intermedio. <text:s/>§ Inglés a nivel intermedio. <text:s/>§ Licencia de conducir. <text:s text:c="3"/>Las condiciones de trabajo <text:s text:c="2"/>Horario de trabajo de lunes a viernes <text:s/>podrá ser variado dependiendo exigencias del mercado <text:s text:c="2"/>Disponibilidad para efectuar viajes al interior del país de manera frecuente <text:s text:c="2"/>Se le asignará vehículo para el cumplimiento de sus funciones. <text:s text:c="2"/>Se le asignará viáticos cuando realice los viajes</text:p>
          </table:table-cell>
          <table:table-cell table:number-columns-repeated="1020"/>
        </table:table-row>
        <table:table-row table:style-name="ro1">
          <table:table-cell office:value-type="float" office:value="2166" calcext:value-type="float">
            <text:p>2166</text:p>
          </table:table-cell>
          <table:table-cell office:value-type="string" calcext:value-type="string">
            <text:p>Jefe de Ventas</text:p>
          </table:table-cell>
          <table:table-cell office:value-type="string" calcext:value-type="string">
            <text:p>Supervisión de personal en Lima y sedes. <text:s/>Elaboración de Reportes en base a indicadores.</text:p>
          </table:table-cell>
          <table:table-cell office:value-type="string" calcext:value-type="string">
            <text:p>Experiencia mínima de tres años en el puesto con personal a cargo. <text:s/>Deseable experiencia en empresas de consumo o venta de intangibles. <text:s/>Conocimientos de Administración y facturación. <text:s/>Disponibilidad para viajar de forma esporádica para supervisar labores en diferentes sedes.</text:p>
          </table:table-cell>
          <table:table-cell table:number-columns-repeated="1020"/>
        </table:table-row>
        <table:table-row table:style-name="ro1">
          <table:table-cell office:value-type="float" office:value="2173" calcext:value-type="float">
            <text:p>2173</text:p>
          </table:table-cell>
          <table:table-cell office:value-type="string" calcext:value-type="string">
            <text:p>Analista de Sistemas</text:p>
          </table:table-cell>
          <table:table-cell office:value-type="string" calcext:value-type="string">
            <text:p>Analizar <text:s/>diseñar <text:s/>desarrollar <text:s/>dar mantenimiento y soporte de los Sistemas de Información según la metodología establecida. <text:s/>Participar en el establecimiento del uso y aplicación de las metodologías <text:s/>estándares y procedimientos para Proyectos de Implementación de Sistemas. <text:s/>Participar en el establecimiento y aplicación de los estándares y procedimiento para la administración y la optimización de la Base de Datos. <text:s/>Realizar el planeamiento de la información de los sistemas <text:s/>organización <text:s/>desarrollo <text:s/>implementación y soporte. <text:s/>Coordinar de cerca con los usuarios y dar soporte a los clientes internos a través de una retroalimentación constante para asegurar el máximo rendimiento y contenido que se pueda obtener de los sistemas. <text:s/>Coordinar de cerca con los Proveedores de Sistemas para proporcionar soluciones idóneas. <text:s/>Realizar labores de programación de aplicaciones donde sea necesario. <text:s/>Ayudar en el desarrollo y monitoreo de los planes de contingencia según se requiera. <text:s/>Recomendar cambios y mejoras a los sistemas a su cargo y a la plataforma de infraestructura.</text:p>
          </table:table-cell>
          <table:table-cell office:value-type="string" calcext:value-type="string">
            <text:p>Análisis y Diseño de Sistemas. <text:s/>Técnicas de Programación y Modelamiento de datos. <text:s/>Lenguajes de Programación de Cuarta Generación. <text:s/>Gestores de Bases de datos. <text:s/>Administración de Proyectos. <text:s/>Desarrollo de aplicaciones en ambiente Web.</text:p>
          </table:table-cell>
          <table:table-cell table:number-columns-repeated="1020"/>
        </table:table-row>
        <table:table-row table:style-name="ro1">
          <table:table-cell office:value-type="float" office:value="2175" calcext:value-type="float">
            <text:p>2175</text:p>
          </table:table-cell>
          <table:table-cell office:value-type="string" calcext:value-type="string">
            <text:p>Programador SQL</text:p>
          </table:table-cell>
          <table:table-cell office:value-type="string" calcext:value-type="string">
            <text:p>Generación de reportes personalizados y automatización de reportes.</text:p>
          </table:table-cell>
          <table:table-cell office:value-type="string" calcext:value-type="string">
            <text:p>Muy buena experiencia en SQL. <text:s/>Conocimientos de PL/SQL a nivel de consultas. <text:s/>Microsoft Access Avanzado. <text:s/>Microsoft Excel Avanzado. <text:s/>Deseable conocimientos de PHP a nivel intermedio.</text:p>
          </table:table-cell>
          <table:table-cell table:number-columns-repeated="1020"/>
        </table:table-row>
        <table:table-row table:style-name="ro1">
          <table:table-cell office:value-type="float" office:value="2177" calcext:value-type="float">
            <text:p>2177</text:p>
          </table:table-cell>
          <table:table-cell office:value-type="string" calcext:value-type="string">
            <text:p>Analista Senior de Sistemas</text:p>
          </table:table-cell>
          <table:table-cell office:value-type="string" calcext:value-type="string">
            <text:p>1. Función Principal <text:s/>Analizar <text:s/>proponer y ejecutar las mejoras continuas de los Sistemas de Información y las bases de datos de las aplicaciones de la empresa <text:s/>ejecutando proyectos <text:s/>planes de mantenimiento y contingencia, en coordinación directa con los proveedores de sistemas y clientes internos. <text:s text:c="3"/>2. Principales Responsabilidades Profesionales <text:s/>Participar en el planeamiento de la información de los sistemas: organización <text:s/>desarrollo <text:s/>implementación y soporte. <text:s/>Gestión de proyectos de desarrollo de aplicaciones y de implementación de sistemas de información. <text:s/>Identificar y analizar procesos proponiendo su optimización. <text:s/>Asegurar la calidad de los productos y servicios a su cargo. <text:s/>Ayudar en el establecimiento <text:s/>actualización permanente y correcta aplicación de los estándares de desarrollo y de la metodología de gestión de proyectos. <text:s/>Buscar la estandarización en el uso de gestores de bases de datos <text:s/>lenguajes de programación <text:s/>métodos de comunicación e implementación de interfaces entre los sistemas de información. <text:s/>Ayudar en el desarrollo y monitoreo de los planes de contingencia según se requiera. <text:s/>Coordinar de cerca con los clientes internos de las aplicaciones <text:s/>para asegurar el máximo rendimiento y contenido de los sistemas. <text:s/>Coordinar y dar seguimiento a los proveedores de Sistemas en las mejoras constantes que se realizan al sistema. <text:s/>Realizar una evaluación constante de la retroalimentación de los clientes internos. <text:s/>Recomendar cambios y mejoras a los aplicativos y sistemas de información. <text:s/>Ayudar en el desarrollo <text:s/>monitoreo y ejecución de los planes de contingencia según se requiera. <text:s/>Reemplazar a alguno de los puestos de igual o menor nivel dentro de su área así como al puesto inmediato superior <text:s/>cuando le sea solicitado. <text:s/>Otras que el superior le asigne.</text:p>
          </table:table-cell>
          <table:table-cell table:style-name="ce2" office:value-type="string" calcext:value-type="string">
            <text:p>Administración y Gestión de Proyectos. <text:s/>Sólidos conocimientos en Análisis y Diseño de Sistemas. <text:s/>Aplicaciones distribuidas. <text:s/>Administración de Base de Datos. <text:s/>Módulos de soluciones ERP SAP. <text:s/>Lenguajes de Programación de Cuarta Generación. <text:s/>Desarrollo e Instalación de Software. <text:s/>Desarrollo de aplicaciones en ambiente Web. <text:s/>05 años en Análisis <text:s/>Diseño e Implementación de Sistemas. <text:s/>02 años en Gestión de Proyectos. <text:s/>Revisión <text:s/>control y administración de requerimientos. <text:s/>Integración de sistemas. <text:s/>Implementación <text:s/>Soporte y Mantenimiento de Sistemas de Información <text:s/>Soluciones ERP <text:s/>Bases de Datos Relacionales <text:s/>Soluciones Web. <text:s/>Rediseño de procesos <text:s/>Modelamiento de Datos y de Sistemas. <text:s/>Definiciones de escenarios de pruebas.</text:p>
          </table:table-cell>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row>
        <table:table-row table:style-name="ro1">
          <table:table-cell office:value-type="float" office:value="2178" calcext:value-type="float">
            <text:p>2178</text:p>
          </table:table-cell>
          <table:table-cell office:value-type="string" calcext:value-type="string">
            <text:p>Asistente de Proyecto/QA</text:p>
          </table:table-cell>
          <table:table-cell office:value-type="string" calcext:value-type="string">
            <text:p><text:s/>Elaborar documentación de gestión del proyecto (PMBOK). <text:s text:c="2"/>Seguimiento y control a la gestión del proyecto. <text:s text:c="2"/>Elaborar informes con indicadores de gestión para las reuniones de comité. <text:s text:c="2"/>Aseguramiento de la calidad para el proceso de desarrollo. <text:s text:c="2"/>Te</text:p>
          </table:table-cell>
          <table:table-cell office:value-type="string" calcext:value-type="string">
            <text:p><text:s/>Conocimiento en herramientas y metodologías de gestión de proyectos (PMBOK). <text:s text:c="2"/>Participación en proyectos web (deseable). <text:s text:c="2"/>Conocimiento en técnicas de QA (deseable). <text:s text:c="2"/>Conocimiento de JAVA <text:s/>ORACLE (deseable) <text:s text:c="2"/>Con alto nivel de responsabilidad <text:s/>com</text:p>
          </table:table-cell>
          <table:table-cell table:number-columns-repeated="1020"/>
        </table:table-row>
        <table:table-row table:style-name="ro1">
          <table:table-cell office:value-type="float" office:value="2183" calcext:value-type="float">
            <text:p>2183</text:p>
          </table:table-cell>
          <table:table-cell office:value-type="string" calcext:value-type="string">
            <text:p>Practicante Pre Profesional de Sistemas</text:p>
          </table:table-cell>
          <table:table-cell office:value-type="string" calcext:value-type="string">
            <text:p>Apoyar al área de tecnología en la gestión de ciclo de proyectos durante la fase de análisis <text:s/>diseño y pruebas. <text:s text:c="3"/>Construcción de especificaciones funcionales de las soluciones de TI solicitadas por el negocio: <text:s/>Plasmar los requerimientos de los usuarios en un documento que permita entender el beneficio de la implementación de las diferentes soluciones de TI propuestas. <text:s text:c="3"/>Aplicación de la metodología de Administración de Proyectos de Pfizer: <text:s/>Asegurarse de aplicar la metodología de administración de proyectos de Pfizer cuando sea requerido y de otras metodologías de ciclo de vida de un sistema para asegurar que se cuente con toda la documentación requerida para su ejecución. <text:s text:c="3"/>Participación activa en la etapa de pruebas para asegurar la recepción de sistemas con calidad: <text:s/>Apoyo en la elaboración de documentos de secuencias de pruebas de acuerdo con las especificaciones funcionales. <text:s text:c="3"/>Informar periódicamente a la jefatura de proyectos de BT sobre los avances llevados a cabo: <text:s/>Informar periódicamente al Jefe de Proyectos de BT EC/PE/BO sobre el avance y status de los proyectos para tomar las medidas correctivas oportunamente.</text:p>
          </table:table-cell>
          <table:table-cell office:value-type="string" calcext:value-type="string">
            <text:p>Amplios conocimientos de ingeniería de software para la aplicación de metodologías de desarrollo de proyectos informáticos. <text:s/>Dominio a nivel intermedio de Microsoft Word <text:s/>Excel <text:s/>Power Point. <text:s/>Experiencia y conocimiento de programación en Microsoft .NET (deseable)</text:p>
          </table:table-cell>
          <table:table-cell table:number-columns-repeated="1020"/>
        </table:table-row>
        <table:table-row table:style-name="ro1">
          <table:table-cell office:value-type="float" office:value="2185" calcext:value-type="float">
            <text:p>2185</text:p>
          </table:table-cell>
          <table:table-cell office:value-type="string" calcext:value-type="string">
            <text:p>Infrastructure Solution Architect</text:p>
          </table:table-cell>
          <table:table-cell office:value-type="string" calcext:value-type="string">
            <text:p>Leading global telecommunications solutions provider with longterm partnerships with operators around the world requires a Infrastructure Solution Architect <text:s/>who will be in charge of: <text:s/>Planning input and analysis <text:s/>data collection <text:s/>also technical design and execution.</text:p>
          </table:table-cell>
          <table:table-cell office:value-type="string" calcext:value-type="string">
            <text:p>Degree in Electronic <text:s/>Computer Sciences <text:s/>Telecommunication Engineering or related. <text:s/>At least 5 years experience in infrastructure architecture regarding storage <text:s/>server and DB. <text:s/>Strong experience as designer of complex solution to perform IT infra transformation via P2P P2V V2V Lift &amp; Shift <text:s/>Reinstallation <text:s/>DB migration technique and related decommission. <text:s/>Experience in design of cloudbased redundant and highavailability solutions. Tuning and optimization of cloudbased implementations.</text:p>
          </table:table-cell>
          <table:table-cell table:number-columns-repeated="1020"/>
        </table:table-row>
        <table:table-row table:style-name="ro1">
          <table:table-cell office:value-type="float" office:value="2211" calcext:value-type="float">
            <text:p>2211</text:p>
          </table:table-cell>
          <table:table-cell office:value-type="string" calcext:value-type="string">
            <text:p>Ingeniero Senior de Redes</text:p>
          </table:table-cell>
          <table:table-cell office:value-type="string" calcext:value-type="string">
            <text:p>Axcess Financial <text:s/>empresa transnacional perteneciente al Grupo CNG Financial Corporation en EE.UU en brindar productos y servicios financieros <text:s/>requiere para su área tecnológica un Ingeniero Senior de Redes. <text:s text:c="5"/>Funciones: <text:s/>Mantener una compleja red de apoyo a las redes de distribución <text:s/>basada en el sistema de producción Cloud <text:s/>la infraestructura de VoIP y las redes de comunicaciones de video. <text:s/>Planificar <text:s/>diseñar e implementar una red de alta calidad QoS habilitando una infraestructura backoffice. <text:s/>Evaluar <text:s/>recomendar y seleccionar los equipos de red <text:s/>servicios y proveedores <text:s/>Analizar y solucionar fallas de las redes de comunicación y los bottlenecks. <text:s/>Establecer políticas <text:s/>procedimientos <text:s/>programas de seguimiento y administrativas necesarias para garantizar el objetivo de la operación del ‘99.99% de disponibilidad'. <text:s/>Mantener y gestionar una infraestructura de red en toda la empresa <text:s/>tales como la producción cloud multinodo <text:s/>la huella global de tienda al por menor <text:s/>sitios de comercio electrónico <text:s/>redes B2B <text:s/>la informática móvil <text:s/>los centros de llamadas <text:s/>VoIP complejo y de vídeo. <text:s/>Mantener la documentación detallada y precisa de todos los entornos de red <text:s/>que incluye la documentación conceptual <text:s/>lógica y física. <text:s/>Participar en el programa de soporte on call 7x24 de apoyo a las operaciones.</text:p>
          </table:table-cell>
          <table:table-cell office:value-type="string" calcext:value-type="string">
            <text:p>5 + o más años de experiencia en diseño y ejecución de enrutamiento de redes de VoIP <text:s/>incluyendo la experiencia práctica trabajando con OSPF <text:s/>EIGRP o BGP HSRP <text:s/>5 + o más años de experiencia en diseño y ejecución de redes L2 incluyendo experiencia de trabajo con STP <text:s/>RSTP <text:s/>PAgP o LACP <text:s/>3 + o más años de experiencia práctica con el sistema de monitoreo a nivel empresarial como SolarWinds <text:s/>Zenoss <text:s/>etc <text:s/>Sólida comprensión de tecnologías LAN / WAN y herramientas de software para monitorear el desempeño y resolución de problemas. <text:s/>Redes TCP / IP y la experiencia para solucionar problemas en varios entornos de sistema operativo <text:s/>Experiencia con MGCP <text:s/>H323 <text:s/>SIP <text:s/>línea de productos Cisco y fluidez en el lenguaje de secuencias de comandos <text:s/>al menos uno. <text:s/>Conocimiento experto en Frame Relay <text:s/>MPLS <text:s/>VPN <text:s/>ATM <text:s/>ISDN <text:s/>Sólida comprensión de la infraestructura de red que ejecute VoIP <text:s/>QoS <text:s/>SIP <text:s/>MGCP <text:s/>H323 <text:s/>videoconferencia y video streaming <text:s/>Experiencia en el establecimiento de políticas <text:s/>procedimientos <text:s/>software de red y los estándares de hardware <text:s/>estándares de documentación <text:s/>La experiencia con variantes Asterisk PBX <text:s/>por ejemplo Trixbox <text:s/>etc <text:s/>Experiencia en la administración y el despliegue de red de balanceadores de carga <text:s/>las soluciones comerciales <text:s/>tales como Cisco CSS <text:s/>BigIP F5 <text:s/>y Citrix NetScaler y soluciones de código abierto como NGNIX <text:s/>barniz <text:s/>y Zen. <text:s/>La exposición a algunas de las siguientes herramientas: Snort <text:s/>Nessus <text:s/>nmap <text:s/>ntop <text:s/>Pro NA / Sniffer <text:s/>snoop <text:s/>tcpdump <text:s/>Ethereal y otras redes de código abierto y aplicaciones de seguridad. <text:s/>Dominio del Inglés a nivel Avanzado.</text:p>
          </table:table-cell>
          <table:table-cell table:number-columns-repeated="1020"/>
        </table:table-row>
        <table:table-row table:style-name="ro1">
          <table:table-cell office:value-type="float" office:value="2212" calcext:value-type="float">
            <text:p>2212</text:p>
          </table:table-cell>
          <table:table-cell office:value-type="string" calcext:value-type="string">
            <text:p>Jefe de TI</text:p>
          </table:table-cell>
          <table:table-cell office:value-type="string" calcext:value-type="string">
            <text:p>§ Elaborar <text:s/>proponer e implementar <text:s/>el Plan Estratégico de Tecnologías de Información alineado al Plan Estratégico de la Compañía. <text:s/>§ Proponer <text:s/>gestionar y atender la actualización de los sistemas de información <text:s/>en coordinación con las áreas usuarias <text:s/>incorporando mejores prácticas y nuevas tendencias tecnológicas. <text:s/>§ Administrar el Portafolio de Proyectos aprobado. <text:s/>§ Proponer los planes y presupuestos para la adquisición de recursos de tecnologías de información <text:s/>requeridos para asegurar la renovación tecnológica e implantación de los proyectos de Tecnología de Información. <text:s/>§ Apoyar <text:s/>dentro del ámbito de su competencia <text:s/>en la definición de especificaciones técnicas de procesos de selección que guarden relación con tecnología de la información. <text:s/>§ Establecer las normas y estándares para la gestión de las actividades y uso de recursos de tecnologías de información <text:s/>considerando las mejores prácticas del sector. <text:s/>§ Canalizar los requerimientos operativos cotidianos de programación que no requieren proyectos pero necesitan ser atendidos efectivamente <text:s/>dimensionar propuestas de solución y asegurar la conformidad de la aceptación de las áreas para su implementación. <text:s/>§ Participar en la elaboración del Plan de Seguridad de la Información y el Plan de Continuidad de Negocios de la empresa <text:s/>ejecutándolos de acuerdo al ámbito de su competencia.</text:p>
          </table:table-cell>
          <table:table-cell office:value-type="string" calcext:value-type="string">
            <text:p>§ Titulado de Ing. de Sistemas de Información y/o afines. <text:s/>§ Experiencia de 5 años liderando y/o participando en el proceso de implementación y estructuración de ERP <text:s/>de preferencia en empresas con una estructura de Soporte Corporativo en el Sector Servicios. <text:s/>§ Estudios de postgrado en implementación de ERP. <text:s/>§ Office a nivel intermedio. <text:s/>§ Inglés a nivel intermedio. <text:s/>§ Conocimientos sobre PMS u otro gerenciador de proyectos.</text:p>
          </table:table-cell>
          <table:table-cell table:number-columns-repeated="1020"/>
        </table:table-row>
        <table:table-row table:style-name="ro1">
          <table:table-cell office:value-type="float" office:value="2213" calcext:value-type="float">
            <text:p>2213</text:p>
          </table:table-cell>
          <table:table-cell office:value-type="string" calcext:value-type="string">
            <text:p>Java Software Engineer</text:p>
          </table:table-cell>
          <table:table-cell office:value-type="string" calcext:value-type="string">
            <text:p><text:s/>Colabora en el análisis y levantamiento de requerimientos. <text:s text:c="2"/>Colabora en el diseño del sistema y definición del plan de proyecto. <text:s text:c="2"/>Cumple con las tareas asignadas en el cronograma. <text:s text:c="2"/>Brinda soporte y mantenimiento del programa. <text:s text:c="2"/>Colabora en investigaciones con el fin de mejorar los procesos <text:s/>identifica tecnologías que se pueden utilizar y brindar soluciones a problemas. <text:s text:c="2"/>Ejecuta plan de pruebas y corrección de defectos para asegurar el correcto funcionamiento de los componentes desarrollados. <text:s text:c="2"/>Elabora y envía informes escritos y verbales periódicos al jefe inmediato sobre la ejecución de tareas asignadas. <text:s text:c="2"/>Cuando sea necesario brinda capacitación a otros(as) colaboradores(as).</text:p>
          </table:table-cell>
          <table:table-cell office:value-type="string" calcext:value-type="string">
            <text:p><text:s/>Experiencia de 3 a 5 años en desarrollo de software en Java EE (Web <text:s/>Web Services) <text:s text:c="2"/>Experiencia de 3 a 5 años en Back end <text:s text:c="2"/>Sólidos conocimientos de algoritmos <text:s/>estructuras de datos y programación orientada a objetos <text:s text:c="2"/>Experiencia comprobada en frameworks como Struts2/Webwork <text:s/>Hibernate <text:s/>Spring <text:s text:c="2"/>Experiencia comprobada en JavaScript <text:s/>CSS <text:s/>XML y programación AJAX con librerías como jQuery <text:s/>ExtJS <text:s/>GWT u otras <text:s text:c="2"/>Experiencia con SQL y programación en BD <text:s text:c="2"/>Deseable experiencia con Linux o BSD <text:s/>herramientas y desarrollo en un entorno Linux o BSD.</text:p>
          </table:table-cell>
          <table:table-cell table:number-columns-repeated="1020"/>
        </table:table-row>
        <table:table-row table:style-name="ro1">
          <table:table-cell office:value-type="float" office:value="2214" calcext:value-type="float">
            <text:p>2214</text:p>
          </table:table-cell>
          <table:table-cell office:value-type="string" calcext:value-type="string">
            <text:p>Administrador de Base de Datos</text:p>
          </table:table-cell>
          <table:table-cell office:value-type="string" calcext:value-type="string">
            <text:p>Asegurar el correcto funcionamiento de las bases de datos. <text:s/>Asegurar el funcionamiento del Oracle. <text:s/>Administrar y monitorear las bases de datos y servicios de aplicaciones. <text:s/>Ejecutar pases a producción de aplicaciones internas.</text:p>
          </table:table-cell>
          <table:table-cell office:value-type="string" calcext:value-type="string">
            <text:p>Experiencia mínima de 2 años como Administrador de base de datos Oracle y SQL. <text:s/>Conocimientos de Ofimática / Internet y Redes a nivel intermedio. <text:s/>Conocimiento de Linux. <text:s/>Conocimiento de base de datos Oracle <text:s/>SQL y WebLogic</text:p>
          </table:table-cell>
          <table:table-cell table:number-columns-repeated="1020"/>
        </table:table-row>
        <table:table-row table:style-name="ro1">
          <table:table-cell office:value-type="float" office:value="2217" calcext:value-type="float">
            <text:p>2217</text:p>
          </table:table-cell>
          <table:table-cell office:value-type="string" calcext:value-type="string">
            <text:p>Infrastructure System Engineer (Constancia)</text:p>
          </table:table-cell>
          <table:table-cell office:value-type="string" calcext:value-type="string">
            <text:p>Brindar soporte administrativo de redes de IT y comunicaciones en los proyectos en curso. <text:s/>Brindar soporte técnico a servidores y equipos de comunicaciones <text:s/>cuando sea necesario. <text:s/>Proporciona soporte de niveles 1 y 2 a los empleados <text:s/>instala y proporciona el mantenimiento del hardware <text:s/>software <text:s/>impresoras y periféricos cuando le sea requerido.</text:p>
          </table:table-cell>
          <table:table-cell table:style-name="ce2" office:value-type="string" calcext:value-type="string">
            <text:p>Experiencia mínima de 4 años preferiblemente en empresas del sector. <text:s/>Experiencia en proyectos de infraestructura de telecomunicaciones y redes de datos. <text:s/>Familiarización con sistema de mesa de ayuda <text:s/>deseable. <text:s/>Habilidad para analizar y manejar problemas complejos para posteriormente plantear soluciones creativas. <text:s/>Disponibilidad inmediata para trabajar por un plazo de 3 meses.</text:p>
          </table:table-cell>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row>
        <table:table-row table:style-name="ro1">
          <table:table-cell office:value-type="float" office:value="2218" calcext:value-type="float">
            <text:p>2218</text:p>
          </table:table-cell>
          <table:table-cell office:value-type="string" calcext:value-type="string">
            <text:p>Analista Senior iOS y Android</text:p>
          </table:table-cell>
          <table:table-cell office:value-type="string" calcext:value-type="string">
            <text:p>Análisis <text:s/>definición y desarrollo del ciclo de desarrollo del sofware</text:p>
          </table:table-cell>
          <table:table-cell office:value-type="string" calcext:value-type="string">
            <text:p><text:s/>Bachiller o Licenciado en Sistemas <text:s/>Informática o afines. <text:s text:c="2"/>Experiencia de 4 a 5 años de experiencia en análisis y desarrollo de soluciones iOS o Android <text:s text:c="2"/>Conocimiento en el área de seguridad <text:s/>desarrollo pruebas unitarias <text:s/>gestión de tareas con Jira <text:s/>uso de subversión. <text:s text:c="2"/>Conocimiento de lenguajes de programación: ObjetiveC <text:s/>Java <text:s/>HTML5 <text:s/>Javascript <text:s/>CSS3 <text:s/>jquery mobile. <text:s text:c="2"/>Entornos: Xcode <text:s/>Eclipse <text:s/>ADT. <text:s text:c="2"/>Gestión de certificados y aplicaciones en los stores.</text:p>
          </table:table-cell>
          <table:table-cell table:number-columns-repeated="1020"/>
        </table:table-row>
        <table:table-row table:style-name="ro1">
          <table:table-cell office:value-type="float" office:value="2219" calcext:value-type="float">
            <text:p>2219</text:p>
          </table:table-cell>
          <table:table-cell office:value-type="string" calcext:value-type="string">
            <text:p>Programador Senior iOS y Android</text:p>
          </table:table-cell>
          <table:table-cell office:value-type="string" calcext:value-type="string">
            <text:p>Análisis <text:s/>definición y desarrollo del ciclo de desarrollo del software. <text:s/>Implementación de software y aplicaciones móviles.</text:p>
          </table:table-cell>
          <table:table-cell office:value-type="string" calcext:value-type="string">
            <text:p><text:s/>Bachiller o Licenciado en Sistemas <text:s/>Informática o afines. <text:s text:c="2"/>Experiencia de 2 a 3 años de experiencia desarrollando proyectos de iOS o Android <text:s text:c="2"/>Conocimiento en el área de seguridad <text:s/>desarrollo pruebas unitarias <text:s/>gestión de tareas con Jira <text:s/>uso de subversión. <text:s text:c="2"/>Conocimiento de lenguajes de programación: ObjetiveC <text:s/>Java <text:s/>HTML5 <text:s/>Javascript <text:s/>CSS3 <text:s/>jquery mobile. <text:s text:c="2"/>Entornos: Xcode <text:s/>Eclipse <text:s/>ADT. <text:s text:c="2"/>Gestión de certificados y aplicaciones en los stores.</text:p>
          </table:table-cell>
          <table:table-cell table:number-columns-repeated="1020"/>
        </table:table-row>
        <table:table-row table:style-name="ro1">
          <table:table-cell office:value-type="float" office:value="2225" calcext:value-type="float">
            <text:p>2225</text:p>
          </table:table-cell>
          <table:table-cell office:value-type="string" calcext:value-type="string">
            <text:p>Pasantia</text:p>
          </table:table-cell>
          <table:table-cell office:value-type="string" calcext:value-type="string">
            <text:p>El Pasante formará parte de un equipo comercial en la oficina de Oracle Perú <text:s/>donde realizará tareas relacionadas con contacto con clientes <text:s/>realización de presentaciones <text:s/>actualización de datos <text:s/>organización de la información <text:s/>contratos <text:s/>entre otras actividades. <text:s text:c="3"/>Recibirá capacitación del producto y trainings de softkills comerciales. También podrá hacer una breve rotación por áreas similares.</text:p>
          </table:table-cell>
          <table:table-cell office:value-type="string" calcext:value-type="string">
            <text:p>Conociemientos de base de datos o SQL o PPL/SQL.</text:p>
          </table:table-cell>
          <table:table-cell table:number-columns-repeated="1020"/>
        </table:table-row>
        <table:table-row table:style-name="ro1">
          <table:table-cell office:value-type="float" office:value="2226" calcext:value-type="float">
            <text:p>2226</text:p>
          </table:table-cell>
          <table:table-cell office:value-type="string" calcext:value-type="string">
            <text:p>Analista Programador Móvil</text:p>
          </table:table-cell>
          <table:table-cell office:value-type="string" calcext:value-type="string">
            <text:p>Análisis <text:s/>diseño <text:s/>desarrollo <text:s/>testeo y soporte de aplicaciones móviles en Unity <text:s/>para plataformas iOS y Android.</text:p>
          </table:table-cell>
          <table:table-cell office:value-type="string" calcext:value-type="string">
            <text:p>Experiencia de 1 año o más en desarrollos móviles con Unity <text:s/>iOS o Android. <text:s/>Conocimientos de SQL. <text:s/>Deseable experiencia en proyectos de desarrollo de aplicaciones de negocios: por ejemplo soluciones de ventas <text:s/>compras <text:s/>finanzas <text:s/>producción <text:s/>mantenimiento <text:s/>consultas de información <text:s/>etc.</text:p>
          </table:table-cell>
          <table:table-cell table:number-columns-repeated="1020"/>
        </table:table-row>
        <table:table-row table:style-name="ro1">
          <table:table-cell office:value-type="float" office:value="2229" calcext:value-type="float">
            <text:p>2229</text:p>
          </table:table-cell>
          <table:table-cell office:value-type="string" calcext:value-type="string">
            <text:p>Analista Programador SENIOR <text:s/>Proyectos WEB</text:p>
          </table:table-cell>
          <table:table-cell office:value-type="string" calcext:value-type="string">
            <text:p>Nuestra empresa requiere incorporar 02 profesionales (bachilleres <text:s/>titulados <text:s/>o egresados con experiencia) en carreras de informática o de sistemas. <text:s text:c="3"/>Experiencia para las siguientes funciones: <text:s/>Diseño y arquitectura de sistemas <text:s/>Programación en lenguajes PHP <text:s/>JAVA <text:s/>.NET <text:s/>C++ <text:s/>Programación en bases de datos MYSQL <text:s/>SQL SERVER <text:s/>Control de calidad <text:s/>Documentación de sistemas Conocimientos en: UML <text:s/>RUP SCRUM</text:p>
          </table:table-cell>
          <table:table-cell office:value-type="string" calcext:value-type="string">
            <text:p>Es deseable que tenga 03 años de exp. Profesional, además es REQUISITO que domine el INGLES en un nivel INTERMEDIO en la lectura y escritura. <text:s/>Nuestras propuestas salariales son competitivas dentro del mercado y en consideración al perfil del profesional. <text:s/>Horario de Oficina <text:s/>EN CV indique su expectativa económica. <text:s/>DISPONIBILIDAD INMEDIATA <text:s text:c="3"/>Competencias: Capacidad analítica de investigación trabajo en equipo <text:s/>comunicación a todo nivel <text:s/>proactividad <text:s/>responsabilidad para el cumplimiento de metas y proyectos. <text:s/>Nuestras propuestas salariales son competitivas dentro del mercado profesional y según la calificación de experiencia.</text:p>
          </table:table-cell>
          <table:table-cell table:number-columns-repeated="1020"/>
        </table:table-row>
        <table:table-row table:style-name="ro1">
          <table:table-cell office:value-type="float" office:value="2230" calcext:value-type="float">
            <text:p>2230</text:p>
          </table:table-cell>
          <table:table-cell office:value-type="string" calcext:value-type="string">
            <text:p>Practicante de Ingenieria de Software</text:p>
          </table:table-cell>
          <table:table-cell office:value-type="string" calcext:value-type="string">
            <text:p>Nuestra empresa cubrirá la posición de Practicante por lo que buscamos estudiantes de los últimos ciclos de la carrera de ingeniería informática para que apliquen los conocimientos adquiridos académicamente y que puedan colaborar en diversos proyectos de alcance nacional e internacional. Aprenderán y estarán a cargo de: <text:s text:c="4"/>Documentación y control de calidad de sistemas empresariales. <text:s text:c="2"/>Instalación y configuración de software. <text:s text:c="2"/>Investigación de librerías y componentes de software. <text:s text:c="2"/>Programación en .NET <text:s/>PHP <text:s/>JAVA <text:s/>Android. <text:s text:c="2"/>Diseño <text:s/>documentación e implementación de bases de datos.</text:p>
          </table:table-cell>
          <table:table-cell office:value-type="string" calcext:value-type="string">
            <text:p>Interés por especializarse en ingeniería de software. <text:s/>Inglés INDISPENSABLE intermedio.</text:p>
          </table:table-cell>
          <table:table-cell table:number-columns-repeated="1020"/>
        </table:table-row>
        <table:table-row table:style-name="ro1">
          <table:table-cell office:value-type="float" office:value="2232" calcext:value-type="float">
            <text:p>2232</text:p>
          </table:table-cell>
          <table:table-cell office:value-type="string" calcext:value-type="string">
            <text:p>Analista Funcional SQL <text:s/>BI</text:p>
          </table:table-cell>
          <table:table-cell office:value-type="string" calcext:value-type="string">
            <text:p>Realizar el levantamiento de información con los clientes. <text:s/>Identificar los modelos del negocio y requerimientos de los clientes con el fin de ofrecerle los mejores productos acorde a sus requerimientos. <text:s/>Análisis funcional de los procesos de diversos proyectos.</text:p>
          </table:table-cell>
          <table:table-cell office:value-type="string" calcext:value-type="string">
            <text:p>Mínimo contar con 3 años de experiencia laboral comprobada ocupando cargos similares. <text:s/>Conocimiento en lenguaje de programación SQL. <text:s/>Deseable conocimiento en BI <text:s/>como minería y análisis de datos y SAS.</text:p>
          </table:table-cell>
          <table:table-cell table:number-columns-repeated="1020"/>
        </table:table-row>
        <table:table-row table:style-name="ro1">
          <table:table-cell office:value-type="float" office:value="2238" calcext:value-type="float">
            <text:p>2238</text:p>
          </table:table-cell>
          <table:table-cell office:value-type="string" calcext:value-type="string">
            <text:p>Programador Senior Power Builder</text:p>
          </table:table-cell>
          <table:table-cell office:value-type="string" calcext:value-type="string">
            <text:p>Elaborar programas informáticos en Power Builder de acuerdo a las especificaciones de los analistas y normas de programación establecidas de ARPL, documentarlos y brindar mantenimiento.</text:p>
          </table:table-cell>
          <table:table-cell office:value-type="string" calcext:value-type="string">
            <text:p>Conocimientos a Nivel Avanzado de: <text:s/>*Power Builder (indispensable). <text:s/>*Diseño de bases de datos <text:s/>programación Transact SQL (indispensable). <text:s/>*.NET. <text:s/>*Java. <text:s/>*Técnicas de desarrollo orientadas a objetos. <text:s/>*Estándares de Modelamiento UML.Experiencia laboral general en años 6 Años. <text:s/>Experiencia laboral específica como programador de PB 4 Años. <text:s text:c="3"/>Beneficios: <text:s/>Ingreso a planilla <text:s/>EPS básico cubierto al 100%</text:p>
          </table:table-cell>
          <table:table-cell table:number-columns-repeated="1020"/>
        </table:table-row>
        <table:table-row table:style-name="ro1">
          <table:table-cell office:value-type="float" office:value="2239" calcext:value-type="float">
            <text:p>2239</text:p>
          </table:table-cell>
          <table:table-cell office:value-type="string" calcext:value-type="string">
            <text:p>Analista TI</text:p>
          </table:table-cell>
          <table:table-cell office:value-type="string" calcext:value-type="string">
            <text:p><text:s/>Administración <text:s/>soporte y delivery de sistema Webcad. <text:s text:c="2"/>Carga y procesamiento de data a Webcad (sistema de canal moderno). <text:s text:c="2"/>Documentación de sistemas y procesos. <text:s text:c="2"/>Gestión de proyectos de sistemas en todas sus etapas. <text:s text:c="2"/>Despliegue de proyectos para otras unidades de negocio LATAM.</text:p>
          </table:table-cell>
          <table:table-cell office:value-type="string" calcext:value-type="string">
            <text:p>Conocimiento: <text:s text:c="4"/>Excel (avanzado): tablas dinámicas <text:s/>Macros. <text:s text:c="2"/>Lenguaje de programación Visual Basic. <text:s text:c="2"/>Programación en tecnologías Microsoft <text:s text:c="2"/>Java <text:s/>Android. <text:s text:c="2"/>Conocimiento de metodologías de proyectos de software formales(RUP) y ágiles(SCRUM). <text:s text:c="2"/>Concimiento de Business Intelligence. <text:s text:c="2"/>SQL Server (Avanzado): Programación de consultas <text:s/>stored procedures. <text:s text:c="3"/>Requisitos: <text:s text:c="4"/>Estudios Concluidos. <text:s text:c="2"/>Experiencia atendiendo clientes internos(de áreas de negocio) y externos. <text:s text:c="2"/>Experiencia de 1 a 2 años en el área sistemas <text:s/>TI o afines. <text:s text:c="2"/>Disponibilidad inmediata. <text:s text:c="2"/>Habilidad para trabajar bajo presión y en equipo.</text:p>
          </table:table-cell>
          <table:table-cell table:number-columns-repeated="1020"/>
        </table:table-row>
        <table:table-row table:style-name="ro1">
          <table:table-cell office:value-type="float" office:value="2240" calcext:value-type="float">
            <text:p>2240</text:p>
          </table:table-cell>
          <table:table-cell office:value-type="string" calcext:value-type="string">
            <text:p>Practicante de Sistemas</text:p>
          </table:table-cell>
          <table:table-cell office:value-type="string" calcext:value-type="string">
            <text:p><text:s/>Apoyo en procesos de Business Intelligence. <text:s text:c="2"/>Participar en procesos de documentación de Sistemas. <text:s text:c="2"/>Realizar evaluación de calidad de Sistemas. <text:s text:c="2"/>Identificar oportunidad de mejoras en los sistemas de la cía.</text:p>
          </table:table-cell>
          <table:table-cell office:value-type="string" calcext:value-type="string">
            <text:p>Conocimientos: <text:s text:c="4"/>Conocimientos de Business Intelligence. <text:s text:c="2"/>Metodología RUP. <text:s text:c="2"/>Conocimientos de Proyectos. <text:s text:c="2"/>Inglés Intermedio. <text:s text:c="2"/>Microsoft Office Nivel Intermedio. <text:s text:c="2"/>Conceptos de Business Intelligence. <text:s text:c="2"/>Manejo de herramienta QlikView (deseable). <text:s text:c="2"/>Conocimiento de metodología RUP. <text:s text:c="2"/>Conocimientos básicos de programación y manejo de herramientas Microsoft (.NET <text:s/>SQL). <text:s text:c="2"/>Conocimientos básicos de análisis y diseño de sistemas. <text:s text:c="2"/>Skills de comunicación <text:s/>proactivo <text:s/>ordenado <text:s/>orientado a resultados.</text:p>
          </table:table-cell>
          <table:table-cell table:number-columns-repeated="1020"/>
        </table:table-row>
        <table:table-row table:style-name="ro1">
          <table:table-cell office:value-type="float" office:value="2242" calcext:value-type="float">
            <text:p>2242</text:p>
          </table:table-cell>
          <table:table-cell office:value-type="string" calcext:value-type="string">
            <text:p>Practicante de planeamiento y procesos sistemas</text:p>
          </table:table-cell>
          <table:table-cell office:value-type="string" calcext:value-type="string">
            <text:p>Por encargo de CIA Buenaventura: <text:s text:c="3"/>Apoyar en actividades relacionadas al planeamiento de sistemas <text:s/>participar en proyectos de modelamiento de procesos. Relevamiento <text:s/>generación y seguimiento de indicadores de gestión BSC.</text:p>
          </table:table-cell>
          <table:table-cell office:value-type="string" calcext:value-type="string">
            <text:p>Conocimiento de MS proyect y visio.</text:p>
          </table:table-cell>
          <table:table-cell table:number-columns-repeated="1020"/>
        </table:table-row>
        <table:table-row table:style-name="ro1">
          <table:table-cell office:value-type="float" office:value="2244" calcext:value-type="float">
            <text:p>2244</text:p>
          </table:table-cell>
          <table:table-cell office:value-type="string" calcext:value-type="string">
            <text:p>Practicante de soporte a usuarios</text:p>
          </table:table-cell>
          <table:table-cell office:value-type="string" calcext:value-type="string">
            <text:p>Por encargo de CIA Buenaventura: <text:s/>Apoyo en el reemplazo de equipos con sistema operativo XP. Estandarizacion de versiones del software de Offimatica. <text:s/>Renovación de equipos personales.</text:p>
          </table:table-cell>
          <table:table-cell office:value-type="string" calcext:value-type="string">
            <text:p>Sin experiencia previa. <text:s/>Manejo de MS Project.</text:p>
          </table:table-cell>
          <table:table-cell table:number-columns-repeated="1020"/>
        </table:table-row>
        <table:table-row table:style-name="ro1">
          <table:table-cell office:value-type="float" office:value="2246" calcext:value-type="float">
            <text:p>2246</text:p>
          </table:table-cell>
          <table:table-cell office:value-type="string" calcext:value-type="string">
            <text:p>Programador Web PHP</text:p>
          </table:table-cell>
          <table:table-cell office:value-type="string" calcext:value-type="string">
            <text:p>Con sólidos conocimientos en: <text:s/>PHP 5 <text:s/>Dominio de aplicaciones para móviles en phonegap (indispensable) <text:s/>Patrones de Diseño (MVC <text:s/>Singleton <text:s/>etc) <text:s/>MYSQL <text:s/>Javascript <text:s/>JSON <text:s/>AJAX y JQUERY (indispensable) <text:s/>XML <text:s/>Web Services (deseable) <text:s/>HTML5 (deseable) <text:s/>CSS3 (deseable)</text:p>
          </table:table-cell>
          <table:table-cell office:value-type="string" calcext:value-type="string">
            <text:p>Competencias: <text:s/>Dispuestos a aceptar los retos <text:s/>Proactivos <text:s/>Autodidactas <text:s/>Analíticos <text:s/>Sistemáticos <text:s/>Capacidad de trabajar en equipo. <text:s/>Capacidad de trabajar bajo presión. <text:s/>Creativo <text:s/>De personalidad definida <text:s text:c="2"/>Habilidad de comunicación y relación interpersonal. <text:s/>Con mas de 1 año de experiencia en el rubro</text:p>
          </table:table-cell>
          <table:table-cell table:number-columns-repeated="1020"/>
        </table:table-row>
        <table:table-row table:style-name="ro1">
          <table:table-cell office:value-type="float" office:value="2248" calcext:value-type="float">
            <text:p>2248</text:p>
          </table:table-cell>
          <table:table-cell office:value-type="string" calcext:value-type="string">
            <text:p>Programador</text:p>
          </table:table-cell>
          <table:table-cell office:value-type="string" calcext:value-type="string">
            <text:p><text:s/>Levantamiento de Necesidades Funcionales con Usuario. <text:s text:c="2"/>Desarrollo de Aplicaciones y Reportes en .NET (C#). <text:s text:c="2"/>Validación de Necesidades Funcionales. <text:s text:c="2"/>Corrección de Errores en base a pruebas de funcionalidad.</text:p>
          </table:table-cell>
          <table:table-cell office:value-type="string" calcext:value-type="string">
            <text:p><text:s/>Conocimiento Avanzado de .NET (C#). <text:s text:c="2"/>Deseable Manejo del Idioma Inglés. <text:s text:c="2"/>Deseable experiencia en el rubro de Seguros. <text:s text:c="2"/>Con experiencia de 2 años en el área.</text:p>
          </table:table-cell>
          <table:table-cell table:number-columns-repeated="1020"/>
        </table:table-row>
        <table:table-row table:style-name="ro1">
          <table:table-cell office:value-type="float" office:value="2249" calcext:value-type="float">
            <text:p>2249</text:p>
          </table:table-cell>
          <table:table-cell office:value-type="string" calcext:value-type="string">
            <text:p>Analista Programador .Net</text:p>
          </table:table-cell>
          <table:table-cell office:value-type="string" calcext:value-type="string">
            <text:p>Desarrollo en Visual Studio .Net 2008/2010 <text:s/>C# <text:s/>Visual Basic. <text:s/>Manejo de Base de Datos SQLServer <text:s/>AS/400</text:p>
          </table:table-cell>
          <table:table-cell office:value-type="string" calcext:value-type="string">
            <text:p>Experiencia mínima de 3 años en puestos similares y desarrollando en los lenguajes de programación requerido. <text:s/>Conocimientos Negocio Bancario (deseable)</text:p>
          </table:table-cell>
          <table:table-cell table:number-columns-repeated="1020"/>
        </table:table-row>
        <table:table-row table:style-name="ro1">
          <table:table-cell office:value-type="float" office:value="2256" calcext:value-type="float">
            <text:p>2256</text:p>
          </table:table-cell>
          <table:table-cell office:value-type="string" calcext:value-type="string">
            <text:p>Especialista Soporte De Comunicaciones TI Sr.</text:p>
          </table:table-cell>
          <table:table-cell office:value-type="string" calcext:value-type="string">
            <text:p><text:s/>Proveer servicios de TI a las instituciones a las cuales Sistemas proporciona soporte integral: Scotiabank Perú (SBP) <text:s/>Financiera CrediScotia (CSF) <text:s/>Servicios de Cobranzas e Inversiones (SCI) <text:s/>Fondos Mutuos <text:s/>Sociedad Titulizadora <text:s/>Sociedad Agente de Bolsa <text:s/>Profuturo AFP <text:s/>Hub de Consumo y Micro Finanzas (Crédito Familiar México <text:s/>Financiera Pronto! Uruguay <text:s/>etc.) <text:s/>Sucursal Panamá. Soporte y asistencia a NBC Uruguay <text:s/>entre otros. <text:s text:c="2"/>Proyectos regionales a nivel de LATAM y corporativos BNS. <text:s text:c="2"/>Planificar <text:s/>ejecutar y controlar la infraestructura de red de datos y telefonía <text:s/>equipos e infraestructura de comunicaciones <text:s/>velando en todo momento por la disponibilidad <text:s/>niveles de servicio y un adecuado respaldo de la misma <text:s/>preservando la continuidad del soporte de interconexión requerido por los diferentes servicios que se brindan a los usuarios del Banco y a los clientes. <text:s text:c="2"/>Verificar y ejecutar la atención de requerimientos y solicitudes de comunicación de los usuarios y nuevas instalaciones. <text:s text:c="2"/>Administrar el Plan de Contingencia de las aplicaciones y equipos informáticos del Banco asignados. <text:s text:c="2"/>Supervisar y controlar las actividades de los servicios de terceros asignados a la unidad. <text:s text:c="2"/>Dirigir y monitorear la corrección de los problemas que se presenten en las diferentes plataformas de comunicaciones y equipamiento de los Centros de Cómputo y que afecten el servicio a usuarios <text:s/>así como ejecutar procedimientos alternos de atención de servicios en caso de contingencia. <text:s text:c="2"/>Configurar <text:s/>controlar y mantener los canales de comunicación y equipos de voz y datos. <text:s text:c="2"/>Instalar y configurar los equipos de Comunicaciones y de Banca Virtual. <text:s text:c="2"/>Controlar y mantener los equipos de comunicaciones y de Banca Virtual <text:s text:c="2"/>Atender los problemas de los usuarios referidos a equipos de Comunicaciones <text:s text:c="2"/>Actualizar la documentación de la infraestructura de comunicaciones existentes y las estadísticas de utilización de los servicios de comunicación <text:s text:c="2"/>Evaluar y proponer alternativas de mejoras tecnológicas a la infraestructura de comunicaciones del Banco <text:s/>acordes con las nuevas tendencias. <text:s text:c="2"/>Diseñar <text:s/>evaluar y proponer iniciativas y planes estratégicos en busca de mejoras tecnológicas de la infraestructura de comunicaciones del Banco <text:s/>acordes con las nuevas tendencias. <text:s text:c="2"/>Gestionar contratos y entrega de servicios de empresas de outsourcing.</text:p>
          </table:table-cell>
          <table:table-cell office:value-type="string" calcext:value-type="string">
            <text:p><text:s/>Carrera universitaria completa en Ingeniería de Sistemas <text:s/>con especialización en Hardware y Software de comunicaciones. Carrera técnica completa solo con experiencia laboral comprobada. <text:s text:c="2"/>Experiencia de 8 años como Especialización en Redes y comunicaciones o 6 años en Administración de centros de comunicaciones. <text:s text:c="2"/>Buen conocimiento de administración de proyectos y equipos de cómputo <text:s/>conocimientos básicos de administración en general, conocimiento a nivel avanzado en sistemas <text:s/>Hardware <text:s/>Software <text:s/>comunicaciones y redes. <text:s text:c="2"/>Conocimientos especializados en telecomunicaciones y red de datos <text:s/>servicios de voz <text:s/>telefonía <text:s/>call y contact center. Amplio conocimiento de las tecnologías de información vigentes y conocimiento de operaciones bancarias <text:s text:c="2"/>Capacidad de adaptación a condiciones de trabajo cambiantes y exigentes. <text:s text:c="2"/>Manejo del stress y capacidad para toma de decisiones rápidas y efectivas. <text:s text:c="2"/>Disponibilidad para viajes en el Perú y extranjero</text:p>
          </table:table-cell>
          <table:table-cell table:number-columns-repeated="1020"/>
        </table:table-row>
        <table:table-row table:style-name="ro1">
          <table:table-cell office:value-type="float" office:value="2261" calcext:value-type="float">
            <text:p>2261</text:p>
          </table:table-cell>
          <table:table-cell office:value-type="string" calcext:value-type="string">
            <text:p>Programa de Liderazgo de EnseñaPerú</text:p>
          </table:table-cell>
          <table:table-cell office:value-type="string" calcext:value-type="string">
            <text:p>En Enseña Perú creemos que cualquier niño o joven peruano <text:s/>independientemente de la situación en la que nazca <text:s/>merece obtener una educación de excelencia y acceder a las oportunidades que desee. Como Profesional de Enseña Perú (PEP) enseñarás por dos años a dichos niños o jóvenes <text:s/>y a la vez formarás parte de un riguroso Programa de experiencia vivencial y el único del país que es renumerativo <text:s/>en el que desarrollarás diversas competencias. <text:s/>El Programa de Enseña Perú es una experiencia poderosa de crecimiento personal y profesional que busca desarrollar en los Profesionales de Enseña Perú competencias necesarias para promover prácticas educativas con resultados de excelencia en el aula <text:s/>la escuela y la comunidad <text:s/>y con ello <text:s/>constituirse en agentes de cambio que contribuyan desde diversos sectores <text:s/>a eliminar la alta inequidad y la baja calidad educativa en el Perú. A la par <text:s/>es un proceso de desarrollo profesional que te permitirá consolidar competencias para acceder a experiencias profesionales de primer nivel <text:s/>porque las organizaciones hoy buscan profesionales diferentes. <text:s/>Los dos años de experiencia en aula ofrece diversas maneras y oportunidades para poner en práctica lo que se aprende <text:s/>evaluar progresos con resultados tangibles y reales. <text:s/>Por eso el Programa tiene diferentes instancias para aprender y practicar lo aprendido: <text:s/>1. Sesiones presenciales: Espacios presenciales que permiten acceder a contenidos <text:s/>teorías y principios que orientan y desarrollan la competencia en interacción con los equipos regionales y especialistas. Incluyen tareas individuales y tareas grupales. <text:s/>2. Trabajo de campo: El trabajo diario en las aulas y comunidades permite poner en práctica el liderazgo ofreciendo a los estudiantes múltiples oportunidades para su aprendizaje. Esta experiencia está apoyada en el Journal como una herramienta de revisión y reflexión sobre la práctica misma. <text:s/>3. Acompañamiento y mentoring: El Coordinador acompaña al PEP con la finalidad de generar reflexiones y definir acciones sobre sus avances y el impacto en el aula y la comunidad. En el segundo año <text:s/>este proceso se complementa con el acompañamiento de un lider de una organización que orienta la elaboración de proyectos personales para insertarse en el sistema. <text:s/>4. Tu trabajo en equipo: El equipo de trabajo es un grupo que integra personas diversas que caminan bajo un mismo propósito <text:s/>por lo tanto <text:s/>es un colectivo que promueve el interaprendizaje <text:s/>la retroalimentación y la práctica del liderazgo <text:s/>aquí el apoyo mutuo y la colaboración son factores clave. <text:s text:c="5"/>Infórmate más en: <text:s/>https://www.facebook.com/EnsenaPeru <text:s/>http://ensenaperu.org/</text:p>
          </table:table-cell>
          <table:table-cell office:value-type="string" calcext:value-type="string">
            <text:p>Sé parte de la red de Profesionales más talentoso del país <text:s/>que durante dos años tendrá la responsabilidad de desarrollar intelectual y emocionalmente a un grupo de estudiantes <text:s/>como maestro en zonas vulnerables del país. <text:s/>1. Un equipo de profesionales e instituciones de alto nivel nacional e internacional a cargo de tu desarrollo profesional: <text:s text:c="2"/>CLA: Centro Adaptativo <text:s text:c="2"/>Inmet Consultorias <text:s text:c="2"/>LHM DBM <text:s/>2. Diversos sectores que como mentores acompañan tu proceso de desarrollo profesional y plan de carrera: <text:s text:c="2"/>Raul Benavides <text:s/>Gerente de Desarrollo de Negocios Buenaventura <text:s text:c="2"/>Jonathan Golergant <text:s/>Director General Universidad Corporativa Intercorp <text:s/>3. Pasantías en organizaciones top del país: <text:s text:c="2"/>Volcan. <text:s text:c="2"/>IBM. <text:s text:c="2"/>DHL. <text:s text:c="2"/>MINEDU. <text:s text:c="2"/>Banbif. <text:s text:c="2"/>Deloitte.</text:p>
          </table:table-cell>
          <table:table-cell table:number-columns-repeated="1020"/>
        </table:table-row>
        <table:table-row table:style-name="ro1">
          <table:table-cell office:value-type="float" office:value="2265" calcext:value-type="float">
            <text:p>2265</text:p>
          </table:table-cell>
          <table:table-cell office:value-type="string" calcext:value-type="string">
            <text:p>TRAINNE Tecnología de Información</text:p>
          </table:table-cell>
          <table:table-cell office:value-type="string" calcext:value-type="string">
            <text:p>ü Seguir la arquitectura de software definida para la construcción de los componentes de software que conforman el proyecto <text:s/>asegurando la calidad de producto <text:s/>considerando los lineamientos de seguridad y los estándares de desarrollo definidos. <text:s/>ü Entender los modelos lógico y físico de los sistemas a crear o modificar <text:s/>así como realizar las pruebas unitarias. <text:s/>ü Apoyar la construcción de los componentes de software. <text:s/>ü Respetar los estándares de construcción de componentes de software relacionados al proyecto. <text:s/>ü Actualizar la documentación asociada a la definición técnica del proyecto.</text:p>
          </table:table-cell>
          <table:table-cell office:value-type="string" calcext:value-type="string">
            <text:p>ü Estudiante de último ciclo (10° ciclo) de las carreras de Ingeniería de Sistemas <text:s/>Informática <text:s/>Software o Afines. <text:s/>ü Prácticas en tecnología de información. <text:s/>ü Conocimientos de Metodologías de Desarrollo de Software. <text:s/>ü Lenguaje de Programación Java o .Net. <text:s/>ü Deseable conocimientos de UML <text:s/>ü MS Office a nivel avanzado y dominio de inglés Intermedio/Avanzado. <text:s/>üCapacidad Analítica <text:s/>ü Consciencia de sí mismo y desarrollo personal. <text:s/>ü Capacidad para trabajar bajo presión. <text:s/>ü Comunicación</text:p>
          </table:table-cell>
          <table:table-cell table:number-columns-repeated="1020"/>
        </table:table-row>
        <table:table-row table:style-name="ro1">
          <table:table-cell office:value-type="float" office:value="2266" calcext:value-type="float">
            <text:p>2266</text:p>
          </table:table-cell>
          <table:table-cell office:value-type="string" calcext:value-type="string">
            <text:p>EXPERTO TI SR.</text:p>
          </table:table-cell>
          <table:table-cell office:value-type="string" calcext:value-type="string">
            <text:p><text:s/>Control y gestión de la infraestructura de Storage y Powers Systems. <text:s text:c="2"/>Soporte a aplicaciones que corren sobre AIX <text:s text:c="2"/>Proponer <text:s/>evaluar <text:s/>seleccionar <text:s/>gestionar proyectos <text:s/>instalar <text:s/>configurar y proveer soluciones tecnológicas y de infraestructura para el otorgamiento de servicios informáticos que requiera el Banco.</text:p>
          </table:table-cell>
          <table:table-cell office:value-type="string" calcext:value-type="string">
            <text:p><text:s/>Carrera universitaria completa en Ingeniería de Sistemas <text:s/>Industrial o afines. <text:s text:c="2"/>Experiencia mínima de 07 años en puestos de tipo Soporte Infraestructura Power &amp; Storage. <text:s text:c="2"/>Sólidos conocimientos de Servidores Power Systems <text:s/>Storage Externo y VIOS. <text:s text:c="2"/>Conocimientos de AIX. <text:s text:c="2"/>Dominio del idioma inglés intermedio hablado y escrito.</text:p>
          </table:table-cell>
          <table:table-cell table:number-columns-repeated="1020"/>
        </table:table-row>
        <table:table-row table:style-name="ro1">
          <table:table-cell office:value-type="float" office:value="2271" calcext:value-type="float">
            <text:p>2271</text:p>
          </table:table-cell>
          <table:table-cell office:value-type="string" calcext:value-type="string">
            <text:p>Especialista en Aplicativos Móviles</text:p>
          </table:table-cell>
          <table:table-cell office:value-type="string" calcext:value-type="string">
            <text:p>Empresa con presencia internacional requiere cubrir 01 posición con profesionales de INGENIERIA DE INFORMATICA o SISTEMAS (bachilleres titulados o egresados con exp.)para la realización de PROYECTOS MÓVILES. <text:s text:c="3"/>Experiencia comprobada en: <text:s/>Aplicativos MÓVILES <text:s/>Experiencia en PLATAFORMAS ANDROID <text:s/>IOS <text:s/>Híbridos <text:s/>ANÁLISIS y DISEÑO de sistemas <text:s/>Programación en lenguajes PHP <text:s/>JAVA <text:s/>.NET <text:s/>C++ <text:s/>Programación en bases de datos <text:s/>Conocimientos en: <text:s/>UML <text:s/>RUP <text:s/>SCRUM</text:p>
          </table:table-cell>
          <table:table-cell office:value-type="string" calcext:value-type="string">
            <text:p>Requisitos: <text:s/>02 A 03 años de experiencia en el rubro <text:s/>INGLES Intermedio INDISPENSABLE: escritura y lectura en un nivel intermedioavanzado (es requisito para el trato con usuarios) <text:s text:c="3"/>Competencias: Capacidad analítica de investigación trabajo en equipo <text:s/>comunicación proactividad <text:s/>responsabilidad. <text:s text:c="3"/>Nuestras propuestas salariales son competitivas en el mercado y considera la calificación profesional. <text:s text:c="3"/>Horario(LV) <text:s/>INDIQUE en su CV EXPECTATIVAS salariales</text:p>
          </table:table-cell>
          <table:table-cell table:number-columns-repeated="1020"/>
        </table:table-row>
        <table:table-row table:style-name="ro1">
          <table:table-cell office:value-type="float" office:value="2273" calcext:value-type="float">
            <text:p>2273</text:p>
          </table:table-cell>
          <table:table-cell office:value-type="string" calcext:value-type="string">
            <text:p>Analista Programador SENIOR <text:s/>Proyectos WEB</text:p>
          </table:table-cell>
          <table:table-cell office:value-type="string" calcext:value-type="string">
            <text:p>Nuestra empresa requiere incorporar 02 profesionales (bachilleres <text:s/>titulados <text:s/>o egresados con experiencia) en carreras de informática o de sistemas. <text:s text:c="3"/>EXPERIENCIA para las siguientes funciones: <text:s/>Diseño y ARQUITECTURA de sistemas <text:s/>Programación en lenguajes PHP <text:s/>JAVA <text:s/>.NET <text:s/>C++ <text:s/>Programación en bases de datos MYSQL <text:s/>SQL SERVER <text:s/>Control de calidad <text:s/>Documentación de sistemas Conocimientos en: UML <text:s/>RUP SCRUM</text:p>
          </table:table-cell>
          <table:table-cell office:value-type="string" calcext:value-type="string">
            <text:p>Es deseable que tenga 03 años de exp. Profesional, además es REQUISITO que domine el INGLES en un nivel INTERMEDIO en la lectura y escritura. <text:s/>Nuestras propuestas salariales son competitivas dentro del mercado y en consideración al perfil del profesional. <text:s/>Horario de Oficina <text:s/>EN CV indique su expectativa económica. <text:s/>DISPONIBILIDAD INMEDIATA <text:s text:c="3"/>Competencias: Capacidad analítica de investigación trabajo en equipo <text:s/>comunicación a todo nivel <text:s/>proactividad <text:s/>responsabilidad para el cumplimiento de metas y proyectos. <text:s/>Nuestras propuestas salariales son competitivas dentro del mercado profesional y según la calificación de experiencia.</text:p>
          </table:table-cell>
          <table:table-cell table:number-columns-repeated="1020"/>
        </table:table-row>
        <table:table-row table:style-name="ro1">
          <table:table-cell office:value-type="float" office:value="2282" calcext:value-type="float">
            <text:p>2282</text:p>
          </table:table-cell>
          <table:table-cell office:value-type="string" calcext:value-type="string">
            <text:p>Programador</text:p>
          </table:table-cell>
          <table:table-cell office:value-type="string" calcext:value-type="string">
            <text:p>1. Plataforma logix5000 de allen bradley (Controllogix / Compactlogix). <text:s/>2. Configuración de red ControlNet. <text:s/>3. Redundancia de procesadores vía controlnet.. <text:s/>4. Mensajería y Productor / Consumidor vía ControlNet. <text:s/>5. Mensajería vía Ethernet IP. <text:s/>6. Factory Talk View Machine Edition. <text:s/>7. Factory Talk View Site Edition. <text:s/>8. Conocimiento de protocolo modbus RTU sobre 485/232. <text:s/>9. Conocimiento de protocolo modbus TCP.</text:p>
          </table:table-cell>
          <table:table-cell office:value-type="string" calcext:value-type="string">
            <text:p>Deseable experiencia laboral en el Sector Oil&amp;Gas.</text:p>
          </table:table-cell>
          <table:table-cell table:number-columns-repeated="1020"/>
        </table:table-row>
        <table:table-row table:style-name="ro1">
          <table:table-cell office:value-type="float" office:value="2283" calcext:value-type="float">
            <text:p>2283</text:p>
          </table:table-cell>
          <table:table-cell office:value-type="string" calcext:value-type="string">
            <text:p>Practicante de Procesos y Tecnología</text:p>
          </table:table-cell>
          <table:table-cell office:value-type="string" calcext:value-type="string">
            <text:p>· Actualización de contenido de la Web corporativa. <text:s/>· Obtención y registro de los indicadores del área. <text:s/>· Generación de reportes de visitas <text:s/>ventas <text:s/>tráfico en la web corporativa <text:s/>descargas en las aplicaciones <text:s/>entre otros. <text:s/>· Auditoría mensual de los aplicativos web.</text:p>
          </table:table-cell>
          <table:table-cell office:value-type="string" calcext:value-type="string">
            <text:p>· Software para edición de imágenes <text:s/>HTML <text:s/>· Uso de herramientas digitales en su día a día (Facebook <text:s/>Widgets <text:s/>Blogs <text:s/>Twitter <text:s/>etc.)</text:p>
          </table:table-cell>
          <table:table-cell table:number-columns-repeated="1020"/>
        </table:table-row>
        <table:table-row table:style-name="ro1">
          <table:table-cell office:value-type="float" office:value="2302" calcext:value-type="float">
            <text:p>2302</text:p>
          </table:table-cell>
          <table:table-cell office:value-type="string" calcext:value-type="string">
            <text:p>Sub Gerente de Soporte ERP y Gestión de la Información</text:p>
          </table:table-cell>
          <table:table-cell office:value-type="string" calcext:value-type="string">
            <text:p>Definir y evaluar las oportunidades de negocio y proyectos relacionados con las soluciones implementadas. <text:s/>Administrar la implementación de nuevos módulos <text:s/>integración y mejora continua. <text:s/>Gestionar los servicios relacionados <text:s/>tales como: hosting <text:s/>soporte <text:s/>soluciones <text:s/>consultoría e inter compañía. <text:s/>Establecer los lineamientos para la Optimización de Procesos y Mejora Continua. <text:s/>Tener conocimiento de soluciones ERP e inteligencia <text:s/>Encargado de establecer las diferentes políticas y procedimientos de Seguridad de la Información <text:s/>auditorías internas y externas.</text:p>
          </table:table-cell>
          <table:table-cell office:value-type="string" calcext:value-type="string">
            <text:p>Contar con experiencia mínima de 3 años en posiciones de Jefatura. <text:s/>Indispensable conocimiento del Sistema SAP a nivel avanzado en los módulos de Logística y Finanzas. <text:s/>Experiencia en Gestión de proyectos y Seguridad de la Información. <text:s/>Experiencia en Gestión de personas.</text:p>
          </table:table-cell>
          <table:table-cell table:number-columns-repeated="1020"/>
        </table:table-row>
        <table:table-row table:style-name="ro1">
          <table:table-cell office:value-type="float" office:value="2309" calcext:value-type="float">
            <text:p>2309</text:p>
          </table:table-cell>
          <table:table-cell office:value-type="string" calcext:value-type="string">
            <text:p>Analista de sistemas</text:p>
          </table:table-cell>
          <table:table-cell office:value-type="string" calcext:value-type="string">
            <text:p>Gestionar el desarrollo de nuevos proyectos mediante trabajos de investigación <text:s/>análisis de datos y recolección de información que faciliten la toma de decisiones <text:s/>utilizando el enfoque de marco lógico y uso de herramientas información. <text:s/>Elaborar y presentar procesos para la planificación estratégica de proyectos. <text:s/>Coordinar las etapas de los proyectos con las distintas áreas de la compañía y ejecutar el trabajo operativo para el desarrollo de los proyectos. <text:s/>Preparar y presentar informes sobre los avances de los proyectos. <text:s/>Participar en desarrollo de sistemas de diversa complejidad <text:s/>efectuando análisis de requerimientos <text:s/>diseños físicos <text:s/>diseños lógicos y ejecutando tareas de programación. <text:s/>Mantener al día las copias de seguridad y la seguridad de la información de los proyectos regulatorios.</text:p>
          </table:table-cell>
          <table:table-cell office:value-type="string" calcext:value-type="string">
            <text:p>Contar con 3 años de experiencia ocupando posiciones similares provenientes de empresas relacionadas al negocio de servicios. <text:s/>Poseer experiencia en programación en PL/SQL (Oracle) <text:s/>Tener experiencia en programación en PowerBuilder 8.0 <text:s/>9.0 y 10.0</text:p>
          </table:table-cell>
          <table:table-cell table:number-columns-repeated="1020"/>
        </table:table-row>
        <table:table-row table:style-name="ro1">
          <table:table-cell office:value-type="float" office:value="2316" calcext:value-type="float">
            <text:p>2316</text:p>
          </table:table-cell>
          <table:table-cell office:value-type="string" calcext:value-type="string">
            <text:p>Analista Programador SENIOR <text:s/>Proyectos WEB</text:p>
          </table:table-cell>
          <table:table-cell office:value-type="string" calcext:value-type="string">
            <text:p>Nuestra empresa requiere incorporar 02 profesionales (bachilleres <text:s/>titulados <text:s/>o egresados con experiencia) en carreras de informática o de sistemas. <text:s text:c="3"/>EXPERIENCIA para las siguientes funciones: <text:s/>Diseño y ARQUITECTURA de sistemas <text:s/>Programación en lenguajes PHP <text:s/>JAVA <text:s/>.NET <text:s/>C++ <text:s/>Programación en bases de datos MYSQL <text:s/>SQL SERVER <text:s/>Control de calidad <text:s/>Documentación de sistemas Conocimientos en: UML <text:s/>RUP SCRUM</text:p>
          </table:table-cell>
          <table:table-cell office:value-type="string" calcext:value-type="string">
            <text:p>Es deseable que tenga 03 años de exp. Profesional, además es REQUISITO que domine el INGLES en un nivel INTERMEDIO en la lectura y escritura. <text:s/>Nuestras propuestas salariales son competitivas dentro del mercado y en consideración al perfil del profesional. <text:s/>Horario de Oficina <text:s/>EN CV indique su expectativa económica. <text:s/>DISPONIBILIDAD INMEDIATA <text:s text:c="3"/>Competencias: Capacidad analítica de investigación trabajo en equipo <text:s/>comunicación a todo nivel <text:s/>proactividad <text:s/>responsabilidad para el cumplimiento de metas y proyectos. <text:s/>Nuestras propuestas salariales son competitivas dentro del mercado profesional y según la calificación de experiencia.</text:p>
          </table:table-cell>
          <table:table-cell table:number-columns-repeated="1020"/>
        </table:table-row>
        <table:table-row table:style-name="ro1">
          <table:table-cell office:value-type="float" office:value="2317" calcext:value-type="float">
            <text:p>2317</text:p>
          </table:table-cell>
          <table:table-cell office:value-type="string" calcext:value-type="string">
            <text:p>Especialista en Aplicativos Móbiles</text:p>
          </table:table-cell>
          <table:table-cell office:value-type="string" calcext:value-type="string">
            <text:p>Empresa con presencia internacional requiere cubrir 01 posición con profesionales de INGENIERIA DE INFORMATICA o SISTEMAS (bachilleres titulados o egresados con exp.)para la realización de PROYECTOS MÓBILES. <text:s text:c="3"/>Experiencia comprobada en: <text:s/>Aplicativos MÓBILES <text:s/>Experiencia en PLATAFORMAS ANDROID <text:s/>IOS <text:s/>Híbridos <text:s/>Experiencia en ANÁLISIS y DISEÑO de sistemas <text:s/>Programación en lenguajes PHP <text:s/>JAVA <text:s/>.NET <text:s/>C++ <text:s/>Conocimientos en: <text:s/>UML <text:s/>RUP <text:s/>SCRUM</text:p>
          </table:table-cell>
          <table:table-cell office:value-type="string" calcext:value-type="string">
            <text:p>Requisitos: <text:s/>02 A 03 años de experiencia en el rubro <text:s/>INGLES Intermedio INDISPENSABLE: escritura y lectura en un nivel intermedioavanzado (es requisito para el trato con usuarios) <text:s text:c="3"/>Competencias: Capacidad analítica de investigación trabajo en equipo <text:s/>comunicación proactividad <text:s/>responsabilidad. <text:s text:c="3"/>Nuestras propuestas salariales son competitivas en el mercado y considera la calificación profesional. <text:s text:c="3"/>Horario(LV) <text:s/>INDIQUE en su CV EXPECTATIVAS salariales</text:p>
          </table:table-cell>
          <table:table-cell table:number-columns-repeated="1020"/>
        </table:table-row>
        <table:table-row table:style-name="ro1">
          <table:table-cell office:value-type="float" office:value="2328" calcext:value-type="float">
            <text:p>2328</text:p>
          </table:table-cell>
          <table:table-cell office:value-type="string" calcext:value-type="string">
            <text:p>PRACTICANTE PROCESAMIENTO TYE</text:p>
          </table:table-cell>
          <table:table-cell office:value-type="string" calcext:value-type="string">
            <text:p>Apoyo en toda la Infraestructura de Plataforma Baja. <text:s/>Seguimiento y Control a los proyectos que maneja el área de Procesamiento. <text:s/>Apoyo en todos los sistemas operativos que manejamos en el Banco. <text:s/>Seguimiento y Control en las mejores practicas (itil).</text:p>
          </table:table-cell>
          <table:table-cell office:value-type="string" calcext:value-type="string">
            <text:p>No es indispensable la experiencia de prácticas anteriores.</text:p>
          </table:table-cell>
          <table:table-cell table:number-columns-repeated="1020"/>
        </table:table-row>
        <table:table-row table:style-name="ro1">
          <table:table-cell office:value-type="float" office:value="2331" calcext:value-type="float">
            <text:p>2331</text:p>
          </table:table-cell>
          <table:table-cell office:value-type="string" calcext:value-type="string">
            <text:p>Arquitecto de Sistemas (Migración de Datos)</text:p>
          </table:table-cell>
          <table:table-cell office:value-type="string" calcext:value-type="string">
            <text:p>Coordinación con el cliente. <text:s/>Responsable del cumplimiento de los objetivos establecidos. <text:s/>Alto nivel de síntesis y simplificación de ideas.</text:p>
          </table:table-cell>
          <table:table-cell office:value-type="string" calcext:value-type="string">
            <text:p><text:s/>Licenciado en Sistemas <text:s/>Informática o afines. <text:s text:c="2"/>Experiencia de 5 años en Procesos de Telecomunicaciones. <text:s text:c="2"/>Experiencia trabajando en PL/SQL (DB2). <text:s text:c="2"/>Experiencia trabajando en BI. <text:s text:c="2"/>Deseable DataStage/ Quality Stage. <text:s text:c="2"/>Manejo de volumen de información (optimización). <text:s text:c="2"/>Manejo de planes de ejecución y optimización PL/SQL en DB2</text:p>
          </table:table-cell>
          <table:table-cell table:number-columns-repeated="1020"/>
        </table:table-row>
        <table:table-row table:style-name="ro1">
          <table:table-cell office:value-type="float" office:value="2333" calcext:value-type="float">
            <text:p>2333</text:p>
          </table:table-cell>
          <table:table-cell office:value-type="string" calcext:value-type="string">
            <text:p>Project Leader (Red)</text:p>
          </table:table-cell>
          <table:table-cell office:value-type="string" calcext:value-type="string">
            <text:p><text:s/>Planificación y control del proyecto a cargo. <text:s text:c="2"/>Dirección y coordinación de todos los recursos empleados en el proyecto. <text:s text:c="2"/>Coordinación e interlocución con equipos y personas de grandes proveedores de software. <text:s text:c="2"/>Coordinación con el cliente. <text:s text:c="2"/>Responsable del cumplimiento de los objetivos establecidos. <text:s text:c="2"/>Alto nivel de síntesis y simplificación de ideas.</text:p>
          </table:table-cell>
          <table:table-cell office:value-type="string" calcext:value-type="string">
            <text:p><text:s/>Licenciado en Sistemas <text:s/>Informática o afines. <text:s text:c="2"/>Experiencia de 8 años en Procesos de Telecomunicaciones. <text:s text:c="2"/>Experiencia con reporting directo a cliente. <text:s text:c="2"/>Experiencia de 5 años dirigiendo equipos. <text:s text:c="2"/>Conocimiento de procesos de plataforma de red móvil <text:s text:c="2"/>Conocimiento de servicio de valor agregado SVAs</text:p>
          </table:table-cell>
          <table:table-cell table:number-columns-repeated="1020"/>
        </table:table-row>
        <table:table-row table:style-name="ro1">
          <table:table-cell office:value-type="float" office:value="2347" calcext:value-type="float">
            <text:p>2347</text:p>
          </table:table-cell>
          <table:table-cell office:value-type="string" calcext:value-type="string">
            <text:p>ANALISTA PROGRAMADOR .NET / WEB</text:p>
          </table:table-cell>
          <table:table-cell office:value-type="string" calcext:value-type="string">
            <text:p><text:s/>Participar de la implementación nuevos proyectos <text:s/>requerimientos y/o mejoras continuas para aplicativos construidos en WEB .NET. <text:s text:c="2"/>Elaborar el diseño de soluciones WEB .NET y estimar los recursos y actividades necesarios para su implementación. <text:s text:c="2"/>Anal</text:p>
          </table:table-cell>
          <table:table-cell office:value-type="string" calcext:value-type="string">
            <text:p><text:s/>Egresado de las carreras de Computación <text:s/>Ingeniería de Sistemas o Ingeniería Informática. <text:s text:c="2"/>Experiencia mínima de 3 años en el desarrollo de aplicaciones WEB o móvil. <text:s text:c="2"/>Conocimientos de .NET <text:s/>Java <text:s/>HTML5 <text:s/>PHP y Base de datos. <text:s text:c="2"/>Conocimiento de Integración con otros Sistemas WEB y ERP (Deseable SAP) <text:s text:c="2"/>Proactivo(a) <text:s/>Organizado(a) y orientado al cumplimiento de resultados. Responsable y con sentido de urgencia. <text:s text:c="2"/>Capacidad para analizar nuevos escenarios y plantear soluciones creativas <text:s/>prácticas y eficientes. <text:s text:c="2"/>Capacidad para comunicarse y lograr objetivos en equipo. <text:s text:c="2"/>Interés en desarrollarse en la Consultoría de Soluciones Tecnológicas.</text:p>
          </table:table-cell>
          <table:table-cell table:number-columns-repeated="1020"/>
        </table:table-row>
        <table:table-row table:style-name="ro1">
          <table:table-cell office:value-type="float" office:value="2363" calcext:value-type="float">
            <text:p>2363</text:p>
          </table:table-cell>
          <table:table-cell office:value-type="string" calcext:value-type="string">
            <text:p>Programador Senior (Medio Tiempo)</text:p>
          </table:table-cell>
          <table:table-cell office:value-type="string" calcext:value-type="string">
            <text:p>Ejecutar la programación de los desarrollos y mantenimientos de software correspondientes a los proyectos y productos de la empresa <text:s/>de acuerdo a las especificaciones del cliente <text:s/>plazos y calidad establecidas por la empresa.</text:p>
          </table:table-cell>
          <table:table-cell office:value-type="string" calcext:value-type="string">
            <text:p>Modalidad de Contrato: Planilla <text:s/>Experiencia Profesional: De preferencia 2 años de experiencia laboral en puestos similares. <text:s/>Conocimientos Informáticos: De preferencia conocimiento de los productos de HIPER <text:s/>Conocimiento y experiencia en desarrollo en Lenguaje Java o .NET o C++ o Android o iOS. <text:s/>Conocimiento de patrones de diseño y experiencia en programación a tres capas bajo el patrón MVC <text:s/>Conocimientos de frameworks Java <text:s/>Experiencia con servicios de datos o Web Services <text:s/>Conocimientos en Jasper <text:s/>WAS. <text:s/>Herramientas de Desarrollo: <text:s text:c="2"/>Eclipse IDE (Entorno de Desarrollo) <text:s text:c="2"/>NetBeans (Entorno de Desarrollo) <text:s text:c="2"/>iReport (Herramienta de diseño de Reportes) <text:s/>Manejo de Base de datos SQL Server <text:s/>nivel intermedio. <text:s/>Manejo de Oracle nivel intermedio <text:s/>Cursos y Certificaciones: Certificación en Plataforma Microsoft. <text:s/>Certificación Java. <text:s/>Certificación SQL. <text:s/>Certificación Oracle. <text:s text:c="3"/>Línea de carrera. <text:s/>Ser parte de una empresa en franco crecimiento <text:s/>con soluciones instaladas en Latinoamérica y Estados Unidos <text:s/>en más de 16 países. <text:s/>Ingreso a planilla con todos los beneficios de ley desde el primer día. <text:s/>EPS cubierta al 100% (desde el 4to mes). <text:s/>Capacitación constante en las líneas de productos y soluciones que ofrece la empresa.</text:p>
          </table:table-cell>
          <table:table-cell table:number-columns-repeated="1020"/>
        </table:table-row>
        <table:table-row table:style-name="ro1">
          <table:table-cell office:value-type="float" office:value="2366" calcext:value-type="float">
            <text:p>2366</text:p>
          </table:table-cell>
          <table:table-cell office:value-type="string" calcext:value-type="string">
            <text:p>Jefe de Proyectos <text:s/>Implementación GIS</text:p>
          </table:table-cell>
          <table:table-cell office:value-type="string" calcext:value-type="string">
            <text:p>Apoyar el cierre de negocios desde el área de implementación y asegurar el cumplimiento de los objetivos de facturación de la filial. <text:s/>Liderar la planificación e implementación de proyectos <text:s/>con el objetivo de asegurar el cumplimiento de los objetivos de facturación de la compañía. <text:s/>Liderar la toma de requerimientos del proyecto: considerando aplicaciones <text:s/>bases de datos <text:s/>contenido de las bases y todos los elementos necesarios para asegurar el éxito del proyecto. <text:s/>Facilitar la definición del alcance de proyecto <text:s/>objetivos <text:s/>y entregables <text:s/>interactuando directamente con el cliente externo y el Centro de Desarrollo en Chile. <text:s/>Definir las actividades del proyecto y los requerimientos de los recursos a utilizar. <text:s/>Desarrollar <text:s/>controlar y ser responsable ante la gerencia por los planes de trabajo. <text:s/>Armar y coordinar el equipo de proyecto. <text:s/>Administrar el presupuesto de proyecto. <text:s/>Realizar seguimiento del proyecto y sus entregables <text:s/>formalizando con los clientes cada entrega y/o cambio. <text:s/>Proveer dirección y soporte al equipo de proyecto. <text:s/>Asegurar la calidad de los entregables. <text:s/>Realizar constante monitoreo y reporte del avance de proyecto al gerente del área y cliente. <text:s/>Administrar los riesgos y problemas que se presenten durante la ejecución del proyecto <text:s/>negociando con el cliente fechas y/o entregables para disminuir los riesgos. <text:s/>Implementar y administrar los cambios de alcance del proyecto <text:s/>identificando los impactos que éstos tienen sobre el proyecto. <text:s/>Educar al cliente sobre las implicancias de los cambios que solicite <text:s/>en el rendimiento de los productos contratados.</text:p>
          </table:table-cell>
          <table:table-cell office:value-type="string" calcext:value-type="string">
            <text:p>Experiencia entre 5 a 7 años en Administración de Proyectos <text:s/>Implementación de Aplicaciones de Negocios en empresas de diferentes rubros. (Deseable en rubros de Consumo Masivo <text:s/>Telecomunicaciones <text:s/>Logística <text:s/>y afines) <text:s/>Experiencia en la Implementación de Proyectos como Servicios y/o Soluciones Tecnológicas a empresas <text:s/>deseable: Implementación de GIS <text:s/>Soluciones Móviles <text:s/>Proyectos de Geo negocios <text:s/>Software de Mapas. <text:s/>Conocimientos de Bases de Datos Oracle y SQL a nivel avanzado. (Indispensable)</text:p>
          </table:table-cell>
          <table:table-cell table:number-columns-repeated="1020"/>
        </table:table-row>
        <table:table-row table:style-name="ro1">
          <table:table-cell office:value-type="float" office:value="2384" calcext:value-type="float">
            <text:p>2384</text:p>
          </table:table-cell>
          <table:table-cell office:value-type="string" calcext:value-type="string">
            <text:p>Asistente Jr. de Desarrollo</text:p>
          </table:table-cell>
          <table:table-cell office:value-type="string" calcext:value-type="string">
            <text:p>1.Administrador de Regalías <text:s/>Licencias <text:s/>soporte a cliente internos y externos sobre este tema. <text:s/>2. Generar reportes e informes para diversas áreas de la empresa. Análisis de información. <text:s/>3. Generar iniciativas y/o proyectos de mejora continua en el área de planeamiento y negocios <text:s/>liderando todo el ciclo del proyecto del lado funcional y coordinando estrechamente con TI. <text:s/>4. Otros que indique el jefe.</text:p>
          </table:table-cell>
          <table:table-cell office:value-type="string" calcext:value-type="string">
            <text:p>Experiencia en generación de informes <text:s/>reportes y/o análisis. <text:s/>Conocimientos en gestión de proyectos y deseable en logística y/o retail. <text:s/>Vocación de servicio y buen nivel de comunicación y RRII.</text:p>
          </table:table-cell>
          <table:table-cell table:number-columns-repeated="1020"/>
        </table:table-row>
        <table:table-row table:style-name="ro1">
          <table:table-cell office:value-type="float" office:value="2385" calcext:value-type="float">
            <text:p>2385</text:p>
          </table:table-cell>
          <table:table-cell office:value-type="string" calcext:value-type="string">
            <text:p>Trainee en Programación Siebel</text:p>
          </table:table-cell>
          <table:table-cell office:value-type="string" calcext:value-type="string">
            <text:p>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 <text:s/>Nos encontramos en la búsqueda de 3 Trainees en programación SIEBEL.</text:p>
          </table:table-cell>
          <table:table-cell office:value-type="string" calcext:value-type="string">
            <text:p><text:s/>Experiencia mínima de 6 meses realizando modelación de datos <text:s/>scripting y las integraciones con otros sistemas. <text:s text:c="2"/>Conocimiento en herramientas como Base de datos ( Oracle <text:s/>SQL Server ) <text:s/>HTML <text:s/>JavaScript y Oracle Services Bus. <text:s text:c="2"/>Interés por aprender una nueva herramienta de programación requerida en el mercado laboral de TI. <text:s text:c="2"/>Interés en formar parte de una firma global de TI.</text:p>
          </table:table-cell>
          <table:table-cell table:number-columns-repeated="1020"/>
        </table:table-row>
        <table:table-row table:style-name="ro1">
          <table:table-cell office:value-type="float" office:value="2390" calcext:value-type="float">
            <text:p>2390</text:p>
          </table:table-cell>
          <table:table-cell office:value-type="string" calcext:value-type="string">
            <text:p>Analista de Arquitectura Message Broker</text:p>
          </table:table-cell>
          <table:table-cell office:value-type="string" calcext:value-type="string">
            <text:p>Únete a Accenture y ayudar a transformar las organizaciones y de las comunidades líderes en todo el mundo. La magnitud de nuestras capacidades y compromisos con los clientes y la forma en que colaboramos <text:s/>trabajamos y entregamos valor proporciona una oportunidad única para crecer y avanzar. Elija Accenture <text:s/>y hacer la entrega de innovadores parte de trabajo de su extraordinaria carrera. <text:s/>Empleados de Accenture a forjarse una carrera en cuatro áreas diferentes de nuestro negocio: Consultoría <text:s/>Tecnología <text:s/>Outsourcing y funciones corporativas internas. Cada zona ofrece una experiencia de carreras única y una atractiva mezcla de trabajo y oportunidades de capacitación <text:s/>ambiente de trabajo y la estructura de promoción profesional. <text:s/>Nos encontramos en la búsqueda de un Analista de Arquitectura en Message Broker con más de 2 años de experiencia.</text:p>
          </table:table-cell>
          <table:table-cell office:value-type="string" calcext:value-type="string">
            <text:p>Requisitos: <text:s/>Experiencia mínima de 2 años de experiencia realizando análisis y definición de integraciones entre los sistemas (SAP o NO SAP). <text:s/>Conocimiento en arquitectura de interfaces. <text:s/>Manejo de Message Broker. <text:s/>Ingles a nivel intermedio. <text:s/>De preferencia <text:s/>con experiencia en el rubro industrial. <text:s/>Competencias: <text:s/>Capacidad demostrada para construir <text:s/>gestionar y fomentar un entorno orientado al equipo <text:s/>Capacidad para trabajar de forma creativa y analítica en un contexto de resolución de problemas <text:s/>Deseo de trabajar en un entorno de sistemas de información. <text:s/>Excelente comunicación (escrita y oral) y habilidades interpersonales.</text:p>
          </table:table-cell>
          <table:table-cell table:number-columns-repeated="1020"/>
        </table:table-row>
        <table:table-row table:style-name="ro1">
          <table:table-cell office:value-type="float" office:value="2392" calcext:value-type="float">
            <text:p>2392</text:p>
          </table:table-cell>
          <table:table-cell office:value-type="string" calcext:value-type="string">
            <text:p>Practicante de Sistemas (Inteligencia de Negocios)</text:p>
          </table:table-cell>
          <table:table-cell office:value-type="string" calcext:value-type="string">
            <text:p>Realizar actividades de análisis preliminar para ser validadas por el analista o Jefe inmediato que tenga asignado. <text:s/>Apoyar en la documentación de los proyectos <text:s/>o actividades de mantenimiento que se le encomiende. <text:s/>Apoyar en el Soporte de los sistemas de gestión financiera. <text:s/>Conocimiento acerca de Análisis financiero <text:s/>Análisis y propuesta de indicadores.</text:p>
          </table:table-cell>
          <table:table-cell office:value-type="string" calcext:value-type="string">
            <text:p>Requisitos: <text:s/>Estudiantes de 8 y 9 ciclo de la carrera de Ingeniería de Sistemas <text:s/>Ingeniería de Informática. <text:s/>Experiencia: Deseable 3 meses en el área de sistema <text:s/>BI <text:s/>o afines <text:s/>Deseable: Manejo de BD <text:s/>Analisys Services <text:s/>SQL <text:s/>CUBOS AS <text:s/>Indispensable: Excel Avanzado <text:s/>Disponibilidad para realizar prácticas de 9 am a 4 pm (30 horas semanales) <text:s text:c="3"/>Beneficios: <text:s/>Convenio de Prácticas <text:s/>Buen clima laboral <text:s/>Línea de carrera</text:p>
          </table:table-cell>
          <table:table-cell table:number-columns-repeated="1020"/>
        </table:table-row>
        <table:table-row table:style-name="ro1">
          <table:table-cell office:value-type="float" office:value="2397" calcext:value-type="float">
            <text:p>2397</text:p>
          </table:table-cell>
          <table:table-cell office:value-type="string" calcext:value-type="string">
            <text:p>Analista de proyectos de TI</text:p>
          </table:table-cell>
          <table:table-cell office:value-type="string" calcext:value-type="string">
            <text:p>Gestionar el desarrollo de nuevos proyectos mediante trabajos de investigación <text:s/>análisis de datos y recolección de información que faciliten la toma de decisiones <text:s/>utilizando el enfoque de marco lógico y uso de herramientas información. <text:s/>Elaborar y presentar procesos para la planificación estratégica de proyectos. <text:s/>Coordinar las etapas de los proyectos con las distintas áreas de la compañía y ejecutar el trabajo operativo para el desarrollo de los proyectos. <text:s/>Preparar y presentar informes sobre los avances de los proyectos. <text:s/>Participar en el desarrollo de sistemas de diversa complejidad <text:s/>especialmente a nivel web <text:s/>efectuando análisis de requerimientos <text:s/>diseños físicos <text:s/>diseños lógicos y ejecutando tareas de programación.</text:p>
          </table:table-cell>
          <table:table-cell office:value-type="string" calcext:value-type="string">
            <text:p>Contar con 3 años de experiencia ocupando posiciones similares provenientes de empresas relacionadas al negocio de servicios. <text:s/>Tener experiencia de 3 años en programación JAVA nivel avanzado <text:s/>indispensable: JAVA EE <text:s/>Struts1 <text:s/>Spring <text:s/>Maveng <text:s/>Web services <text:s/>Oracle (SQL PLSQL) <text:s/>IBM wepshere application server (instalación y configuración).</text:p>
          </table:table-cell>
          <table:table-cell table:number-columns-repeated="1020"/>
        </table:table-row>
        <table:table-row table:style-name="ro1">
          <table:table-cell office:value-type="float" office:value="2403" calcext:value-type="float">
            <text:p>2403</text:p>
          </table:table-cell>
          <table:table-cell office:value-type="string" calcext:value-type="string">
            <text:p>Practicante de Multicanalidad</text:p>
          </table:table-cell>
          <table:table-cell office:value-type="string" calcext:value-type="string">
            <text:p>Propuestas de mejoras en los canales digitales <text:s/>investigación de nuevas tendencias digitales <text:s/>gestión de nuevos proyectos y reportería.</text:p>
          </table:table-cell>
          <table:table-cell office:value-type="string" calcext:value-type="string">
            <text:p>No es indispensable la experiencia de prácticas anteriores.</text:p>
          </table:table-cell>
          <table:table-cell table:number-columns-repeated="1020"/>
        </table:table-row>
        <table:table-row table:style-name="ro1">
          <table:table-cell office:value-type="float" office:value="2415" calcext:value-type="float">
            <text:p>2415</text:p>
          </table:table-cell>
          <table:table-cell office:value-type="string" calcext:value-type="string">
            <text:p>Desarrollor de Sistemas Java</text:p>
          </table:table-cell>
          <table:table-cell office:value-type="string" calcext:value-type="string">
            <text:p><text:s/>Diseño y desarrollo de soluciones java para operadores de redes móviles. <text:s text:c="2"/>Participar en equipos multidisciplinarios para definir la arquitectura de las soluciones para múltiples proyectos de la compañía. <text:s text:c="2"/>Reuniones para el análisis de requerimientos <text:s/>diseño y planificación del desarrollo.</text:p>
          </table:table-cell>
          <table:table-cell office:value-type="string" calcext:value-type="string">
            <text:p><text:s/>Manejo de JAVA a nivel avanzado. <text:s text:c="2"/>Manejo de Redes <text:s/>Hardware y C/C++ <text:s text:c="2"/>Conocimientos en Multithreating <text:s/>concurrency <text:s/>patrones de diseño. <text:s text:c="2"/>Experiencia mayor a 2 años realizando funciones similares.</text:p>
          </table:table-cell>
          <table:table-cell table:number-columns-repeated="1020"/>
        </table:table-row>
        <table:table-row table:style-name="ro1">
          <table:table-cell office:value-type="float" office:value="2420" calcext:value-type="float">
            <text:p>2420</text:p>
          </table:table-cell>
          <table:table-cell office:value-type="string" calcext:value-type="string">
            <text:p>Practicante de Inteligencia de Procesos</text:p>
          </table:table-cell>
          <table:table-cell office:value-type="string" calcext:value-type="string">
            <text:p>1. Extraer información del datawarehouse. <text:s/>2. Apoyar en la generación de Modelos de Simulación de Servicios <text:s/>Tráficos <text:s/>Usuarios <text:s/>Facturación <text:s/>etc. <text:s/>3. Apoyar en el análisis de la información a solicitar a diversas áreas (Sistemas <text:s/>Ingeniería <text:s/>Comercial <text:s/>entre otras) con el fin de desarrollar los informes respectivos hacia las áreas internas. <text:s/>4. Consolidar la información financiera de acuerdo a las necesidades internas de la Gerencia <text:s/>esto es <text:s/>presentado indicadores desarrollados conjuntamente con las áreas internas.</text:p>
          </table:table-cell>
          <table:table-cell office:value-type="string" calcext:value-type="string">
            <text:p>1. Conocimientos sobre sistemas de información y gestión de procesos. <text:s/>2. Orientación al cliente <text:s/>buena comunicación <text:s/>sentido de urgencia y el trabajo en equipo. <text:s/>3. Conocimiento de Inteligencia de Negocios. (No indispensable)</text:p>
          </table:table-cell>
          <table:table-cell table:number-columns-repeated="1020"/>
        </table:table-row>
        <table:table-row table:style-name="ro1">
          <table:table-cell office:value-type="float" office:value="2428" calcext:value-type="float">
            <text:p>2428</text:p>
          </table:table-cell>
          <table:table-cell office:value-type="string" calcext:value-type="string">
            <text:p>Analista Programador PRO C / Oracle</text:p>
          </table:table-cell>
          <table:table-cell office:value-type="string" calcext:value-type="string">
            <text:p><text:s/>Programación en Pro*C sobre Linux o Unix. <text:s text:c="2"/>conocimientos de .Net <text:s/>Java <text:s text:c="2"/>Manejar Base de datos Oracle <text:s/>PL/SQL.</text:p>
          </table:table-cell>
          <table:table-cell office:value-type="string" calcext:value-type="string">
            <text:p>Experiencia en programación mínimo 2 años que haya manejado visto facturación y manejo de herramientas con el siguiente perfil: <text:s text:c="2"/>Pro*C necesariamente. <text:s text:c="2"/>.Net o java (Cualquiera). <text:s text:c="2"/>SQL Server.</text:p>
          </table:table-cell>
          <table:table-cell table:number-columns-repeated="1020"/>
        </table:table-row>
        <table:table-row table:style-name="ro1">
          <table:table-cell office:value-type="float" office:value="2429" calcext:value-type="float">
            <text:p>2429</text:p>
          </table:table-cell>
          <table:table-cell office:value-type="string" calcext:value-type="string">
            <text:p>Analista SENIOR <text:s/>Proyectos WEB</text:p>
          </table:table-cell>
          <table:table-cell office:value-type="string" calcext:value-type="string">
            <text:p>Nuestra empresa requiere incorporar 01 profesional (bachilleres <text:s/>titulados <text:s/>o egresados con experiencia) en carreras de informática o de sistemas. <text:s text:c="3"/>EXPERIENCIA en los sgtes. campos o funciones: <text:s/>ARQUITECTURA de sistemas <text:s/>Diseño de sistemas <text:s/>Programación y diseño en PLATAFORMAS EMPRESARIALES <text:s/>Programación en lenguajes (especialmente en) JAVA <text:s/>.NET <text:s/>C++ <text:s text:c="2"/>(PHP) <text:s/>Programación en bases de datos MYSQL <text:s/>SQL SERVER <text:s/>Control de calidad <text:s/>Documentación de sistemas <text:s/>Conocimientos en: UML <text:s/>RUP SCRUM</text:p>
          </table:table-cell>
          <table:table-cell office:value-type="string" calcext:value-type="string">
            <text:p>Es deseable que tenga 03 años de exp. Profesional. además es REQUISITO que domine el INGLES en un nivel INTERMEDIO en la lectura y escritura. <text:s text:c="3"/>Nuestras propuestas salariales son competitivas dentro del mercado y en consideración al perfil del profesional. <text:s/>Horario de Oficina <text:s/>DISPONIBILIDAD INMEDIATA <text:s text:c="3"/>Competencias: Capacidad analítica de investigación trabajo en equipo <text:s/>comunicación a todo nivel <text:s/>proactividad <text:s/>responsabilidad para el cumplimiento de metas y proyectos. <text:s text:c="5"/>*INDIQUE EN SU CV EXPECtativa salarial</text:p>
          </table:table-cell>
          <table:table-cell table:number-columns-repeated="1020"/>
        </table:table-row>
        <table:table-row table:style-name="ro1">
          <table:table-cell office:value-type="float" office:value="2432" calcext:value-type="float">
            <text:p>2432</text:p>
          </table:table-cell>
          <table:table-cell office:value-type="string" calcext:value-type="string">
            <text:p>Analista Business Intelligence <text:s/>SQL Server</text:p>
          </table:table-cell>
          <table:table-cell office:value-type="string" calcext:value-type="string">
            <text:p>* Desarrollar procesos ETL usando herramientas SQL Server. <text:s/>* Análisis y modelado de las solución BI. <text:s/>* Desarrollo de procedimientos almacenados en BD SQL Server.</text:p>
          </table:table-cell>
          <table:table-cell office:value-type="string" calcext:value-type="string">
            <text:p>Experiencia: <text:s/>* Conocimientos y experiencia demostrada mayo a 1 año en alguna de las siguientes herramientas (deseable con certificación): <text:s text:c="2"/>SQL Server Reporting Services (SSRS). <text:s text:c="2"/>SQL Server Analysis Services (SSAS). <text:s text:c="2"/>SQL Server Integration Services (SSIS). <text:s/>* Conocimiento y experiencia demostrada no menor a 2 años desarrollando sobre Base de Datos SQL Server. <text:s/>* Experiencia en Modelamiento <text:s/>diseño lógico y físico de bases de datos. <text:s/>* Experiencia y conocimientos de optimización de consultas y afinamiento de BD. (Deseable).</text:p>
          </table:table-cell>
          <table:table-cell table:number-columns-repeated="1020"/>
        </table:table-row>
        <table:table-row table:style-name="ro1">
          <table:table-cell office:value-type="float" office:value="2474" calcext:value-type="float">
            <text:p>2474</text:p>
          </table:table-cell>
          <table:table-cell office:value-type="string" calcext:value-type="string">
            <text:p>COORDINADOR EDUCATIVO DE INGENIERIA</text:p>
          </table:table-cell>
          <table:table-cell office:value-type="string" calcext:value-type="string">
            <text:p><text:s/>Gestiona las estrategias para el desarrollo y capacitación del equipo docente. <text:s text:c="2"/>Coordina la evaluación permanente de los docentes <text:s/>según los requerimientos del currículo. <text:s text:c="2"/>Actúa como puente de comunicación entre la Gerencia de Gestión de Desarrollo Humano y el vicerrectorado académico. <text:s text:c="2"/>Participa en las actividades de capacitación de la Universidad. <text:s text:c="2"/>Ejerce docencia en los cursos de la especialidad. <text:s text:c="2"/>Implementa la estructura orgánica del área académica <text:s/>asegurando su funcionalidad con el modelo educativo de la universidad. <text:s text:c="2"/>Define las funciones para el staff del área. <text:s text:c="2"/>Propone modificaciones reglamentarias y de normas académicas en coordinación con el vice rectorado académico. <text:s text:c="2"/>Participa en las reuniones académicas. <text:s text:c="2"/>Promueve la imagen de la universidad ante los stakeholders <text:s/>sectores profesionales de influencia <text:s/>entre otros. <text:s text:c="2"/>Prospecta oportunidades de convenios académicos y transmite los mismos al área de convenios.</text:p>
          </table:table-cell>
          <table:table-cell office:value-type="string" calcext:value-type="string">
            <text:p><text:s/>Mínimo 5 años de experiencia profesional. <text:s text:c="2"/>Contar con mínimo 3 años de experiencia como Docente Universitario (Indispensable).</text:p>
          </table:table-cell>
          <table:table-cell table:number-columns-repeated="1020"/>
        </table:table-row>
        <table:table-row table:style-name="ro1">
          <table:table-cell office:value-type="float" office:value="2491" calcext:value-type="float">
            <text:p>2491</text:p>
          </table:table-cell>
          <table:table-cell office:value-type="string" calcext:value-type="string">
            <text:p>Jefe de Proyecto</text:p>
          </table:table-cell>
          <table:table-cell office:value-type="string" calcext:value-type="string">
            <text:p><text:s/>Planificación <text:s/>seguimiento y control de los proyectos. <text:s text:c="2"/>Gestión de cambios y riesgos. <text:s text:c="2"/>Supervisión y guía de su equipo de proyecto. <text:s text:c="2"/>Preparación y actualización del Cronograma de Proyecto. <text:s text:c="2"/>Verificación y validación de los entregables. <text:s text:c="2"/>Llegar a cabo las reuniones de seguimiento con informes y actualización de planes.</text:p>
          </table:table-cell>
          <table:table-cell office:value-type="string" calcext:value-type="string">
            <text:p><text:s/>Contar con experiencia de 2 a 5 años liderando Proyectos de TI. <text:s text:c="2"/>Conocimiento y aplicación de PMBOK. <text:s text:c="2"/>Conocimientos del RUP. <text:s text:c="2"/>Experiencia en el desarrollo del ciclo completo de vida de un sistema <text:s/>es decir <text:s/>experiencia en análisis <text:s/>diseño y desarr</text:p>
          </table:table-cell>
          <table:table-cell table:number-columns-repeated="1020"/>
        </table:table-row>
        <table:table-row table:style-name="ro1">
          <table:table-cell office:value-type="float" office:value="2493" calcext:value-type="float">
            <text:p>2493</text:p>
          </table:table-cell>
          <table:table-cell office:value-type="string" calcext:value-type="string">
            <text:p>Analista FUNCIONAL</text:p>
          </table:table-cell>
          <table:table-cell office:value-type="string" calcext:value-type="string">
            <text:p>EXPERIENCIA EN: <text:s/>Preparación de ESPECIFICACIONES FUNCIONALES y TÉCNICAS (funciones previas a la arquitectura y diseño). <text:s/>Levantamiento de información. <text:s/>Seguimiento a proyectos / Gestión. <text:s/>Experiencia en análisis funcional para Proyectos WEbs <text:s/>Diseño de sistemas. <text:s/>Control de calidad. <text:s/>Documentación de sistemas.</text:p>
          </table:table-cell>
          <table:table-cell office:value-type="string" calcext:value-type="string">
            <text:p>03 años de experiencia profesional <text:s/>INGLES INDISPENSABLE buen nivel de escritura y lectura (para el trato con usuarios y clientes <text:s text:c="3"/>Competencias: <text:s/>Alto nivel de negociación <text:s/>comunicación fluida <text:s/>asertividad para expresarse. <text:s/>Aptitud para comprender y</text:p>
          </table:table-cell>
          <table:table-cell table:number-columns-repeated="1020"/>
        </table:table-row>
        <table:table-row table:style-name="ro1">
          <table:table-cell office:value-type="float" office:value="2499" calcext:value-type="float">
            <text:p>2499</text:p>
          </table:table-cell>
          <table:table-cell office:value-type="string" calcext:value-type="string">
            <text:p>Técnico de Soporte (De software y hardware)</text:p>
          </table:table-cell>
          <table:table-cell office:value-type="string" calcext:value-type="string">
            <text:p>Descripción del Puesto: <text:s/>Encargado de ejecutar el mantenimiento correctivo y/o preventivo de sistemas de tecnología (Hardware y Software). <text:s/>Asi mismo <text:s/>ejecutar servicios de instalación de sistemas en Windows <text:s/>Linux y otros. <text:s/>Instalación de Cableado Estructurado <text:s/>anclaje de equipos y soporte de hadware (Impresoras <text:s/>CPUs <text:s/>Televisores <text:s/>entre otros).</text:p>
          </table:table-cell>
          <table:table-cell office:value-type="string" calcext:value-type="string">
            <text:p>Formación Académica: Ingeniería de sistemas o Informática <text:s/>Ingeniería de Electrónica <text:s/>Técnico en Informática <text:s/>desarrollo de software <text:s/>redes de computadoras y comunicación de datos <text:s/>soporte y mantenimiento de equipos de cómputo o carreras afines. <text:s/>Modalidad de Contrato: Planilla <text:s/>Número de Plazas: 5 <text:s/>Experiencia Profesional: De preferencia mínima 6 meses en el puesto. <text:s/>Conocimientos Infomáticos: Conocimientos de soporte de sistemas e informática <text:s text:c="2"/>Otros Conocimientos: Experiencia en instalaciones cableado de red y estructurado <text:s/>Conocimientos de electricidad y electrónica básico <text:s/>Otros requisitos: <text:s/>Experiencia de trato con el cliente <text:s/>Tener aptitudes para comunicarse correctamente con personas de diferente nivel de conocimientos. <text:s/>Disponibilidad de viaje. <text:s/>Idiomas: Inglés Básico <text:s/>Competencias (Habilidades): Innovación <text:s/>Adaptabilidad y Flexibilidad <text:s/>Orientación hacia la calidad <text:s/>Orientación a resultados <text:s/>Vocación de Servicio <text:s/>Proactividad hacia la solución de problemas <text:s/>Rigurosidad Operativa <text:s/>Deseos de aprendizaje Trabajo en equipo <text:s/>Buenas relaciones interpersonales y Con ganas de aprender <text:s/>Se ofrece: <text:s/>Línea de carrera <text:s/>Ser parte de una empresa en franco crecimiento <text:s/>con soluciones instaladas en Latinoamérica y Estados Unidos <text:s/>en más de 16 países <text:s/>Ingreso a planilla con todos los beneficios de ley desde el primer día y pago de horas extras <text:s/>EPS cubierta al 100% (desde el 4to mes) <text:s/>Pago de Derecho complementario de Riesgo (SCTR) <text:s/>Vales de Sodexo alimenticio por monto S/. 110 <text:s/>En caso de ser prácticas <text:s/>contrato de prácticas <text:s/>seguro estudiantil con clínicas privadas y vales sodexo alimenticio por monto de S/. 110. <text:s/>Horario: Horarios Rotativos (De acuerdo al tipo de cliente) <text:s/>Cumpliendo 48 horas a la semana <text:s/>y en caso de ser practicantes 30 horas a la semana. <text:s/>Capacitación constante en las líneas de productos y soluciones que ofrece la empresa.</text:p>
          </table:table-cell>
          <table:table-cell table:number-columns-repeated="1020"/>
        </table:table-row>
        <table:table-row table:style-name="ro1">
          <table:table-cell office:value-type="float" office:value="2501" calcext:value-type="float">
            <text:p>2501</text:p>
          </table:table-cell>
          <table:table-cell office:value-type="string" calcext:value-type="string">
            <text:p>Coordinador de IT</text:p>
          </table:table-cell>
          <table:table-cell office:value-type="string" calcext:value-type="string">
            <text:p><text:s/>Brindar asistencia y soporte a usuarios. <text:s text:c="2"/>Mantener actualizado el back – up de las unidades de negocio. <text:s text:c="2"/>Responsable de definir y de hacer cumplir las políticas de IT a nivel local <text:s/>regional y corporativo. <text:s text:c="2"/>Elaboración y ejecución del presupuesto de gastos. <text:s text:c="2"/>Elaborar <text:s/>aplicar y realizar pruebas anuales de los Planes de Recuperación de Desastres. <text:s text:c="2"/>Implementar paquetes de software y administración las licencias respectivas. <text:s text:c="2"/>Responsable de la gestión de bases de datos. <text:s text:c="2"/>Contratar y supervisar trabajos de terceros. <text:s text:c="2"/>Negociación y gestión de comunicaciones de voz y datos. <text:s text:c="2"/>Realizar visitas periódicas programadas a las distintas unidades de negocio.</text:p>
          </table:table-cell>
          <table:table-cell office:value-type="string" calcext:value-type="string">
            <text:p>§ Estudios profesionales de Ingeniería de Sistemas o de Telecomunicaciones. <text:s/>§ De tres a cinco años de experiencia en cargos similares. <text:s/>§ Disponibilidad para viajar. <text:s/>§ Nivel de Inglés Intermedio – Avanzado <text:s/>§ Sólidos conocimientos de Lotus Notes / Lotus Dominó <text:s/>§ Bases de datos SQL <text:s/>MySQL y Oracle <text:s/>§ Cisco IOS <text:s/>VPN y Firewall <text:s/>§ Experiencia en seguridad en infraestructuras de IT.</text:p>
          </table:table-cell>
          <table:table-cell table:number-columns-repeated="1020"/>
        </table:table-row>
        <table:table-row table:style-name="ro1">
          <table:table-cell office:value-type="float" office:value="2507" calcext:value-type="float">
            <text:p>2507</text:p>
          </table:table-cell>
          <table:table-cell office:value-type="string" calcext:value-type="string">
            <text:p>Líder Responsable del Área de Tecnología de Información</text:p>
          </table:table-cell>
          <table:table-cell office:value-type="string" calcext:value-type="string">
            <text:p>Definir y controlar las políticas <text:s/>estándares <text:s/>metodologías y estrategias de TI <text:s/>que permitan la operatividad de los sistemas de información. <text:s/>Participar de la evaluación y selección de personal calificado para su área <text:s/>con la finalidad de garantizar su buen funcionamiento. <text:s/>Supervisar los servicios brindados por proveedores <text:s/>así como la ejecución de sus pagos <text:s/>dando conformidad y negociando en caso se requiera. <text:s/>Supervisar y asesorar el desarrollo de los proyectos <text:s/>operaciones <text:s/>aplicaciones <text:s/>infraestructura y soporte técnico que brinda el área de TI <text:s/>tomando decisiones técnicas finales. <text:s/>Elaborar <text:s/>implementar y controlar el presupuesto anual del área de TI. <text:s/>Diseñar y ejecutar capacitaciones sobre el uso de los sistemas y aplicativos de TI. <text:s/>Asesorar en materia de soluciones tecnológicas <text:s/>desarrollo informático y comunicaciones <text:s/>brindando opinión técnica especializada y delegando el soporte operativo de los procesos y servicios implementados a su personal <text:s/>de acuerdo a la especialidad. <text:s/>Evaluar y coordinar la implementación de infraestructura de hardware y software más adecuada <text:s/>así como la resolución de incidentes <text:s/>para brindar soluciones eficientes a las necesidades de la institución. <text:s/>Supervisar los procesos informáticos de mayor sensibilidad para el Instituto <text:s/>asegurando su correcto desarrollo.</text:p>
          </table:table-cell>
          <table:table-cell office:value-type="string" calcext:value-type="string">
            <text:p>Experiencia de 3 años como área de tecnología de la información <text:s/>reportando a gerencia. <text:s/>Experiencia de 5 años como jefe de tecnologías de la información <text:s/>2 años como jefe de proyectos y 4 años como analista de soporte técnico. <text:s/>Diplomado en Gestión de las Telecomunicaciones o Seguridad de la Información (Deseable) <text:s/>Certificaciones CISCO (Deseable) <text:s/>Maestría en curso de Gerencia de Proyectos – PMBOK o Dirección de Tecnologías de la Información. <text:s/>Nivel de inglés intermedio y Microsoft Office avanzado. <text:s text:c="3"/>Conocimientos: <text:s/>Gerencia de Proyectos <text:s/>Seguridad Informática <text:s/>Infraestructura de TI <text:s/>Redes y comunicaciones <text:s/>Contrataciones y Adquisiciones <text:s/>Gestión de Recursos Humanos <text:s/>Base de datos <text:s/>Redes <text:s/>Dominio de SQL <text:s/>ensamblaje y reparación. <text:s/>Conocimientos en PMI (Programa de Desarrollo de Proyectos) <text:s/>Manejo de lenguajes de programación. <text:s/>Dominio de Plataforma NT Server.</text:p>
          </table:table-cell>
          <table:table-cell table:number-columns-repeated="1020"/>
        </table:table-row>
        <table:table-row table:style-name="ro1">
          <table:table-cell office:value-type="float" office:value="2509" calcext:value-type="float">
            <text:p>2509</text:p>
          </table:table-cell>
          <table:table-cell office:value-type="string" calcext:value-type="string">
            <text:p>Analista Funcional</text:p>
          </table:table-cell>
          <table:table-cell office:value-type="string" calcext:value-type="string">
            <text:p>Descripción del Puesto: Analizar y elaborar las especificaciones funcionales de los proyectos de Software. <text:s/>Asimismo <text:s/>supervisar la programación y obtener la validación del control de calidad de los proyectos asignados <text:s/>según las especificaciones del proyecto <text:s/>cronogramas establecidos y procesos internos.</text:p>
          </table:table-cell>
          <table:table-cell office:value-type="string" calcext:value-type="string">
            <text:p>Formación: Ingeniero de Sistemas <text:s/>Informática o afines. <text:s/>Modalidad de Contrato: Planilla <text:s/>Número de Plazas: 5 <text:s/>Experiencia Profesional: De preferencia 3 años de experiencia Laboral en el puesto y 2 años como Programador. <text:s/>Conocimientos Informáticos: Conocimientos de UML <text:s/>procesos de desarrollo <text:s/>herramienta de Análisis (Enterprise Architect). <text:s/>Conocimiento de mejores prácticas en el desarrollo de software basado en la metodología RUP. <text:s/>Conocimientos de patrones Singleton <text:s/>Thread Safe <text:s/>Sincronización de objetos. <text:s/>Conocimientos en Plataformas Web y Web Services. <text:s/>Lenguaje de Programación: Java o .NET <text:s/>Frameworks Java para entornos Web <text:s/>TransactSQL. <text:s/>Administración de ambientes de bases de datos. <text:s/>Idiomas: Inglés Intermedio <text:s/>Competencias (Habilidades): Capacidad analítica <text:s/>Capacidad de comunicación <text:s text:c="2"/>Buenas relaciones interpersonales <text:s/>Planificación y organización <text:s/>Trabajo en Equipo <text:s/>Innovación <text:s/>Creatividad <text:s/>Adaptabilidad y Flexibilidad. <text:s text:c="3"/>Se ofrece: <text:s/>Línea de carrera. <text:s/>Ser parte de una empresa en franco crecimiento <text:s/>con soluciones instaladas en Latinoamérica y Estados Unidos <text:s/>en más de 16 países. <text:s/>Ingreso a planilla con todos los beneficios de ley desde el primer día. <text:s/>EPS cubierta al 100% (desde el 4to mes) <text:s/>Vales de Sodexo alimenticio por monto S/. 110 <text:s text:c="2"/>Horario de Lunes a Viernes de 9:00am. a 6:00pm. <text:s/>Capacitación constante en las líneas de productos y soluciones que ofrece la empresa.</text:p>
          </table:table-cell>
          <table:table-cell table:number-columns-repeated="1020"/>
        </table:table-row>
        <table:table-row table:style-name="ro1">
          <table:table-cell office:value-type="float" office:value="2510" calcext:value-type="float">
            <text:p>2510</text:p>
          </table:table-cell>
          <table:table-cell office:value-type="string" calcext:value-type="string">
            <text:p>Gerente de Proyecto</text:p>
          </table:table-cell>
          <table:table-cell office:value-type="string" calcext:value-type="string">
            <text:p><text:s/>Su principal responsabilidad y lo que se espera de su rol es que esté atento y sepa leer los intereses genuinos y objetivos del cliente (socio y alta dirección). <text:s/>Fundamentalmente al nivel de quienes toman las decisiones estratégicas del negocio y de qu</text:p>
          </table:table-cell>
          <table:table-cell office:value-type="string" calcext:value-type="string">
            <text:p>Conocimientos del Portafolio SAP y de metodología PM. <text:s text:c="3"/>5 años de experiencia en SAP <text:s/>Al menos 3 años de experiencia en liderazgo de proyecto y Teams <text:s/>Participación y responsabilidad en aproximadamente cinco proyectos de implementación SAP <text:s text:c="3"/>Participac</text:p>
          </table:table-cell>
          <table:table-cell table:number-columns-repeated="1020"/>
        </table:table-row>
        <table:table-row table:style-name="ro1">
          <table:table-cell office:value-type="float" office:value="2512" calcext:value-type="float">
            <text:p>2512</text:p>
          </table:table-cell>
          <table:table-cell office:value-type="string" calcext:value-type="string">
            <text:p>RE N°0392014 ANALISTA DE REDES Y COMUNICACIONES</text:p>
          </table:table-cell>
          <table:table-cell office:value-type="string" calcext:value-type="string">
            <text:p>Operar los equipos de la red de comunicación de datos. <text:s/>.Participar en la definición de los controles de seguridad para las comunicaciones. <text:s text:c="2"/>Monitorear los puntos de control y de actividad de la seguridad de las comunicaciones. <text:s text:c="2"/>Administrar la red de</text:p>
          </table:table-cell>
          <table:table-cell office:value-type="string" calcext:value-type="string">
            <text:p>Experiencia comprobada mínima de tres (3) años <text:s/>en configuración <text:s/>operación de equipos de redes <text:s/>como switches y routers. Asimismo <text:s/>en la administración de soluciones de seguridad como Firewall <text:s/>IPS (Sistema Preventor de Intrusos) <text:s/>AntiSpam y Filtro de Contenidos. <text:s text:c="2"/>Deseable cursos específicos: Microsoft Certified System Administrator – MCSA y Microsoft Certified System Engineer – MCSE. <text:s text:c="2"/>Conocimientos de productos Cisco. Deseable Certificación CCNA y CheckPoint. Curso culminado mínimo R70 (Deseable Certificación CCSA). <text:s text:c="2"/>Conocimientos en gestión y configuración de sistemas inalámbricos <text:s/>sistemas de seguridad antispam <text:s/>filtro de contenidos <text:s/>Ips <text:s/>proxys entre otros. <text:s text:c="2"/>Conocimientos en gestión y configuración de sistemas de auditoria informática. <text:s text:c="2"/>Conocimientos avanzados de sistemas de encriptación y autenticación en redes de datos. <text:s text:c="2"/>Conocimientos avanzados de herramientas de gestión y monitoreo de redes SNMP. <text:s text:c="2"/>Conocimientos en gestión y configuración de sistemas Telefonía IP y redes de voz y datos. <text:s text:c="2"/>Conocimientos en gestión y configuración de sistemas de seguridad <text:s/>antivirus corporativo <text:s/>y políticas de aseguramiento. <text:s text:c="2"/>Conocimiento del idioma inglés <text:s/>mínimo a nivel intermedio. <text:s/>No registrar deudas vigentes con calificación negativa en el sistema financiero <text:s text:c="2"/>No estar incurso en la Directiva N° 0012007PCM/SG <text:s/>Registro Nacional de Sanciones de Destitución y Despido <text:s/>El puesto requiere capacidad analítica <text:s/>alto sentido de responsabilidad <text:s/>dinamismo y proactividad <text:s/>actitud positiva y disposición al cambio <text:s/>orientación de servicio. Facilidad para la expresión oral y escrita <text:s/>así como demostradas habilidades para trabajar en interrelacionarse con profesionales de la institución y fuera de ella. <text:s/>NOTA: Los postulantes preseleccionados deberán pasar una evaluación escrita <text:s/>a fin de evaluar su nivel de redacción <text:s/>presentación de informes y conocimiento técnico en los temas relacionados con las funciones básicas a realizar <text:s/>así como otras evaluaciones que la posición requiera <text:s/>para lo cual se les comunicará oportunamente <text:s/>Agradeceremos enviar curriculum vitae al correo electrónico selec.pdiaz@gmail.com indicando el código RE N°0392014 <text:s text:c="5"/>Enviar CV a: selec.pdiaz@gmail.com indicando el código: RE N°0392014 ANALISTA DE REDES Y COMUNICACIONES</text:p>
          </table:table-cell>
          <table:table-cell table:number-columns-repeated="1020"/>
        </table:table-row>
        <table:table-row table:style-name="ro1">
          <table:table-cell office:value-type="float" office:value="2518" calcext:value-type="float">
            <text:p>2518</text:p>
          </table:table-cell>
          <table:table-cell office:value-type="string" calcext:value-type="string">
            <text:p>Asesor Técnico Comercial</text:p>
          </table:table-cell>
          <table:table-cell office:value-type="string" calcext:value-type="string">
            <text:p><text:s/>Desarrollar el canal comercial en los sectores de Minería <text:s/>Transporte y Construcción mediante la introducción de las marcas representadas de Neumáticos y Lubricantes. <text:s text:c="2"/>Brindar asesoría y soporte técnico a los clientes <text:s/>así como seguimiento al rendimiento de nuestros productos <text:s text:c="2"/>Alcanzar los objetivos de facturación <text:s/>capacitación y rentabilidad establecidos por la empresa <text:s text:c="2"/>Definición de la propuesta de valor de los productos representados y las diferentes variables de mercadeo. <text:s text:c="2"/>Preparación del plan mensual de trabajo para el sector.</text:p>
          </table:table-cell>
          <table:table-cell office:value-type="string" calcext:value-type="string">
            <text:p>Requisitos: <text:s text:c="2"/>Experiencia mínima de 1 año en posiciones comerciales <text:s/>de preferencia en los sectores requeridos. <text:s text:c="2"/>Estudios universitarios concluidos en la carrera de Ingeniería <text:s/>Administración o similares. <text:s text:c="2"/>Disponibilidad para trabajar a tiempo completo. <text:s/>Beneficios: <text:s text:c="2"/>Línea de Carrera en una empresa en crecimiento. <text:s text:c="2"/>Buen clima laboral. <text:s text:c="2"/>Beneficios sociales</text:p>
          </table:table-cell>
          <table:table-cell table:number-columns-repeated="1020"/>
        </table:table-row>
        <table:table-row table:style-name="ro1">
          <table:table-cell office:value-type="float" office:value="2525" calcext:value-type="float">
            <text:p>2525</text:p>
          </table:table-cell>
          <table:table-cell office:value-type="string" calcext:value-type="string">
            <text:p>Business Intelligence Developer <text:s/>Intermediate Level</text:p>
          </table:table-cell>
          <table:table-cell office:value-type="string" calcext:value-type="string">
            <text:p>Diseñar y programar soluciones BI. <text:s/>Documentar diseño y programación. <text:s/>Reportar avances a superiores. <text:s/>Participar del despliegue y soporte de las soluciones implementadas. <text:s/>Participar de reuniones de seguimiento.</text:p>
          </table:table-cell>
          <table:table-cell office:value-type="string" calcext:value-type="string">
            <text:p>2 a 4 años construyendo soluciones de BI que incluya: <text:s/>(1) Procesos de ETL. <text:s/>(2) Diseño de Data Warehouses o Data Marts. <text:s/>(3) Modelos OLAP multidimensionales o tabulares. <text:s text:c="3"/>REQUISITOS: <text:s/>(1) Dominio en la integración de sistemas de base de datos heterogéneos. <text:s/>(2) Dominio desarrollando programas y procedimientos para realizar lo siguiente: (a) Data cleansing que asegure la calidad e integridad de los datos <text:s/>(b) Automatización completa del proceso de extracción <text:s/>transformación y carga (ETL) <text:s/>(c) Sólida experiencia en SQL <text:s/>sistemas de bases de datos relacionales y lenguajes de programación. <text:s/>(3) Dominio de Microsoft SQL Server 2008/2012 (Business Intelligence Stack) <text:s/>SQL Server Integration Services (SSIS). <text:s/>(4) Dominio del lenguaje de consultas SQL incluyendo sintaxis avanzada y eficiente <text:s/>incluyendo pero no limitado a CTEs <text:s/>Ranking Functions <text:s/>Windowing Functions. <text:s/>(5) Alta disposición para aprender y trabajar bajo metodologías ágiles como Scrum. <text:s/>(6) Excelente habilidad de comunicación (oral y escrita). <text:s/>(7) Excelente ética de trabajo y habilidad de trabajar en equipo. <text:s text:c="3"/>CONOCIMIENTOS EN INFORMATICA <text:s/>(1) SQL Server Database Engine. <text:s/>(2) SQL Server Integration Services. <text:s/>(3) SSAS <text:s/>SSRS <text:s/>Power BI. <text:s/>* VERSION: 2008/2012. <text:s text:c="3"/>OTROS CONOCIMIENTOS: <text:s/>Deseable: KPIs en Sector Salud <text:s/>Estados Financieros <text:s/>Scorecards/Dashboards. <text:s text:c="3"/>BENFICIOS: <text:s/>(1) 5 días al mes de trabajo en remoto. (2) Experiencia de trabajo con partner internacional en soluciones de BI. (3) Horario de trabajo flexible. <text:s/>(4) Ser parte de un equipo especializado en BI.</text:p>
          </table:table-cell>
          <table:table-cell table:number-columns-repeated="1020"/>
        </table:table-row>
        <table:table-row table:style-name="ro1">
          <table:table-cell office:value-type="float" office:value="2531" calcext:value-type="float">
            <text:p>2531</text:p>
          </table:table-cell>
          <table:table-cell office:value-type="string" calcext:value-type="string">
            <text:p>Jefe de Servicios <text:s/>SAP Business One</text:p>
          </table:table-cell>
          <table:table-cell office:value-type="string" calcext:value-type="string">
            <text:p>Responsable de gestionar la relación técnicocomercial con los clientes. <text:s/>Elaborar cotizaciones y hacer seguimiento hasta conseguir el cierre de la venta. <text:s/>Cumplir con la cuota de ventas y rentabilidad. <text:s/>Cumplir los objetivos de los servicios en términos de costo <text:s/>tiempo <text:s/>alcance y calidad. <text:s/>Planificar <text:s/>dirigir y controlar la ejecución del servicio/proyecto. <text:s/>Gestionar eficientemente los recursos del servicio/proyecto. <text:s/>Informar de forma cuantitativa y cualitativa el avance de los servicios/proyecto.</text:p>
          </table:table-cell>
          <table:table-cell office:value-type="string" calcext:value-type="string">
            <text:p>Experiencia mínima de 2 años como Jefe de Servicios y/o liderando proyectos de desarrollo de software. <text:s/>Experiencia mínima de 2 años en Proyectos de Implementación de SAP Business One como consultor y/o gestor. <text:s/>Conocimientos: PMI <text:s/>CMMI <text:s/>ITIL. de preferencia con estudios de especialización en Gerencia de Servicios. <text:s/>Inglés: escritura <text:s/>lectura y conversación (Nivel intermedio <text:s/>avanzado). <text:s text:c="3"/>Competencias: <text:s text:c="3"/>Liderazgo. <text:s/>Negociación efectiva. <text:s/>Comunicación efectiva. <text:s/>Proactivo/a y capaz de asumir compromisos (cumplir plazos de entrega).</text:p>
          </table:table-cell>
          <table:table-cell table:number-columns-repeated="1020"/>
        </table:table-row>
        <table:table-row table:style-name="ro1">
          <table:table-cell office:value-type="float" office:value="2537" calcext:value-type="float">
            <text:p>2537</text:p>
          </table:table-cell>
          <table:table-cell office:value-type="string" calcext:value-type="string">
            <text:p>Analista de proyectos</text:p>
          </table:table-cell>
          <table:table-cell office:value-type="string" calcext:value-type="string">
            <text:p>Participar en la definición de proyectos para el área comercial. <text:s/>Generar los requerimientos a sistemas para los proyectos aprobados y gestionarlos. <text:s/>Participar en el diseño <text:s/>implementación <text:s/>testing y seguimiento a los proyectos a cargo.</text:p>
          </table:table-cell>
          <table:table-cell office:value-type="string" calcext:value-type="string">
            <text:p>Tener experiencia de 1 año en proyectos <text:s/>relacionados a sistemas.</text:p>
          </table:table-cell>
          <table:table-cell table:number-columns-repeated="1020"/>
        </table:table-row>
        <table:table-row table:style-name="ro1">
          <table:table-cell office:value-type="float" office:value="2539" calcext:value-type="float">
            <text:p>2539</text:p>
          </table:table-cell>
          <table:table-cell office:value-type="string" calcext:value-type="string">
            <text:p>Senior de Inteligencia Comercial</text:p>
          </table:table-cell>
          <table:table-cell office:value-type="string" calcext:value-type="string">
            <text:p>Monitorear proyectos de investigación del mercado y estudios de Benchmark. <text:s/>Investigaciones de mercado complejos y realizar adhoc análisis de data para actividades comerciales. <text:s/>Revisión de reportes cualitativos y cuantitativos <text:s/>interpretación de la data y tendencias para asistir a la identificación de segmentos de mercado por desarrollar. <text:s/>Gestión y manejo de la calidad de bases de datos complejos. <text:s/>Manejo de sistemas de gestión de ventas y elaboración de reportes semanales. <text:s/>Apoyo en el desarrollo de planes comerciales para diferentes subáreas de la compañía. <text:s/>Apoyo en el desarrollo de iniciativas internas de mejora relacionadas a aspectos comerciales. <text:s/>Proveer conocimiento personalizado a los clientes internos. <text:s/>Apoyo en la implementación de satisfacción del cliente <text:s/>elaboración de reportes <text:s/>análisis de resultados y seguimiento del proceso. <text:s/>Asistencia al Gerente en el desarrollo de la estrategia y tácticas del área Comercial. <text:s/>Apoyo en la administración del presupuesto del área.</text:p>
          </table:table-cell>
          <table:table-cell office:value-type="string" calcext:value-type="string">
            <text:p>Experiencia previa: <text:s text:c="2"/>Experiencia laboral indispensable de tres a cinco años en áreas de investigación de mercado <text:s/>comercial <text:s/>finanzas y/o consultoría de negocios. <text:s text:c="2"/>Experiencia no menor a dos años en el liderazgo de equipos. <text:s text:c="3"/>Conocimientos: <text:s text:c="2"/>Indispensable Ms Office Avanzado <text:s/>conocimiento de Access. <text:s/>Deseable manejo de herramientas de bases de datos y/o programas de Business Intelligence <text:s/>Data Analytics. <text:s text:c="3"/>Competencias: <text:s text:c="2"/>Contar con competencias excelentes de análisis de datos e investigación. <text:s text:c="2"/>Capacidad de trabajar bajo presión <text:s/>habilidad de manejo de proyectos complejos e iniciativas al mismo tiempo. <text:s text:c="2"/>Alta atención hacia el detalle y calidad de los trabajos. <text:s text:c="2"/>Contar con actitud proactiva – habilidad de superar obstáculos y generar resultados. <text:s text:c="2"/>Muy buenas habilidades metódicas para resolver problemas. <text:s text:c="2"/>Capacidad de trabajar de manera independiente <text:s/>resolver retos manteniendo una comunicación oportuna entre los stakeholders. <text:s text:c="2"/>Trabajo en equipo y exposición a equipos multiculturales. <text:s text:c="2"/>Habilidad de crear relaciones sólidas internas identificar oportunidades <text:s/>influir en equipos para promover la acción hacia el objetivo. <text:s text:c="2"/>Orientación para brindar un servicio excepcional al cliente. <text:s/>Facilidad de relacionarse con los altos ejecutivos de la compañía de diferentes áreas. <text:s text:c="2"/>Excelentes habilidades de comunicación (escrito y oral).</text:p>
          </table:table-cell>
          <table:table-cell table:number-columns-repeated="1020"/>
        </table:table-row>
        <table:table-row table:style-name="ro1">
          <table:table-cell office:value-type="float" office:value="2541" calcext:value-type="float">
            <text:p>2541</text:p>
          </table:table-cell>
          <table:table-cell office:value-type="string" calcext:value-type="string">
            <text:p>PRACTICANTE DE SERVICIOS VOZ Y DATOS</text:p>
          </table:table-cell>
          <table:table-cell office:value-type="string" calcext:value-type="string">
            <text:p><text:s/>Implementar una Base de Datos de Topologías Tipo de oficinas que facilite el soporte remoto de la red de oficinas <text:s/>Cajeros y Agentes Express del BBVA <text:s/>soportándose en los proveedores de servicio para obtener información de enlaces . <text:s text:c="2"/>Apoyo en la publicación de los reportes de disponibilidad de servicio de Voz y Datos del Banco.</text:p>
          </table:table-cell>
          <table:table-cell office:value-type="string" calcext:value-type="string">
            <text:p>NO SE REQUIERE EXPERIENCIA</text:p>
          </table:table-cell>
          <table:table-cell table:number-columns-repeated="1020"/>
        </table:table-row>
        <table:table-row table:style-name="ro1">
          <table:table-cell office:value-type="float" office:value="2543" calcext:value-type="float">
            <text:p>2543</text:p>
          </table:table-cell>
          <table:table-cell office:value-type="string" calcext:value-type="string">
            <text:p>Practicante de Fondos Mutuos</text:p>
          </table:table-cell>
          <table:table-cell office:value-type="string" calcext:value-type="string">
            <text:p>Dar soporte a la SubUnidad de Formación en: supervisión el proceso de carga de la data sobre la formación en el sistema del Mintra / gestionar los cursos regulatorios 2012 / realizar el análisis de los procesos formativos. Para todos los casos generar una propuesta de mejora.</text:p>
          </table:table-cell>
          <table:table-cell office:value-type="string" calcext:value-type="string">
            <text:p>Disponibilidad para empezar a practicar el 02 de Enero.</text:p>
          </table:table-cell>
          <table:table-cell table:number-columns-repeated="1020"/>
        </table:table-row>
        <table:table-row table:style-name="ro1">
          <table:table-cell office:value-type="float" office:value="2560" calcext:value-type="float">
            <text:p>2560</text:p>
          </table:table-cell>
          <table:table-cell office:value-type="string" calcext:value-type="string">
            <text:p>Supervisor de Desarrollo de aplicaciones <text:s/>SAP</text:p>
          </table:table-cell>
          <table:table-cell office:value-type="string" calcext:value-type="string">
            <text:p>Administrar las aplicaciones SAP <text:s/>otras propietarias y de terceros <text:s/>asegurando sus mantenimientos y brindando el soporte y capacitaciones funcionales cuando sea requerido. <text:s/>Elaborar flujos de procesos de negocio <text:s/>identificar e interpretar nuevos requerimientos de usuarios <text:s/>y diseñar e implementar las aplicaciones que se ajusten a sus necesidades. <text:s/>Gestionar proyectos de desarrollo de aplicaciones en coordinación con proveedores y/o usuarios <text:s text:c="2"/>Apoyar a lineamientos ITIL <text:s/>identificando posibles riesgos durante el proceso de Gestión de Cambios <text:s/>para la puesta en producción de nuevas aplicaciones y/o versiones. <text:s/>Proponer la elaboración y/o modificación de políticas <text:s/>procedimientos y estándares de operación para el Desarrollo de Aplicaciones. <text:s/>Presupuesto del área. <text:s/>Realizar Análisis de Riesgos sobre las actividades a cargo <text:s/>Elaborar presentaciones <text:s/>expedientes técnicos informes de rutina <text:s/>así como reportes asociados a la calidad de los servicios.</text:p>
          </table:table-cell>
          <table:table-cell office:value-type="string" calcext:value-type="string">
            <text:p>Experiencia de 3 años en puestos similares. <text:s/>Deseable especialización en CMMI <text:s/>Deseable Especialización en Gestión de Proyectos (PMBOK) y/o en Gestión de Servicios (ITIL). <text:s/>Conocimientos de Lenguajes de Programación (Java y .Net) <text:s/>Soluciones ERP (SAP Business One) <text:s/>Sistemas Operativos Windows/Linux y Bases de Datos Oracle/SQL. <text:s/>Conocimiento y aplicación del CCMI (Capability Maturity Model Integration) y ALM (Application LifeCycle Management) para Desarrollo. <text:s/>Inglés a nivel Intermedio (escrito y oral).</text:p>
          </table:table-cell>
          <table:table-cell table:number-columns-repeated="1020"/>
        </table:table-row>
        <table:table-row table:style-name="ro1">
          <table:table-cell office:value-type="float" office:value="2567" calcext:value-type="float">
            <text:p>2567</text:p>
          </table:table-cell>
          <table:table-cell office:value-type="string" calcext:value-type="string">
            <text:p>Practicante de Soporte</text:p>
          </table:table-cell>
          <table:table-cell office:value-type="string" calcext:value-type="string">
            <text:p>Realizar actividades de Soporte Google Apps y proyecto de Deployment Google Apps. <text:s/>Realización y configuración del laboratorio de pruebas. <text:s/>Investigar <text:s/>Analizar <text:s text:c="2"/>Implementar <text:s text:c="2"/>configurar y administrar en la plataforma Google Apps y los diversos productos Cloud Computing y Sistemas On Premise. <text:s/>Elaboración de documentos de seguimiento. procesos <text:s/>gestion <text:s/>acta de acuerdo y en general . <text:s/>Usar herramientas y técnicas informáticas para recolectar datos <text:s/>analizar <text:s/>diseñar <text:s/>desarrollar e implementar nuevos sistemas.</text:p>
          </table:table-cell>
          <table:table-cell office:value-type="string" calcext:value-type="string">
            <text:p><text:s/>Experiencia mínimo 01 años en empresas de Tecnología y de implementación de soluciones de infraestructura. <text:s text:c="2"/>Implementación <text:s/>administración y gestión de plataformas de infraestructura de servicios a nivel software/hardware y/o comunicaciones <text:s/>Microsoft</text:p>
          </table:table-cell>
          <table:table-cell table:number-columns-repeated="1020"/>
        </table:table-row>
        <table:table-row table:style-name="ro1">
          <table:table-cell office:value-type="float" office:value="2568" calcext:value-type="float">
            <text:p>2568</text:p>
          </table:table-cell>
          <table:table-cell office:value-type="string" calcext:value-type="string">
            <text:p>Sub Gerente Adjunto de Análisis de Aplicaciones</text:p>
          </table:table-cell>
          <table:table-cell office:value-type="string" calcext:value-type="string">
            <text:p>1.Analizar y plantear soluciones a las solicitudes de nuevas funcionalidades. <text:s/>2.Elaborar documentos técnicos para las funcionalidades solicitadas. <text:s/>3.Proporcionar asesoría técnica. <text:s/>4.Actuar buscando contribuir a la calidad y el concepto cero error. <text:s/>5.Apoyar al pool de programadores y/o proveedores en la implementación de las soluciones. <text:s/>6.Analizar y estimar el esfuerzo de las solicitudes o requerimientos de los usuarios internos.</text:p>
          </table:table-cell>
          <table:table-cell office:value-type="string" calcext:value-type="string">
            <text:p>Experiencia mínima de 2 años como Ingeniero de Aplicación. <text:s/>Conocimiento de tecnologías Host / Alto <text:s/>Herramientas internas utilizadas en los procesos de Sistemas (Clear Case <text:s/>Clear Quest <text:s/>Quality Center y otros) / Bajo</text:p>
          </table:table-cell>
          <table:table-cell table:number-columns-repeated="1020"/>
        </table:table-row>
        <table:table-row table:style-name="ro1">
          <table:table-cell office:value-type="float" office:value="2569" calcext:value-type="float">
            <text:p>2569</text:p>
          </table:table-cell>
          <table:table-cell office:value-type="string" calcext:value-type="string">
            <text:p>Analista de Arquitectura de Dimensiones</text:p>
          </table:table-cell>
          <table:table-cell office:value-type="string" calcext:value-type="string">
            <text:p>1. Levantar y documentar información de aplicativos y del negocio <text:s/>relevante para la implementación de componentes (servicios comunes <text:s/>interfaces batch <text:s/>etc) <text:s/>con la finalidad de asegurar una correcta implementación de los mismos. <text:s/>2.Apoyar en la gestión del Portafolio de Servicios e Interfaces Batch <text:s/>brindando soporte al área de Desarrollo de Sistemas en el correcto desarrollo y publicación de los mismos <text:s/>de manera que los Portafolios se mantengan actualizados y vigentes. <text:s/>3.Brindar soporte en la aplicación de estándares <text:s/>para la construcción de servicios comunes e interfaces anchas batch. <text:s/>4.Hacer seguimiento a proveedores <text:s/>en la ejecución de actividades de pruebas de componentes ya construidos (servicios comunes <text:s/>interfaces batch <text:s/>etc)</text:p>
          </table:table-cell>
          <table:table-cell office:value-type="string" calcext:value-type="string">
            <text:p>Experiencia mínima de 4 años como Analista Funcional / Técnico. <text:s text:c="3"/>1. Conocimiento de los distintos tipos de infraestructura tecnológica del banco (Mainframe <text:s/>Windows <text:s/>Unix <text:s/>Linux <text:s/>y comunicaciones de red). <text:s/>2. Conocimiento de los elementos del Enterp</text:p>
          </table:table-cell>
          <table:table-cell table:number-columns-repeated="1020"/>
        </table:table-row>
        <table:table-row table:style-name="ro1">
          <table:table-cell office:value-type="float" office:value="2572" calcext:value-type="float">
            <text:p>2572</text:p>
          </table:table-cell>
          <table:table-cell office:value-type="string" calcext:value-type="string">
            <text:p>Consultor Junior</text:p>
          </table:table-cell>
          <table:table-cell office:value-type="string" calcext:value-type="string">
            <text:p>Levantamiento <text:s/>diagramación y análisis de procesos de negocio. <text:s/>Elaboración de flujogramas. <text:s/>Estudios de métodos de tiempos. <text:s/>Preparación de estudios de análisis estadísticos.</text:p>
          </table:table-cell>
          <table:table-cell office:value-type="string" calcext:value-type="string">
            <text:p>Mapeo y análisis de procesos operativos. <text:s/>Conocimiento de herramientas para la gestión de proyectos. <text:s/>Conocimiento de operatividad de herramientas para mapeo de procesos (Business process management).</text:p>
          </table:table-cell>
          <table:table-cell table:number-columns-repeated="1020"/>
        </table:table-row>
        <table:table-row table:style-name="ro1">
          <table:table-cell office:value-type="float" office:value="2577" calcext:value-type="float">
            <text:p>2577</text:p>
          </table:table-cell>
          <table:table-cell office:value-type="string" calcext:value-type="string">
            <text:p>Profesor(a) de IT Senior School 2015</text:p>
          </table:table-cell>
          <table:table-cell office:value-type="string" calcext:value-type="string">
            <text:p>St George's College se encuentra a la búsqueda de un(a) profesor(a) para el año escolar 2015 que se encargue del dictado del curso de Tecnologías de la Información: <text:s text:c="4"/>Dictar las clases relacionadas a su especialidad en idioma inglés. <text:s text:c="2"/>Preparar el material educativo correspondiente. <text:s text:c="2"/>Mantener actualizada la documentación pedagógica y administrativa de su responsabilidad. <text:s text:c="2"/>Emplear métodos y técnicas adecuados. <text:s text:c="2"/>Cumplir programación semanal <text:s text:c="2"/>evaluaciones y comentarios. <text:s text:c="2"/>Detectar problemas que afecten el desarrollo del alumno y su aprendizaje. <text:s text:c="2"/>Coordinar y mantener comunicación con los padres de familia. <text:s text:c="2"/>Participar en las acciones de promoción y servicio social que planifique el colegio. <text:s text:c="2"/>Asistir a reuniones <text:s/>actuaciones y otros eventos del cronograma escolar.</text:p>
          </table:table-cell>
          <table:table-cell office:value-type="string" calcext:value-type="string">
            <text:p><text:s/>Experiencia comprobada en enseñanza en colegios IB en secundaria y colegios mixtos. <text:s text:c="2"/>Disponibilidad para trasladarse a la sede en Los Huertos de Villa <text:s/>Chorrillos (Senior School). <text:s text:c="2"/>Conocimiento del idioma inglés es necesario para manejar el materia</text:p>
          </table:table-cell>
          <table:table-cell table:number-columns-repeated="1020"/>
        </table:table-row>
        <table:table-row table:style-name="ro1">
          <table:table-cell office:value-type="float" office:value="2580" calcext:value-type="float">
            <text:p>2580</text:p>
          </table:table-cell>
          <table:table-cell office:value-type="string" calcext:value-type="string">
            <text:p>Especialista de Tecnología de Información para Medios de Pagos y Marcas</text:p>
          </table:table-cell>
          <table:table-cell office:value-type="string" calcext:value-type="string">
            <text:p>Garantizar que las aplicaciones y dispositivos transaccionales de las oficinas mantengan una correcta operatividad con las marcas que soportan los Medios de Pago.</text:p>
          </table:table-cell>
          <table:table-cell office:value-type="string" calcext:value-type="string">
            <text:p><text:s/>Deseable Maestría en Informática <text:s/>MBA o afines. <text:s text:c="2"/>Mínimo 2 años de experiencia en posiciones similares en entidades financieras o afines. <text:s text:c="2"/>Conocimiento de aplicaciones de ventanilla bancaria <text:s/>banca por internet <text:s/>ATMs <text:s/>Banca Móvil y CRM. <text:s text:c="2"/>Conocimiento de Inglés a nivel intermedio.</text:p>
          </table:table-cell>
          <table:table-cell table:number-columns-repeated="1020"/>
        </table:table-row>
        <table:table-row table:style-name="ro1">
          <table:table-cell office:value-type="float" office:value="2592" calcext:value-type="float">
            <text:p>2592</text:p>
          </table:table-cell>
          <table:table-cell office:value-type="string" calcext:value-type="string">
            <text:p>Practicante de Desarrollo</text:p>
          </table:table-cell>
          <table:table-cell office:value-type="string" calcext:value-type="string">
            <text:p>Investigación y Desarrollo web.</text:p>
          </table:table-cell>
          <table:table-cell office:value-type="string" calcext:value-type="string">
            <text:p>No se requiere de experiencia previa.</text:p>
          </table:table-cell>
          <table:table-cell table:number-columns-repeated="1020"/>
        </table:table-row>
        <table:table-row table:style-name="ro1">
          <table:table-cell office:value-type="float" office:value="2654" calcext:value-type="float">
            <text:p>2654</text:p>
          </table:table-cell>
          <table:table-cell office:value-type="string" calcext:value-type="string">
            <text:p>Asistente de soporte</text:p>
          </table:table-cell>
          <table:table-cell office:value-type="string" calcext:value-type="string">
            <text:p><text:s/>Mantener actualizada una Base de Conocimiento (KM) que permita registrar la solución de los diferentes tipos de incidentes y problemas <text:s/>poniendo a disposición del cliente en la intranet y extranet la solución de los principales incidentes (FAQ). <text:s text:c="2"/>Evaluar la frecuencia de los incidentes y el motivo de las ocurrencias <text:s/>coordinando con la Oficina de Capacitación la capacitación de los usuarios finales en los incidentes que son recurrentes <text:s/>de manera de reducir el número <text:s text:c="2"/>Mantener actualizada una Base de Datos de la Gestión de la Configuración (Configuration Management DataBase <text:s/>CMDB) relacionada con todos los componentes de los sistemas de información <text:s/>a fin de asegurar la continuidad en las operaciones de los sistemas <text:s text:c="2"/>Coordinar las acciones necesarias para asegurar la operación ante incidentes críticos de manera que el usuario no se vea afectado <text:s text:c="2"/>Otras funciones que le sean asignadas por la Jefatura <text:s text:c="2"/>Atender en el sitio o telefónicamente cualquier problema o requerimiento que se le presente a los usuarios con respecto a sus equipos tantos en software <text:s/>hardware y telefonía <text:s text:c="2"/>Desarrollar tareas de mantenimiento y soporte de red</text:p>
          </table:table-cell>
          <table:table-cell office:value-type="string" calcext:value-type="string">
            <text:p>Ø Experiencia 1 año a más <text:s/>realizando funciones similares <text:s/>Ø Conocimientos en mantenimiento de red <text:s/>configuraciones <text:s/>Microsoft <text:s/>correo</text:p>
          </table:table-cell>
          <table:table-cell table:number-columns-repeated="1020"/>
        </table:table-row>
        <table:table-row table:style-name="ro1">
          <table:table-cell office:value-type="float" office:value="2655" calcext:value-type="float">
            <text:p>2655</text:p>
          </table:table-cell>
          <table:table-cell office:value-type="string" calcext:value-type="string">
            <text:p>ESPECIALISTA SENIOR EN TECNOLOGÍA AUDIOVISUAL</text:p>
          </table:table-cell>
          <table:table-cell office:value-type="string" calcext:value-type="string">
            <text:p>Funciones Generales: <text:s/>Responsable de la implementación <text:s/>funcionamiento y soporte de la infraestructura tecnológica necesaria en todos los locales para proveer los servicios audiovisuales requeridos por las Juntas de Gobernadores del Grupo Banco Mundial y del Fondo Monetario Internacional. <text:s text:c="3"/>Funciones Específicas: <text:s/>Planificar <text:s/>diseñar y administrar la infraestructura y equipamiento audiovisual de todo el evento (video <text:s/>village <text:s/>slave master control room <text:s/>transmisión webcasting <text:s/>señalización digital <text:s/>agencias de noticias <text:s/>islas de edición salas de entrevistas <text:s/>sala de declaración de gobernadores <text:s/>implementación de salas de reuniones <text:s/>salas de overflow <text:s/>programa de seminarios <text:s/>CCTV <text:s/>servicios unilaterales y grabación de eventos). <text:s/>Supervisar el trabajo del proveedor de servicios audiovisuales que implementará toda la infraestructura de tecnología audiovisual necesaria para el evento. <text:s/>Desarrollar diagramas de diseño electrónico de las diversas sedes y salas (sala de prensa <text:s/>agencias de noticias <text:s/>islas de edición <text:s/>salas de conferencias <text:s/>video village <text:s/>slave master control <text:s/>transmisión webcasting <text:s/>señalización digital <text:s/>reuniones bilaterales <text:s/>sesión plenaria <text:s/>estudio de entrevistas programa de seminarios <text:s/>salas de overflow y CCTV) en coordinación con los especialistas del Banco Mundial y Fondo Monetario Internacional. <text:s/>Supervisar la implementación de infraestructura audiovisual (incluyendo obras de acondicionamiento de ambientes) que se vienen realizando en los cinco locales a ser utilizados durante el evento (Nueva Sede del Banco de la Nación <text:s/>Centro de Convenciones <text:s/>Museo de la Nación <text:s/>Gran Teatro Nacional <text:s/>Biblioteca Nacional). <text:s/>Supervisar las instalaciones de cableado estructurado y fibra óptica <text:s/>tanto al interior como al exterior de los cinco locales a ser utilizados durante el evento. <text:s/>Asegurar el funcionamiento y transmisión de las señales de video y audio de acuerdo a las disposiciones del Banco Mundial y Fondo Monetario Internacional. <text:s/>Participar de las reuniones con los especialistas técnicos del Banco Mundial <text:s/>Fondo Monetario Internacional <text:s/>Proyecto Especial <text:s/>proveedor audiovisual y demás organismos vinculados al evento. <text:s/>Trabajar coordinadamente con el Especialista Senior en Producción Audiovisual en las necesidades de las distintas sedes y salas (instalación <text:s/>funcionamiento y desinstalación). <text:s/>Supervisar y distribuir las actividades del personal a su cargo estableciendo responsabilidades. <text:s/>Asistir a reuniones de coordinación del evento. <text:s/>Elaborar cronogramas de actividades del personal de tecnología audiovisual y velar por su cumplimiento. <text:s/>Atender y solucionar las necesidades audiovisuales que surjan a último momento en el evento. <text:s/>Controlar y evaluar el personal a su cargo. <text:s/>Asegurar el correcto funcionamiento de la fibra óptica que quedará instalada luego del evento. <text:s/>Otras que le asigne su jefatura.</text:p>
          </table:table-cell>
          <table:table-cell office:value-type="string" calcext:value-type="string">
            <text:p>EDUCACIÓN <text:s/>Profesional en ingeniería electrónica o de telecomunicaciones <text:s/>de preferencia colegiado. <text:s/>Haber llevado cursos certificados de actualización de su especialidad. <text:s/>Conocimientos de telecomunicaciones y de redes y cableado de televisión. <text:s/>Manejo de MS Project <text:s/>MS Visio y Autocad. <text:s/>Herramientas informáticas de oficina. <text:s text:c="3"/>EXPERIENCIA <text:s/>Cinco años de experiencia en planificación <text:s/>desarrollo e instalación de controles maestros <text:s/>vinculados a la producción de televisión o productoras de contenidos. <text:s/>Cinco años de experiencia en labores de planeamiento técnico de eventos televisivos en vivo. <text:s/>Cinco años de experiencia en instalación y soporte en planta para la emisión de televisión. <text:s/>Conocimiento en transmisión webstreaming y enlaces satelitales. <text:s/>Deseable 5 años de trabajo en puestos similares en el sector público y privado. <text:s/>Deseable cinco años de experiencia de trabajo en planeamiento e instalación de equipos audiovisuales. <text:s/>De preferencia cinco años de experiencia en eventos de transmisión en vivo con varias señales y audio y enlaces multidestinos. <text:s/>Deseable experiencia en eventos oficiales similares con organismos internacionales. <text:s/>Conocimiento en reparación de equipos audiovisuales y de telecomunicaciones (deseable).</text:p>
          </table:table-cell>
          <table:table-cell table:number-columns-repeated="1020"/>
        </table:table-row>
        <table:table-row table:style-name="ro1">
          <table:table-cell office:value-type="float" office:value="2662" calcext:value-type="float">
            <text:p>2662</text:p>
          </table:table-cell>
          <table:table-cell office:value-type="string" calcext:value-type="string">
            <text:p>Programador FrontEnd</text:p>
          </table:table-cell>
          <table:table-cell office:value-type="string" calcext:value-type="string">
            <text:p><text:s/>Realizar programas o componentes de sistemas de computación. <text:s text:c="2"/>Interpretar especificaciones de diseño <text:s/>diagramas y documentos funcionales. <text:s text:c="2"/>Documentar los programas realizados. <text:s text:c="2"/>Verificar los componentes programados <text:s/>buscar causas de mal funcionamiento y corregir los programas o adaptarlos a cambios en las especificaciones. <text:s text:c="2"/>Modelar <text:s/>crear y optimizar bases de datos. <text:s text:c="2"/>Depurar el código con el fin de optimizar el rendimiento del programa.</text:p>
          </table:table-cell>
          <table:table-cell office:value-type="string" calcext:value-type="string">
            <text:p>Requisitos: <text:s text:c="2"/>Experiencia mínima de 2 años. <text:s text:c="2"/>De preferencia tener experiencia trabajando en agencias digitales. <text:s text:c="2"/>Se tomará en consideración para la evaluación el conocimiento de lenguajes <text:s/>frameworks y bases de <text:s/>datos adicionales al listado. <text:s text:c="2"/>Disponibilidad inmediata. <text:s text:c="3"/>Competencias: <text:s text:c="2"/>Tolerancia a la presión <text:s/>empatía <text:s/>asertividad y trabajo en equipo. <text:s text:c="3"/>El profesional debe contar con los siguientes conocimientos: <text:s text:c="2"/>Conocimientos especiales: Interpretar especificaciones de Diseño <text:s/>diagramas y documentos funcionales para realizar programas o componentes de sistemas. <text:s text:c="2"/>Conocimientos de computación: distintos sitemas operativos (Linux <text:s/>OSX <text:s/>Windows) <text:s/>CSS/CSS3 y HTML/HTML5 <text:s/>maquetación de crosbrowsing <text:s/>JQuery y uso de plugins <text:s/>Ajax <text:s/>Json <text:s/>Adobe Photoshop o Adobe Fireworks y API´s de Facebook <text:s/>Twitter <text:s/>Youtube <text:s/>Google Maps <text:s/>Instagram (por lo menos Facebook).</text:p>
          </table:table-cell>
          <table:table-cell table:number-columns-repeated="1020"/>
        </table:table-row>
        <table:table-row table:style-name="ro1">
          <table:table-cell office:value-type="float" office:value="2669" calcext:value-type="float">
            <text:p>2669</text:p>
          </table:table-cell>
          <table:table-cell office:value-type="string" calcext:value-type="string">
            <text:p>.NET PROGRAMMERS</text:p>
          </table:table-cell>
          <table:table-cell office:value-type="string" calcext:value-type="string">
            <text:p><text:s/>Participate in estimations <text:s text:c="2"/>Determine the best way to implement those requirements in code and develop it. <text:s text:c="2"/>Interact with QA engineers to identify weaknesses in the application and to fix bugs. <text:s text:c="2"/>Define technical architecture <text:s text:c="2"/>Team coaching and code review</text:p>
          </table:table-cell>
          <table:table-cell office:value-type="string" calcext:value-type="string">
            <text:p><text:s/>Programming in C# <text:s text:c="2"/>Framework .NET 3.5 or newer <text:s text:c="2"/>WCF Windows Communication Foundation <text:s text:c="2"/>Visual studio 2008 or newer <text:s text:c="2"/>ASP.NET webform <text:s/>ASP.NET MVC <text:s text:c="2"/>Utilization of enterprise frameworks <text:s text:c="2"/>SOA Architecture <text:s/>NLayer <text:s/>SAaS <text:s text:c="2"/>SQL Server 2005 – 2008 <text:s/>MySQL</text:p>
          </table:table-cell>
          <table:table-cell table:number-columns-repeated="1020"/>
        </table:table-row>
        <table:table-row table:style-name="ro1">
          <table:table-cell office:value-type="float" office:value="2670" calcext:value-type="float">
            <text:p>2670</text:p>
          </table:table-cell>
          <table:table-cell office:value-type="string" calcext:value-type="string">
            <text:p>SENIOR MOBILE APPS CONSULTANT</text:p>
          </table:table-cell>
          <table:table-cell office:value-type="string" calcext:value-type="string">
            <text:p>Participates in estimations and teamcommitments <text:s/>Determines the best way to implement specifications in code and codes it <text:s/>Interacts with QA engineers to identify weaknesses in the application and to fix every bug <text:s/>Demonstrates the software functionality (behavior) to the end Client after the end of each stage <text:s/>Architectural design <text:s/>Teammates coaching <text:s/>Teammates codereview</text:p>
          </table:table-cell>
          <table:table-cell office:value-type="string" calcext:value-type="string">
            <text:p>Experience in developing iOS and Android. <text:s/>Proven experience with Objective C <text:s/>Cocoa Touch <text:s/>Xcode. <text:s/>Proven experience with Java <text:s/>Android SDK <text:s/>Eclipse and Android Studio. <text:s/>Extensive knowledge of programming (OOP <text:s/>data structures <text:s/>algorithms <text:s/>patterns) and general knowledge of systems architecture: databases <text:s/>clientserver <text:s/>web technologies (JSON <text:s/>HTTP <text:s/>XML). <text:s/>Knowledge of Web Services.</text:p>
          </table:table-cell>
          <table:table-cell table:number-columns-repeated="1020"/>
        </table:table-row>
        <table:table-row table:style-name="ro1">
          <table:table-cell office:value-type="float" office:value="2691" calcext:value-type="float">
            <text:p>2691</text:p>
          </table:table-cell>
          <table:table-cell office:value-type="string" calcext:value-type="string">
            <text:p>Desarrollor de Sistemas Java</text:p>
          </table:table-cell>
          <table:table-cell office:value-type="string" calcext:value-type="string">
            <text:p>Diseño y desarrollo de soluciones java para operadores de redes móviles. <text:s/>Participar en equipos multidisciplinarios para definir la arquitectura de las soluciones para múltiples proyectos de la compañía. <text:s/>Reuniones para el análisis de requerimientos <text:s/>diseño y planificación del desarrollo.</text:p>
          </table:table-cell>
          <table:table-cell office:value-type="string" calcext:value-type="string">
            <text:p>Manejo de JAVA a nivel avanzado. <text:s/>Manejo de Redes <text:s/>Hardware y C/C++ <text:s/>Conocimientos en Multithreating <text:s/>concurrency <text:s/>patrones de diseño. <text:s text:c="2"/>Experiencia mayor a 2 años realizando funciones similares.</text:p>
          </table:table-cell>
          <table:table-cell table:number-columns-repeated="1020"/>
        </table:table-row>
        <table:table-row table:style-name="ro1">
          <table:table-cell office:value-type="float" office:value="2696" calcext:value-type="float">
            <text:p>2696</text:p>
          </table:table-cell>
          <table:table-cell office:value-type="string" calcext:value-type="string">
            <text:p>Practicante Telecomunicaciones</text:p>
          </table:table-cell>
          <table:table-cell office:value-type="string" calcext:value-type="string">
            <text:p><text:s/>Cumplimiento de Servicios de Campo de órdenes de trabajo. <text:s text:c="2"/>Ejecución de Mantenimiento Preventivo. <text:s text:c="2"/>Ejecución de Mantenimiento Correctivo. <text:s text:c="3"/>Profesional y Liderazgo experiencia: <text:s text:c="2"/>Conocimiento de los enlaces de microondas o enlaces por satélite. <text:s text:c="2"/>Disponibilidad para trabajar de rotación y horarios flexibles de acuerdo a la necesidad. <text:s text:c="2"/>Conocimiento y la experiencia de operación y mantenimiento.</text:p>
          </table:table-cell>
          <table:table-cell office:value-type="string" calcext:value-type="string">
            <text:p>Disponibilidad inmediata <text:s/>residir en Lima.</text:p>
          </table:table-cell>
          <table:table-cell table:number-columns-repeated="1020"/>
        </table:table-row>
        <table:table-row table:style-name="ro1">
          <table:table-cell office:value-type="float" office:value="2725" calcext:value-type="float">
            <text:p>2725</text:p>
          </table:table-cell>
          <table:table-cell office:value-type="string" calcext:value-type="string">
            <text:p>Programación Siebel</text:p>
          </table:table-cell>
          <table:table-cell office:value-type="string" calcext:value-type="string">
            <text:p>Te invitamos a sumarte a una organización que ofrece mayores desafíos <text:s/>mejores oportunidades y más satisfacción. <text:s/>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text:p>
          </table:table-cell>
          <table:table-cell office:value-type="string" calcext:value-type="string">
            <text:p><text:s/>Experiencia mínima de 1año realizando modelación de datos <text:s/>scripting y las integraciones con otros sistemas. <text:s text:c="2"/>Conocimiento en herramientas como Base de datos ( Oracle <text:s/>SQL Server ) <text:s/>HTML <text:s/>JavaScript y Oracle Services Bus. <text:s text:c="2"/>Conocimiento en inglés a nivel básico y Ofimática a nivel avanzado. <text:s/>Requisitos personales: <text:s text:c="2"/>Buen nivel de comunicación <text:s/>gusto por trabajar en equipo <text:s/>orientación a resultados <text:s/>compromiso y responsabilidad. <text:s text:c="2"/>Interés por aprender una nueva herramienta de programación requerida en el mercado laboral de TI. <text:s text:c="2"/>Interés en formar parte de una firma global de TI.</text:p>
          </table:table-cell>
          <table:table-cell table:number-columns-repeated="1020"/>
        </table:table-row>
        <table:table-row table:style-name="ro1">
          <table:table-cell office:value-type="float" office:value="2742" calcext:value-type="float">
            <text:p>2742</text:p>
          </table:table-cell>
          <table:table-cell office:value-type="string" calcext:value-type="string">
            <text:p>Practicante de Service Desk</text:p>
          </table:table-cell>
          <table:table-cell office:value-type="string" calcext:value-type="string">
            <text:p><text:s/>Brindar apoyo a los usuarios en la operatividad de sus equipos de hardware: PCs <text:s/>Notebooks <text:s/>impresoras <text:s/>etc. <text:s text:c="2"/>Coordinar con la Jefatura para el apoyo en dar solución a los usuarios del servicio de correo electrónico. <text:s text:c="2"/>Apoyo en dar solución a los problemas de acceso a Internet de los usuarios. <text:s text:c="2"/>Apoyo en dar soporte técnico en solucionar los problemas de usuarios. <text:s text:c="2"/>Otras funciones que le asigne la Gerencia y /o Jefatura.</text:p>
          </table:table-cell>
          <table:table-cell office:value-type="string" calcext:value-type="string">
            <text:p><text:s/>Estudiante universitario del 6to o 7mo ciclo de las carreras de Ingeniería de Sistemas e Informática. <text:s text:c="2"/>Deseable experiencia de 6 a 12 meses como Service Desk o call center TI. <text:s text:c="2"/>Conocimientos en Office a nivel intermedio y sistema operativo Windows a nivel avanzado. <text:s text:c="2"/>Deseable inglés a nivel intermedio. <text:s text:c="2"/>Disponibilidad para trabajar en tiempo completo: (De 9am a 5 pm) <text:s text:c="2"/>Competencias: Rapidez <text:s/>Dinamismo <text:s/>sentido de urgencia <text:s/>comunicación fluida <text:s/>manejo de clientes difíciles.</text:p>
          </table:table-cell>
          <table:table-cell table:number-columns-repeated="1020"/>
        </table:table-row>
        <table:table-row table:style-name="ro1">
          <table:table-cell office:value-type="float" office:value="2809" calcext:value-type="float">
            <text:p>2809</text:p>
          </table:table-cell>
          <table:table-cell office:value-type="string" calcext:value-type="string">
            <text:p>Practicante de Auditoria</text:p>
          </table:table-cell>
          <table:table-cell office:value-type="string" calcext:value-type="string">
            <text:p>1 Automatizar procesos manuales. <text:s text:c="3"/>2 Manejo de Bases de Datos (PL SQL). <text:s text:c="3"/>3 Creación de macros en Excel (VBA). <text:s text:c="3"/>4 Programación .NET. <text:s text:c="3"/>5 Facilidad de interrelación personal. <text:s text:c="3"/>6 Desarrollo de reportes. <text:s text:c="3"/>7 Capacidad de Síntesis.</text:p>
          </table:table-cell>
          <table:table-cell office:value-type="string" calcext:value-type="string">
            <text:p>SQL Server <text:s/>.NET</text:p>
          </table:table-cell>
          <table:table-cell table:number-columns-repeated="1020"/>
        </table:table-row>
        <table:table-row table:style-name="ro1">
          <table:table-cell office:value-type="float" office:value="5" calcext:value-type="float">
            <text:p>5</text:p>
          </table:table-cell>
          <table:table-cell office:value-type="string" calcext:value-type="string">
            <text:p>Practicante Profesional de Consultoría</text:p>
          </table:table-cell>
          <table:table-cell office:value-type="string" calcext:value-type="string">
            <text:p>Contribuir al control y seguimiento de la gestión de proyectos de mejora con clientes <text:s/>elaborando informes de avances <text:s/>planteando alternativas de solución para cumplir con los entregables.</text:p>
          </table:table-cell>
          <table:table-cell office:value-type="string" calcext:value-type="string">
            <text:p>Deseable metodologías de gestión de proyectos (PMI) y procesos de negocio (BPM) . <text:s/>Ms Office a nivel avanzado. <text:s/>De preferencia conocimiento de adonis u otros modeladores de procesos. <text:s text:c="3"/>Experiencia <text:s text:c="3"/>Experiencia mínima de un año en labores o prácticas similares Deseable funcionales por módulos de SAP.</text:p>
          </table:table-cell>
          <table:table-cell table:number-columns-repeated="1020"/>
        </table:table-row>
        <table:table-row table:style-name="ro1">
          <table:table-cell office:value-type="float" office:value="6" calcext:value-type="float">
            <text:p>6</text:p>
          </table:table-cell>
          <table:table-cell office:value-type="string" calcext:value-type="string">
            <text:p>Consultor Senior de Proyectos</text:p>
          </table:table-cell>
          <table:table-cell office:value-type="string" calcext:value-type="string">
            <text:p>Analiza e investiga información relacionada proponiendo oportunidades de mejora en los procesos de negocio involucrados en el proyecto <text:s/>según los lineamientos recibidos y plantea alternativas de solución a los problemas detectados en el análisis y sustenta dichas alternativas. <text:s text:c="3"/>Aplica las técnicas y metodologías de análisis y mejora de procesos para lograr los objetivos y entregables del proyecto <text:s/>informando a su inmediato superior el avance de los entregables asignados.</text:p>
          </table:table-cell>
          <table:table-cell office:value-type="string" calcext:value-type="string">
            <text:p>Deseable haber utilizado la metodología ASAP en la implementación de proyectos SAP o Metodologías afines en implantación o Gestión de Proyectos (PMI <text:s/>BMP). <text:s/>Manejo de MS Office a nivel avanzado. <text:s/>Manejo de Adonis y Ms Project. <text:s text:c="3"/>Experiencia mínima de 3 años en consultoría habiendo participado en el Desarrollo de proyectos y/o Implementación de Sistemas.</text:p>
          </table:table-cell>
          <table:table-cell table:number-columns-repeated="1020"/>
        </table:table-row>
        <table:table-row table:style-name="ro1">
          <table:table-cell office:value-type="float" office:value="7" calcext:value-type="float">
            <text:p>7</text:p>
          </table:table-cell>
          <table:table-cell office:value-type="string" calcext:value-type="string">
            <text:p>Consultor Junior de Proyectos</text:p>
          </table:table-cell>
          <table:table-cell office:value-type="string" calcext:value-type="string">
            <text:p>Relevar la información de la situación actual de los procesos de negocio de acuerdo a la metodología establecida por la gerencia. <text:s/>Analizar la información relevada de los procesos e identifica oportunidades de mejora y propone soluciones al equipo de trabajo.</text:p>
          </table:table-cell>
          <table:table-cell office:value-type="string" calcext:value-type="string">
            <text:p>Experto en manejo de herramientas ofimáticas. <text:s/>Alta capacidad de análisis y comunicación. <text:s/>Conocimiento de adonis u otros modeladores de procesos. <text:s text:c="3"/>Experiencia mínima de un año en la implantación de proyectos o metodologías afines en Implantación o Gestión de Proyectos (PMI <text:s/>BMP). <text:s/>Experiencia en proyectos corporativos de envergadura como consultor.</text:p>
          </table:table-cell>
          <table:table-cell table:number-columns-repeated="1020"/>
        </table:table-row>
        <table:table-row table:style-name="ro1">
          <table:table-cell office:value-type="float" office:value="9" calcext:value-type="float">
            <text:p>9</text:p>
          </table:table-cell>
          <table:table-cell office:value-type="string" calcext:value-type="string">
            <text:p>Jefe De Aseguramiento De Calidad</text:p>
          </table:table-cell>
          <table:table-cell office:value-type="string" calcext:value-type="string">
            <text:p><text:s/>Planificar <text:s/>organizar dirigir y supervisar las actividades relacionadas al Control y Aseguramiento de Calidad. <text:s text:c="2"/>Responsable de la Calidad del Producto. <text:s text:c="2"/>Auditar todos los procedimientos de la organización. <text:s text:c="2"/>Documentar cualquier cambio en los procedimientos de la empresa. <text:s text:c="2"/>Capacitación a las revisoras de QA. <text:s text:c="2"/>Coordinar con todas las áreas y centralizar los requerimientos de QA.</text:p>
          </table:table-cell>
          <table:table-cell office:value-type="string" calcext:value-type="string">
            <text:p>Requisitos mínimos: <text:s text:c="2"/>Situación: EGRESADO SOLO CON GRADO DE BACHILLER. <text:s text:c="2"/>Especialidad: INGENIERIA DE SISTEMAS <text:s text:c="2"/>Certificación ISTQB (Opcional) <text:s text:c="2"/>Experiencia: Mínimo 2 años de experiencia en Control de Calidad. <text:s text:c="2"/>Disponibilidad de Horario: Tiempo Completo.</text:p>
          </table:table-cell>
          <table:table-cell table:number-columns-repeated="1020"/>
        </table:table-row>
        <table:table-row table:style-name="ro1">
          <table:table-cell office:value-type="float" office:value="16" calcext:value-type="float">
            <text:p>16</text:p>
          </table:table-cell>
          <table:table-cell office:value-type="string" calcext:value-type="string">
            <text:p>Analista Programador</text:p>
          </table:table-cell>
          <table:table-cell office:value-type="string" calcext:value-type="string">
            <text:p>Realizar el análisis <text:s/>diseño <text:s/>desarrollo e implementación de nuevos procesos y/o modificaciones de los existentes. <text:s/>Desarrollar interfaces de contabilidad y de finanzas. <text:s/>Desarrollo de nuevos formularios y reportes.</text:p>
          </table:table-cell>
          <table:table-cell office:value-type="string" calcext:value-type="string">
            <text:p>Egresado de la Carrera profesional o técnica de Ingeniería de Sistemas. <text:s/>Experiencia mínima de 01 año. <text:s/>Conocimientos de: aplicaciones contables y funcionamiento de ERP <text:s/>manejo de Visual Basic / .NET / SQL Server y PL/SQL <text:s/>Manejo avanzado del paquete office. <text:s/>Ingles a nivel intermedio de preferencia.</text:p>
          </table:table-cell>
          <table:table-cell table:number-columns-repeated="1020"/>
        </table:table-row>
        <table:table-row table:style-name="ro1">
          <table:table-cell office:value-type="float" office:value="18" calcext:value-type="float">
            <text:p>18</text:p>
          </table:table-cell>
          <table:table-cell office:value-type="string" calcext:value-type="string">
            <text:p>Asistente de Tecnología de la Información</text:p>
          </table:table-cell>
          <table:table-cell office:value-type="string" calcext:value-type="string">
            <text:p>Funciones: <text:s/>Análisis <text:s/>desarrollo y documentación de aplicaciones empresariales. <text:s/>Organizar, mantener actualizado y ordenar debidamente el inventario de equipos de cómputo <text:s/>así como los archivos de respaldo de información y programas informáticos instalados. <text:s/>Asegurar el mantenimiento y conservación de los equipos y suministros de cómputo <text:s/>Realizar otras funciones que le asigne el Jefe del Área <text:s/>Apoyo en los cierres contables de fin de mes. <text:s/>Despliegue de las actividades de respaldo de usuarios. <text:s/>Monitoreo <text:s/>seguimiento de incidentes por parte de usuarios sobre el uso de equipos <text:s/>sistemas.</text:p>
          </table:table-cell>
          <table:table-cell office:value-type="string" calcext:value-type="string">
            <text:p>Requisitos: <text:s text:c="3"/>2 años de experiencia en puestos similares. <text:s/>Dominio a nivel intermedio/avanzado de los siguiente Lenguajes de Programación: <text:s/>Visual Basic 6.0 <text:s/>Visual Studio 2012 (Net /C# ) Web/Escritorio <text:s/>Dominio a nivel Intermedio/Avanzado en Sql server 2005/2008. <text:s/>Dominio a nivel intermedio en Administración de Windows Server 2008 <text:s/>Capacidad de Análisis y diseño de aplicaciones Empresariales. <text:s/>Conocimientos Intermedios en Procesos Empresariales (Inventario <text:s/>Compras <text:s/>Contabilidad <text:s/>Facturación <text:s/>Producción). <text:s/>Conocimiento Nivel Intermedio/ ITIL <text:s/>Conocimiento básico de PMBOK del PMI <text:s/>Experiencia intermedia en herramientas y metodologías de modelamiento (UML <text:s/>RUP)</text:p>
          </table:table-cell>
          <table:table-cell table:number-columns-repeated="1020"/>
        </table:table-row>
        <table:table-row table:style-name="ro1">
          <table:table-cell office:value-type="float" office:value="21" calcext:value-type="float">
            <text:p>21</text:p>
          </table:table-cell>
          <table:table-cell office:value-type="string" calcext:value-type="string">
            <text:p>Ingeniero de Proyectos</text:p>
          </table:table-cell>
          <table:table-cell office:value-type="string" calcext:value-type="string">
            <text:p><text:s/>Desarrollo de proyectos logísticos a nivel estratégico y técnico para empresas de primera línea <text:s/>incluyendo: <text:s text:c="2"/>Procesamiento <text:s/>análisis e interpretación de data. <text:s text:c="2"/>Desarrollo y evaluación de alternativas de solución para los problemas identificados. <text:s/></text:p>
          </table:table-cell>
          <table:table-cell office:value-type="string" calcext:value-type="string">
            <text:p><text:s/>Manejo avanzado de Microsoft Office (PowerPoint <text:s/>Excel <text:s/>Access). <text:s text:c="2"/>Dominio del idioma inglés. <text:s text:c="2"/>Experiencia de preferencia en logística o proyectos <text:s/>pero no necesaria.</text:p>
          </table:table-cell>
          <table:table-cell table:number-columns-repeated="1020"/>
        </table:table-row>
        <table:table-row table:style-name="ro1">
          <table:table-cell office:value-type="float" office:value="23" calcext:value-type="float">
            <text:p>23</text:p>
          </table:table-cell>
          <table:table-cell office:value-type="string" calcext:value-type="string">
            <text:p>Programador</text:p>
          </table:table-cell>
          <table:table-cell office:value-type="string" calcext:value-type="string">
            <text:p>Efectuar tareas de Programación <text:s/>Labores de Análisis y Diseño <text:s/>Coordinaciones con usuarios finales</text:p>
          </table:table-cell>
          <table:table-cell office:value-type="string" calcext:value-type="string">
            <text:p>Experiencia mínima de 3 años <text:s/>preferible en empresas similares. <text:s/>a. Base de Datos: ORACLE – Avanzado (Programación). <text:s/>b. Lenguajes de Programación: JAVA Avanzado <text:s/>Developer <text:s/>Visual Basic <text:s/>.Net <text:s text:c="2"/>Avanzado. <text:s/>c. Sistemas Operativos: Windows <text:s/>Unix – Intermedio. <text:s/>d. Análisis y Diseño de Sistemas – Avanzado. <text:s/>e. Conocimientos relacionados con gestión de proyectos y servicios informáticos (PMI <text:s/>CMMI <text:s/>ITIL).</text:p>
          </table:table-cell>
          <table:table-cell table:number-columns-repeated="1020"/>
        </table:table-row>
        <table:table-row table:style-name="ro1">
          <table:table-cell office:value-type="float" office:value="24" calcext:value-type="float">
            <text:p>24</text:p>
          </table:table-cell>
          <table:table-cell office:value-type="string" calcext:value-type="string">
            <text:p>Analista Funcionales Oracle Developer</text:p>
          </table:table-cell>
          <table:table-cell office:value-type="string" calcext:value-type="string">
            <text:p>Accenture es una empresa de consultoría en management <text:s/>servicios de tecnología y outsourcing. Combinamos una experiencia incomparable <text:s/>amplias capacidades en todas las industrias y funciones de negocios y una amplia investigación respecto de las empresas más exitosas del mundo. <text:s text:c="3"/>Nos encontramos en la búsqueda de un profesional de sistemas con experiencia en Oracle Developer con Forms y Reports <text:s/>PL SQL <text:s/>Base Oracle 10g <text:s text:c="2"/>Para desempeñarse como Analistas Senior.</text:p>
          </table:table-cell>
          <table:table-cell office:value-type="string" calcext:value-type="string">
            <text:p><text:s/>3 a 5 años de experiencia en el desarrollo de aplicaciones con dichas tecnologías. <text:s text:c="2"/>Experiencia en la dirección de equipos de trabajo y gestión de proyectos. <text:s text:c="2"/>Deseable experiencia en el rubro de seguros.</text:p>
          </table:table-cell>
          <table:table-cell table:number-columns-repeated="1020"/>
        </table:table-row>
        <table:table-row table:style-name="ro1">
          <table:table-cell office:value-type="float" office:value="28" calcext:value-type="float">
            <text:p>28</text:p>
          </table:table-cell>
          <table:table-cell office:value-type="string" calcext:value-type="string">
            <text:p>Jefe de Proyecto</text:p>
          </table:table-cell>
          <table:table-cell office:value-type="string" calcext:value-type="string">
            <text:p>Responsable de los proyectos a su cargo <text:s/>Función: Gestión y diseño de proyectos</text:p>
          </table:table-cell>
          <table:table-cell office:value-type="string" calcext:value-type="string">
            <text:p>Diez años de experiencia en general <text:s/>Cinco años de experiencia en proyectos de sistemas <text:s/>Cursos de PMI</text:p>
          </table:table-cell>
          <table:table-cell table:number-columns-repeated="1020"/>
        </table:table-row>
        <table:table-row table:style-name="ro1">
          <table:table-cell office:value-type="float" office:value="32" calcext:value-type="float">
            <text:p>32</text:p>
          </table:table-cell>
          <table:table-cell office:value-type="string" calcext:value-type="string">
            <text:p>Desarrollador Backend y Frontend Sénior</text:p>
          </table:table-cell>
          <table:table-cell office:value-type="string" calcext:value-type="string">
            <text:p>Desarrollar y dar soporte a los requerimientos asignados por su jefe directo. Estimar la complejidad de los requerimientos (nuevas funcionalidades <text:s/>incidencias y mejoras) de cada proyecto. Llevar control <text:s/>actualización de estados y tiempos a las tareas asignadas. Participar de las reuniones de equipo para mejorar el trabajo en equipo. <text:s/>Conocimientos en lenguaje de programación JAVA <text:s/>Spring <text:s/>Spring Security y manejo de Servicios RESTful. Conocimientos en diseño y manejo de base de datos MySql. Conocimientos en JavaScript <text:s/>jQuery avanzado <text:s/>jQuery mobile <text:s/>knockoutjs y phonegap. Conocimiento y manejo de HTML5 y maquetación en CSS3 <text:s/>bootstrap</text:p>
          </table:table-cell>
          <table:table-cell office:value-type="string" calcext:value-type="string">
            <text:p>Experiencia mínima de 2 años participando en equipos de desarrollo en java y 1 año como mínimo en desarrollos móviles <text:s/>Proactivo. Capacidad para relacionarse. Adaptabilidad/Flexibilidad. Organización y Planificación. Alta capacidad de aprendizaje e investigación.</text:p>
          </table:table-cell>
          <table:table-cell table:number-columns-repeated="1020"/>
        </table:table-row>
        <table:table-row table:style-name="ro1">
          <table:table-cell office:value-type="float" office:value="33" calcext:value-type="float">
            <text:p>33</text:p>
          </table:table-cell>
          <table:table-cell office:value-type="string" calcext:value-type="string">
            <text:p>Consultor Comercial de Servicios de TI</text:p>
          </table:table-cell>
          <table:table-cell office:value-type="string" calcext:value-type="string">
            <text:p>A solicitud de nuestro cliente <text:s/>una importante institución de rubro financiero <text:s/>nos encontramos en la búsqueda de un Consultor Comercial de Servicios de TI <text:s/>para cubrir las siguientes funciones: <text:s text:c="3"/>Prospección e identificación de empresas como potenciales clientes. <text:s/>Realizar exposiciones comercialestécnicas de los servicios a los clientes. <text:s/>Coordinar con los usuarios de los servicios de las empresas clientes (tesorerías y finanzas) y de las áreas técnicas (sistemas y comunicaciones), con los socios de la entidad, con los proveedores de la entidad, y con las áreas vinculadas a los servicios. <text:s/>Hacer seguimiento a la entrega de los servicios y atención post venta. <text:s/>Identificar nuevas necesidades de servicios de tecnología de información.</text:p>
          </table:table-cell>
          <table:table-cell table:style-name="ce2" office:value-type="string" calcext:value-type="string">
            <text:p>Experiencia mínima de 3 años en ventas de servicios o productos de tecnología de la información <text:s/>soluciones de integración y/o telecomunicaciones. <text:s/>Dominio de Office <text:s/>base de datos y Microsoft Project.</text:p>
          </table:table-cell>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cell table:number-columns-repeated="4"/>
          <table:table-cell table:style-name="ce2"/>
        </table:table-row>
        <table:table-row table:style-name="ro1">
          <table:table-cell office:value-type="float" office:value="34" calcext:value-type="float">
            <text:p>34</text:p>
          </table:table-cell>
          <table:table-cell office:value-type="string" calcext:value-type="string">
            <text:p>Auxiliar Help Desk</text:p>
          </table:table-cell>
          <table:table-cell office:value-type="string" calcext:value-type="string">
            <text:p>Importante empresa se encuentra en búsqueda de un Analista de Productos de Información que cumpla con el siguiente perfil: <text:s text:c="3"/>Funciones: <text:s/>Seguimiento <text:s/>control y mantenimiento a la plataforma tecnológica que soporta la operación en Perú. <text:s/>Soporte a los usuarios internos y externos <text:s/>Creación de usuarios <text:s/>internos y externos <text:s/>Garantizar el correcto funcionamiento de los enlaces de datos <text:s/>interconexión entre bancos <text:s/>etc. <text:s/>Garantizar el funcionamiento del correo electrónico y demás sistemas claves para el funcionamiento de la oficinas <text:s/>Velar por el correcto funcionamiento y mantenimiento a la infraestructura de la empresa: aires acondicionados <text:s/>Ups’s <text:s/>planta eléctrica <text:s/>etc.</text:p>
          </table:table-cell>
          <table:table-cell office:value-type="string" calcext:value-type="string">
            <text:p>Requisitos: <text:s/>Ingeniero de sistemas universitarios o institutos concluidos. <text:s/>Experiencia mínima de 1 año en puestos similares.</text:p>
          </table:table-cell>
          <table:table-cell table:number-columns-repeated="1020"/>
        </table:table-row>
        <table:table-row table:style-name="ro1">
          <table:table-cell office:value-type="float" office:value="41" calcext:value-type="float">
            <text:p>41</text:p>
          </table:table-cell>
          <table:table-cell office:value-type="string" calcext:value-type="string">
            <text:p>Representante Comercial de Software</text:p>
          </table:table-cell>
          <table:table-cell office:value-type="string" calcext:value-type="string">
            <text:p>Entender la necesidad del cliente. <text:s/>Asesorar a los clientes para el desarrollo e implementación de sus ERPs. <text:s/>Realizar reporte de ventas. <text:s/>Hacer seguimiento de cartera. <text:s/>Conseguir nuevos clientes.</text:p>
          </table:table-cell>
          <table:table-cell office:value-type="string" calcext:value-type="string">
            <text:p>En venta de ERPs.</text:p>
          </table:table-cell>
          <table:table-cell table:number-columns-repeated="1020"/>
        </table:table-row>
        <table:table-row table:style-name="ro1">
          <table:table-cell office:value-type="float" office:value="45" calcext:value-type="float">
            <text:p>45</text:p>
          </table:table-cell>
          <table:table-cell office:value-type="string" calcext:value-type="string">
            <text:p>Project Manager</text:p>
          </table:table-cell>
          <table:table-cell office:value-type="string" calcext:value-type="string">
            <text:p>Administrar tiempos en los procesos diarios. Contar con capacidad para solucionar de manera rápida y eficiente las consultas y problemas que se puedan presentar. Debe manejar los recursos existentes de la mejor manera en sus decisiones <text:s/>coordinar constantemente con los encargados de las diferentes plataformas involucradas en sus proyectos para obtener óptimos resultados.</text:p>
          </table:table-cell>
          <table:table-cell office:value-type="string" calcext:value-type="string">
            <text:p>Experiencia mínima de 4 años en el área de Administración de Proyectos. <text:s/>Experiencia en al menos cinco proyectos de TI.</text:p>
          </table:table-cell>
          <table:table-cell table:number-columns-repeated="1020"/>
        </table:table-row>
        <table:table-row table:style-name="ro1">
          <table:table-cell office:value-type="float" office:value="52" calcext:value-type="float">
            <text:p>52</text:p>
          </table:table-cell>
          <table:table-cell office:value-type="string" calcext:value-type="string">
            <text:p>Jefe de Proyectos de Telecomunicaciones</text:p>
          </table:table-cell>
          <table:table-cell office:value-type="string" calcext:value-type="string">
            <text:p>Por encargo de nuestro cliente <text:s/>importante empresa del sector telecomunicaciones <text:s/>nos encontramos en la búsqueda de un profesional altamente calificado para ocupar la posición de Jefe de Proyectos de Telecomunicaciones. <text:s text:c="3"/>Funciones: <text:s text:c="3"/>Dirigir y supervisar la Oficina de proyectos. <text:s/>Supervisar y controlar las actividades de los Project Managers a cargo. <text:s/>Generar los reportes e indicadores necesarios para informar sobre los avances del área. <text:s/>Desarrollar la función <text:s/>metodología (documentos necesarios <text:s/>etc.) y cultura de proyectos. <text:s/>Definir políticas base para garantizar el éxito de los proyectos. <text:s/>Realizar el planeamiento <text:s/>control y supervisión de los proyectos. <text:s/>Supervisión en campo de los proyectos. <text:s/>Reuniones periódicas con clientes. <text:s/>Visión comercial <text:s/>contacto y coordinaciones con las diversas áreas. <text:s/>Gestión <text:s/>control <text:s/>seguimiento y aprobación de los servicios brindados por las empresas contratistas que participan en el proyecto <text:s/>Definir las líneas base del costo <text:s/>tiempo y alcance del proyecto. <text:s/>Apoyar el cumplimiento de la política y objetivos de la calidad. <text:s/>Reportar al Jefe inmediato superior. <text:s/>Realizar el análisis de valor ganado del proyecto. <text:s/>Identificar los riesgos del proyecto y establecer sus estrategias de mitigación. <text:s/>Asignar los recursos que participarán en el proyecto en relación con el presupuesto del mismo. <text:s/>Realizar las labores de coordinación con el cliente.</text:p>
          </table:table-cell>
          <table:table-cell office:value-type="string" calcext:value-type="string">
            <text:p>Conocimientos generales de redes y sistemas telefónicos. <text:s/>Conocimiento del Reglamento y Ley de contrataciones del Estado. <text:s/>Certificación ITIL (deseable <text:s/>no restrictivo). <text:s/>Certificación PMP. <text:s/>Experiencia en dirección de oficinas de Proyectos (PMO). <text:s/>05 años en Gestión de PMO y dirección de proyectos. <text:s/>Experiencia previa en gestión de proyectos con el Estado Peruano (deseable). <text:s/>Haber gestionado proyectos de montos superiores al US$ 1 000 000. <text:s/>Ingeniero titulado en Electrónica <text:s/>Informática o Sistemas.</text:p>
          </table:table-cell>
          <table:table-cell table:number-columns-repeated="1020"/>
        </table:table-row>
        <table:table-row table:style-name="ro1">
          <table:table-cell office:value-type="float" office:value="59" calcext:value-type="float">
            <text:p>59</text:p>
          </table:table-cell>
          <table:table-cell office:value-type="string" calcext:value-type="string">
            <text:p>Ingeniero Senior de Software <text:s/>JAVA</text:p>
          </table:table-cell>
          <table:table-cell office:value-type="string" calcext:value-type="string">
            <text:p>Axcess Financial <text:s/>empresa transnacional del Grupo CNG Holdings líder a nivel mundial en la industria de servicios financieros <text:s/>requiere para su área tecnológica un Ingeniero Senior de SoftwareJava. <text:s text:c="3"/>Funciones: <text:s/>Monitoreo <text:s/>supervisión y seguimiento a las tareas de los ingenieros de software y de los proyectos asignados. <text:s/>Responsable de la entrega de artefactos de software con alta calidad y bajo defecto. <text:s/>Promover las prácticas de Ingeniería según los procedimientos del área de Ingeniería de Software. <text:s/>Administración y gestión del repertorio de código fuente de los proyectos. <text:s/>Implementación de los proyectos de software según especificaciones del área de Ingeniería de Software. <text:s/>Otras funciones relacionadas a la posición.</text:p>
          </table:table-cell>
          <table:table-cell office:value-type="string" calcext:value-type="string">
            <text:p>Egresado de Ingeniería de Sistemas o Informática. <text:s/>Certificación Java. (Deseable) <text:s/>Mínimo 1 año de experiencia habiendo liderado equipos de trabajo. <text:s/>Experiencia de trabajo con los marcos de SDLC como: Kanban <text:s/>SCRUM o cualquier desarrollo de software Ágil de ciclo de vida. (Deseable) <text:s/>Experiencia mínima de 5 años como Ingeniero de software de aplicaciones web y servicios de backend <text:s/>(Orientados a SOA) . (Obligatorio) <text:s/>Conocimiento Avanzado en aplicaciones Java Web J2EE y uso de OPEN SOURCE. (Obligatorio) <text:s/>Experiencia en FRAMEWORKS como: SPRING <text:s/>ORM (Hibernate) <text:s/>JMS y MAVEN. (Obligatorio) <text:s/>Conocimiento Avanzado en BASE DE DATOS como: MySQL y ORACLE. (Obligatorio) <text:s/>Experiencia en Patrones de Software Empresariales (Business Software Patterns) <text:s text:c="2"/>en Análisis y Diseño orientado a Objetos utilizando UML 2.X y patrones de diseño. (Obligatorio) <text:s/>Conocimiento con prácticas de Ingeniería de Software como: integración continua <text:s/>pruebas unitarias (TDD) y análisis de código estático. (Obligatorio)</text:p>
          </table:table-cell>
          <table:table-cell table:number-columns-repeated="1020"/>
        </table:table-row>
        <table:table-row table:style-name="ro1">
          <table:table-cell office:value-type="float" office:value="60" calcext:value-type="float">
            <text:p>60</text:p>
          </table:table-cell>
          <table:table-cell office:value-type="string" calcext:value-type="string">
            <text:p>Administrador Senior de Sistemas <text:s/>Linux</text:p>
          </table:table-cell>
          <table:table-cell office:value-type="string" calcext:value-type="string">
            <text:p>Axcess Financial <text:s/>empresa transnacional del Grupo CNG Holdings líder a nivel mundial en la industria de servicios financieros <text:s/>requiere para su área tecnológica un Administrador Senior de Sistemas <text:s/>Linux. <text:s text:c="3"/>Funciones: <text:s/>Diseñar técnicas de solución que estén vinculadas al modelo arquitectónico. <text:s/>Instalación y configuración de nuevos hardware y software. <text:s/>Introducir e integrar las nuevas tecnologías en los entornos de centros de datos. <text:s/>Trabajar con los equipos de desarrollo de nuevas soluciones <text:s/>Trabajar en colaboración con los ingenieros de red garantizando el rendimiento del sistema y las aplicaciones. <text:s/>Aplicación de las actualizaciones del sistema operativo <text:s/>parches y cambios de configuración. <text:s/>Análisis de los registros del sistema y la identificación de posibles problemas con los sistemas informáticos. <text:s/>Apoyar en la implementación de aplicaciones en entornos de producción. <text:s/>Preparar / proporcionar un entorno de prueba para la ejecución de aplicaciones en fase de desarrollo. <text:s/>Monitorear el medio ambiente de producción. <text:s/>Realizar copias de seguridad y recuperaciones. <text:s/>Apoyo a los desarrolladores y similar al uso / gestión de los sistemas de manera eficiente. <text:s/>Realización de auditorías de rutina de los sistemas y software. <text:s/>Añadir <text:s/>eliminar o actualizar la información de la cuenta de usuario <text:s/>restablecer las contraseñas <text:s/>etc. <text:s/>Proporcionar la documentación de la configuración del sistema. <text:s/>Solucionar cualquier problema reportado por los usuarios buscando siempre su satisfacción. <text:s/>Asegurar la disponibilidad de todos los sistemas en cada entorno. <text:s/>Velar por el cumplimiento de la asignación de roles <text:s/>privilegios y procedimientos de autorización.</text:p>
          </table:table-cell>
          <table:table-cell office:value-type="string" calcext:value-type="string">
            <text:p>Egresado de Ingeniería de Sistemas <text:s/>Informática <text:s/>Telecomunicaciones y Electrónica. <text:s/>Experiencia mínima de 4 años como administrador en sistemas <text:s/>arquitecto de Infraestructura y/o Jefe de sistemas. <text:s/>Conocimiento de sistemas operativos y aplicaciones <text:s/>así como la solución de problemas de hardware y software. <text:s/>2 + años de respaldo y recuperación de Linux (Nivel Avanzado) y el trabajo con herramientas Open Source. <text:s/>2+ años de experiencia en el ajuste de servidor / aplicación web Server <text:s/>JBoss <text:s/>Apache y NGNIX. <text:s/>2 + años en técnicas de administración con las aplicaciones de VoIP y conocimiento en Asterisk. <text:s/>2+ años administración de servidores de correo electrónico (Como Zimbra <text:s/>MS Exchange <text:s/>etc). <text:s/>Experiencia con el correo electrónico antispam/antivirus filtros es necesario <text:s/>1 + años de aplicación y <text:s/>administración en el ambiente de LDAP / Single SignOn y 1 + años de experiencia con tecnologías de virtualización y cloud tales como VMware <text:s/>Xen <text:s/>KVM y puppets y Conocimiento con el cloud computing base (privado o público) <text:s/>Plataformas de entrega de aplicaciones para el balanceo de carga (Como Almacenamiento en caché <text:s/>compresión <text:s text:c="2"/>cortafuegos de aplicación <text:s/>proxy inverso <text:s/>terminación SSL <text:s/>etc). <text:s/>Conocimiento de la aplicación de tecnologías clúster. <text:s/>Inglés nivel Intermedio.</text:p>
          </table:table-cell>
          <table:table-cell table:number-columns-repeated="1020"/>
        </table:table-row>
        <table:table-row table:style-name="ro1">
          <table:table-cell office:value-type="float" office:value="61" calcext:value-type="float">
            <text:p>61</text:p>
          </table:table-cell>
          <table:table-cell office:value-type="string" calcext:value-type="string">
            <text:p>Ingeniero Senior de Redes</text:p>
          </table:table-cell>
          <table:table-cell office:value-type="string" calcext:value-type="string">
            <text:p>Axcess Financial <text:s/>empresa transnacional del Grupo CNG Holdings líder a nivel mundial en la industria de servicios financieros <text:s/>requiere para su área tecnológica un Ingeniero Senior de Redes. <text:s text:c="3"/>Funciones: <text:s/>Ingeniero / Mantener una compleja red de apoyo a las redes de distribución <text:s/>basado en el sistemas de producción Cloud <text:s/>la infraestructura de VoIP y las redes de comunicaciones de video. <text:s/>Planificar <text:s/>diseñar e implementar una red de alta calidad QoS habilitando una infraestructura backoffice. <text:s/>Evaluar <text:s/>recomendar y seleccionar los equipos de red <text:s/>servicios y proveedores <text:s/>Analizar y solucionar fallas de las redes de comunicación y los bottlenecks. <text:s/>Establecer políticas <text:s/>procedimientos <text:s/>programas de seguimiento y administrativas necesarias para garantizar el objetivo de la operación del ‘99.99% de disponibilidad'. <text:s/>Diseño de la arquitectura en: mantener y gestionar una infraestructura de red en toda la empresa <text:s/>tales como ámbito privado la producción cloud multinodo <text:s/>la huella global de tienda al por menor <text:s/>sitios de comercio electrónico <text:s/>las redes B2B <text:s/>la informática móvil <text:s/>los centros de llamadas <text:s/>VoIP complejo y de vídeo. <text:s/>Mantener la documentación detallada y precisa de todos los entornos de red <text:s/>que incluye la documentación conceptual <text:s/>lógica y física. <text:s/>Participar en el programa de soporte on call 7x24 de apoyo a las operaciones.</text:p>
          </table:table-cell>
          <table:table-cell office:value-type="string" calcext:value-type="string">
            <text:p>Egresado de Ing. De Sistemas <text:s/>Informática <text:s/>Telecomunicaciones o Electrónica. <text:s/>5 + o más años de experiencia en diseño y ejecución de enrutamiento de redes de VoIP <text:s/>incluyendo la experiencia práctica trabajando con OSPF <text:s/>EIGRP o BGP HSRP <text:s/>5 + o más años de experiencia en diseño y ejecución de redes L2 incluyendo experiencia de trabajo con STP <text:s/>RSTP <text:s/>PAgP o LACP <text:s/>3 + o más años de experiencia práctica con el sistema de monitoreo a nivel empresarial como SolarWinds <text:s/>Zenoss <text:s/>etc <text:s/>Sólida comprensión de tecnologías LAN / WAN y herramientas de software para monitorear el desempeño y resolución de problemas. <text:s/>Redes TCP / IP y la experiencia para solucionar problemas en varios entornos de sistema operativo <text:s/>Experiencia con MGCP <text:s/>H323 <text:s/>SIP <text:s/>línea de productos Cisco y fluidez en el lenguaje de secuencias de comandos <text:s/>al menos uno. <text:s/>Conocimiento experto en Frame Relay <text:s/>MPLS <text:s/>VPN <text:s/>ATM <text:s/>ISDN <text:s/>Sólida comprensión de la infraestructura de red que ejecute VoIP <text:s/>QoS <text:s/>SIP <text:s/>MGCP <text:s/>H323 <text:s/>videoconferencia y video streaming <text:s/>Experiencia en el establecimiento de políticas <text:s/>procedimientos <text:s/>software de red y los estándares de hardware <text:s/>estándares de documentación <text:s/>La experiencia con variantes Asterisk PBX <text:s/>por ejemplo Trixbox <text:s/>etc <text:s/>Experiencia en la administración y el despliegue de red de balanceadores de carga <text:s/>las soluciones comerciales <text:s/>tales como Cisco CSS <text:s/>BigIP F5 <text:s/>y Citrix NetScaler y soluciones de código abierto como NGNIX <text:s/>barniz <text:s/>y Zen. <text:s/>La exposición a algunas de las siguientes herramientas: Snort <text:s/>Nessus <text:s/>nmap <text:s/>ntop <text:s/>Pro NA / Sniffer <text:s/>snoop <text:s/>tcpdump <text:s/>Ethereal y otras redes de código abierto y aplicaciones de seguridad. <text:s/>Dominio del Inglés a nivel Intermedio.</text:p>
          </table:table-cell>
          <table:table-cell table:number-columns-repeated="1020"/>
        </table:table-row>
        <table:table-row table:style-name="ro1">
          <table:table-cell office:value-type="float" office:value="62" calcext:value-type="float">
            <text:p>62</text:p>
          </table:table-cell>
          <table:table-cell office:value-type="string" calcext:value-type="string">
            <text:p>Analista Senior de Negocios</text:p>
          </table:table-cell>
          <table:table-cell office:value-type="string" calcext:value-type="string">
            <text:p>Axcess Financial <text:s/>empresa transnacional del Grupo CNG Holdings líder a nivel mundial en la industria de servicios financieros <text:s/>requiere para su área tecnológica un Analista Senior de Negocios. <text:s text:c="3"/>Funciones: <text:s/>Capturar requerimientos <text:s/>analizarlos <text:s/>clasificarlos y gestionarlos. <text:s/>Documentar especificaciones de casos de uso. <text:s/>Ser el nexo entre la empresa y el departamento de desarrollo de Informática. <text:s/>Trabajar en colaboración con los stakeholders de negocio y el equipo técnico (Arquitecto <text:s/>Ingenieros de Software <text:s/>Ingeniero de QA e Ingeniero UI/UX) en la traducción de los requerimientos documentados de la empresa a documentos técnicos. <text:s/>Colaborar con las partes interesadas y los usuarios de la empresa <text:s/>para generar la documentación de requerimientos de la empresa para los cambios del sistema. <text:s/>Proporcionar las decisiones de los requisitos de la empresa para avanzar a la siguiente etapa del SDLC. <text:s/>Colaborar con los Usuarios de la empresa y el Gerente de Proyectos para gestionar los requisitos y el análisis del software de ingeniería y equipos de control de calidad. <text:s/>Proporcionar apoyo durante las pruebas de control de calidad (QA) y pruebas de aceptación del usuario (UAT). <text:s/>Actuar como enlace entre los usuarios finales y el equipo técnico e informática (TI) durante los ciclos de prueba. <text:s/>Analizar el perfil estratégico de la organización y su entorno <text:s/>asesorando a altos operativos y de gestión de soluciones técnicas adecuadas. <text:s/>Desarrollar <text:s/>gestionar y mantener los documentos de casos de la empresa y sistema que se van a utilizar como entrada principal para el desarrollo y las actividades de control de calidad. <text:s/>Estar a cargo del mantenimiento de las herramientas de seguimiento de errores durante el UAT <text:s/>creando y actualizando los reportes de problemas.</text:p>
          </table:table-cell>
          <table:table-cell office:value-type="string" calcext:value-type="string">
            <text:p>Egresado de Ingeniería de Sistemas y/o Informática. <text:s/>Experiencia mínima de 4 años como Analista de Proyectos <text:s/>Analista Funcional <text:s/>Analista de Negocios y/o Afines. <text:s/>Conocimiento y experiencia en uso de Arquitectura Orientada a Servicios (SOA) y tecnologías relacionadas. (Plus) <text:s/>Conocimiento y experiencia en metodologías Agiles de SDLC (Obligatorio) <text:s/>Conocimiento y experiencia en el uso de herramientas de modelado de procesos de negocio (Plus). <text:s/>Conocimiento y experiencia en UML. (Obligatorio). <text:s/>Experiencia y conocimiento en desarrollo de planes de UAT (Obligatorio) <text:s/>Implementación de pruebas del sistema con los usuarios. <text:s/>Experiencia en gestión de requerimientos. (Obligatorio) <text:s/>Orientado a detalles <text:s/>capacidad para trabajar bajo tensión <text:s/>Organización <text:s/>Comunicación <text:s/>Relaciones Interpersonales <text:s/>Solución de problemas <text:s/>mejora de procesos. <text:s/>Nivel de Inglés Avanzado</text:p>
          </table:table-cell>
          <table:table-cell table:number-columns-repeated="1020"/>
        </table:table-row>
        <table:table-row table:style-name="ro1">
          <table:table-cell office:value-type="float" office:value="63" calcext:value-type="float">
            <text:p>63</text:p>
          </table:table-cell>
          <table:table-cell office:value-type="string" calcext:value-type="string">
            <text:p>Ingeniero de Software <text:s/>Soporte de Producción</text:p>
          </table:table-cell>
          <table:table-cell office:value-type="string" calcext:value-type="string">
            <text:p>Axcess Financial <text:s/>empresa transnacional del Grupo CNG Holdings líder a nivel mundial en la industria de servicios financieros <text:s/>requiere para su área tecnológica un Ingeniero de Software – Soporte de Producción. <text:s text:c="3"/>Funciones: <text:s/>Provee soporte a sistemas en producción de una manera profesional y a tiempo. <text:s/>Entrega de soluciones siguiendo buenas prácticas y logrando una comunicación efectiva con los clientes del servicio. <text:s/>Trabaja con los otros Ingenieros para proveer un servicio de mejora continua. <text:s/>Solución de Tickets en Soporte a Producción. <text:s/>Poder seguir procedimientos estándares y lograr ejecutarlos según lo establecido. <text:s/>Analizar y producir posibles soluciones creativamente para atender nuevas incidencias. <text:s/>Desarrollo de soluciones <text:s/>incluyendo: revisar/escribir código y/o scripts de base de datos <text:s/>así como procedimientos almacenados. <text:s/>Documentar soluciones desarrolladas y mantener actualizada la cola de atención de tickets. <text:s/>Documentar soluciones que haya realizado con la finalidad de poder tener trazabilidad hacia atrás en el futuro de ser necesario.</text:p>
          </table:table-cell>
          <table:table-cell office:value-type="string" calcext:value-type="string">
            <text:p>Egresado de Ingeniería Informática o de Sistemas. <text:s/>Experiencia con Java IDE tales como Eclipse <text:s/>1+ año como ingeniero de sistemas / desarrollador de aplicaciones para usuarios finales y servicios base del negocio. <text:s/>1+ años desarrollando Aplicaciones Web Java J2EE y/o usando software de código libre. <text:s/>Experiencia trabajando con tecnologías como: JSP <text:s/>JSTL <text:s/>Servlets <text:s/>Spring <text:s/>JavaBeans <text:s/>ORM <text:s/>JMS. <text:s/>Experiencia trabajando con bases de datos tales como: MySQL <text:s/>Oracle o PostgreSQL. <text:s/>Entusiasta resolución de problemas y deseoso de comprometerse en todos los niveles del proyecto. <text:s/>Realizar el seguimiento de errores <text:s/>wikis y herramientas de administración en metodologías agiles. <text:s/>Experiencia en Soporte a Producción <text:s/>resolviendo incidencias <text:s/>manejando tickets. <text:s/>Conocimiento de ITIL y/o certificado en ITIL Foundation. <text:s/>Experiencia trabajando con Hibernate <text:s/>Mule <text:s/>VFabric es preferible <text:s/>Herramientas para colaboración y comunicación tales como VOIP <text:s/>Chat <text:s/>Email <text:s/>Wikis y PBX. <text:s/>Conocimiento de Patrones de Negocios Empresariales. <text:s/>Experiencia en prácticas de ingeniería de software tal como: Integración Continua <text:s/>Pruebas Unitarias (TDD) and Análisis de código estático. <text:s/>Experiencia trabajando con ciclo de vida del desarrollo de sistemas <text:s/>como: KanBan <text:s/>SCRUM o algún otro SDLC ágil. <text:s/>Ingles a Nivel Avanzado</text:p>
          </table:table-cell>
          <table:table-cell table:number-columns-repeated="1020"/>
        </table:table-row>
        <table:table-row table:style-name="ro1">
          <table:table-cell office:value-type="float" office:value="68" calcext:value-type="float">
            <text:p>68</text:p>
          </table:table-cell>
          <table:table-cell office:value-type="string" calcext:value-type="string">
            <text:p>Trainee Java</text:p>
          </table:table-cell>
          <table:table-cell office:value-type="string" calcext:value-type="string">
            <text:p>Accenture es una empresa global de consultoría en management <text:s/>servicios de tecnología y outsourcing. Combinamos una experiencia incomparable <text:s/>amplias capacidades en todas las industrias y funciones de negocios y una amplia investigación respecto de las empresas más exitosas del mundo <text:s/>Buscamos jóvenes estudiantes de últimos ciclos y/o egresados para desempeñarse como programadores Java para integrarse a una prestigiosa empresa multinacional. <text:s text:c="3"/>Siendo su principal función el diseño y desarrollo de aplicaciones en base al requerimiento del cliente.</text:p>
          </table:table-cell>
          <table:table-cell office:value-type="string" calcext:value-type="string">
            <text:p><text:s/>Estudiantes de ultimos ciclos y/o egresados Técnico ó universitario de las carrera de Sistemas <text:s/>Computación e informática y/o afines. <text:s text:c="2"/>Deseable experiencia mínima de 1 año en manejo de herramientas Java (J2EE) <text:s text:c="2"/>Disponibilidad completa</text:p>
          </table:table-cell>
          <table:table-cell table:number-columns-repeated="1020"/>
        </table:table-row>
        <table:table-row table:style-name="ro1">
          <table:table-cell office:value-type="float" office:value="70" calcext:value-type="float">
            <text:p>70</text:p>
          </table:table-cell>
          <table:table-cell office:value-type="string" calcext:value-type="string">
            <text:p>Practicante de BPM y Portales</text:p>
          </table:table-cell>
          <table:table-cell office:value-type="string" calcext:value-type="string">
            <text:p><text:s/>Apoyo en proyectos de la Unidad BPM y Portales. <text:s text:c="2"/>Apoyo en la elaboración de reportes. <text:s text:c="3"/>Se le capacitará en herramientas de BPM y/o Gestión Documental.</text:p>
          </table:table-cell>
          <table:table-cell office:value-type="string" calcext:value-type="string">
            <text:p><text:s/>Conocimientos básicos de administración de Base de Datos (Oracle y SQL Server). <text:s text:c="2"/>Conocimientos básicos de . NET o Java.</text:p>
          </table:table-cell>
          <table:table-cell table:number-columns-repeated="1020"/>
        </table:table-row>
        <table:table-row table:style-name="ro1">
          <table:table-cell office:value-type="float" office:value="80" calcext:value-type="float">
            <text:p>80</text:p>
          </table:table-cell>
          <table:table-cell office:value-type="string" calcext:value-type="string">
            <text:p>Jefe Académico</text:p>
          </table:table-cell>
          <table:table-cell office:value-type="string" calcext:value-type="string">
            <text:p>Coordina la correcta y oportuna ejecución de las actividades académicas <text:s/>asegurando el cumplimiento de los estándares de calidad de la Dirección Académica. <text:s/>Supervisa el desarrollo del itinerario pedagógico de las áreas de acuerdo al sistema modular basado en competencias. <text:s/>Coordina el desarrollo de las PPP alineado con el sistema modular. <text:s/>Participa en la elaboración del PE y presupuesto de la DA. <text:s/>Supervisa la correcta y oportuna ejecución presupuestal de las áreas académicas. <text:s/>Propone las modificaciones reglamentarias y de normas académicas de la dirección académica <text:s/>Participa en las reuniones del Comité Académico IPAL. <text:s/>Representa interna y externamente a las áreas académicas y promueve su imagen <text:s/>incluyendo los sectores o gremios profesionales <text:s/>académicos y educativos <text:s/>Gestiona las estrategias para el desarrollo y capacitación del equipo docente. <text:s/>Coordina la evaluación permanente de los docentes de las áreas <text:s/>en coordinación con el área de GDH y la Dirección Académica.</text:p>
          </table:table-cell>
          <table:table-cell office:value-type="string" calcext:value-type="string">
            <text:p>Mínimo 2 años en puestos similares</text:p>
          </table:table-cell>
          <table:table-cell table:number-columns-repeated="1020"/>
        </table:table-row>
        <table:table-row table:style-name="ro1">
          <table:table-cell office:value-type="float" office:value="86" calcext:value-type="float">
            <text:p>86</text:p>
          </table:table-cell>
          <table:table-cell office:value-type="string" calcext:value-type="string">
            <text:p>QA Engineer II</text:p>
          </table:table-cell>
          <table:table-cell office:value-type="string" calcext:value-type="string">
            <text:p>Diseño y creación de los casos de pruebas manuales y automáticos <text:s/>así como configuración de ambientes de prueba. <text:s/>Mantenimiento y actualización de los planes de pruebas. <text:s/>Creación <text:s/>mantenimiento y actualización de ambientes de prueba. <text:s/>Montaje <text:s/>actualización y mantenimiento de la documentación de procesos realizados para el registro de resultados de las pruebas.</text:p>
          </table:table-cell>
          <table:table-cell office:value-type="string" calcext:value-type="string">
            <text:p><text:s/>Más de un año de experiencia en actividades de pruebas de software de aseguramiento de calidad. <text:s text:c="2"/>Experiencia práctica con pruebas de caja negra. <text:s text:c="2"/>El conocimiento de la creación / diseño de casos de prueba. <text:s text:c="2"/>Deseable experiencia en la ejecución de los ciclos de pruebas funcionales <text:s/>de regresión <text:s/>el humo <text:s/>la cordura <text:s/>la seguridad y las pruebas de rendimiento. <text:s text:c="2"/>Deseable experiencia en la prueba completa. <text:s text:c="2"/>Deseable experiencia práctica con las herramientas de gestión de casos / bug de prueba como TestLink <text:s/>Quality Center <text:s/>Jira <text:s/>Bugzilla y otros. <text:s text:c="2"/>Deseable experiencia con herramientas de automatización de pruebas como BadBoy <text:s/>JMeter <text:s/>selenio o Watir. <text:s text:c="2"/>Conocimiento en Linux y Base de Datos <text:s text:c="2"/>Conocimiento de los principios utilizados en el diseño de sistemas escalables</text:p>
          </table:table-cell>
          <table:table-cell table:number-columns-repeated="1020"/>
        </table:table-row>
        <table:table-row table:style-name="ro1">
          <table:table-cell office:value-type="float" office:value="88" calcext:value-type="float">
            <text:p>88</text:p>
          </table:table-cell>
          <table:table-cell office:value-type="string" calcext:value-type="string">
            <text:p>Programador Web</text:p>
          </table:table-cell>
          <table:table-cell office:value-type="string" calcext:value-type="string">
            <text:p>HTML <text:s/>CSS <text:s/>JS <text:s/>CMS #FullTime#MarketingWithEthics</text:p>
          </table:table-cell>
          <table:table-cell office:value-type="string" calcext:value-type="string">
            <text:p>Experiencia mínima de 1 año.</text:p>
          </table:table-cell>
          <table:table-cell table:number-columns-repeated="1020"/>
        </table:table-row>
        <table:table-row table:style-name="ro1">
          <table:table-cell office:value-type="float" office:value="96" calcext:value-type="float">
            <text:p>96</text:p>
          </table:table-cell>
          <table:table-cell office:value-type="string" calcext:value-type="string">
            <text:p>Practicante de Producción</text:p>
          </table:table-cell>
          <table:table-cell office:value-type="string" calcext:value-type="string">
            <text:p>Apoyo en la elaboración de documentación para la formación del nuevo departamento de producción <text:s/>procedimientos <text:s/>etc. <text:s/>Seguimiento a la solución de incidentes y requerimientos relacionados con el servicio de respaldo TSM. <text:s/>Apoyo en la recopilación de información para las tareas de implementación de mejoras al servicio de respaldo TSM. <text:s/>Asegurarse del óptimo y correcto funcionamiento de las pcs de los operadores. <text:s/>Apoyo eventual en las tareas de seguimiento de backup en sucursales y rotulado de cintas para backup en Operaciones.</text:p>
          </table:table-cell>
          <table:table-cell office:value-type="string" calcext:value-type="string">
            <text:p>Estudiante de la carrera universitaria de Ingeniería de Sistemas. <text:s/>Conocimiento de MS Office (MS Word <text:s/>MS Excel <text:s/>MS Power Point) <text:s/>Conocimiento del idioma inglés a nivel intermedio.</text:p>
          </table:table-cell>
          <table:table-cell table:number-columns-repeated="1020"/>
        </table:table-row>
        <table:table-row table:style-name="ro1">
          <table:table-cell office:value-type="float" office:value="103" calcext:value-type="float">
            <text:p>103</text:p>
          </table:table-cell>
          <table:table-cell office:value-type="string" calcext:value-type="string">
            <text:p>Analista Programador Java</text:p>
          </table:table-cell>
          <table:table-cell office:value-type="string" calcext:value-type="string">
            <text:p>Programación y Desarrollo en lenguaje Java.</text:p>
          </table:table-cell>
          <table:table-cell office:value-type="string" calcext:value-type="string">
            <text:p>Conocimientos en J2EE <text:s/>base de datos ORACLE <text:s/>Struts. <text:s/>Experiencia mínima como analista programador o desarrollar en el lenguaje Java de 2 años.</text:p>
          </table:table-cell>
          <table:table-cell table:number-columns-repeated="1020"/>
        </table:table-row>
        <table:table-row table:style-name="ro1">
          <table:table-cell office:value-type="float" office:value="105" calcext:value-type="float">
            <text:p>105</text:p>
          </table:table-cell>
          <table:table-cell office:value-type="string" calcext:value-type="string">
            <text:p>Practicante Profesional de Sistemas</text:p>
          </table:table-cell>
          <table:table-cell office:value-type="string" calcext:value-type="string">
            <text:p>FUNCIONES: <text:s/>Apoyar a las diferentes áreas de la Empresa en sus necesidades de información <text:s/>desarrollo <text:s/>implementación <text:s/>operación <text:s/>mantenimiento y seguimiento de sistemas de información y comunicaciones. <text:s/>Apoyar al personal en el manejo correcto de los sistemas de información.</text:p>
          </table:table-cell>
          <table:table-cell office:value-type="string" calcext:value-type="string">
            <text:p>PERFIL: <text:s/>Egresado o bachiller de la carrera de Ing. Sistemas/Informática o carreras a fines. <text:s text:c="3"/>REQUISITOS: <text:s/>Experiencia mínima de 6 meses (NO INDISPENSABLE). <text:s/>De preferencia que resida en la ciudad de Chincha. <text:s text:c="3"/>CONOCIMIENTOS EN: <text:s text:c="2"/>Metodología CSRUM <text:s/>CMM Y CMMI <text:s text:c="2"/>Programación Java <text:s/>Java Script <text:s/>Java Objet (ERP) <text:s text:c="2"/>Programación Web <text:s text:c="2"/>Servidores Linux <text:s text:c="2"/>Manejo de base de datos SQL Server <text:s/>Postgres Sql.</text:p>
          </table:table-cell>
          <table:table-cell table:number-columns-repeated="1020"/>
        </table:table-row>
        <table:table-row table:style-name="ro1">
          <table:table-cell office:value-type="float" office:value="111" calcext:value-type="float">
            <text:p>111</text:p>
          </table:table-cell>
          <table:table-cell office:value-type="string" calcext:value-type="string">
            <text:p>Analista Programador</text:p>
          </table:table-cell>
          <table:table-cell office:value-type="string" calcext:value-type="string">
            <text:p>Realizar el análisis <text:s/>diseño <text:s/>desarrollo y control de los proyectos <text:s/>que le sean asignados. <text:s/>Analizar <text:s/>diseñar <text:s/>desarrollar <text:s/>probar e implementar las soluciones de software destinadas a atender los requerimientos del proyecto que le correspondan. <text:s/>Administrar y velar por la correcta documentación de los proyectos que le sean asignados. <text:s/>Realizar propuestas de valor que permitan disminuir la carga operativa <text:s/>reducir los costos y mejorar los procesos con el uso de la tecnología. <text:s/>Realizar el seguimiento e informar del estado de los proyectos.</text:p>
          </table:table-cell>
          <table:table-cell office:value-type="string" calcext:value-type="string">
            <text:p>Conocimiento Avanzado en lenguajes de programación VBasic y .net. <text:s/>Conocimiento avanzado de Microsoft SQL 2005 <text:s/>2008 <text:s/>Conocimiento avanzado de Crystal Report <text:s/>Conocimiento de RUP y notación UML <text:s/>Conocimiento MSOffice avanzado <text:s text:c="2"/>Experiencia en Análisis <text:s/>Diseño y Desarrollo de Proyectos de TI <text:s/>Experiencia laboral mínima de tres (03) años como Analistas programador de aplicaciones comerciales <text:s/>financieras <text:s/>contables. <text:s/>Experiencia de 2 años en manejo de base de datos SQL <text:s text:c="2"/>Mínimo 3 años de experiencia como Analista Funcional o Analista de ERP. <text:s/>Experiencia en la aplicación de metodologías de Desarrollo y/o Mantenimiento de Sistemas basado en RUP y notación UML.</text:p>
          </table:table-cell>
          <table:table-cell table:number-columns-repeated="1020"/>
        </table:table-row>
        <table:table-row table:style-name="ro1">
          <table:table-cell office:value-type="float" office:value="118" calcext:value-type="float">
            <text:p>118</text:p>
          </table:table-cell>
          <table:table-cell office:value-type="string" calcext:value-type="string">
            <text:p>Asistente Java</text:p>
          </table:table-cell>
          <table:table-cell office:value-type="string" calcext:value-type="string">
            <text:p>¡Únete a Accenture! Convierte en realidad tus ideas <text:s/>trabajando para algunas de las empresas más dinámicas del mundo. <text:s/>Accenture es una empresa global de consultoría en management <text:s/>servicios de tecnología y outsourcing. Combinando una experiencia incomparable <text:s/>amplias capacidades en todas las industrias y funciones de negocios y una amplia investigación respecto de las empresas más exitosas del mundo. <text:s/>En la actualidad nos encontramos en la búsqueda de jóvenes profesionales o estudiantes de últimos ciclos de la carrera de Ingeniería de Sistemas <text:s/>Informática o afines <text:s/>técnicos o universitarios para integrarse a una prestigiosa empresa multinacional. <text:s/>Descripción del puesto <text:s/>Nos encontramos en la búsqueda de un profesional de sistemas con experiencia realizando analisis de requerimientos y diseño de soluciones de desarrollo con herramienta Microsoft .NET. para desempeñarse como Asistente / Programador</text:p>
          </table:table-cell>
          <table:table-cell office:value-type="string" calcext:value-type="string">
            <text:p>Mínimo contar con 1 a 2 años realizando análisis de requerimientos y diseño de soluciones de desarrollo con herramienta Microsoft .NET. <text:s/>Conocimiento en Visual Basic 6 y base de datos SQL Server. <text:s/>Se valorará experiencia en el rubro de Banco y/o Seguros. <text:s/>Titulado Universitario y/o técnico en Sistema <text:s/>Informática y/o afines. <text:s/>¿Qué ofrecemos como empleador? Desafíos. Equipo. Capacitación. Reconocimientos. Crecimiento. Motivación. En Accenture ponemos a tu disposición todos nuestros recursos <text:s/>para que llegues tan lejos como te lo propongas. Si es esto lo que buscas <text:s/>Accenture es tu lugar.</text:p>
          </table:table-cell>
          <table:table-cell table:number-columns-repeated="1020"/>
        </table:table-row>
        <table:table-row table:style-name="ro1">
          <table:table-cell office:value-type="float" office:value="119" calcext:value-type="float">
            <text:p>119</text:p>
          </table:table-cell>
          <table:table-cell office:value-type="string" calcext:value-type="string">
            <text:p>Analista Visual Basic 6 .Net</text:p>
          </table:table-cell>
          <table:table-cell office:value-type="string" calcext:value-type="string">
            <text:p>¡Únete a Accenture! Convierte en realidad tus ideas <text:s/>trabajando para algunas de las empresas más dinámicas del mundo. <text:s/>Accenture es una empresa global de consultoría en management <text:s/>servicios de tecnología y outsourcing. Combinando una experiencia incomparable <text:s/>amplias capacidades en todas las industrias y funciones de negocios y una amplia investigación respecto de las empresas más exitosas del mundo. <text:s/>En la actualidad nos encontramos en la búsqueda de jóvenes profesionales o estudiantes de últimos ciclos de la carrera de Ingeniería de Sistemas <text:s/>Informática o afines <text:s/>técnicos o universitarios para integrarse a una prestigiosa empresa multinacional. <text:s/>Descripción del puesto <text:s/>Nos encontramos en la búsqueda de un profesional de sistemas con experiencia realizando análisis de requerimientos y diseño de soluciones de desarrollo e implementación con la herramienta Microsoft .NET. para desempeñarse como Analista Visual Basic 6 .Net <text:s/>Requisitos <text:s/>Mínimo contar con 2 a 3 años realizando el análisis de requerimientos <text:s/>diseño de soluciones de desarrollo e implementación y reportar los avances con herramienta Microsoft .NET. <text:s/>Conocimiento en Visual Basic 6 y base de datos SQL Server. <text:s/>Se valorará experiencia en el rubro de Banco y/o Seguros. <text:s/>Titulado Universitario y/o técnico en Sistema <text:s/>Informática y/o afines. <text:s text:c="3"/>¿Qué ofrecemos como empleador? Desafíos. Equipo. Capacitación. Reconocimientos. Crecimiento. Motivación. En Accenture ponemos a tu disposición todos nuestros recursos <text:s/>para que llegues tan lejos como te lo propongas. Si es esto lo que buscas <text:s/>Accenture es tu lugar.</text:p>
          </table:table-cell>
          <table:table-cell office:value-type="string" calcext:value-type="string">
            <text:p>Mínimo contar con 2 a 3 años realizando el analisis de requerimientos <text:s/>diseño de soluciones de desarrollo e implementación y reportar los avances con herramienta Microsoft .NET. <text:s/>Conocimiento en Visual Basic 6 y base de datos SQL Server. <text:s/>Se valorará e</text:p>
          </table:table-cell>
          <table:table-cell table:number-columns-repeated="1020"/>
        </table:table-row>
        <table:table-row table:style-name="ro1">
          <table:table-cell office:value-type="float" office:value="122" calcext:value-type="float">
            <text:p>122</text:p>
          </table:table-cell>
          <table:table-cell office:value-type="string" calcext:value-type="string">
            <text:p>Practicante de Getsión de Clientes</text:p>
          </table:table-cell>
          <table:table-cell office:value-type="string" calcext:value-type="string">
            <text:p>Generación de listas de clientes para desarrollo de campañas comerciales del producto tarjetas de crédito. <text:s/>Creación y seguimiento de tableros de control teniendo en cuenta los indicadores de gestión. <text:s/>Segmentación de clientes. <text:s/>Análisis de las campañas dirigidas a tarjetas de crédito.</text:p>
          </table:table-cell>
          <table:table-cell office:value-type="string" calcext:value-type="string">
            <text:p>Conocimiento de Base de Datos (Oracle y/o SQL Server). <text:s/>Deseable conocimientos de Business Inteligence.</text:p>
          </table:table-cell>
          <table:table-cell table:number-columns-repeated="1020"/>
        </table:table-row>
        <table:table-row table:style-name="ro1">
          <table:table-cell office:value-type="float" office:value="123" calcext:value-type="float">
            <text:p>123</text:p>
          </table:table-cell>
          <table:table-cell office:value-type="string" calcext:value-type="string">
            <text:p>Analista de Información y Desarrollo Web</text:p>
          </table:table-cell>
          <table:table-cell office:value-type="string" calcext:value-type="string">
            <text:p>Nuestro cliente <text:s/>Telefónica Móviles <text:s/>se encuentra en la búsqueda de un Analista de Información y Desarrollo Web. <text:s text:c="3"/>Principales Responsabilidades: <text:s text:c="3"/>Desarrollo en web: ASP .net <text:s/>PHP <text:s/>Java <text:s/>etc. <text:s text:c="3"/>Manejo de BDs <text:s/>business intelligence <text:s/>integration service <text:s/>analysis service <text:s/>reporting service <text:s/>generación de querys y vistas en SQL Server. <text:s text:c="3"/>Implementación y mantenimiento de Reportes de Venta y Balance Score Card. <text:s text:c="3"/>Análisis Comercial.</text:p>
          </table:table-cell>
          <table:table-cell office:value-type="string" calcext:value-type="string">
            <text:p>Experiencia mínima de 1 año desarrollando e implementando aplicativos web <text:s/>además de administrar la información y consolidarla en reportes de gestión comercial. <text:s/>Programación Web (Indispensable) <text:s text:c="4"/>ASP .net Avanzado. <text:s text:c="3"/>Java Avanzado. <text:s text:c="3"/>Oracle o SQ</text:p>
          </table:table-cell>
          <table:table-cell table:number-columns-repeated="1020"/>
        </table:table-row>
        <table:table-row table:style-name="ro1">
          <table:table-cell office:value-type="float" office:value="128" calcext:value-type="float">
            <text:p>128</text:p>
          </table:table-cell>
          <table:table-cell office:value-type="string" calcext:value-type="string">
            <text:p>Trainee Java</text:p>
          </table:table-cell>
          <table:table-cell office:value-type="string" calcext:value-type="string">
            <text:p>Accenture es una empresa global de consultoría en management <text:s/>servicios de tecnología y outsourcing. Combinamos una experiencia incomparable <text:s/>amplias capacidades en todas las industrias y funciones de negocios y una amplia investigación respecto de las empresas más exitosas del mundo. <text:s/>Siendo su principal función el diseño y desarrollo de aplicaciones en base al requerimiento del cliente.</text:p>
          </table:table-cell>
          <table:table-cell office:value-type="string" calcext:value-type="string">
            <text:p><text:s/>Deseable experiencia mínima de 1 año en manejo de herramientas Java (J2EE). <text:s text:c="2"/>Disponibilidad completa.</text:p>
          </table:table-cell>
          <table:table-cell table:number-columns-repeated="1020"/>
        </table:table-row>
        <table:table-row table:style-name="ro1">
          <table:table-cell office:value-type="float" office:value="131" calcext:value-type="float">
            <text:p>131</text:p>
          </table:table-cell>
          <table:table-cell office:value-type="string" calcext:value-type="string">
            <text:p>Analista de Networking</text:p>
          </table:table-cell>
          <table:table-cell office:value-type="string" calcext:value-type="string">
            <text:p>Atender incidencias en redes de clientes con servicios de datos WAN y LAN. <text:s/>Brindar soporte especializado a soluciones de comunicaciones WAN y LAN. <text:s/>Realizar análisis y evaluación de la performance de las redes de comunicaciones de los clientes <text:s/>proponer mejoras <text:s/>elaborar informes de incidencias <text:s/>implementación de maquetas para pruebas piloto <text:s/>etc. <text:s/>Análisis e identificación de causa raíz en fallas complejas y reiterativas en los servicios de datos WAN y LAN <text:s/>Dar soporte de tercer nivel en redes de comunicaciones (Core y Acceso) a personal de campo y Clientes.</text:p>
          </table:table-cell>
          <table:table-cell office:value-type="string" calcext:value-type="string">
            <text:p>De 02 años de experiencia haciendo operaciones de Troubleshouting. Experiencia en Análisis <text:s/>evaluación y diagnostico de redes de datos (Networking LAN y WAN).</text:p>
          </table:table-cell>
          <table:table-cell table:number-columns-repeated="1020"/>
        </table:table-row>
        <table:table-row table:style-name="ro1">
          <table:table-cell office:value-type="float" office:value="133" calcext:value-type="float">
            <text:p>133</text:p>
          </table:table-cell>
          <table:table-cell office:value-type="string" calcext:value-type="string">
            <text:p>Gerente de TI</text:p>
          </table:table-cell>
          <table:table-cell office:value-type="string" calcext:value-type="string">
            <text:p>Gestionar el desarrollo de nuevos productos y servicios tecnológicos con innovaciones que permitan crear valor y competir de una mejor manera en el mercado <text:s/>garantizando que los servicios brindados a la Empresa Financiera contribuyan al logro de los objetivos estratégicos.</text:p>
          </table:table-cell>
          <table:table-cell office:value-type="string" calcext:value-type="string">
            <text:p>8 años de experiencia profesional <text:s/>de los cuales 5 años en cargos de dirección en áreas de Sistemas <text:s/>gestionando la implementación de software y sistemas de información en el sector financiero. Con conocimientos en metodologías Itil <text:s/>Cobit <text:s/>PMI/PMP <text:s/>TCP <text:s/>Arquitectura y Desarrollo de Software <text:s/>Infraestructura y Redes <text:s/>diseño y programación. <text:s/>Deseable haber desarrollado una línea de carrera que abarca: <text:s text:c="2"/>3 años como Jefe de TI. <text:s text:c="2"/>2 años como Jefe de Seguridad Informática/Jefe de Proyectos Informáticos. <text:s text:c="2"/>2 años como Analista / Programador / Desarrollador.</text:p>
          </table:table-cell>
          <table:table-cell table:number-columns-repeated="1020"/>
        </table:table-row>
        <table:table-row table:style-name="ro1">
          <table:table-cell office:value-type="float" office:value="135" calcext:value-type="float">
            <text:p>135</text:p>
          </table:table-cell>
          <table:table-cell office:value-type="string" calcext:value-type="string">
            <text:p>Senior Software Developer or Team Leader</text:p>
          </table:table-cell>
          <table:table-cell office:value-type="string" calcext:value-type="string">
            <text:p>México Development Center <text:s/>Guadalajara Real Application Cluster (RAC) Development Description The Oracle cluster development team is involved in research <text:s/>design and development of software infrastructure that enables the Oracle Database to run in a cluster. The main task is to work with the locking infrastructure and group services across the cluster. We strive to develop high quality software using state of the art techniques and a world class software development process. In order to meet our goals <text:s/>our algorithms need to be sleek <text:s/>efficient <text:s/>fault tolerant and often novel enough to merit filing for patents. A single failure cannot bring the whole subsystem down. Although our team is part of a large division in a large corporation we strive to maintain a small company swiftness <text:s/>spirit and fun. We are looking for smart <text:s/>curious <text:s/>creative and motivated people to make significant contributions. <text:s/>Our ideal candidates should have expertise in: * Advanced C programming * Strong knowledge on operating systems (UNIX) * Strong knowledge on data structures and algorithms * Testing techniques * Designing software that uses parallelism techniques * Distributed Systems * Excellent verbal and written communication skills to work in a geographically distributed team. * Process Scheduling *TCP / UDP Abilities *Develop complex scalable systems. *Make decisions to balance risks and reduce the probability of failures Brief Design <text:s/>develop <text:s/>troubleshoot and debug advanced software programs for Oracle Database. Detailed As a member of the software engineering division <text:s/>you will take an active role in the definition and <text:s/>evolution of standard practices and procedures. You will be responsible for defining and developing software for tasks associated with the developing <text:s/>designing and debugging of software applications or operating systems. Specify <text:s/>design and implement changes to existing software architecture to meet changing needs.</text:p>
          </table:table-cell>
          <table:table-cell office:value-type="string" calcext:value-type="string">
            <text:p>Requirements Work is nonroutine and very complex <text:s/>involving the application of advanced technical skills in an area of specialization. As a principal team member should provide directions and mentoring to others. Solid C language knowledge with experience using data structures (list <text:s/>arrays <text:s/>records <text:s/>stacks <text:s/>queues and tress). A BS or MS degree or equivalent experience relevant to functional area. 7+ years of software engineering or related experience. For this specific position the area is considering candidates with PhD. Or Magister related with IT or Computer Science. Nice to have * Experience managing small teams * Oracle Database knowledge * Experience working in Geographically distributed teams * Cluster development experience * Generic optimization algorithms * Heuristic techniques</text:p>
          </table:table-cell>
          <table:table-cell table:number-columns-repeated="1020"/>
        </table:table-row>
        <table:table-row table:style-name="ro1">
          <table:table-cell office:value-type="float" office:value="137" calcext:value-type="float">
            <text:p>137</text:p>
          </table:table-cell>
          <table:table-cell office:value-type="string" calcext:value-type="string">
            <text:p>Practicante de Inteligencia Comercial</text:p>
          </table:table-cell>
          <table:table-cell office:value-type="string" calcext:value-type="string">
            <text:p><text:s/>Manejo de base de datos para campañas. <text:s text:c="2"/>Administración de la herramienta de CRM <text:s/>gestor de campañas y alertas. <text:s text:c="2"/>Gestión de bases y enrichment: RCC, <text:s/>Top 10mil <text:s/>etc. <text:s text:c="2"/>Elaboración <text:s/>planificación y seguimiento de reportes y macros para las diferentes áreas. <text:s text:c="2"/>Interacción constante con el negocio para evaluar estrategias.</text:p>
          </table:table-cell>
          <table:table-cell office:value-type="string" calcext:value-type="string">
            <text:p>Conocimientos avanzados de SQL. <text:s/>Inglés técnico. <text:s/>Manejo básico de Excel y Power Point.</text:p>
          </table:table-cell>
          <table:table-cell table:number-columns-repeated="1020"/>
        </table:table-row>
        <table:table-row table:style-name="ro1">
          <table:table-cell office:value-type="float" office:value="139" calcext:value-type="float">
            <text:p>139</text:p>
          </table:table-cell>
          <table:table-cell office:value-type="string" calcext:value-type="string">
            <text:p>Practicante de Desarrollo de Software</text:p>
          </table:table-cell>
          <table:table-cell office:value-type="string" calcext:value-type="string">
            <text:p>Estamos en la búsqueda de jóvenes estudiantes que quieran desarrollar sus conocimientos y obtener experiencia en el área de proyectos de tecnología con importantes clientes de diferentes sectores. <text:s text:c="3"/>Se dará entrenamiento en temas de desarrollo sobre Visual Studio NET 2012 <text:s/>SQL Server 2012 y MS SharePoint 2013. Quienes aprueben las evaluaciones serán asignados a un tutor e iniciarán su participación en diversos proyectos de nuestra empresa.</text:p>
          </table:table-cell>
          <table:table-cell office:value-type="string" calcext:value-type="string">
            <text:p>Se ofrece horario flexible completando las 30 hrs. semanales. <text:s/>Oportunidades de desarrollo y crecimiento. <text:s/>Capacitacion en las últimas tecnologías Microsoft. <text:s/>Cobertura para exámenes de certificación. <text:s/>Ubicación en oficinas de San Isidro.</text:p>
          </table:table-cell>
          <table:table-cell table:number-columns-repeated="1020"/>
        </table:table-row>
        <table:table-row table:style-name="ro1">
          <table:table-cell office:value-type="float" office:value="146" calcext:value-type="float">
            <text:p>146</text:p>
          </table:table-cell>
          <table:table-cell office:value-type="string" calcext:value-type="string">
            <text:p>Analista Programador Java</text:p>
          </table:table-cell>
          <table:table-cell office:value-type="string" calcext:value-type="string">
            <text:p>* Análisis y diseño de aplicaciones Web. <text:s/>* Elaboración de documentación funcional y técnica de aplicaciones. <text:s/>* Programación en Java y motores de Base de Datos Oracle <text:s/>SQL Server. <text:s/>* Testing de aplicaciones desarrolladas.</text:p>
          </table:table-cell>
          <table:table-cell office:value-type="string" calcext:value-type="string">
            <text:p>* Mayor a 2 años en desarrollos de software usando Java <text:s text:c="3"/>Conocimientos <text:s/>* Lenguaje de programación Java <text:s/>* Frameworks: <text:s text:c="2"/>Primefaces(Obligatorio) <text:s text:c="2"/>JSF <text:s text:c="2"/>AJAX <text:s text:c="2"/>CSS3 <text:s text:c="2"/>HTML5 <text:s text:c="2"/>JQuery <text:s text:c="2"/>XML <text:s/>* Servidor de aplicaciones Web Logic (Deseable) <text:s/>* IDE's: <text:s text:c="2"/>Netbeans <text:s text:c="2"/>Eclipse <text:s/>Base de datos: <text:s/>* Oracle: Uso intermedio de PLSQL.</text:p>
          </table:table-cell>
          <table:table-cell table:number-columns-repeated="1020"/>
        </table:table-row>
        <table:table-row table:style-name="ro1">
          <table:table-cell office:value-type="float" office:value="153" calcext:value-type="float">
            <text:p>153</text:p>
          </table:table-cell>
          <table:table-cell office:value-type="string" calcext:value-type="string">
            <text:p>Programador JAVA</text:p>
          </table:table-cell>
          <table:table-cell office:value-type="string" calcext:value-type="string">
            <text:p>Realizar las funciones <text:s text:c="4"/>Análisis <text:s text:c="2"/>Desarrollo <text:s text:c="2"/>Pruebas</text:p>
          </table:table-cell>
          <table:table-cell office:value-type="string" calcext:value-type="string">
            <text:p>Experiencia mínima de 1.5 años en Proyectos en tecnologías J2EE <text:s/>JSP <text:s/>Struts <text:s/>Spring <text:s/>Ajax <text:s/>Javascript <text:s/>Jquery <text:s/>Web Service <text:s/>Experiencia mínima de 1 años en BD oracle <text:s/>stored procedure <text:s/>funciones <text:s/>etc. <text:s/>Experiencia mínima de 1 años en el análisis y diseño de sistemas con UML. <text:s/>Conocimiento de Servidores de Aplicaciones Tomcat 5 en adelante <text:s/>etc. <text:s/>Conocimiento en Erwin <text:s/>Rational Rose <text:s/>Manejo de IDE: MyEclipse <text:s/>JDeveloper.</text:p>
          </table:table-cell>
          <table:table-cell table:number-columns-repeated="1020"/>
        </table:table-row>
        <table:table-row table:style-name="ro1">
          <table:table-cell office:value-type="float" office:value="156" calcext:value-type="float">
            <text:p>156</text:p>
          </table:table-cell>
          <table:table-cell office:value-type="string" calcext:value-type="string">
            <text:p>Practicante Riesgos de sistemas</text:p>
          </table:table-cell>
          <table:table-cell office:value-type="string" calcext:value-type="string">
            <text:p><text:s/>Apoyar al equipo de trabajo en el proceso de auditoría de sistemas <text:s text:c="2"/>Manejar el Software Team make (Software número 1 en auditroía interna)</text:p>
          </table:table-cell>
          <table:table-cell office:value-type="string" calcext:value-type="string">
            <text:p>no indispensable</text:p>
          </table:table-cell>
          <table:table-cell table:number-columns-repeated="1020"/>
        </table:table-row>
        <table:table-row table:style-name="ro1">
          <table:table-cell office:value-type="float" office:value="158" calcext:value-type="float">
            <text:p>158</text:p>
          </table:table-cell>
          <table:table-cell office:value-type="string" calcext:value-type="string">
            <text:p>Supervisor de los Procesos y Monitoreo del Call Center del Estudio de Egresados PUCP</text:p>
          </table:table-cell>
          <table:table-cell office:value-type="string" calcext:value-type="string">
            <text:p>Levantar y documentar los procedimientos del trabajo del call center. <text:s/>Realizar la supervisión del desempeño de trabajo monitorieandolos permanentemente.</text:p>
          </table:table-cell>
          <table:table-cell office:value-type="string" calcext:value-type="string">
            <text:p>Experiencia en Call Center.</text:p>
          </table:table-cell>
          <table:table-cell table:number-columns-repeated="1020"/>
        </table:table-row>
        <table:table-row table:style-name="ro1">
          <table:table-cell office:value-type="float" office:value="159" calcext:value-type="float">
            <text:p>159</text:p>
          </table:table-cell>
          <table:table-cell office:value-type="string" calcext:value-type="string">
            <text:p>Analista de Calidad</text:p>
          </table:table-cell>
          <table:table-cell office:value-type="string" calcext:value-type="string">
            <text:p>Empresa multinacional <text:s/>especializada en brindar soluciones de negocio basadas en tecnología de la Información <text:s/>con presencia en el mercado <text:s/>se encuentra en la búsqueda de un nuevo colaborador para su staff de profesionales. <text:s/>Capacidad de análisis para poder entender la parte funcional y técnica de la solución. <text:s/>Uso de herramientas de Pruebas de Stress.</text:p>
          </table:table-cell>
          <table:table-cell office:value-type="string" calcext:value-type="string">
            <text:p><text:s/>Experiencia mínima de 01 año realizando pruebas de control de calidad. <text:s/>Experiencia comprobada realizando pruebas Internas (pruebas de instalación <text:s/>integración <text:s/>funcionales <text:s/>regresión <text:s/>rendimiento y stress). <text:s/>Deseable conocimiento de tecnologías como </text:p>
          </table:table-cell>
          <table:table-cell table:number-columns-repeated="1020"/>
        </table:table-row>
        <table:table-row table:style-name="ro1">
          <table:table-cell office:value-type="float" office:value="167" calcext:value-type="float">
            <text:p>167</text:p>
          </table:table-cell>
          <table:table-cell office:value-type="string" calcext:value-type="string">
            <text:p>Ejecutivo Comercial</text:p>
          </table:table-cell>
          <table:table-cell office:value-type="string" calcext:value-type="string">
            <text:p>Búsqueda e incorporación de nuevos clientes. <text:s/>Manejo de cartera de clientes actuales (Retail – Industria). <text:s/>Rentabilizar base de clientes. <text:s/>Identificar nuevos mercados y oportunidades de negocios. <text:s/>Apoyar en la post venta y brindar respuesta correcta a los clientes. <text:s/>Visitar y mantener una comunicación constante con los clientes. <text:s/>Manejo de presentaciones <text:s/>presupuestos y casos de negocio. <text:s/>Apoyo en temas administrativos en filial local.</text:p>
          </table:table-cell>
          <table:table-cell office:value-type="string" calcext:value-type="string">
            <text:p>Experiencia mínima de dos años en venta de productos y/o soluciones tecnológicas. <text:s/>Conocimiento de técnicas de ventas. <text:s/>Manejo de office a nivel usuario.</text:p>
          </table:table-cell>
          <table:table-cell table:number-columns-repeated="1020"/>
        </table:table-row>
        <table:table-row table:style-name="ro1">
          <table:table-cell office:value-type="float" office:value="172" calcext:value-type="float">
            <text:p>172</text:p>
          </table:table-cell>
          <table:table-cell office:value-type="string" calcext:value-type="string">
            <text:p>Asistente / Programador C++</text:p>
          </table:table-cell>
          <table:table-cell office:value-type="string" calcext:value-type="string">
            <text:p>En la actualidad nos encontramos en la búsqueda de jóvenes profesionales o estudiantes de últimos ciclos de la carrera de Ingeniería de Sistemas <text:s/>Informática o afines <text:s/>técnicos o universitarios para integrarse a una prestigiosa empresa multinacional. <text:s/>Nos encontramos en la búsqueda de un profesional de sistemas con experiencia realizando funciones de programación y diseño con C++ para desempeñarse como Asistente / Programador.</text:p>
          </table:table-cell>
          <table:table-cell office:value-type="string" calcext:value-type="string">
            <text:p>Mínimo contar con 1 a 2 años realizando funciones de programación y diseño con C++. <text:s/>Se valorará experiencia en el rubro de Banco y/o Seguros. <text:s/>Titulado Universitario y/o técnico en Sistema <text:s/>Informática y/o afines. <text:s text:c="3"/>¿Qué ofrecemos como empleador? <text:s/>Desafíos. Equipo. Capacitación. Reconocimientos. Crecimiento. Motivación. En Accenture ponemos a tu disposición todos nuestros recursos <text:s/>para que llegues tan lejos como te lo propongas. Si es esto lo que buscás <text:s/>Accenture es tu lugar.</text:p>
          </table:table-cell>
          <table:table-cell table:number-columns-repeated="1020"/>
        </table:table-row>
        <table:table-row table:style-name="ro1">
          <table:table-cell office:value-type="float" office:value="188" calcext:value-type="float">
            <text:p>188</text:p>
          </table:table-cell>
          <table:table-cell office:value-type="string" calcext:value-type="string">
            <text:p>Practicante del área Técnica</text:p>
          </table:table-cell>
          <table:table-cell office:value-type="string" calcext:value-type="string">
            <text:p>Dar soporte al área técnica. <text:s/>Revisar la programación semanal de los servicios técnicos. <text:s/>Realizar seguimiento a las cotizaciones del área. <text:s/>Actualizar los manuales de operación de las máquinas. <text:s/>Atender los requerimientos de la Gerencia Técnica.</text:p>
          </table:table-cell>
          <table:table-cell office:value-type="string" calcext:value-type="string">
            <text:p>Residir en la zona sur de Lima <text:s/>cerca a estación del Metro de Lima.</text:p>
          </table:table-cell>
          <table:table-cell table:number-columns-repeated="1020"/>
        </table:table-row>
        <table:table-row table:style-name="ro1">
          <table:table-cell office:value-type="float" office:value="189" calcext:value-type="float">
            <text:p>189</text:p>
          </table:table-cell>
          <table:table-cell office:value-type="string" calcext:value-type="string">
            <text:p>Practicante MERCADO PERSONAS <text:s/>CVM</text:p>
          </table:table-cell>
          <table:table-cell office:value-type="string" calcext:value-type="string">
            <text:p>1. Procesamiento y validación de Bases de datos <text:s/>análisis de la cartera de clientes en términos de encontrar comportamientos y variables que permitan iniciativas de mejora o desarrollo de campañas. <text:s/>2. Apoyo en la actualización de presentaciones y cálculo de métricas de la operación. <text:s/>3. Conocer y aplicar las variables de Segmentación en la gestión de la cartera de clientes así como del mercado. <text:s/>4. Apoyar el seguimiento para establecer el adecuado desempeño de los canales en términos de capilaridad y productividad. <text:s/>5. Soporte en la implementación de campañas de mantenimiento y comunicación sobre el comportamiento de usuarios de acuerdo a la segmentación de los mismos. <text:s/>6. Soporte en la coordinación entre las áreas funcionales.</text:p>
          </table:table-cell>
          <table:table-cell office:value-type="string" calcext:value-type="string">
            <text:p><text:s/>Buen manejo de base de datos. <text:s text:c="2"/>Inglés: Nivel Intermedio/Avanzado. <text:s text:c="2"/>Paquete de Office: Nivel Avanzado. <text:s text:c="2"/>Orientación a manejo de Bases de datos y Datamining o Inteligencia de negocios.</text:p>
          </table:table-cell>
          <table:table-cell table:number-columns-repeated="1020"/>
        </table:table-row>
        <table:table-row table:style-name="ro1">
          <table:table-cell office:value-type="float" office:value="194" calcext:value-type="float">
            <text:p>194</text:p>
          </table:table-cell>
          <table:table-cell office:value-type="string" calcext:value-type="string">
            <text:p>Practicante de Sistemas</text:p>
          </table:table-cell>
          <table:table-cell office:value-type="string" calcext:value-type="string">
            <text:p>Desarrollar los diferentes proyectos y requerimientos solicitados por la empresa. <text:s/>Apoyar en el soporte tecnológico a las diferentes aplicaciones de la empresa. <text:s/>Brindar apoyo en las diferentes actividades del Analista de Sistemas. <text:s/>Crear manuales y documentos referidos a los proyectos y requerimientos desarrollados en la compañía. <text:s/>Apoyar en las capacitaciones de los usuarios finales.</text:p>
          </table:table-cell>
          <table:table-cell office:value-type="string" calcext:value-type="string">
            <text:p>Conocimiento en Visual Studio.Net <text:s/>C# <text:s/>Vb.net <text:s text:c="2"/>SQL Server 2008. Deseable conocimiento en Excel <text:s/>Reporting Services. <text:s/>Mínimo de 3 a 6 meses en puestos similares.</text:p>
          </table:table-cell>
          <table:table-cell table:number-columns-repeated="1020"/>
        </table:table-row>
        <table:table-row table:style-name="ro1">
          <table:table-cell office:value-type="float" office:value="197" calcext:value-type="float">
            <text:p>197</text:p>
          </table:table-cell>
          <table:table-cell office:value-type="string" calcext:value-type="string">
            <text:p>Especialista de Diseño y Desarrollo <text:s/>Medios de Pago</text:p>
          </table:table-cell>
          <table:table-cell office:value-type="string" calcext:value-type="string">
            <text:p>Especialista en Programación de Cajeros <text:s/>Desarrollo de encriptación de claves <text:s/>Manejos y personalización de switch de comunicaciones <text:s/>Participación en proyectos de canales de comunicación.</text:p>
          </table:table-cell>
          <table:table-cell office:value-type="string" calcext:value-type="string">
            <text:p>Experiencia deseable en el Área de desarrollo en Institución Financiera <text:s/>Experiencia en Implementación de Soluciones para Terminales Puntos de Venta <text:s/>POS <text:s/>Cajeros Automáticos <text:s/>ATM <text:s/>PinPads <text:s/>IVR. <text:s/>Experiencia en Integración de Sistemas en banca Electrónica. <text:s/>Conocimiento especializado de Cajeros. <text:s text:c="3"/>Requisito indispensable: <text:s/>Manejo de lenguajes de programación Cobol <text:s/>Java y Oracle.</text:p>
          </table:table-cell>
          <table:table-cell table:number-columns-repeated="1020"/>
        </table:table-row>
        <table:table-row table:style-name="ro1">
          <table:table-cell office:value-type="float" office:value="198" calcext:value-type="float">
            <text:p>198</text:p>
          </table:table-cell>
          <table:table-cell office:value-type="string" calcext:value-type="string">
            <text:p>Desarrollador Web PHP</text:p>
          </table:table-cell>
          <table:table-cell office:value-type="string" calcext:value-type="string">
            <text:p>Interacción directa con el cliente para identificar la aplicación de requerimientos. <text:s/>Determinar la mejor manera para implementar los requerimientos en código. <text:s/>Demostrarle al cliente el comportamiento del software. <text:s/>Programación con PHP <text:s/>html5 <text:s/>JScript <text:s/>jquery <text:s/>css3 <text:s text:c="3"/>Se ofrece: capacitaciones <text:s/>línea de carrera <text:s/>contrato indefinido por planilla <text:s/>EPS al 100% <text:s/>excelente clima laboral.</text:p>
          </table:table-cell>
          <table:table-cell office:value-type="string" calcext:value-type="string">
            <text:p>Conocimientos y experiencia en PHP <text:s/>html5 <text:s/>css3. <text:s/>Experiencia con servidores web. <text:s/>Interés y conocimientos por Metodologías ágiles.</text:p>
          </table:table-cell>
          <table:table-cell table:number-columns-repeated="1020"/>
        </table:table-row>
        <table:table-row table:style-name="ro1">
          <table:table-cell office:value-type="float" office:value="199" calcext:value-type="float">
            <text:p>199</text:p>
          </table:table-cell>
          <table:table-cell office:value-type="string" calcext:value-type="string">
            <text:p>Ingeniero de Calidad QA</text:p>
          </table:table-cell>
          <table:table-cell office:value-type="string" calcext:value-type="string">
            <text:p><text:s/>Ser un jugador de equipo que trabaja remoto para un proyecto <text:s/>definir <text:s/>desarrollar e implementar planes y casos de prueba, también informar defectos y proponer mejoras. <text:s text:c="2"/>Crear una relación profesional con los clientes y compañeros de equipo <text:s/>basado en una buena capacidad de comunicación.</text:p>
          </table:table-cell>
          <table:table-cell office:value-type="string" calcext:value-type="string">
            <text:p>Una mezcla de habilidades creativas y lógicas <text:s/>con especial enfoque en la orientación al detalle. <text:s text:c="2"/>Solidas habilidades comunicativas y de investigación. <text:s text:c="2"/>Capacidad para solucionar problemas de forma efectiva. Etiquetar e informar errores correctamente con fines de hacer seguimiento. <text:s text:c="2"/>Experiencia en pruebas de regresión <text:s/>funcional y manual <text:s/>en la gestión de casos de prueba <text:s/>herramientas de pruebas de rendimiento <text:s/>preferentemente herramientas de automatización (como QTP) <text:s/>etc. <text:s text:c="2"/>Son deseables conocimientos de lenguajes de programación. <text:s text:c="2"/>Nivel del idioma Inglés Intermedio / Avanzado.</text:p>
          </table:table-cell>
          <table:table-cell table:number-columns-repeated="1020"/>
        </table:table-row>
        <table:table-row table:style-name="ro1">
          <table:table-cell office:value-type="float" office:value="200" calcext:value-type="float">
            <text:p>200</text:p>
          </table:table-cell>
          <table:table-cell office:value-type="string" calcext:value-type="string">
            <text:p>Soporte Técnico</text:p>
          </table:table-cell>
          <table:table-cell office:value-type="string" calcext:value-type="string">
            <text:p>Soluciones técnicas <text:s/>mantenimiento y análisis de daños <text:s/>presupuesto de hardware <text:s/>mantenimiento de servidores <text:s/>Exchange y Oracle básico.</text:p>
          </table:table-cell>
          <table:table-cell office:value-type="string" calcext:value-type="string">
            <text:p>Ingeniero de Sistemas <text:s/>Electrónico o afín. <text:s/>Grado alcanzado: Bachiller. <text:s/>Mínimo 2 años de experiencia en Soporte Técnico con nivel avanzado. <text:s/>Conocimientos en: <text:s/>1. Plataforma Linux Red Hat / Suse. <text:s/>2. Nivel de DBA en Oracle versiones 9 <text:s/>10 y 11g <text:s/>3. Dominio de Idioma ingles hablado y escrito. <text:s/>4. Dominio de herramientas ofimáticas. <text:s/>5. Plataforma de Sistemas Operativos Windows 2008 / 2012 <text:s/>6. Nivel de DBA en Microsoft SQL Server 2003 y superior. <text:s/>7. Herramientas de comunicaciones: Enlaces VPN <text:s/>configuración de redes y enlaces. Firewalls Cisco e Isa Server (mandatorio) (Certificación CCNA) <text:s/>8. Consultoría Técnica en ERP Oracle eBusiness Suite. <text:s/>9. Administración / migración Exchange server 2010.</text:p>
          </table:table-cell>
          <table:table-cell table:number-columns-repeated="1020"/>
        </table:table-row>
        <table:table-row table:style-name="ro1">
          <table:table-cell office:value-type="float" office:value="204" calcext:value-type="float">
            <text:p>204</text:p>
          </table:table-cell>
          <table:table-cell office:value-type="string" calcext:value-type="string">
            <text:p>Encargado de Almacén</text:p>
          </table:table-cell>
          <table:table-cell office:value-type="string" calcext:value-type="string">
            <text:p><text:s/>Participar en el desarrollo de procedimientos. <text:s text:c="2"/>Clasificar los materiales por rotación y costo. <text:s text:c="2"/>Controlar la salida de materia prima del cliente interno y semielaborado. <text:s text:c="2"/>Optimización del espacio. <text:s text:c="2"/>Fiscalizar MPVS producto final.</text:p>
          </table:table-cell>
          <table:table-cell office:value-type="string" calcext:value-type="string">
            <text:p>REQUISITOS: <text:s text:c="2"/>Egresado de la carrera de Ingeniería Industrial <text:s/>Administración <text:s/>Sistemas <text:s/>Economía <text:s/>o afines <text:s text:c="2"/>Experiencia mínima de 3 años cumpliendo funciones similares <text:s/>de preferencia en empresas del Sector de Construcción <text:s/>Industrial o Retail. <text:s text:c="2"/>Microsoft Office a nivel intermedio. <text:s text:c="2"/>Conocimientos de SAP a nivel intermedio. <text:s text:c="2"/>Manejo básico de ERP. <text:s text:c="2"/>Conocimientos de inventarios y procesos. <text:s text:c="3"/>OFRECEMOS: <text:s text:c="2"/>Ingreso a planilla con todos los beneficios de ley. <text:s text:c="2"/>Pertenecer a una empresa en constante crecimiento. <text:s text:c="2"/>Agradable ambiente de trabajo. <text:s text:c="2"/>Alimentación <text:s text:c="2"/>Seguro Privado de Salud (EPS).</text:p>
          </table:table-cell>
          <table:table-cell table:number-columns-repeated="1020"/>
        </table:table-row>
        <table:table-row table:style-name="ro1">
          <table:table-cell office:value-type="float" office:value="214" calcext:value-type="float">
            <text:p>214</text:p>
          </table:table-cell>
          <table:table-cell office:value-type="string" calcext:value-type="string">
            <text:p>Practicante Desarrollo SAP</text:p>
          </table:table-cell>
          <table:table-cell office:value-type="string" calcext:value-type="string">
            <text:p>La misión del cargo es apoyar en el proceso de implementación de automatizaciones y en la elaboración y actualización de documentación de apoyo del área. <text:s/>Funciones específicas del cargo: <text:s text:c="2"/>Levantar solicitudes de implementación de los usuarios con categoría de complejidad baja. <text:s text:c="2"/>Apoyar en el análisis <text:s/>elaboración y validación de requerimientos con categoría de complejidad baja. <text:s text:c="2"/>Elaborar instructivos de apoyo y/o talleres para aquellas mantenciones que la requieran. <text:s text:c="2"/>Informar a los usuarios por el pase a producción de mantenciones de complejidad baja. <text:s text:c="2"/>Observar e interiorizar la implementación de mantenciones complejas <text:s/>para asociación de conceptos y procesos. <text:s text:c="2"/>Elaborar y mantener actualizado los manuales y documentos de apoyo del área. <text:s text:c="2"/>Participar activamente en otras actividades encomendadas por su jefatura. <text:s text:c="2"/>Competencias indispensables: Organización <text:s/>multi tareas <text:s/>comunicación a todo nivel.</text:p>
          </table:table-cell>
          <table:table-cell office:value-type="string" calcext:value-type="string">
            <text:p>Experiencia en Desarrollo Visual / Macros / Excel Avanzado / SAP.</text:p>
          </table:table-cell>
          <table:table-cell table:number-columns-repeated="1020"/>
        </table:table-row>
        <table:table-row table:style-name="ro1">
          <table:table-cell office:value-type="float" office:value="218" calcext:value-type="float">
            <text:p>218</text:p>
          </table:table-cell>
          <table:table-cell office:value-type="string" calcext:value-type="string">
            <text:p>Pranticante de Ing. Informática (Contraloría)</text:p>
          </table:table-cell>
          <table:table-cell office:value-type="string" calcext:value-type="string">
            <text:p>Apoyar en la revisión de controles generales de tecnología de información y controles de aplicación de los procesos de negocio. <text:s/>Asistir al equipo de Auditoría en la aplicación de técnicas de auditoría asistidas por computadora. <text:s/>Apoyar en el análisis de datos y generación de información de soporte para la ejecución de auditorias. <text:s/>Colaborar en el mejoramiento continuo de la gestión administrativa de la Unidad y de la Universidad.</text:p>
          </table:table-cell>
          <table:table-cell office:value-type="string" calcext:value-type="string">
            <text:p>Conocimiento de COBIT <text:s/>ITIL <text:s/>ISO 27000 y manjo de ALC (Deseable) <text:s/>Inglés Nivel Intermedio. <text:s/>Buena Redacción. <text:s/>Ser analítico <text:s/>proactivo <text:s/>dinámico <text:s/>adaptable al cambio.</text:p>
          </table:table-cell>
          <table:table-cell table:number-columns-repeated="1020"/>
        </table:table-row>
        <table:table-row table:style-name="ro1">
          <table:table-cell office:value-type="float" office:value="219" calcext:value-type="float">
            <text:p>219</text:p>
          </table:table-cell>
          <table:table-cell office:value-type="string" calcext:value-type="string">
            <text:p>Analista de Aplicaciones Junior</text:p>
          </table:table-cell>
          <table:table-cell office:value-type="string" calcext:value-type="string">
            <text:p>Misión:Ejecutar acciones de administración y soporte técnico de aplicaciones <text:s/>software base y bases de datos de la compañía con el fin de contribuir con el cumplimiento de los estándares establecidos. <text:s text:c="3"/>Funciones: <text:s/>1Ejecutar interfaces entre las distintas plataformas de la compañía con el fin de contribuir con la integración de los sistemas. <text:s/>2Dar soporte técnico de 2º nivel de las plataformas <text:s/>aplicaciones y bases de datos en el entorno de producción con el fin de contribuir con la atención de requerimientos de las áreas de Soporte de Aplicaciones y Operaciones. <text:s/>3Ejecutar acciones de actualización de versiones del software de base <text:s/>aplicativo y de bases de datos con el fin de contribuir con el soporte de 2º nivel y la actualización del software en todos sus entornos según las necesidades de integración de las aplicaciones. <text:s/>4Ejecutar acciones de administración de bases de datos y software base con el fin de contribuir con el mantenimiento preventivo <text:s/>la performance y coordinación de procesos operativos.</text:p>
          </table:table-cell>
          <table:table-cell office:value-type="string" calcext:value-type="string">
            <text:p>03 años de Experiencia como mínimo en relevamiento de información <text:s/>análisis y definición de especificaciones funcionales <text:s/>realización de pruebas funcionales <text:s/>pruebas de calidad de los aplicativos desarrollados y que están próximos a salir a producción. <text:s text:c="3"/>2 años de experiencia en Análisis Funcional (deseable capacitación en gestión de proyectos). <text:s text:c="3"/>Capacidad analítica: realización del análisis <text:s/>diseño y en muchos casos el desarrollo de Sistemas en las diferentes empresas con resultados exitosos. <text:s text:c="3"/>Sólidos conocimientos y experiencia en desarrollos en .NET y desarrollo de flujos de procesos (WorkFlows). <text:s text:c="3"/>Conocimiento básico en manejo de herramientas de gestión de proyectos. <text:s/>Conocimiento intermedio en Base de Datos MS SQL y/ Oracle. <text:s/>Conocimiento intermedio/avanzado en MS Office <text:s/>MS Visio y MS Proyect. <text:s/>Conocimiento de desarrollo de Aplicaciones en diferentes plataformas. <text:s/>Conocimiento de Ingles a nivel intermedio. <text:s text:c="3"/>Competencias: <text:s/>Alta capacidad de análisis <text:s/>dinamismo <text:s/>comunicación a todo nivel <text:s/>innovación <text:s/>tolerancia a la presión <text:s/>compromiso. <text:s/>Capaz de asumir retos y buscar soluciones desde una perspectiva global <text:s/>interactuando a todo nivel. <text:s/>Alta capacidad de análisis <text:s/>dinamismo <text:s/>comunicación a todo nivel <text:s/>innovación <text:s/>tolerancia a la presión <text:s/>compromiso. <text:s/>Habilidades de gestión.</text:p>
          </table:table-cell>
          <table:table-cell table:number-columns-repeated="1020"/>
        </table:table-row>
        <table:table-row table:style-name="ro1">
          <table:table-cell office:value-type="float" office:value="220" calcext:value-type="float">
            <text:p>220</text:p>
          </table:table-cell>
          <table:table-cell office:value-type="string" calcext:value-type="string">
            <text:p>Practicante de Auditoría de Sistemas</text:p>
          </table:table-cell>
          <table:table-cell office:value-type="string" calcext:value-type="string">
            <text:p>Apoyo en el área de Auditoría de Sistemas.</text:p>
          </table:table-cell>
          <table:table-cell office:value-type="string" calcext:value-type="string">
            <text:p>Conocimientos en seguridad de infraestructura <text:s/>plataformas de TI (UNIX/AIX/Windows/As400/mainframe) <text:s/>bases de datos <text:s/>desarrollo de sistemas <text:s/>implantación de software. <text:s/>Experiencia en manejo de altos volúmenes de datos con cualquier herramienta disponible (SQL. ACL <text:s/>IDEA <text:s/>etc).</text:p>
          </table:table-cell>
          <table:table-cell table:number-columns-repeated="1020"/>
        </table:table-row>
        <table:table-row table:style-name="ro1">
          <table:table-cell office:value-type="float" office:value="226" calcext:value-type="float">
            <text:p>226</text:p>
          </table:table-cell>
          <table:table-cell office:value-type="string" calcext:value-type="string">
            <text:p>Cloud Developer</text:p>
          </table:table-cell>
          <table:table-cell office:value-type="string" calcext:value-type="string">
            <text:p><text:s/>Análisis y diseño de personalizaciones de software factory. <text:s text:c="2"/>Documentación de desarrollos realizados.</text:p>
          </table:table-cell>
          <table:table-cell office:value-type="string" calcext:value-type="string">
            <text:p>Requerido: ASp.NET Visual C#.NET SQL Server <text:s/>MySQL. <text:s/>Deseado: JQuery.</text:p>
          </table:table-cell>
          <table:table-cell table:number-columns-repeated="1020"/>
        </table:table-row>
        <table:table-row table:style-name="ro1">
          <table:table-cell office:value-type="float" office:value="231" calcext:value-type="float">
            <text:p>231</text:p>
          </table:table-cell>
          <table:table-cell office:value-type="string" calcext:value-type="string">
            <text:p>Becario Profesional TI</text:p>
          </table:table-cell>
          <table:table-cell office:value-type="string" calcext:value-type="string">
            <text:p>Soporte en los procesos de redes y programación.</text:p>
          </table:table-cell>
          <table:table-cell office:value-type="string" calcext:value-type="string">
            <text:p>No requerido.</text:p>
          </table:table-cell>
          <table:table-cell table:number-columns-repeated="1020"/>
        </table:table-row>
        <table:table-row table:style-name="ro1">
          <table:table-cell office:value-type="float" office:value="235" calcext:value-type="float">
            <text:p>235</text:p>
          </table:table-cell>
          <table:table-cell office:value-type="string" calcext:value-type="string">
            <text:p>Ingeniero de Sistemas</text:p>
          </table:table-cell>
          <table:table-cell office:value-type="string" calcext:value-type="string">
            <text:p><text:s/>Brindar soporte administrativo de redes de IT y comunicaciones en los proyectos en curso. <text:s text:c="2"/>Brindar soporte técnico a servidores y equipos de comunicaciones <text:s/>cuando sea necesario. <text:s text:c="2"/>Proporciona soporte de niveles 1 y 2 a los empleados <text:s/>instala y propo</text:p>
          </table:table-cell>
          <table:table-cell office:value-type="string" calcext:value-type="string">
            <text:p>Experiencia trabajando en proyectos bajo régimen (Proyecto Constancia en el Cuzco <text:s/>régimen: 21x7).</text:p>
          </table:table-cell>
          <table:table-cell table:number-columns-repeated="1020"/>
        </table:table-row>
        <table:table-row table:style-name="ro1">
          <table:table-cell office:value-type="float" office:value="236" calcext:value-type="float">
            <text:p>236</text:p>
          </table:table-cell>
          <table:table-cell office:value-type="string" calcext:value-type="string">
            <text:p>Practicante de Estrategia y Planificación de Riesgos</text:p>
          </table:table-cell>
          <table:table-cell office:value-type="string" calcext:value-type="string">
            <text:p>Ayudar en la gestión de elaboración <text:s/>análisis <text:s/>presentación y automatización de métricas crediticias.</text:p>
          </table:table-cell>
          <table:table-cell office:value-type="string" calcext:value-type="string">
            <text:p>No requeridos.</text:p>
          </table:table-cell>
          <table:table-cell table:number-columns-repeated="1020"/>
        </table:table-row>
        <table:table-row table:style-name="ro1">
          <table:table-cell office:value-type="float" office:value="239" calcext:value-type="float">
            <text:p>239</text:p>
          </table:table-cell>
          <table:table-cell office:value-type="string" calcext:value-type="string">
            <text:p>Analista Funcional <text:s/>Visual Basic 6 .NET</text:p>
          </table:table-cell>
          <table:table-cell office:value-type="string" calcext:value-type="string">
            <text:p>En la actualidad nos encontramos en la búsqueda de jóvenes profesionales o estudiantes de últimos ciclos de la carrera de Ingeniería de Sistemas <text:s/>Informática o afines <text:s/>técnicos o universitarios para integrarse a una prestigiosa empresa multinacional. <text:s/>Buscamos profesionales con experiencia para desempeñarse como Analistas Funcionales <text:s/>Visual Basic 6 .NET para integrarse a una prestigiosa empresa multinacional. <text:s/>Funciones: <text:s text:c="2"/>Análisis de requerimientos funcionales y elaboración de diseños técnicos. <text:s text:c="2"/>Lideras pequeños equipos llevando a cabo buena organización <text:s/>delegando responsabilidades así como haciendo seguimiento de los módulos.</text:p>
          </table:table-cell>
          <table:table-cell office:value-type="string" calcext:value-type="string">
            <text:p>Mínimo contar con 3 a 4 años realizando analizar de requerimientos <text:s/>programar de actividades dirigidas al diseño de soluciones de desarrollo bajo la herramienta Microsoft .NET. <text:s/>Conocimiento en desarrollo web en Vb 6 <text:s/>manejo de base de datos sql 2005 y/u Oracle 10g <text:s/>vb6 .net <text:s/>Deseable conocimiento de Ingles a nivel básico <text:s/>intermedio. <text:s/>Se valorará experiencia en el rubro de Banco y/o Seguros.</text:p>
          </table:table-cell>
          <table:table-cell table:number-columns-repeated="1020"/>
        </table:table-row>
        <table:table-row table:style-name="ro1">
          <table:table-cell office:value-type="float" office:value="242" calcext:value-type="float">
            <text:p>242</text:p>
          </table:table-cell>
          <table:table-cell office:value-type="string" calcext:value-type="string">
            <text:p>Analista C++</text:p>
          </table:table-cell>
          <table:table-cell office:value-type="string" calcext:value-type="string">
            <text:p>Accenture es una empresa global de consultoría en management <text:s/>servicios de tecnología y outsourcing. Combinando una experiencia incomparable <text:s/>amplias capacidades en todas las industrias y funciones de negocios y una amplia investigación respecto de las empresas más exitosas del mundo. <text:s/>Nos encontramos en la búsqueda de un profesional de sistemas con experiencia en elaboración del diseño técnico y documentación <text:s/>análisis de requerimientos y programación para desempeñarse como Analista Programador.</text:p>
          </table:table-cell>
          <table:table-cell office:value-type="string" calcext:value-type="string">
            <text:p>Elaboración del diseño técnico y documentación <text:s/>análisis de requerimientos <text:s/>programación y haber participado en pases a producción. <text:s/>Mínimo contar con 2 a 3 años realizando funciones de programación con C++. <text:s/>Experiencia en elaboración del diseño técnico y documentación <text:s/>análisis de requerimientos <text:s/>programación y haber participado en pases a producción. <text:s/>Se valorará experiencia en el rubro de Banco y/o Seguros.</text:p>
          </table:table-cell>
          <table:table-cell table:number-columns-repeated="1020"/>
        </table:table-row>
        <table:table-row table:style-name="ro1">
          <table:table-cell office:value-type="float" office:value="251" calcext:value-type="float">
            <text:p>251</text:p>
          </table:table-cell>
          <table:table-cell office:value-type="string" calcext:value-type="string">
            <text:p>Asistente de Productividad</text:p>
          </table:table-cell>
          <table:table-cell office:value-type="string" calcext:value-type="string">
            <text:p>Realizar las mediciones de campo en las tiendas y en el horario establecido siguiendo tanto las pautas como la metodología establecida identificando oportunidades de mejora para los procesos observados y/o medidos.</text:p>
          </table:table-cell>
          <table:table-cell office:value-type="string" calcext:value-type="string">
            <text:p><text:s/>Mínimo experiencia de 6 meses en empresas. <text:s text:c="2"/>Experiencia en medición de tiempos. <text:s text:c="2"/>Deseable experiencia en campo. <text:s text:c="2"/>Indispensable disponibilidad para trasladarse entre tiendas.</text:p>
          </table:table-cell>
          <table:table-cell table:number-columns-repeated="1020"/>
        </table:table-row>
        <table:table-row table:style-name="ro1">
          <table:table-cell office:value-type="float" office:value="253" calcext:value-type="float">
            <text:p>253</text:p>
          </table:table-cell>
          <table:table-cell office:value-type="string" calcext:value-type="string">
            <text:p>Analista Business Intelligence <text:s/>Data Stage</text:p>
          </table:table-cell>
          <table:table-cell office:value-type="string" calcext:value-type="string">
            <text:p>Manejo de base de datos. <text:s/>Realización de interfases. <text:s/>Constante contacto con usuarios a nivel de análisis.</text:p>
          </table:table-cell>
          <table:table-cell office:value-type="string" calcext:value-type="string">
            <text:p>Indispensable que cuenten con los Conocimientos técnicos: <text:s/>* Base de datos Oracle <text:s/>Nivel Avanzado. <text:s/>* ETL Datastage <text:s/>Nivel Avanzado. <text:s/>* Ingles <text:s/>Nivel Intermedio ( hablado y escrito). <text:s/>* Sólidos conocimientos de BI <text:s/>Nivel Avanzado. <text:s/>* Business Objects <text:s/>Nivel intermedio (deseable). <text:s/>* Visual Studio .NET <text:s/>Nivel intermedio (deseable ASP.NET). <text:s text:c="3"/>Mínimo 3 años de Experiencia en Business Intelligence.</text:p>
          </table:table-cell>
          <table:table-cell table:number-columns-repeated="1020"/>
        </table:table-row>
        <table:table-row table:style-name="ro1">
          <table:table-cell office:value-type="float" office:value="257" calcext:value-type="float">
            <text:p>257</text:p>
          </table:table-cell>
          <table:table-cell office:value-type="string" calcext:value-type="string">
            <text:p>Asistente de Redes Sociales</text:p>
          </table:table-cell>
          <table:table-cell office:value-type="string" calcext:value-type="string">
            <text:p><text:s/>Convertir las piezas gráficas de las campañas de emailing en HTML. <text:s text:c="2"/>Administrar el envío y estadísticas de las campañas de emailing a nivel corporativo. <text:s text:c="2"/>Colaborar con el mantenimiento de los sitios web corporativos. <text:s text:c="2"/>Colaborar con la creación y diseño de sitios web para los nuevos productos que la Institución promocione. <text:s text:c="2"/>Colaborar con el desarrollo de aplicaciones y herramientas para los sitios web de la institución. <text:s text:c="2"/>Colaborar con el desarrollo de aplicaciones y herramientas para redes sociales. <text:s text:c="2"/>Colaborar en la gestión de la plataforma de blogs de la institución. <text:s text:c="2"/>Maquetación y diagramación de páginas web <text:s/>mini websites y boletines de la institución. <text:s text:c="2"/>Animar las piezas gráficas para portada de páginas web <text:s/>banners publicitarios y otros. <text:s text:c="2"/>Ejecutar otras actividades propias de su puesto o que su jefe inmediato le asigne.</text:p>
          </table:table-cell>
          <table:table-cell office:value-type="string" calcext:value-type="string">
            <text:p><text:s/>Dominio de Estándares Web (XHTML <text:s/>XML <text:s/>CSS). <text:s text:c="2"/>Dominio de herramientas de creación y edición de entornos web y multimedia (Adobe Dreamweaver y Adobe Flash). <text:s text:c="2"/>Dominio de herramientas de diseño web (Adobe Illustrator y Adobe Fireworks) <text:s text:c="2"/>Dominio en maquetación de páginas web utilizando CSS. <text:s text:c="2"/>Conocimientos de lenguajes de programación (ASP.NET <text:s/>ASP <text:s/>PHP). <text:s text:c="2"/>Conocimientos de lenguajes de script (Javascript <text:s/>Actionscript). <text:s text:c="2"/>Conocimiento de frameworks para entornos web (cliente y servidor). <text:s text:c="3"/>EXPERIENCIA: <text:s text:c="2"/>Mínima de 02 años en el desempeño de funciones similares. <text:s text:c="2"/>En diseño de interfaces de usuario.</text:p>
          </table:table-cell>
          <table:table-cell table:number-columns-repeated="1020"/>
        </table:table-row>
        <table:table-row table:style-name="ro1">
          <table:table-cell office:value-type="float" office:value="268" calcext:value-type="float">
            <text:p>268</text:p>
          </table:table-cell>
          <table:table-cell office:value-type="string" calcext:value-type="string">
            <text:p>Ingeniero QA</text:p>
          </table:table-cell>
          <table:table-cell office:value-type="string" calcext:value-type="string">
            <text:p>Desarrollar y mantener los componentes de software <text:s/>incluyendo los testeos unitarios y de integración de las aplicaciones. <text:s/>Identificación de casos a utilizar/testeo de casos para cambios en control de mejoras y convertirlas a cuadro de comandos de regresión usando Selenium o QTP. <text:s/>Contribuir en la implementación <text:s/>mantenimiento y ejecución de la emisión funcional/plan de pruebas de regresión <text:s/>Ejecutar regresiones de control de comandos <text:s/>reportar resultados según el plan de testeo de regresión <text:s/>como parte del código de promoción de software. <text:s/>Integración fuerte con el equipo y clientes <text:s/>para resolver emisiones críticas de producto <text:s/>que hayan sido identificados a nivel funcional y en el testeo de regresión <text:s/>reportándolas. <text:s/>Recomendar métodos para la mejora y automatización de procedimientos para el testeo de regresión de productos.</text:p>
          </table:table-cell>
          <table:table-cell office:value-type="string" calcext:value-type="string">
            <text:p><text:s/>Experiencia mínima de 05 años integrando equipos de Sistemas de Información. <text:s/>Experiencia mínima de 05 integrando equipos de Aseguramiento de la Calidad. <text:s/>Experiencia mínima de 02 años en Java utilizando Web Logic <text:s/>JBoss <text:s/>Hibernate <text:s/>Spring y Struts. <text:s text:c="2"/>Indispensable experiencia mínima de 02 años en herramientas de Automatización Selenium <text:s/>Experiencia mínima de 02 años en SQL Databases. <text:s/>Altas competencias y habilidades en Internet y conocimientos de computación <text:s/>incluyendo el último Sistema Operativo de Windows y MS Office y otras aplicaciones de productividad en Office. <text:s/>Conocimientos previos de aplicaciones basadas en web <text:s/>tecnología de redes y SQL databases (deseable). <text:s text:c="2"/>Conocimientos del Agile (equipos de aglomeración) y prácticas PMI. <text:s/>Conocimiento demostrado de los estándares UML. <text:s/>Buen manejo del idioma inglés a nivel de lectura y escritura. <text:s text:c="2"/>Demostrada habilidad para el manejo multitareas dentro de las funciones. <text:s/>Creativo <text:s/>emprendedor <text:s/>y trabajo en equipo. <text:s/>Alto nivel de comunicación <text:s/>con alta orientación de servicio al cliente. <text:s/>Alta capacidad analítica <text:s/>orientación al detalle. <text:s/>Buenos conocimientos en general en procesos de compra via internet.</text:p>
          </table:table-cell>
          <table:table-cell table:number-columns-repeated="1020"/>
        </table:table-row>
        <table:table-row table:style-name="ro1">
          <table:table-cell office:value-type="float" office:value="272" calcext:value-type="float">
            <text:p>272</text:p>
          </table:table-cell>
          <table:table-cell office:value-type="string" calcext:value-type="string">
            <text:p>QA Engineer II</text:p>
          </table:table-cell>
          <table:table-cell office:value-type="string" calcext:value-type="string">
            <text:p>Responsable de diseño y creación de los casos de pruebas manuales <text:s/>así como configuración de ambientes de prueba. Aplicación de ciclos de pruebas de funcionalidad de las aplicaciones.</text:p>
          </table:table-cell>
          <table:table-cell office:value-type="string" calcext:value-type="string">
            <text:p><text:s/>Más de 2 años de experiencia en actividades de pruebas de software de aseguramiento de calidad. <text:s text:c="2"/>Experiencia práctica con pruebas de caja negra. <text:s text:c="2"/>El conocimiento de la creación / diseño de casos de prueba. <text:s text:c="2"/>Deseable experiencia en la ejecución de los ciclos de pruebas funcionales <text:s/>de regresión <text:s/>el humo <text:s/>la cordura <text:s/>la seguridad y las pruebas de rendimiento. <text:s text:c="2"/>Deseable experiencia en la prueba completa. <text:s text:c="2"/>Deseable experiencia práctica con las herramientas de gestión de casos / bug de prueba como TestLink <text:s/>Quality Center <text:s/>Jira <text:s/>Bugzilla y otros. <text:s text:c="2"/>Deseable experiencia con herramientas de automatización de pruebas como BadBoy <text:s/>JMeter <text:s/>selenio o Watir. <text:s text:c="2"/>Conocimiento en Linux y Base de Datos. <text:s text:c="2"/>Conocimiento de los principios utilizados en el diseño de sistemas escalables.</text:p>
          </table:table-cell>
          <table:table-cell table:number-columns-repeated="1020"/>
        </table:table-row>
        <table:table-row table:style-name="ro1">
          <table:table-cell office:value-type="float" office:value="274" calcext:value-type="float">
            <text:p>274</text:p>
          </table:table-cell>
          <table:table-cell office:value-type="string" calcext:value-type="string">
            <text:p>IT Engineer</text:p>
          </table:table-cell>
          <table:table-cell office:value-type="string" calcext:value-type="string">
            <text:p>Objective: Responsible for physical and virtual infrastructure <text:s/>directory and collaboration services <text:s/>storage and data recovery. Configuring <text:s/>monitoring and maintaining core infrastructure <text:s/>datacenter <text:s/>Servers operating systems <text:s/>hardware upgrades <text:s/>user account management <text:s/>troubleshooting. <text:s text:c="3"/>Skills: <text:s text:c="2"/>Implementing <text:s/>Configuring and Administering Windows Server Infrastructure (Active Directory <text:s/>LDAP <text:s/>Networking DHCP <text:s/>DNS <text:s/>Applications <text:s/>Services) <text:s text:c="2"/>Exchange Server administration. <text:s text:c="2"/>Vmware vSphere Implementing <text:s/>Configuring and Administering. (ESXi <text:s/>vCenter <text:s/>deploymanagemigrate VMs) <text:s text:c="2"/>Installing and supporting servers and datacenter systems <text:s/>including server platforms <text:s/>NAS <text:s/>UPS <text:s/>environmental <text:s/>disaster recovery and physical security. <text:s text:c="2"/>IT Project Management experience. <text:s text:c="2"/>Networking skills: TCP/IP <text:s/>Name Resolution <text:s/>Ethernet <text:s/>switching and routing basics.</text:p>
          </table:table-cell>
          <table:table-cell office:value-type="string" calcext:value-type="string">
            <text:p><text:s/>English level: Intermediate. <text:s text:c="2"/>3 years of experience.</text:p>
          </table:table-cell>
          <table:table-cell table:number-columns-repeated="1020"/>
        </table:table-row>
        <table:table-row table:style-name="ro1">
          <table:table-cell office:value-type="float" office:value="276" calcext:value-type="float">
            <text:p>276</text:p>
          </table:table-cell>
          <table:table-cell office:value-type="string" calcext:value-type="string">
            <text:p>Vendedor de Ti</text:p>
          </table:table-cell>
          <table:table-cell office:value-type="string" calcext:value-type="string">
            <text:p>Manejo de cuentas corporativas a todo nivel y en todo los rubros. <text:s/>Mantener muy buena relación con los clientes. <text:s/>Incrementar cartera de clientes. <text:s/>Coordinar y realizar las presentaciones con el cliente <text:s/>Sugerir el pedido de compra al cliente <text:s/>ofreciendo todos los productos <text:s/>teniendo en cuenta su capacidad de compra y cumpliendo los objetivos.</text:p>
          </table:table-cell>
          <table:table-cell office:value-type="string" calcext:value-type="string">
            <text:p>Experiencia en ventas mínima de 2 años <text:s/>Comprobada experiencia en Venta de Infraestructura en TI y Ventas de Soluciones en TI <text:s/>Conocimiento actualizado en las soluciones que ofrece el mercado en el rubro de Tecnología de la Información <text:s/>Estudios técnicos y/o universitarios en Marketing <text:s/>Administración o Computación e Informática. <text:s/>Dominio de inglés a nivel básico</text:p>
          </table:table-cell>
          <table:table-cell table:number-columns-repeated="1020"/>
        </table:table-row>
        <table:table-row table:style-name="ro1">
          <table:table-cell office:value-type="float" office:value="278" calcext:value-type="float">
            <text:p>278</text:p>
          </table:table-cell>
          <table:table-cell office:value-type="string" calcext:value-type="string">
            <text:p>Administrador Senior de Sistemas <text:s/>Linux</text:p>
          </table:table-cell>
          <table:table-cell office:value-type="string" calcext:value-type="string">
            <text:p>Axcess Financial <text:s/>empresa transnacional perteneciente al Grupo CNG Financial Coporation lider en EE.UU en brindar productos y servicios financieros <text:s/>requiere para su área tecnológica un Administrador Senior de Sistemas <text:s/>Linux. <text:s text:c="3"/>Funciones: <text:s text:c="3"/>Diseñar técnicas de solución que estén vinculadas al modelo arquitectónico. <text:s/>Instalación y configuración de nuevos hardware y software. <text:s/>Introducir e integrar las nuevas tecnologías en los entornos de centros de datos. <text:s/>Trabajar con los equipos de desarrollo de nuevas soluciones <text:s/>Trabajar en colaboración con los ingenieros de red garantizando el rendimiento del sistema y las aplicaciones. <text:s/>Aplicación de las actualizaciones del sistema operativo <text:s/>parches y cambios de configuración. <text:s/>Análisis de los registros del sistema y la identificación de posibles problemas con los sistemas informáticos. <text:s/>Apoyar en la implementación de aplicaciones en entornos de producción. <text:s/>Preparar / proporcionar un entorno de prueba para la ejecución de aplicaciones en fase de desarrollo. <text:s/>Monitorear el medio ambiente de producción. <text:s/>Realizar copias de seguridad y recuperaciones. <text:s/>Apoyo a los desarrolladores y similar al uso / gestión de los sistemas de manera eficiente. <text:s/>Realización de auditorías de rutina de los sistemas y software. <text:s/>Añadir <text:s/>eliminar o actualizar la información de la cuenta de usuario <text:s/>restablecer las contraseñas <text:s/>etc. <text:s/>Proporcionar la documentación de la configuración del sistema. <text:s/>Solucionar cualquier problema reportado por los usuarios buscando siempre su satisfacción. <text:s/>Asegurar la disponibilidad de todos los sistemas en cada entorno. <text:s/>Velar por el cumplimiento de la asignación de roles <text:s/>privilegios y procedimientos de autorización.</text:p>
          </table:table-cell>
          <table:table-cell office:value-type="string" calcext:value-type="string">
            <text:p>Experiencia mínima de 4 años como administrador en sistemas <text:s/>arquitecto de Infraestructura y/o Jefe de sistemas. <text:s/>Conocimiento de sistemas operativos y aplicaciones <text:s/>así como la solución de problemas de hardware y software. <text:s/>2 + años de respaldo y recuperación de Linux (Nivel Avanzado) y el trabajo con herramientas Open Source. <text:s/>2+ años de experiencia en el ajuste de servidor / aplicación web Server <text:s/>JBoss <text:s/>Apache y NGNIX. <text:s/>2 + años en técnicas de administración con las aplicaciones de VoIP y conocimiento en Asterisk. <text:s/>2+ años administración de servidores de correo electrónico (Como Zimbra <text:s/>MS Exchange <text:s/>etc). <text:s/>Experiencia con el correo electrónico antispam/antivirus filtros es necesario <text:s/>1 + año de aplicación y administración en el ambiente de LDAP / Single SignOn y 1 año de experiencia con tecnologías de virtualización y cloud tales como VMware <text:s/>Xen <text:s/>KVM y puppets. <text:s/>Conocimiento de cloud computing base (privado o público). <text:s/>Plataformas de entrega de aplicaciones para el balanceo de carga (Como Almacenamiento en caché <text:s/>compresión <text:s/>cortafuegos de aplicación <text:s/>proxy inverso <text:s/>terminación SSL <text:s/>etc). <text:s/>Conocimiento de la aplicación de tecnologías clúster.</text:p>
          </table:table-cell>
          <table:table-cell table:number-columns-repeated="1020"/>
        </table:table-row>
        <table:table-row table:style-name="ro1">
          <table:table-cell office:value-type="float" office:value="280" calcext:value-type="float">
            <text:p>280</text:p>
          </table:table-cell>
          <table:table-cell office:value-type="string" calcext:value-type="string">
            <text:p>Ingeniero Senior de SoftwareJava</text:p>
          </table:table-cell>
          <table:table-cell office:value-type="string" calcext:value-type="string">
            <text:p>Monitoreo <text:s/>supervisión y seguimiento a las tareas de los ingenieros de software y de los proyectos asignados. <text:s/>Responsable de la entrega de artefactos de software con alta calidad y bajo defecto. <text:s/>Promover las prácticas de Ingeniería según los procedimientos del área de Ingeniería de Software. <text:s/>Administración y gestión del repertorio de código fuente de los proyectos. <text:s/>Implementación de los proyectos de software según especificaciones del área de Ingeniería de Software. <text:s/>Otras funciones relacionadas a la posición.</text:p>
          </table:table-cell>
          <table:table-cell office:value-type="string" calcext:value-type="string">
            <text:p>Egresado de Ingeniería de Sistemas o Informática. <text:s/>Certificación Java. (Deseable) <text:s/>Mínimo 1 año de experiencia habiendo liderado equipos de trabajo. <text:s/>Experiencia de trabajo con los marcos de SDLC como: Kanban <text:s/>SCRUM o cualquier desarrollo de software Ágil de ciclo de vida. (Deseable) <text:s/>Experiencia mínima de 5 años como Ingeniero de software de aplicaciones web y servicios de backend (Orientados a SOA) <text:s/>Conocimiento Avanzado en aplicaciones Java Web J2EE y uso de OPEN SOURCE <text:s/>Experiencia en FRAMEWORKS como: SPRING <text:s/>ORM (Hibernate) <text:s/>JMS y MAVEN. <text:s/>Conocimiento Avanzado en BASE DE DATOS como: MySQL y ORACLE. <text:s/>Experiencia en Patrones de Software Empresariales (Business Software Patterns) <text:s text:c="2"/>en Análisis y Diseño orientado a Objetos utilizando UML 2.X y patrones de diseño. <text:s/>Conocimiento con prácticas de Ingeniería de Software como: integración continua <text:s/>pruebas unitarias (TDD) y análisis de código estático.</text:p>
          </table:table-cell>
          <table:table-cell table:number-columns-repeated="1020"/>
        </table:table-row>
        <table:table-row table:style-name="ro1">
          <table:table-cell office:value-type="float" office:value="282" calcext:value-type="float">
            <text:p>282</text:p>
          </table:table-cell>
          <table:table-cell office:value-type="string" calcext:value-type="string">
            <text:p>Experto en Sistemas de Soporte de Operaciones (Junior)</text:p>
          </table:table-cell>
          <table:table-cell office:value-type="string" calcext:value-type="string">
            <text:p><text:s/>Gestionar la ejecución de la puesta en marcha de las plataformas de operación para servicio. <text:s text:c="2"/>Mantener el correcto funcionamiento de las aplicaciones para soportar la visualización de las plataformas de servicio. <text:s text:c="2"/>Atención de incidencias de los servicios de monitoreo <text:s/>pudiendo encaminarlas <text:s/>escalarlas o resolverlas. <text:s text:c="2"/>Seguimiento de incidencias escaladas relacionadas al monitoreo de los servicios colocados a producción <text:s text:c="2"/>Soportar los procesos y flujos operativos para la presentación de los servicios. <text:s text:c="2"/>Identificación de soluciones tecnológicas a requerimientos y tendencias de mercado.</text:p>
          </table:table-cell>
          <table:table-cell office:value-type="string" calcext:value-type="string">
            <text:p><text:s/>De preferencia <text:s/>contar con estudios de redes de Telecomunicaciones <text:s/>Gestión de Redes <text:s/>Plataformas de SW para soluciones de Gestión. <text:s text:c="2"/>Sólida experiencia y conocimiento de sistemas de administración de redes de datos. <text:s text:c="2"/>Experiencia en mesas de ayuda como soporte técnico. <text:s text:c="2"/>Experiencia laboral mínima de 2 años en el Desarrollo de Sistemas de Gestión y Administración de Redes de Datos. <text:s text:c="2"/>Ser una persona con habilidad analítica <text:s/>que muestre ser proactivo y con iniciativa. <text:s text:c="2"/>Persona organizada <text:s/>proactivo <text:s/>investigador <text:s/>de compromiso con los resultados <text:s/>capacidad de trabajo en equipo. <text:s text:c="2"/>Manejo avanzado de Sistemas Operativos Microsoft Windows <text:s/>Linux. <text:s text:c="2"/>Buenos conocimientos de TCP/IP y Firewalls Cisco.</text:p>
          </table:table-cell>
          <table:table-cell table:number-columns-repeated="1020"/>
        </table:table-row>
        <table:table-row table:style-name="ro1">
          <table:table-cell office:value-type="float" office:value="286" calcext:value-type="float">
            <text:p>286</text:p>
          </table:table-cell>
          <table:table-cell office:value-type="string" calcext:value-type="string">
            <text:p>ANALISTA DE DESARROLLO DE SISTEMAS JAVA</text:p>
          </table:table-cell>
          <table:table-cell office:value-type="string" calcext:value-type="string">
            <text:p>Misión: Planificar <text:s/>analizar y ejecutar los requerimientos de negocio proporcionando una solución tecnológica a fin de cubrir las necesidades de los usuarios que permita alcanzar los objetivos estratégicos de la organización. <text:s text:c="3"/>Funciones: <text:s text:c="3"/>Evaluar las solicitudes de proyecto con el propósito de darle una solución técnica y funcional. <text:s text:c="4"/>Estimar tiempos de programación para los procesos a implementar. <text:s text:c="3"/>Proporcionar los documentos funcionales y técnicos. a calidad para el pase a producción. <text:s text:c="3"/>Desarrollar los programas adecuados para darle solución a los casos de negocio a implementar.</text:p>
          </table:table-cell>
          <table:table-cell office:value-type="string" calcext:value-type="string">
            <text:p>Excel Nivel Avanzado. <text:s text:c="3"/>LENGUAJE DE PROGRAMACIÓN: JAVA <text:s text:c="3"/>DESEABLE. HERRAMIENTA: MONITOR. MODULO: ACRM <text:s/>CORE. <text:s text:c="3"/>EXPERIENCIA DESEABLE EN ENTIDADES BANCARIAS. <text:s/>Experiencia de 2 a 4 años en puestos similares.</text:p>
          </table:table-cell>
          <table:table-cell table:number-columns-repeated="1020"/>
        </table:table-row>
        <table:table-row table:style-name="ro1">
          <table:table-cell office:value-type="float" office:value="287" calcext:value-type="float">
            <text:p>287</text:p>
          </table:table-cell>
          <table:table-cell office:value-type="string" calcext:value-type="string">
            <text:p>Analista de Desarrollo de Sistemas .NET</text:p>
          </table:table-cell>
          <table:table-cell office:value-type="string" calcext:value-type="string">
            <text:p>Misión: <text:s/>Planificar <text:s/>analizar y ejecutar los requerimientos de negocio proporcionando una solución tecnológica a fin de cubrir las necesidades de los usuarios que permita alcanzar los objetivos estratégicos de la organización. <text:s text:c="3"/>Funciones: <text:s text:c="3"/>Evaluar las solicitudes de proyecto con el propósito de darle una solución técnica y funcional. <text:s/>Estimar tiempos de programación para los procesos a implementar. <text:s/>Desarrollar los programas adecuados para darle solución a los casos de negocio a implementar.</text:p>
          </table:table-cell>
          <table:table-cell office:value-type="string" calcext:value-type="string">
            <text:p>Excel Nivel Avanzado. <text:s text:c="3"/>LENGUAJE DE PROGRAMACIÓN: .NET/ JAVA <text:s text:c="3"/>DESEABLE. HERRAMIENTA: MONITOR. MODULO: ACRM <text:s/>CORE. <text:s text:c="3"/>EXPERIENCIA DESEABLE EN ENTIDADES BANCARIAS. <text:s/>Experiencia de 2 a 4 años en puestos similiares.</text:p>
          </table:table-cell>
          <table:table-cell table:number-columns-repeated="1020"/>
        </table:table-row>
        <table:table-row table:style-name="ro1">
          <table:table-cell office:value-type="float" office:value="289" calcext:value-type="float">
            <text:p>289</text:p>
          </table:table-cell>
          <table:table-cell office:value-type="string" calcext:value-type="string">
            <text:p>Experto en Sistemas de Soporte de Operaciones (Senior)</text:p>
          </table:table-cell>
          <table:table-cell office:value-type="string" calcext:value-type="string">
            <text:p><text:s/>Gestionar la ejecución de la puesta en marcha de las plataformas de operación para servicio. <text:s text:c="2"/>Mantener el correcto funcionamiento de las aplicaciones para soportar la visualización de las plataformas de servicio. <text:s text:c="2"/>Atención de incidencias de los servicios de monitoreo <text:s/>pudiendo encaminarlas <text:s/>escalarlas o resolverlas. <text:s text:c="2"/>Seguimiento de incidencias escaladas relacionadas al monitoreo de los servicios colocados a producción <text:s text:c="2"/>Soportar los procesos y flujos operativos para la presentación de los servicios. <text:s text:c="2"/>Seguimiento de los indicadores de gestión. <text:s text:c="2"/>Identificación de soluciones tecnológicas a requerimientos y tendencias de mercado. <text:s text:c="2"/>Análisis de datos y tendencias teniendo en cuenta estadísticas de los servicios. <text:s text:c="5"/>Nota: Postulantes deberán registrarse en www.cartapase.com para ser considerados y participar del proceso de selección</text:p>
          </table:table-cell>
          <table:table-cell office:value-type="string" calcext:value-type="string">
            <text:p><text:s/>De preferencia <text:s/>contar con estudios de redes de Telecomunicaciones <text:s/>Gestión de Redes <text:s/>Plataformas de SW para soluciones de Gestión. <text:s text:c="2"/>Sólida experiencia y conocimiento de sistemas de administración de redes de datos. <text:s text:c="2"/>Experiencia en mesas de ayuda como soporte técnico <text:s text:c="2"/>Experiencia laboral mínima de 5 años en el Desarrollo de Sistemas de Gestión y Administración de Redes de Datos. <text:s text:c="2"/>Ser una persona con habilidad analítica <text:s/>que muestre ser proactivo y con iniciativa. <text:s text:c="2"/>Persona organizada <text:s/>proactivo <text:s/>investigador <text:s/>de compromiso con los resultados <text:s/>capacidad de trabajo en equipo. <text:s text:c="2"/>Manejo avanzado de Sistemas Operativos Microsoft Windows <text:s/>LinuxBuenos conocimientos de TCP/IP y Firewalls Cisco. <text:s text:c="2"/>Buenos conocimientos de SMPP <text:s/>SSH <text:s/>Bash <text:s/>Perl <text:s/>Tomcat <text:s/>Apache. <text:s text:c="2"/>Dominio de comandos PL/SQL. <text:s text:c="2"/>Manejo de herramientas en gestión de tareas (MANTIS y JIRA) <text:s/>opcional.</text:p>
          </table:table-cell>
          <table:table-cell table:number-columns-repeated="1020"/>
        </table:table-row>
        <table:table-row table:style-name="ro1">
          <table:table-cell office:value-type="float" office:value="291" calcext:value-type="float">
            <text:p>291</text:p>
          </table:table-cell>
          <table:table-cell office:value-type="string" calcext:value-type="string">
            <text:p>Jefe de Proyectos <text:s/>TI (Senior)</text:p>
          </table:table-cell>
          <table:table-cell office:value-type="string" calcext:value-type="string">
            <text:p>Gestionar proyectos de manera efectiva <text:s/>maximizando el margen del proyecto <text:s/>el flujo de caja y la satisfacción del cliente externo e interno. <text:s/>Planear <text:s/>administrar y proporcionar recursos <text:s/>definir prioridades <text:s/>coordinar las interacciones con los clientes y usuarios y mantener al equipo de proyecto enfocado <text:s/>así como establecer el conjunto de prácticas que aseguran la integridad y calidad los entregables del proyecto.</text:p>
          </table:table-cell>
          <table:table-cell office:value-type="string" calcext:value-type="string">
            <text:p><text:s/>Haber dirigido proyectos en los últimos dos años y medio como principal responsable. <text:s text:c="2"/>Haber tenido al menos 4 personas a su cargo en dos proyectos en los últimos dos años.</text:p>
          </table:table-cell>
          <table:table-cell table:number-columns-repeated="1020"/>
        </table:table-row>
        <table:table-row table:style-name="ro1">
          <table:table-cell office:value-type="float" office:value="292" calcext:value-type="float">
            <text:p>292</text:p>
          </table:table-cell>
          <table:table-cell office:value-type="string" calcext:value-type="string">
            <text:p>Ejecutiva Comercial</text:p>
          </table:table-cell>
          <table:table-cell office:value-type="string" calcext:value-type="string">
            <text:p><text:s/>Prospección de clientes. <text:s text:c="2"/>Concertar citas con clientes potenciales. <text:s text:c="2"/>Visitar cliente en función de la zona que le haya sido designada. <text:s text:c="2"/>Elaborar reportes de actividad comercial. <text:s text:c="2"/>Presentación de la información a clientes. <text:s text:c="2"/>Asesoramiento en relación a la necesidad que pueda determinar. <text:s text:c="2"/>Ampliación y mantenimiento de la cartera de clientes.</text:p>
          </table:table-cell>
          <table:table-cell office:value-type="string" calcext:value-type="string">
            <text:p><text:s/>Experiencia comercial dentro del ámbito de la tecnología. <text:s text:c="2"/>2 <text:s/>3 años de experiencia dentro del rubro de la tecnología. <text:s text:c="2"/>Manejo de cartera de clientes.</text:p>
          </table:table-cell>
          <table:table-cell table:number-columns-repeated="1020"/>
        </table:table-row>
        <table:table-row table:style-name="ro1">
          <table:table-cell office:value-type="float" office:value="293" calcext:value-type="float">
            <text:p>293</text:p>
          </table:table-cell>
          <table:table-cell office:value-type="string" calcext:value-type="string">
            <text:p>Desarrollador Web PHP</text:p>
          </table:table-cell>
          <table:table-cell office:value-type="string" calcext:value-type="string">
            <text:p>Interacción directa con el cliente para identificar la aplicación de requerimientos. <text:s/>Determinar la mejor manera para implementar los requerimientos en código. <text:s/>Demostrarle al cliente el comportamiento del software. <text:s/>Programación con PHP <text:s/>html5 <text:s/>JScript <text:s/>jquery <text:s/>css3. <text:s text:c="3"/>Se ofrece: capacitaciones <text:s/>línea de carrera <text:s/>contrato indefinido por planilla <text:s/>EPS al 100% <text:s/>excelente clima laboral.</text:p>
          </table:table-cell>
          <table:table-cell office:value-type="string" calcext:value-type="string">
            <text:p>Conocimientos y experiencia en aplicaciones con PHP <text:s/>html5 <text:s/>css3. <text:s/>Experiencia con servidores web. <text:s/>Interés y conocimientos por Metodologías ágiles.</text:p>
          </table:table-cell>
          <table:table-cell table:number-columns-repeated="1020"/>
        </table:table-row>
        <table:table-row table:style-name="ro1">
          <table:table-cell office:value-type="float" office:value="294" calcext:value-type="float">
            <text:p>294</text:p>
          </table:table-cell>
          <table:table-cell office:value-type="string" calcext:value-type="string">
            <text:p>Administrador de Servidores y Redes</text:p>
          </table:table-cell>
          <table:table-cell office:value-type="string" calcext:value-type="string">
            <text:p>Administración <text:s/>configuración y soporte de la infraestructura de virtualización VMware VSPhere. <text:s/>Administración <text:s/>configuración y soporte de los servicios Microsoft AD <text:s/>DFS <text:s/>DNS <text:s/>DHCP <text:s/>NLB <text:s/>IIS(sobre servidores con plataforma Windows 2003 <text:s/>2008 <text:s/>2012). <text:s/>Administración <text:s/>y soporte de la plataforma de correo electrónico corporativa Microsoft Exchange 2010. <text:s/>Administración y configuración de la infraestructura de Networking basado en tecnología CISCO encapa 2 y 3. <text:s/>Soporte y operación de la soluciones de respaldo de información. <text:s/>Administración y configuración de la solución de seguridad perimetral basada en Checkpoint. <text:s/>Diagnóstico y solución de incidencias (Soporte de nivel 2 y 3) y escalamiento de inconvenientes. <text:s/>Administración de la infraestructura de servidores y soluciones de almacenamiento físicos. <text:s/>Administración de la solución de Telefonía IP corporativa. <text:s/>Gestionar proyectos de mejora en la infraestructura IT.</text:p>
          </table:table-cell>
          <table:table-cell office:value-type="string" calcext:value-type="string">
            <text:p>Administración y mantenimiento de servidores Windows (sistemas operativos Windows Server 2003 <text:s/>2008) <text:s/>y Linux (sistemas operativos Cent0S <text:s/>RedHat). <text:s/>Administración e implementación de servidores Proxy <text:s/>Web servers <text:s/>correo electrónico Exchange Server 2010 <text:s/>y sistemas de colaboración Microsoft SHAREPOINT (Deseable). <text:s/>Configuración y mantenimiento de redes Ethernet <text:s/>incluyendo el diseño y programación de routers CISCO (capa 2 y 3) a nivel local (LAN) y metropolitano (WAN). <text:s/>Conocimientos de programación en lenguajes script para servidores (Windows y Linux) <text:s/>configuración de servidores web (ej. Apache). <text:s/>Conocimientos básicos de telefonía IP. <text:s/>Dominio de servicios Directorio activo <text:s/>DNS <text:s/>DHCP <text:s/>VPN <text:s/>IIS <text:s/>Apache <text:s/>DFS <text:s/>virtualización y consolidación de servidores. <text:s/>Conocimientos de Hardware de servidores DELL <text:s/>e IBM Blade y SAN (Deseable). <text:s/>Conocimientos en ITIL <text:s/>seguridad informática <text:s/>Cobit (Deseable). <text:s/>Dos años en implementación de servicios basados en Windows y Linux (Exchange <text:s/>Active Directory <text:s/>Sharepoint <text:s/>File System). <text:s/>Dos años en administración de plataformas de virtualización. <text:s/>Dos años en configuración y administración de redes (de preferencia con CISCO).</text:p>
          </table:table-cell>
          <table:table-cell table:number-columns-repeated="1020"/>
        </table:table-row>
        <table:table-row table:style-name="ro1">
          <table:table-cell office:value-type="float" office:value="303" calcext:value-type="float">
            <text:p>303</text:p>
          </table:table-cell>
          <table:table-cell office:value-type="string" calcext:value-type="string">
            <text:p>Analista Arquitectura TI</text:p>
          </table:table-cell>
          <table:table-cell office:value-type="string" calcext:value-type="string">
            <text:p><text:s/>Asegurar que el diseño de soporte a una solución sólida de tecnología <text:s/>considerando los requerimientos de los usuarios y los requerimientos técnicos (ej: arquitectura de la solución). <text:s text:c="2"/>Apoyar en la planificación y gestión de actividades de diseño <text:s/>prueba e implantación de tecnología a nivel programa. <text:s text:c="2"/>Promover las actividades de diagnóstico y evaluación de tecnologías. <text:s text:c="2"/>Promover las actividades de diseño de la arquitectura de tecnología. <text:s text:c="2"/>Revisar y dar soporte a los componentes del diseño.</text:p>
          </table:table-cell>
          <table:table-cell office:value-type="string" calcext:value-type="string">
            <text:p>Deseable Especialización en Arquitectura de sistemas. <text:s/>Conocimiento en diseño de arquitectura con herramientas J2EE <text:s/>.NET. <text:s/>Experiencia mínima de 2 años alineada a la Arquitectura TI. <text:s/>Deseable conocimiento del negocio de banca y seguros. <text:s/>Ingles a nivel avanzado.</text:p>
          </table:table-cell>
          <table:table-cell table:number-columns-repeated="1020"/>
        </table:table-row>
        <table:table-row table:style-name="ro1">
          <table:table-cell office:value-type="float" office:value="307" calcext:value-type="float">
            <text:p>307</text:p>
          </table:table-cell>
          <table:table-cell office:value-type="string" calcext:value-type="string">
            <text:p>Analista Visual Basic 6 .Net</text:p>
          </table:table-cell>
          <table:table-cell office:value-type="string" calcext:value-type="string">
            <text:p>Nos encontramos en la búsqueda de un profesional de sistemas con experiencia realizando análisis de requerimientos y diseño de soluciones de desarrollo e implementación con la herramienta Microsoft .NET. para desempeñarse como Analista Visual Basic 6 .Net</text:p>
          </table:table-cell>
          <table:table-cell office:value-type="string" calcext:value-type="string">
            <text:p><text:s/>Mínimo contar con 2 a 3 años realizando el analisis de requerimientos <text:s/>diseño de soluciones de desarrollo e implementación y reportar los avances con herramienta Microsoft .NET. <text:s/>Conocimiento en desarrollo web en Vb 6 <text:s/>manejo de base de datos sql 2005 y</text:p>
          </table:table-cell>
          <table:table-cell table:number-columns-repeated="1020"/>
        </table:table-row>
        <table:table-row table:style-name="ro1">
          <table:table-cell office:value-type="float" office:value="309" calcext:value-type="float">
            <text:p>309</text:p>
          </table:table-cell>
          <table:table-cell office:value-type="string" calcext:value-type="string">
            <text:p>ANALISTA PROGRAMADOR</text:p>
          </table:table-cell>
          <table:table-cell office:value-type="string" calcext:value-type="string">
            <text:p>a.Efectuar tareas soporte a puntos de venta (POS) <text:s/>b.Labores de Análisis y Diseño <text:s/>c.Liderar Proyectos <text:s/>d.Coordinaciones con usuarios final</text:p>
          </table:table-cell>
          <table:table-cell office:value-type="string" calcext:value-type="string">
            <text:p>1.Profesional de la carrera de Ingeniería de Sistemas o Informática. <text:s/>2.Conocimientos del idioma inglés a nivel avanzado. <text:s/>3.Experiencia no menor de tres años en programación. <text:s/>4.Experiencia mínima de tres años en dirección del análisis y diseño técnico de sistemas. <text:s/>5.Conocimiento a nivel avanzado de Lenguajes de programación: FormDeveloper <text:s/>Java <text:s/>PL/SQL <text:s/>6.Conocimiento a nivel avanzado de Base de datos Oracle <text:s/>7.Conocimiento a nivel avanzado de Sistemas Administrativos y Comerciales <text:s/>8.Experiencia en empresas del sector comercio (“retail”) <text:s text:c="3"/>Conocimiento a nivel Avanzado de: <text:s/>a.Base de Datos: SQL Server – <text:s/>ORACLE – (Programación) <text:s/>b.Lenguajes de Programación: Visual C <text:s/>C# <text:s/>.Net <text:s/>Java o similares <text:s/>c.Sistemas Operativos: Windows <text:s/>Unix – Intermedio <text:s/>d.Análisis y Diseño de Sistemas – <text:s/>e.Conocimientos relacionados con gestión de proyectos y servicios informáticos (PMI <text:s/>ITIL)</text:p>
          </table:table-cell>
          <table:table-cell table:number-columns-repeated="1020"/>
        </table:table-row>
        <table:table-row table:style-name="ro1">
          <table:table-cell office:value-type="float" office:value="310" calcext:value-type="float">
            <text:p>310</text:p>
          </table:table-cell>
          <table:table-cell office:value-type="string" calcext:value-type="string">
            <text:p>Analista de Recursos Humanos</text:p>
          </table:table-cell>
          <table:table-cell office:value-type="string" calcext:value-type="string">
            <text:p>Responsable de la administración de personal <text:s/>la consolidación y la generación de todos los datos del personal <text:s/>por lo que todos los registros de datos de los empleados se mantienen actualizados. <text:s/>Preparación de los contratos laborales sin sanciones pago y la coordinación con el Ministerio de Trabajo. <text:s/>Monitoreo y Elaboración correcta de la nómina mensual <text:s/>tomando la consolidación de datos de control. <text:s/>Revisar la nómina de consolidación del personal responsable de departamento de contabilidad <text:s/>para pagar los salarios a tiempo y sin errores.</text:p>
          </table:table-cell>
          <table:table-cell office:value-type="string" calcext:value-type="string">
            <text:p>Al menos dos años de experiencia en recursos humanos. <text:s/>Orientado al servicio al cliente de alta interno <text:s/>orientado a los resultados <text:s/>el pensamiento analítico <text:s/>orientado al desarrollo personal y trabajo en equipo. <text:s/>La experiencia en empresas multinacionales es indispensable y el conocimiento de Inglés a nivel intermedio –avanzado es obligatorio.</text:p>
          </table:table-cell>
          <table:table-cell table:number-columns-repeated="1020"/>
        </table:table-row>
        <table:table-row table:style-name="ro1">
          <table:table-cell office:value-type="float" office:value="311" calcext:value-type="float">
            <text:p>311</text:p>
          </table:table-cell>
          <table:table-cell office:value-type="string" calcext:value-type="string">
            <text:p>Analista de Procesos y Calidad</text:p>
          </table:table-cell>
          <table:table-cell office:value-type="string" calcext:value-type="string">
            <text:p>.Definición y optimización de procesos de desarrollo y mantenimiento de sw en base al modelo CMMI. <text:s/>.Realizar el análisis estadístico de procesos y análisis de comportamiento de procesos. <text:s/>.Seguimiento a la implementación de oportunidades de mejora y lecciones aprendidas. <text:s/>.Consolidar y analizar los resultados del aseguramiento de la calidad de procesos. <text:s/>.Realizar auditorías de calidad de procesos a los proyectos. <text:s/>.Establecer e implementar interfaces entre el CMMI y otros modelos(ISO 9001/27001).</text:p>
          </table:table-cell>
          <table:table-cell office:value-type="string" calcext:value-type="string">
            <text:p>SÓLIDOS CONOCIMIENTOS DE CMMI <text:s/>POR LO MENOS NIVEL DE MADUREZ 3 <text:s/>.Cursos: <text:s/>Introduction to CMMI v 1.3 (SEI). <text:s/>Gestión cuantitativa de procesos de Software. <text:s/>Herramientas de análisis <text:s/>análisis de datos y control estadístico. <text:s/>Herramienta de diagramación y modelado de procesos (Visio <text:s/>Bizagi <text:s/>EPF <text:s/>etc). <text:s/>Fundamentos de Mejora de Procesos con CMMI. <text:s/>Metodología de Mejora de Procesos como DMAIC (Six Sigma) . <text:s/>.03 años como analista de calidad/procesos/funcional/sistemas .Participación en mejora de procesos en por lo menos 2 proyectos de desarrollo y mantenimiento de sistemas. <text:s/>.Herramientas de análisis y control estadístico .Implementación de CMMI. <text:s/>.Modelamiento <text:s/>generación y documentación de procesos. Aplicación de metodologías de desarrollo de software (Gestión / Ingeniería)</text:p>
          </table:table-cell>
          <table:table-cell table:number-columns-repeated="1020"/>
        </table:table-row>
        <table:table-row table:style-name="ro1">
          <table:table-cell office:value-type="float" office:value="315" calcext:value-type="float">
            <text:p>315</text:p>
          </table:table-cell>
          <table:table-cell office:value-type="string" calcext:value-type="string">
            <text:p>Webmaster</text:p>
          </table:table-cell>
          <table:table-cell office:value-type="string" calcext:value-type="string">
            <text:p>Responsable de la edición <text:s/>diseño y presentación visual de publicaciones digitales para el sitio local de ey.com <text:s/>boletines electrónicos para el cliente externo <text:s/>Velar por el correcto funcionamiento del sitio web. <text:s/>Implementar y optimizar la arquitectura de las páginas y portal web de EY <text:s/>utilizando herramientas como Flash <text:s/>HTML <text:s/>video y audio. <text:s/>Investigar y sugerir planes para la implementación de nuevas técnicas web. <text:s/>Apoyar en el manejo de las redes sociales y otros sistemas de difusión virtual.</text:p>
          </table:table-cell>
          <table:table-cell office:value-type="string" calcext:value-type="string">
            <text:p>Experiencia mínima de 2 años en posiciones similares <text:s/>en diseño web y medios digitales</text:p>
          </table:table-cell>
          <table:table-cell table:number-columns-repeated="1020"/>
        </table:table-row>
        <table:table-row table:style-name="ro1">
          <table:table-cell office:value-type="float" office:value="318" calcext:value-type="float">
            <text:p>318</text:p>
          </table:table-cell>
          <table:table-cell office:value-type="string" calcext:value-type="string">
            <text:p>Analistas Desarrolladores</text:p>
          </table:table-cell>
          <table:table-cell office:value-type="string" calcext:value-type="string">
            <text:p>1. En Programación e Implementación. <text:s/>a. Construcción de aplicativos basados en arquitectura cliente/servidor y en web. <text:s/>b Analizar <text:s/>diseñar e implementar sistemas de información. <text:s/>c. Ejecutar pruebas unitarias <text:s/>de integración y de sistema. <text:s/>d Impartir capacitaciones a los usuarios y personal de los sistemas desarrollados. <text:s text:c="3"/>2. En Documentación de Sistemas. <text:s/>a. Elaboración de documentación. <text:s/>b. Efectuar previa evaluación <text:s/>el mantenimiento y/o actualización de los sistemas. <text:s/>c. Efectuar actualizaciones <text:s/>migraciones y reportes de información solicitadas para la implementación de sistemas.</text:p>
          </table:table-cell>
          <table:table-cell office:value-type="string" calcext:value-type="string">
            <text:p>Experiencia en el uso de herramientas de desarrollo de software bajo plataforma web (VB.Net ASP.Net ). <text:s/>Conocimiento del ciclo de vida de desarrollo de software. <text:s/>Experiencia en el Desarrollo de aplicaciones web bajo el enfoque PMI. <text:s/>Conocimiento en Modelado y diseño de base de datos SQL Server.</text:p>
          </table:table-cell>
          <table:table-cell table:number-columns-repeated="1020"/>
        </table:table-row>
        <table:table-row table:style-name="ro1">
          <table:table-cell office:value-type="float" office:value="319" calcext:value-type="float">
            <text:p>319</text:p>
          </table:table-cell>
          <table:table-cell office:value-type="string" calcext:value-type="string">
            <text:p>Consultor Senior CS</text:p>
          </table:table-cell>
          <table:table-cell office:value-type="string" calcext:value-type="string">
            <text:p>Planificación <text:s/>ejecución y control de proyectos (operativos y estratégicos). <text:s/>Diseño de soluciones para responder a las necesidades de clientes. <text:s/>Levantamiento <text:s/>diagramación y análisis de procesos de negocio. <text:s/>Diseño e implementación de Procesos. <text:s/>Elaboración y análisis de estadísticos de productividad y eficiencia. <text:s/>Estructuración e implementación de sistemas de medición y control de las operaciones. <text:s/>Elaboración y sustentación de propuestas de mejora de negocio. <text:s/>Definición de estrategias y elaboración de propuestas. <text:s/>Capacitador en cambios de mejora en el negocio. <text:s/>Gestión y Documentación de procesos. <text:s/>Brindar soluciones y resolver problemáticas surgidas en el transcurso del proyecto. <text:s/>Identificar potenciales oportunidades.</text:p>
          </table:table-cell>
          <table:table-cell office:value-type="string" calcext:value-type="string">
            <text:p>Experiencia profesional comprobada en el área de gestión y optimización de procesos. <text:s/>Mapeo y análisis de procesos operativos (Sector industrial o Servicios). <text:s/>Elaboración e implementación de Propuestas de Mejora de Negocio (sector Industrial <text:s/>Retail &amp; Consumo <text:s/>Logística / Transportes <text:s/>Servicios Financieros y Microfinanzas). <text:s/>Conocimiento y experiencia en las herramientas para la gestión de proyectos.</text:p>
          </table:table-cell>
          <table:table-cell table:number-columns-repeated="1020"/>
        </table:table-row>
        <table:table-row table:style-name="ro1">
          <table:table-cell office:value-type="float" office:value="330" calcext:value-type="float">
            <text:p>330</text:p>
          </table:table-cell>
          <table:table-cell office:value-type="string" calcext:value-type="string">
            <text:p>Ingeniero de SCADA JR (1120105)</text:p>
          </table:table-cell>
          <table:table-cell office:value-type="string" calcext:value-type="string">
            <text:p>Por encargo de uno de nuestros principales clientes, empresa transnacional líder en su rubro <text:s/>nos encontramos en la búsqueda de profesionales de las carreras de Ingeniería Electrónica o de Sistemas para ocupar la posición en mención. <text:s text:c="3"/>Tendrá como principales funciones: <text:s text:c="4"/>Realizar puestas en servicio de sistema SCADA eléctricos. <text:s text:c="2"/>Brindar soporte técnico a los proyectos de SCADA. <text:s text:c="2"/>Realizar puestas en servicio de sistemas de control eléctrico.</text:p>
          </table:table-cell>
          <table:table-cell office:value-type="string" calcext:value-type="string">
            <text:p>Requisitos: <text:s text:c="4"/>Conocimiento de Base de datos <text:s/>Oracle <text:s/>SQL <text:s/>Diagramas de programación <text:s/>Diagramas lógicos y eléctricos. <text:s text:c="2"/>Entre 2 y 5 años de experiencia en posiciones similares. <text:s text:c="2"/>Inglés Básico. <text:s text:c="2"/>MS Office – Avanzado. <text:s text:c="2"/>Sistemas de Programas de SCADA – Avanzado. <text:s text:c="2"/>Linux – Avanzado. <text:s/>Se ofrece crecimiento profesional <text:s/>una serie adicional a Beneficios de Ley y rango económico de acuerdo al mercado. <text:s text:c="3"/>Los interesados que cumplan estrictamente el perfil agradeceremos se registren en www.adeccoempleo.com y postulen a la posición con el Código 1120105.</text:p>
          </table:table-cell>
          <table:table-cell table:number-columns-repeated="1020"/>
        </table:table-row>
        <table:table-row table:style-name="ro1">
          <table:table-cell office:value-type="float" office:value="332" calcext:value-type="float">
            <text:p>332</text:p>
          </table:table-cell>
          <table:table-cell office:value-type="string" calcext:value-type="string">
            <text:p>Desarrollador Web PHP</text:p>
          </table:table-cell>
          <table:table-cell office:value-type="string" calcext:value-type="string">
            <text:p>Skills required. <text:s/>Advanced knowledge of PHP and HTML 5. <text:s/>Experience with PHP frameworks <text:s/>unit test and documentation. <text:s/>Advanced knowledge of design patterns and architecture. <text:s/>Advanced knowledge of SQL instructions and databases in general. <text:s/>General knowledge of templates and content management system (CMS). <text:s/>General knowledge of security and optimization. <text:s/>Advanced knowledge of frontend technologies (preferably). <text:s/>Advanced english language skills (preferably).</text:p>
          </table:table-cell>
          <table:table-cell office:value-type="string" calcext:value-type="string">
            <text:p>Bachelor's degree in computer science <text:s/>systems <text:s/>software engineering or related fields (preferably). <text:s/>4 or more years of experience in similar position</text:p>
          </table:table-cell>
          <table:table-cell table:number-columns-repeated="1020"/>
        </table:table-row>
        <table:table-row table:style-name="ro1">
          <table:table-cell office:value-type="float" office:value="335" calcext:value-type="float">
            <text:p>335</text:p>
          </table:table-cell>
          <table:table-cell office:value-type="string" calcext:value-type="string">
            <text:p>ANALISTA DE TECNOLOGIAS Y SISTEMAS DE INFORMACION</text:p>
          </table:table-cell>
          <table:table-cell office:value-type="string" calcext:value-type="string">
            <text:p>Soporte 1ra línea ERP JDEdwards. <text:s/>Proponer mejoras de automatización en los procesos de la empresa. <text:s/>Evaluar y diseñar sistemas de apoyo a las áreas existentes. <text:s/>Manejo de inventario de software y hardware. <text:s/>Documentación de los recursos existentes e</text:p>
          </table:table-cell>
          <table:table-cell office:value-type="string" calcext:value-type="string">
            <text:p>Conocimiento funcionales de Sistema ERP JDEdwards.</text:p>
          </table:table-cell>
          <table:table-cell table:number-columns-repeated="1020"/>
        </table:table-row>
        <table:table-row table:style-name="ro1">
          <table:table-cell office:value-type="float" office:value="339" calcext:value-type="float">
            <text:p>339</text:p>
          </table:table-cell>
          <table:table-cell office:value-type="string" calcext:value-type="string">
            <text:p>Analista de procesos TI</text:p>
          </table:table-cell>
          <table:table-cell office:value-type="string" calcext:value-type="string">
            <text:p>Responsable de realizar el análisis cualitativo y cuantitativo de la información de los procesos del área de sistemas y comunicaciones. <text:s/>Realizar análisis de las causas de los problemas en los procesos. <text:s/>Gestionar las propuestas de mejora de los participantes en los procesos. <text:s/>Diseñar los procesos mejorados a implementar. <text:s/>Participar en la implementación de las mejoras de los procesos analizados. <text:s/>Elaborar la documentación asociada a procesos y hacer seguimiento de su aprobación. <text:s/>Interactuar con los usuarios para el relevo de información sobre los procesos encargados. <text:s/>Optimización de tiempos.</text:p>
          </table:table-cell>
          <table:table-cell office:value-type="string" calcext:value-type="string">
            <text:p>Experiencia en proyectos de implementación de procesos <text:s/>organización y metodología. <text:s/>Conocimiento comprobado en Gestión de proyectos TI <text:s/>PMI. <text:s/>Conocimiento de ISO 9000 <text:s/>9001 <text:s/>COBIT for SOX <text:s/>ITIL. <text:s/>Experiencia profesional mínima de 3 años como analista de procesos.</text:p>
          </table:table-cell>
          <table:table-cell table:number-columns-repeated="1020"/>
        </table:table-row>
        <table:table-row table:style-name="ro1">
          <table:table-cell office:value-type="float" office:value="342" calcext:value-type="float">
            <text:p>342</text:p>
          </table:table-cell>
          <table:table-cell office:value-type="string" calcext:value-type="string">
            <text:p>Analista de procesos</text:p>
          </table:table-cell>
          <table:table-cell office:value-type="string" calcext:value-type="string">
            <text:p>Realizar el análisis y el diagnóstico de procesos para la implementación de mejoras. <text:s/>Liderar los proyectos de mejora de procesos. <text:s/>Apoyar en el análisis y definición funcional de proyectos de tecnología.</text:p>
          </table:table-cell>
          <table:table-cell office:value-type="string" calcext:value-type="string">
            <text:p>Experiencia de 2 años desempeñando funciones similares <text:s/>de preferencia en empresas de servicios. <text:s/>Conocimientos sobre mejora de procesos o proyectos <text:s/>de preferencia con diplomado o especialización.</text:p>
          </table:table-cell>
          <table:table-cell table:number-columns-repeated="1020"/>
        </table:table-row>
        <table:table-row table:style-name="ro1">
          <table:table-cell office:value-type="float" office:value="344" calcext:value-type="float">
            <text:p>344</text:p>
          </table:table-cell>
          <table:table-cell office:value-type="string" calcext:value-type="string">
            <text:p>Practicante</text:p>
          </table:table-cell>
          <table:table-cell office:value-type="string" calcext:value-type="string">
            <text:p>Actividades de apoyo según la especialidad y unidad organizacional.</text:p>
          </table:table-cell>
          <table:table-cell office:value-type="string" calcext:value-type="string">
            <text:p>No necesaria.</text:p>
          </table:table-cell>
          <table:table-cell table:number-columns-repeated="1020"/>
        </table:table-row>
        <table:table-row table:style-name="ro1">
          <table:table-cell office:value-type="float" office:value="348" calcext:value-type="float">
            <text:p>348</text:p>
          </table:table-cell>
          <table:table-cell office:value-type="string" calcext:value-type="string">
            <text:p>Administrador de Base de Datos</text:p>
          </table:table-cell>
          <table:table-cell office:value-type="string" calcext:value-type="string">
            <text:p>Administrador de Base de Datos de SQL SERVER 2000 <text:s/>2005 y 2008. <text:s/>Conocimientos y experiencia en administración de seguridad de AS400/DB2. <text:s/>Instalación y configuración de Servicios de Base de Datos <text:s/>creación y configuración de instancias de base de datos <text:s/>reporting services <text:s/>integración services <text:s/>análisis services. <text:s/>Monitoreo de servicios de base de datos Backup/tunning y trace. <text:s/>Conocimientos de S.O Windows 2003 <text:s/>2008. <text:s/>Conocimiento de ERP.</text:p>
          </table:table-cell>
          <table:table-cell office:value-type="string" calcext:value-type="string">
            <text:p>2 Años en puestos similares. <text:s/>Trabajo en equipo <text:s/>tolerancia a la presión <text:s/>trato hacia sus superiores y colaboradores <text:s/>vocación de servicio y Comunicación.</text:p>
          </table:table-cell>
          <table:table-cell table:number-columns-repeated="1020"/>
        </table:table-row>
        <table:table-row table:style-name="ro1">
          <table:table-cell office:value-type="float" office:value="350" calcext:value-type="float">
            <text:p>350</text:p>
          </table:table-cell>
          <table:table-cell office:value-type="string" calcext:value-type="string">
            <text:p>.NET UI Developer/Web Developer / Senior .NET UI Developer</text:p>
          </table:table-cell>
          <table:table-cell office:value-type="string" calcext:value-type="string">
            <text:p>Position Summary – Job Details: <text:s text:c="3"/>We are seeking a talented front end software engineer that has demonstrated successful experience with the latest web development technologies &amp; knowledge of Cellular GPS devices. The successful <text:s/>candidate will be responsible for developing GUI front ends for our Fraud Prevention Platform. This front end interfaces to the platform via web services &amp; socket protocols to existing and future products, allowing <text:s/>configuration and visualization of our client’s data. This is a fulltime senior .Net Web Developer position. <text:s/>Our company is growing and will present an accelerated career growth path potential for the right candidate. You will be using the latest technologies including MVC4 <text:s/>Razor <text:s/>CSS3 <text:s/>HTML5 <text:s/>Ajax <text:s text:c="2"/>JQuery <text:s/>Windows Azure <text:s/>and so on. We are looking for a selfmotivated &amp; selfstarting individual that is able to set goals and deliver quality products on time in a collaborative environment. This opportunity is <text:s/>for the right candidate to work on a Global Enterprise Systems consisting of both hardware &amp; software components <text:s/>which will in turn provide the candidate many ongoing challenging &amp; exciting projects. <text:s text:c="3"/>Minimum Qualifications – Knowledge <text:s/>Skills <text:s/>Abilities &amp; Responsibilities: <text:s text:c="3"/>The successful candidate will research <text:s/>track and comprehend new web technologies in order to provide technical guidance in developing service applications. Analyze &amp; apply business requirements as they pertain to the company. Perform development and maintenance programming for web pages and web applications. Provide written design documents <text:s/>test plans and test results. Perform web suitability testing. <text:s/>Assure web server <text:s/>technical site performance <text:s/>and site maintenance activities. Manage assigned workload accurately &amp; estimate effort for tasks while communicating project status. May play a role <text:s/>as needed <text:s/>in <text:s/>working directly with outside vendors <text:s/>developing tests to ensure features &amp; functionality <text:s/>at the direction of management. <text:s text:c="2"/>Responsible for creating top notch user interfaces using .NET UI technologies. <text:s text:c="2"/>Develop the Web API platform for data interchange. <text:s text:c="2"/>Develop software modules using .NET and HTML5/JQuery. <text:s text:c="2"/>Maintain a .NET/MVC based crossapplication user experience consistency. <text:s text:c="2"/>Collaborate with management <text:s/>test and develop. <text:s text:c="2"/>Attend project planning and project review meetings. <text:s text:c="2"/>Ability to proactively work effectively with peers <text:s/>the department head <text:s/>Sales <text:s/>Operations <text:s/>HR &amp;. <text:s/>the executive leadership team to gather and ensure current required system architecture standards. <text:s text:c="2"/>Strong organization <text:s/>oral and written communication skills. <text:s text:c="2"/>Ability to meet deadlines <text:s/>maintaining an attention to detail are required. <text:s text:c="2"/>Drive projects through to completion. <text:s text:c="2"/>Learn new skills.</text:p>
          </table:table-cell>
          <table:table-cell office:value-type="string" calcext:value-type="string">
            <text:p>Requirements <text:s text:c="2"/>Bachelor’s degree or equivalent and 5 + years (preferred) in web development/web design. <text:s text:c="2"/>5 or more years of ASP/C# .NET development <text:s/>experience using WCF <text:s/>MVC and Razor. <text:s text:c="2"/>Strong JQuery <text:s/>Ajax <text:s/>CSS3 <text:s/>and HTML5 web development skills. <text:s text:c="2"/>Database design and programming <text:s/>using the Entity Framework. <text:s text:c="2"/>Strong knowledge of Object Oriented design patterns &amp; architecture. <text:s text:c="2"/>Strong knowledge of web application usability <text:s/>performance and security. <text:s text:c="2"/>Good working knowledge of GPS data. <text:s/>Other Desired Skills (Working Knowledge Only – Professional Experience a Plus). <text:s text:c="2"/>Cloud Technologies experience. <text:s text:c="2"/>Mobile development experience. <text:s text:c="2"/>.NET Micro Framework. <text:s text:c="2"/>C/C++ programming skills. <text:s text:c="2"/>Embedded Software design. <text:s text:c="2"/>Cellular network knowledge &amp; successful work history in the space <text:s text:c="2"/>MSCP in .NET.</text:p>
          </table:table-cell>
          <table:table-cell table:number-columns-repeated="1020"/>
        </table:table-row>
        <table:table-row table:style-name="ro1">
          <table:table-cell office:value-type="float" office:value="359" calcext:value-type="float">
            <text:p>359</text:p>
          </table:table-cell>
          <table:table-cell office:value-type="string" calcext:value-type="string">
            <text:p>Coordinador de Sistemas</text:p>
          </table:table-cell>
          <table:table-cell office:value-type="string" calcext:value-type="string">
            <text:p>Investigar <text:s/>Identificar e Implementar nuevas plataformas o tecnologías en las operaciones de la empresa. <text:s/>Elaborar propuestas técnicas para la implementación de mejoras tecnológicas en los frentes de Operaciones <text:s/>Tecnología y Telecomunicaciones. <text:s/>Diseñar <text:s/>planificar y mejorar esquemas de redes y seguridad actuales en la empresa. <text:s/>Proponer <text:s/>elaborar e implantar nuevos sistemas y procedimientos necesarios en el Sistema ERP de la empresa. Asegurar el correcto funcionamiento del Sistema ERP. <text:s/>Elaborar informes periódicos de las actividades realizadas. <text:s/>Mantener la integridad de datos y sistemas de información de la Empresa.</text:p>
          </table:table-cell>
          <table:table-cell office:value-type="string" calcext:value-type="string">
            <text:p>Es muy importante que cuente con un elevado interés en el desarrollo de la innovación tecnológica a nivel de procesos. <text:s/>Deseable manejo del idioma ingles a nivel avanzado (hablado y escrito). <text:s/>Disponibilidad de trabajar en el horario de lunes a viernes de 8:45am a 6:30pm y los sabados de 9am a 1pm.</text:p>
          </table:table-cell>
          <table:table-cell table:number-columns-repeated="1020"/>
        </table:table-row>
        <table:table-row table:style-name="ro1">
          <table:table-cell office:value-type="float" office:value="365" calcext:value-type="float">
            <text:p>365</text:p>
          </table:table-cell>
          <table:table-cell office:value-type="string" calcext:value-type="string">
            <text:p>Becario Profesional TI</text:p>
          </table:table-cell>
          <table:table-cell office:value-type="string" calcext:value-type="string">
            <text:p>Desarrollo y soporte de aplicaciones. <text:s/>Lugar de Trabajo: Oficina en Surco Lima.</text:p>
          </table:table-cell>
          <table:table-cell office:value-type="string" calcext:value-type="string">
            <text:p>Experiencia no requerida. <text:s/>Softwares: NET 2010 <text:s/>SQL SERVER 2008 <text:s/>Reporting Services.</text:p>
          </table:table-cell>
          <table:table-cell table:number-columns-repeated="1020"/>
        </table:table-row>
        <table:table-row table:style-name="ro1">
          <table:table-cell office:value-type="float" office:value="366" calcext:value-type="float">
            <text:p>366</text:p>
          </table:table-cell>
          <table:table-cell office:value-type="string" calcext:value-type="string">
            <text:p>Practicante de Desarrollo Web</text:p>
          </table:table-cell>
          <table:table-cell office:value-type="string" calcext:value-type="string">
            <text:p>Mejoras y cambios en la plataforma <text:s/>Tests de nuevos cambios <text:s/>Documentación de la plataforma <text:s/>Desarrollo de nuevas funcionalidades y corrección de bugs"</text:p>
          </table:table-cell>
          <table:table-cell office:value-type="string" calcext:value-type="string">
            <text:p>Hábil resolviendo problemas <text:s/>Manejo de algoritmos de búsqueda <text:s/>ordenación y estructura de datos <text:s/>Experiencia en al menos uno de los siguientes lenguajes: PHP <text:s/>Java <text:s/>C++ <text:s/>C# <text:s/>De preferencia haber participado en concursos de programación como ACM <text:s/>ICPC <text:s/>Google Code Jam <text:s/>Facebook HackerCup <text:s/>Topcoder <text:s/>etc."</text:p>
          </table:table-cell>
          <table:table-cell table:number-columns-repeated="1020"/>
        </table:table-row>
        <table:table-row table:style-name="ro1">
          <table:table-cell office:value-type="float" office:value="369" calcext:value-type="float">
            <text:p>369</text:p>
          </table:table-cell>
          <table:table-cell office:value-type="string" calcext:value-type="string">
            <text:p>Analista de Estándar Operativo</text:p>
          </table:table-cell>
          <table:table-cell office:value-type="string" calcext:value-type="string">
            <text:p>Gestión de proyectos e implementación de mejora de los procesos a cargo. <text:s/>Toma de acciones sobre el proceso de instalación. <text:s/>Responsable de implementar estándares y medidas de calidad haciendo énfasis en reducción de cycle time <text:s/>reducción del ratio de defectos <text:s/>reducción en las visitas a los clientes por asistencias técnicas. <text:s/>Actualizar y monitorea el cumplimiento de los estándares definidos a nivel regional. <text:s/>Coordina la distribución de herramientas <text:s/>uniformes y programación al personal del campo de acuerdo a las políticas definidas. <text:s/>Comunica a la red de agentes los estándares definidos a nivel regional. <text:s/>Ajusta el estándar de productividad en operación por tipo de instalación de acuerdo a lo definido. <text:s/>Implementa los tiempos y métodos para cada tipo de servicio. <text:s/>Implementa protocolo de auditoría de los procesos operativos definido a nivel regional <text:s/>definiendo el proceso y planes.</text:p>
          </table:table-cell>
          <table:table-cell office:value-type="string" calcext:value-type="string">
            <text:p>Experiencia en levantamiento y manejo de procesos <text:s/>Experiencia liderando proyectos. <text:s/>Manejo de Ms. Office a nivel avanzado. <text:s/>Deseable manejo de Visio y Project. <text:s/>Manejo de inglés a nivel intermedio.</text:p>
          </table:table-cell>
          <table:table-cell table:number-columns-repeated="1020"/>
        </table:table-row>
        <table:table-row table:style-name="ro1">
          <table:table-cell office:value-type="float" office:value="372" calcext:value-type="float">
            <text:p>372</text:p>
          </table:table-cell>
          <table:table-cell office:value-type="string" calcext:value-type="string">
            <text:p>Jefe de proyectos de TI</text:p>
          </table:table-cell>
          <table:table-cell office:value-type="string" calcext:value-type="string">
            <text:p>Gestionar al equipo de líderes de proyectos <text:s/>ingeniero de soluciones <text:s/>planes y BPM. <text:s/>Asegurar la correcta planificación de los recursos <text:s/>controles de cambios <text:s/>tiempos <text:s/>costos y calidad de los proyectos. <text:s/>Mantener coordinación adecuada con áreas internas de TI: Arquitectura <text:s/>PDS <text:s/>Seguridad <text:s/>Canales Virtuales <text:s/>Gerencia TI u otras. <text:s/>Mantener una comunicación oportuna y apropiada con las diferentes áreas usuarias de la compañía para asegurar el acompañamiento adecuado durante el servicio. <text:s/>Atender e implementar las medidas correctivas recomendadas por el área de Calidad y/o Arquitectura Empresarial. <text:s/>Hacer seguimiento a los proveedores de desarrollo y asegurar el cumplimiento de los niveles de servicios contratados con los ellos. <text:s/>Cumplir y hacer cumplir las políticas y estándares definidos en PPS. <text:s/>Mantener informado a la subgerencia de desarrollo sobre el estado de la cartera de los proyectos <text:s/>a través de reportes e indicadores de gestión.</text:p>
          </table:table-cell>
          <table:table-cell office:value-type="string" calcext:value-type="string">
            <text:p>Deseable con especialización en proyectos. <text:s/>Conocimientos de Project y Excel a nivel intermedioavanzado. <text:s/>Experiencia de 4 años en áreas de proyectos de sistemas. <text:s/>Experiencia de al menos 1 año como gestor <text:s/>supervisor o coordinador de proyectos de sistemas.</text:p>
          </table:table-cell>
          <table:table-cell table:number-columns-repeated="1020"/>
        </table:table-row>
        <table:table-row table:style-name="ro1">
          <table:table-cell office:value-type="float" office:value="374" calcext:value-type="float">
            <text:p>374</text:p>
          </table:table-cell>
          <table:table-cell office:value-type="string" calcext:value-type="string">
            <text:p>Analista Programador Java <text:s/>Spring</text:p>
          </table:table-cell>
          <table:table-cell office:value-type="string" calcext:value-type="string">
            <text:p><text:s/>Programar aplicaciones Web utilizando FrameWorks: <text:s/>* Spring. <text:s/>* Hibernate. <text:s/>* JSF. <text:s text:c="2"/>Analizar y diseñar bajo la Notación UML y conocimientos de metodología RUP OO. <text:s text:c="2"/>Elaboración de Especificación Funcional y Técnica.</text:p>
          </table:table-cell>
          <table:table-cell office:value-type="string" calcext:value-type="string">
            <text:p>. Conocimientos y experiencia desarrollando con Spring <text:s/>Hibernate. <text:s/>. Conocimientos en Oracle PL/SQL . <text:s/>. Conocimiento de Software: NetBeans <text:s/>Eclipse.</text:p>
          </table:table-cell>
          <table:table-cell table:number-columns-repeated="1020"/>
        </table:table-row>
        <table:table-row table:style-name="ro1">
          <table:table-cell office:value-type="float" office:value="375" calcext:value-type="float">
            <text:p>375</text:p>
          </table:table-cell>
          <table:table-cell office:value-type="string" calcext:value-type="string">
            <text:p>Asesor Comercial</text:p>
          </table:table-cell>
          <table:table-cell office:value-type="string" calcext:value-type="string">
            <text:p>Captar clientes potenciales (prospectar <text:s/>visitar <text:s/>analizar y preparar propuestas). <text:s/>Planificar visitas semanales a clientes y prospectos. <text:s/>Reactivación de clientes mediante la preparación de propuestas y negociación. <text:s/>Seguimiento constante de cartera de clientes. <text:s/>Promocionar todo el portafolio de soluciones de la compañía. <text:s/>Reportar citas y activar oportunidades de negocio en el sistema de la información. <text:s/>Actualizar diariamente las gestiones y avances de cuentas en el sistema de gestiones y forecast. <text:s/>Coordinar con el área de preventas la elaboración de propuestas. <text:s/>Mantener permanente contacto con sus proyectos desde que se genera la OV hasta el cierre. <text:s/>Construir y Mantener una relación comercial con sus clientes <text:s/>asesorarlos y apoyarlos permanentemente.</text:p>
          </table:table-cell>
          <table:table-cell office:value-type="string" calcext:value-type="string">
            <text:p>Experiencia en ventas consultiva de 2 a 5 años. <text:s/>Indispensable conocimientos en tecnología de software <text:s/>Servidor de Llamadas (Centrales Telefónicas) <text:s/>Switchez <text:s/>Wireless <text:s/>Radioenlaces <text:s/>Videoconferencia <text:s/>Data Center <text:s/>Cableado Estructurado <text:s/>Call Center. <text:s/>Conocimiento de MS Office a nivel Usuario. <text:s/>Excelente comunicación y capacidad de negociación.</text:p>
          </table:table-cell>
          <table:table-cell table:number-columns-repeated="1020"/>
        </table:table-row>
        <table:table-row table:style-name="ro1">
          <table:table-cell office:value-type="float" office:value="387" calcext:value-type="float">
            <text:p>387</text:p>
          </table:table-cell>
          <table:table-cell office:value-type="string" calcext:value-type="string">
            <text:p>Analista Programador Senior C#.NET</text:p>
          </table:table-cell>
          <table:table-cell office:value-type="string" calcext:value-type="string">
            <text:p><text:s/>Análisis de requerimientos de comercio electrónico y logística internacional. <text:s text:c="2"/>Elaborar especificaciones funcionales y técnicas. <text:s text:c="2"/>Programación en ASP.net y C#.net 2010 con base de datos SQL Server. <text:s text:c="2"/>Realizar pruebas unitarias.</text:p>
          </table:table-cell>
          <table:table-cell office:value-type="string" calcext:value-type="string">
            <text:p><text:s/>Mínimo 3 años de experiencia como Analista Programador Web en C#.net. <text:s text:c="2"/>Conocimientos Obligatorios: C#.net <text:s/>WCF <text:s/>Otros servicios (RestFul <text:s/>JSon) <text:s/>JQuery <text:s/>HTML <text:s/>Java Script <text:s/>CSS <text:s/>SQL Server. <text:s text:c="2"/>Conocimientos Deseables: Desarrollo de aplicaciones móviles</text:p>
          </table:table-cell>
          <table:table-cell table:number-columns-repeated="1020"/>
        </table:table-row>
        <table:table-row table:style-name="ro1">
          <table:table-cell office:value-type="float" office:value="388" calcext:value-type="float">
            <text:p>388</text:p>
          </table:table-cell>
          <table:table-cell office:value-type="string" calcext:value-type="string">
            <text:p>Ingeniero de Proyectos /Analista</text:p>
          </table:table-cell>
          <table:table-cell office:value-type="string" calcext:value-type="string">
            <text:p>Nos encontramos en la búsqueda de un profesional con experiencia en Supervisión de Proyectos de Infraestructura <text:s/>como Tecnología de la Información <text:s/>Telecomunicaciones <text:s/>Redes <text:s/>Fibras <text:s/>etc <text:s/>dentro de empresas de gran envergadura. <text:s text:c="3"/>Funciones <text:s text:c="3"/>Planear y administrar con los proveedores y/o usuario final el desarrollo del proyecto. <text:s/>Coordinar y facilitar los recursos necesarios para la ejecución correcta del proyecto. <text:s/>Supervisar el avance del proyecto <text:s/>asegurando el cumplimiento de la metodología y los estándares de calidad propuesta.</text:p>
          </table:table-cell>
          <table:table-cell office:value-type="string" calcext:value-type="string">
            <text:p>Experiencia de 2 años supervisando proyectos de sistemas de infraestructura <text:s/>locales e internacionales de gran envergadura.</text:p>
          </table:table-cell>
          <table:table-cell table:number-columns-repeated="1020"/>
        </table:table-row>
        <table:table-row table:style-name="ro1">
          <table:table-cell office:value-type="float" office:value="390" calcext:value-type="float">
            <text:p>390</text:p>
          </table:table-cell>
          <table:table-cell office:value-type="string" calcext:value-type="string">
            <text:p>Analista de Base de datos en ORACLE</text:p>
          </table:table-cell>
          <table:table-cell office:value-type="string" calcext:value-type="string">
            <text:p>Responsable por los resultados de los análisis de base de datos en lenguaje ORACLE (Sistemas) <text:s/>Migración de Bases de datos en ORACLE (SQL)</text:p>
          </table:table-cell>
          <table:table-cell office:value-type="string" calcext:value-type="string">
            <text:p>5 años de experiencia como analista. <text:s/>3 años de experiencia en lenguaje ORACLE avanzado (realización de script avanzado)</text:p>
          </table:table-cell>
          <table:table-cell table:number-columns-repeated="1020"/>
        </table:table-row>
        <table:table-row table:style-name="ro1">
          <table:table-cell office:value-type="float" office:value="391" calcext:value-type="float">
            <text:p>391</text:p>
          </table:table-cell>
          <table:table-cell office:value-type="string" calcext:value-type="string">
            <text:p>Analista Programador Java/J2EE</text:p>
          </table:table-cell>
          <table:table-cell office:value-type="string" calcext:value-type="string">
            <text:p>Responsable por el análisis y programación de sistemas en lenguaje de programación Java/J2EE avanzado (Spring Framework <text:s/>hibermate <text:s/>jpa <text:s/>ibatis <text:s/>tagLibs <text:s/>Jboss) <text:s/>Conocimiento de Bases de datos ORACLE y comandos SQL. <text:s/>Manejo fluido de conceptos de POO. <text:s/>Manejo de Ajax</text:p>
          </table:table-cell>
          <table:table-cell office:value-type="string" calcext:value-type="string">
            <text:p>5 años de experiencia laboral. <text:s/>3 años de experiencia como mínimo como programador Java (avanzado)</text:p>
          </table:table-cell>
          <table:table-cell table:number-columns-repeated="1020"/>
        </table:table-row>
        <table:table-row table:style-name="ro1">
          <table:table-cell office:value-type="float" office:value="392" calcext:value-type="float">
            <text:p>392</text:p>
          </table:table-cell>
          <table:table-cell office:value-type="string" calcext:value-type="string">
            <text:p>Practicante de Riesgo Pyme</text:p>
          </table:table-cell>
          <table:table-cell office:value-type="string" calcext:value-type="string">
            <text:p>1) Apoyo en la identificación e implementación de mejoras y acciones en la Gestión de Portafolio Pequeña Empresa. <text:s/>2) Elaboración de reportes de seguimiento según diversos drivers del negocio. <text:s/>3) Participar en la ejecución de procesos que soportan el negocio. <text:s/>4) Constante interrelación con las áreas de Marketing <text:s/>Créditos y Administración de Riesgos.</text:p>
          </table:table-cell>
          <table:table-cell office:value-type="string" calcext:value-type="string">
            <text:p>Manejo de Información. <text:s/>Manejo de Base de Datos.</text:p>
          </table:table-cell>
          <table:table-cell table:number-columns-repeated="1020"/>
        </table:table-row>
        <table:table-row table:style-name="ro1">
          <table:table-cell office:value-type="float" office:value="393" calcext:value-type="float">
            <text:p>393</text:p>
          </table:table-cell>
          <table:table-cell office:value-type="string" calcext:value-type="string">
            <text:p>Senior PHP Developer</text:p>
          </table:table-cell>
          <table:table-cell office:value-type="string" calcext:value-type="string">
            <text:p>Advanced knowledge of PHP and HTML 5. <text:s/>Experience with PHP frameworks <text:s/>unit test and documentation. <text:s/>Advanced knowledge of design patterns and architecture. <text:s/>Advanced knowledge of SQL instructions and databases in general. <text:s/>General knowledge of templates and content management system (CMS). <text:s/>General knowledge of security and optimization. <text:s/>Advanced knowledge of frontend technologies (preferably). <text:s/>Advanced english language skills (preferably).</text:p>
          </table:table-cell>
          <table:table-cell office:value-type="string" calcext:value-type="string">
            <text:p>4 or more years of experience in similar position.</text:p>
          </table:table-cell>
          <table:table-cell table:number-columns-repeated="1020"/>
        </table:table-row>
        <table:table-row table:style-name="ro1">
          <table:table-cell office:value-type="float" office:value="394" calcext:value-type="float">
            <text:p>394</text:p>
          </table:table-cell>
          <table:table-cell office:value-type="string" calcext:value-type="string">
            <text:p>Coordinador de Desarrollo <text:s/>TI</text:p>
          </table:table-cell>
          <table:table-cell office:value-type="string" calcext:value-type="string">
            <text:p><text:s/>Responsable de la administración y soporte de las bases de datos (Microsoft SQL Server <text:s/>MySQL y Oracle) <text:s/>las cuales soportan las aplicaciones de la empresa en los ambientes de desarrollo y testing. Definición <text:s/>implementación <text:s/>control y actualización de procedimientos y normas de seguridad. controles SOX etc. <text:s text:c="2"/>Supervisar y realizar la construcción de aplicaciones Web Intranet/Extranet/Internet <text:s/>así como también de aplicaciones mobiles. Administración y soporte de servicios de telefonía IP (casillas de voz <text:s/>video llamadas <text:s/>IVR <text:s/>ACDs). <text:s text:c="2"/>Elaborar y supervisar el análisis y diseño (modelado de negocio <text:s/>modelado de datos y arquitectura) de las aplicaciones. <text:s text:c="2"/>Responsable del proceso de pruebas y aseguramiento de calidad de software.</text:p>
          </table:table-cell>
          <table:table-cell office:value-type="string" calcext:value-type="string">
            <text:p>Experiencia mínima de 2 años realizando funciones de Coordinación y o Líder de equipo de Desarrollo</text:p>
          </table:table-cell>
          <table:table-cell table:number-columns-repeated="1020"/>
        </table:table-row>
        <table:table-row table:style-name="ro1">
          <table:table-cell office:value-type="float" office:value="397" calcext:value-type="float">
            <text:p>397</text:p>
          </table:table-cell>
          <table:table-cell office:value-type="string" calcext:value-type="string">
            <text:p>Analista de Aseguramiento de Ingresos</text:p>
          </table:table-cell>
          <table:table-cell office:value-type="string" calcext:value-type="string">
            <text:p><text:s/>Ejecución de controles de Aseguramiento de Ingresos (oferta comercial <text:s/>prepago <text:s/>aprovisionamiento <text:s/>tráfico y facturación) <text:s/>así como gestión de mejora de los controles actuales. <text:s text:c="2"/>Elaboración y seguimiento de planes de acción para solucionar incidentes con impacto en ingresos y/ o satisfacción de los clientes. <text:s text:c="2"/>Identificación y evaluación económica de potenciales pérdidas de ingresos. <text:s text:c="2"/>Participación en proyectos de implementación de nuevos productos y sistemas.</text:p>
          </table:table-cell>
          <table:table-cell office:value-type="string" calcext:value-type="string">
            <text:p>Dominio de MS Office. <text:s/>Manejo de Base de Datos.</text:p>
          </table:table-cell>
          <table:table-cell table:number-columns-repeated="1020"/>
        </table:table-row>
        <table:table-row table:style-name="ro1">
          <table:table-cell office:value-type="float" office:value="404" calcext:value-type="float">
            <text:p>404</text:p>
          </table:table-cell>
          <table:table-cell office:value-type="string" calcext:value-type="string">
            <text:p>Analista Programador <text:s/>AAPP</text:p>
          </table:table-cell>
          <table:table-cell office:value-type="string" calcext:value-type="string">
            <text:p>Desarrollo en plataforma .NET <text:s/>Lenguaje VB <text:s/>C#. <text:s/>Desarrollo en N Capas en Aplicaciones C/S. <text:s/>Programación en Lenguaje PL/SQL.</text:p>
          </table:table-cell>
          <table:table-cell office:value-type="string" calcext:value-type="string">
            <text:p>Experiencia mínima de 2 años en .NET <text:s/>Visual Basic <text:s/>C# <text:s/>PL/SQL <text:s/>Oracle <text:s/>Visual Source Safe. <text:s/>Experiencia mínima de 3 años en cargos similares.</text:p>
          </table:table-cell>
          <table:table-cell table:number-columns-repeated="1020"/>
        </table:table-row>
        <table:table-row table:style-name="ro1">
          <table:table-cell office:value-type="float" office:value="437" calcext:value-type="float">
            <text:p>437</text:p>
          </table:table-cell>
          <table:table-cell office:value-type="string" calcext:value-type="string">
            <text:p>Supervisor .NET</text:p>
          </table:table-cell>
          <table:table-cell office:value-type="string" calcext:value-type="string">
            <text:p>Gestionar el equipo de programadores .NET. <text:s/>Asignar las tareas de programación al equipo de trabajo. <text:s/>Realizar las estimaciones de tiempo por requerimientos para fines de planificación. <text:s/>Realizar revisiones de forma aleatoria. <text:s/>Hacer coaching del equipo de trabajo.</text:p>
          </table:table-cell>
          <table:table-cell office:value-type="string" calcext:value-type="string">
            <text:p>Al menos 4 años de diseño de Aplicaciones NCapas. <text:s/>Al menos 2 años en diseño de Interfaces de Usuario (Pantallas <text:s/>Mensajes de Error <text:s/>Eventos). <text:s/>Al menos 4 años diseñando soluciones con UML (Caso de Uso <text:s/>Diagrama de Estados <text:s/>Diagrama de Secuencia <text:s/>Diagrama de Despliegue). <text:s/>Experiencia liderando equipos mayores a 4 personas. <text:s/>Conocimiento en diseño de Procesos – BPMN (Deseable). <text:s/>Conocimiento en definición de Casos de Uso. <text:s/>Al menos 4 años trabajando con .NET Framework 3.0 <text:s/>3.5 <text:s/>4.0 y 4.5 y con las siguientes tecnologías: <text:s/>C# <text:s/>VB.NET. <text:s/>ASP.Net MVC 2.0 <text:s/>3.0 y 4.0. <text:s/>Windows 8 and Windows Phone 8 .NET Development. <text:s/>JSON (JavaScript Object Notation). <text:s/>REST (Representational State Transfer). <text:s/>HTML <text:s/>CSS. <text:s/>JavaScript Frameworks (JQuery <text:s/>JQuery UI <text:s/>Knockout). <text:s/>ORM (Entity Framework): NHibernate y/o Linq. <text:s/>Windows Forms (Win Forms) y ClickOnce. <text:s/>Rhino Mocks y NMock. <text:s/>Test Unitarios (NUnit <text:s/>XUnit). <text:s/>DevXpress Enterprise (Deseable). <text:s/>Programación Orientada a Aspectos (AOP). <text:s/>Microsoft Enterprise Library. <text:s/>Conocimientos de Microsoft Team Foundation Server. <text:s/>Fuertes conocimientos en Microsoft SQL Server 2008 – 2012: Creación de Procedimientos Almacenados <text:s/>vistas <text:s/>tablas <text:s/>funciones <text:s/>conocimientos básicos de administración de base de datos <text:s/>CLR Functions <text:s/>CLR Stored Procedures. <text:s/>Certificado DotNet / SQL Server (Deseable). <text:s/>Conocimiento en mejora continúa de código fuente y desarrollos: Cobertura de Código. <text:s/>Conocimiento de optimización de consultas <text:s/>Access plan y buenas prácticas de desarrollo SQL. <text:s text:c="2"/>Conocimiento de Patrones GoF / JEE – Buenas prácticas de programación orientada a objetos. <text:s text:c="3"/>Sistemas Grupo Romero centraliza las funciones de Sistemas de las empresas del Grupo Romero (Alicorp <text:s/>Caña Brava <text:s/>Fino <text:s/>Ransa <text:s/>Palmas <text:s/>Primax <text:s/>Tramarsa <text:s/>entre otras): desarrollo y mantenimiento de aplicativos, gestión de infraestructura y comunicaciones <text:s/>gestión de la arquitectura empresarial del grupo <text:s/>seguridad <text:s/>etc. <text:s/>Sistemas cuenta con más de 400 colaboradores de diversas profesiones y especialidades <text:s/>que junto a los usuarios de cada empresa desarrollan soluciones líderes en Perú y en el mundo.</text:p>
          </table:table-cell>
          <table:table-cell table:number-columns-repeated="1020"/>
        </table:table-row>
        <table:table-row table:style-name="ro1">
          <table:table-cell office:value-type="float" office:value="438" calcext:value-type="float">
            <text:p>438</text:p>
          </table:table-cell>
          <table:table-cell office:value-type="string" calcext:value-type="string">
            <text:p>ANALISTA DE PROYECTOS</text:p>
          </table:table-cell>
          <table:table-cell office:value-type="string" calcext:value-type="string">
            <text:p>Evaluar y analizar proyectos y consultorías en las operaciones internas y externas <text:s/>para contribuir en la eficiencia de las operaciones del Grupo Ransa y clientes. <text:s/>Realizar y analizar en el software de simulación modelos de negocio para probar distintas alternativas de solución de acuerdo a los escenarios establecido. <text:s/>Recopilar y analizar información logística de las operaciones del Grupo Ransa <text:s/>clientes y empresas que soliciten nuestros servicios. <text:s/>Recopilar y analizar información de procedimientos en las operaciones de Ransa. <text:s/>Realizar consultorías a empresas que soliciten servicio de logística a Ransa.</text:p>
          </table:table-cell>
          <table:table-cell office:value-type="string" calcext:value-type="string">
            <text:p>Con experiencia mínima de un año desempeñándose en Proyectos y con conocimientos de Excel y Power Point a nivel intermedio. <text:s/>Disponibilidad para laborar de lunes a viernes de 8:30 am a 5:30 pm y sábados de 8:30 am a 1:30 pm. <text:s/>Disponibilidad para viajar. <text:s/>Conocimientos sobre Análisis de datos. <text:s text:c="3"/>Ubicación: Av. Argentina – Callao.</text:p>
          </table:table-cell>
          <table:table-cell table:number-columns-repeated="1020"/>
        </table:table-row>
        <table:table-row table:style-name="ro1">
          <table:table-cell office:value-type="float" office:value="439" calcext:value-type="float">
            <text:p>439</text:p>
          </table:table-cell>
          <table:table-cell office:value-type="string" calcext:value-type="string">
            <text:p>Analista de Nómina <text:s/>Mina</text:p>
          </table:table-cell>
          <table:table-cell office:value-type="string" calcext:value-type="string">
            <text:p>Responsable de la administración de personal <text:s/>la consolidación y la generación de todos los datos del personal <text:s/>por lo que todos los registros de datos de los empleados se mantienen actualizados. <text:s/>Actualización mensual de los datos del personal en los módulos de SAP (OM/PA) y el mantenimiento de los datos del personal en todos los sistemas de la empresa <text:s/>así como sacar reportes del sistema. <text:s/>Preparación de los contratos laborales sin sanciones pago y la coordinación con el Ministerio de Trabajo. <text:s/>Monitoreo y Elaboración correcta de la nómina mensual <text:s/>tomando la consolidación de datos de control. <text:s/>Revisar la nómina de consolidación del personal responsable de departamento de contabilidad <text:s/>para pagar los salarios a tiempo y sin errores. <text:s/>Apoyo al Gerente de Recursos Humanos en todos los temas administrativos y garantizar la equidad tanto interna como externa en la administración de sueldos adecuada. <text:s/>Administración de Beneficios <text:s/>incluidos seguros de vida <text:s/>reembolsos y la coordinación con el corredor y compañía de seguros <text:s/>para facilitar un clima laboral adecuado.</text:p>
          </table:table-cell>
          <table:table-cell office:value-type="string" calcext:value-type="string">
            <text:p>Manejo de SAP a nivel intermedio (INDISPENSABLE) <text:s/>Disponibilidad para viajar a provincias lejanas y de altura. <text:s/>Al menos dos años de experiencia en empresas trasnacionales de preferencia del sector minero. <text:s/>Orientado al servicio al cliente de alta interno <text:s/>orientado a los resultados <text:s/>el pensamiento analítico <text:s/>orientado al desarrollo personal y trabajo en equipo.</text:p>
          </table:table-cell>
          <table:table-cell table:number-columns-repeated="1020"/>
        </table:table-row>
        <table:table-row table:style-name="ro1">
          <table:table-cell office:value-type="float" office:value="441" calcext:value-type="float">
            <text:p>441</text:p>
          </table:table-cell>
          <table:table-cell office:value-type="string" calcext:value-type="string">
            <text:p>Analista Programador .Net</text:p>
          </table:table-cell>
          <table:table-cell office:value-type="string" calcext:value-type="string">
            <text:p>Análisis y programación de sistemas.</text:p>
          </table:table-cell>
          <table:table-cell office:value-type="string" calcext:value-type="string">
            <text:p>Experiencia mínima de 2 años en ProgramaciÓn el .NET. <text:s/>Horario de Trabajo: <text:s/>Lunes a Viernes de 12m a 9pm. <text:s/>Sabado 9am a 1pm.</text:p>
          </table:table-cell>
          <table:table-cell table:number-columns-repeated="1020"/>
        </table:table-row>
        <table:table-row table:style-name="ro1">
          <table:table-cell office:value-type="float" office:value="447" calcext:value-type="float">
            <text:p>447</text:p>
          </table:table-cell>
          <table:table-cell office:value-type="string" calcext:value-type="string">
            <text:p>Asesor de Soporte Virtual</text:p>
          </table:table-cell>
          <table:table-cell office:value-type="string" calcext:value-type="string">
            <text:p>Atención telefónica a usuarios (soporte virtual). <text:s/>Responder consultas telefónicas nivel 1 ( envío de contraseña <text:s/>link de acceso <text:s/>información de los cursos) vía correo electrónico. <text:s/>Dar información de acceso y fechas de inicio de cursos de capacitación</text:p>
          </table:table-cell>
          <table:table-cell office:value-type="string" calcext:value-type="string">
            <text:p>Php <text:s/>Nivel Básico <text:s/>Mysql <text:s/>Nivel Básico <text:s/>Linux <text:s/>Nivel Básico</text:p>
          </table:table-cell>
          <table:table-cell table:number-columns-repeated="1020"/>
        </table:table-row>
        <table:table-row table:style-name="ro1">
          <table:table-cell office:value-type="float" office:value="449" calcext:value-type="float">
            <text:p>449</text:p>
          </table:table-cell>
          <table:table-cell office:value-type="string" calcext:value-type="string">
            <text:p>Java Developer Junior</text:p>
          </table:table-cell>
          <table:table-cell office:value-type="string" calcext:value-type="string">
            <text:p>Análisis y diseño de los requerimientos del cliente. <text:s/>Desarrollo de aplicativos Web con Java <text:s text:c="2"/>HTML5 y JS. <text:s/>Documentación y Pruebas de Aplicativos en Java.</text:p>
          </table:table-cell>
          <table:table-cell office:value-type="string" calcext:value-type="string">
            <text:p>CONOCIMIENTOS ESPECIALES: Java.</text:p>
          </table:table-cell>
          <table:table-cell table:number-columns-repeated="1020"/>
        </table:table-row>
        <table:table-row table:style-name="ro1">
          <table:table-cell office:value-type="float" office:value="451" calcext:value-type="float">
            <text:p>451</text:p>
          </table:table-cell>
          <table:table-cell office:value-type="string" calcext:value-type="string">
            <text:p>Practicante De Control De Gestión (Sistemas)</text:p>
          </table:table-cell>
          <table:table-cell office:value-type="string" calcext:value-type="string">
            <text:p>Automatización y optimización de reportes <text:s/>Documentar los procesos para la generación de reportes</text:p>
          </table:table-cell>
          <table:table-cell office:value-type="string" calcext:value-type="string">
            <text:p>Estudiantes de las carreras de Ingeniería de Sistemas y afines. <text:s/>Conocimientos de documentación de procesos <text:s/>flujos de información. <text:s/>Experiencia en la Generación de reportes en Excel utilizando Macros, Generación de formularios <text:s/>consultas y manejo de información utilizando Access, Creación y mantenimiento de paquetes ETL. <text:s/>Dominio a nivel básico <text:s/>intermedio del idioma inglés. <text:s/>Manejo a nivel intermedio <text:s/>Avanzado de Microsoft Excel <text:s/>Access <text:s/>SQL Server y Lenguaje de programación Visual Basic.</text:p>
          </table:table-cell>
          <table:table-cell table:number-columns-repeated="1020"/>
        </table:table-row>
        <table:table-row table:style-name="ro1">
          <table:table-cell office:value-type="float" office:value="452" calcext:value-type="float">
            <text:p>452</text:p>
          </table:table-cell>
          <table:table-cell office:value-type="string" calcext:value-type="string">
            <text:p>Gerente de Desarrollo de Negocios TI <text:s/>Sector Gobierno y Salud</text:p>
          </table:table-cell>
          <table:table-cell office:value-type="string" calcext:value-type="string">
            <text:p>Corporación Carvajal S.A. Nos posicionamos como una importante multinacional colombiana con presencia en 15 países de América Latina <text:s/>Estados Unidos <text:s/>España y China <text:s/>ofreciendo productos <text:s/>servicios y soluciones en diferentes unidades empresariales. Por incremento de nuestras actividades nos encontramos en la búsqueda de 1 Gerente de Desarrollo de Negocios. <text:s text:c="4"/>Buscar y formalizar negocios con nuevos clientes. <text:s text:c="2"/>Mantener la relación comercial y gestionar nuevos contratos mediante el mecanismo de contratación directa y/o licitaciones. <text:s text:c="2"/>Realizar seguimiento al negocio del cliente y las áreas donde hay una necesidad alineada con las soluciones que se comercializan <text:s/>con el fin de ampliar el portafolio de servicios. <text:s text:c="2"/>Identificar y desarrollar nuevos modelos de ventas que se conviertan en nuevos negocios rentables.</text:p>
          </table:table-cell>
          <table:table-cell office:value-type="string" calcext:value-type="string">
            <text:p><text:s/>Deseable: Estudios de Especialización y/o Certificaciones: sistemas de información y/o afines <text:s/>Negociación <text:s/>Gestión de Marketing y Ventas. <text:s text:c="2"/>Experiencia de 5 a 8 años en venta de soluciones que integran tecnología para el sector gobierno y sector salud. <text:s text:c="2"/>De 3 a 5 años ocupando cargos que le permitan arquitecturar soluciones (Gerente de Proyectos o afines).</text:p>
          </table:table-cell>
          <table:table-cell table:number-columns-repeated="1020"/>
        </table:table-row>
        <table:table-row table:style-name="ro1">
          <table:table-cell office:value-type="float" office:value="457" calcext:value-type="float">
            <text:p>457</text:p>
          </table:table-cell>
          <table:table-cell office:value-type="string" calcext:value-type="string">
            <text:p>Analista Senior de Procesos BANCA</text:p>
          </table:table-cell>
          <table:table-cell office:value-type="string" calcext:value-type="string">
            <text:p>1. Relevar los procesos de negocio actuales con los usuarios responsables. <text:s/>2. Identificar las brechas entre los procedimientos actuales y los nuevos <text:s/>entendiendo las brechas entre los sistemas actuales y los sistemas futuros. <text:s/>3. Diseñar los procesos futuros <text:s/>así como sus procedimientos. <text:s/>4. Identificar las relaciones entre procesos e interfaces entre los sistemas. <text:s/>5. Documentar los nuevos procedimientos y validarlos con los respectivos usuarios.</text:p>
          </table:table-cell>
          <table:table-cell office:value-type="string" calcext:value-type="string">
            <text:p><text:s/>Al menos 5 años de egresado de la universidad. <text:s text:c="2"/>Saber planificar actividades de manera detallada. <text:s text:c="2"/>Experiencia en proyectos de relevamiento y ordenamiento de procesos AS IS y TO BE en entidades financieras. <text:s text:c="2"/>Dominio de metodología de diseño y desarrollo de procedimientos. <text:s text:c="2"/>Conocimiento de los productos y servicios de Banca. <text:s text:c="2"/>Experto en herramientas microinformáticas <text:s/>especialmente Excel <text:s/>Word <text:s/>power point y Visio. <text:s text:c="2"/>Haber interactuado con el mundo de los negocios y de la tecnología. <text:s/>Domicilio: Lima</text:p>
          </table:table-cell>
          <table:table-cell table:number-columns-repeated="1020"/>
        </table:table-row>
        <table:table-row table:style-name="ro1">
          <table:table-cell office:value-type="float" office:value="458" calcext:value-type="float">
            <text:p>458</text:p>
          </table:table-cell>
          <table:table-cell office:value-type="string" calcext:value-type="string">
            <text:p>Analista de Infraestructura para el área de Certificación</text:p>
          </table:table-cell>
          <table:table-cell office:value-type="string" calcext:value-type="string">
            <text:p>En Corporación Grupo Romero nos encontramos en la búsqueda de personas talentosas que nos ayuden a seguir desarrollándonos como uno de los grupos empresariales líderes del Perú. Te invitamos a postular a la posición de Analista de Infraestructura para el área de Certificación. <text:s text:c="3"/>Funciones: <text:s/>Para el proceso de certificación deberá: <text:s/>Gestionar las aplicaciones orientadas al negocio. <text:s/>Brindar soporte a herramientas de certificación. <text:s/>Gestionar la configuración y actualización de las herramientas de pruebas (gestión de pruebas y extracción de datos). <text:s/>Administrar la herramienta de extracción de datos. <text:s/>Brindar soporte en el proceso de gestión de datos de pruebas. <text:s/>Brindar capacitaciones del uso de las herramientas de certificación. <text:s/>Resolución de incidentes sobre la plataforma en cuestión.</text:p>
          </table:table-cell>
          <table:table-cell office:value-type="string" calcext:value-type="string">
            <text:p>Experiencia mínima de 1 año en trabajos de infraestructura coordinando despliegues de programas o productos. <text:s/>Experiencia mínima de 1 año en ejecución y gestión de trabajos en Basis – SAP. <text:s/>Experiencia mínima de 1 año en implementación de soluciones relacionadas a infraestructura. <text:s/>Deseable conocimiento de herramientas de gestión de pruebas y extracción de datos. <text:s/>Experiencia realizando capacitaciones y definición de procesos. <text:s/>Dominio de Ingles (Nivel Intermedio).</text:p>
          </table:table-cell>
          <table:table-cell table:number-columns-repeated="1020"/>
        </table:table-row>
        <table:table-row table:style-name="ro1">
          <table:table-cell office:value-type="float" office:value="472" calcext:value-type="float">
            <text:p>472</text:p>
          </table:table-cell>
          <table:table-cell office:value-type="string" calcext:value-type="string">
            <text:p>ANALISTA SAP MODULO HR</text:p>
          </table:table-cell>
          <table:table-cell office:value-type="string" calcext:value-type="string">
            <text:p>En Corporación Grupo Romero nos encontramos en la búsqueda de personas talentosas que nos ayuden a seguir desarrollándonos como uno de los grupos empresariales líderes del Perú. Te invitamos a postular a la posición de Analista SAP HR. <text:s text:c="3"/>Funciones: <text:s/>Apoyar en los Proyectos de Implementación de SAP. <text:s/>Apoyar en el mantenimiento evolutivo y correctivo <text:s/>Proponer soluciones de mejoras para los errores frecuentemente reportados. <text:s/>Configuración de los módulos SAP HR: OM <text:s/>PA <text:s/>PT <text:s/>PY <text:s/>Capacitar a las demás personas del área para fortalecer los conocimientos del equipo en las mejores prácticas en SAP. <text:s/>Reportar a la Jefatura de Equipo HR.</text:p>
          </table:table-cell>
          <table:table-cell office:value-type="string" calcext:value-type="string">
            <text:p>Mínimo 3 años en proyecto en SAP HR <text:s/>preferentemente en los módulos SAP Gestión de Organización <text:s/>Gestión de Personal <text:s/>nómina y tiempos. <text:s/>Deseable conocimiento de software de gestión de talentos Successfactors. <text:s/>Conocimientos de gestión de proyectos. <text:s/>Certificacion SAP HR.</text:p>
          </table:table-cell>
          <table:table-cell table:number-columns-repeated="1020"/>
        </table:table-row>
        <table:table-row table:style-name="ro1">
          <table:table-cell office:value-type="float" office:value="474" calcext:value-type="float">
            <text:p>474</text:p>
          </table:table-cell>
          <table:table-cell office:value-type="string" calcext:value-type="string">
            <text:p>Gestor de Proyecto Sistemas (Project Manager)</text:p>
          </table:table-cell>
          <table:table-cell office:value-type="string" calcext:value-type="string">
            <text:p>En Sistema <text:s/>Grupo Romero nos encontramos en la búsqueda de personas talentosas que nos ayuden a seguir desarrollándonos como uno de los grupos empresariales líderes del Perú. Te invitamos a postular a la posición de Jefe de Proyecto. <text:s text:c="3"/>Funciones: <text:s/>Gestionar proyectos multidominios. <text:s/>Validar la integración de los procesos que sean parte del alcance. <text:s/>Presentar el avance de los proyectos. <text:s/>Realizar seguimiento a las actividades y controlar los costos del proyecto. <text:s/>Integrar las actividades relacionadas a los procesos funcionales <text:s/>de infraestructura y de comunicaciones. <text:s/>Tratar con proveedores de software y hardware en el marco del proyecto. <text:s/>Sustentar las propuestas (funcional <text:s/>técnica <text:s/>costos). <text:s/>Transferir proyectos cerrados a equipos de soporte. <text:s/>Reportará a la Gerencia de Codificación <text:s/>Certificación y Project Management.</text:p>
          </table:table-cell>
          <table:table-cell office:value-type="string" calcext:value-type="string">
            <text:p>Mínimo 2 años de experiencia gestionando proyectos mayores a 1000 hrs/hombre. <text:s/>Conocimientos generales de PMI.</text:p>
          </table:table-cell>
          <table:table-cell table:number-columns-repeated="1020"/>
        </table:table-row>
        <table:table-row table:style-name="ro1">
          <table:table-cell office:value-type="float" office:value="477" calcext:value-type="float">
            <text:p>477</text:p>
          </table:table-cell>
          <table:table-cell office:value-type="string" calcext:value-type="string">
            <text:p>Analista de Internet Banking</text:p>
          </table:table-cell>
          <table:table-cell office:value-type="string" calcext:value-type="string">
            <text:p>1.Desarrollo de las estadísticas del Internet Banking y el sitio público. <text:s/>2.Coordinación con las áreas involucradas en el mantenimiento de la página web del banco. <text:s/>3.Coordinación con los encargados de productos respecto a la actualización de contenidos en la página web. <text:s/>4.Elaborar y proponer proyectos orientados a mejorar los servicios e indicadores de gestión optimizando los canales electrónicos. <text:s/>5.Elaborar los reportes estadísticos de las consultas <text:s/>navegación <text:s/>visitas <text:s/>rebotes y otras métricas <text:s/>solicitudes y operaciones del Canal Internet. <text:s/>6.Coordinar con las áreas involucradas las actividades <text:s/>plazos y recursos para el desarrollo e implementación del canal Internet. <text:s/>7.Apoyar en la elaboración y documentar las definiciones funcionales de los proyectos del Canal Internet. <text:s/>8.Elaborar reportes de seguimiento de las diferentes etapas del proyecto.</text:p>
          </table:table-cell>
          <table:table-cell office:value-type="string" calcext:value-type="string">
            <text:p>Office (Excel <text:s/>PPoint <text:s/>Word) a nivel usuario. Access <text:s/>Project <text:s/>manejo de base de datos SQL a nivel avanzado. <text:s/>Deseable conocimientos básicos en Java <text:s/>HTML5. <text:s/>1 año de experiencia laboral en web manager o análisis de información de canales electrónicos <text:s/>manejo de métricas (Analytics <text:s/>Omniture <text:s/>etc.) <text:s/>reportes de navegación <text:s/>gestión de página web <text:s/>conocimientos sobre navegabilidad <text:s/>usabilidad y experiencia del usuario <text:s/>SEO <text:s/>SEM <text:s/>CRO <text:s/>indexación <text:s/>reputación.</text:p>
          </table:table-cell>
          <table:table-cell table:number-columns-repeated="1020"/>
        </table:table-row>
        <table:table-row table:style-name="ro1">
          <table:table-cell office:value-type="float" office:value="480" calcext:value-type="float">
            <text:p>480</text:p>
          </table:table-cell>
          <table:table-cell office:value-type="string" calcext:value-type="string">
            <text:p>Analista de Administración de Sistemas y Seguridad de la Información</text:p>
          </table:table-cell>
          <table:table-cell office:value-type="string" calcext:value-type="string">
            <text:p>Analizar <text:s/>proponer y ejecutar las mejoras continuas de la plataforma de servidores <text:s/>las aplicaciones y los sistemas de seguridad de la información de la empresa <text:s/>administrando <text:s/>ejecutando proyectos <text:s/>planes de mantenimiento y contingencia</text:p>
          </table:table-cell>
          <table:table-cell office:value-type="string" calcext:value-type="string">
            <text:p><text:s/>en coordinación directa con los proveedores de sistemas y clientes internos. <text:s text:c="3"/>Del mismo modo <text:s/>deberá administrar los recursos de Tecnología de la Información que requieran los sistemas y aplicaciones de la organización. <text:s text:c="3"/>Principales Responsabilidades Profesionales <text:s text:c="3"/>Administración de Sistemas: <text:s/>Mantener <text:s/>administrar <text:s/>brindar soporte y configurar a los servidores y sistemas de información de la empresa. <text:s/>Participar en la revisión <text:s/>implementación y actualización de procedimientos y metodologías para la puesta en producción de los sistemas de información. <text:s/>Administrar recursos de los sistemas de información. <text:s/>Presentar reportes de gestión y operación del área. <text:s/>Brindar soporte técnico y administrar servidores. <text:s/>Coordinar con el área de Infraestructura de Telecomunicaciones la administración y configuración de la red de servidores. <text:s text:c="3"/>Seguridad de la información <text:s/>Mantener <text:s/>administrar <text:s/>brindar soporte y configurar los equipos y aplicativos de seguridad informática de la empresa. <text:s/>Gestionar vulnerabilidades y riesgos en Tecnología de la información de la empresa. <text:s/>Participar en la revisión <text:s/>implementación y actualización de las políticas <text:s/>normas <text:s/>procedimientos y metodologías para la gestión de la Seguridad de Información y Continuidad del Negocio. <text:s/>Verificación del cumplimiento de estándares de seguridad en sistemas. <text:s/>Supervisar <text:s/>coordinar <text:s/>planificar y ejecutar las actividades de respaldo y recuperación de los servidores de la empresa. <text:s/>Revisar las configuraciones de seguridad y accesos otorgados en los sistemas de la empresa. <text:s/>Participar en auditorias de Sistemas de información. <text:s/>Participar de todos los procesos y actividades correspondientes a la seguridad de la información. <text:s/>Participar en la evaluación de los controles de seguridad de información y continuidad del negocio. <text:s/>Participar en la identificación <text:s/>clasificación y valoración de los activos de información <text:s/>de acuerdo a los objetivos de la seguridad de la información. <text:s/>Participación en el proceso análisis del plan de continuidad de negocios. <text:s/>Coordinación o participación en proyectos de implementación de controles de seguridad en los sistemas. <text:s text:c="3"/>Generales <text:s/>Atender las solicitudes de clientes internos y externos. <text:s/>Coordinar y supervisar actividades diarias con los diferentes proveedores. <text:s/>Participar de la implementación de proyectos. <text:s/>Administrar licencias <text:s/>contratos y acuerdos del área. <text:s/>Responsable de mantener la confidencialidad. <text:s/>Documentar información referente al área. <text:s/>Otras que el superior le asigne.</text:p>
          </table:table-cell>
          <table:table-cell table:number-columns-repeated="1020"/>
        </table:table-row>
        <table:table-row table:style-name="ro1">
          <table:table-cell office:value-type="float" office:value="482" calcext:value-type="float">
            <text:p>482</text:p>
          </table:table-cell>
          <table:table-cell office:value-type="string" calcext:value-type="string">
            <text:p>Analista de Datos</text:p>
          </table:table-cell>
          <table:table-cell office:value-type="string" calcext:value-type="string">
            <text:p>La Asociación Automotriz del Perú se encuentra en la búsqueda de un Licenciado en Ingeniería de Sistemas <text:s/>con conocimiento en base de datos <text:s/>marketing relacional (CRM) <text:s/>análisis y programación de sistemas <text:s/>Excel avanzado para cumplir con las siguientes funciones. <text:s/>Actualización de datos. <text:s/>Generación de bases de datos. <text:s/>Análisis de datos. <text:s/>Generación de consultas por SQL. <text:s/>Análisis y programación de sistemas <text:s text:c="2"/>Análisis y segmentación de la BD de Clientes. <text:s/>Reportes de comportamiento por clientes. <text:s/>Generación de campañas. <text:s/>Evaluación de indicadores por cada segmento de clientes. <text:s/>Generación de Cubos OLAP <text:s/>Data mining y Data ware house. <text:s/>Dar asistencia al CRM Analítico. <text:s/>Conocimiento de Base Datos MYSQL <text:s/>SQL Server. <text:s/>Business Intelligent (BI) <text:s/>Conocimiento de lenguaje de programación JAVA Web <text:s/>Conocimiento de Excel avanzado. <text:s text:c="3"/>HORARIO DE TRABAJO: <text:s/>Lunes <text:s/>Viernes: 08:30 a.m. <text:s/>06:00 p.m. <text:s/>Sábado: 08:30 a.m. <text:s/>02:00 p.m.</text:p>
          </table:table-cell>
          <table:table-cell office:value-type="string" calcext:value-type="string">
            <text:p>Ingeniero de Sistemas. <text:s/>Gestor de Base de Datos. <text:s/>Marketing Relacional (CRM). <text:s/>Análisis y Programación de Sistemas. <text:s/>Conocimiento de base de datos MYSQL Server. <text:s/>Business Intelling (BI) <text:s/>Conocimiento del Lenguaje de programación.</text:p>
          </table:table-cell>
          <table:table-cell table:number-columns-repeated="1020"/>
        </table:table-row>
        <table:table-row table:style-name="ro1">
          <table:table-cell office:value-type="float" office:value="483" calcext:value-type="float">
            <text:p>483</text:p>
          </table:table-cell>
          <table:table-cell office:value-type="string" calcext:value-type="string">
            <text:p>Practicante de Ing. de Sistemas</text:p>
          </table:table-cell>
          <table:table-cell office:value-type="string" calcext:value-type="string">
            <text:p>Apoyar en la redefinición de procesos IT <text:s/>para la gestión de operaciones y desarrollo basada en ITIL y CMMI. <text:s/>Contribuir en la identificación de oportunidades de mejora de procesos actuales. <text:s/>Apoyar en actividades de seguridad de la información <text:s/>cumplimiento de procesos <text:s/>políticas y auditorías. <text:s/>Realizar el seguimiento de proyectos <text:s/>evaluación de riesgos <text:s/>entre otros.</text:p>
          </table:table-cell>
          <table:table-cell office:value-type="string" calcext:value-type="string">
            <text:p>Se valorará nociones previas de gestión de proyectos <text:s/>aplicación O&amp;M. <text:s/>Experiencia deseable en gestión de procesos de negocios.</text:p>
          </table:table-cell>
          <table:table-cell table:number-columns-repeated="1020"/>
        </table:table-row>
        <table:table-row table:style-name="ro1">
          <table:table-cell office:value-type="float" office:value="490" calcext:value-type="float">
            <text:p>490</text:p>
          </table:table-cell>
          <table:table-cell office:value-type="string" calcext:value-type="string">
            <text:p>Programador</text:p>
          </table:table-cell>
          <table:table-cell office:value-type="string" calcext:value-type="string">
            <text:p>Kinektr es una compañía de rápido crecimiento y está en la búsqueda de programadores en aplicaciones para celulares (android). <text:s/>Responsable de todas las fases en desarrollo del proyecto incluyendo: diseño <text:s/>código <text:s/>test y documentación del programa <text:s/>actuar independientemente bajo dirección general. Lenguaje principal: java.</text:p>
          </table:table-cell>
          <table:table-cell office:value-type="string" calcext:value-type="string">
            <text:p><text:s/>Bilingüe (Español/Inglés). <text:s text:c="2"/>Analizar y resolver problemas. <text:s text:c="2"/>Rápido aprendizaje y adaptarse a nuevos cambios en tecnología. <text:s text:c="2"/>Experiencia mínima 1 año.</text:p>
          </table:table-cell>
          <table:table-cell table:number-columns-repeated="1020"/>
        </table:table-row>
        <table:table-row table:style-name="ro1">
          <table:table-cell office:value-type="float" office:value="491" calcext:value-type="float">
            <text:p>491</text:p>
          </table:table-cell>
          <table:table-cell office:value-type="string" calcext:value-type="string">
            <text:p>PROGRAMADOR</text:p>
          </table:table-cell>
          <table:table-cell office:value-type="string" calcext:value-type="string">
            <text:p>Kinektr SAC <text:s/>es una compañía de rápido crecimiento <text:s/>está en la búsqueda de Programadores de Aplicaciones para Celulares (IOS). <text:s text:c="3"/>El/Ella será responsable de todas las fases en desarrollo del proyecto incluyendo: Diseño <text:s/>código <text:s/>test y documentación del programa <text:s/>actuar independientemente bajo dirección general. <text:s text:c="3"/>Lenguaje principal: ObjetiveC</text:p>
          </table:table-cell>
          <table:table-cell office:value-type="string" calcext:value-type="string">
            <text:p>Requisitos técnicos: <text:s text:c="4"/>ObjetiveC <text:s/>XCode <text:s/>SQLite y Cocoa Touch. <text:s text:c="3"/>HABILIDADES ADICIONALES REQUERIDAS: <text:s text:c="4"/>Bilingüe (Español/Inglés) <text:s text:c="2"/>Analizar y resolver problemas <text:s text:c="2"/>Rápido aprendizaje y adaptarse a nuevos cambios en tecnología. <text:s text:c="2"/>Experiencia mínima 1 año.</text:p>
          </table:table-cell>
          <table:table-cell table:number-columns-repeated="1020"/>
        </table:table-row>
        <table:table-row table:style-name="ro1">
          <table:table-cell office:value-type="float" office:value="492" calcext:value-type="float">
            <text:p>492</text:p>
          </table:table-cell>
          <table:table-cell office:value-type="string" calcext:value-type="string">
            <text:p>Consultor Actuarial</text:p>
          </table:table-cell>
          <table:table-cell office:value-type="string" calcext:value-type="string">
            <text:p>Definir con las áreas de negocio la necesidad de análisis técnico y planificar su ejecución. <text:s/>Definir con la gerencia actuarial las técnicas a utilizar y los recursos necesarios para el proyecto. <text:s/>Desarrollar el análisis empleando información de diversas fuentes <text:s/>utilizando procedimientos estadísticos para segmentar la información y calculando los costos asociados a cada segmento. <text:s/>Desarrollar el modelo que permita calcular el costo de primas según el requerimiento del negocio. <text:s/>Realizar presentaciones a las áreas de negocio sobre el análisis realizado y escenarios posibles.</text:p>
          </table:table-cell>
          <table:table-cell office:value-type="string" calcext:value-type="string">
            <text:p>Contar con especialización o Maestría en estadística <text:s/>matemáticas <text:s/>finanzas o riesgos. <text:s/>Tener tres años de experiencia en áreas de costos <text:s/>inteligencia comercial <text:s/>riesgos o análisis financiero. <text:s/>Experiencia en manejo de bases de datos <text:s/>Indispensable tener interés por labores numéricas. <text:s/>Tener dominio de Excel avanzado (con programación en VBA).</text:p>
          </table:table-cell>
          <table:table-cell table:number-columns-repeated="1020"/>
        </table:table-row>
        <table:table-row table:style-name="ro1">
          <table:table-cell office:value-type="float" office:value="504" calcext:value-type="float">
            <text:p>504</text:p>
          </table:table-cell>
          <table:table-cell office:value-type="string" calcext:value-type="string">
            <text:p>Analista Jr de Gestión de Proyectos</text:p>
          </table:table-cell>
          <table:table-cell office:value-type="string" calcext:value-type="string">
            <text:p>Definir la metodología que se aplicará para la gestión de los proyectos <text:s/>en función del tipo de proyecto y del alcance (Administrativo <text:s/>Sistémico <text:s/>Comercial <text:s/>Lanzamiento <text:s/>Legal <text:s/>etc.). <text:s/>Diseñar procesos e identificar las necesidades de soporte operativo y sistémico requeridos para su implementación. <text:s/>Evaluar el costo beneficio de cada proyecto <text:s/>alineados con la cadena de valor y plan estratégico de la organización. <text:s/>Definir indicadores que permitan medir el cumplimiento de cada proyecto. <text:s/>Supervisar y controlar el cumplimiento de la planificación de cada proyecto. <text:s/>Elaborar informes de gestión periódicos del avance de cada proyecto <text:s/>identificando los riesgos y estableciendo alternativas de solución. <text:s/>Elaborar informes al término de cada proyecto <text:s/>con los resultados de la evaluación del mismo (Presupuesto vs. Gasto real). <text:s/>Identificar <text:s/>proponer e implementar mejoras en los procesos de la organización. <text:s/>Elaborar el informe mensual de los SLA Corporativos. <text:s/>Gestionar <text:s/>controlar y hacer seguimiento a la atención de los requerimientos que la Gerencia de Operaciones y Sistemas presenta a Desarrollo de Sistemas. <text:s/>Otras funciones que indique el Jefe del área.</text:p>
          </table:table-cell>
          <table:table-cell office:value-type="string" calcext:value-type="string">
            <text:p>Experiencia: 1 año en la participación de implementación de proyectos y mapeo de procesos. <text:s text:c="3"/>Software: MS Office (word <text:s/>excel <text:s/>y power point) <text:s/>Bizagi <text:s/>Visio y Project. <text:s text:c="3"/>Conocimientos: Sistemas de Tarjeta de Crédito <text:s/>Crédito Efectivo <text:s/>Créditos Personales <text:s/>Ahorros <text:s/>y/o otros productos bancarios. <text:s text:c="3"/>*Por favor indicar expectativas salariales en el CV.</text:p>
          </table:table-cell>
          <table:table-cell table:number-columns-repeated="1020"/>
        </table:table-row>
        <table:table-row table:style-name="ro1">
          <table:table-cell office:value-type="float" office:value="508" calcext:value-type="float">
            <text:p>508</text:p>
          </table:table-cell>
          <table:table-cell office:value-type="string" calcext:value-type="string">
            <text:p>ASISTENTE DE PROYECTOS DE INFRAESTRUCTURA TIC</text:p>
          </table:table-cell>
          <table:table-cell office:value-type="string" calcext:value-type="string">
            <text:p>FUNCIONES GENERALES: <text:s/>Apoyar la gestión de proyectos y servicios de infraestructura TIC. <text:s text:c="3"/>FUNCIONES ESPECÍFICAS: <text:s/>1. Control en la gestión de los procesos administrativos relacionados a los proyectos y servicios de infraestructura y centro de servicios compartidos. <text:s/>2. Ejecución <text:s/>seguimiento y control de los siguientes procesos de modelo de gobierno aplicado a las iniciativas <text:s/>proyectos y servicios de infraestructura y soluciones de negocio corporativos: <text:s/>a. Elementos de soporte <text:s/>b. Gestión de capacidad <text:s/>c. Gestión de niveles de servicio <text:s/>d. Gestión administrativa de contratos <text:s/>e. Gestión de cambios <text:s/>f. Gestión de cumplimiento Incluye la planificación y elaboración de los indicadores desarrollados en los procesos del Modelo de Gobierno del Centro de servicios compartido. 3. Ejecución de los procesos de gestión administrativa que involucren la conformidad y pagos de servicios <text:s/>así como seguimiento económico (evaluación del caso de negocio) de los proyectos. <text:s/>4. Seguimiento y control del proceso de cumplimiento de pagos de los proyectos y servicios de infraestructura. <text:s/>5. Seguimiento y control de la conformidad de los entregables de los proyectos y servicios de infraestructura y afines como modelo de gobierno. <text:s/>6. Seguimiento y control de las iniciativas <text:s/>proyectos y servicios de infraestructura <text:s/>entre los cuales se puede mencionar el centro de datos fase 1 y fase 2 <text:s/>adquisición de equipos de cómputo <text:s/>comunicaciones unificadas <text:s/>así como la supervisión del modelo de gobierno. <text:s/>7. Elaborar informes y presentaciones de seguimiento a las iniciativas <text:s/>proyectos y servicios de infraestructura y centro de servicios compartidos. <text:s/>8. Realizar coordinación horizontal y vertical entre las diferentes iniciativas <text:s/>proyectos y servicios de infraestructura corporativa. <text:s/>9. Proponer mejoras en los procedimientos de modelo de gobierno de acuerdo a su ejecución. <text:s/>10. Gestionar la demanda de los servicios de infraestructura utilizando los procesos del modelo de gobierno (gestión de la capacidad) <text:s/>priorizando los requerimientos bajo un control efectivo de las negociaciones con el proveedor. <text:s/>11. Mantener organizada y al día la documentación (expedientes) de las iniciativas <text:s/>proyectos y servicios de infraestructura. <text:s/>12. Brindar el soporte técnico y resolver las inquietudes y requerimientos de las empresas referidas a las iniciativas <text:s/>proyectos y servicios de soluciones de negocio.</text:p>
          </table:table-cell>
          <table:table-cell office:value-type="string" calcext:value-type="string">
            <text:p>CONOCIMIENTOS: <text:s text:c="2"/>Diplomado en Gestión de Proyectos en la metodología PMI. <text:s text:c="2"/>Curso de ITIL v3 Foundations. <text:s text:c="2"/>Curso de Fundamentos de COBIT 5. <text:s text:c="2"/>Curso Organizacional de Proyectos y Oficinas de Proyectos. <text:s text:c="2"/>Conocimiento de la ley de contrataciones del estado <text:s text:c="3"/>COMPETENCIAS: <text:s text:c="2"/>Proactivo. <text:s text:c="2"/>Dinámico. <text:s text:c="2"/>Con habilidades para trabajar en equipo. <text:s text:c="2"/>Elevado potencial de servicio. <text:s text:c="3"/>EXPERIENCIA REQUERIDA: <text:s text:c="2"/>04 años en apoyo y gestión de proyectos y servicios de tecnologías de información. <text:s text:c="2"/>01 año en apoyo de gestión de proyectos y operación de servicios de infraestructura de tecnologías de información.</text:p>
          </table:table-cell>
          <table:table-cell table:number-columns-repeated="1020"/>
        </table:table-row>
        <table:table-row table:style-name="ro1">
          <table:table-cell office:value-type="float" office:value="511" calcext:value-type="float">
            <text:p>511</text:p>
          </table:table-cell>
          <table:table-cell office:value-type="string" calcext:value-type="string">
            <text:p>Practicante Profesional de Control de Riesgos</text:p>
          </table:table-cell>
          <table:table-cell office:value-type="string" calcext:value-type="string">
            <text:p>FUNCIONES GENERALES: <text:s text:c="2"/>Asistir al Supervisor de Control de Riesgos en lo referente a las actividades desarrolladas en el plan operativo con el propósito de cumplir con las metas y/o objetivos trazados en el plan de trabajo vigente del órgano de Control de Riesgos. <text:s text:c="3"/>FUNCIONES ESPECÍFICAS: <text:s text:c="4"/>Apoyar en el análisis de los procesos <text:s/>debe documentar los riesgos y controles del proceso. Esta información se debe representar después como un mapa de riesgos. <text:s text:c="2"/>Hacer seguimiento a los planes de acción de las diferentes áreas del Centro Corporativo FONAFE. <text:s text:c="2"/>Consolidar el reporte de los eventos de riesgos <text:s/>así como la recolección de la información mínima requerida en las políticas de administración de riesgos. <text:s text:c="2"/>Coordinar las entregas de los informes de trabajo al Comité de Riesgos. <text:s text:c="2"/>Asistir a las reuniones a las que se le convoque y tomar nota de los acuerdos. <text:s text:c="2"/>Elaborar las actas del Comité de Riesgos. <text:s text:c="2"/>Realizar estadísticas descriptivas y/o inferenciales del análisis de riesgos para un adecuado control de los riesgos en los procesos y áreas. <text:s text:c="2"/>Realizar otras funciones y las que le encargue su jefe inmediato.</text:p>
          </table:table-cell>
          <table:table-cell office:value-type="string" calcext:value-type="string">
            <text:p>CONOCIMIENTOS: <text:s text:c="2"/>Dominio de Microsoft Office 2007: Word <text:s/>Power Point y Publisher. <text:s text:c="2"/>Conocimientos intermedios del Excel 2007. <text:s text:c="2"/>Dominio de redacción <text:s text:c="2"/>Conocimientos básicos en la Administración de Procesos <text:s text:c="2"/>Conocimientos básicos en Tecnologías de Información. <text:s text:c="3"/>COMPETENCIAS: <text:s text:c="2"/>Confidencialidad y honestidad. <text:s text:c="2"/>Trabajo en equipo. <text:s text:c="2"/>Ordenado en sus actividades. <text:s text:c="2"/>Puntualidad y Compromiso. <text:s text:c="3"/>EXPERIENCIA REQUERIDA: <text:s/>Haber realizado prácticas pre profesionales por un periodo mínimo de 6 meses en áreas afines. <text:s text:c="3"/>SUBVENCIÓN: <text:s/>Practicantes Pre: S/. 850 <text:s/>Practicantes Pro: S/. 1100</text:p>
          </table:table-cell>
          <table:table-cell table:number-columns-repeated="1020"/>
        </table:table-row>
        <table:table-row table:style-name="ro1">
          <table:table-cell office:value-type="float" office:value="514" calcext:value-type="float">
            <text:p>514</text:p>
          </table:table-cell>
          <table:table-cell office:value-type="string" calcext:value-type="string">
            <text:p>Analista de Métricas</text:p>
          </table:table-cell>
          <table:table-cell office:value-type="string" calcext:value-type="string">
            <text:p>Elaborar reportes y analizar los indicadores de los procesos que se relacionan con la experiencia del cliente (Ventas <text:s/>Servicio al Cliente <text:s/>Field Service y Facturación) <text:s/>para proponer mejoras de las situaciones identificadas. <text:s/>Gestionar <text:s/>analizar <text:s/>controlar y proponer diseños de los KPI’s relacionados con la experiencia del cliente. <text:s/>Analizar y desagregar los indicadores que presenten desviación o comportamientos atípicos <text:s/>enviar alertas y buscar la causaraiz de los eventos y sucesos atípicos en la medición. <text:s/>Procesar y analizar la información de las encuestas de nivel de satisfacción de canales alternativos (centros de atención al cliente <text:s/>canal mail y canal chat).</text:p>
          </table:table-cell>
          <table:table-cell office:value-type="string" calcext:value-type="string">
            <text:p>Conocimiento a nivel avanzado de Excel y SQL Server. <text:s/>Experiencia mínima de 2 años en el puesto o realizando funciones similares.</text:p>
          </table:table-cell>
          <table:table-cell table:number-columns-repeated="1020"/>
        </table:table-row>
        <table:table-row table:style-name="ro1">
          <table:table-cell office:value-type="float" office:value="525" calcext:value-type="float">
            <text:p>525</text:p>
          </table:table-cell>
          <table:table-cell office:value-type="string" calcext:value-type="string">
            <text:p>Analista Programador</text:p>
          </table:table-cell>
          <table:table-cell office:value-type="string" calcext:value-type="string">
            <text:p>Participar en la elaboración del plan anual de proyectos de tecnología de información. <text:s/>Participar en el diseño y ejecución de los proyectos de TI <text:s/>en coordinación con las áreas de la empresa. <text:s/>Participar en el desarrollo de nuevas aplicaciones y/o nuevas prestaciones sobre aplicaciones informáticas en operación actual.</text:p>
          </table:table-cell>
          <table:table-cell office:value-type="string" calcext:value-type="string">
            <text:p>Experiencia de 3 años en empresas corporativas.</text:p>
          </table:table-cell>
          <table:table-cell table:number-columns-repeated="1020"/>
        </table:table-row>
        <table:table-row table:style-name="ro1">
          <table:table-cell office:value-type="float" office:value="527" calcext:value-type="float">
            <text:p>527</text:p>
          </table:table-cell>
          <table:table-cell office:value-type="string" calcext:value-type="string">
            <text:p>Analista Programador</text:p>
          </table:table-cell>
          <table:table-cell office:value-type="string" calcext:value-type="string">
            <text:p>Analizar procesos de negocios para ser automatizados. <text:s/>Programar aplicaciones comerciales <text:s/>financieras y contables. <text:s/>Realizar soporte de aplicaciones desarrolladas.</text:p>
          </table:table-cell>
          <table:table-cell office:value-type="string" calcext:value-type="string">
            <text:p>1. Sólidos conocimientos en desarrollo de aplicaciones de gestión a 2 y 3 capas. <text:s/>2. Manejo de base de datos (mínimos SQL Server) <text:s/>store. <text:s/>3. Desarrollo de aplicaciones web.</text:p>
          </table:table-cell>
          <table:table-cell table:number-columns-repeated="1020"/>
        </table:table-row>
        <table:table-row table:style-name="ro1">
          <table:table-cell office:value-type="float" office:value="530" calcext:value-type="float">
            <text:p>530</text:p>
          </table:table-cell>
          <table:table-cell office:value-type="string" calcext:value-type="string">
            <text:p>ANALISTA PROGRAMADOR <text:s/>RETAIL Y BI</text:p>
          </table:table-cell>
          <table:table-cell office:value-type="string" calcext:value-type="string">
            <text:p>a.Análisis y diseño <text:s/>b.Programación e implementación de sistemas <text:s/>c.Liderar proyectos y elaboración de documentación de Sistemas <text:s/>d.Soporte y coordinaciones con usuarios finales</text:p>
          </table:table-cell>
          <table:table-cell office:value-type="string" calcext:value-type="string">
            <text:p>EXPERIENCIA MINIMA: 4 años, de preferencia haber trabajado en empresas o funciones similares <text:s text:c="3"/>CONOCIMIENTO Y NIVEL: <text:s/>a.Base de Datos: ORACLE – Avanzado b.Lenguajes de Programación:Developer <text:s/>Power Builder <text:s/>Visual Basic <text:s/>Java o similares <text:s/>Avanzado <text:s/>c.Sistemas Operativos: Windows <text:s/>Unix – Intermedio <text:s/>d.Análisis y Diseño de Sistemas – Avanzado <text:s/>e.Conocimientos relacionados con gestión de proyectos y servicios informáticos (PMI <text:s/>CMMI <text:s/>ITIL) <text:s text:c="3"/>COMPETENCIAS: <text:s/>a.Liderazgo en grupos de trabajo <text:s/>b.Ordenado y metódico <text:s/>c.Gran iniciativa y facilidad para analizar situaciones nuevas y formular propuestas <text:s/>d.Trabajo con rapidez y eficacia <text:s/>e.Flexibilidad ante cambios <text:s/>f.Trabajar bien bajo presión</text:p>
          </table:table-cell>
          <table:table-cell table:number-columns-repeated="1020"/>
        </table:table-row>
        <table:table-row table:style-name="ro1">
          <table:table-cell office:value-type="float" office:value="539" calcext:value-type="float">
            <text:p>539</text:p>
          </table:table-cell>
          <table:table-cell office:value-type="string" calcext:value-type="string">
            <text:p>Líder en desarrollo y software</text:p>
          </table:table-cell>
          <table:table-cell office:value-type="string" calcext:value-type="string">
            <text:p>Desarrollar software que permitan responder a los requerimientos informáticos de la compañía <text:s/>en el caso que la empresa opte por no comprar uno fuera . <text:s/>Identificar opotunidades de desarrollo tecnologico. <text:s/>Conocimientos de sistemas como data warehouse. <text:s/>Participar en el desarrollo de los proyectos de apertura de nuevos mercados. <text:s/>Dar soporte en Software.</text:p>
          </table:table-cell>
          <table:table-cell office:value-type="string" calcext:value-type="string">
            <text:p>Experiencia mínima de dos años en el cargo</text:p>
          </table:table-cell>
          <table:table-cell table:number-columns-repeated="1020"/>
        </table:table-row>
        <table:table-row table:style-name="ro1">
          <table:table-cell office:value-type="float" office:value="542" calcext:value-type="float">
            <text:p>542</text:p>
          </table:table-cell>
          <table:table-cell office:value-type="string" calcext:value-type="string">
            <text:p>Coordinador de Compensaciones</text:p>
          </table:table-cell>
          <table:table-cell office:value-type="string" calcext:value-type="string">
            <text:p>Controlar el manejo del sistema de compensación variable. <text:s/>Elaborar reportes sobre remuneraciones. <text:s/>Analiza y establece los rangos salariales. <text:s/>Mantiene actualizada la información de los puestos de la Empresa <text:s/>así como la estructura de puestos <text:s/>nivel de remuneraciones <text:s/>beneficios. <text:s/>Revisa y valida con la política de compensaciones las propuestas de rango salarial para futuros empleados. <text:s/>Controla y supervisa el presupuesto del costo de personal. <text:s/>Mantiene y supervisa el Head Count de la organización y la rotación de personal. <text:s/>Responsable del apoyo en el manejo del sistema de compensación variable. <text:s/>Elaborar <text:s/>actualiza y analiza los principales indicadores de la gestión de Recursos Humanos. <text:s/>Gestión y control presupuesto gastos y labor cost Gerencia RH. <text:s/>Realizar propuestas de esquema de compensación variable u otros tipos de beneficio.</text:p>
          </table:table-cell>
          <table:table-cell office:value-type="string" calcext:value-type="string">
            <text:p>Manejo de: Estructura salarial <text:s/>Descripción de cargos <text:s/>Diseño organigramas y Valorización de puestos. <text:s/>Manejo indicadores procesos RH. <text:s/>Experiencia en el puesto como mínimo 02 años de Analista o Coordinador.</text:p>
          </table:table-cell>
          <table:table-cell table:number-columns-repeated="1020"/>
        </table:table-row>
        <table:table-row table:style-name="ro1">
          <table:table-cell office:value-type="float" office:value="543" calcext:value-type="float">
            <text:p>543</text:p>
          </table:table-cell>
          <table:table-cell office:value-type="string" calcext:value-type="string">
            <text:p>Subgerente de Aseguramiento de Calidad de Software</text:p>
          </table:table-cell>
          <table:table-cell office:value-type="string" calcext:value-type="string">
            <text:p>Asegurar la calidad del desarrollo de software. <text:s/>Establecer la metodología de aseguramiento de calidad de software. <text:s/>Elaborar la estrategia de pruebas para determinados proyectos o requerimientos complejos. <text:s/>Revisión de los casos y scripts de pruebas elaboradas por el equipo. <text:s/>Gestión del proveedor de fábrica de testing. <text:s/>Gestión de las personas a cargo.</text:p>
          </table:table-cell>
          <table:table-cell office:value-type="string" calcext:value-type="string">
            <text:p>Experiencia mínima de 5 años en Aseguramiento de Calidad de Software <text:s/>de preferencia en el sector bancario <text:s/>Conocimientos de metodología de aseguramiento de calidad y testing de software. <text:s/>Conocimientos funcionales de banca.</text:p>
          </table:table-cell>
          <table:table-cell table:number-columns-repeated="1020"/>
        </table:table-row>
        <table:table-row table:style-name="ro1">
          <table:table-cell office:value-type="float" office:value="549" calcext:value-type="float">
            <text:p>549</text:p>
          </table:table-cell>
          <table:table-cell office:value-type="string" calcext:value-type="string">
            <text:p>Supervisor de Calidad <text:s/>Contact Center</text:p>
          </table:table-cell>
          <table:table-cell office:value-type="string" calcext:value-type="string">
            <text:p>La posición reporta al Jefe de Atención al Cliente y se responsabiliza por la gestión de calidad de los servicios y de la gestión operativa de la red en varios países. Su labor involucra la auditoría de más de 20 centros de contacto en temas de calidad y servicio.</text:p>
          </table:table-cell>
          <table:table-cell office:value-type="string" calcext:value-type="string">
            <text:p>Coordinador registrado COPC <text:s/>se valorará la Certificación, experiencia mínima de 2 años en el área de calidad de un call center o contact center auditando procesos. Conocimiento de la norma ISO <text:s/>técnicas de auditoría <text:s/>procesos de planificación <text:s/>análisis de satisfacción de clientes alineados al COPC. Disponibilidad de viajes al extranjero.</text:p>
          </table:table-cell>
          <table:table-cell table:number-columns-repeated="1020"/>
        </table:table-row>
        <table:table-row table:style-name="ro1">
          <table:table-cell office:value-type="float" office:value="551" calcext:value-type="float">
            <text:p>551</text:p>
          </table:table-cell>
          <table:table-cell office:value-type="string" calcext:value-type="string">
            <text:p>Practicante de Desarrollo &amp; TI</text:p>
          </table:table-cell>
          <table:table-cell office:value-type="string" calcext:value-type="string">
            <text:p>* Apoyo en el mantenimiento y desarrollo de software. <text:s/>* Realizar actualizaciones de sistemas en clientes. <text:s/>* Apoyo en el soporte remoto (BD <text:s/>errores <text:s/>revisión del código). <text:s/>* Apoyo en las pruebas de stress y QA de los sistemas. <text:s/>* Apoyo en la atención del sistema de tickets de consulta (clientes en cartera). <text:s/>* Apoyo en la configuración y pruebas de las DEMOS de los sistemas.</text:p>
          </table:table-cell>
          <table:table-cell office:value-type="string" calcext:value-type="string">
            <text:p>* Microsoft Visual Studio .NET / ASP NET. <text:s/>* Microsoft SQL SERVER.</text:p>
          </table:table-cell>
          <table:table-cell table:number-columns-repeated="1020"/>
        </table:table-row>
        <table:table-row table:style-name="ro1">
          <table:table-cell office:value-type="float" office:value="554" calcext:value-type="float">
            <text:p>554</text:p>
          </table:table-cell>
          <table:table-cell office:value-type="string" calcext:value-type="string">
            <text:p>Analista de Retenciones</text:p>
          </table:table-cell>
          <table:table-cell office:value-type="string" calcext:value-type="string">
            <text:p>Dar soporte al equipo del Telecenter. <text:s/>Autorizaciones. <text:s/>Escalamiento e interacción con otras áreas. <text:s/>Seguimiento y cuantificación de casos. <text:s/>Asignación de casos por canales de atención. <text:s/>Gestión de mejora continua del proceso de cancelación y retención y actualización de las políticas asociadas. <text:s/>Monitoreo y seguimiento de los KPIs estratégicos / operativos de la gestión de retenciones.</text:p>
          </table:table-cell>
          <table:table-cell office:value-type="string" calcext:value-type="string">
            <text:p>Experiencia mínima de 1 año viendo procesos o atención al cliente. <text:s/>Ms. Office a nivel avanzado.</text:p>
          </table:table-cell>
          <table:table-cell table:number-columns-repeated="1020"/>
        </table:table-row>
        <table:table-row table:style-name="ro1">
          <table:table-cell office:value-type="float" office:value="558" calcext:value-type="float">
            <text:p>558</text:p>
          </table:table-cell>
          <table:table-cell office:value-type="string" calcext:value-type="string">
            <text:p>Analista de Sistemas <text:s/>LP</text:p>
          </table:table-cell>
          <table:table-cell office:value-type="string" calcext:value-type="string">
            <text:p>Apoyar a las áreas normativas de la SUNAT en el modelamiento del negocio. <text:s/>Realizar el modelamiento de requerimientos informáticos del negocio y análisis funcional de los requerimientos <text:s/>Cumplir con la metodología de desarrollo de sistemas de información de SUNAT.</text:p>
          </table:table-cell>
          <table:table-cell office:value-type="string" calcext:value-type="string">
            <text:p><text:s/>Conocimientos en Técnicas de análisis y diseño de software <text:s/>UML <text:s/>DFD <text:s/>modelamiento de datos (lógico y físico) <text:s/>lenguajes de programación <text:s/>modelamiento OLAP. <text:s text:c="2"/>Mínima de 4 años en análisis funcional o análisis de sistemas o análisis de negocios. <text:s text:c="2"/>Haber laborado en instituciones del estado (importante pero no indispensable).</text:p>
          </table:table-cell>
          <table:table-cell table:number-columns-repeated="1020"/>
        </table:table-row>
        <table:table-row table:style-name="ro1">
          <table:table-cell office:value-type="float" office:value="559" calcext:value-type="float">
            <text:p>559</text:p>
          </table:table-cell>
          <table:table-cell office:value-type="string" calcext:value-type="string">
            <text:p>Quality Assurance Tester</text:p>
          </table:table-cell>
          <table:table-cell office:value-type="string" calcext:value-type="string">
            <text:p>1. Testing manual y automatizado de varios tipos según sea necesario: <text:s text:c="3"/>a. Caja negra. <text:s/>b. Documentación (especificaciones <text:s/>diseño <text:s/>etc). <text:s/>c. Regresión. <text:s/>d. Smoke. <text:s/>e. Datos / BD. <text:s/>f. Funcional / no funcional. <text:s/>g. Usabilidad. <text:s/>h. Contenido. <text:s/>i. Integración. <text:s/>j. Aceptación. <text:s/>k. Unidad. <text:s/>l. Código / caja blanca (en ciertos casos). <text:s/>m. Compatibilidad. <text:s/>n. Performance. <text:s text:c="3"/>2. Creación y ejecución de test cases y test suites (en todas las fases del ciclo de vida). <text:s/>3. Elaboración de estimados para proyectos. <text:s/>4. Creación y ejecución de scripts de automatización de pruebas. <text:s/>5. Elaboración de reportes y matrices de resultados. <text:s/>6. Creación <text:s/>seguimiento y control de defectos utilizando múltiples herramientas. <text:s/>7. Análisis y seguimiento de logs de software. <text:s/>8. Configuración de entornos de prueba según requerimientos. <text:s/>9. Análisis de requerimientos de software. <text:s/>10. Creación de manuales y tutoriales de uso de software.</text:p>
          </table:table-cell>
          <table:table-cell office:value-type="string" calcext:value-type="string">
            <text:p>1. Tener por lo menos de uno a dos años de experiencia comprobada en posiciones similares <text:s/>relacionadas con el control de calidad de productos de software. <text:s/>2. Tener una alta capacidad de análisis <text:s/>síntesis <text:s/>observación <text:s/>razonamiento lógico <text:s/>creatividad y pensamiento crítico. <text:s/>3. Conocer y tener experiencia en la aplicación de metodologías de control de calidad de software <text:s/>herramientas orientadas a la detección de errores (nremote <text:s/>Putty <text:s/>Poderosa <text:s/>firebug <text:s/>httpfox) <text:s text:c="2"/>enfoques como las pruebas de caja negra <text:s/>caja blanca y elaboración de test suites. <text:s/>4. Experiencia en automatización de pruebas y elaboración de scripts <text:s/>para proyectos desktop y móviles. (Conocimiento de lenguaje python es deseable). <text:s/>5. Experiencia en el uso de metodologías ágiles de control de calidad. <text:s/>6. Experiencia en el reporte conciso y el seguimiento de defectos reportados hasta el punto de resolución <text:s/>mediante el uso de herramientas de rastreo (Jira <text:s/>Mantis <text:s/>bugzilla <text:s/>y otros) <text:s/>7. Experiencia en el uso de Visio u otros programas para diagramar flujos funcionales y de datos. <text:s/>8. Experiencia operativa en ADOBE Flash <text:s/>Adobe CS 5.5 <text:s/>HTML5 <text:s/>lenguaje Java <text:s/>.net o Python. <text:s/>9. Experiencia en el uso de herramientas de control de versiones (SVN <text:s/>Adobe Bridge <text:s/>etc) <text:s/>10. Experiencia en uso avanzado de dispositivos móviles en las diferentes plataformas Android <text:s/>IOS y Windows Phone. <text:s/>11. Experiencia en uso avanzado de bases de datos (SQL <text:s/>MYSQL u ORACLE) <text:s/>elaboración de queries <text:s/>y pruebas orientadas a este nivel. <text:s/>13. Experiencia de usuario WEB experto.(Manejo de conceptos como usabilidad <text:s text:c="2"/>funcionalidad <text:s/>etc) <text:s/>14. Nivel avanzado de Ingles oral y escrito. <text:s/>15.Tener capacidad de comunicación clara y fluida a nivel horizontal y <text:s/>vertical.</text:p>
          </table:table-cell>
          <table:table-cell table:number-columns-repeated="1020"/>
        </table:table-row>
        <table:table-row table:style-name="ro1">
          <table:table-cell office:value-type="float" office:value="562" calcext:value-type="float">
            <text:p>562</text:p>
          </table:table-cell>
          <table:table-cell office:value-type="string" calcext:value-type="string">
            <text:p>Consultor Junior <text:s/>SAP Business One</text:p>
          </table:table-cell>
          <table:table-cell office:value-type="string" calcext:value-type="string">
            <text:p>Implementación de Proyectos de SAP Business One. <text:s/>Apoyo en el análisis y configuración de procesos de negocio en SAP. <text:s/>Elaboración de reportes en Crystal Reports. <text:s/>Asesoría y soporte a usuarios SAP Business One. <text:s/>Upgrades de versión y actualizaciones de software. <text:s/>Capacitación a nuevos usuarios. <text:s/>Soporte a cambios en el marco legislativo (impuestos <text:s/>reportes <text:s/>etc.)</text:p>
          </table:table-cell>
          <table:table-cell office:value-type="string" calcext:value-type="string">
            <text:p>Experiencia mínima de 1 años en implementación de Proyectos SAP Business One. <text:s/>Experiencia mínima de 1 años en soporte a usuarios SAP Business One. <text:s/>Experiencia en la elaboración de reportes en lenguaje SQL con Crystal Reports. <text:s text:c="3"/>Conocimientos: <text:s/>Excel avanzado (tablas dinámicas <text:s/>macros y conexiones a base de datos. <text:s/>Conocimientos en administración SQL Server 2005 / 2008 (queries <text:s/>tareas programadas <text:s/>backups <text:s/>restore) (Deseable). <text:s/>Conocimientos de Crystal Reports. <text:s/>Inglés: escritura <text:s/>lectura y conversacional (Nivel medio <text:s/>avanzado deseable). <text:s text:c="3"/>Otros requisitos: <text:s/>Actitud de servicio al cliente. <text:s/>Comunicación efectiva. <text:s/>Proactivo/a y capaz de asumir compromisos (cumplir plazos de entrega). <text:s/>Aptitud para la investigación y autoaprendizaje.</text:p>
          </table:table-cell>
          <table:table-cell table:number-columns-repeated="1020"/>
        </table:table-row>
        <table:table-row table:style-name="ro1">
          <table:table-cell office:value-type="float" office:value="570" calcext:value-type="float">
            <text:p>570</text:p>
          </table:table-cell>
          <table:table-cell office:value-type="string" calcext:value-type="string">
            <text:p>Analista Inteligencia de Negocios</text:p>
          </table:table-cell>
          <table:table-cell office:value-type="string" calcext:value-type="string">
            <text:p>Realización del Flash de Ventas y proyección diaria: Avance de Campaña y Proyección Anual. <text:s/>Realización y manejo del tablero de Control Integral: Total Belcorp <text:s/>por región <text:s/>Ciudad <text:s/>Zona <text:s/>sección. Tendencias <text:s/>semáforos <text:s/>repositorio <text:s text:c="2"/>base de datos). <text:s/>Manejo del Tablero de KPIs Ciudades. <text:s/>Manejo del Tablero de Control Regla. <text:s/>Análisis de los Niveles/Percentiles de Consultoras. <text:s/>Análisis de Ciclo de Nuevas. <text:s/>Rechazos/Faltantes. <text:s/>Revisar los niveles de deuda. <text:s/>Pedidos Web: Perfil y Tendencias. <text:s/>Pedidos Mínimos: Clientes al borde de pedidos mínimos <text:s/>impacto en cambio. <text:s/>Impacto de Proceso de Facturación en resultados. <text:s/>Correlaciones/Cruces especiales de variable.</text:p>
          </table:table-cell>
          <table:table-cell office:value-type="string" calcext:value-type="string">
            <text:p>Experiencia necesaria de 2 años en consultoría o áreas de estrategia <text:s/>análisis de mercadeo o análisis de ventas en empresas multinacionales de preferencia en consumo masivo. <text:s/>Experiencia en Soporte de Datamart. <text:s/>Sistemas: Excel y Power Point a nivel avanzado. <text:s/>Manejo de Datamart y Business Objects.</text:p>
          </table:table-cell>
          <table:table-cell table:number-columns-repeated="1020"/>
        </table:table-row>
        <table:table-row table:style-name="ro1">
          <table:table-cell office:value-type="float" office:value="575" calcext:value-type="float">
            <text:p>575</text:p>
          </table:table-cell>
          <table:table-cell office:value-type="string" calcext:value-type="string">
            <text:p>Practicante de comercial masivo y wholesale</text:p>
          </table:table-cell>
          <table:table-cell office:value-type="string" calcext:value-type="string">
            <text:p><text:s/>Elaboración y Análisis de información de base interna de datos. <text:s text:c="2"/>Elaboración de reportes. <text:s text:c="2"/>Actualización de tarifas. <text:s text:c="2"/>Seguimiento a órdenes internas de trabajo.</text:p>
          </table:table-cell>
          <table:table-cell office:value-type="string" calcext:value-type="string">
            <text:p><text:s/>Experiencia en programación con PHP y SQL así como en manejo de Excel Intermedio .</text:p>
          </table:table-cell>
          <table:table-cell table:number-columns-repeated="1020"/>
        </table:table-row>
        <table:table-row table:style-name="ro1">
          <table:table-cell office:value-type="float" office:value="579" calcext:value-type="float">
            <text:p>579</text:p>
          </table:table-cell>
          <table:table-cell office:value-type="string" calcext:value-type="string">
            <text:p>Analista Senior de Negocios</text:p>
          </table:table-cell>
          <table:table-cell office:value-type="string" calcext:value-type="string">
            <text:p>Axcess Financial <text:s/>empresa transnacional perteneciente al Grupo CNG Financial Corporation líder en EE.UU en brindar productos y servicios financieros <text:s/>requiere para su área tecnologica un Analista Senior de Negocios. <text:s text:c="3"/>Funciones: <text:s/>Capturar requerimientos <text:s/>analizarlos <text:s/>clasificarlos y gestionarlos. <text:s/>Documentar especificaciones de casos de uso. <text:s/>Ser el nexo entre la empresa y el departamento de desarrollo de Informática. <text:s/>Trabajar en colaboración con los stakeholders de negocio y el equipo técnico (Arquitecto <text:s/>Ingenieros de Software <text:s/>Ingeniero de QA e Ingeniero UI/UX) en la traducción de los requerimientos documentados de la empresa a documentos técnicos. <text:s/>Colaborar con las partes interesadas y los usuarios de la empresa <text:s/>para generar la documentación de requerimientos de la empresa para los cambios del sistema. <text:s/>Proporcionar las decisiones de los requisitos de la empresa para avanzar a la siguiente etapa del SDLC. <text:s/>Colaborar con los Usuarios de la empresa y el Gerente de Proyectos para gestionar los requisitos y el análisis del software de ingeniería y equipos de control de calidad. <text:s/>Proporcionar apoyo durante las pruebas de control de calidad (QA) y pruebas de aceptación del usuario (UAT). <text:s/>Actuar como enlace entre los usuarios finales y el equipo tecnico e informática (TI) durante los ciclos de prueba. <text:s/>Analizar el perfil estratégico de la organización y su entorno <text:s/>asesorando a altos operativos y de gestión de soluciones técnicas adecuadas.</text:p>
          </table:table-cell>
          <table:table-cell office:value-type="string" calcext:value-type="string">
            <text:p>Experiencia mínima de 4 años como Analista de Proyectos <text:s/>Analista Funcional <text:s/>Analista de Negocios y/o Afines. <text:s/>Conocimiento y experiencia en uso de Arquitectura Orientada a Servicios (SOA) y tecnologías relacionadas. (Plus). <text:s/>Conocimiento y experiencia en metodologías Agiles de SDLC (Obligatorio). <text:s/>Conocimiento y experiencia en el uso de herramientas de modelado de procesos de negocio (Plus). <text:s/>Conocimiento y experiencia en UML. (Obligatorio). <text:s/>Experiencia y conocimiento en desarrollo de planes de UAT (Obligatorio). <text:s/>Implementación de pruebas del sistema con los usuarios. <text:s/>Experiencia en gestión de requerimientos. (Obligatorio) <text:s/>Estar a cargo del mantenimiento de las herramientas de seguimiento de errores durante el UAT <text:s/>creando y actualizando los reportes de problemas.</text:p>
          </table:table-cell>
          <table:table-cell table:number-columns-repeated="1020"/>
        </table:table-row>
        <table:table-row table:style-name="ro1">
          <table:table-cell office:value-type="float" office:value="582" calcext:value-type="float">
            <text:p>582</text:p>
          </table:table-cell>
          <table:table-cell office:value-type="string" calcext:value-type="string">
            <text:p>Automation QA Engineer</text:p>
          </table:table-cell>
          <table:table-cell office:value-type="string" calcext:value-type="string">
            <text:p>Belatrix’s QA Engineers play a vital part in codeveloping innovative software for our clients. Using an Agile approach <text:s/>QA engineers participate in all phases of the development effort <text:s/>including design <text:s/>requirements gathering <text:s/>and end stage testing. <text:s text:c="3"/>Responsibilities: <text:s/>To skillfully work to achieve the client’s and team needs and goals <text:s/>with total quality orientation. <text:s/>To be a team player working remotely for a project <text:s/>defining <text:s/>developing and implementing test plans and test cases/scripts, also reporting defects and suggesting improvements. <text:s/>To create a professional relationship with clients and teammates <text:s/>based on a good communication skills and practices.</text:p>
          </table:table-cell>
          <table:table-cell table:style-name="ce1" office:value-type="string" calcext:value-type="string">
            <text:p>A blend of creative and logical skills with particular focus on detailed oriented. <text:s/>Strong research and communicative skills. <text:s/>Ability to troubleshoot issues effectively. Correctly label and report bugs for tracking purposes. <text:s/>Expertise in functional/manual and regression testing <text:s/>test case management <text:s/>performance testing tools <text:s/>preferably automation testing tools (as QTP) <text:s/>etc. <text:s/>Preferably knowledge of programming languages. <text:s/>Intermediate/Advanced English language level. 1 5 to 4 years of experience in a similar position <text:s/>preferably with a software company <text:s/>creating and developing testing projects <text:s/>applying different testing strategies and tools and ensuring completion of testing within scheduled timeframes and goals. Agile methodology experience (Scrum) is preferred.</text:p>
          </table:table-cell>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cell table:number-columns-repeated="4"/>
          <table:table-cell table:style-name="ce1"/>
        </table:table-row>
        <table:table-row table:style-name="ro1">
          <table:table-cell office:value-type="float" office:value="583" calcext:value-type="float">
            <text:p>583</text:p>
          </table:table-cell>
          <table:table-cell office:value-type="string" calcext:value-type="string">
            <text:p>Senior WEB/UI Developer</text:p>
          </table:table-cell>
          <table:table-cell office:value-type="string" calcext:value-type="string">
            <text:p>Belatrix’s Software Developers play a vital role in helping our global clients to innovate and produce game changing software products. Using an Agile approach <text:s/>Developers participate in all phases of the development effort <text:s/>including design <text:s/>requirements gathering <text:s/>and end stage testing. We encourage our Engineers to be outspoken <text:s/>bringing creative ideas to the table <text:s/>and ultimately delivering high quality products and a superior experience to our clients.</text:p>
          </table:table-cell>
          <table:table-cell office:value-type="string" calcext:value-type="string">
            <text:p>English level: Intermediate / Advanced.</text:p>
          </table:table-cell>
          <table:table-cell table:number-columns-repeated="1020"/>
        </table:table-row>
        <table:table-row table:style-name="ro1">
          <table:table-cell office:value-type="float" office:value="585" calcext:value-type="float">
            <text:p>585</text:p>
          </table:table-cell>
          <table:table-cell office:value-type="string" calcext:value-type="string">
            <text:p>Administrador Senior de Base de Datos – MS SQL</text:p>
          </table:table-cell>
          <table:table-cell office:value-type="string" calcext:value-type="string">
            <text:p>Axcess Financial <text:s/>empresa transnacional perteneciente al Grupo CNG Financial Corporation líder en EE.UU en brindar productos y servicios financieros <text:s/>requiere para su área tecnológica un Administrador Senior de Base de Datos – MS SQL. <text:s text:c="3"/>Funciones: <text:s text:c="3"/>Proporcionar servicios de bases de datos operacionales a la organización, mantener la seguridad y configuración de la base de datos del servidor. Llevar a cabo diversas tareas <text:s/>tales como ajuste del sistema operativo <text:s/>optimización de redes <text:s/>optimización del rendimiento <text:s/>mantenimiento de bases de datos <text:s/>monitorización de registros <text:s/>el modelado de datos <text:s/>copias de seguridad y recuperación <text:s/>y la solución de problemas. El candidato debe tener buen conocimiento y experiencia en MS SQL y en MySQL. <text:s/>Esta es una función de MS SQL Servidor de DBA la cual es en gran medida responsable de proveer servicio de bases de datos operacionales a la organización.</text:p>
          </table:table-cell>
          <table:table-cell office:value-type="string" calcext:value-type="string">
            <text:p>5 + años de experiencia en la administración de MSSQL. <text:s text:c="2"/>1+ años de experiencia en la administración de base de datos MySQL. <text:s text:c="2"/>Conocimiento Excelente en Sistema Operativo y la Red. <text:s text:c="2"/>Experiencia proveyendo DR en diversos lugares geográficos. <text:s text:c="2"/>Conocimiento Excelente en paquetes de DTS. <text:s text:c="2"/>Experiencia con ETL. <text:s text:c="2"/>Conocimiento de las opciones de Alta Disponibilidad (HA) y Recuperación de Desastres (DR) para el servidor de MSSQL. <text:s text:c="2"/>Experiencia en el Ajuste y Optimización del Rendimiento (PTO) <text:s/>utilizando control natal y las herramientas de solución de problemas. <text:s text:c="2"/>Experiencia con las copias de seguridad <text:s/>restauraciones y modelos de recuperación. <text:s text:c="2"/>Experiencia en la implementación de automatización operativa mediante secuencias de comandos. <text:s text:c="2"/>Experiencia en las tablas de indexación y ajuste de la base de datos. <text:s text:c="2"/>Destreza en organización. <text:s text:c="2"/>Atención al detalle <text:s/>alto grado de precisión en el trabajo diario <text:s/>capacidad para trabajar de forma independiente y cumplir con los plazos requeridos.</text:p>
          </table:table-cell>
          <table:table-cell table:number-columns-repeated="1020"/>
        </table:table-row>
        <table:table-row table:style-name="ro1">
          <table:table-cell office:value-type="float" office:value="589" calcext:value-type="float">
            <text:p>589</text:p>
          </table:table-cell>
          <table:table-cell office:value-type="string" calcext:value-type="string">
            <text:p>Analista Datastage</text:p>
          </table:table-cell>
          <table:table-cell office:value-type="string" calcext:value-type="string">
            <text:p>Construcción y modificación en Datastage. <text:s/>Uso de querys y procedimientos de base de datos. <text:s/>Documentación de especificaciones técnicas. <text:s/>Participación en equipo de proyecto.</text:p>
          </table:table-cell>
          <table:table-cell office:value-type="string" calcext:value-type="string">
            <text:p>Conocimiento y experiencia en PL/SQL <text:s/>BD Oracle. <text:s/>Deseable conocimiento de Java J2EE a nivel intermedio. <text:s/>Experiencia: <text:s/>2 años de experiencia como programador o Analista Programador . <text:s/>Experiencia mínima de 1 año en Datastage. <text:s/>Experiencia previa en el rubro financiero/seguros (Deseable).</text:p>
          </table:table-cell>
          <table:table-cell table:number-columns-repeated="1020"/>
        </table:table-row>
        <table:table-row table:style-name="ro1">
          <table:table-cell office:value-type="float" office:value="596" calcext:value-type="float">
            <text:p>596</text:p>
          </table:table-cell>
          <table:table-cell office:value-type="string" calcext:value-type="string">
            <text:p>Practicante de Gestión de Proyectos TI – RRHH</text:p>
          </table:table-cell>
          <table:table-cell office:value-type="string" calcext:value-type="string">
            <text:p>Relevar <text:s/>registrar <text:s/>consolidar y analizar información de gastos de sistemas de los diferentes conceptos de la organización de Perú y países. <text:s/>Elaborar y ejecutar pruebas de proyectos Success Factors (SAP) y Sharepoint <text:s/>en coordinación con áreas funcionales. <text:s/>Elaborar documentación de gestión del cambio de proyecto (planes de entrenamiento <text:s/>administración y soporte). <text:s/>Diseñar e implementar reportes para dashboard de Recursos Humanos (SAP Success Factors). <text:s/>Diseñar e implementar proceso de control de gastos de la Vicepresidencia.</text:p>
          </table:table-cell>
          <table:table-cell office:value-type="string" calcext:value-type="string">
            <text:p>Experiencia: No requerida. <text:s/>Conocimientos: <text:s text:c="2"/>Manejo de base de datos (entidadrelación). <text:s text:c="2"/>Inglés intermedio/avanzado. <text:s text:c="2"/>Office intermedio. <text:s text:c="2"/>Sap básico (deseable).</text:p>
          </table:table-cell>
          <table:table-cell table:number-columns-repeated="1020"/>
        </table:table-row>
        <table:table-row table:style-name="ro1">
          <table:table-cell office:value-type="float" office:value="599" calcext:value-type="float">
            <text:p>599</text:p>
          </table:table-cell>
          <table:table-cell office:value-type="string" calcext:value-type="string">
            <text:p>Analista Pre Venta</text:p>
          </table:table-cell>
          <table:table-cell office:value-type="string" calcext:value-type="string">
            <text:p><text:s/>Soporte Pre y Post Venta de soluciones de impresión de producción <text:s text:c="2"/>Soporte Pre y Post Venta de software de digitalización <text:s/>impresión y control <text:s text:c="2"/>Configuración y administración de servidores y sistemas operativos (Windows y/o Unix / Linux) <text:s text:c="2"/>Configur</text:p>
          </table:table-cell>
          <table:table-cell office:value-type="string" calcext:value-type="string">
            <text:p><text:s/>Windows <text:s/>avanzado <text:s text:c="2"/>Office <text:s/>avanzado <text:s text:c="2"/>Conocimientos Avanzados de Redes y Servidores <text:s/>Networking <text:s text:c="2"/>Deseable: Conocimientos de Programación (.Net y/o Java)</text:p>
          </table:table-cell>
          <table:table-cell table:number-columns-repeated="1020"/>
        </table:table-row>
        <table:table-row table:style-name="ro1">
          <table:table-cell office:value-type="float" office:value="601" calcext:value-type="float">
            <text:p>601</text:p>
          </table:table-cell>
          <table:table-cell office:value-type="string" calcext:value-type="string">
            <text:p>Programador Java</text:p>
          </table:table-cell>
          <table:table-cell office:value-type="string" calcext:value-type="string">
            <text:p>Participación en el análisis y diseño de requerimientos. <text:s/>Diseño e implementación de productos de software multiplataforma <text:s/>Participación en el desarrollo de innovaciones y productos (I+D) <text:s/>desde la concepción hasta la implementación <text:s/>Acompañar y asistir durante procesos de despliegue nacional e internacional.</text:p>
          </table:table-cell>
          <table:table-cell office:value-type="string" calcext:value-type="string">
            <text:p>Conocimientos de lenguaje de programación Java. <text:s/>Conocimientos de herramientas relacionados con Java: Eclipse. <text:s/>Conocimientos en frameworks Spring y Hibernate. <text:s/>Conocimientos en Base Datos de preferencia Oracle <text:s/>se valora el conocimiento en SQLServer ó PostgreSQL. <text:s/>Conocimientos en POO y Patrones de Diseño. <text:s/>Conocimientos de SQL <text:s/>ODBC/JDBC <text:s/>XML. <text:s/>Conocimientos en desarrollo multiplataforma (Linux <text:s/>UNIX <text:s/>Windows). <text:s/>Conocimientos de UML y metodologías de software (SCRUM <text:s/>RUP). <text:s/>Conocimientos de gestión de configuración de software (SVN <text:s/>Maven). <text:s/>Conocimientos de Tomcat 6 y/o superior <text:s/>JBoss <text:s/>Glassfish <text:s/>u otro contenedor JEE. <text:s/>Conocimientos en herramientas <text:s/>librerías y productos open source. <text:s text:c="3"/>Lo siguiente sería un plus: <text:s/>Conocimientos de criptografía: PKI <text:s/>PKCS. <text:s/>Conocimientos de otros frameworks de Vista (Velocity) <text:s/>Conocimientos en framework de pruebas unitarias JUnit. <text:s/>Conocimientos en herramientos de pruebas automatizadas. <text:s/>Prácticas Ágiles: TDD <text:s/>CI <text:s/>Pair Programming <text:s/>code reviews. <text:s/>Experiencia trabajando con AngularJS <text:s/>jQuery o similar <text:s text:c="3"/>Competencias <text:s/>Habilidad de trabajar solo y como parte de un equipo. <text:s/>Buenas capacidades analíticas para asumir nuevos retos. <text:s/>Buenas habilidades de comunicación <text:s/>organizado y motivado <text:s/>persistente <text:s/>orientado a completar tareas. <text:s/>Responsable y confiable. <text:s text:c="3"/>Beneficios <text:s/>Salario competitivo con ingreso a planilla por tiempo indefinido desde inicio de labores. <text:s/>EPS cubierta al 100%. <text:s/>Subvención de pago de certificaciones. <text:s/>Pasantías en el extranjero en los centros de desarrollo de software de la corporación (España <text:s/>Brasil <text:s/>USA <text:s/>Grecia <text:s/>etc.). <text:s/>Unirse a un equipo joven e internacional de Ingenieros de Software e Ingenieros de QA altamente calificado. <text:s/>Participación en proyectos nacionales e internacionales de gran escala. <text:s/>La oportunidad de trabajar en un entorno multicultural. <text:s/>La posibilidad de ayudar a cambiar la forma cómo la democracia es implementada en todo el mundo. <text:s/>La oportunidad de participar en el proceso de investigación y desarrollo de nuevas tecnologías <text:s/>Grandes oportunidades para crecimiento profesional a futuro en una compañía en expansión. <text:s/>Un salario competitivo <text:s/>con ingreso directo a planilla por tiempo indefinido. <text:s text:c="3"/>Restricciones <text:s/>Extranjeros solo podrán aplicar si viven en Perú y cuentan con carnet de extranjería.</text:p>
          </table:table-cell>
          <table:table-cell table:number-columns-repeated="1020"/>
        </table:table-row>
        <table:table-row table:style-name="ro1">
          <table:table-cell office:value-type="float" office:value="602" calcext:value-type="float">
            <text:p>602</text:p>
          </table:table-cell>
          <table:table-cell office:value-type="string" calcext:value-type="string">
            <text:p>A unique opportunity to become a specialist in Middleware</text:p>
          </table:table-cell>
          <table:table-cell office:value-type="string" calcext:value-type="string">
            <text:p>Sysco Perú SAC is part of Sysco AS (Norway) and provides consulting services as well as system development <text:s/>i.e. websites <text:s/>portals and complex cloud systems. <text:s text:c="3"/>We are now looking to hire Middleware Developer Trainees. <text:s text:c="3"/>Would YOU like to learn from the best while being part of a team of highly qualified Middleware professionals? <text:s text:c="3"/>Main functions include: <text:s text:c="3"/>Implement applications with Java technologies (JavaSE <text:s/>JavaEE <text:s/>JavaFX <text:s/>etc.) <text:s/>Test applications with different approaches and tools (SOAPUI <text:s/>JUnit <text:s/>etc.) <text:s/>Install <text:s/>configure and administrate Middleware products (Application Servers <text:s/>SOA <text:s/>BPM <text:s/>etc.)</text:p>
          </table:table-cell>
          <table:table-cell office:value-type="string" calcext:value-type="string">
            <text:p>NEED to have’s: <text:s text:c="3"/>Undergraduate/Graduate in Computer Science <text:s/>High qualifications (top third) <text:s/>Experience developing Java EE applications with different frameworks. <text:s/>HTML and JavaScript knowledge. <text:s/>Operating Systems knowledge: Windows <text:s/>Linux and basic network administration. <text:s/>Database knowledge: SQL scripts and basic administration tasks. <text:s/>Software development methodologies and frameworks knowledge (Scrum <text:s/>OpenUP <text:s/>etc.) <text:s/>Minimum intermediate level of English communication skills <text:s/>NICE to have’s: <text:s text:c="3"/>Oracle Fusion Middleware experience: WebLogic <text:s/>ADF <text:s/>SOA <text:s/>etc. <text:s/>Java EE Application Servers knowledge: WebLogic Server <text:s/>Tomcat <text:s/>Glassfish. <text:s/>XML technologies experience (XPath <text:s/>XSD <text:s/>XLST <text:s/>etc.)</text:p>
          </table:table-cell>
          <table:table-cell table:number-columns-repeated="1020"/>
        </table:table-row>
        <table:table-row table:style-name="ro1">
          <table:table-cell office:value-type="float" office:value="611" calcext:value-type="float">
            <text:p>611</text:p>
          </table:table-cell>
          <table:table-cell office:value-type="string" calcext:value-type="string">
            <text:p>Practicante de Sistemas</text:p>
          </table:table-cell>
          <table:table-cell office:value-type="string" calcext:value-type="string">
            <text:p>Elaboración y Análisis de información de base interna de datos. <text:s text:c="2"/>Elaboración de reportes. <text:s text:c="2"/>Actualización de tarifas. <text:s text:c="2"/>Seguimiento a órdenes internas de trabajo.</text:p>
          </table:table-cell>
          <table:table-cell office:value-type="string" calcext:value-type="string">
            <text:p>Experiencia en programación con PHP y SQL así como en manejo de Excel Intermedio.</text:p>
          </table:table-cell>
          <table:table-cell table:number-columns-repeated="1020"/>
        </table:table-row>
        <table:table-row table:style-name="ro1">
          <table:table-cell office:value-type="float" office:value="612" calcext:value-type="float">
            <text:p>612</text:p>
          </table:table-cell>
          <table:table-cell office:value-type="string" calcext:value-type="string">
            <text:p>Analista de Contraloría</text:p>
          </table:table-cell>
          <table:table-cell office:value-type="string" calcext:value-type="string">
            <text:p>(*)Realizar reportes y análisis que permitan identificar y evaluar el cumplimiento de las Políticas y Procedimientos de la Financiera. <text:s/>(*) Analizar las bases de datos a fin de generar excepciones y/o alertas a las políticas y procedimientos establecidos por la Financiera. <text:s/>(*) Preparar reportes detallados de los resultados obtenidos en las contralorías. <text:s/>(*) Elaborar y emitir estadísticas por tienda <text:s/>procesos y/o alertas, así como elaborar informes de seguimiento por área y responsable de los planes de acción y fechas comprometidas para subsanar las situaciones observadas. <text:s/>(*) Automatizar procesos manuales que se realicen en el área mediante el uso de herramientas a nivel usuario (Access <text:s/>SQL) <text:s/>(*) Elaborar los indicadores de gestión del área de Contraloría.</text:p>
          </table:table-cell>
          <table:table-cell office:value-type="string" calcext:value-type="string">
            <text:p>Experiencia mínima de 1 año en posiciones similares. <text:s/>Manejo de Access y SQL a nivel avanzando. <text:s/>Conocimiento en programas de bases de datos.</text:p>
          </table:table-cell>
          <table:table-cell table:number-columns-repeated="1020"/>
        </table:table-row>
        <table:table-row table:style-name="ro1">
          <table:table-cell office:value-type="float" office:value="615" calcext:value-type="float">
            <text:p>615</text:p>
          </table:table-cell>
          <table:table-cell office:value-type="string" calcext:value-type="string">
            <text:p>TECH SERV TECHNICIAN 2</text:p>
          </table:table-cell>
          <table:table-cell office:value-type="string" calcext:value-type="string">
            <text:p><text:s/>Planificar y realizar el mantenimiento y reparación de los equipos <text:s/>revisando su funcionamiento y reemplazando las piezas deterioradas <text:s/>generando reportes y documentación de la sección <text:s/>guiándose por las políticas y procedimientos de QHSSE y generando reportes sobre el mantenimiento realizado y los repuestos utilizados <text:s/>con la finalidad de garantizar el buen estado de los mismos y contribuir a alcanzar los objetivos de la línea.</text:p>
          </table:table-cell>
          <table:table-cell office:value-type="string" calcext:value-type="string">
            <text:p>Ingeniero electrónico o sistemas. <text:s/>Más de 3 años de experiencia en la industria de Petróleo <text:s/>Amplios conocimiento en reparación de tarjetas electrónicas <text:s/>circuitos eléctricos <text:s/>instalaciones electrónicas <text:s/>diagnostico de fallas <text:s/>prueba de circuitos entre otros. <text:s/>De preferencia <text:s/>Inglés nivel avanzado <text:s/>Lugar de residencia en Lima. <text:s/>Disponibilidad para realizar viajes continuos a zona de operaciones (pozo o locaciones remotas) <text:s text:c="3"/>Competencias: <text:s/>Orientado a resultados. <text:s/>Proactivo y dinámico <text:s/>Innovador <text:s/>permite la mejora continua. <text:s/>Promueve la excelencia en el servicio.</text:p>
          </table:table-cell>
          <table:table-cell table:number-columns-repeated="1020"/>
        </table:table-row>
        <table:table-row table:style-name="ro1">
          <table:table-cell office:value-type="float" office:value="616" calcext:value-type="float">
            <text:p>616</text:p>
          </table:table-cell>
          <table:table-cell office:value-type="string" calcext:value-type="string">
            <text:p>Analista Programado (RPG)</text:p>
          </table:table-cell>
          <table:table-cell office:value-type="string" calcext:value-type="string">
            <text:p>Análisis de Requerimientos. <text:s/>Desarrollo de programas. <text:s/>Documentación.</text:p>
          </table:table-cell>
          <table:table-cell office:value-type="string" calcext:value-type="string">
            <text:p>Conocimiento de Cobol para AS400. <text:s text:c="3"/>Programación RPG /400 (nivel intermedio – avanzado indispensable).</text:p>
          </table:table-cell>
          <table:table-cell table:number-columns-repeated="1020"/>
        </table:table-row>
        <table:table-row table:style-name="ro1">
          <table:table-cell office:value-type="float" office:value="618" calcext:value-type="float">
            <text:p>618</text:p>
          </table:table-cell>
          <table:table-cell office:value-type="string" calcext:value-type="string">
            <text:p>Analista Programado (JAVA)</text:p>
          </table:table-cell>
          <table:table-cell office:value-type="string" calcext:value-type="string">
            <text:p>Genera la documentación del código y algoritmos especiales. Además documenta todos los requisitos técnicos necesarios y los pasos para el despliegue de las aplicaciones en los ambientes respectivos. <text:s text:c="3"/>Realiza pruebas unitarias de lo codificado generando la evidencia correspondiente. <text:s text:c="3"/>Codifica los componentes necesarios para la solución de software.</text:p>
          </table:table-cell>
          <table:table-cell office:value-type="string" calcext:value-type="string">
            <text:p>Conocimientos técnicos de Java para aplicaciones Web (utilizando tecnología Java J2EE <text:s/>y debe usar como mínimo 3 frameworks: SPRING MVC <text:s/>SPRING <text:s/>HIBERNATE <text:s/>WEBA SERVICE <text:s/>XML <text:s/>IBATIS). (nivel intermedio – avanzado Indispensable). <text:s text:c="3"/>Indispensable haber laborado en las posiciones de Programador o Analista Programador como mínimo 4 años. (Presentar documentos que validen).</text:p>
          </table:table-cell>
          <table:table-cell table:number-columns-repeated="1020"/>
        </table:table-row>
        <table:table-row table:style-name="ro1">
          <table:table-cell office:value-type="float" office:value="622" calcext:value-type="float">
            <text:p>622</text:p>
          </table:table-cell>
          <table:table-cell office:value-type="string" calcext:value-type="string">
            <text:p>Jefe de Proyecto</text:p>
          </table:table-cell>
          <table:table-cell office:value-type="string" calcext:value-type="string">
            <text:p><text:s/>Planificación <text:s/>seguimiento y control de los proyectos. <text:s text:c="2"/>Gestión de cambios y riesgos <text:s text:c="2"/>Supervisión y guía de su equipo de proyecto. <text:s text:c="2"/>Preparación y actualización del Cronograma de Proyecto <text:s text:c="2"/>Verificación y validación de los entregables. <text:s text:c="2"/>Llegar a cabo las reuniones de seguimiento con informes y actualización de planes.</text:p>
          </table:table-cell>
          <table:table-cell office:value-type="string" calcext:value-type="string">
            <text:p>Bachiller de Ing.Sistemas <text:s/>Software o afín <text:s/>con experiencia no menor de 3 años en puesto similar con experiencia anterior en labores de análisis <text:s/>diseño <text:s/>desarrollo de sw e implementación. <text:s/>Uso de MSProject y SW de oficina <text:s/>Deseable certificación PMP o Diplomado o curso de Gestión de Proyectos basados en el PMBOK</text:p>
          </table:table-cell>
          <table:table-cell table:number-columns-repeated="1020"/>
        </table:table-row>
        <table:table-row table:style-name="ro1">
          <table:table-cell office:value-type="float" office:value="623" calcext:value-type="float">
            <text:p>623</text:p>
          </table:table-cell>
          <table:table-cell office:value-type="string" calcext:value-type="string">
            <text:p>Coordinadora de Calidad y Porcesos de TI</text:p>
          </table:table-cell>
          <table:table-cell office:value-type="string" calcext:value-type="string">
            <text:p><text:s/>Liderar la Mejora Continua en la Organización. Así como dirigir los proyectos de mejora de procesos críticos de alto impacto. <text:s text:c="2"/>Diseñar e implementar procesos de las áreas operativas y estándares de calidad de los procesos críticos. <text:s text:c="2"/>Implementar métricas operativas y de gestión y hacerles seguimiento. <text:s text:c="2"/>Promover la cultura de calidad en la Organización <text:s/>reforzando competencias en el personal <text:s/>en temas de calidad y proyectos. <text:s text:c="2"/>Planificar y controlar los proyectos críticos PMI y de mejora de la empresa. <text:s text:c="2"/>Planificar y realizar las auditorías de los procesos de la empresa. <text:s/>Planificar y coordinar la asignación de personal para el desarrollo de actividades de calidad interna: revisiones / pruebas en proyectos <text:s/>ejecución de auditorías internas <text:s/>participación en auditorías o evaluaciones externas. <text:s text:c="2"/>Participar en la identificación de áreas de oportunidad y solución de problemas. <text:s text:c="2"/>Fomentar e implementar el desarrollo de grupos de Calidad con Comités directivos y Círculos de mejora.</text:p>
          </table:table-cell>
          <table:table-cell office:value-type="string" calcext:value-type="string">
            <text:p><text:s/>Profesional de la carrera de Ingeniería Sistemas o Software. <text:s text:c="2"/>3 años de experiencia como mínimo en gestión de procesos en empresas de servicios <text:s/>necesaria en Tecnología de Información. <text:s text:c="4"/>INDISPENSABLE conocimientos de CMMi. deseable haber llevado curso. <text:s text:c="2"/>Requerida experiencia mínima de 3 años en gestión de proyectos de desarrollo de Software <text:s text:c="2"/>Conocimientos en Gestión de Calidad <text:s text:c="2"/>Auditoría de Sistemas <text:s/>Normas ISO <text:s/>Herramientas de calidad, Análisis Causa raíz <text:s/>Control Estadístico. <text:s/>etc. <text:s text:c="2"/>Inglés a nivel Intermedio. <text:s text:c="2"/>MS Office a nivel Avanzado. <text:s text:c="2"/>MS Project a nivel avanzado. <text:s text:c="2"/>Visio a nivel avanzado.</text:p>
          </table:table-cell>
          <table:table-cell table:number-columns-repeated="1020"/>
        </table:table-row>
        <table:table-row table:style-name="ro1">
          <table:table-cell office:value-type="float" office:value="625" calcext:value-type="float">
            <text:p>625</text:p>
          </table:table-cell>
          <table:table-cell office:value-type="string" calcext:value-type="string">
            <text:p>Analista Programador . NET</text:p>
          </table:table-cell>
          <table:table-cell office:value-type="string" calcext:value-type="string">
            <text:p>Proyectos de desarrollo <text:s/>bajo la modalidad de consultoría.</text:p>
          </table:table-cell>
          <table:table-cell office:value-type="string" calcext:value-type="string">
            <text:p>Mínimo un (01) año de egresado de su centro de estudios. <text:s/>Experiencia mínima de un (01) año en el desarrollo de sistemas informáticos en entorno WEB transaccional <text:s/>con tecnología Net. <text:s/>Experiencia mínima de un (01) año en el desarrollo de soluciones Web conocimiento con Patrón Asp.Net MVC 3 o Superior. <text:s/>Experiencia mínima de un (01) año en la implementación de sistemas con Base de Datos Oracle. <text:s/>Deseable <text:s/>experiencia en análisis de datos. <text:s/>Deseable <text:s/>conocimientos de Arquitectura Basada en servicios (WCF). <text:s/>Deseable <text:s/>conocimientos de herramientas tecnológicas: HTML <text:s/>HTML5 <text:s/>CSS <text:s/>XML <text:s/>XSL <text:s/>JSON <text:s/>Ajax <text:s/>JQuery UI <text:s/>Bootstrap. <text:s/>Deseable <text:s/>conocimiento de Microsoft SQL Server: Reporting Services. <text:s/>Deseable <text:s/>conocimientos en herramientas de Business Intelligence. <text:s/>Deseable <text:s/>conocimientos en RUP <text:s/>UML y Team Foundation Server. <text:s/>Deseable <text:s/>conocimientos en el ciclo de vida de Software. <text:s text:c="3"/>Monto <text:s/>S/7 500 al mes si es profesional. <text:s/>S/6 000 al mes si es técnico.</text:p>
          </table:table-cell>
          <table:table-cell table:number-columns-repeated="1020"/>
        </table:table-row>
        <table:table-row table:style-name="ro1">
          <table:table-cell office:value-type="float" office:value="626" calcext:value-type="float">
            <text:p>626</text:p>
          </table:table-cell>
          <table:table-cell office:value-type="string" calcext:value-type="string">
            <text:p>Programador .Net C#</text:p>
          </table:table-cell>
          <table:table-cell office:value-type="string" calcext:value-type="string">
            <text:p>Participación en el análisis y diseño de la arquitectura. <text:s/>Diseño detallado e implementación de productos de software multiplataforma. <text:s/>Participación en el desarrollo de innovaciones y productos (I+D) <text:s/>desde el inicio hasta la implementación. <text:s/>Ocasionalmente <text:s/>acompañar y asistir durante procesos de despliegue internacionales. Algunos viajes pueden ser requeridos por periodos de unos pocos días solamente.</text:p>
          </table:table-cell>
          <table:table-cell office:value-type="string" calcext:value-type="string">
            <text:p>Al menos 2 años en una posición similar <text:s/>Conocimientos de C# <text:s/>VB.net <text:s/>ASP.net <text:s/>Conocimientos de herramientas en .Net: .Net Framework <text:s/>IIS <text:s/>Visual Studio <text:s/>Experiencia en desarrollo multiplataforma (Linux <text:s/>UNIX <text:s/>Windows) <text:s/>Buen nivel de conocimientos de SQL <text:s/>ODB.Net <text:s/>XML <text:s/>Conocimientos de POO y Patrones <text:s/>Conocimientos de UML y metodologías de software (SCRUM <text:s/>RUP) <text:s/>Conocimientos en desarrollo de aplicaciones de acceso a datos (SQL <text:s/>funciones y procedimientos almacenados). BD MS SQL Server es preferido <text:s/>aunque conocimiento en otras bases de datos es bienvenido <text:s/>Experiencia trabajando con herramientas open source <text:s/>librerías y productos <text:s/>Lo siguiente sería un plus: <text:s/>Conocimiento de criptografía: PKI <text:s/>PKCS <text:s/>Experiencia desarrollando Aplicaciones Desktop y Web <text:s/>Prácticas Ágiles: TDD <text:s/>CI <text:s/>Pair Programming <text:s/>code reviews <text:s text:c="3"/>Competencias <text:s/>Habilidad de trabajar solo y como parte de un equipo <text:s/>Buenas capacidades analíticas para asumir nuevos retos <text:s/>Buenas habilidades de comunicación <text:s/>organizado y motivado <text:s/>persistente <text:s/>orientado a completar tareas <text:s/>Responsable y confiable.</text:p>
          </table:table-cell>
          <table:table-cell table:number-columns-repeated="1020"/>
        </table:table-row>
        <table:table-row table:style-name="ro1">
          <table:table-cell office:value-type="float" office:value="630" calcext:value-type="float">
            <text:p>630</text:p>
          </table:table-cell>
          <table:table-cell office:value-type="string" calcext:value-type="string">
            <text:p>Arquitecto de Software</text:p>
          </table:table-cell>
          <table:table-cell office:value-type="string" calcext:value-type="string">
            <text:p>Apoyar a las áreas de ingenieria en la definición de los modelos arquitectónicos <text:s/>a alto y bajo nivel <text:s/>que implementaremos en nuestros proyectos. <text:s/>Controlar la alineación de las áreas de ingeniería a los modelos arquitectónicos planteados. <text:s/>Participación en el desarrollo de innovaciones y productos (I+D) <text:s/>desde el inicio hasta la implementación.</text:p>
          </table:table-cell>
          <table:table-cell office:value-type="string" calcext:value-type="string">
            <text:p>Dominio de diferentes tecnologías <text:s/>será requerido trabajar con tecnologías como Java <text:s/>dotNet <text:s/>Python <text:s/>C++ <text:s/>Ruby <text:s/>etc. <text:s/>Experiencia en desarrollo multiplataforma y multicapa real. <text:s/>Conocimientos de POO y Patrones <text:s/>Conocimientos de UML <text:s/>Experiencia trabajando con herramientas <text:s/>librerías y productos open source <text:s text:c="3"/>Lo siguiente sería un plus: <text:s/>Experiencia académica en arquitectura de software será altamente valorada. <text:s/>Conocimiento de criptografía: PKI <text:s/>PKCS <text:s/>Experiencia desarrollando Aplicaciones Desktop y Web <text:s text:c="3"/>Competencias <text:s/>Habilidad de trabajar solo y como parte de un equipo <text:s/>Buenas capacidades analíticas para asumir nuevos retos <text:s/>Buenas habilidades de comunicación <text:s/>organizado y motivado <text:s/>persistente <text:s/>orientado a completar tareas <text:s/>Responsable y confiable <text:s/>Conocimientos de Inglés nivel Básico</text:p>
          </table:table-cell>
          <table:table-cell table:number-columns-repeated="1020"/>
        </table:table-row>
        <table:table-row table:style-name="ro1">
          <table:table-cell office:value-type="float" office:value="632" calcext:value-type="float">
            <text:p>632</text:p>
          </table:table-cell>
          <table:table-cell office:value-type="string" calcext:value-type="string">
            <text:p>Jefe de Datawarehouse</text:p>
          </table:table-cell>
          <table:table-cell office:value-type="string" calcext:value-type="string">
            <text:p><text:s/>Gestión (planificación <text:s/>seguimiento y control) de proyectos y del equipo asignado. <text:s text:c="2"/>Gestionar la demanda de requerimientos del equipo de DWH. <text:s text:c="2"/>Interactuar con las diferentes áreas del Banco a fin de garantizar el cumplimiento de los proyectos en fecha <text:s/>alcance y costos. <text:s text:c="2"/>Gestionar la relación con proveedores. <text:s text:c="2"/>Proponer soluciones tecnológicas para fortalecer la arquitectura del DWH. <text:s text:c="2"/>Garantizar la disponibilidad de la información contenida en el DWH para las áreas del banco. <text:s/>Beneficios por ser parte del Banco Falabella: <text:s text:c="2"/>Descuentos en todas las empresas del grupo: Tottus <text:s/>Sodimac <text:s/>Saga Falabella. <text:s text:c="2"/>Tasas de créditos preferenciales con el Banco Falabella. <text:s text:c="2"/>Convenios educativos a los mejores colaboradores y capacitación por parte de instructores con experiencia. <text:s text:c="2"/>Línea de Carrera en base al desempeño.</text:p>
          </table:table-cell>
          <table:table-cell office:value-type="string" calcext:value-type="string">
            <text:p>Experiencia mínima de 05 años en proyectos y/o implementaciones de DWH o BI en el sector financiero. <text:s/>Conocimientos en entornos de desarrollo Oracle y SQL Server <text:s text:c="2"/>asimismo <text:s/>en modelamiento de datos (Indispensable).</text:p>
          </table:table-cell>
          <table:table-cell table:number-columns-repeated="1020"/>
        </table:table-row>
        <table:table-row table:style-name="ro1">
          <table:table-cell office:value-type="float" office:value="635" calcext:value-type="float">
            <text:p>635</text:p>
          </table:table-cell>
          <table:table-cell office:value-type="string" calcext:value-type="string">
            <text:p>Analista Soluciones en la Nube</text:p>
          </table:table-cell>
          <table:table-cell office:value-type="string" calcext:value-type="string">
            <text:p>Atender <text:s/>fidelizar y desarrollar la cartera de clientes corporativos que será provista por la empresa <text:s/>brindando un servicio de calidad. <text:s/>Detectar oportunidades y necesidades en los clientes <text:s/>exponer los productos y servicios <text:s/>canalizar los requerimientos de los clientes y proponer soluciones al negocio. Coordinar la preparación y entrega de propuestas de servicios. Preparación de reportes e informes del servicio.</text:p>
          </table:table-cell>
          <table:table-cell office:value-type="string" calcext:value-type="string">
            <text:p>Experiencia mínima de 1 a 2 años como Administrador de Redes <text:s/>Infraestructura y soporte a usuarios finales. Experiencia y habilidad para interpretar los requerimientos del negocio y llevarlos a solicitudes técnicas. <text:s/>Experiencia mínima de 5 años en proyectos de TI <text:s/>gestión de clientes y proveedores. <text:s/>Conocimiento en sistema operativos Windows (Cliente/Servidor), clientes de correo (Outlook <text:s/>Lotus Client <text:s/>Thunderbird), Navegadores Web <text:s/>IE <text:s/>Firefox y Google Chrome, Redes LAN o Red Interna. Conocimiento de redes tcp/ip y seguridad (deseable).</text:p>
          </table:table-cell>
          <table:table-cell table:number-columns-repeated="1020"/>
        </table:table-row>
        <table:table-row table:style-name="ro1">
          <table:table-cell office:value-type="float" office:value="644" calcext:value-type="float">
            <text:p>644</text:p>
          </table:table-cell>
          <table:table-cell office:value-type="string" calcext:value-type="string">
            <text:p>Encargado de Soporte Técnico</text:p>
          </table:table-cell>
          <table:table-cell office:value-type="string" calcext:value-type="string">
            <text:p>Brindar servicio de Soporte a los usuarios finales. <text:s/>Levantamiento de información a los sistemas. <text:s/>Elaboración de backups <text:s/>experiencia en el manejo de servidores dhcp <text:s/>dns y web.</text:p>
          </table:table-cell>
          <table:table-cell office:value-type="string" calcext:value-type="string">
            <text:p>Experiencia en el control de paquetes contables.</text:p>
          </table:table-cell>
          <table:table-cell table:number-columns-repeated="1020"/>
        </table:table-row>
        <table:table-row table:style-name="ro1">
          <table:table-cell office:value-type="float" office:value="650" calcext:value-type="float">
            <text:p>650</text:p>
          </table:table-cell>
          <table:table-cell office:value-type="string" calcext:value-type="string">
            <text:p>Gerente de Servicios Financieros</text:p>
          </table:table-cell>
          <table:table-cell office:value-type="string" calcext:value-type="string">
            <text:p>Identifica <text:s/>evalúa y resuelve problemas complejos de negocios para el área en la que es responsable. <text:s text:c="3"/>Análisis de situaciones o de datos requiere una evaluación en profundidad de los factores variables. <text:s text:c="3"/>Gestión de proyectos.</text:p>
          </table:table-cell>
          <table:table-cell office:value-type="string" calcext:value-type="string">
            <text:p>Tener 5 a 6 años de experiencia en la gestion de proyectos dentro del servicio de Fabrica de Software. <text:s text:c="3"/>Gestion de proyectos. <text:s text:c="3"/>Inglés a nivel avanzado.</text:p>
          </table:table-cell>
          <table:table-cell table:number-columns-repeated="1020"/>
        </table:table-row>
        <table:table-row table:style-name="ro1">
          <table:table-cell office:value-type="float" office:value="651" calcext:value-type="float">
            <text:p>651</text:p>
          </table:table-cell>
          <table:table-cell office:value-type="string" calcext:value-type="string">
            <text:p>Jefe de Proyectos y Sistemas TI</text:p>
          </table:table-cell>
          <table:table-cell office:value-type="string" calcext:value-type="string">
            <text:p>Responsable del área Tecnológica de la Información de la empresa en el país <text:s/>de administrar proyectos locales y globales en coordinación con la gerencia regional y la oficina central. Su labor contempla: elaborar planes estratégicos y operativos administrando recursos, direccionar la comunicación de planes <text:s/>objetivos <text:s/>metas <text:s/>políticas <text:s/>normas y procedimientos al personal involucrado, coordinar la atención y resolución de problemas y requerimientos, dirigir los procesos de evaluación y cambios tecnológicos, evaluar sistemas y procesos, aplicar enfoques y estrategias de gestión tecnológica, promover y liderar el desarrollo de proyectos de tecnología de la información y/o comunicación, proponer el uso de herramientas tecnológicas de los usuarios en el ambiente de trabajo, evaluar el curso y desempeño de la unidad técnica. <text:s/>Establecer medidas de rendimiento y control de calidad de desarrollo de productos y servicios de tecnología de la información <text:s/>así como aplicar métodos y estándares relativos al proceso de desarrollo de productos y servicios de tecnología de información y/o comunicación. Asiste a la dirección en la formulación <text:s/>gestión y evaluación de planes y proyectos del área <text:s/>controlando los proyectos asignados al área y al personal a cargo. Lugar de Trabajo: Lima.</text:p>
          </table:table-cell>
          <table:table-cell office:value-type="string" calcext:value-type="string">
            <text:p>Conocimientos Específicos: PMP <text:s/>SISM <text:s/>ERP PeopleSoft <text:s/>SAP u ORACLE <text:s/>Programación con entorno clienteservidor y bases de datos relacionales.</text:p>
          </table:table-cell>
          <table:table-cell table:number-columns-repeated="1020"/>
        </table:table-row>
        <table:table-row table:style-name="ro1">
          <table:table-cell office:value-type="float" office:value="660" calcext:value-type="float">
            <text:p>660</text:p>
          </table:table-cell>
          <table:table-cell office:value-type="string" calcext:value-type="string">
            <text:p>Analista Funcional <text:s/>Visual Basic 6.0</text:p>
          </table:table-cell>
          <table:table-cell office:value-type="string" calcext:value-type="string">
            <text:p>En la actualidad nos encontramos en la búsqueda de jóvenes profesionales o estudiantes de últimos ciclos de la carrera de Ingeniería de Sistemas <text:s/>Informática o afines <text:s/>técnicos o universitarios para integrarse a una prestigiosa empresa multinacional. <text:s/>Buscamos profesionales con experiencia para desempeñarse como Analistas Funcionales <text:s/>Visual Basic 6 .NET para integrarse a una prestigiosa empresa multinacional. <text:s/>Funciones: <text:s text:c="2"/>Análisis de requerimientos funcionales y elaboración de diseños técnicos. <text:s text:c="2"/>Lideras pequeños equipos llevando a cabo buena organización <text:s/>delegando responsabilidades así como haciendo seguimiento de los módulos.</text:p>
          </table:table-cell>
          <table:table-cell office:value-type="string" calcext:value-type="string">
            <text:p>Mínimo contar con 3 a 4 años realizando analizar de requerimientos <text:s/>programar de actividades dirigidas al diseño de soluciones de desarrollo bajo la herramienta Microsoft .NET. <text:s/>Conocimiento en desarrollo web en Vb 6 <text:s/>manejo de base de datos sql 2005 y/u Oracle 10g <text:s/>vb6 .net <text:s/>Deseable conocimiento de Ingles a nivel básico <text:s/>intermedio. <text:s/>Se valorará experiencia en el rubro de Banco y/o Seguros.</text:p>
          </table:table-cell>
          <table:table-cell table:number-columns-repeated="1020"/>
        </table:table-row>
        <table:table-row table:style-name="ro1">
          <table:table-cell office:value-type="float" office:value="695" calcext:value-type="float">
            <text:p>695</text:p>
          </table:table-cell>
          <table:table-cell office:value-type="string" calcext:value-type="string">
            <text:p>CONSULTOR SENIOR</text:p>
          </table:table-cell>
          <table:table-cell office:value-type="string" calcext:value-type="string">
            <text:p>Control <text:s/>seguimiento y priorización de la atención de los requerimientos funcionales así como de las iniciativas regionales dentro del modelo regional de SAP. Responsable de la planificación <text:s/>definición y gestión de actividades a nivel local para la implementación de estas iniciativas. <text:s/>Gestión de las soluciones de las problemáticas identificadas a nivel de SAP. Responsable de brindar las respuestas oportunas a los principales clientes del negocio. <text:s/>Evaluación e identificación de impactos en los procesos o en la organización <text:s/>como parte de la definición o implementación de cambios en el modelo de procesos regional. <text:s/>Gestión de comunicaciones a nivel local sobre cambios o lanzamiento de proyectos en el marco regional de SAP. <text:s/>Gestión de requerimientos regionales de índole técnico con las áreas correspondientes del negocio. <text:s/>Elabora reportes de status de requerimientos así como presentaciones de avance.</text:p>
          </table:table-cell>
          <table:table-cell office:value-type="string" calcext:value-type="string">
            <text:p>Experiencia mínima de 3 años en consultoría habiendo participado en el Desarrollo de proyectos y/o Implementación de Sistemas. <text:s/>Deseable haber utilizado la metodología ASAP en la implementación de proyectos SAP o Metodologías afines en implantación o Gestión de Proyectos (PMI <text:s/>BMP). <text:s/>Manejo de MS Office a nivel avanzado. <text:s/>Manejo de Adonis y Ms Project.</text:p>
          </table:table-cell>
          <table:table-cell table:number-columns-repeated="1020"/>
        </table:table-row>
        <table:table-row table:style-name="ro1">
          <table:table-cell office:value-type="float" office:value="711" calcext:value-type="float">
            <text:p>711</text:p>
          </table:table-cell>
          <table:table-cell office:value-type="string" calcext:value-type="string">
            <text:p>Especialista en servicios de comunicacion</text:p>
          </table:table-cell>
          <table:table-cell office:value-type="string" calcext:value-type="string">
            <text:p>Asegurar la continuidad de los servicios de Comunicación de Datos WAN/LAN. <text:s/>Definir y Medir las contingencias y políticas para asegurar la continuidad en la operación. <text:s/>Diseño de soluciones de Telecomuniciones y Networking. <text:s/>Responsable del diseño y Mantenimiento de Centrales Telefónicas. <text:s/>Responsable del diseño y Mantenimiento de Sistemas de Voz y Video Conferencia.</text:p>
          </table:table-cell>
          <table:table-cell office:value-type="string" calcext:value-type="string">
            <text:p>Mínimo 4 a 5 años en puestos similares. <text:s/>Conocimientos avanzados en Redes ( Routers <text:s/>Swicthes) y Telecomunicaciones. <text:s/>Amplio dominio de LAN <text:s/>WAN <text:s/>Telefónica y Networking. <text:s/>Conocimientos en temas Eléctricos (UPS <text:s/>Rectificadores <text:s/>etc).</text:p>
          </table:table-cell>
          <table:table-cell table:number-columns-repeated="1020"/>
        </table:table-row>
        <table:table-row table:style-name="ro1">
          <table:table-cell office:value-type="float" office:value="719" calcext:value-type="float">
            <text:p>719</text:p>
          </table:table-cell>
          <table:table-cell office:value-type="string" calcext:value-type="string">
            <text:p>Analista Programador Java</text:p>
          </table:table-cell>
          <table:table-cell office:value-type="string" calcext:value-type="string">
            <text:p>Análisis y programación.</text:p>
          </table:table-cell>
          <table:table-cell office:value-type="string" calcext:value-type="string">
            <text:p><text:s/>Experiencia de mínimo tres años en el puesto. <text:s text:c="2"/>Experiencia con plataforma Java. <text:s text:c="2"/>Experto de la aplicación – ámbito funcional – tecnología. <text:s text:c="2"/>Conocimiento de <text:s/>como mínimo <text:s/>un lenguaje de programación.</text:p>
          </table:table-cell>
          <table:table-cell table:number-columns-repeated="1020"/>
        </table:table-row>
        <table:table-row table:style-name="ro1">
          <table:table-cell office:value-type="float" office:value="727" calcext:value-type="float">
            <text:p>727</text:p>
          </table:table-cell>
          <table:table-cell office:value-type="string" calcext:value-type="string">
            <text:p>Consultor Senior <text:s/>SAP Business One</text:p>
          </table:table-cell>
          <table:table-cell office:value-type="string" calcext:value-type="string">
            <text:p>Implementación de Proyectos de SAP Business One. <text:s/>Análisis y Configuración de procesos de negocio en SAP. <text:s/>Asesoría y soporte a usuarios SAP Business One. <text:s/>Upgrades de versión y actualizaciones de software. <text:s/>Capacitación a nuevos usuarios. <text:s/>Soporte a cambios en el marco legislativo (impuestos <text:s/>reportes <text:s/>etc.). <text:s/>Diagnóstico y optimización de rendimiento <text:s/>entre otros.</text:p>
          </table:table-cell>
          <table:table-cell office:value-type="string" calcext:value-type="string">
            <text:p>Experiencia mínima de 2 años en implementación de Proyectos SAP Business One. <text:s/>Experiencia mínima de 2 años en soporte a usuarios SAP Business One. <text:s/>Experiencia en la elaboración de reportes en lenguaje SQL con Crystal Reports. <text:s text:c="3"/>Conocimientos: <text:s/>Excel avanzado (tablas dinámicas <text:s/>macros y conexiones a base de datos. <text:s/>Conocimientos en administración SQL Server 2005 / 2008 (queries <text:s/>tareas programadas <text:s/>backups <text:s/>restore). <text:s/>Conocimientos de lenguaje C# bajo entorno .NET (Deseable). <text:s/>Inglés: escritura <text:s/>lectura y conversacional (Nivel medio <text:s/>avanzado deseado). <text:s text:c="3"/>Otros requisitos: <text:s/>Actitud de servicio al cliente. <text:s/>Comunicación efectiva. <text:s/>Proactivo/a y capaz de asumir compromisos (cumplir plazos de entrega). <text:s/>Aptitud para la investigación y autoaprendizaje.</text:p>
          </table:table-cell>
          <table:table-cell table:number-columns-repeated="1020"/>
        </table:table-row>
        <table:table-row table:style-name="ro1">
          <table:table-cell office:value-type="float" office:value="733" calcext:value-type="float">
            <text:p>733</text:p>
          </table:table-cell>
          <table:table-cell office:value-type="string" calcext:value-type="string">
            <text:p>Asistente de Soporte Tecnológico</text:p>
          </table:table-cell>
          <table:table-cell office:value-type="string" calcext:value-type="string">
            <text:p>Soporte tecnológico a usuarios (corrección de errores de configuración) <text:s/>Administrar inventario de Equipos informáticos <text:s/>Administrar la adquisición/renovación de licencias de software y sus fechas de vigencia. <text:s/>Coordinar la instalación y/o renovación de equipos informáticos y de telecomunicaciones. <text:s/>Coordinar y notificar los procesos de mantenimiento preventivo. <text:s/>Seguimiento a los procesos de facturación de proveedores informáticos <text:s/>Proponer mejoras para el procesos de adquisición y actualización de equipos <text:s/>Todas las acciones serán coordinadas con el comité de Tecnología corporativo</text:p>
          </table:table-cell>
          <table:table-cell office:value-type="string" calcext:value-type="string">
            <text:p>Conocimiento de ensamblaje de computadoras <text:s/>Configuración de Equipos en Red <text:s/>Instalación y configuración de sistemas operativos a nivel usuario <text:s/>Conocimiento de enlaces de red (deseable) <text:s/>Facilidad de trato <text:s/>trabajo en equipo y pro actividad <text:s/>Experiencia en áreas de soporte a usuarios (deseable)</text:p>
          </table:table-cell>
          <table:table-cell table:number-columns-repeated="1020"/>
        </table:table-row>
        <table:table-row table:style-name="ro1">
          <table:table-cell office:value-type="float" office:value="739" calcext:value-type="float">
            <text:p>739</text:p>
          </table:table-cell>
          <table:table-cell office:value-type="string" calcext:value-type="string">
            <text:p>Analista BI</text:p>
          </table:table-cell>
          <table:table-cell office:value-type="string" calcext:value-type="string">
            <text:p>Ejecutar los requerimientos y proyectos asignados de acuerdo al plan del departamento y/o necesidades críticas. <text:s/>Gestión y planificación de los requerimientos y proyectos. <text:s/>Análisis de los procesos que involucran la solución de los requerimientos <text:s/>con la finalidad de obtener las definiciones y necesidades del cliente usuario. <text:s/>Análisis de los procesos operativos y otros con el fin de identificar patrones que permitan obtener modelos que permitan predecir <text:s/>establecer tendencias y proyectar acciones preventivas y correctivas que faciliten la toma de decisiones de la Gerencia de Operaciones y Sistemas. <text:s/>Analizar el comportamiento de los socios y rubro financiero de tal manera que permita identificar mejoras en los procesos operativos.</text:p>
          </table:table-cell>
          <table:table-cell office:value-type="string" calcext:value-type="string">
            <text:p>Con estudios de análisis estadístico <text:s/>minería de datos. <text:s/>Deseable con conocimientos en as400. <text:s/>Mínimo dos años de experiencia laborando en puestos similares.</text:p>
          </table:table-cell>
          <table:table-cell table:number-columns-repeated="1020"/>
        </table:table-row>
        <table:table-row table:style-name="ro1">
          <table:table-cell office:value-type="float" office:value="747" calcext:value-type="float">
            <text:p>747</text:p>
          </table:table-cell>
          <table:table-cell office:value-type="string" calcext:value-type="string">
            <text:p>Coordinador de Gestión de Calidad de Software</text:p>
          </table:table-cell>
          <table:table-cell office:value-type="string" calcext:value-type="string">
            <text:p>Elaborar planes de certificación (control de calidad) de las aplicaciones de software asignadas. <text:s/>Coordinar y ejecutar certificaciones de aplicaciones de software asignadas. <text:s/>Elaborar los planes de implantación de aplicaciones de software. <text:s/>Supervisar y orientar las implantaciones de soluciones software. <text:s/>Aplicación de mejora continua en los procesos a cargo. <text:s/>Aplicación de normas y procedimientos para los aseguramientos de control de calidad de servicios de software <text:s/>acorde con las necesidades de la normativa Sarbanes Oxley. <text:s/>Niveles de satisfacción con los servicios ofrecidos de certificación e implantación de SEPs <text:s/>Coordinar con personal externo o interno los recursos necesarios para el desarrollo de los procesos bajo su responsabilidad. <text:s/>Aplicación de las capacitaciones a usuarios que acompañan los procesos de implantación. <text:s/>Supervisar y orientar las certificaciones con el usuario final. <text:s/>Controlar el cumplimiento de los plazos de los planes y tareas bajo su responsabilidad y la del personal a su cargo. <text:s/>Supervisar el mantenimiento y uso de la base de datos de casos de prueba para los distintos aplicativos de SW asignados. <text:s/>Administración de los procesos de cuentas y permisos en los sistemas información que incluyen: ingresos <text:s/>traslados <text:s/>bajas <text:s/>asignación y retiro de permisos individuales permanentes y temporales. <text:s/>Realizar el seguimiento de los estados de SEPs tareas y proyectos. <text:s/>Generar indicadores mensuales de su área. <text:s/>Reportar al Jefe de Servicio las ocurrencias en la atención de las SEPs tareas y proyectos.</text:p>
          </table:table-cell>
          <table:table-cell office:value-type="string" calcext:value-type="string">
            <text:p>3 años en proyectos de control de calidad de software e implantación de sistemas en plataformas internet <text:s/>intranet y clienteservidor. <text:s/>3 años en puestos similares. <text:s/>4 años como Gestor de Calidad.</text:p>
          </table:table-cell>
          <table:table-cell table:number-columns-repeated="1020"/>
        </table:table-row>
        <table:table-row table:style-name="ro1">
          <table:table-cell office:value-type="float" office:value="748" calcext:value-type="float">
            <text:p>748</text:p>
          </table:table-cell>
          <table:table-cell office:value-type="string" calcext:value-type="string">
            <text:p>Analista de Calidad de Software</text:p>
          </table:table-cell>
          <table:table-cell office:value-type="string" calcext:value-type="string">
            <text:p><text:s/>Experiencia mínima de 3 año demostrable en proyectos similares <text:s/>capacidad de trabajo en equipo. <text:s text:c="2"/>Conocimientos de ingeniería de software web y buenas prácticas de desarrollo web. <text:s text:c="2"/>Claro entendimiento de Casos de Uso (RUP). <text:s text:c="2"/>Excelente manejo de Nav</text:p>
          </table:table-cell>
          <table:table-cell office:value-type="string" calcext:value-type="string">
            <text:p>Conocimientos aceptables de Testlink <text:s/>Bugzilla y Selenium.</text:p>
          </table:table-cell>
          <table:table-cell table:number-columns-repeated="1020"/>
        </table:table-row>
        <table:table-row table:style-name="ro1">
          <table:table-cell office:value-type="float" office:value="750" calcext:value-type="float">
            <text:p>750</text:p>
          </table:table-cell>
          <table:table-cell office:value-type="string" calcext:value-type="string">
            <text:p>Analista Programador de Sistemas</text:p>
          </table:table-cell>
          <table:table-cell office:value-type="string" calcext:value-type="string">
            <text:p>1. Desarrollar las aplicaciones o sistemas informáticos de la compañía garantizando su correcto funcionamiento <text:s/>y cumpliendo con los tiempos establecidos. <text:s/>2. Levantamiento de procesos o información. <text:s/>3. Análisis de requerimientos. <text:s/>4. Diseño de interrelación de tablas y/o bases de datos. <text:s/>5. Modelado de Base de datos. <text:s/>6. Programación de sistemas.</text:p>
          </table:table-cell>
          <table:table-cell office:value-type="string" calcext:value-type="string">
            <text:p><text:s/>Conocimientos de Visual .NET <text:s/>Avanzado. <text:s text:c="2"/>Conocimientos de Programación con móviles – Avanzado. <text:s text:c="2"/>Probada experiencia con el uso de códigos de barras. <text:s/>Deseable Certificaciones en .Net. <text:s text:c="2"/>Base de Datos. <text:s/>Oracle. <text:s text:c="2"/>Programación. <text:s/>Dominio del lenguaj</text:p>
          </table:table-cell>
          <table:table-cell table:number-columns-repeated="1020"/>
        </table:table-row>
        <table:table-row table:style-name="ro1">
          <table:table-cell office:value-type="float" office:value="752" calcext:value-type="float">
            <text:p>752</text:p>
          </table:table-cell>
          <table:table-cell office:value-type="string" calcext:value-type="string">
            <text:p>Project manager</text:p>
          </table:table-cell>
          <table:table-cell office:value-type="string" calcext:value-type="string">
            <text:p><text:s/>Gestionar la definición de alcance del proyecto <text:s/>involucrando a los stakeholders necesarios tanto de las áreas funcionales como técnicas ( usuario <text:s/>Arquitectura <text:s/>Desarrollo <text:s/>Producción/Infraestructura <text:s/>Soporte <text:s/>etc.). <text:s text:c="2"/>Mantener una estrecha colaboración e interacción con líderes funcionales <text:s/>asegurando que se tengan claras las estrategias y definiciones necesarias como base para los proyectos de implementación a nivel sistemas. <text:s text:c="2"/>Realizar seguimiento a la gestión de avance <text:s/>riesgos <text:s/>problemas y recursos del proyecto. <text:s text:c="2"/>Asegurar la entrega de la(s) solución(es) en tiempo <text:s/>calidad <text:s/>alcance y presupuesto. <text:s text:c="2"/>Preparar informes de seguimiento periódicos para el nivel ejecutivo de la compañía. <text:s text:c="2"/>Asegurar el aprovechamiento máximo de los recursos disponibles. <text:s text:c="2"/>Auditar el consumo de presupuesto y controlar los incrementos presupuestales. <text:s text:c="2"/>Conciliar los intereses de las partes involucradas en el proyecto en beneficio de la compañía.</text:p>
          </table:table-cell>
          <table:table-cell office:value-type="string" calcext:value-type="string">
            <text:p><text:s/>Experiencia como Jefe de proyectos o Project manager mínima de 3 años. <text:s text:c="2"/>Experiencia en la implementación de sistemas en empresas de servicio <text:s/>de preferencia en el sector financiero. <text:s text:c="2"/>Experiencia en la interacción con el nivel ejecutivo de la compañía. <text:s text:c="2"/>Tener la capacidad de identificar la necesidad del proceso de negocio y transformarla en un requerimiento de sistemas (solución tecnológica). <text:s text:c="2"/>Contar con especialización en gestión de proyectos o certificación. <text:s text:c="2"/>Contar con MBA <text:s/>de preferencia.</text:p>
          </table:table-cell>
          <table:table-cell table:number-columns-repeated="1020"/>
        </table:table-row>
        <table:table-row table:style-name="ro1">
          <table:table-cell office:value-type="float" office:value="753" calcext:value-type="float">
            <text:p>753</text:p>
          </table:table-cell>
          <table:table-cell office:value-type="string" calcext:value-type="string">
            <text:p>Programador Sistemas Drupal</text:p>
          </table:table-cell>
          <table:table-cell office:value-type="string" calcext:value-type="string">
            <text:p><text:s/>Análisis y desarrollo de aplicaciones Wed en DRUPAL. <text:s text:c="2"/>Ejecutar pruebas de conformidad con el usuario. <text:s text:c="2"/>Implementar intranet corporativa. <text:s text:c="2"/>Documentación de los proyectos desarrollados.</text:p>
          </table:table-cell>
          <table:table-cell office:value-type="string" calcext:value-type="string">
            <text:p><text:s/>Experiencia en el desarrollo de módulos y adaptaciones para DRUPAL 6/7 (2 años deseable). <text:s text:c="2"/>Conocimientos de bases de datos MySQL(Indispensable) <text:s/>SQL Server 2005 o 2008 (Deseable. <text:s text:c="2"/>Experiencia en el desarrollo de módulos y adaptaciones para DRUPAL 6/7 (2 años deseable). <text:s text:c="2"/>Experiencia en estilización para Drupal con CSS3. <text:s text:c="2"/>Conocimientos de HTML5 <text:s/>PHP <text:s/>JQUERY <text:s/>JavaScript.</text:p>
          </table:table-cell>
          <table:table-cell table:number-columns-repeated="1020"/>
        </table:table-row>
        <table:table-row table:style-name="ro1">
          <table:table-cell office:value-type="float" office:value="755" calcext:value-type="float">
            <text:p>755</text:p>
          </table:table-cell>
          <table:table-cell office:value-type="string" calcext:value-type="string">
            <text:p>Analista Qa Java</text:p>
          </table:table-cell>
          <table:table-cell office:value-type="string" calcext:value-type="string">
            <text:p>Revisión de Código Fuente. <text:s/>Validación de Estándares. <text:s/>Actividades Relacionadas. <text:s/>Se Valora Conocimiento en .Net.</text:p>
          </table:table-cell>
          <table:table-cell office:value-type="string" calcext:value-type="string">
            <text:p>6 mese Mínimo en Desarrollo de Aplicaciones Java. <text:s/>6 mese Mínimo en Testeo de Aplicaciones Web. <text:s/>Experiencia y conocimiento de Revisión de Código Fuente.</text:p>
          </table:table-cell>
          <table:table-cell table:number-columns-repeated="1020"/>
        </table:table-row>
        <table:table-row table:style-name="ro1">
          <table:table-cell office:value-type="float" office:value="756" calcext:value-type="float">
            <text:p>756</text:p>
          </table:table-cell>
          <table:table-cell office:value-type="string" calcext:value-type="string">
            <text:p>Asistente de Sistemas</text:p>
          </table:table-cell>
          <table:table-cell office:value-type="string" calcext:value-type="string">
            <text:p><text:s/>Diseñar y mantener: Flujos de trabajo y sitios en Plataforma Sharepoint. <text:s text:c="2"/>Diseñar y desarrollar herramientas en programas de ofimática. <text:s text:c="2"/>Mantenimiento de Portales web basados en Sharepoint. <text:s text:c="2"/>Mantenimiento de Querys en Bases de Datos SQL Server 200</text:p>
          </table:table-cell>
          <table:table-cell office:value-type="string" calcext:value-type="string">
            <text:p><text:s/>1 a 2 años de experiencia. <text:s text:c="2"/>Manejo de sistemas SQL Server 2008: Intermedio. <text:s text:c="2"/>Visual Basic .Net</text:p>
          </table:table-cell>
          <table:table-cell table:number-columns-repeated="1020"/>
        </table:table-row>
        <table:table-row table:style-name="ro1">
          <table:table-cell office:value-type="float" office:value="760" calcext:value-type="float">
            <text:p>760</text:p>
          </table:table-cell>
          <table:table-cell office:value-type="string" calcext:value-type="string">
            <text:p>Practicante de Comercio Exterior</text:p>
          </table:table-cell>
          <table:table-cell office:value-type="string" calcext:value-type="string">
            <text:p>Apoyo en la Gestión de Procesos del producto Factoring internacional y seguimiento de la Gestión Comercial. <text:s/>Manejo y administración de bases de datos. <text:s/>Preparar Evolutivo de Flujos COMEX y Medios de Pago del segmento BPE y Persona Natural. <text:s/>Preparar Evolutivo de Saldos COMEX y Medios de Pago del segmento BPE y Persona Natural. <text:s/>Preparar Performance de COMEX y Fianzas. <text:s/>Preparar reporte con principales caídas y crecimientos de Cartas Fianza y Comex versus Ppto. <text:s/>Preparar los reportes de seguimiento de Campañas. <text:s/>Enviar Bases de datos de clientes desertores de transferencias.</text:p>
          </table:table-cell>
          <table:table-cell office:value-type="string" calcext:value-type="string">
            <text:p>Administración de bases de datos: MS <text:s/>Access <text:s/>PLSQL. <text:s/>Herramientas de office (Excel <text:s/>Word <text:s/>Power Point).</text:p>
          </table:table-cell>
          <table:table-cell table:number-columns-repeated="1020"/>
        </table:table-row>
        <table:table-row table:style-name="ro1">
          <table:table-cell office:value-type="float" office:value="761" calcext:value-type="float">
            <text:p>761</text:p>
          </table:table-cell>
          <table:table-cell office:value-type="string" calcext:value-type="string">
            <text:p>Jefe Comercial de Instalaciones Electricas</text:p>
          </table:table-cell>
          <table:table-cell office:value-type="string" calcext:value-type="string">
            <text:p>Responsable de captar clientes y ofrecer los servicios de la empresa del sector de instalaciones eléctricas. <text:s/>Apoyar al director País y definir el desarrollo comercial de la empresa en el sector. <text:s/>Responsable de establecer plan de acción para la consecución de contratos con clientes a corto y largo plazo. <text:s/>Realizar el estudio económico de las ofertas.</text:p>
          </table:table-cell>
          <table:table-cell office:value-type="string" calcext:value-type="string">
            <text:p>Experiencia mínima de 2 años en áreas comerciales en empresas de instalación de ingeniería eléctrica o distribución de material eléctrico para el sector privado.</text:p>
          </table:table-cell>
          <table:table-cell table:number-columns-repeated="1020"/>
        </table:table-row>
        <table:table-row table:style-name="ro1">
          <table:table-cell office:value-type="float" office:value="762" calcext:value-type="float">
            <text:p>762</text:p>
          </table:table-cell>
          <table:table-cell office:value-type="string" calcext:value-type="string">
            <text:p>Analista Funcional Datastage</text:p>
          </table:table-cell>
          <table:table-cell office:value-type="string" calcext:value-type="string">
            <text:p><text:s/>Diseño y desarrollo de procesos de ETL. <text:s text:c="2"/>Análisis de mejora de performance.</text:p>
          </table:table-cell>
          <table:table-cell office:value-type="string" calcext:value-type="string">
            <text:p><text:s/>Experiencia de 2 a 4 años manejando la herramienta Datastage <text:s text:c="2"/>Haber trabajo en proyectos de implementación utilizando Datastage. <text:s text:c="2"/>Experiencia en el desarrollo de ETL <text:s text:c="2"/>Conocimiento de SQL <text:s text:c="2"/>Interés en desarrollarse en una empresa de IT. <text:s text:c="2"/>De preferencia <text:s/>haber trabajado en empresas del rubro de Telecomunicaciones.</text:p>
          </table:table-cell>
          <table:table-cell table:number-columns-repeated="1020"/>
        </table:table-row>
        <table:table-row table:style-name="ro1">
          <table:table-cell office:value-type="float" office:value="763" calcext:value-type="float">
            <text:p>763</text:p>
          </table:table-cell>
          <table:table-cell office:value-type="string" calcext:value-type="string">
            <text:p>Especialista Business Object</text:p>
          </table:table-cell>
          <table:table-cell office:value-type="string" calcext:value-type="string">
            <text:p><text:s/>Brindar soporte en los proyectos de inteligencia de negocios en el desarrollo e implantación de la plataforma. <text:s text:c="2"/>Analizar los requerimientos de los usuarios. <text:s text:c="2"/>Desarrollar modelos de datos para la extracción de información.</text:p>
          </table:table-cell>
          <table:table-cell office:value-type="string" calcext:value-type="string">
            <text:p><text:s/>Experiencia de 4 a 5 años manejando la herramienta Business Object. <text:s text:c="2"/>Haber trabajo en proyectos de implementación utilizando Business Objetc. <text:s text:c="2"/>Manejo de Universo y modificación de los mismos. <text:s text:c="2"/>Realizar Mapeos. <text:s text:c="2"/>Manejo de Estándares. <text:s text:c="2"/>De preferencia <text:s/>haber trabajado en empresas del rubro de Telecomunicaciones.</text:p>
          </table:table-cell>
          <table:table-cell table:number-columns-repeated="1020"/>
        </table:table-row>
        <table:table-row table:style-name="ro1">
          <table:table-cell office:value-type="float" office:value="765" calcext:value-type="float">
            <text:p>765</text:p>
          </table:table-cell>
          <table:table-cell office:value-type="string" calcext:value-type="string">
            <text:p>CONSULTOR SENIOR GESTOR DE COORDINACION</text:p>
          </table:table-cell>
          <table:table-cell office:value-type="string" calcext:value-type="string">
            <text:p>Control <text:s/>seguimiento y priorización de la atención de los requerimientos funcionales así como de las iniciativas regionales dentro del modelo regional de SAP. Responsable de la planificación <text:s/>definición y gestión de actividades a nivel local para la implementación de estas iniciativas. <text:s/>Gestión de las soluciones de las problemáticas identificadas a nivel de SAP. Responsable de brindar las respuestas oportunas a los principales clientes del negocio. <text:s/>Evaluación e identificación de impacto en los procesos o en la organización <text:s/>como parte de la definición o implementación de cambios en el modelo de procesos regional. <text:s/>Gestión de comunicaciones a nivel local sobre cambios o lanzamiento de proyectos en el marco regional de SAP. <text:s/>Gestión de requerimientos regionales de índole técnico con las áreas correspondientes del negocio. <text:s/>Elabora reportes de status de requerimientos así como presentaciones de avance.</text:p>
          </table:table-cell>
          <table:table-cell office:value-type="string" calcext:value-type="string">
            <text:p>Bachiller de la carrera de Ingeniería de Informática <text:s/>Industrial y Administración. <text:s/>Experiencia mínima de 3 años en consultoría habiendo participado en el Desarrollo de proyectos y/o Implementación de Sistemas. <text:s/>Deseable haber utilizado la metodología ASAP en la implementación de proyectos SAP o Metodologías afines en implantación o Gestión de Proyectos (PMI <text:s/>BMP). <text:s/>Manejo de MS Office a nivel avanzado. <text:s/>Manejo de Adonis y Ms Project.</text:p>
          </table:table-cell>
          <table:table-cell table:number-columns-repeated="1020"/>
        </table:table-row>
        <table:table-row table:style-name="ro1">
          <table:table-cell office:value-type="float" office:value="766" calcext:value-type="float">
            <text:p>766</text:p>
          </table:table-cell>
          <table:table-cell office:value-type="string" calcext:value-type="string">
            <text:p>Analista Sénior de Información Tesorería</text:p>
          </table:table-cell>
          <table:table-cell office:value-type="string" calcext:value-type="string">
            <text:p><text:s/>Asegura la consistencia de información de los reportes de Gestión de productos de la Tesorería. <text:s text:c="2"/>Desarrolla y genera reportes conciliados con el área de Riesgo de tesorería y Contabilidad. <text:s text:c="2"/>Genera reportes y realiza mantenimiento de los procesos de resultados del Spread comercial. <text:s text:c="2"/>Desarrolla diversos proyectos y elabora herramientas de gestión para productos de Tesorería. <text:s text:c="2"/>Apoya y brinda soporte en los procesos y reportes de productos.</text:p>
          </table:table-cell>
          <table:table-cell office:value-type="string" calcext:value-type="string">
            <text:p>EXPERIENCIA: <text:s/>Mínimo un año en el puesto de analista de Información. <text:s text:c="3"/>CONOCIMIENTOS DE SOFTWARE: <text:s/>MS Office/Excel Avanzado/Macros VB6/MS SQL Server/MS Analysis Services/Oracle <text:s/>ASP .NET. <text:s/>Deseable conocimiento en Derivados Financieros.</text:p>
          </table:table-cell>
          <table:table-cell table:number-columns-repeated="1020"/>
        </table:table-row>
        <table:table-row table:style-name="ro1">
          <table:table-cell office:value-type="float" office:value="768" calcext:value-type="float">
            <text:p>768</text:p>
          </table:table-cell>
          <table:table-cell office:value-type="string" calcext:value-type="string">
            <text:p>Consultor SAP PP</text:p>
          </table:table-cell>
          <table:table-cell office:value-type="string" calcext:value-type="string">
            <text:p>Importante empresa de Tecnologías de la Información se encuentra en búsqueda de consultores SAP PP. <text:s text:c="3"/>Conocimientos: <text:s/>' Datos Maestros de Producción Discreta y Producción por Proceso. <text:s text:c="2"/>Plan de Ventas. <text:s text:c="2"/>Gestión de la Demanda. <text:s text:c="2"/>Plan Maestro de Producción (MPS). <text:s text:c="2"/>Planificación de Necesidades (MRP). <text:s text:c="2"/>Conocimiento de Necesidades Primarias/Necesidades Secundarias. <text:s text:c="2"/>Planificación por necesidad y por punto de pedido. <text:s text:c="2"/>Modelo de Producción MakeToStock y MakeToOrder. <text:s text:c="2"/>Ciclo de Producción Discreta. <text:s text:c="2"/>Ciclo de Producción Por Procesos. <text:s text:c="2"/>Costos de Producción. <text:s text:c="2"/>Cuadre de órdenes de producción. <text:s text:c="2"/>Integración con MM/QM/SD. <text:s text:c="2"/>LIS/Sistemas de Información de Producción. <text:s text:c="3"/>Otros Conocimientos: <text:s/>Deseable conocimientos de otros módulos SAP afines PP <text:s/>QM <text:s/>MM <text:s/>SD. <text:s/>Conocimiento intermedio de herramientas MS Office. <text:s/>Conocimientos básicos de programación: <text:s text:c="2"/>Definir especificaciones funcionales de desarrollos. <text:s text:c="2"/>Hacer Debbug.</text:p>
          </table:table-cell>
          <table:table-cell office:value-type="string" calcext:value-type="string">
            <text:p>Módulos SAP <text:s/>PP <text:s/>QM <text:s/>MM <text:s/>SD.</text:p>
          </table:table-cell>
          <table:table-cell table:number-columns-repeated="1020"/>
        </table:table-row>
        <table:table-row table:style-name="ro1">
          <table:table-cell office:value-type="float" office:value="782" calcext:value-type="float">
            <text:p>782</text:p>
          </table:table-cell>
          <table:table-cell office:value-type="string" calcext:value-type="string">
            <text:p>Analista de Gestión de la Información</text:p>
          </table:table-cell>
          <table:table-cell office:value-type="string" calcext:value-type="string">
            <text:p>1.Validar la integridad de la data con las principales fuentes de información. <text:s/>2.Programar con Java para generar reportes y consultas a bases de datos para análisis del negocio. <text:s/>3.Aplicar las herramientas de inteligencia de negocios para extraer y generar reportes de gestión.</text:p>
          </table:table-cell>
          <table:table-cell office:value-type="string" calcext:value-type="string">
            <text:p>Mínimo 2 años en puestos similares. <text:s/>Conocimiento en herramientas de inteligencia de negocios y programación Java.</text:p>
          </table:table-cell>
          <table:table-cell table:number-columns-repeated="1020"/>
        </table:table-row>
        <table:table-row table:style-name="ro1">
          <table:table-cell office:value-type="float" office:value="786" calcext:value-type="float">
            <text:p>786</text:p>
          </table:table-cell>
          <table:table-cell office:value-type="string" calcext:value-type="string">
            <text:p>Analista Message Broker</text:p>
          </table:table-cell>
          <table:table-cell office:value-type="string" calcext:value-type="string">
            <text:p>Realizar análisis y programación. <text:s/>Ejecutar análisis y especificación de requerimientos.</text:p>
          </table:table-cell>
          <table:table-cell office:value-type="string" calcext:value-type="string">
            <text:p>Experiencia mínima de 2 años en Message Broker 8.0. <text:s/>Experiencia en Message Queue de IBM. <text:s/>Alto conocimiento en Java.</text:p>
          </table:table-cell>
          <table:table-cell table:number-columns-repeated="1020"/>
        </table:table-row>
        <table:table-row table:style-name="ro1">
          <table:table-cell office:value-type="float" office:value="817" calcext:value-type="float">
            <text:p>817</text:p>
          </table:table-cell>
          <table:table-cell office:value-type="string" calcext:value-type="string">
            <text:p>Practicante de sistemas de ventas</text:p>
          </table:table-cell>
          <table:table-cell office:value-type="string" calcext:value-type="string">
            <text:p>Analizar <text:s/>diseñar y ejecutar los requerimientos <text:s/>proyectos y ofertas comerciales de las áreas usuarias de la organización que tengan impacto en los sistemas de ventas. <text:s/>Hacer el seguimiento de los proyectos <text:s/>requerimientos y ofertas comerciales asignadas <text:s/>y cumplir con los controles SOX. <text:s/>Analizar los riesgos e impactos en la ejecución del requerimiento o proyecto solicitado por el Negocio.</text:p>
          </table:table-cell>
          <table:table-cell office:value-type="string" calcext:value-type="string">
            <text:p>Conocimientos en gestión de proyectos y modelamiento de procesos.</text:p>
          </table:table-cell>
          <table:table-cell table:number-columns-repeated="1020"/>
        </table:table-row>
        <table:table-row table:style-name="ro1">
          <table:table-cell office:value-type="float" office:value="820" calcext:value-type="float">
            <text:p>820</text:p>
          </table:table-cell>
          <table:table-cell office:value-type="string" calcext:value-type="string">
            <text:p>Supervisor de Cumplimiento Plaft</text:p>
          </table:table-cell>
          <table:table-cell office:value-type="string" calcext:value-type="string">
            <text:p>Garantizar el cumplimiento de las actividades programadas del Sistema de PLAFT. <text:s/>Analizar los casos sospechosos derivados al área. <text:s/>Coordinar de forma directa con los Ejecutivos y Asesores de seguros para asegurar el cumplimiento de la política de prevención de lavado de activos y financiamiento del terrorismo así como para las investigaciones de casos sospechosos. <text:s/>Participar en los proyectos del área de cumplimiento.</text:p>
          </table:table-cell>
          <table:table-cell office:value-type="string" calcext:value-type="string">
            <text:p>Contar con experiencia previa en áreas de cumplimiento <text:s/>riesgo <text:s/>auditoría o procesos. <text:s/>De preferencia con experiencia trabajando con entes reguladores.</text:p>
          </table:table-cell>
          <table:table-cell table:number-columns-repeated="1020"/>
        </table:table-row>
        <table:table-row table:style-name="ro1">
          <table:table-cell office:value-type="float" office:value="830" calcext:value-type="float">
            <text:p>830</text:p>
          </table:table-cell>
          <table:table-cell office:value-type="string" calcext:value-type="string">
            <text:p>Especialista BI</text:p>
          </table:table-cell>
          <table:table-cell office:value-type="string" calcext:value-type="string">
            <text:p>Encargado de diseñar y modelar diversas aplicaciones BI. <text:s/>Análisis y Diseño Lógico y Físico y diseño de arquitectura de soluciones de Business Intelligence (BI). <text:s/>Consultoría de Soluciones BI en respuesta a las necesidades de los clientes.Diseño de mejoras a los procedimientos existentes para la toma de requerimientos y para la implantación de soluciones.</text:p>
          </table:table-cell>
          <table:table-cell office:value-type="string" calcext:value-type="string">
            <text:p>Experiencia en implementaciones de BI en sectores de producción <text:s/>ventas y finanzas. <text:s/>Experiencia con MS SQL Server 2008 R2 mínima de 3 años. <text:s/>Experiencia con Integration Services mínima de 3 años. <text:s/>Deseable experiencia en MS SQL Server 2012. <text:s/>Conocimientos en BIG Data. <text:s/>Deseable haber seguido cursos o diplomados de Inteligencia de negocios.</text:p>
          </table:table-cell>
          <table:table-cell table:number-columns-repeated="1020"/>
        </table:table-row>
        <table:table-row table:style-name="ro1">
          <table:table-cell office:value-type="float" office:value="831" calcext:value-type="float">
            <text:p>831</text:p>
          </table:table-cell>
          <table:table-cell office:value-type="string" calcext:value-type="string">
            <text:p>Analista I / Auditor Junior I</text:p>
          </table:table-cell>
          <table:table-cell office:value-type="string" calcext:value-type="string">
            <text:p>Programa de Formación de Jóvenes Talentos de la Contraloría General de la República <text:s/>FORMAR.</text:p>
          </table:table-cell>
          <table:table-cell office:value-type="string" calcext:value-type="string">
            <text:p>Experiencia laboral no indispensable, en caso cuente con experiencia <text:s/>deberá ser como máximo seis (06) meses en el ejercicio de su profesión (*). <text:s/>Conocimiento informático del entorno Windows y dominio de las herramientas informáticas de Office 2010 a nivel intermedio e internet a nivel usuario. <text:s/>Conocimiento de inglés a nivel intermedio. <text:s/>Deberá reunir las Competencias (**) solicitadas. <text:s/>Deberá cumplir los Requisitos Generales (***) solicitados. <text:s text:c="3"/>Para postular ingresar a: www.contraloria.gob.pe/Únete a nuestro equipo/Convocatorias CAP <text:s/>Vigentes <text:s/>Las inscripciones son ÚNICAMENTE a través del portal Institucional <text:s/>NO SE ACEPTARÁN POSTULACIONES VÍA CORREO ELECTRÓNICO <text:s text:c="3"/>Fecha de inscripción: 27 de abril al 09 de mayo</text:p>
          </table:table-cell>
          <table:table-cell table:number-columns-repeated="1020"/>
        </table:table-row>
        <table:table-row table:style-name="ro1">
          <table:table-cell office:value-type="float" office:value="849" calcext:value-type="float">
            <text:p>849</text:p>
          </table:table-cell>
          <table:table-cell office:value-type="string" calcext:value-type="string">
            <text:p>Practicante de CRM</text:p>
          </table:table-cell>
          <table:table-cell office:value-type="string" calcext:value-type="string">
            <text:p>Administrar la herramienta de envíos de HTML que maneja la empresa. <text:s/>Gestionar y coordinar con las áreas comerciales <text:s/>las pruebas y la ejecución de envíos HTML. <text:s/>Identificar e incorporar mejoras en los procesos propios de su función y del área. <text:s/>Administración de accesos y perfiles de la herramienta CRM de la empresa. <text:s/>Participar en diferentes proyectos.</text:p>
          </table:table-cell>
          <table:table-cell office:value-type="string" calcext:value-type="string">
            <text:p>Conocimiento intermedio en SQL. <text:s/>Conocimiento intermedio en HTML. <text:s/>Conocimiento básico en MS Visio o alguna herramienta de modelamiento de flujos (deseable).</text:p>
          </table:table-cell>
          <table:table-cell table:number-columns-repeated="1020"/>
        </table:table-row>
        <table:table-row table:style-name="ro1">
          <table:table-cell office:value-type="float" office:value="860" calcext:value-type="float">
            <text:p>860</text:p>
          </table:table-cell>
          <table:table-cell office:value-type="string" calcext:value-type="string">
            <text:p>CONSULTOR SENIOR</text:p>
          </table:table-cell>
          <table:table-cell office:value-type="string" calcext:value-type="string">
            <text:p><text:s/>Control <text:s/>seguimiento y priorización de la atención de los requerimientos funcionales así como de las iniciativas regionales dentro del modelo regional de SAP. Responsable de la planificación <text:s/>definición y gestión de actividades a nivel local para la implementación de estas iniciativas. <text:s text:c="2"/>Gestión de las soluciones de las problemáticas identificadas a nivel de SAP. Responsable de brindar las respuestas oportunas a los principales clientes del negocio. <text:s text:c="2"/>Evaluación e identificación de impactos en los procesos o en la organización <text:s/>como parte de la definición o implementación de cambios en el modelo de procesos regional. <text:s text:c="2"/>Gestión de comunicaciones a nivel local sobre cambios o lanzamiento de proyectos en el marco regional de SAP. <text:s text:c="2"/>Gestión de requerimientos regionales de índole técnico con las áreas correspondientes del negocio. <text:s text:c="2"/>Elabora reportes de status de requerimientos así como presentaciones de avance.</text:p>
          </table:table-cell>
          <table:table-cell office:value-type="string" calcext:value-type="string">
            <text:p><text:s/>Experiencia mínima de 3 años en consultoría habiendo participado en el Desarrollo de proyectos y/o Implementación de Sistemas. <text:s text:c="2"/>Deseable haber utilizado la metodología ASAP en la implementación de proyectos SAP o Metodologías afines en implantación o Gestión de Proyectos (PMI <text:s/>BMP). <text:s text:c="2"/>Manejo de MS Office a nivel avanzado. <text:s text:c="2"/>Manejo de Adonis y Ms Project.</text:p>
          </table:table-cell>
          <table:table-cell table:number-columns-repeated="1020"/>
        </table:table-row>
        <table:table-row table:style-name="ro1">
          <table:table-cell office:value-type="float" office:value="885" calcext:value-type="float">
            <text:p>885</text:p>
          </table:table-cell>
          <table:table-cell office:value-type="string" calcext:value-type="string">
            <text:p>Lider de proyecto o Analista de gestion</text:p>
          </table:table-cell>
          <table:table-cell office:value-type="string" calcext:value-type="string">
            <text:p>Te invitamos a sumarte a una organización que ofrece mayores desafíos <text:s/>mejores oportunidades y más satisfacción. <text:s/>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Una organización comprometida con el trabajo en equipo y la colaboración. <text:s/>Levantar la información de los requerimientos a cara de los usuarios. <text:s/>Supervisar las funciones de programación del equipo de fábrica. <text:s/>Realizar los reportes a cara del cliente y gerencia. <text:s/>Dar los alcances de los proyectos a los usuarios internos como externos. <text:s/>Apoyo en el pase a producción.</text:p>
          </table:table-cell>
          <table:table-cell office:value-type="string" calcext:value-type="string">
            <text:p>Levantar la información de los requerimientos a cara de los usuarios. <text:s/>Supervisar las funciones de programación del equipo de fábrica. <text:s/>Realizar los reportes a cara del cliente y gerencia. <text:s/>Dar los alcances de los proyectos a los usuarios internos como externos. <text:s/>Apoyo en el pase a producción.</text:p>
          </table:table-cell>
          <table:table-cell table:number-columns-repeated="1020"/>
        </table:table-row>
        <table:table-row table:style-name="ro1">
          <table:table-cell office:value-type="float" office:value="896" calcext:value-type="float">
            <text:p>896</text:p>
          </table:table-cell>
          <table:table-cell office:value-type="string" calcext:value-type="string">
            <text:p>Especialista Medicinal Comercial</text:p>
          </table:table-cell>
          <table:table-cell office:value-type="string" calcext:value-type="string">
            <text:p>Desarrollar la venta de equipamiento Medico <text:s/>Conseguir y desarrollar clientes por medio de desarrollo Tecnológico y Aplicaciones Medicinales en las 04 Regiones <text:s/>Definir y desarrollar las marcas de Equipos Médicos para el Mercado Peruano. <text:s/>Liderar y Soportar el desarrollo de los proyectos de los nuevos hospitales del estado y privados(Venta de Gases e Equipos) <text:s/>Brindar soporte Técnico a todos los Asesores Comerciales del Área Medicinal</text:p>
          </table:table-cell>
          <table:table-cell office:value-type="string" calcext:value-type="string">
            <text:p>Profesionales de las carreras de Ingeniería. Inclinada al desarrollo de ventas. <text:s/>Experiencia mínima de 2 a 3 años en áreas comercial <text:s/>Indispensable contar con experiencia en la realización y ejecución de proyectos. Ingles a nivel Intermedio comprobado <text:s/>Deseable conocimiento en lectura de planos <text:s/>Manejo de Excel a nivel intermedio avanzado <text:s/>Manejo de Autocad <text:s/>Indispensable contar con auto propio <text:s/>Disponibilidad para laborar en el Callao</text:p>
          </table:table-cell>
          <table:table-cell table:number-columns-repeated="1020"/>
        </table:table-row>
        <table:table-row table:style-name="ro1">
          <table:table-cell office:value-type="float" office:value="918" calcext:value-type="float">
            <text:p>918</text:p>
          </table:table-cell>
          <table:table-cell office:value-type="string" calcext:value-type="string">
            <text:p>Asistente / Programador Net</text:p>
          </table:table-cell>
          <table:table-cell office:value-type="string" calcext:value-type="string">
            <text:p>Accenture es una empresa global de consultoría en management <text:s/>servicios de tecnología y outsourcing. Combinando una experiencia incomparable <text:s/>amplias capacidades en todas las industrias y funciones de negocios y una amplia investigación respecto de las empresas más exitosas del mundo. <text:s text:c="3"/>Nos encontramos en la búsqueda de un profesional de sistemas con experiencia realizando analisis de requerimientos y diseño de soluciones de desarrollo con herramienta Microsoft .NET. para desempeñarse como Asistente / Programador.</text:p>
          </table:table-cell>
          <table:table-cell office:value-type="string" calcext:value-type="string">
            <text:p>Mínimo contar con 1 a 2 años realizando análisis de requerimientos y diseño de soluciones de desarrollo con herramienta Microsoft .NET. <text:s/>Conocimiento en Visual Basic 6 y base de datos SQL Server. <text:s/>Se valorará experiencia en el rubro de Banco y/o Seguros.</text:p>
          </table:table-cell>
          <table:table-cell table:number-columns-repeated="1020"/>
        </table:table-row>
        <table:table-row table:style-name="ro1">
          <table:table-cell office:value-type="float" office:value="925" calcext:value-type="float">
            <text:p>925</text:p>
          </table:table-cell>
          <table:table-cell office:value-type="string" calcext:value-type="string">
            <text:p>Trainees en Programación</text:p>
          </table:table-cell>
          <table:table-cell office:value-type="string" calcext:value-type="string">
            <text:p>Te invitamos a sumarte a una organización que ofrece mayores desafíos <text:s/>mejores oportunidades y más satisfacción. <text:s/>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 <text:s/>Nos encontramos en la búsqueda de Trainees en Programación: <text:s/>Egresados de las carreras Técnicas o Universitarias Titulado de la carrera de Ing. De Sistemas <text:s/>Informática o Software. <text:s/>Experiencia mínima de 6 meses a 1 año viendo temas ligados a la programación algún lenguaje de programación <text:s/>JAVA <text:s/>ASP .NET <text:s/>POWE</text:p>
          </table:table-cell>
          <table:table-cell office:value-type="string" calcext:value-type="string">
            <text:p>Experiencia mínima de 6 meses a 1 año viendo temas ligados a la programación algún lenguaje de programación <text:s/>JAVA <text:s/>ASP .NET <text:s/>POWER BUILDER <text:s/>ORACLE PL SQL <text:s/>COBOL <text:s/>etc. <text:s/>Manejo de base de datos SQ SERVER y ORACLE.</text:p>
          </table:table-cell>
          <table:table-cell table:number-columns-repeated="1020"/>
        </table:table-row>
        <table:table-row table:style-name="ro1">
          <table:table-cell office:value-type="float" office:value="929" calcext:value-type="float">
            <text:p>929</text:p>
          </table:table-cell>
          <table:table-cell office:value-type="string" calcext:value-type="string">
            <text:p>Practicante de Sistemas</text:p>
          </table:table-cell>
          <table:table-cell office:value-type="string" calcext:value-type="string">
            <text:p>Conocimiento en desarrollo de aplicaciones web y cliente/servidor <text:s/>en .Net 2005 <text:s/>SQL 2000/2005. <text:s/>Indispensable manejo de Vb 6.0 a nivel Intermedio. <text:s/>Conocimiento en el desarrollo de aplicaciones Winform y webforme 2005.NET (VB <text:s/>C#) indispensable. <text:s/>Manejo de base de datos SQL Server 2000/2005.</text:p>
          </table:table-cell>
          <table:table-cell office:value-type="string" calcext:value-type="string">
            <text:p>Mínima.</text:p>
          </table:table-cell>
          <table:table-cell table:number-columns-repeated="1020"/>
        </table:table-row>
        <table:table-row table:style-name="ro1">
          <table:table-cell office:value-type="float" office:value="939" calcext:value-type="float">
            <text:p>939</text:p>
          </table:table-cell>
          <table:table-cell office:value-type="string" calcext:value-type="string">
            <text:p>Investigador Junior</text:p>
          </table:table-cell>
          <table:table-cell office:value-type="string" calcext:value-type="string">
            <text:p>Diseño de hardware y desarrollo de software de una red inalámbrica de sensores que facilite el inventario y monitoreo de mamíferos en la reserva AllpahuayoMishana – Iquitos. <text:s/>El objetivo del investigador contratado es desarrollar un nodo de red. Cada nodo es un dispositivo que toma una fotografía cada vez que recibe una señal. El nodo estará compuesto por partes COTS (“Comercial available OfftheShelf”): un microprocesador y periféricos tales como una cámara fotográfica <text:s/>flash infrarrojo y disparador PIR. Además <text:s/>si fuera necesario <text:s/>el mencionado dispositivo debe de controlar otros dispositivos necesarios para cumplir con el propósito mencionado. Para cumplir con su función de red <text:s/>el nodo debe incorporar una radio. <text:s/>El funcionamiento del dispositivo es como sigue: cada vez que el disparador PIR detecte la presencia de algún objeto dentro de su rango de cobertura <text:s/>enviará una señal al microcontrolador <text:s/>el cual activará el flash infrarrojo y la cámara fotográfica. Adicionalmente debe almacenar las imágenes y (re)transmitirlas diariamente. <text:s/>En resumen el fin principal de los nodos es registrar la actividad de los mamiferos haciendo uso de fotografías (single shot <text:s/>multiple shot) e incluso video (si el software <text:s/>el hardware y la cantidad de trabajo de investigación invertidos fueran reutilizables). <text:s/>El dispositivo debe consumir la menor cantidad de energía posible <text:s/>especial consideración debe tenerse con respecto a la radio que se utilizará. Otras especificaciones son: <text:s/>Resolución de imagen &gt; 800 x 600 <text:s/>Tamaño de imagen &lt; 600 kB <text:s/>Consumo en standby &lt; 100 mA <text:s/>Almacenamiento SD Card &gt; 1 Gb <text:s/>Tiempo de respuesta del nodo &lt; 1 s <text:s/>Tiempo de respuesta inmediata &lt; 1 s <text:s/>Tiempo duración de batería &gt; 3 meses <text:s/>Configuración remota</text:p>
          </table:table-cell>
          <table:table-cell office:value-type="string" calcext:value-type="string">
            <text:p>Conocimientos DEMOSTRABLES del postulante: <text:s text:c="2"/>Programación de microcontroladores Atmel. <text:s text:c="2"/>Programación en entorno de desarrollo Arduino. <text:s text:c="2"/>Control de periféricos vía bus SPI y/o puertos UART <text:s text:c="2"/>Programación en lenguaje C y/o C++. <text:s text:c="2"/>Linux scripting. <text:s text:c="3"/>Entregables: <text:s/>01 documento (la tesis). <text:s/>01 manual de uso. <text:s/>01 artículo (el cual será enviado a algún congreso). <text:s/>01 código fuente de todo programa <text:s/>script u otro código generado. <text:s/>01 juego de planos de cualquier hardware desarrollado. <text:s/>01 juego de informes mensuales de avance</text:p>
          </table:table-cell>
          <table:table-cell table:number-columns-repeated="1020"/>
        </table:table-row>
        <table:table-row table:style-name="ro1">
          <table:table-cell office:value-type="float" office:value="954" calcext:value-type="float">
            <text:p>954</text:p>
          </table:table-cell>
          <table:table-cell office:value-type="string" calcext:value-type="string">
            <text:p>Especialista Business Object</text:p>
          </table:table-cell>
          <table:table-cell office:value-type="string" calcext:value-type="string">
            <text:p><text:s/>Brindar soporte en los proyectos de inteligencia de negocios en el desarrollo e implantación de la plataforma. <text:s text:c="2"/>Analizar los requerimientos de los usuarios. <text:s text:c="2"/>Desarrollar modelos de datos para la extracción de información.</text:p>
          </table:table-cell>
          <table:table-cell office:value-type="string" calcext:value-type="string">
            <text:p><text:s/>Experiencia de 4 a 5 años manejando la herramienta Business Object. <text:s text:c="2"/>Haber trabajo en proyectos de implementación utilizando Business Objetc. <text:s text:c="2"/>Manejo de Universo y modificación de los mismos. <text:s text:c="2"/>Realizar Mapeos. <text:s text:c="2"/>Manejo de Estándares. <text:s text:c="2"/>De preferencia <text:s/>haber trabajado en empresas del rubro de Telecomunicaciones.</text:p>
          </table:table-cell>
          <table:table-cell table:number-columns-repeated="1020"/>
        </table:table-row>
        <table:table-row table:style-name="ro1">
          <table:table-cell office:value-type="float" office:value="958" calcext:value-type="float">
            <text:p>958</text:p>
          </table:table-cell>
          <table:table-cell office:value-type="string" calcext:value-type="string">
            <text:p>Practicante de Administración de Proyectos</text:p>
          </table:table-cell>
          <table:table-cell office:value-type="string" calcext:value-type="string">
            <text:p>Planificar y monitorear los procesos de instalación de servicios. <text:s/>Coordinar las reuniones internas y con clientes. <text:s/>Analizar <text:s/>reportar y tomar acciones correctivas frente a la relación de proyectos en cartera.</text:p>
          </table:table-cell>
          <table:table-cell office:value-type="string" calcext:value-type="string">
            <text:p>En gestión de Proyectos.</text:p>
          </table:table-cell>
          <table:table-cell table:number-columns-repeated="1020"/>
        </table:table-row>
        <table:table-row table:style-name="ro1">
          <table:table-cell office:value-type="float" office:value="962" calcext:value-type="float">
            <text:p>962</text:p>
          </table:table-cell>
          <table:table-cell office:value-type="string" calcext:value-type="string">
            <text:p>Java Software Engineer</text:p>
          </table:table-cell>
          <table:table-cell office:value-type="string" calcext:value-type="string">
            <text:p><text:s/>Colabora en el análisis y levantamiento de requerimientos. <text:s text:c="2"/>Colabora en el diseño del sistema y definición del plan de proyecto. <text:s text:c="2"/>Cumple con las tareas asignadas en el cronograma. <text:s text:c="2"/>Brinda soporte y mantenimiento del programa. <text:s text:c="2"/>Colabora en investigaciones con el fin de mejorar los procesos <text:s/>identifica tecnologías que se pueden utilizar y brindar soluciones a problemas. <text:s text:c="2"/>Ejecuta plan de pruebas y corrección de defectos para asegurar el correcto funcionamiento de los componentes desarrollados. <text:s text:c="2"/>Elabora y envía informes escritos y verbales periódicos al jefe inmediato sobre la ejecución de tareas asignadas. <text:s text:c="2"/>Participa en reuniones del proyecto con el equipo de trabajo y el jefe directo. <text:s text:c="2"/>Crea documentos requeridos en el proyecto. <text:s text:c="2"/>Colabora en la implantación del producto o los componentes desarrollados. <text:s text:c="2"/>Cuando sea necesario brinda capacitación a otros(as) colaboradores(as).</text:p>
          </table:table-cell>
          <table:table-cell office:value-type="string" calcext:value-type="string">
            <text:p><text:s/>Experiencia mínima de 3 años en desarrollo de software en Java EE (Web <text:s/>Web Services). <text:s text:c="2"/>Experiencia mínima de 3 años en Back end. <text:s text:c="2"/>Sólidos conocimientos de algoritmos <text:s/>estructuras de datos y programación orientada a objetos. <text:s text:c="2"/>Experiencia comprobada en frameworks como Struts2/Webwork <text:s/>Hibernate <text:s/>Spring. <text:s text:c="2"/>Experiencia comprobada en JavaScript <text:s/>CSS <text:s/>XML y programación AJAX con librerías como jQuery <text:s/>ExtJS <text:s/>GWT u otras. <text:s text:c="2"/>Experiencia con SQL y programación en BD. <text:s text:c="2"/>Deseable experiencia con Linux o BSD <text:s/>herramientas y desarrollo en un entorno Linux o BSD. <text:s text:c="2"/>Capacidad para identificar issues y solucionar problemas. <text:s text:c="2"/>Dominio del idioma inglés a nivel avanzado. <text:s/>. Disponibilidad inmediata</text:p>
          </table:table-cell>
          <table:table-cell table:number-columns-repeated="1020"/>
        </table:table-row>
        <table:table-row table:style-name="ro1">
          <table:table-cell office:value-type="float" office:value="965" calcext:value-type="float">
            <text:p>965</text:p>
          </table:table-cell>
          <table:table-cell office:value-type="string" calcext:value-type="string">
            <text:p>Analista Funcional .NET</text:p>
          </table:table-cell>
          <table:table-cell office:value-type="string" calcext:value-type="string">
            <text:p>En la actualidad nos encontramos en la búsqueda de jóvenes profesionales o estudiantes de últimos ciclos de la carrera de Ingeniería de Sistemas <text:s/>Informática o afines <text:s/>técnicos o universitarios para integrarse a una prestigiosa empresa multinacional. <text:s/>Buscamos profesionales con experiencia para desempeñarse como Analistas Funcionales <text:s/>Visual Basic 6 .NET <text:s text:c="2"/>ASP .NET para integrarse a una prestigiosa empresa multinacional. <text:s/>Funciones: <text:s text:c="2"/>Análisis de requerimientos funcionales y elaboración de diseños técnicos. <text:s text:c="2"/>Lideras pequeños equipos llevando a cabo buena organización <text:s/>delegando responsabilidades así como haciendo seguimiento de los módulos.</text:p>
          </table:table-cell>
          <table:table-cell office:value-type="string" calcext:value-type="string">
            <text:p><text:s/>Mínimo contar con 3 a 4 años realizando analizar de requerimientos <text:s/>programar de actividades dirigidas al diseño de soluciones de desarrollo bajo la herramienta Microsoft .NET. <text:s text:c="2"/>Conocimiento en Visual Basic 6 y base de datos SQL Server. <text:s text:c="2"/>Deseable co</text:p>
          </table:table-cell>
          <table:table-cell table:number-columns-repeated="1020"/>
        </table:table-row>
        <table:table-row table:style-name="ro1">
          <table:table-cell office:value-type="float" office:value="966" calcext:value-type="float">
            <text:p>966</text:p>
          </table:table-cell>
          <table:table-cell office:value-type="string" calcext:value-type="string">
            <text:p>Analista Funcional Datastage</text:p>
          </table:table-cell>
          <table:table-cell office:value-type="string" calcext:value-type="string">
            <text:p><text:s/>Diseño y desarrollo de procesos de ETL. <text:s text:c="2"/>Análisis de mejora de performance.</text:p>
          </table:table-cell>
          <table:table-cell office:value-type="string" calcext:value-type="string">
            <text:p><text:s/>Experiencia de 2 a 4 años manejando la herramienta Datastage <text:s text:c="2"/>Haber trabajo en proyectos de implementación utilizando Datastage. <text:s text:c="2"/>Experiencia en el desarrollo de ETL <text:s text:c="2"/>Conocimiento de SQL <text:s text:c="2"/>Interés en desarrollarse en una empresa de IT. <text:s text:c="2"/>De preferencia <text:s/>haber trabajado en empresas del rubro de Telecomunicaciones.</text:p>
          </table:table-cell>
          <table:table-cell table:number-columns-repeated="1020"/>
        </table:table-row>
        <table:table-row table:style-name="ro1">
          <table:table-cell office:value-type="float" office:value="988" calcext:value-type="float">
            <text:p>988</text:p>
          </table:table-cell>
          <table:table-cell office:value-type="string" calcext:value-type="string">
            <text:p>Técnico Junior</text:p>
          </table:table-cell>
          <table:table-cell office:value-type="string" calcext:value-type="string">
            <text:p>Implementación y operación de despliegue de Google Apps. <text:s/>Coordinación permanente con el cliente <text:s/>vía correo <text:s/>teléfono y mensajería. <text:s/>Resolución de problemas y soporte de implementación y operación. <text:s/>Elaboración de documentos de seguimiento <text:s/>Usar herramientas y técnicas informáticas para recolectar datos <text:s/>analizar <text:s/>diseñar <text:s/>desarrollar e implementar soluciones asociadas a Google Apps.</text:p>
          </table:table-cell>
          <table:table-cell office:value-type="string" calcext:value-type="string">
            <text:p>Experiencia de 1 a 2 años como Administrador de Red o Infraestructura. <text:s/>Conocimiento en sistema operativos Windows (Cliente/Servidor), clientes de correo (Outlook <text:s/>Lotus Client <text:s/>Thunderbird), Navegadores Web <text:s/>Google Chrome <text:s/>Firefox <text:s/>IE. <text:s/>Conocimiento de Redes de datos <text:s/>certificación CCNA deseable. <text:s/>Conocimiento en administración y uso de sistemas de mensajería (deseable). <text:s/>Interés en desarrollarse en tecnología y servicios cloud (Google Apps).</text:p>
          </table:table-cell>
          <table:table-cell table:number-columns-repeated="1020"/>
        </table:table-row>
        <table:table-row table:style-name="ro1">
          <table:table-cell office:value-type="float" office:value="991" calcext:value-type="float">
            <text:p>991</text:p>
          </table:table-cell>
          <table:table-cell office:value-type="string" calcext:value-type="string">
            <text:p>Auxiliar de Infraestructura Tecnológica</text:p>
          </table:table-cell>
          <table:table-cell office:value-type="string" calcext:value-type="string">
            <text:p>Documentar la información de los proceses del área de Infraestructura Tecnológica. <text:s text:c="2"/>Diseño de los diagramas de flujo y catálogos de servicios de Infraestructura Tecnológica. <text:s text:c="2"/>Planificación y control de los mantenimientos preventivos y correctivos a los equipos informáticos. <text:s text:c="2"/>Brindar el soporte técnico presencial a los usuarios finales de TGS relacionado al Hardware y Software de los equipos informáticos. <text:s text:c="2"/>Actualizar el registro de actividades permanente de los formatos existentes. <text:s text:c="2"/>Identificar y controlar el inventario de los equipos informáticos (Equipos de baja <text:s/>Equipos en Leasing <text:s/>equipos reemplazados <text:s/>etc.). <text:s text:c="2"/>Llevar el control de la lista de software utilizados en la empresa.</text:p>
          </table:table-cell>
          <table:table-cell office:value-type="string" calcext:value-type="string">
            <text:p>Experiencia mínima de 1 año en cargos similares.</text:p>
          </table:table-cell>
          <table:table-cell table:number-columns-repeated="1020"/>
        </table:table-row>
        <table:table-row table:style-name="ro1">
          <table:table-cell office:value-type="float" office:value="993" calcext:value-type="float">
            <text:p>993</text:p>
          </table:table-cell>
          <table:table-cell office:value-type="string" calcext:value-type="string">
            <text:p>Analista Senior BI</text:p>
          </table:table-cell>
          <table:table-cell office:value-type="string" calcext:value-type="string">
            <text:p>Responsable de manejar proyectos de analítica (modelos estadísticos <text:s/>simulaciones) <text:s/>gestión de base de datos <text:s/>análisis de mercado <text:s/>mantenimiento de programaciones estadísticas <text:s/>elaboración de informes y presentaciones.</text:p>
          </table:table-cell>
          <table:table-cell office:value-type="string" calcext:value-type="string">
            <text:p>Diplomado en Business Inteligence <text:s text:c="2"/>CMR. <text:s/>Con estudios técnico en SQL.</text:p>
          </table:table-cell>
          <table:table-cell table:number-columns-repeated="1020"/>
        </table:table-row>
        <table:table-row table:style-name="ro1">
          <table:table-cell office:value-type="float" office:value="994" calcext:value-type="float">
            <text:p>994</text:p>
          </table:table-cell>
          <table:table-cell office:value-type="string" calcext:value-type="string">
            <text:p>Practicante de Sistemas</text:p>
          </table:table-cell>
          <table:table-cell office:value-type="string" calcext:value-type="string">
            <text:p>Recibir <text:s/>coordinar y canalizar los requerimientos de los usuarios finales en lo referente a la implementación de todos los servicios informáticos instalados en la red interna de la BVL.Coordinar y supervisar el mantenimiento y soporte que deben brindar los socios tecnológicos y proveedores de hardware a los servicios de red LAN <text:s/>WIFI <text:s/>central telefónica <text:s/>cableado <text:s/>switches y UPS. Mantener el inventario de los equipos actualizados identificando a los usuarios de los mismos e informando a la Jefatura de Soporte Técnico de las posibles incidencias con los mismos.Apoyar en la instalación y configuración de equipos de cómputo a los usuarios finales asegurando que las configuraciones que se establecen cumplan con el perfil solicitado.</text:p>
          </table:table-cell>
          <table:table-cell office:value-type="string" calcext:value-type="string">
            <text:p>Conocimiento de sistemas operativos de familia Windows Deseable conocimiento de HPUX/linux Conocimiento de redes Windows.</text:p>
          </table:table-cell>
          <table:table-cell table:number-columns-repeated="1020"/>
        </table:table-row>
        <table:table-row table:style-name="ro1">
          <table:table-cell office:value-type="float" office:value="995" calcext:value-type="float">
            <text:p>995</text:p>
          </table:table-cell>
          <table:table-cell office:value-type="string" calcext:value-type="string">
            <text:p>Analista de SAP</text:p>
          </table:table-cell>
          <table:table-cell office:value-type="string" calcext:value-type="string">
            <text:p>Analizar <text:s/>diseñar y plantear propuestas de solución en el sistema SAP de la compañía. Así mismo participar en la implementación de proyectos de SAP <text:s/>brindando el soporte y la asesoría oportuna a las demás áreas. <text:s/>Gestionar y administrar soluciones técnicas y funcionales en los módulos SAP R3 y ISU que se encuentren dentro de su responsabilidad. <text:s/>Brindar soporte en los módulos SAP R3 y ISU que se encuentren dentro de su ámbito de responsabilidad. <text:s/>Aplicar innovación tecnológica en los sistemas Core de la Compañía <text:s/>promoviendo soluciones óptimas a los procesos de negocio mediante herramientas de portabilidad. <text:s/>Organizar el entrenamiento para los usuarios y mantener el uso productivo de los sistemas actuales y nuevos. <text:s/>Cumplir lo establecido en la documentación de los Sistemas de Gestión. <text:s/>Dar soporte a incidentes en los sistemas de información. <text:s/>Analizar nuevos requerimientos y/o necesidades tecnológicas de software.</text:p>
          </table:table-cell>
          <table:table-cell office:value-type="string" calcext:value-type="string">
            <text:p>Cursos complementarios en Gestión de Proyectos. <text:s/>Experiencia de 6 años como Analista SAP en áreas de TI. <text:s/>Experiencia de 4 años como analista funcional y de soporte en SAP. <text:s/>Experiencia de 2 años en proyectos de implementación SAP ERP. <text:s/>Conocimiento de ERP’S (SAP) a nivel funcional en los siguientes módulos: PM <text:s/>Mantenimiento de Planta (indispensable) <text:s/>WM <text:s/>Work Management <text:s/>Work flow (indispensable) <text:s/>MM <text:s/>Gestión de Materiales <text:s/>PS <text:s/>Gestión de Proyectos <text:s/>SD – Ventas <text:s/>CRM <text:s/>Gestión de la relación de clientes. <text:s/>Academias realizadas de: ABAP. <text:s/>Certificado en el modulo de PM. <text:s/>Manejo de herramientas para el control y seguimiento de proyectos. <text:s/>Conocimiento de MS Office a nivel avanzado (Word Excel <text:s/>Power Point). <text:s/>Conocimiento en el manejo de herramientas gestoras de base de datos a nivel intermedio (SQL Server <text:s/>DB2 <text:s/>Oracle). <text:s/>Conocimientos técnicos en lenguajes de programación Web (.Net <text:s/>Java). <text:s/>Ingles intermedio.</text:p>
          </table:table-cell>
          <table:table-cell table:number-columns-repeated="1020"/>
        </table:table-row>
        <table:table-row table:style-name="ro1">
          <table:table-cell office:value-type="float" office:value="1012" calcext:value-type="float">
            <text:p>1012</text:p>
          </table:table-cell>
          <table:table-cell office:value-type="string" calcext:value-type="string">
            <text:p>Practicante de Hacklab</text:p>
          </table:table-cell>
          <table:table-cell office:value-type="string" calcext:value-type="string">
            <text:p><text:s/>Investigación en Internet. <text:s text:c="2"/>Realizar cosas con arduino y programación web.</text:p>
          </table:table-cell>
          <table:table-cell office:value-type="string" calcext:value-type="string">
            <text:p>CONOCIMIENTOS: <text:s text:c="2"/>En prototipado rápido para diferentes tecnologías (Smartphones <text:s/>Web <text:s/>Electrónica <text:s/>Robótica). <text:s text:c="2"/>Computación física / prototipado (p.e. con Arduino <text:s/>Raspberry y módulos de Electrónica). <text:s text:c="2"/>Desarrollo Mobile (Android <text:s/>IOS). <text:s text:c="2"/>Hacking . <text:s text:c="2"/>De Programación (Java <text:s/>Android <text:s/>C/C++ <text:s/>Python). <text:s text:c="2"/>Conocimientos básicos en el manejo de componentes electrónicos. <text:s text:c="3"/>ESTUDIOS: <text:s text:c="2"/>Estudiantes de los últimos ciclos o egresados de las carreras siguientes: Arte/ Diseño <text:s/>Computación e Informática <text:s/>Ingeniería Electrónica o Mecánica. <text:s text:c="3"/>REQUERIMIENTOS <text:s text:c="2"/>Gusto por la investigación en tecnologías y diseño. <text:s text:c="3"/>COMPETENCIAS PERSONALES Y/O TÉCNICAS: <text:s text:c="2"/>Análisis <text:s/>creatividad <text:s/>responsabilidad. <text:s text:c="2"/>Empatía <text:s/>proactividad.</text:p>
          </table:table-cell>
          <table:table-cell table:number-columns-repeated="1020"/>
        </table:table-row>
        <table:table-row table:style-name="ro1">
          <table:table-cell office:value-type="float" office:value="1201" calcext:value-type="float">
            <text:p>1201</text:p>
          </table:table-cell>
          <table:table-cell office:value-type="string" calcext:value-type="string">
            <text:p>Analista de Proyectos <text:s/>Sistemas</text:p>
          </table:table-cell>
          <table:table-cell office:value-type="string" calcext:value-type="string">
            <text:p>Sus principales funciones serán: <text:s/>Planear y administrar con los proveedores y/o usuario final el desarrollo del proyecto. <text:s/>Coordinar y facilitar los recursos necesarios para la ejecución correcta del proyecto. <text:s/>Supervisar el avance del proyecto <text:s/>asegurando el cumplimiento de la metodología y los estándares de calidad propuesta. <text:s/>Liderar reuniones con proveedores o clientes internos (recursos externos) siendo responsable de la asignación de objetivos <text:s/>control y seguimiento de las tareas asignadas. <text:s/>Supervisar y controlar el presupuesto de cada proyectos de sistema de control.</text:p>
          </table:table-cell>
          <table:table-cell office:value-type="string" calcext:value-type="string">
            <text:p>Experiencia mínima de 2 años supervisando proyectos de sistemas de infraestructura <text:s/>locales e internacionales de gran envergadura (Sistemas o Telecomunicaciones). <text:s/>Indispensable: Conocimientos en Infraestructura tecnológica <text:s/>sistemas <text:s/>temas afines.</text:p>
          </table:table-cell>
          <table:table-cell table:number-columns-repeated="1020"/>
        </table:table-row>
        <table:table-row table:style-name="ro1">
          <table:table-cell office:value-type="float" office:value="1305" calcext:value-type="float">
            <text:p>1305</text:p>
          </table:table-cell>
          <table:table-cell office:value-type="string" calcext:value-type="string">
            <text:p>Especialista Microsoft SharePoint</text:p>
          </table:table-cell>
          <table:table-cell office:value-type="string" calcext:value-type="string">
            <text:p><text:s/>Instalación y configuración del site del cliente. <text:s text:c="2"/>Relevamiento de información para plasmar el esquema de Gobernabilidad de los Sites. <text:s text:c="2"/>Construcción de Taxonomía de los Sites y Flujos de trabajo requeridos. <text:s text:c="2"/>Coordinar con el equipo de desarrolladores para la construcción de WebParts.</text:p>
          </table:table-cell>
          <table:table-cell office:value-type="string" calcext:value-type="string">
            <text:p>Experiencia mínima deseable 2 años de experiencia en tecnología SharePoint. <text:s/>Conocimientos: <text:s text:c="2"/>Desarrollo de portales con Microsoft SharePoint 2010 . <text:s text:c="2"/>Desarrollo de portales con InfoPath 2010 (deseable). <text:s text:c="2"/>Desarrollo de soluciones con Microsoft .NET . <text:s text:c="2"/>Soluciones de Gestión Documental (deseable) . <text:s text:c="2"/>MS SQL Server 2008. <text:s/>Software <text:s text:c="2"/>SharePoint Server. <text:s text:c="2"/>Visual Studio. <text:s text:c="2"/>SharePoint Designer.</text:p>
          </table:table-cell>
          <table:table-cell table:number-columns-repeated="1020"/>
        </table:table-row>
        <table:table-row table:style-name="ro1">
          <table:table-cell office:value-type="float" office:value="1312" calcext:value-type="float">
            <text:p>1312</text:p>
          </table:table-cell>
          <table:table-cell office:value-type="string" calcext:value-type="string">
            <text:p>Consultor SIEBEL</text:p>
          </table:table-cell>
          <table:table-cell table:number-columns-repeated="2" office:value-type="string" calcext:value-type="string">
            <text:p><text:s/>Realizar actividades de diseño de aplicaciones (por ej. <text:s/>escribir diseños funcionales). <text:s text:c="2"/>Dar soporte en la realización de análisis de brechas entre requerimientos de negocios y software. <text:s text:c="2"/>Dar soporte en definición de la arquitectura de integración y del modelo de datos. <text:s text:c="2"/>Crear requerimientos funcionales para el diseño de aplicaciones.</text:p>
          </table:table-cell>
          <table:table-cell table:number-columns-repeated="1020"/>
        </table:table-row>
        <table:table-row table:style-name="ro1">
          <table:table-cell office:value-type="float" office:value="1320" calcext:value-type="float">
            <text:p>1320</text:p>
          </table:table-cell>
          <table:table-cell office:value-type="string" calcext:value-type="string">
            <text:p>Administrador de Servidores y Redes</text:p>
          </table:table-cell>
          <table:table-cell office:value-type="string" calcext:value-type="string">
            <text:p>Administración <text:s/>configuración y soporte de la infraestructura de virtualización VMware VSPhere. <text:s/>Administración de los servicios Microsoft. <text:s/>Administración <text:s/>y soporte de la plataforma Microsoft Exchange 2010. <text:s/>Administración y configuración de la infraestructura de Networking CISCO encapa 2 y 3. <text:s/>Soporte y operación de la soluciones de respaldo de información <text:s/>Administración y configuración de solución de seguridad perimetral Checkpoint <text:s/>Diagnóstico y solución de incidencias (Soporte de nivel 2 y 3) y escalamiento de inconvenientes. <text:s/>Administración de la infraestructura de servidores y soluciones de almacenamiento físicos. <text:s/>Administración de la solución de Telefonía IP corporativa. <text:s/>Gestionar proyectos de mejora en la infraestructura IT.</text:p>
          </table:table-cell>
          <table:table-cell office:value-type="string" calcext:value-type="string">
            <text:p>Administración y mantenimiento de servidores Windows y Linux. <text:s/>Administración e implementación de servidores Proxy <text:s/>Web servers <text:s/>correo electrónico Exchange Server 2010 <text:s/>y sistemas de colaboración Microsoft SHAREPOINT (Deseable). <text:s/>Configuración y mantenimiento de redes Ethernet <text:s/>incluyendo el diseño y programación de routers CISCO (capa 2 y 3) LAN y WAN. <text:s/>Conocimientos de programación en lenguajes script <text:s/>configuración de servidores web (ej. Apache). <text:s/>Conocimientos básicos de telefonía IP. <text:s/>Dominio de servicios Directorio activo <text:s/>DNS <text:s/>DHCP <text:s/>VPN <text:s/>IIS <text:s/>Apache <text:s/>DFS <text:s/>virtualización y consolidación de servidores. <text:s/>Conocimientos de Hardware de servidores DELL <text:s/>e IBM Blade y SAN (Deseable). <text:s/>Conocimientos en ITIL <text:s/>seguridad informática <text:s/>Cobit (Deseable). <text:s/>Dos años en implementación de servicios basados en Windows y Linux (Exchange <text:s/>Active Directory <text:s/>Sharepoint <text:s/>File System). <text:s/>En administración de plataformas de virtualización. <text:s/>En configuración y administración de redes (de preferencia con CISCO). <text:s/>Grato clima laboral <text:s/>beneficios de acuerdo a ley <text:s/>planilla <text:s/>actividades recreativas <text:s/>convenios educativos <text:s/>entre otros.</text:p>
          </table:table-cell>
          <table:table-cell table:number-columns-repeated="1020"/>
        </table:table-row>
        <table:table-row table:style-name="ro1">
          <table:table-cell office:value-type="float" office:value="1346" calcext:value-type="float">
            <text:p>1346</text:p>
          </table:table-cell>
          <table:table-cell office:value-type="string" calcext:value-type="string">
            <text:p>Ingeniero de Redes Junior</text:p>
          </table:table-cell>
          <table:table-cell office:value-type="string" calcext:value-type="string">
            <text:p>Participar de los proyectos de implementación de servicio de clientes. <text:s/>Conocer al detalle <text:s/>las soluciones y funcionalidades de la actual cartera negocios de la empresa. <text:s/>Diseñar y desarrollar las propuestas técnicas de las soluciones. <text:s/>Diseño de conectividad en core de clientes: routeres <text:s/>switches <text:s/>networking: TCP/IP <text:s/>protocolos de ruteo WAN y LAN. <text:s/>Participar de reuniones de coordinación con la Gerencia Comercial <text:s/>ISP y NOC. <text:s/>Coordinación técnica con el área de redes y comunicaciones para la comprensión y solución a las oportunidades de negocio. <text:s/>Provisión de servicio de networking y configuración de seguridad. <text:s/>Gestión <text:s/>implementación e instalación de equipos de Seguridad (Firewalls <text:s/>IPS <text:s/>Proxys <text:s/>filtros de contenido <text:s/>optimizadores de ancho de banda y calidad de servicio <text:s/>Servidores Antivirus / AntiSpam). en diferentes marcas. <text:s/>Análisis de vulnerabilidades <text:s/>aplicando procedimientos <text:s/>técnicas y herramientas de detección y diagnostico.</text:p>
          </table:table-cell>
          <table:table-cell office:value-type="string" calcext:value-type="string">
            <text:p>Experiencia: <text:s/>a. Experiencia de 03 años en el Sector TIC. <text:s/>b. Gestión <text:s/>operación y supervisión en servicios de seguridad perimetral. <text:s/>c. Ejecución de Procedimientos de seguridad de la información. <text:s/>d. Análisis de vulnerabilidades y provisión de servicios de seguridad. <text:s/>e. Haber trabajado como parte de un área de operación. <text:s/>f. Manejo de equipamiento de TIC (deseable). <text:s text:c="3"/>Conocimientos: <text:s/>a. ITIL <text:s/>PMBOK. <text:s/>b. Gestión de Seguridad de la Información. <text:s/>c. Conocimientos de Conectividad y haber realizado propuestas de solución de Core en LAN del cliente. <text:s/>d. Conocimiento de cableado estructurado <text:s/>e. Conocimiento de plataformas Unix/Linux <text:s/>f. Conocimiento de plataformas Windows. <text:s/>g. Conocimiento de plataformas tecnologías de procesamiento <text:s/>almacenamiento y comunicaciones. <text:s/>h. Conocimiento de plataformas virtualizadas (Vmware <text:s/>KVM <text:s/>etc.) <text:s/>i. Conocimiento de Plataformas de Software. <text:s text:c="3"/>Certificaciones Deseables: <text:s/>a. Cisco Certified Network Associate (CCNA</text:p>
          </table:table-cell>
          <table:table-cell table:number-columns-repeated="1020"/>
        </table:table-row>
        <table:table-row table:style-name="ro1">
          <table:table-cell office:value-type="float" office:value="1386" calcext:value-type="float">
            <text:p>1386</text:p>
          </table:table-cell>
          <table:table-cell office:value-type="string" calcext:value-type="string">
            <text:p>Sub Gerente de Inteligencia Comercial</text:p>
          </table:table-cell>
          <table:table-cell office:value-type="string" calcext:value-type="string">
            <text:p>ØLiderar el equipo que realiza análisis de clientes y del negocio <text:s/>e identificar oportunidades para incrementar el valor de los clientes e impulsar la competitividad de los productos y servicios de la organización. <text:s text:c="3"/>ØProponer y liderar proyectos destinados a enriquecer las fuentes de información y conocimiento <text:s/>que permitan potenciar los negocios de la empresa. <text:s text:c="3"/>ØDiseñar e implementar el modelo de valorización de los clientes por comportamiento y potencial. <text:s text:c="3"/>ØRevisión periódica del modelo de segmentación de clientes de acuerdo a variables relevantes y accionables por el negocio. <text:s text:c="3"/>ØProporcionar información a la alta gerencia y a las áreas de negocio del banco para la toma de decisiones estratégicas y tácticas. <text:s text:c="3"/>ØAsesorar a las diferentes áreas del negocio en el desarrollo de herramientas de información y reportes que permitan optimizar su gestión.</text:p>
          </table:table-cell>
          <table:table-cell office:value-type="string" calcext:value-type="string">
            <text:p>ØExperiencia de 04 años en CRM o Inteligencia Comercial <text:s/>Producto <text:s/>MKT <text:s/>Canales <text:s text:c="2"/>Planeamiento. <text:s text:c="3"/>ØMínimo 0102 años de experiencia con personal a cargo. <text:s text:c="3"/>ØMínimo 02 años de experiencia en el área de CRM o Inteligencia Comercial. <text:s text:c="3"/>ØMetodología para clusterización y segmentación de clientes y para análisis de propensión de compra. <text:s text:c="3"/>ØValorización de clientes por comportamiento y potencial. <text:s text:c="3"/>ØDeseable: SPSS <text:s/>Business Objects <text:s/>Clickview.</text:p>
          </table:table-cell>
          <table:table-cell table:number-columns-repeated="1020"/>
        </table:table-row>
        <table:table-row table:style-name="ro1">
          <table:table-cell office:value-type="float" office:value="1408" calcext:value-type="float">
            <text:p>1408</text:p>
          </table:table-cell>
          <table:table-cell office:value-type="string" calcext:value-type="string">
            <text:p>Practicante de servicio técnico</text:p>
          </table:table-cell>
          <table:table-cell office:value-type="string" calcext:value-type="string">
            <text:p>Reparación y mantenimiento de multifuncionales <text:s/>apoyo en programación y procedimientos del área.</text:p>
          </table:table-cell>
          <table:table-cell office:value-type="string" calcext:value-type="string">
            <text:p>Mínima de tres meses en reparación y mantenimiento.</text:p>
          </table:table-cell>
          <table:table-cell table:number-columns-repeated="1020"/>
        </table:table-row>
        <table:table-row table:style-name="ro1">
          <table:table-cell office:value-type="float" office:value="1453" calcext:value-type="float">
            <text:p>1453</text:p>
          </table:table-cell>
          <table:table-cell office:value-type="string" calcext:value-type="string">
            <text:p>Analista de Sistemas</text:p>
          </table:table-cell>
          <table:table-cell office:value-type="string" calcext:value-type="string">
            <text:p>Recabar <text:s/>analizar requerimientos de sistematización de procesos de gestión y productivos y determinar su viabilidad. <text:s/>Diseñar modelos de solución de software en general para satisfacer la necesidad de clientes internos y externos <text:s/>tomando en cuenta las políticas y objetivos definidos por el solicitante. <text:s/>Desarrollar la solución de software con los recursos tecnológicos asignados para atender los requerimientos de la organización. <text:s/>Certificar y probar las soluciones desarrolladas para asegurar la calidad de las mismas. <text:s/>Asegurar la integridad <text:s/>consistencia y veracidad de la información de los sistemas de software para asegurar el valor de la información. <text:s/>Optimizar las soluciones desarrolladas de software con el fin de mejorarlas de forma continua. <text:s/>Mantener y dar soporte a los sistemas de software para resolver las consultas de las áreas que usan el sistema. <text:s/>Investigar nuevas soluciones tecnológicas para incluirlos en las soluciones de la empresa.</text:p>
          </table:table-cell>
          <table:table-cell office:value-type="string" calcext:value-type="string">
            <text:p>Experiencia comprobada: <text:s/>Analizar <text:s/>diseñar <text:s/>desarrollar y optimizar soluciones de software para garantizar el funcionamiento correcto de los sistemas y asegurar el flujo operativo de las áreas de la empresa.</text:p>
          </table:table-cell>
          <table:table-cell table:number-columns-repeated="1020"/>
        </table:table-row>
        <table:table-row table:style-name="ro1">
          <table:table-cell office:value-type="float" office:value="1454" calcext:value-type="float">
            <text:p>1454</text:p>
          </table:table-cell>
          <table:table-cell office:value-type="string" calcext:value-type="string">
            <text:p>Consultor SAP Business One de Preventa</text:p>
          </table:table-cell>
          <table:table-cell office:value-type="string" calcext:value-type="string">
            <text:p><text:s/>Diagnóstico de procesos en empresas interesadas en implementar Business One. <text:s text:c="2"/>Elaboración de los documentos de alcance de una implementación. <text:s text:c="2"/>Preparación y presentación de demostraciones técnicas del sistema a clientes. <text:s text:c="2"/>Apoyo en reuniones o presentaciones de venta.</text:p>
          </table:table-cell>
          <table:table-cell office:value-type="string" calcext:value-type="string">
            <text:p><text:s/>Profesional de Ing. Sistemas <text:s/>Ing. Industrial <text:s/>Administración o carrera afín. <text:s text:c="2"/>Experiencia mínima de 2 años implementando SAP Business One en diversas empresas. <text:s text:c="2"/>Dominio de SAP Business One a nivel técnico y de procesos. <text:s text:c="2"/>Dominio de Crystal Reports. <text:s text:c="2"/>Inglés intermedio (escrito y hablado). <text:s text:c="2"/>Deseable experiencia en ventas (no indispensable). <text:s text:c="3"/>Competencias adicionales: <text:s text:c="4"/>Comunicación efectiva <text:s text:c="2"/>Facilidad de relacionamiento y negociación <text:s text:c="2"/>Iniciativa para investigar nuevas tecnologías <text:s text:c="2"/>Orientación a resultados <text:s text:c="2"/>Disposición para el trabajo en equipo <text:s text:c="2"/>Orientación al cliente <text:s text:c="3"/>Beneficios: <text:s text:c="4"/>Excelente clima laboral <text:s text:c="2"/>Ingreso a planilla con todos los beneficios de ley <text:s text:c="2"/>Remuneración acorde al mercado <text:s text:c="2"/>Línea de carrera en una consultora partner oficial SAP <text:s text:c="2"/>Bono por resultados</text:p>
          </table:table-cell>
          <table:table-cell table:number-columns-repeated="1020"/>
        </table:table-row>
        <table:table-row table:style-name="ro1">
          <table:table-cell office:value-type="float" office:value="1466" calcext:value-type="float">
            <text:p>1466</text:p>
          </table:table-cell>
          <table:table-cell office:value-type="string" calcext:value-type="string">
            <text:p>Practicante Administración de Gastos</text:p>
          </table:table-cell>
          <table:table-cell office:value-type="string" calcext:value-type="string">
            <text:p>Brindar servicio de reposición <text:s/>reparación y asignación de teléfonos celulares y fijos. <text:s/>Atención a los reclamos <text:s/>quejas o consultas de los usuarios internos de la compañía. <text:s/>Configuración e instalación de los equipos telefónicos. <text:s/>Coordinación con los proveedores para el cambio y/o devolución de los equipos. <text:s/>Asistir a la gestión de reposición de Uniformes.</text:p>
          </table:table-cell>
          <table:table-cell office:value-type="string" calcext:value-type="string">
            <text:p>Configuración de armario de telecomunicaciones (routers <text:s/>switchers <text:s/>central telefónica).</text:p>
          </table:table-cell>
          <table:table-cell table:number-columns-repeated="1020"/>
        </table:table-row>
        <table:table-row table:style-name="ro1">
          <table:table-cell office:value-type="float" office:value="1467" calcext:value-type="float">
            <text:p>1467</text:p>
          </table:table-cell>
          <table:table-cell office:value-type="string" calcext:value-type="string">
            <text:p>Practicante de Sistemas</text:p>
          </table:table-cell>
          <table:table-cell office:value-type="string" calcext:value-type="string">
            <text:p>Mantenimiento de los equipos <text:s/>detección y resolución de averías. <text:s/>Instalación Windows 7 y optimización del rendimiento. <text:s/>Instalación y actualización de software. <text:s/>Atención a usuarios (consultas <text:s/>preguntas frecuentes <text:s/>información general <text:s/>resolución de problemas <text:s/>asesoramiento).</text:p>
          </table:table-cell>
          <table:table-cell office:value-type="string" calcext:value-type="string">
            <text:p>Contar con experiencia mínima de 3 meses realizando prácticas.</text:p>
          </table:table-cell>
          <table:table-cell table:number-columns-repeated="1020"/>
        </table:table-row>
        <table:table-row table:style-name="ro1">
          <table:table-cell office:value-type="float" office:value="1476" calcext:value-type="float">
            <text:p>1476</text:p>
          </table:table-cell>
          <table:table-cell office:value-type="string" calcext:value-type="string">
            <text:p>Analista en Tecnología Cobol VAX</text:p>
          </table:table-cell>
          <table:table-cell office:value-type="string" calcext:value-type="string">
            <text:p>Análisis <text:s/>documentación técnica <text:s/>apoyo en el desarrollo y cargo de los pases a producción de aplicativos bajo está plataforma.</text:p>
          </table:table-cell>
          <table:table-cell office:value-type="string" calcext:value-type="string">
            <text:p>Experiencia mínima de 4 a más años como analista en Cobol <text:s/>de preferencia Cobol VAX. <text:s/>Base de datos DB2.</text:p>
          </table:table-cell>
          <table:table-cell table:number-columns-repeated="1020"/>
        </table:table-row>
        <table:table-row table:style-name="ro1">
          <table:table-cell office:value-type="float" office:value="1477" calcext:value-type="float">
            <text:p>1477</text:p>
          </table:table-cell>
          <table:table-cell office:value-type="string" calcext:value-type="string">
            <text:p>Analista Senior en Tecnología Cobol VAX</text:p>
          </table:table-cell>
          <table:table-cell office:value-type="string" calcext:value-type="string">
            <text:p>Análisis <text:s/>documentación técnica <text:s/>apoyo en el desarrollo y cargo de los pases a producción de aplicativos bajo está plataforma.</text:p>
          </table:table-cell>
          <table:table-cell office:value-type="string" calcext:value-type="string">
            <text:p>Experiencia mínima de 4 a más años como analista en Cobol <text:s/>de preferencia Cobol VAX. <text:s/>Base de datos DB2.</text:p>
          </table:table-cell>
          <table:table-cell table:number-columns-repeated="1020"/>
        </table:table-row>
        <table:table-row table:style-name="ro1">
          <table:table-cell office:value-type="float" office:value="1478" calcext:value-type="float">
            <text:p>1478</text:p>
          </table:table-cell>
          <table:table-cell office:value-type="string" calcext:value-type="string">
            <text:p>Analista Core IP Móvil <text:s/>Telefónica del Perú</text:p>
          </table:table-cell>
          <table:table-cell office:value-type="string" calcext:value-type="string">
            <text:p>Diseño <text:s/>configuración <text:s/>implementación y administración de redes IP. <text:s/>Despliegue y optimización del Core de Paquetes Móviles (2G 3G y 4G). <text:s/>Análisis <text:s/>validación y evaluación de la ingeniería y operación de la plataforma DPI. <text:s/>Explotación de datos para Analytics. <text:s/>Análisis <text:s/>validación y evaluación de la ingeniería y operación del Centro de Servicios Móviles. <text:s/>Seguimiento <text:s/>coordinación <text:s/>reportes de avances y resultados de los proyectos asignados con otras áreas al interno. <text:s/>Acciones y coordinaciones propias de la gestión y seguimiento con proveedores.</text:p>
          </table:table-cell>
          <table:table-cell office:value-type="string" calcext:value-type="string">
            <text:p>Entre 3 y 4 años de experiencia realizando configuración de redes <text:s/>Conocimiento de Routers <text:s/>Swithes <text:s/>MPLS <text:s/>VPN <text:s/>TCP/IP <text:s/>a nivel Avanzado <text:s/>Conocimiento de Seguridad a nivel Intermedio <text:s/>Conocimiento de Multi Router Traffic Grapher a nivel Intermedio <text:s/>Conocimiento y manejo de protocolos <text:s/>Certificación CCNA <text:s/>Certificación CCNP (Deseable)</text:p>
          </table:table-cell>
          <table:table-cell table:number-columns-repeated="1020"/>
        </table:table-row>
        <table:table-row table:style-name="ro1">
          <table:table-cell office:value-type="float" office:value="1494" calcext:value-type="float">
            <text:p>1494</text:p>
          </table:table-cell>
          <table:table-cell office:value-type="string" calcext:value-type="string">
            <text:p>Programador Power Builder 8.0</text:p>
          </table:table-cell>
          <table:table-cell office:value-type="string" calcext:value-type="string">
            <text:p>Te invitamos a sumarte a una organización que ofrece mayores desafíos <text:s/>mejores oportunidades y más satisfacción. <text:s/>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text:p>
          </table:table-cell>
          <table:table-cell office:value-type="string" calcext:value-type="string">
            <text:p>Nos encontramos en la búsqueda de Programador Power Builder 8.0: <text:s/>Egresados de las carreras Técnicas o Universitarias Titulado de la carrera de Ing. De Sistemas <text:s/>Informática o Software. <text:s/>Experiencia mínima de 1 año en programación algún lenguaje de POWER BUILDER. <text:s/>Manejo de base de datos SQL SERVER y ORACLE. <text:s/>Disponibilidad inmediata.</text:p>
          </table:table-cell>
          <table:table-cell table:number-columns-repeated="1020"/>
        </table:table-row>
        <table:table-row table:style-name="ro1">
          <table:table-cell office:value-type="float" office:value="1547" calcext:value-type="float">
            <text:p>1547</text:p>
          </table:table-cell>
          <table:table-cell office:value-type="string" calcext:value-type="string">
            <text:p>Analista Programador Web Senior en .Net (C#)</text:p>
          </table:table-cell>
          <table:table-cell office:value-type="string" calcext:value-type="string">
            <text:p>Desarrollo de aplicaciones web y servicios en ncapas usando C# <text:s/>MS –SQL Server <text:s/>Web services (SOAP/XML <text:s/>Restful/JSON). <text:s/>Capacidad de transformar requerimientos en especificaciones. <text:s/>Planeamiento y distribución óptima de tareas para desarrollos en equipo. <text:s/>Creación de diagramas de clases <text:s/>DER's <text:s/>casos de uso y casos de prueba. <text:s/>Planteamiento y elaboración de arquitecturas con tendencia al escalamiento y uso en ambientes de alta producción. <text:s/>Trabajo en equipo en desarrollos desacoplados con C#. <text:s/>Revisión de código de otros participantes del equipo. <text:s/>Garantizar la calidad del proyecto final.</text:p>
          </table:table-cell>
          <table:table-cell office:value-type="string" calcext:value-type="string">
            <text:p>Conocimiento avanzado en desarrollos web con C#. <text:s/>Conocimientos a nivel avanzado de las siguientes tecnologías: ASP.net WCF <text:s/>(RestFul <text:s/>JSon) <text:s/>JQuery <text:s/>HTML <text:s/>CSS <text:s/>SOAP/XML. <text:s/>SQL Server. <text:s/>Mínimo 4 años de experiencia como Analista Programador Web en C#.net. <text:s/>Deseable: experiencia en pruebas unitarias automatizadas <text:s/>experiencia en metodologías ágiles de desarrollo (Scrum). <text:s/>Inglés: Nivel Intermedio <text:s/>capacidad de poder entender y redactar información técnica de tecnologías de información.</text:p>
          </table:table-cell>
          <table:table-cell table:number-columns-repeated="1020"/>
        </table:table-row>
        <table:table-row table:style-name="ro1">
          <table:table-cell office:value-type="float" office:value="1560" calcext:value-type="float">
            <text:p>1560</text:p>
          </table:table-cell>
          <table:table-cell office:value-type="string" calcext:value-type="string">
            <text:p>Investigador Junior</text:p>
          </table:table-cell>
          <table:table-cell office:value-type="string" calcext:value-type="string">
            <text:p>Desarrollo de un sistema telemático de reducción de congestión vehícular mediante un simulador de tráfico alimentado con información en tiempo real generada por usuarios de redes sociales y por redes de semáforos y videocámaras <text:s text:c="3"/>Como una solución a la carencia de información oficial de tráfico <text:s/>el presente proyecto propone introducir nuevas fuentes de información a los sistemas gratuitos de observación de tráfico provistos por herramientas tales como Google Maps (https://maps.google.com/) o Waze (http://www.waze.com). Con estas nuevas fuentes de información <text:s/>estos sistemas brindarían una información mucho más realista y confiable. Esas plataformas presentan muchas ventajas pues ya cuentan con una cartografía integrada y un sistema de procesamiento de información desarrollado <text:s/>además de estar disponibles en web y también como aplicaciones móviles en smartphones así como ser ampliamente utilizadas. <text:s/>Las fuentes de información propuestas son: <text:s/>1. sensores fijos en puntos estratégicos de la ciudad <text:s/>2. sensores móviles en unidades de transporte público <text:s/>3. videocámaras en puntos estratégicos <text:s/>4. información proveniente de la red semafórica <text:s/>4. redes de telefonía móvil <text:s text:c="3"/>Sin embargo no se descarta reemplazar a Google y/o Waze por un sistema de simulación como SUMO (http://www.sumosim.org) y cartografía provista por http://www.openstreetmap.org <text:s text:c="3"/>Objetivo general: <text:s/>En concreto <text:s/>el objetivo del investigador junior es la integración de nuevas fuentes de información de tráfico a los sistemas SUMO <text:s/>Google Maps y/o Waze. <text:s text:c="3"/>Objetivos específicos: <text:s/>1. la definición de como los sensores fijos y móviles proporcionarían información sobre el tráfico <text:s/>2. ingreso de información provista por sensores fijos y/o móviles a cada una de las tres plataformas mencionadas <text:s/>3. la 'traducción' de las imágenes de las cámaras en información de tráfico e ingreso de la data a cada una de las tres plataformas mencionadas <text:s/>4. la definición de como la función AGPS de teléfonos celulares proporcionan información de tráfico. <text:s/>5. ingreso de información provista por AGPS de teléfonos celulares a cada una de las tres plataformas mencionadas <text:s/>6. la 'traducción' de la información de la red semafórica e ingreso de la data a cada una de las tres plataformas mencionadas. <text:s text:c="3"/>Entregables: <text:s/>01 documento <text:s/>01 manual de uso. <text:s/>01 artículo (el cual será enviado a algún congreso). <text:s/>01 código fuente de todo programa <text:s/>script u otro código generado. <text:s/>01 juego de planos de cualquier hardware desarrollado. <text:s/>01 juego de informes mensuales de avance</text:p>
          </table:table-cell>
          <table:table-cell office:value-type="string" calcext:value-type="string">
            <text:p>Conocimientos DEMOSTRABLES del postulante: <text:s text:c="2"/>Entorno de programación Google (registro como Google Developer) <text:s text:c="2"/>Programación en lenguaje JavaScript <text:s/>Python <text:s/>C y/o C++. <text:s text:c="2"/>Linux scripting. <text:s text:c="2"/>Conocimiento del idioma inglés – nivel avanzado (lectura <text:s/>escritura y conversación).</text:p>
          </table:table-cell>
          <table:table-cell table:number-columns-repeated="1020"/>
        </table:table-row>
        <table:table-row table:style-name="ro1">
          <table:table-cell office:value-type="float" office:value="1584" calcext:value-type="float">
            <text:p>1584</text:p>
          </table:table-cell>
          <table:table-cell office:value-type="string" calcext:value-type="string">
            <text:p>Programador Oracle Developer</text:p>
          </table:table-cell>
          <table:table-cell office:value-type="string" calcext:value-type="string">
            <text:p>Accenture es una empresa global de consultoría en management <text:s/>servicios de tecnología y outsourcing. Combinamos una experiencia incomparable <text:s/>amplias capacidades en todas las industrias y funciones de negocios y una amplia investigación respecto de las empresas más exitosas del mundo. Nos encontramos en la búsqueda de un profesional de sistemas con experiencia en Oracle Developer con Forms y Reports <text:s/>PL SQL <text:s/>Base Oracle 10g <text:s text:c="2"/>Para desempeñarse como Analista programdor Oracle Developer.</text:p>
          </table:table-cell>
          <table:table-cell office:value-type="string" calcext:value-type="string">
            <text:p><text:s/>1 a 2 años de experiencia en el desarrollo de aplicaciones oracle forms y reports. <text:s text:c="2"/>Deseable experiencia en el rubro de seguros.</text:p>
          </table:table-cell>
          <table:table-cell table:number-columns-repeated="1020"/>
        </table:table-row>
        <table:table-row table:style-name="ro1">
          <table:table-cell office:value-type="float" office:value="1588" calcext:value-type="float">
            <text:p>1588</text:p>
          </table:table-cell>
          <table:table-cell office:value-type="string" calcext:value-type="string">
            <text:p>Analista Programador Siebel</text:p>
          </table:table-cell>
          <table:table-cell office:value-type="string" calcext:value-type="string">
            <text:p>Te invitamos a sumarte a una organización que ofrece mayores desafíos <text:s/>mejores oportunidades y más satisfacción. <text:s/>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text:p>
          </table:table-cell>
          <table:table-cell office:value-type="string" calcext:value-type="string">
            <text:p>Experiencia mínima de 1 año alineada a implementación con herramientas SIEBEL. <text:s/>Ingles a nivel avanzado. <text:s/>Deseable experiencia en Siebel <text:s/>CRM <text:s/>Java <text:s/>SQL <text:s/>Modeling. <text:s text:c="2"/>Documentar la toma de requerimientos de negocios. <text:s text:c="2"/>Apoyar la realización de análisis de brechas entre requerimientos de negocios y software.</text:p>
          </table:table-cell>
          <table:table-cell table:number-columns-repeated="1020"/>
        </table:table-row>
        <table:table-row table:style-name="ro1">
          <table:table-cell office:value-type="float" office:value="1701" calcext:value-type="float">
            <text:p>1701</text:p>
          </table:table-cell>
          <table:table-cell office:value-type="string" calcext:value-type="string">
            <text:p>Trainee Oracle PL SQL</text:p>
          </table:table-cell>
          <table:table-cell office:value-type="string" calcext:value-type="string">
            <text:p>Accenture es una empresa global de consultoría en management <text:s/>servicios de tecnología y outsourcing que colabora con sus clientes para ayudarles a convertirse en empresas de alto desempeño. En Accenture podrás unirte a más de 266.000 profesionales en 120 países y trabajar con clientes en casi todas las industrias más importantes del mundo. Los empleados en Accenture construyen su carrera en distintas áreas de negocio <text:s/>específicamente en Consultoría <text:s/>Tecnología y Outsourcing <text:s/>como así también dentro de nuestras funciones corporativas internas. Una organización comprometida con el trabajo en equipo y la colaboración.</text:p>
          </table:table-cell>
          <table:table-cell office:value-type="string" calcext:value-type="string">
            <text:p>Experiencia mínima de 1 año alineada a implementación con herramientas Oracle. <text:s/>Deseable experiencia en Oracle <text:s/>PL/SQL <text:s/>Modeling.</text:p>
          </table:table-cell>
          <table:table-cell table:number-columns-repeated="1020"/>
        </table:table-row>
        <table:table-row table:style-name="ro1">
          <table:table-cell office:value-type="float" office:value="1719" calcext:value-type="float">
            <text:p>1719</text:p>
          </table:table-cell>
          <table:table-cell office:value-type="string" calcext:value-type="string">
            <text:p>Desarrollador Web Junior Freelance</text:p>
          </table:table-cell>
          <table:table-cell office:value-type="string" calcext:value-type="string">
            <text:p>Requerimientos específicos del área relacionados al desarrollo y modificación de módulos web. Manejo de CMS Joomla. Desarrollo y modificación de módulos <text:s/>plugins y complementos en Joomla (ver. 3.+). Modificación de plantillas de Joomla/Wordpress. Eventuales reuniones para definir requerimientos.</text:p>
          </table:table-cell>
          <table:table-cell office:value-type="string" calcext:value-type="string">
            <text:p>Conocimientos: CMS <text:s/>Joomla/Wordpress a nivel de desarrollo. PHP <text:s/>intermedio. HTML5 <text:s/>CSS3 <text:s/>JS (jQuery). <text:s/>Horario de trabajo: Indiferente <text:s/>debido a que el trabajo será realizado remotamente y se trabajará en base a requerimientos y entregables.</text:p>
          </table:table-cell>
          <table:table-cell table:number-columns-repeated="1020"/>
        </table:table-row>
        <table:table-row table:style-name="ro1">
          <table:table-cell office:value-type="float" office:value="1810" calcext:value-type="float">
            <text:p>1810</text:p>
          </table:table-cell>
          <table:table-cell office:value-type="string" calcext:value-type="string">
            <text:p>Analista Programador <text:s/>Sharepoint</text:p>
          </table:table-cell>
          <table:table-cell office:value-type="string" calcext:value-type="string">
            <text:p><text:s/>Programación en .NET / Sharepoint (Indispensable).</text:p>
          </table:table-cell>
          <table:table-cell office:value-type="string" calcext:value-type="string">
            <text:p>minimo 2 años Programando en Sharepoint</text:p>
          </table:table-cell>
          <table:table-cell table:number-columns-repeated="1020"/>
        </table:table-row>
        <table:table-row table:style-name="ro1">
          <table:table-cell office:value-type="float" office:value="1822" calcext:value-type="float">
            <text:p>1822</text:p>
          </table:table-cell>
          <table:table-cell office:value-type="string" calcext:value-type="string">
            <text:p>Profesor de Análisis de Datos <text:s/>tiempo parcial</text:p>
          </table:table-cell>
          <table:table-cell office:value-type="string" calcext:value-type="string">
            <text:p>Profesores con 2 o mas años de experiencia docente de las siguientes herramientas: <text:s text:c="3"/>1. Power Pivot de MS Excel. <text:s text:c="3"/>2. Tableau. Reporting y Cuadros de Mando. Herramienta de Business Intelligence <text:s/>ubicada en el cuadrante mágico de Gartner. <text:s text:c="3"/>3. QlikView <text:s/>Reporting y Cuadros de Mando. <text:s text:c="3"/>4. Mineria de Datos con Rapid Miner. <text:s text:c="3"/>5. Mineria de Datos con R Studio y R Statistics. <text:s text:c="3"/>6. Presentaciones efectivas de análisis de datos con Prezi y Power Point. <text:s text:c="3"/>7. Estimación de la demanda y series temporales.</text:p>
          </table:table-cell>
          <table:table-cell office:value-type="string" calcext:value-type="string">
            <text:p>Haber participado en proyectos de análisis de datos e Inteligencia de Negocio en diferentes areas o sectores empresariales (opcional). <text:s/>Se valorará experiencia y calidad docente.</text:p>
          </table:table-cell>
          <table:table-cell table:number-columns-repeated="1020"/>
        </table:table-row>
        <table:table-row table:style-name="ro1">
          <table:table-cell office:value-type="float" office:value="1824" calcext:value-type="float">
            <text:p>1824</text:p>
          </table:table-cell>
          <table:table-cell office:value-type="string" calcext:value-type="string">
            <text:p>Pogramador FRONT END</text:p>
          </table:table-cell>
          <table:table-cell office:value-type="string" calcext:value-type="string">
            <text:p><text:s/>Colabora en el análisis y levantamiento de requerimientos. <text:s text:c="2"/>Colabora en el diseño del sistema y definición del plan de proyecto. <text:s text:c="2"/>Distribuye su tiempo para cumplir con las tareas asignadas en el cronograma. <text:s text:c="2"/>Brinda soporte y mantenimiento del programa. <text:s text:c="2"/>Colabora en investigaciones con el fin de mejorar los procesos <text:s/>identifica tecnologías que se pueden utilizar y brinda soluciones a problemas. <text:s text:c="2"/>Ejecuta plan de pruebas y corrección de defectos con el fin de asegurar el correcto funcionamiento de los componentes desarrollados.</text:p>
          </table:table-cell>
          <table:table-cell office:value-type="string" calcext:value-type="string">
            <text:p><text:s/>Experiencia de 4 a 6 años en desarrollo de software en Java EE (Web <text:s/>Web Services). <text:s text:c="2"/>Disponibilidad inmediata. <text:s/>Conocimientos indispensables: <text:s text:c="2"/>Javasript. <text:s text:c="2"/>PHP . <text:s text:c="2"/>Mysql . <text:s text:c="2"/>Ajax . <text:s text:c="2"/>Jquery . <text:s text:c="2"/>Html / CSS . <text:s text:c="2"/>Xml. <text:s text:c="2"/>Json. <text:s text:c="2"/>Base de Datos .</text:p>
          </table:table-cell>
          <table:table-cell table:number-columns-repeated="1020"/>
        </table:table-row>
        <table:table-row table:style-name="ro1">
          <table:table-cell office:value-type="float" office:value="1829" calcext:value-type="float">
            <text:p>1829</text:p>
          </table:table-cell>
          <table:table-cell office:value-type="string" calcext:value-type="string">
            <text:p>Programador</text:p>
          </table:table-cell>
          <table:table-cell office:value-type="string" calcext:value-type="string">
            <text:p><text:s/>Migración de aplicaciones "On Premise" a la nube. <text:s text:c="2"/>Desarrollo de soluciones sobre Plataforma Azure. <text:s text:c="2"/>Ponencias técnicas.</text:p>
          </table:table-cell>
          <table:table-cell office:value-type="string" calcext:value-type="string">
            <text:p>Experiencia de 2 años en manejo de base de datos: Oracle o SQL Server. (Indispensable). <text:s text:c="2"/>Experiencia con servicios en la nube <text:s/>alojamiento <text:s/>seguridad <text:s/>cumplimiento y soberanía de los datos. (Indispensable). <text:s/>Experiencia técnica en una o más de las sig</text:p>
          </table:table-cell>
          <table:table-cell table:number-columns-repeated="1020"/>
        </table:table-row>
        <table:table-row table:style-name="ro1">
          <table:table-cell office:value-type="float" office:value="1834" calcext:value-type="float">
            <text:p>1834</text:p>
          </table:table-cell>
          <table:table-cell office:value-type="string" calcext:value-type="string">
            <text:p>Analista Visual Basic 6</text:p>
          </table:table-cell>
          <table:table-cell office:value-type="string" calcext:value-type="string">
            <text:p>Mínimo contar con 2 a 3 años realizando analizar de requerimientos <text:s/>diseño de soluciones de desarrollo e implementación y reportar los avances con herramienta Microsoft Visual Basic 6. <text:s text:c="3"/>Conocimiento en Visual Basic 6 y base de datos SQL Server. <text:s text:c="3"/>Se valorará experiencia en el rubro de Banco y/o Seguros.</text:p>
          </table:table-cell>
          <table:table-cell office:value-type="string" calcext:value-type="string">
            <text:p>Mínimo contar con 2 a 3 años realizando analizar de requerimientos <text:s/>diseño de soluciones de desarrollo e implementación y reportar los avances con herramienta Microsoft Visual Basic 6. <text:s text:c="3"/>Conocimiento en Visual Basic 6 y base de datos SQL Server. <text:s text:c="3"/>Se valorará experiencia en el rubro de Banco y/o Seguros. <text:s text:c="3"/>Beneficios:Ingreso a planilla con beneficios de ley.EPS al 100%.Línea de carrera.</text:p>
          </table:table-cell>
          <table:table-cell table:number-columns-repeated="1020"/>
        </table:table-row>
        <table:table-row table:style-name="ro1">
          <table:table-cell office:value-type="float" office:value="1836" calcext:value-type="float">
            <text:p>1836</text:p>
          </table:table-cell>
          <table:table-cell office:value-type="string" calcext:value-type="string">
            <text:p>Practicante de Servicios de Voz y Datos</text:p>
          </table:table-cell>
          <table:table-cell office:value-type="string" calcext:value-type="string">
            <text:p><text:s/>Implementar una aplicación (Interfaz de consulta a Base de Datos) que facilite el acceso a la información de la red de oficinas <text:s/>Cajeros y Agentes Express del BBVA <text:s/>soportándose en los proveedores de servicio para obtener información de enlaces y topología de red de Oficinas <text:s/>Cajeros <text:s/>Agentes Express <text:s/>VMS y Agente Express Plus. <text:s text:c="2"/>Apoyo en la publicación de los reportes de disponibilidad de servicio de Voz y Datos del Banco.</text:p>
          </table:table-cell>
          <table:table-cell office:value-type="string" calcext:value-type="string">
            <text:p>No indispensable</text:p>
          </table:table-cell>
          <table:table-cell table:number-columns-repeated="1020"/>
        </table:table-row>
        <table:table-row table:style-name="ro1">
          <table:table-cell office:value-type="float" office:value="1864" calcext:value-type="float">
            <text:p>1864</text:p>
          </table:table-cell>
          <table:table-cell office:value-type="string" calcext:value-type="string">
            <text:p>Analista Message Broker</text:p>
          </table:table-cell>
          <table:table-cell office:value-type="string" calcext:value-type="string">
            <text:p>Realizar análisis y programación. <text:s/>Ejecutar análisis y especificación de requerimientos.</text:p>
          </table:table-cell>
          <table:table-cell office:value-type="string" calcext:value-type="string">
            <text:p>Experiencia en Message Broker 8.0 y 6.1 sobre los entornos AIX y ZOS. <text:s/>Experiencia en Message Queue de IBM. <text:s/>Alto conocimiento en Java.</text:p>
          </table:table-cell>
          <table:table-cell table:number-columns-repeated="1020"/>
        </table:table-row>
        <table:table-row table:style-name="ro1">
          <table:table-cell office:value-type="float" office:value="2025" calcext:value-type="float">
            <text:p>2025</text:p>
          </table:table-cell>
          <table:table-cell office:value-type="string" calcext:value-type="string">
            <text:p>Jefe de TI</text:p>
          </table:table-cell>
          <table:table-cell office:value-type="string" calcext:value-type="string">
            <text:p>Administrar la infraestructura de TI <text:s/>redes de datos y comunicaciones <text:s/>estableciendo e implementando normas <text:s/>estándares <text:s/>buenas prácticas y políticas de uso. <text:s/>Definir <text:s/>implementar y monitorear las políticas de seguridad de TI y backup de la empresa <text:s/>estableciendo e implementando normas <text:s/>estándares <text:s/>buenas prácticas y políticas de uso. <text:s/>Por encargo de nuestro cliente <text:s/>importante empresa nacional <text:s/>nos encontramos en la búsqueda de un Jefe de Tecnologías de la Información. Sus funciones principales serán: <text:s/>Dirigir y supervisar los proyectos de desarrollo de aplicaciones de TI <text:s/>orientados a la automatización de procesos e integración de sistemas <text:s/>según las necesidades de la empresa. <text:s/>Administrar los sistemas de gestión de la empresa <text:s/>incorporando un plan de mantenimiento para los mismos y capacitando a los usuarios. <text:s/>Dirigir y establecer los lineamientos para las funciones de soporte a usuarios: mantenimiento preventivo <text:s/>solución de problemas <text:s/>políticas de uso.</text:p>
          </table:table-cell>
          <table:table-cell office:value-type="string" calcext:value-type="string">
            <text:p>Conocimiento y experiencia en gestión de proyectos y liderazgo de equipos de TI. <text:s/>Experiencia en proyectos de automatización de procesos <text:s/>integración de sistemas e implementación de cambios tecnológicos. <text:s/>Dominio en la gestión de redes <text:s/>infraestructura y seguridad de TI. <text:s/>Conocimiento y experiencia en sistemas de información gerencial (financieroscontables <text:s/>comercial <text:s/>gestión de recursos humanos <text:s/>etc.) ERP de preferencia. <text:s/>Manejo de presupuestos. <text:s/>Dominio de MS Office.</text:p>
          </table:table-cell>
          <table:table-cell table:number-columns-repeated="1020"/>
        </table:table-row>
        <table:table-row table:style-name="ro1">
          <table:table-cell office:value-type="float" office:value="2056" calcext:value-type="float">
            <text:p>2056</text:p>
          </table:table-cell>
          <table:table-cell office:value-type="string" calcext:value-type="string">
            <text:p>Practicante de Ingenieria de Software</text:p>
          </table:table-cell>
          <table:table-cell office:value-type="string" calcext:value-type="string">
            <text:p>Requerimos de estudiantes de los últimos ciclos de la carrera de ingeniería informática con muchas ganas de aplicar los conocimientos adquiridos académicamente y que puedan colaborar en diversos proyectos de alcance nacional e internacional <text:s/>estarán a cargo de: <text:s text:c="4"/>Documentación y control de calidad de sistemas empresariales. <text:s text:c="2"/>Instalación y configuración de software. <text:s text:c="2"/>Investigación de librerías y componentes de software. <text:s text:c="2"/>Programación en .NET <text:s/>PHP <text:s/>JAVA <text:s/>Android. <text:s text:c="2"/>Diseño <text:s/>documentación e implementación de bases de datos.</text:p>
          </table:table-cell>
          <table:table-cell office:value-type="string" calcext:value-type="string">
            <text:p>Interés por especializarse en ingeniería de software</text:p>
          </table:table-cell>
          <table:table-cell table:number-columns-repeated="1020"/>
        </table:table-row>
        <table:table-row table:style-name="ro1">
          <table:table-cell office:value-type="float" office:value="2057" calcext:value-type="float">
            <text:p>2057</text:p>
          </table:table-cell>
          <table:table-cell office:value-type="string" calcext:value-type="string">
            <text:p>Operador de Sistemas</text:p>
          </table:table-cell>
          <table:table-cell office:value-type="string" calcext:value-type="string">
            <text:p>Controlar la ejecución de acuerdo a un plan de procesos <text:s/>Analizar y canalizar errores e incidencias generadas dentro del plan de procesos <text:s/>Velar el correcto funcionamiento de los sistemas <text:s/>haciendo uso de las herramientas del área. <text:s/>Cumplir con requerimientos de ejecución según las normas establecidas.</text:p>
          </table:table-cell>
          <table:table-cell office:value-type="string" calcext:value-type="string">
            <text:p>Profesional Técnico o Universitario en Computación e Informática <text:s/>Ingeniería de Sistemas <text:s/>Ingeniería Informática o afines. <text:s/>Conocimientos Técnicos: AIX <text:s/>LINUX <text:s/>WIN nivel Básico <text:s/>Intermedio, Base de Datos (deseable), VMS : Básico (deseable), CONTROL M (deseable). <text:s text:c="3"/>Experiencia: <text:s/>Experiencia mínima de 01 año realizando trabajos similares de procesamiento de data. <text:s/>Manejo en operación de procesos. <text:s text:c="3"/>Se ofrece: <text:s/>Sueldo hasta 2000 soles <text:s/>Ingreso a planilla de Ripley con todos los beneficios de ley <text:s/>Sede: San Isidro <text:s/>Horario de trabajo: 03 Turnos rotativos <text:s/>06 días de trabajo por 01 día de descanso de 7am – 3pm / 3pm – 11pm/ 11pm – 7am</text:p>
          </table:table-cell>
          <table:table-cell table:number-columns-repeated="1020"/>
        </table:table-row>
        <table:table-row table:style-name="ro1">
          <table:table-cell office:value-type="float" office:value="2062" calcext:value-type="float">
            <text:p>2062</text:p>
          </table:table-cell>
          <table:table-cell office:value-type="string" calcext:value-type="string">
            <text:p>Administrador TI</text:p>
          </table:table-cell>
          <table:table-cell office:value-type="string" calcext:value-type="string">
            <text:p>1. Monitorear y mantener la salud de la red de datos y comunicaciones. <text:s text:c="3"/>2. Gestionar con los proveedores los servicios subcontratados (mesa de ayuda <text:s/>arrendamientos equipos <text:s/>enlaces de comunicación <text:s/>etc). <text:s text:c="3"/>3. Atender las necesidades y requerimientos de todas las áreas de la unidad minera y coordinar con los proveedores externos o TI Corporativo cuando sea necesario. <text:s text:c="3"/>4. Supervisar las actividades de soporte y mantenimiento de las plataformas TI y Seguridad de la información. <text:s text:c="3"/>5. Brindar soporte a toda la unidad minera en el uso del SAP.</text:p>
          </table:table-cell>
          <table:table-cell office:value-type="string" calcext:value-type="string">
            <text:p>5 años de experiencia en la posición en empresas del sector minero <text:s/>construcción <text:s/>industrial <text:s/>energía <text:s/>servicios <text:s/>entre otros.</text:p>
          </table:table-cell>
          <table:table-cell table:number-columns-repeated="1020"/>
        </table:table-row>
        <table:table-row table:style-name="ro1">
          <table:table-cell office:value-type="float" office:value="2068" calcext:value-type="float">
            <text:p>2068</text:p>
          </table:table-cell>
          <table:table-cell office:value-type="string" calcext:value-type="string">
            <text:p>Analista de Seguridad de Roles <text:s/>Funciones e Incidentes.</text:p>
          </table:table-cell>
          <table:table-cell office:value-type="string" calcext:value-type="string">
            <text:p><text:s/>Implementar la mejora continua de los procesos de seguridad. <text:s text:c="2"/>Garantizar el cumplimiento de políticas y procedimientos de seguridad alienados a la ISO 27001. <text:s text:c="2"/>Ejecutar un análisis de brechas de seguridad incluyendo en el entorno de la organización. <text:s text:c="2"/>Analizar <text:s/>evaluar y mantener los contratos de los empleados y contratistas. <text:s text:c="2"/>Implementar los estándares de calidad y seguridad junto a prácticas y procedimientos. <text:s text:c="2"/>Asegurar la mejora continua de la gestión de calidad y seguridad. <text:s text:c="2"/>Recopilar datos para la identificación de riesgos de seguridad. <text:s text:c="2"/>Responder a los riesgos de seguridad de acuerdo a los activos e impactos generados a estos mismos. <text:s text:c="2"/>Realizar pruebas de aceptación. <text:s text:c="2"/>Facilitar una cultura de intercambio de conocimientos. <text:s text:c="2"/>Evaluar la eliminación de la información. <text:s text:c="2"/>Asegurar que el entorno de operaciones cuente con los requisitos minimos de seguridad. <text:s text:c="2"/>Resolver y responder incidentes. <text:s text:c="2"/>Cerrar solicitudes de requerimientos e incidentes. <text:s text:c="2"/>Investigar y diagnosticar problemas mediante una metodología estándar de seguridad para la identificación de la causa raíz. <text:s text:c="2"/>Documentar nuevos errores conocidos mediante formatos y procedimientos establecidos alineados a la ISO 27001. <text:s text:c="2"/>Administrar la identidad del usuario y los accesos. <text:s text:c="2"/>Administrar la seguridad física. <text:s text:c="2"/>Administrar los incidentes de seguridad de la información. <text:s text:c="2"/>Controlar la manipulación de la información. <text:s text:c="2"/>Administrar roles <text:s text:c="2"/>responsabilidades <text:s/>privilegios de acceso y niveles de autoridad. <text:s text:c="2"/>Monitorear controles internos. <text:s text:c="2"/>Llevar a cabo autoevaluaciones de control. <text:s text:c="2"/>Identificar y reportar las deficiencias de control. <text:s text:c="2"/>Optimizar la respuesta a las exigencias externas.</text:p>
          </table:table-cell>
          <table:table-cell office:value-type="string" calcext:value-type="string">
            <text:p><text:s/>Bachilleres en Administración <text:s/>Ingeniería Industrial <text:s/>Ingeniería de Sistemas. <text:s text:c="2"/>Deseable contar con Diplomado y/o Especializaciones en Diseño de Procesos. <text:s text:c="2"/>Experiencia mínima de 2 años en posiciones similares en áreas de TI en empresas de Seguros <text:s/>Banca <text:s/>Operaciones <text:s/>Telecomunicaciones o afines. <text:s text:c="2"/>Conocimiento en Gestión de Procesos <text:s/>metodología en Desarrollo de Sistemas <text:s/>Herramientas de Ofimatica <text:s/>Modelamiento de Procesos y Marco de Referencias COBIT <text:s/>ISO 27001 – ITIL. <text:s text:c="2"/>Dominio de Inglés a nivel intermedio.</text:p>
          </table:table-cell>
          <table:table-cell table:number-columns-repeated="1020"/>
        </table:table-row>
        <table:table-row table:style-name="ro1">
          <table:table-cell office:value-type="float" office:value="2089" calcext:value-type="float">
            <text:p>2089</text:p>
          </table:table-cell>
          <table:table-cell office:value-type="string" calcext:value-type="string">
            <text:p>Asistente de Reclutamiento y Seleccion</text:p>
          </table:table-cell>
          <table:table-cell office:value-type="string" calcext:value-type="string">
            <text:p>Firma global del rubro de IT <text:s/>se encuentra en búsqueda de un asistente para el área de Reclutamiento y Selección.</text:p>
          </table:table-cell>
          <table:table-cell office:value-type="string" calcext:value-type="string">
            <text:p>Experiencia mínima de 1 año manejando procesos de reclutamiento y selección a mandos medios. <text:s/>Experiencia realizando entrevistas por competencias. <text:s/>Deseable con experiencia en el área de TI. <text:s/>Inglés a nivel intermedio.</text:p>
          </table:table-cell>
          <table:table-cell table:number-columns-repeated="1020"/>
        </table:table-row>
        <table:table-row table:style-name="ro1">
          <table:table-cell office:value-type="float" office:value="2092" calcext:value-type="float">
            <text:p>2092</text:p>
          </table:table-cell>
          <table:table-cell office:value-type="string" calcext:value-type="string">
            <text:p>Account Manager Senior (AMSPO)</text:p>
          </table:table-cell>
          <table:table-cell office:value-type="string" calcext:value-type="string">
            <text:p><text:s/>Generar oportunidades de Negocio y Venta final. <text:s text:c="2"/>Gestionar internamente para levantar la información técnica (TDR). <text:s text:c="2"/>Administrar el grupo de Transacciones. <text:s text:c="2"/>Presentación de las propuestas y armado de la licitación completa. <text:s text:c="2"/>Responsable del Follow up: Estado de Evaluación de los Proyectos. <text:s text:c="2"/>Hacer cumplir las cláusulas del cliente. <text:s text:c="2"/>Apoyo en la gestión de las cobranzas.</text:p>
          </table:table-cell>
          <table:table-cell office:value-type="string" calcext:value-type="string">
            <text:p><text:s/>MBA de preferencia. <text:s text:c="2"/>Contar con experiencia de 8 a 10 años en Áreas Comerciales. <text:s text:c="2"/>Contar con experiencia de 3 años negociando con el Gobierno. <text:s text:c="3"/>Conocimientos específicos del cargo: <text:s text:c="2"/>Conocimientos de Hardware <text:s/>Software e Integración.</text:p>
          </table:table-cell>
          <table:table-cell table:number-columns-repeated="1020"/>
        </table:table-row>
        <table:table-row table:style-name="ro1">
          <table:table-cell office:value-type="float" office:value="2093" calcext:value-type="float">
            <text:p>2093</text:p>
          </table:table-cell>
          <table:table-cell office:value-type="string" calcext:value-type="string">
            <text:p>Account Manager Junior (AMJPO)</text:p>
          </table:table-cell>
          <table:table-cell office:value-type="string" calcext:value-type="string">
            <text:p><text:s/>Generar oportunidades de Negocio y Venta final. <text:s text:c="2"/>Presentación de las propuestas a los clientes potenciales. <text:s text:c="2"/>Responsable del Follow up: Estado de Evaluación de los Proyectos. <text:s text:c="2"/>Hacer cumplir las cláusulas del cliente. <text:s text:c="2"/>Apoyo en la gestión de las cobranzas.</text:p>
          </table:table-cell>
          <table:table-cell office:value-type="string" calcext:value-type="string">
            <text:p><text:s/>Contar con experiencia de 3 a 5 años en Áreas Comerciales. <text:s text:c="2"/>Experiencia en la venta de Oracle. <text:s text:c="3"/>Conocimientos específicos del cargo: <text:s text:c="2"/>Conocimientos de Hardware <text:s/>Software e Integración.</text:p>
          </table:table-cell>
          <table:table-cell table:number-columns-repeated="1020"/>
        </table:table-row>
        <table:table-row table:style-name="ro1">
          <table:table-cell office:value-type="float" office:value="2201" calcext:value-type="float">
            <text:p>2201</text:p>
          </table:table-cell>
          <table:table-cell office:value-type="string" calcext:value-type="string">
            <text:p>Consultor Tecnico SAP Business One</text:p>
          </table:table-cell>
          <table:table-cell office:value-type="string" calcext:value-type="string">
            <text:p><text:s/>Realizar la ejecución de un proyecto y asegurar que se cumpla con los requerimientos del cliente. <text:s text:c="2"/>Apoyar en el blueprint del proyecto y realizar la configuración correspondiente <text:s/>así como formatos de impresión <text:s/>pruebas <text:s/>capacitaciones <text:s/>carga de plantillas y soporte post producción de un proyecto. <text:s text:c="2"/>Realizar otros servicios y brindar soporte a nuestros clientes. <text:s text:c="2"/>Implementar mejoras a los productos. <text:s text:c="2"/>Realizar y documentar el análisis y diseño de sus soluciones. <text:s text:c="2"/>Asesoría y soporte a usuarios SAP Business One.</text:p>
          </table:table-cell>
          <table:table-cell office:value-type="string" calcext:value-type="string">
            <text:p>Requisitos: <text:s text:c="2"/>Experiencia mínima de 1 años en implementación de Proyectos SAP Business One <text:s text:c="2"/>Experiencia mínima de 1 años en soporte a usuarios SAP Business One. <text:s text:c="2"/>Experiencia en la elaboración de reportes en lenguaje SQL con Crystal Reports. <text:s text:c="2"/>Conocimiento de Excel avanzado (tablas dinámicas <text:s/>macros y conexiones a base de datos. <text:s text:c="2"/>Dominio en SQL Server (desarrollo de sentencias) <text:s text:c="2"/>Conocimientos de lenguaje C# bajo entorno .NET (Deseable) <text:s text:c="3"/>Competencias deseadas: <text:s text:c="2"/>Actitud de servicio al cliente. <text:s text:c="2"/>Comunicación efectiva. <text:s text:c="2"/>Proactivo/a y capaz de asumir compromisos (cumplir plazos de entrega). <text:s text:c="2"/>Aptitud para la investigación y autoaprendizaje.</text:p>
          </table:table-cell>
          <table:table-cell table:number-columns-repeated="1020"/>
        </table:table-row>
        <table:table-row table:style-name="ro1">
          <table:table-cell office:value-type="float" office:value="2220" calcext:value-type="float">
            <text:p>2220</text:p>
          </table:table-cell>
          <table:table-cell office:value-type="string" calcext:value-type="string">
            <text:p>Practicante de Riesgo Operacional</text:p>
          </table:table-cell>
          <table:table-cell office:value-type="string" calcext:value-type="string">
            <text:p><text:s/>Mapeo de procesos (levantamiento de información a través de las coordinaciones de riesgos). <text:s text:c="2"/>Detección de eventos de pérdida a través del análisis de la Base de datos de los mismos <text:s/>por riesgo operacional. <text:s text:c="2"/>Elaboración y seguimiento de los Indicadores claves de riesgo operacional. <text:s text:c="2"/>Apoyo en la elaboración de reportes para cliente interno. <text:s text:c="2"/>Apoyo en la elaboración de presentaciones y dictado de capacitaciones sobre temas de riesgo operacional.</text:p>
          </table:table-cell>
          <table:table-cell office:value-type="string" calcext:value-type="string">
            <text:p>Mínimo 3 meses de experiencia en prácticas <text:s/>en temas relacionados a procesos u operaciones. Preferible en áreas de Riesgos o Desarrollo Organizaciona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P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currency-symbol number:language="es" number:country="PE">S/</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9">00/00/0000</text:date>, <text:time style:data-style-name="N2" text:time-value="10:39:31.42504246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date>2017-01-19T11:24:11.559541468</dc:date>
    <dc:creator>Martin Vasquez</dc:creator>
    <meta:editing-duration>PT44M40S</meta:editing-duration>
    <meta:editing-cycles>1</meta:editing-cycles>
    <meta:document-statistic meta:table-count="1" meta:cell-count="2081" meta:object-count="0"/>
  </office:meta>
</office:document-meta>
</file>